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4.798cm"/>
    </style:style>
    <style:style style:name="co3" style:family="table-column">
      <style:table-column-properties fo:break-before="auto" style:column-width="3.909cm"/>
    </style:style>
    <style:style style:name="co4" style:family="table-column">
      <style:table-column-properties fo:break-before="auto" style:column-width="5.958cm"/>
    </style:style>
    <style:style style:name="co5" style:family="table-column">
      <style:table-column-properties fo:break-before="auto" style:column-width="8.063cm"/>
    </style:style>
    <style:style style:name="co6" style:family="table-column">
      <style:table-column-properties fo:break-before="auto" style:column-width="9.73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5.14cm"/>
    </style:style>
    <style:style style:name="co10" style:family="table-column">
      <style:table-column-properties fo:break-before="auto" style:column-width="2.439cm"/>
    </style:style>
    <style:style style:name="co11" style:family="table-column">
      <style:table-column-properties fo:break-before="auto" style:column-width="2.522cm"/>
    </style:style>
    <style:style style:name="ro1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ff"/>
    </style:style>
  </office:automatic-styles>
  <office:body>
    <office:spreadsheet>
      <table:calculation-settings table:case-sensitive="false" table:automatic-find-labels="false" table:use-regular-expressions="false"/>
      <table:table table:name="PH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/>
          <table:table-cell table:style-name="ce1" office:value-type="string">
            <text:p>&amp;nbsp;&amp;nbsp;</text:p>
          </table:table-cell>
          <table:table-cell table:style-name="ce1" office:value-type="string">
            <text:p>&amp;nbsp;&amp;nbsp;&amp;nbsp;&amp;nbsp;</text:p>
          </table:table-cell>
          <table:table-cell table:style-name="ce1" office:value-type="string">
            <text:p>&amp;nbsp;&amp;nbsp;&amp;nbsp;&amp;nbsp;&amp;nbsp;&amp;nbsp;</text:p>
          </table:table-cell>
          <table:table-cell table:style-name="ce1" office:value-type="string">
            <text:p>&amp;nbsp;&amp;nbsp;&amp;nbsp;&amp;nbsp;&amp;nbsp;&amp;nbsp;&amp;nbsp;&amp;nbsp;</text:p>
          </table:table-cell>
          <table:table-cell table:style-name="ce1" office:value-type="string">
            <text:p>&amp;nbsp;&amp;nbsp;&amp;nbsp;&amp;nbsp;&amp;nbsp;&amp;nbsp;&amp;nbsp;&amp;nbsp;&amp;nbsp;&amp;nbsp;</text:p>
          </table:table-cell>
        </table:table-row>
        <table:table-row table:style-name="ro1">
          <table:table-cell table:formula="of:=IF(ISTEXT([TXT.A1]);CONCATENATE(&quot;&quot;&quot;&quot;;SUBSTITUTE([TXT.A1];&quot; &quot;;&quot;_&quot;); &quot;&quot;&quot; =&gt; &quot;&quot;&quot;; [.A$1];[TXT.A1];&quot;&quot;&quot;,&quot;);&quot;&quot;)" office:value-type="string" office:string-value="&quot;Activity&quot; =&gt; &quot;Activity&quot;,">
            <text:p>"Activity" =&gt; "Activity",</text:p>
          </table:table-cell>
          <table:table-cell table:formula="of:=IF(ISTEXT([TXT.B1]);CONCATENATE(&quot;&quot;&quot;&quot;;SUBSTITUTE([TXT.B1];&quot; &quot;;&quot;_&quot;); &quot;&quot;&quot; =&gt; &quot;&quot;&quot;; [.B$1];[TXT.B1];&quot;&quot;&quot;,&quot;);&quot;&quot;)">
            <text:p/>
          </table:table-cell>
          <table:table-cell table:formula="of:=IF(ISTEXT([TXT.C1]);CONCATENATE(&quot;&quot;&quot;&quot;;SUBSTITUTE([TXT.C1];&quot; &quot;;&quot;_&quot;); &quot;&quot;&quot; =&gt; &quot;&quot;&quot;; [.C$1];[TXT.C1];&quot;&quot;&quot;,&quot;);&quot;&quot;)">
            <text:p/>
          </table:table-cell>
          <table:table-cell table:formula="of:=IF(ISTEXT([TXT.D1]);CONCATENATE(&quot;&quot;&quot;&quot;;SUBSTITUTE([TXT.D1];&quot; &quot;;&quot;_&quot;); &quot;&quot;&quot; =&gt; &quot;&quot;&quot;; [.D$1];[TXT.D1];&quot;&quot;&quot;,&quot;);&quot;&quot;)">
            <text:p/>
          </table:table-cell>
          <table:table-cell table:formula="of:=IF(ISTEXT([TXT.E1]);CONCATENATE(&quot;&quot;&quot;&quot;;SUBSTITUTE([TXT.E1];&quot; &quot;;&quot;_&quot;); &quot;&quot;&quot; =&gt; &quot;&quot;&quot;; [.E$1];[TXT.E1];&quot;&quot;&quot;,&quot;);&quot;&quot;)">
            <text:p/>
          </table:table-cell>
          <table:table-cell table:formula="of:=IF(ISTEXT([TXT.F1]);CONCATENATE(&quot;&quot;&quot;&quot;;SUBSTITUTE([TXT.F1];&quot; &quot;;&quot;_&quot;); &quot;&quot;&quot; =&gt; &quot;&quot;&quot;; [.F$1];[TXT.F1];&quot;&quot;&quot;,&quot;);&quot;&quot;)">
            <text:p/>
          </table:table-cell>
        </table:table-row>
        <table:table-row table:style-name="ro1">
          <table:table-cell table:formula="of:=IF(ISTEXT([TXT.A2]);CONCATENATE(&quot;&quot;&quot;&quot;;SUBSTITUTE([TXT.A2];&quot; &quot;;&quot;_&quot;); &quot;&quot;&quot; =&gt; &quot;&quot;&quot;; [.A$1];[TXT.A2];&quot;&quot;&quot;,&quot;);&quot;&quot;)">
            <text:p/>
          </table:table-cell>
          <table:table-cell table:formula="of:=IF(ISTEXT([TXT.B2]);CONCATENATE(&quot;&quot;&quot;&quot;;SUBSTITUTE([TXT.B2];&quot; &quot;;&quot;_&quot;); &quot;&quot;&quot; =&gt; &quot;&quot;&quot;; [.B$1];[TXT.B2];&quot;&quot;&quot;,&quot;);&quot;&quot;)" office:value-type="string" office:string-value="&quot;food_activity&quot; =&gt; &quot;&amp;nbsp;&amp;nbsp;food activity&quot;,">
            <text:p>"food_activity" =&gt; "&amp;nbsp;&amp;nbsp;food activity",</text:p>
          </table:table-cell>
          <table:table-cell table:formula="of:=IF(ISTEXT([TXT.C2]);CONCATENATE(&quot;&quot;&quot;&quot;;SUBSTITUTE([TXT.C2];&quot; &quot;;&quot;_&quot;); &quot;&quot;&quot; =&gt; &quot;&quot;&quot;; [.C$1];[TXT.C2];&quot;&quot;&quot;,&quot;);&quot;&quot;)">
            <text:p/>
          </table:table-cell>
          <table:table-cell table:formula="of:=IF(ISTEXT([TXT.D2]);CONCATENATE(&quot;&quot;&quot;&quot;;SUBSTITUTE([TXT.D2];&quot; &quot;;&quot;_&quot;); &quot;&quot;&quot; =&gt; &quot;&quot;&quot;; [.D$1];[TXT.D2];&quot;&quot;&quot;,&quot;);&quot;&quot;)">
            <text:p/>
          </table:table-cell>
          <table:table-cell table:formula="of:=IF(ISTEXT([TXT.E2]);CONCATENATE(&quot;&quot;&quot;&quot;;SUBSTITUTE([TXT.E2];&quot; &quot;;&quot;_&quot;); &quot;&quot;&quot; =&gt; &quot;&quot;&quot;; [.E$1];[TXT.E2];&quot;&quot;&quot;,&quot;);&quot;&quot;)">
            <text:p/>
          </table:table-cell>
          <table:table-cell table:formula="of:=IF(ISTEXT([TXT.F2]);CONCATENATE(&quot;&quot;&quot;&quot;;SUBSTITUTE([TXT.F2];&quot; &quot;;&quot;_&quot;); &quot;&quot;&quot; =&gt; &quot;&quot;&quot;; [.F$1];[TXT.F2];&quot;&quot;&quot;,&quot;);&quot;&quot;)">
            <text:p/>
          </table:table-cell>
        </table:table-row>
        <table:table-row table:style-name="ro1">
          <table:table-cell table:formula="of:=IF(ISTEXT([TXT.A3]);CONCATENATE(&quot;&quot;&quot;&quot;;SUBSTITUTE([TXT.A3];&quot; &quot;;&quot;_&quot;); &quot;&quot;&quot; =&gt; &quot;&quot;&quot;; [.A$1];[TXT.A3];&quot;&quot;&quot;,&quot;);&quot;&quot;)">
            <text:p/>
          </table:table-cell>
          <table:table-cell table:formula="of:=IF(ISTEXT([TXT.B3]);CONCATENATE(&quot;&quot;&quot;&quot;;SUBSTITUTE([TXT.B3];&quot; &quot;;&quot;_&quot;); &quot;&quot;&quot; =&gt; &quot;&quot;&quot;; [.B$1];[TXT.B3];&quot;&quot;&quot;,&quot;);&quot;&quot;)">
            <text:p/>
          </table:table-cell>
          <table:table-cell table:formula="of:=IF(ISTEXT([TXT.C3]);CONCATENATE(&quot;&quot;&quot;&quot;;SUBSTITUTE([TXT.C3];&quot; &quot;;&quot;_&quot;); &quot;&quot;&quot; =&gt; &quot;&quot;&quot;; [.C$1];[TXT.C3];&quot;&quot;&quot;,&quot;);&quot;&quot;)" office:value-type="string" office:string-value="&quot;animal_production_activity&quot; =&gt; &quot;&amp;nbsp;&amp;nbsp;&amp;nbsp;&amp;nbsp;animal production activity&quot;,">
            <text:p>"animal_production_activity" =&gt; "&amp;nbsp;&amp;nbsp;&amp;nbsp;&amp;nbsp;animal production activity",</text:p>
          </table:table-cell>
          <table:table-cell table:formula="of:=IF(ISTEXT([TXT.D3]);CONCATENATE(&quot;&quot;&quot;&quot;;SUBSTITUTE([TXT.D3];&quot; &quot;;&quot;_&quot;); &quot;&quot;&quot; =&gt; &quot;&quot;&quot;; [.D$1];[TXT.D3];&quot;&quot;&quot;,&quot;);&quot;&quot;)">
            <text:p/>
          </table:table-cell>
          <table:table-cell table:formula="of:=IF(ISTEXT([TXT.E3]);CONCATENATE(&quot;&quot;&quot;&quot;;SUBSTITUTE([TXT.E3];&quot; &quot;;&quot;_&quot;); &quot;&quot;&quot; =&gt; &quot;&quot;&quot;; [.E$1];[TXT.E3];&quot;&quot;&quot;,&quot;);&quot;&quot;)">
            <text:p/>
          </table:table-cell>
          <table:table-cell table:formula="of:=IF(ISTEXT([TXT.F3]);CONCATENATE(&quot;&quot;&quot;&quot;;SUBSTITUTE([TXT.F3];&quot; &quot;;&quot;_&quot;); &quot;&quot;&quot; =&gt; &quot;&quot;&quot;; [.F$1];[TXT.F3];&quot;&quot;&quot;,&quot;);&quot;&quot;)">
            <text:p/>
          </table:table-cell>
        </table:table-row>
        <table:table-row table:style-name="ro1">
          <table:table-cell table:formula="of:=IF(ISTEXT([TXT.A4]);CONCATENATE(&quot;&quot;&quot;&quot;;SUBSTITUTE([TXT.A4];&quot; &quot;;&quot;_&quot;); &quot;&quot;&quot; =&gt; &quot;&quot;&quot;; [.A$1];[TXT.A4];&quot;&quot;&quot;,&quot;);&quot;&quot;)">
            <text:p/>
          </table:table-cell>
          <table:table-cell table:formula="of:=IF(ISTEXT([TXT.B4]);CONCATENATE(&quot;&quot;&quot;&quot;;SUBSTITUTE([TXT.B4];&quot; &quot;;&quot;_&quot;); &quot;&quot;&quot; =&gt; &quot;&quot;&quot;; [.B$1];[TXT.B4];&quot;&quot;&quot;,&quot;);&quot;&quot;)">
            <text:p/>
          </table:table-cell>
          <table:table-cell table:formula="of:=IF(ISTEXT([TXT.C4]);CONCATENATE(&quot;&quot;&quot;&quot;;SUBSTITUTE([TXT.C4];&quot; &quot;;&quot;_&quot;); &quot;&quot;&quot; =&gt; &quot;&quot;&quot;; [.C$1];[TXT.C4];&quot;&quot;&quot;,&quot;);&quot;&quot;)">
            <text:p/>
          </table:table-cell>
          <table:table-cell table:formula="of:=IF(ISTEXT([TXT.D4]);CONCATENATE(&quot;&quot;&quot;&quot;;SUBSTITUTE([TXT.D4];&quot; &quot;;&quot;_&quot;); &quot;&quot;&quot; =&gt; &quot;&quot;&quot;; [.D$1];[TXT.D4];&quot;&quot;&quot;,&quot;);&quot;&quot;)" office:value-type="string" office:string-value="&quot;animal_husbandry&quot; =&gt; &quot;&amp;nbsp;&amp;nbsp;&amp;nbsp;&amp;nbsp;&amp;nbsp;&amp;nbsp;animal husbandry&quot;,">
            <text:p>"animal_husbandry" =&gt; "&amp;nbsp;&amp;nbsp;&amp;nbsp;&amp;nbsp;&amp;nbsp;&amp;nbsp;animal husbandry",</text:p>
          </table:table-cell>
          <table:table-cell table:formula="of:=IF(ISTEXT([TXT.E4]);CONCATENATE(&quot;&quot;&quot;&quot;;SUBSTITUTE([TXT.E4];&quot; &quot;;&quot;_&quot;); &quot;&quot;&quot; =&gt; &quot;&quot;&quot;; [.E$1];[TXT.E4];&quot;&quot;&quot;,&quot;);&quot;&quot;)">
            <text:p/>
          </table:table-cell>
          <table:table-cell table:formula="of:=IF(ISTEXT([TXT.F4]);CONCATENATE(&quot;&quot;&quot;&quot;;SUBSTITUTE([TXT.F4];&quot; &quot;;&quot;_&quot;); &quot;&quot;&quot; =&gt; &quot;&quot;&quot;; [.F$1];[TXT.F4];&quot;&quot;&quot;,&quot;);&quot;&quot;)">
            <text:p/>
          </table:table-cell>
        </table:table-row>
        <table:table-row table:style-name="ro1">
          <table:table-cell table:formula="of:=IF(ISTEXT([TXT.A5]);CONCATENATE(&quot;&quot;&quot;&quot;;SUBSTITUTE([TXT.A5];&quot; &quot;;&quot;_&quot;); &quot;&quot;&quot; =&gt; &quot;&quot;&quot;; [.A$1];[TXT.A5];&quot;&quot;&quot;,&quot;);&quot;&quot;)">
            <text:p/>
          </table:table-cell>
          <table:table-cell table:formula="of:=IF(ISTEXT([TXT.B5]);CONCATENATE(&quot;&quot;&quot;&quot;;SUBSTITUTE([TXT.B5];&quot; &quot;;&quot;_&quot;); &quot;&quot;&quot; =&gt; &quot;&quot;&quot;; [.B$1];[TXT.B5];&quot;&quot;&quot;,&quot;);&quot;&quot;)">
            <text:p/>
          </table:table-cell>
          <table:table-cell table:formula="of:=IF(ISTEXT([TXT.C5]);CONCATENATE(&quot;&quot;&quot;&quot;;SUBSTITUTE([TXT.C5];&quot; &quot;;&quot;_&quot;); &quot;&quot;&quot; =&gt; &quot;&quot;&quot;; [.C$1];[TXT.C5];&quot;&quot;&quot;,&quot;);&quot;&quot;)">
            <text:p/>
          </table:table-cell>
          <table:table-cell table:formula="of:=IF(ISTEXT([TXT.D5]);CONCATENATE(&quot;&quot;&quot;&quot;;SUBSTITUTE([TXT.D5];&quot; &quot;;&quot;_&quot;); &quot;&quot;&quot; =&gt; &quot;&quot;&quot;; [.D$1];[TXT.D5];&quot;&quot;&quot;,&quot;);&quot;&quot;)" office:value-type="string" office:string-value="&quot;apiculture&quot; =&gt; &quot;&amp;nbsp;&amp;nbsp;&amp;nbsp;&amp;nbsp;&amp;nbsp;&amp;nbsp;apiculture&quot;,">
            <text:p>"apiculture" =&gt; "&amp;nbsp;&amp;nbsp;&amp;nbsp;&amp;nbsp;&amp;nbsp;&amp;nbsp;apiculture",</text:p>
          </table:table-cell>
          <table:table-cell table:formula="of:=IF(ISTEXT([TXT.E5]);CONCATENATE(&quot;&quot;&quot;&quot;;SUBSTITUTE([TXT.E5];&quot; &quot;;&quot;_&quot;); &quot;&quot;&quot; =&gt; &quot;&quot;&quot;; [.E$1];[TXT.E5];&quot;&quot;&quot;,&quot;);&quot;&quot;)">
            <text:p/>
          </table:table-cell>
          <table:table-cell table:formula="of:=IF(ISTEXT([TXT.F5]);CONCATENATE(&quot;&quot;&quot;&quot;;SUBSTITUTE([TXT.F5];&quot; &quot;;&quot;_&quot;); &quot;&quot;&quot; =&gt; &quot;&quot;&quot;; [.F$1];[TXT.F5];&quot;&quot;&quot;,&quot;);&quot;&quot;)">
            <text:p/>
          </table:table-cell>
        </table:table-row>
        <table:table-row table:style-name="ro1">
          <table:table-cell table:formula="of:=IF(ISTEXT([TXT.A6]);CONCATENATE(&quot;&quot;&quot;&quot;;SUBSTITUTE([TXT.A6];&quot; &quot;;&quot;_&quot;); &quot;&quot;&quot; =&gt; &quot;&quot;&quot;; [.A$1];[TXT.A6];&quot;&quot;&quot;,&quot;);&quot;&quot;)">
            <text:p/>
          </table:table-cell>
          <table:table-cell table:formula="of:=IF(ISTEXT([TXT.B6]);CONCATENATE(&quot;&quot;&quot;&quot;;SUBSTITUTE([TXT.B6];&quot; &quot;;&quot;_&quot;); &quot;&quot;&quot; =&gt; &quot;&quot;&quot;; [.B$1];[TXT.B6];&quot;&quot;&quot;,&quot;);&quot;&quot;)">
            <text:p/>
          </table:table-cell>
          <table:table-cell table:formula="of:=IF(ISTEXT([TXT.C6]);CONCATENATE(&quot;&quot;&quot;&quot;;SUBSTITUTE([TXT.C6];&quot; &quot;;&quot;_&quot;); &quot;&quot;&quot; =&gt; &quot;&quot;&quot;; [.C$1];[TXT.C6];&quot;&quot;&quot;,&quot;);&quot;&quot;)">
            <text:p/>
          </table:table-cell>
          <table:table-cell table:formula="of:=IF(ISTEXT([TXT.D6]);CONCATENATE(&quot;&quot;&quot;&quot;;SUBSTITUTE([TXT.D6];&quot; &quot;;&quot;_&quot;); &quot;&quot;&quot; =&gt; &quot;&quot;&quot;; [.D$1];[TXT.D6];&quot;&quot;&quot;,&quot;);&quot;&quot;)" office:value-type="string" office:string-value="&quot;aquaculture&quot; =&gt; &quot;&amp;nbsp;&amp;nbsp;&amp;nbsp;&amp;nbsp;&amp;nbsp;&amp;nbsp;aquaculture&quot;,">
            <text:p>"aquaculture" =&gt; "&amp;nbsp;&amp;nbsp;&amp;nbsp;&amp;nbsp;&amp;nbsp;&amp;nbsp;aquaculture",</text:p>
          </table:table-cell>
          <table:table-cell table:formula="of:=IF(ISTEXT([TXT.E6]);CONCATENATE(&quot;&quot;&quot;&quot;;SUBSTITUTE([TXT.E6];&quot; &quot;;&quot;_&quot;); &quot;&quot;&quot; =&gt; &quot;&quot;&quot;; [.E$1];[TXT.E6];&quot;&quot;&quot;,&quot;);&quot;&quot;)">
            <text:p/>
          </table:table-cell>
          <table:table-cell table:formula="of:=IF(ISTEXT([TXT.F6]);CONCATENATE(&quot;&quot;&quot;&quot;;SUBSTITUTE([TXT.F6];&quot; &quot;;&quot;_&quot;); &quot;&quot;&quot; =&gt; &quot;&quot;&quot;; [.F$1];[TXT.F6];&quot;&quot;&quot;,&quot;);&quot;&quot;)">
            <text:p/>
          </table:table-cell>
        </table:table-row>
        <table:table-row table:style-name="ro1">
          <table:table-cell table:formula="of:=IF(ISTEXT([TXT.A7]);CONCATENATE(&quot;&quot;&quot;&quot;;SUBSTITUTE([TXT.A7];&quot; &quot;;&quot;_&quot;); &quot;&quot;&quot; =&gt; &quot;&quot;&quot;; [.A$1];[TXT.A7];&quot;&quot;&quot;,&quot;);&quot;&quot;)">
            <text:p/>
          </table:table-cell>
          <table:table-cell table:formula="of:=IF(ISTEXT([TXT.B7]);CONCATENATE(&quot;&quot;&quot;&quot;;SUBSTITUTE([TXT.B7];&quot; &quot;;&quot;_&quot;); &quot;&quot;&quot; =&gt; &quot;&quot;&quot;; [.B$1];[TXT.B7];&quot;&quot;&quot;,&quot;);&quot;&quot;)">
            <text:p/>
          </table:table-cell>
          <table:table-cell table:formula="of:=IF(ISTEXT([TXT.C7]);CONCATENATE(&quot;&quot;&quot;&quot;;SUBSTITUTE([TXT.C7];&quot; &quot;;&quot;_&quot;); &quot;&quot;&quot; =&gt; &quot;&quot;&quot;; [.C$1];[TXT.C7];&quot;&quot;&quot;,&quot;);&quot;&quot;)">
            <text:p/>
          </table:table-cell>
          <table:table-cell table:formula="of:=IF(ISTEXT([TXT.D7]);CONCATENATE(&quot;&quot;&quot;&quot;;SUBSTITUTE([TXT.D7];&quot; &quot;;&quot;_&quot;); &quot;&quot;&quot; =&gt; &quot;&quot;&quot;; [.D$1];[TXT.D7];&quot;&quot;&quot;,&quot;);&quot;&quot;)" office:value-type="string" office:string-value="&quot;breeding&quot; =&gt; &quot;&amp;nbsp;&amp;nbsp;&amp;nbsp;&amp;nbsp;&amp;nbsp;&amp;nbsp;breeding&quot;,">
            <text:p>"breeding" =&gt; "&amp;nbsp;&amp;nbsp;&amp;nbsp;&amp;nbsp;&amp;nbsp;&amp;nbsp;breeding",</text:p>
          </table:table-cell>
          <table:table-cell table:formula="of:=IF(ISTEXT([TXT.E7]);CONCATENATE(&quot;&quot;&quot;&quot;;SUBSTITUTE([TXT.E7];&quot; &quot;;&quot;_&quot;); &quot;&quot;&quot; =&gt; &quot;&quot;&quot;; [.E$1];[TXT.E7];&quot;&quot;&quot;,&quot;);&quot;&quot;)">
            <text:p/>
          </table:table-cell>
          <table:table-cell table:formula="of:=IF(ISTEXT([TXT.F7]);CONCATENATE(&quot;&quot;&quot;&quot;;SUBSTITUTE([TXT.F7];&quot; &quot;;&quot;_&quot;); &quot;&quot;&quot; =&gt; &quot;&quot;&quot;; [.F$1];[TXT.F7];&quot;&quot;&quot;,&quot;);&quot;&quot;)">
            <text:p/>
          </table:table-cell>
        </table:table-row>
        <table:table-row table:style-name="ro1">
          <table:table-cell table:formula="of:=IF(ISTEXT([TXT.A8]);CONCATENATE(&quot;&quot;&quot;&quot;;SUBSTITUTE([TXT.A8];&quot; &quot;;&quot;_&quot;); &quot;&quot;&quot; =&gt; &quot;&quot;&quot;; [.A$1];[TXT.A8];&quot;&quot;&quot;,&quot;);&quot;&quot;)">
            <text:p/>
          </table:table-cell>
          <table:table-cell table:formula="of:=IF(ISTEXT([TXT.B8]);CONCATENATE(&quot;&quot;&quot;&quot;;SUBSTITUTE([TXT.B8];&quot; &quot;;&quot;_&quot;); &quot;&quot;&quot; =&gt; &quot;&quot;&quot;; [.B$1];[TXT.B8];&quot;&quot;&quot;,&quot;);&quot;&quot;)">
            <text:p/>
          </table:table-cell>
          <table:table-cell table:formula="of:=IF(ISTEXT([TXT.C8]);CONCATENATE(&quot;&quot;&quot;&quot;;SUBSTITUTE([TXT.C8];&quot; &quot;;&quot;_&quot;); &quot;&quot;&quot; =&gt; &quot;&quot;&quot;; [.C$1];[TXT.C8];&quot;&quot;&quot;,&quot;);&quot;&quot;)">
            <text:p/>
          </table:table-cell>
          <table:table-cell table:formula="of:=IF(ISTEXT([TXT.D8]);CONCATENATE(&quot;&quot;&quot;&quot;;SUBSTITUTE([TXT.D8];&quot; &quot;;&quot;_&quot;); &quot;&quot;&quot; =&gt; &quot;&quot;&quot;; [.D$1];[TXT.D8];&quot;&quot;&quot;,&quot;);&quot;&quot;)" office:value-type="string" office:string-value="&quot;dairy_production&quot; =&gt; &quot;&amp;nbsp;&amp;nbsp;&amp;nbsp;&amp;nbsp;&amp;nbsp;&amp;nbsp;dairy production&quot;,">
            <text:p>"dairy_production" =&gt; "&amp;nbsp;&amp;nbsp;&amp;nbsp;&amp;nbsp;&amp;nbsp;&amp;nbsp;dairy production",</text:p>
          </table:table-cell>
          <table:table-cell table:formula="of:=IF(ISTEXT([TXT.E8]);CONCATENATE(&quot;&quot;&quot;&quot;;SUBSTITUTE([TXT.E8];&quot; &quot;;&quot;_&quot;); &quot;&quot;&quot; =&gt; &quot;&quot;&quot;; [.E$1];[TXT.E8];&quot;&quot;&quot;,&quot;);&quot;&quot;)">
            <text:p/>
          </table:table-cell>
          <table:table-cell table:formula="of:=IF(ISTEXT([TXT.F8]);CONCATENATE(&quot;&quot;&quot;&quot;;SUBSTITUTE([TXT.F8];&quot; &quot;;&quot;_&quot;); &quot;&quot;&quot; =&gt; &quot;&quot;&quot;; [.F$1];[TXT.F8];&quot;&quot;&quot;,&quot;);&quot;&quot;)">
            <text:p/>
          </table:table-cell>
        </table:table-row>
        <table:table-row table:style-name="ro1">
          <table:table-cell table:formula="of:=IF(ISTEXT([TXT.A9]);CONCATENATE(&quot;&quot;&quot;&quot;;SUBSTITUTE([TXT.A9];&quot; &quot;;&quot;_&quot;); &quot;&quot;&quot; =&gt; &quot;&quot;&quot;; [.A$1];[TXT.A9];&quot;&quot;&quot;,&quot;);&quot;&quot;)">
            <text:p/>
          </table:table-cell>
          <table:table-cell table:formula="of:=IF(ISTEXT([TXT.B9]);CONCATENATE(&quot;&quot;&quot;&quot;;SUBSTITUTE([TXT.B9];&quot; &quot;;&quot;_&quot;); &quot;&quot;&quot; =&gt; &quot;&quot;&quot;; [.B$1];[TXT.B9];&quot;&quot;&quot;,&quot;);&quot;&quot;)">
            <text:p/>
          </table:table-cell>
          <table:table-cell table:formula="of:=IF(ISTEXT([TXT.C9]);CONCATENATE(&quot;&quot;&quot;&quot;;SUBSTITUTE([TXT.C9];&quot; &quot;;&quot;_&quot;); &quot;&quot;&quot; =&gt; &quot;&quot;&quot;; [.C$1];[TXT.C9];&quot;&quot;&quot;,&quot;);&quot;&quot;)">
            <text:p/>
          </table:table-cell>
          <table:table-cell table:formula="of:=IF(ISTEXT([TXT.D9]);CONCATENATE(&quot;&quot;&quot;&quot;;SUBSTITUTE([TXT.D9];&quot; &quot;;&quot;_&quot;); &quot;&quot;&quot; =&gt; &quot;&quot;&quot;; [.D$1];[TXT.D9];&quot;&quot;&quot;,&quot;);&quot;&quot;)" office:value-type="string" office:string-value="&quot;disease_control&quot; =&gt; &quot;&amp;nbsp;&amp;nbsp;&amp;nbsp;&amp;nbsp;&amp;nbsp;&amp;nbsp;disease control&quot;,">
            <text:p>"disease_control" =&gt; "&amp;nbsp;&amp;nbsp;&amp;nbsp;&amp;nbsp;&amp;nbsp;&amp;nbsp;disease control",</text:p>
          </table:table-cell>
          <table:table-cell table:formula="of:=IF(ISTEXT([TXT.E9]);CONCATENATE(&quot;&quot;&quot;&quot;;SUBSTITUTE([TXT.E9];&quot; &quot;;&quot;_&quot;); &quot;&quot;&quot; =&gt; &quot;&quot;&quot;; [.E$1];[TXT.E9];&quot;&quot;&quot;,&quot;);&quot;&quot;)">
            <text:p/>
          </table:table-cell>
          <table:table-cell table:formula="of:=IF(ISTEXT([TXT.F9]);CONCATENATE(&quot;&quot;&quot;&quot;;SUBSTITUTE([TXT.F9];&quot; &quot;;&quot;_&quot;); &quot;&quot;&quot; =&gt; &quot;&quot;&quot;; [.F$1];[TXT.F9];&quot;&quot;&quot;,&quot;);&quot;&quot;)">
            <text:p/>
          </table:table-cell>
        </table:table-row>
        <table:table-row table:style-name="ro1">
          <table:table-cell table:formula="of:=IF(ISTEXT([TXT.A10]);CONCATENATE(&quot;&quot;&quot;&quot;;SUBSTITUTE([TXT.A10];&quot; &quot;;&quot;_&quot;); &quot;&quot;&quot; =&gt; &quot;&quot;&quot;; [.A$1];[TXT.A10];&quot;&quot;&quot;,&quot;);&quot;&quot;)">
            <text:p/>
          </table:table-cell>
          <table:table-cell table:formula="of:=IF(ISTEXT([TXT.B10]);CONCATENATE(&quot;&quot;&quot;&quot;;SUBSTITUTE([TXT.B10];&quot; &quot;;&quot;_&quot;); &quot;&quot;&quot; =&gt; &quot;&quot;&quot;; [.B$1];[TXT.B10];&quot;&quot;&quot;,&quot;);&quot;&quot;)">
            <text:p/>
          </table:table-cell>
          <table:table-cell table:formula="of:=IF(ISTEXT([TXT.C10]);CONCATENATE(&quot;&quot;&quot;&quot;;SUBSTITUTE([TXT.C10];&quot; &quot;;&quot;_&quot;); &quot;&quot;&quot; =&gt; &quot;&quot;&quot;; [.C$1];[TXT.C10];&quot;&quot;&quot;,&quot;);&quot;&quot;)">
            <text:p/>
          </table:table-cell>
          <table:table-cell table:formula="of:=IF(ISTEXT([TXT.D10]);CONCATENATE(&quot;&quot;&quot;&quot;;SUBSTITUTE([TXT.D10];&quot; &quot;;&quot;_&quot;); &quot;&quot;&quot; =&gt; &quot;&quot;&quot;; [.D$1];[TXT.D10];&quot;&quot;&quot;,&quot;);&quot;&quot;)" office:value-type="string" office:string-value="&quot;disease_prevention&quot; =&gt; &quot;&amp;nbsp;&amp;nbsp;&amp;nbsp;&amp;nbsp;&amp;nbsp;&amp;nbsp;disease prevention&quot;,">
            <text:p>"disease_prevention" =&gt; "&amp;nbsp;&amp;nbsp;&amp;nbsp;&amp;nbsp;&amp;nbsp;&amp;nbsp;disease prevention",</text:p>
          </table:table-cell>
          <table:table-cell table:formula="of:=IF(ISTEXT([TXT.E10]);CONCATENATE(&quot;&quot;&quot;&quot;;SUBSTITUTE([TXT.E10];&quot; &quot;;&quot;_&quot;); &quot;&quot;&quot; =&gt; &quot;&quot;&quot;; [.E$1];[TXT.E10];&quot;&quot;&quot;,&quot;);&quot;&quot;)">
            <text:p/>
          </table:table-cell>
          <table:table-cell table:formula="of:=IF(ISTEXT([TXT.F10]);CONCATENATE(&quot;&quot;&quot;&quot;;SUBSTITUTE([TXT.F10];&quot; &quot;;&quot;_&quot;); &quot;&quot;&quot; =&gt; &quot;&quot;&quot;; [.F$1];[TXT.F10];&quot;&quot;&quot;,&quot;);&quot;&quot;)">
            <text:p/>
          </table:table-cell>
        </table:table-row>
        <table:table-row table:style-name="ro1">
          <table:table-cell table:formula="of:=IF(ISTEXT([TXT.A11]);CONCATENATE(&quot;&quot;&quot;&quot;;SUBSTITUTE([TXT.A11];&quot; &quot;;&quot;_&quot;); &quot;&quot;&quot; =&gt; &quot;&quot;&quot;; [.A$1];[TXT.A11];&quot;&quot;&quot;,&quot;);&quot;&quot;)">
            <text:p/>
          </table:table-cell>
          <table:table-cell table:formula="of:=IF(ISTEXT([TXT.B11]);CONCATENATE(&quot;&quot;&quot;&quot;;SUBSTITUTE([TXT.B11];&quot; &quot;;&quot;_&quot;); &quot;&quot;&quot; =&gt; &quot;&quot;&quot;; [.B$1];[TXT.B11];&quot;&quot;&quot;,&quot;);&quot;&quot;)">
            <text:p/>
          </table:table-cell>
          <table:table-cell table:formula="of:=IF(ISTEXT([TXT.C11]);CONCATENATE(&quot;&quot;&quot;&quot;;SUBSTITUTE([TXT.C11];&quot; &quot;;&quot;_&quot;); &quot;&quot;&quot; =&gt; &quot;&quot;&quot;; [.C$1];[TXT.C11];&quot;&quot;&quot;,&quot;);&quot;&quot;)">
            <text:p/>
          </table:table-cell>
          <table:table-cell table:formula="of:=IF(ISTEXT([TXT.D11]);CONCATENATE(&quot;&quot;&quot;&quot;;SUBSTITUTE([TXT.D11];&quot; &quot;;&quot;_&quot;); &quot;&quot;&quot; =&gt; &quot;&quot;&quot;; [.D$1];[TXT.D11];&quot;&quot;&quot;,&quot;);&quot;&quot;)" office:value-type="string" office:string-value="&quot;disease_treatment&quot; =&gt; &quot;&amp;nbsp;&amp;nbsp;&amp;nbsp;&amp;nbsp;&amp;nbsp;&amp;nbsp;disease treatment&quot;,">
            <text:p>"disease_treatment" =&gt; "&amp;nbsp;&amp;nbsp;&amp;nbsp;&amp;nbsp;&amp;nbsp;&amp;nbsp;disease treatment",</text:p>
          </table:table-cell>
          <table:table-cell table:formula="of:=IF(ISTEXT([TXT.E11]);CONCATENATE(&quot;&quot;&quot;&quot;;SUBSTITUTE([TXT.E11];&quot; &quot;;&quot;_&quot;); &quot;&quot;&quot; =&gt; &quot;&quot;&quot;; [.E$1];[TXT.E11];&quot;&quot;&quot;,&quot;);&quot;&quot;)">
            <text:p/>
          </table:table-cell>
          <table:table-cell table:formula="of:=IF(ISTEXT([TXT.F11]);CONCATENATE(&quot;&quot;&quot;&quot;;SUBSTITUTE([TXT.F11];&quot; &quot;;&quot;_&quot;); &quot;&quot;&quot; =&gt; &quot;&quot;&quot;; [.F$1];[TXT.F11];&quot;&quot;&quot;,&quot;);&quot;&quot;)">
            <text:p/>
          </table:table-cell>
        </table:table-row>
        <table:table-row table:style-name="ro1">
          <table:table-cell table:formula="of:=IF(ISTEXT([TXT.A12]);CONCATENATE(&quot;&quot;&quot;&quot;;SUBSTITUTE([TXT.A12];&quot; &quot;;&quot;_&quot;); &quot;&quot;&quot; =&gt; &quot;&quot;&quot;; [.A$1];[TXT.A12];&quot;&quot;&quot;,&quot;);&quot;&quot;)">
            <text:p/>
          </table:table-cell>
          <table:table-cell table:formula="of:=IF(ISTEXT([TXT.B12]);CONCATENATE(&quot;&quot;&quot;&quot;;SUBSTITUTE([TXT.B12];&quot; &quot;;&quot;_&quot;); &quot;&quot;&quot; =&gt; &quot;&quot;&quot;; [.B$1];[TXT.B12];&quot;&quot;&quot;,&quot;);&quot;&quot;)">
            <text:p/>
          </table:table-cell>
          <table:table-cell table:formula="of:=IF(ISTEXT([TXT.C12]);CONCATENATE(&quot;&quot;&quot;&quot;;SUBSTITUTE([TXT.C12];&quot; &quot;;&quot;_&quot;); &quot;&quot;&quot; =&gt; &quot;&quot;&quot;; [.C$1];[TXT.C12];&quot;&quot;&quot;,&quot;);&quot;&quot;)">
            <text:p/>
          </table:table-cell>
          <table:table-cell table:formula="of:=IF(ISTEXT([TXT.D12]);CONCATENATE(&quot;&quot;&quot;&quot;;SUBSTITUTE([TXT.D12];&quot; &quot;;&quot;_&quot;); &quot;&quot;&quot; =&gt; &quot;&quot;&quot;; [.D$1];[TXT.D12];&quot;&quot;&quot;,&quot;);&quot;&quot;)" office:value-type="string" office:string-value="&quot;egg_production&quot; =&gt; &quot;&amp;nbsp;&amp;nbsp;&amp;nbsp;&amp;nbsp;&amp;nbsp;&amp;nbsp;egg production&quot;,">
            <text:p>"egg_production" =&gt; "&amp;nbsp;&amp;nbsp;&amp;nbsp;&amp;nbsp;&amp;nbsp;&amp;nbsp;egg production",</text:p>
          </table:table-cell>
          <table:table-cell table:formula="of:=IF(ISTEXT([TXT.E12]);CONCATENATE(&quot;&quot;&quot;&quot;;SUBSTITUTE([TXT.E12];&quot; &quot;;&quot;_&quot;); &quot;&quot;&quot; =&gt; &quot;&quot;&quot;; [.E$1];[TXT.E12];&quot;&quot;&quot;,&quot;);&quot;&quot;)">
            <text:p/>
          </table:table-cell>
          <table:table-cell table:formula="of:=IF(ISTEXT([TXT.F12]);CONCATENATE(&quot;&quot;&quot;&quot;;SUBSTITUTE([TXT.F12];&quot; &quot;;&quot;_&quot;); &quot;&quot;&quot; =&gt; &quot;&quot;&quot;; [.F$1];[TXT.F12];&quot;&quot;&quot;,&quot;);&quot;&quot;)">
            <text:p/>
          </table:table-cell>
        </table:table-row>
        <table:table-row table:style-name="ro1">
          <table:table-cell table:formula="of:=IF(ISTEXT([TXT.A13]);CONCATENATE(&quot;&quot;&quot;&quot;;SUBSTITUTE([TXT.A13];&quot; &quot;;&quot;_&quot;); &quot;&quot;&quot; =&gt; &quot;&quot;&quot;; [.A$1];[TXT.A13];&quot;&quot;&quot;,&quot;);&quot;&quot;)">
            <text:p/>
          </table:table-cell>
          <table:table-cell table:formula="of:=IF(ISTEXT([TXT.B13]);CONCATENATE(&quot;&quot;&quot;&quot;;SUBSTITUTE([TXT.B13];&quot; &quot;;&quot;_&quot;); &quot;&quot;&quot; =&gt; &quot;&quot;&quot;; [.B$1];[TXT.B13];&quot;&quot;&quot;,&quot;);&quot;&quot;)">
            <text:p/>
          </table:table-cell>
          <table:table-cell table:formula="of:=IF(ISTEXT([TXT.C13]);CONCATENATE(&quot;&quot;&quot;&quot;;SUBSTITUTE([TXT.C13];&quot; &quot;;&quot;_&quot;); &quot;&quot;&quot; =&gt; &quot;&quot;&quot;; [.C$1];[TXT.C13];&quot;&quot;&quot;,&quot;);&quot;&quot;)">
            <text:p/>
          </table:table-cell>
          <table:table-cell table:formula="of:=IF(ISTEXT([TXT.D13]);CONCATENATE(&quot;&quot;&quot;&quot;;SUBSTITUTE([TXT.D13];&quot; &quot;;&quot;_&quot;); &quot;&quot;&quot; =&gt; &quot;&quot;&quot;; [.D$1];[TXT.D13];&quot;&quot;&quot;,&quot;);&quot;&quot;)" office:value-type="string" office:string-value="&quot;feather_production&quot; =&gt; &quot;&amp;nbsp;&amp;nbsp;&amp;nbsp;&amp;nbsp;&amp;nbsp;&amp;nbsp;feather production&quot;,">
            <text:p>"feather_production" =&gt; "&amp;nbsp;&amp;nbsp;&amp;nbsp;&amp;nbsp;&amp;nbsp;&amp;nbsp;feather production",</text:p>
          </table:table-cell>
          <table:table-cell table:formula="of:=IF(ISTEXT([TXT.E13]);CONCATENATE(&quot;&quot;&quot;&quot;;SUBSTITUTE([TXT.E13];&quot; &quot;;&quot;_&quot;); &quot;&quot;&quot; =&gt; &quot;&quot;&quot;; [.E$1];[TXT.E13];&quot;&quot;&quot;,&quot;);&quot;&quot;)">
            <text:p/>
          </table:table-cell>
          <table:table-cell table:formula="of:=IF(ISTEXT([TXT.F13]);CONCATENATE(&quot;&quot;&quot;&quot;;SUBSTITUTE([TXT.F13];&quot; &quot;;&quot;_&quot;); &quot;&quot;&quot; =&gt; &quot;&quot;&quot;; [.F$1];[TXT.F13];&quot;&quot;&quot;,&quot;);&quot;&quot;)">
            <text:p/>
          </table:table-cell>
        </table:table-row>
        <table:table-row table:style-name="ro1">
          <table:table-cell table:formula="of:=IF(ISTEXT([TXT.A14]);CONCATENATE(&quot;&quot;&quot;&quot;;SUBSTITUTE([TXT.A14];&quot; &quot;;&quot;_&quot;); &quot;&quot;&quot; =&gt; &quot;&quot;&quot;; [.A$1];[TXT.A14];&quot;&quot;&quot;,&quot;);&quot;&quot;)">
            <text:p/>
          </table:table-cell>
          <table:table-cell table:formula="of:=IF(ISTEXT([TXT.B14]);CONCATENATE(&quot;&quot;&quot;&quot;;SUBSTITUTE([TXT.B14];&quot; &quot;;&quot;_&quot;); &quot;&quot;&quot; =&gt; &quot;&quot;&quot;; [.B$1];[TXT.B14];&quot;&quot;&quot;,&quot;);&quot;&quot;)">
            <text:p/>
          </table:table-cell>
          <table:table-cell table:formula="of:=IF(ISTEXT([TXT.C14]);CONCATENATE(&quot;&quot;&quot;&quot;;SUBSTITUTE([TXT.C14];&quot; &quot;;&quot;_&quot;); &quot;&quot;&quot; =&gt; &quot;&quot;&quot;; [.C$1];[TXT.C14];&quot;&quot;&quot;,&quot;);&quot;&quot;)">
            <text:p/>
          </table:table-cell>
          <table:table-cell table:formula="of:=IF(ISTEXT([TXT.D14]);CONCATENATE(&quot;&quot;&quot;&quot;;SUBSTITUTE([TXT.D14];&quot; &quot;;&quot;_&quot;); &quot;&quot;&quot; =&gt; &quot;&quot;&quot;; [.D$1];[TXT.D14];&quot;&quot;&quot;,&quot;);&quot;&quot;)" office:value-type="string" office:string-value="&quot;feeding&quot; =&gt; &quot;&amp;nbsp;&amp;nbsp;&amp;nbsp;&amp;nbsp;&amp;nbsp;&amp;nbsp;feeding&quot;,">
            <text:p>"feeding" =&gt; "&amp;nbsp;&amp;nbsp;&amp;nbsp;&amp;nbsp;&amp;nbsp;&amp;nbsp;feeding",</text:p>
          </table:table-cell>
          <table:table-cell table:formula="of:=IF(ISTEXT([TXT.E14]);CONCATENATE(&quot;&quot;&quot;&quot;;SUBSTITUTE([TXT.E14];&quot; &quot;;&quot;_&quot;); &quot;&quot;&quot; =&gt; &quot;&quot;&quot;; [.E$1];[TXT.E14];&quot;&quot;&quot;,&quot;);&quot;&quot;)">
            <text:p/>
          </table:table-cell>
          <table:table-cell table:formula="of:=IF(ISTEXT([TXT.F14]);CONCATENATE(&quot;&quot;&quot;&quot;;SUBSTITUTE([TXT.F14];&quot; &quot;;&quot;_&quot;); &quot;&quot;&quot; =&gt; &quot;&quot;&quot;; [.F$1];[TXT.F14];&quot;&quot;&quot;,&quot;);&quot;&quot;)">
            <text:p/>
          </table:table-cell>
        </table:table-row>
        <table:table-row table:style-name="ro1">
          <table:table-cell table:formula="of:=IF(ISTEXT([TXT.A15]);CONCATENATE(&quot;&quot;&quot;&quot;;SUBSTITUTE([TXT.A15];&quot; &quot;;&quot;_&quot;); &quot;&quot;&quot; =&gt; &quot;&quot;&quot;; [.A$1];[TXT.A15];&quot;&quot;&quot;,&quot;);&quot;&quot;)">
            <text:p/>
          </table:table-cell>
          <table:table-cell table:formula="of:=IF(ISTEXT([TXT.B15]);CONCATENATE(&quot;&quot;&quot;&quot;;SUBSTITUTE([TXT.B15];&quot; &quot;;&quot;_&quot;); &quot;&quot;&quot; =&gt; &quot;&quot;&quot;; [.B$1];[TXT.B15];&quot;&quot;&quot;,&quot;);&quot;&quot;)">
            <text:p/>
          </table:table-cell>
          <table:table-cell table:formula="of:=IF(ISTEXT([TXT.C15]);CONCATENATE(&quot;&quot;&quot;&quot;;SUBSTITUTE([TXT.C15];&quot; &quot;;&quot;_&quot;); &quot;&quot;&quot; =&gt; &quot;&quot;&quot;; [.C$1];[TXT.C15];&quot;&quot;&quot;,&quot;);&quot;&quot;)">
            <text:p/>
          </table:table-cell>
          <table:table-cell table:formula="of:=IF(ISTEXT([TXT.D15]);CONCATENATE(&quot;&quot;&quot;&quot;;SUBSTITUTE([TXT.D15];&quot; &quot;;&quot;_&quot;); &quot;&quot;&quot; =&gt; &quot;&quot;&quot;; [.D$1];[TXT.D15];&quot;&quot;&quot;,&quot;);&quot;&quot;)" office:value-type="string" office:string-value="&quot;fodder_management&quot; =&gt; &quot;&amp;nbsp;&amp;nbsp;&amp;nbsp;&amp;nbsp;&amp;nbsp;&amp;nbsp;fodder management&quot;,">
            <text:p>"fodder_management" =&gt; "&amp;nbsp;&amp;nbsp;&amp;nbsp;&amp;nbsp;&amp;nbsp;&amp;nbsp;fodder management",</text:p>
          </table:table-cell>
          <table:table-cell table:formula="of:=IF(ISTEXT([TXT.E15]);CONCATENATE(&quot;&quot;&quot;&quot;;SUBSTITUTE([TXT.E15];&quot; &quot;;&quot;_&quot;); &quot;&quot;&quot; =&gt; &quot;&quot;&quot;; [.E$1];[TXT.E15];&quot;&quot;&quot;,&quot;);&quot;&quot;)">
            <text:p/>
          </table:table-cell>
          <table:table-cell table:formula="of:=IF(ISTEXT([TXT.F15]);CONCATENATE(&quot;&quot;&quot;&quot;;SUBSTITUTE([TXT.F15];&quot; &quot;;&quot;_&quot;); &quot;&quot;&quot; =&gt; &quot;&quot;&quot;; [.F$1];[TXT.F15];&quot;&quot;&quot;,&quot;);&quot;&quot;)">
            <text:p/>
          </table:table-cell>
        </table:table-row>
        <table:table-row table:style-name="ro1">
          <table:table-cell table:formula="of:=IF(ISTEXT([TXT.A16]);CONCATENATE(&quot;&quot;&quot;&quot;;SUBSTITUTE([TXT.A16];&quot; &quot;;&quot;_&quot;); &quot;&quot;&quot; =&gt; &quot;&quot;&quot;; [.A$1];[TXT.A16];&quot;&quot;&quot;,&quot;);&quot;&quot;)">
            <text:p/>
          </table:table-cell>
          <table:table-cell table:formula="of:=IF(ISTEXT([TXT.B16]);CONCATENATE(&quot;&quot;&quot;&quot;;SUBSTITUTE([TXT.B16];&quot; &quot;;&quot;_&quot;); &quot;&quot;&quot; =&gt; &quot;&quot;&quot;; [.B$1];[TXT.B16];&quot;&quot;&quot;,&quot;);&quot;&quot;)">
            <text:p/>
          </table:table-cell>
          <table:table-cell table:formula="of:=IF(ISTEXT([TXT.C16]);CONCATENATE(&quot;&quot;&quot;&quot;;SUBSTITUTE([TXT.C16];&quot; &quot;;&quot;_&quot;); &quot;&quot;&quot; =&gt; &quot;&quot;&quot;; [.C$1];[TXT.C16];&quot;&quot;&quot;,&quot;);&quot;&quot;)">
            <text:p/>
          </table:table-cell>
          <table:table-cell table:formula="of:=IF(ISTEXT([TXT.D16]);CONCATENATE(&quot;&quot;&quot;&quot;;SUBSTITUTE([TXT.D16];&quot; &quot;;&quot;_&quot;); &quot;&quot;&quot; =&gt; &quot;&quot;&quot;; [.D$1];[TXT.D16];&quot;&quot;&quot;,&quot;);&quot;&quot;)" office:value-type="string" office:string-value="&quot;livestock_housing&quot; =&gt; &quot;&amp;nbsp;&amp;nbsp;&amp;nbsp;&amp;nbsp;&amp;nbsp;&amp;nbsp;livestock housing&quot;,">
            <text:p>"livestock_housing" =&gt; "&amp;nbsp;&amp;nbsp;&amp;nbsp;&amp;nbsp;&amp;nbsp;&amp;nbsp;livestock housing",</text:p>
          </table:table-cell>
          <table:table-cell table:formula="of:=IF(ISTEXT([TXT.E16]);CONCATENATE(&quot;&quot;&quot;&quot;;SUBSTITUTE([TXT.E16];&quot; &quot;;&quot;_&quot;); &quot;&quot;&quot; =&gt; &quot;&quot;&quot;; [.E$1];[TXT.E16];&quot;&quot;&quot;,&quot;);&quot;&quot;)">
            <text:p/>
          </table:table-cell>
          <table:table-cell table:formula="of:=IF(ISTEXT([TXT.F16]);CONCATENATE(&quot;&quot;&quot;&quot;;SUBSTITUTE([TXT.F16];&quot; &quot;;&quot;_&quot;); &quot;&quot;&quot; =&gt; &quot;&quot;&quot;; [.F$1];[TXT.F16];&quot;&quot;&quot;,&quot;);&quot;&quot;)">
            <text:p/>
          </table:table-cell>
        </table:table-row>
        <table:table-row table:style-name="ro1">
          <table:table-cell table:formula="of:=IF(ISTEXT([TXT.A17]);CONCATENATE(&quot;&quot;&quot;&quot;;SUBSTITUTE([TXT.A17];&quot; &quot;;&quot;_&quot;); &quot;&quot;&quot; =&gt; &quot;&quot;&quot;; [.A$1];[TXT.A17];&quot;&quot;&quot;,&quot;);&quot;&quot;)">
            <text:p/>
          </table:table-cell>
          <table:table-cell table:formula="of:=IF(ISTEXT([TXT.B17]);CONCATENATE(&quot;&quot;&quot;&quot;;SUBSTITUTE([TXT.B17];&quot; &quot;;&quot;_&quot;); &quot;&quot;&quot; =&gt; &quot;&quot;&quot;; [.B$1];[TXT.B17];&quot;&quot;&quot;,&quot;);&quot;&quot;)">
            <text:p/>
          </table:table-cell>
          <table:table-cell table:formula="of:=IF(ISTEXT([TXT.C17]);CONCATENATE(&quot;&quot;&quot;&quot;;SUBSTITUTE([TXT.C17];&quot; &quot;;&quot;_&quot;); &quot;&quot;&quot; =&gt; &quot;&quot;&quot;; [.C$1];[TXT.C17];&quot;&quot;&quot;,&quot;);&quot;&quot;)">
            <text:p/>
          </table:table-cell>
          <table:table-cell table:formula="of:=IF(ISTEXT([TXT.D17]);CONCATENATE(&quot;&quot;&quot;&quot;;SUBSTITUTE([TXT.D17];&quot; &quot;;&quot;_&quot;); &quot;&quot;&quot; =&gt; &quot;&quot;&quot;; [.D$1];[TXT.D17];&quot;&quot;&quot;,&quot;);&quot;&quot;)" office:value-type="string" office:string-value="&quot;meat_production&quot; =&gt; &quot;&amp;nbsp;&amp;nbsp;&amp;nbsp;&amp;nbsp;&amp;nbsp;&amp;nbsp;meat production&quot;,">
            <text:p>"meat_production" =&gt; "&amp;nbsp;&amp;nbsp;&amp;nbsp;&amp;nbsp;&amp;nbsp;&amp;nbsp;meat production",</text:p>
          </table:table-cell>
          <table:table-cell table:formula="of:=IF(ISTEXT([TXT.E17]);CONCATENATE(&quot;&quot;&quot;&quot;;SUBSTITUTE([TXT.E17];&quot; &quot;;&quot;_&quot;); &quot;&quot;&quot; =&gt; &quot;&quot;&quot;; [.E$1];[TXT.E17];&quot;&quot;&quot;,&quot;);&quot;&quot;)">
            <text:p/>
          </table:table-cell>
          <table:table-cell table:formula="of:=IF(ISTEXT([TXT.F17]);CONCATENATE(&quot;&quot;&quot;&quot;;SUBSTITUTE([TXT.F17];&quot; &quot;;&quot;_&quot;); &quot;&quot;&quot; =&gt; &quot;&quot;&quot;; [.F$1];[TXT.F17];&quot;&quot;&quot;,&quot;);&quot;&quot;)">
            <text:p/>
          </table:table-cell>
        </table:table-row>
        <table:table-row table:style-name="ro1">
          <table:table-cell table:formula="of:=IF(ISTEXT([TXT.A18]);CONCATENATE(&quot;&quot;&quot;&quot;;SUBSTITUTE([TXT.A18];&quot; &quot;;&quot;_&quot;); &quot;&quot;&quot; =&gt; &quot;&quot;&quot;; [.A$1];[TXT.A18];&quot;&quot;&quot;,&quot;);&quot;&quot;)">
            <text:p/>
          </table:table-cell>
          <table:table-cell table:formula="of:=IF(ISTEXT([TXT.B18]);CONCATENATE(&quot;&quot;&quot;&quot;;SUBSTITUTE([TXT.B18];&quot; &quot;;&quot;_&quot;); &quot;&quot;&quot; =&gt; &quot;&quot;&quot;; [.B$1];[TXT.B18];&quot;&quot;&quot;,&quot;);&quot;&quot;)">
            <text:p/>
          </table:table-cell>
          <table:table-cell table:formula="of:=IF(ISTEXT([TXT.C18]);CONCATENATE(&quot;&quot;&quot;&quot;;SUBSTITUTE([TXT.C18];&quot; &quot;;&quot;_&quot;); &quot;&quot;&quot; =&gt; &quot;&quot;&quot;; [.C$1];[TXT.C18];&quot;&quot;&quot;,&quot;);&quot;&quot;)">
            <text:p/>
          </table:table-cell>
          <table:table-cell table:formula="of:=IF(ISTEXT([TXT.D18]);CONCATENATE(&quot;&quot;&quot;&quot;;SUBSTITUTE([TXT.D18];&quot; &quot;;&quot;_&quot;); &quot;&quot;&quot; =&gt; &quot;&quot;&quot;; [.D$1];[TXT.D18];&quot;&quot;&quot;,&quot;);&quot;&quot;)" office:value-type="string" office:string-value="&quot;milk_production&quot; =&gt; &quot;&amp;nbsp;&amp;nbsp;&amp;nbsp;&amp;nbsp;&amp;nbsp;&amp;nbsp;milk production&quot;,">
            <text:p>"milk_production" =&gt; "&amp;nbsp;&amp;nbsp;&amp;nbsp;&amp;nbsp;&amp;nbsp;&amp;nbsp;milk production",</text:p>
          </table:table-cell>
          <table:table-cell table:formula="of:=IF(ISTEXT([TXT.E18]);CONCATENATE(&quot;&quot;&quot;&quot;;SUBSTITUTE([TXT.E18];&quot; &quot;;&quot;_&quot;); &quot;&quot;&quot; =&gt; &quot;&quot;&quot;; [.E$1];[TXT.E18];&quot;&quot;&quot;,&quot;);&quot;&quot;)">
            <text:p/>
          </table:table-cell>
          <table:table-cell table:formula="of:=IF(ISTEXT([TXT.F18]);CONCATENATE(&quot;&quot;&quot;&quot;;SUBSTITUTE([TXT.F18];&quot; &quot;;&quot;_&quot;); &quot;&quot;&quot; =&gt; &quot;&quot;&quot;; [.F$1];[TXT.F18];&quot;&quot;&quot;,&quot;);&quot;&quot;)">
            <text:p/>
          </table:table-cell>
        </table:table-row>
        <table:table-row table:style-name="ro1">
          <table:table-cell table:formula="of:=IF(ISTEXT([TXT.A19]);CONCATENATE(&quot;&quot;&quot;&quot;;SUBSTITUTE([TXT.A19];&quot; &quot;;&quot;_&quot;); &quot;&quot;&quot; =&gt; &quot;&quot;&quot;; [.A$1];[TXT.A19];&quot;&quot;&quot;,&quot;);&quot;&quot;)">
            <text:p/>
          </table:table-cell>
          <table:table-cell table:formula="of:=IF(ISTEXT([TXT.B19]);CONCATENATE(&quot;&quot;&quot;&quot;;SUBSTITUTE([TXT.B19];&quot; &quot;;&quot;_&quot;); &quot;&quot;&quot; =&gt; &quot;&quot;&quot;; [.B$1];[TXT.B19];&quot;&quot;&quot;,&quot;);&quot;&quot;)">
            <text:p/>
          </table:table-cell>
          <table:table-cell table:formula="of:=IF(ISTEXT([TXT.C19]);CONCATENATE(&quot;&quot;&quot;&quot;;SUBSTITUTE([TXT.C19];&quot; &quot;;&quot;_&quot;); &quot;&quot;&quot; =&gt; &quot;&quot;&quot;; [.C$1];[TXT.C19];&quot;&quot;&quot;,&quot;);&quot;&quot;)" office:value-type="string" office:string-value="&quot;plant_production_activity&quot; =&gt; &quot;&amp;nbsp;&amp;nbsp;&amp;nbsp;&amp;nbsp;plant production activity&quot;,">
            <text:p>"plant_production_activity" =&gt; "&amp;nbsp;&amp;nbsp;&amp;nbsp;&amp;nbsp;plant production activity",</text:p>
          </table:table-cell>
          <table:table-cell table:formula="of:=IF(ISTEXT([TXT.D19]);CONCATENATE(&quot;&quot;&quot;&quot;;SUBSTITUTE([TXT.D19];&quot; &quot;;&quot;_&quot;); &quot;&quot;&quot; =&gt; &quot;&quot;&quot;; [.D$1];[TXT.D19];&quot;&quot;&quot;,&quot;);&quot;&quot;)">
            <text:p/>
          </table:table-cell>
          <table:table-cell table:formula="of:=IF(ISTEXT([TXT.E19]);CONCATENATE(&quot;&quot;&quot;&quot;;SUBSTITUTE([TXT.E19];&quot; &quot;;&quot;_&quot;); &quot;&quot;&quot; =&gt; &quot;&quot;&quot;; [.E$1];[TXT.E19];&quot;&quot;&quot;,&quot;);&quot;&quot;)">
            <text:p/>
          </table:table-cell>
          <table:table-cell table:formula="of:=IF(ISTEXT([TXT.F19]);CONCATENATE(&quot;&quot;&quot;&quot;;SUBSTITUTE([TXT.F19];&quot; &quot;;&quot;_&quot;); &quot;&quot;&quot; =&gt; &quot;&quot;&quot;; [.F$1];[TXT.F19];&quot;&quot;&quot;,&quot;);&quot;&quot;)">
            <text:p/>
          </table:table-cell>
        </table:table-row>
        <table:table-row table:style-name="ro1">
          <table:table-cell table:formula="of:=IF(ISTEXT([TXT.A20]);CONCATENATE(&quot;&quot;&quot;&quot;;SUBSTITUTE([TXT.A20];&quot; &quot;;&quot;_&quot;); &quot;&quot;&quot; =&gt; &quot;&quot;&quot;; [.A$1];[TXT.A20];&quot;&quot;&quot;,&quot;);&quot;&quot;)">
            <text:p/>
          </table:table-cell>
          <table:table-cell table:formula="of:=IF(ISTEXT([TXT.B20]);CONCATENATE(&quot;&quot;&quot;&quot;;SUBSTITUTE([TXT.B20];&quot; &quot;;&quot;_&quot;); &quot;&quot;&quot; =&gt; &quot;&quot;&quot;; [.B$1];[TXT.B20];&quot;&quot;&quot;,&quot;);&quot;&quot;)">
            <text:p/>
          </table:table-cell>
          <table:table-cell table:formula="of:=IF(ISTEXT([TXT.C20]);CONCATENATE(&quot;&quot;&quot;&quot;;SUBSTITUTE([TXT.C20];&quot; &quot;;&quot;_&quot;); &quot;&quot;&quot; =&gt; &quot;&quot;&quot;; [.C$1];[TXT.C20];&quot;&quot;&quot;,&quot;);&quot;&quot;)">
            <text:p/>
          </table:table-cell>
          <table:table-cell table:formula="of:=IF(ISTEXT([TXT.D20]);CONCATENATE(&quot;&quot;&quot;&quot;;SUBSTITUTE([TXT.D20];&quot; &quot;;&quot;_&quot;); &quot;&quot;&quot; =&gt; &quot;&quot;&quot;; [.D$1];[TXT.D20];&quot;&quot;&quot;,&quot;);&quot;&quot;)" office:value-type="string" office:string-value="&quot;crop_rotation&quot; =&gt; &quot;&amp;nbsp;&amp;nbsp;&amp;nbsp;&amp;nbsp;&amp;nbsp;&amp;nbsp;crop rotation&quot;,">
            <text:p>"crop_rotation" =&gt; "&amp;nbsp;&amp;nbsp;&amp;nbsp;&amp;nbsp;&amp;nbsp;&amp;nbsp;crop rotation",</text:p>
          </table:table-cell>
          <table:table-cell table:formula="of:=IF(ISTEXT([TXT.E20]);CONCATENATE(&quot;&quot;&quot;&quot;;SUBSTITUTE([TXT.E20];&quot; &quot;;&quot;_&quot;); &quot;&quot;&quot; =&gt; &quot;&quot;&quot;; [.E$1];[TXT.E20];&quot;&quot;&quot;,&quot;);&quot;&quot;)">
            <text:p/>
          </table:table-cell>
          <table:table-cell table:formula="of:=IF(ISTEXT([TXT.F20]);CONCATENATE(&quot;&quot;&quot;&quot;;SUBSTITUTE([TXT.F20];&quot; &quot;;&quot;_&quot;); &quot;&quot;&quot; =&gt; &quot;&quot;&quot;; [.F$1];[TXT.F20];&quot;&quot;&quot;,&quot;);&quot;&quot;)">
            <text:p/>
          </table:table-cell>
        </table:table-row>
        <table:table-row table:style-name="ro1">
          <table:table-cell table:formula="of:=IF(ISTEXT([TXT.A21]);CONCATENATE(&quot;&quot;&quot;&quot;;SUBSTITUTE([TXT.A21];&quot; &quot;;&quot;_&quot;); &quot;&quot;&quot; =&gt; &quot;&quot;&quot;; [.A$1];[TXT.A21];&quot;&quot;&quot;,&quot;);&quot;&quot;)">
            <text:p/>
          </table:table-cell>
          <table:table-cell table:formula="of:=IF(ISTEXT([TXT.B21]);CONCATENATE(&quot;&quot;&quot;&quot;;SUBSTITUTE([TXT.B21];&quot; &quot;;&quot;_&quot;); &quot;&quot;&quot; =&gt; &quot;&quot;&quot;; [.B$1];[TXT.B21];&quot;&quot;&quot;,&quot;);&quot;&quot;)">
            <text:p/>
          </table:table-cell>
          <table:table-cell table:formula="of:=IF(ISTEXT([TXT.C21]);CONCATENATE(&quot;&quot;&quot;&quot;;SUBSTITUTE([TXT.C21];&quot; &quot;;&quot;_&quot;); &quot;&quot;&quot; =&gt; &quot;&quot;&quot;; [.C$1];[TXT.C21];&quot;&quot;&quot;,&quot;);&quot;&quot;)">
            <text:p/>
          </table:table-cell>
          <table:table-cell table:formula="of:=IF(ISTEXT([TXT.D21]);CONCATENATE(&quot;&quot;&quot;&quot;;SUBSTITUTE([TXT.D21];&quot; &quot;;&quot;_&quot;); &quot;&quot;&quot; =&gt; &quot;&quot;&quot;; [.D$1];[TXT.D21];&quot;&quot;&quot;,&quot;);&quot;&quot;)" office:value-type="string" office:string-value="&quot;cultivation_of_cereals&quot; =&gt; &quot;&amp;nbsp;&amp;nbsp;&amp;nbsp;&amp;nbsp;&amp;nbsp;&amp;nbsp;cultivation of cereals&quot;,">
            <text:p>"cultivation_of_cereals" =&gt; "&amp;nbsp;&amp;nbsp;&amp;nbsp;&amp;nbsp;&amp;nbsp;&amp;nbsp;cultivation of cereals",</text:p>
          </table:table-cell>
          <table:table-cell table:formula="of:=IF(ISTEXT([TXT.E21]);CONCATENATE(&quot;&quot;&quot;&quot;;SUBSTITUTE([TXT.E21];&quot; &quot;;&quot;_&quot;); &quot;&quot;&quot; =&gt; &quot;&quot;&quot;; [.E$1];[TXT.E21];&quot;&quot;&quot;,&quot;);&quot;&quot;)">
            <text:p/>
          </table:table-cell>
          <table:table-cell table:formula="of:=IF(ISTEXT([TXT.F21]);CONCATENATE(&quot;&quot;&quot;&quot;;SUBSTITUTE([TXT.F21];&quot; &quot;;&quot;_&quot;); &quot;&quot;&quot; =&gt; &quot;&quot;&quot;; [.F$1];[TXT.F21];&quot;&quot;&quot;,&quot;);&quot;&quot;)">
            <text:p/>
          </table:table-cell>
        </table:table-row>
        <table:table-row table:style-name="ro1">
          <table:table-cell table:formula="of:=IF(ISTEXT([TXT.A22]);CONCATENATE(&quot;&quot;&quot;&quot;;SUBSTITUTE([TXT.A22];&quot; &quot;;&quot;_&quot;); &quot;&quot;&quot; =&gt; &quot;&quot;&quot;; [.A$1];[TXT.A22];&quot;&quot;&quot;,&quot;);&quot;&quot;)">
            <text:p/>
          </table:table-cell>
          <table:table-cell table:formula="of:=IF(ISTEXT([TXT.B22]);CONCATENATE(&quot;&quot;&quot;&quot;;SUBSTITUTE([TXT.B22];&quot; &quot;;&quot;_&quot;); &quot;&quot;&quot; =&gt; &quot;&quot;&quot;; [.B$1];[TXT.B22];&quot;&quot;&quot;,&quot;);&quot;&quot;)">
            <text:p/>
          </table:table-cell>
          <table:table-cell table:formula="of:=IF(ISTEXT([TXT.C22]);CONCATENATE(&quot;&quot;&quot;&quot;;SUBSTITUTE([TXT.C22];&quot; &quot;;&quot;_&quot;); &quot;&quot;&quot; =&gt; &quot;&quot;&quot;; [.C$1];[TXT.C22];&quot;&quot;&quot;,&quot;);&quot;&quot;)">
            <text:p/>
          </table:table-cell>
          <table:table-cell table:formula="of:=IF(ISTEXT([TXT.D22]);CONCATENATE(&quot;&quot;&quot;&quot;;SUBSTITUTE([TXT.D22];&quot; &quot;;&quot;_&quot;); &quot;&quot;&quot; =&gt; &quot;&quot;&quot;; [.D$1];[TXT.D22];&quot;&quot;&quot;,&quot;);&quot;&quot;)" office:value-type="string" office:string-value="&quot;energy_crops_cultivation&quot; =&gt; &quot;&amp;nbsp;&amp;nbsp;&amp;nbsp;&amp;nbsp;&amp;nbsp;&amp;nbsp;energy crops cultivation&quot;,">
            <text:p>"energy_crops_cultivation" =&gt; "&amp;nbsp;&amp;nbsp;&amp;nbsp;&amp;nbsp;&amp;nbsp;&amp;nbsp;energy crops cultivation",</text:p>
          </table:table-cell>
          <table:table-cell table:formula="of:=IF(ISTEXT([TXT.E22]);CONCATENATE(&quot;&quot;&quot;&quot;;SUBSTITUTE([TXT.E22];&quot; &quot;;&quot;_&quot;); &quot;&quot;&quot; =&gt; &quot;&quot;&quot;; [.E$1];[TXT.E22];&quot;&quot;&quot;,&quot;);&quot;&quot;)">
            <text:p/>
          </table:table-cell>
          <table:table-cell table:formula="of:=IF(ISTEXT([TXT.F22]);CONCATENATE(&quot;&quot;&quot;&quot;;SUBSTITUTE([TXT.F22];&quot; &quot;;&quot;_&quot;); &quot;&quot;&quot; =&gt; &quot;&quot;&quot;; [.F$1];[TXT.F22];&quot;&quot;&quot;,&quot;);&quot;&quot;)">
            <text:p/>
          </table:table-cell>
        </table:table-row>
        <table:table-row table:style-name="ro1">
          <table:table-cell table:formula="of:=IF(ISTEXT([TXT.A23]);CONCATENATE(&quot;&quot;&quot;&quot;;SUBSTITUTE([TXT.A23];&quot; &quot;;&quot;_&quot;); &quot;&quot;&quot; =&gt; &quot;&quot;&quot;; [.A$1];[TXT.A23];&quot;&quot;&quot;,&quot;);&quot;&quot;)">
            <text:p/>
          </table:table-cell>
          <table:table-cell table:formula="of:=IF(ISTEXT([TXT.B23]);CONCATENATE(&quot;&quot;&quot;&quot;;SUBSTITUTE([TXT.B23];&quot; &quot;;&quot;_&quot;); &quot;&quot;&quot; =&gt; &quot;&quot;&quot;; [.B$1];[TXT.B23];&quot;&quot;&quot;,&quot;);&quot;&quot;)">
            <text:p/>
          </table:table-cell>
          <table:table-cell table:formula="of:=IF(ISTEXT([TXT.C23]);CONCATENATE(&quot;&quot;&quot;&quot;;SUBSTITUTE([TXT.C23];&quot; &quot;;&quot;_&quot;); &quot;&quot;&quot; =&gt; &quot;&quot;&quot;; [.C$1];[TXT.C23];&quot;&quot;&quot;,&quot;);&quot;&quot;)">
            <text:p/>
          </table:table-cell>
          <table:table-cell table:formula="of:=IF(ISTEXT([TXT.D23]);CONCATENATE(&quot;&quot;&quot;&quot;;SUBSTITUTE([TXT.D23];&quot; &quot;;&quot;_&quot;); &quot;&quot;&quot; =&gt; &quot;&quot;&quot;; [.D$1];[TXT.D23];&quot;&quot;&quot;,&quot;);&quot;&quot;)" office:value-type="string" office:string-value="&quot;fertilizing&quot; =&gt; &quot;&amp;nbsp;&amp;nbsp;&amp;nbsp;&amp;nbsp;&amp;nbsp;&amp;nbsp;fertilizing&quot;,">
            <text:p>"fertilizing" =&gt; "&amp;nbsp;&amp;nbsp;&amp;nbsp;&amp;nbsp;&amp;nbsp;&amp;nbsp;fertilizing",</text:p>
          </table:table-cell>
          <table:table-cell table:formula="of:=IF(ISTEXT([TXT.E23]);CONCATENATE(&quot;&quot;&quot;&quot;;SUBSTITUTE([TXT.E23];&quot; &quot;;&quot;_&quot;); &quot;&quot;&quot; =&gt; &quot;&quot;&quot;; [.E$1];[TXT.E23];&quot;&quot;&quot;,&quot;);&quot;&quot;)">
            <text:p/>
          </table:table-cell>
          <table:table-cell table:formula="of:=IF(ISTEXT([TXT.F23]);CONCATENATE(&quot;&quot;&quot;&quot;;SUBSTITUTE([TXT.F23];&quot; &quot;;&quot;_&quot;); &quot;&quot;&quot; =&gt; &quot;&quot;&quot;; [.F$1];[TXT.F23];&quot;&quot;&quot;,&quot;);&quot;&quot;)">
            <text:p/>
          </table:table-cell>
        </table:table-row>
        <table:table-row table:style-name="ro1">
          <table:table-cell table:formula="of:=IF(ISTEXT([TXT.A24]);CONCATENATE(&quot;&quot;&quot;&quot;;SUBSTITUTE([TXT.A24];&quot; &quot;;&quot;_&quot;); &quot;&quot;&quot; =&gt; &quot;&quot;&quot;; [.A$1];[TXT.A24];&quot;&quot;&quot;,&quot;);&quot;&quot;)">
            <text:p/>
          </table:table-cell>
          <table:table-cell table:formula="of:=IF(ISTEXT([TXT.B24]);CONCATENATE(&quot;&quot;&quot;&quot;;SUBSTITUTE([TXT.B24];&quot; &quot;;&quot;_&quot;); &quot;&quot;&quot; =&gt; &quot;&quot;&quot;; [.B$1];[TXT.B24];&quot;&quot;&quot;,&quot;);&quot;&quot;)">
            <text:p/>
          </table:table-cell>
          <table:table-cell table:formula="of:=IF(ISTEXT([TXT.C24]);CONCATENATE(&quot;&quot;&quot;&quot;;SUBSTITUTE([TXT.C24];&quot; &quot;;&quot;_&quot;); &quot;&quot;&quot; =&gt; &quot;&quot;&quot;; [.C$1];[TXT.C24];&quot;&quot;&quot;,&quot;);&quot;&quot;)">
            <text:p/>
          </table:table-cell>
          <table:table-cell table:formula="of:=IF(ISTEXT([TXT.D24]);CONCATENATE(&quot;&quot;&quot;&quot;;SUBSTITUTE([TXT.D24];&quot; &quot;;&quot;_&quot;); &quot;&quot;&quot; =&gt; &quot;&quot;&quot;; [.D$1];[TXT.D24];&quot;&quot;&quot;,&quot;);&quot;&quot;)" office:value-type="string" office:string-value="&quot;field_crops_cultivation&quot; =&gt; &quot;&amp;nbsp;&amp;nbsp;&amp;nbsp;&amp;nbsp;&amp;nbsp;&amp;nbsp;field crops cultivation&quot;,">
            <text:p>"field_crops_cultivation" =&gt; "&amp;nbsp;&amp;nbsp;&amp;nbsp;&amp;nbsp;&amp;nbsp;&amp;nbsp;field crops cultivation",</text:p>
          </table:table-cell>
          <table:table-cell table:formula="of:=IF(ISTEXT([TXT.E24]);CONCATENATE(&quot;&quot;&quot;&quot;;SUBSTITUTE([TXT.E24];&quot; &quot;;&quot;_&quot;); &quot;&quot;&quot; =&gt; &quot;&quot;&quot;; [.E$1];[TXT.E24];&quot;&quot;&quot;,&quot;);&quot;&quot;)">
            <text:p/>
          </table:table-cell>
          <table:table-cell table:formula="of:=IF(ISTEXT([TXT.F24]);CONCATENATE(&quot;&quot;&quot;&quot;;SUBSTITUTE([TXT.F24];&quot; &quot;;&quot;_&quot;); &quot;&quot;&quot; =&gt; &quot;&quot;&quot;; [.F$1];[TXT.F24];&quot;&quot;&quot;,&quot;);&quot;&quot;)">
            <text:p/>
          </table:table-cell>
        </table:table-row>
        <table:table-row table:style-name="ro1">
          <table:table-cell table:formula="of:=IF(ISTEXT([TXT.A25]);CONCATENATE(&quot;&quot;&quot;&quot;;SUBSTITUTE([TXT.A25];&quot; &quot;;&quot;_&quot;); &quot;&quot;&quot; =&gt; &quot;&quot;&quot;; [.A$1];[TXT.A25];&quot;&quot;&quot;,&quot;);&quot;&quot;)">
            <text:p/>
          </table:table-cell>
          <table:table-cell table:formula="of:=IF(ISTEXT([TXT.B25]);CONCATENATE(&quot;&quot;&quot;&quot;;SUBSTITUTE([TXT.B25];&quot; &quot;;&quot;_&quot;); &quot;&quot;&quot; =&gt; &quot;&quot;&quot;; [.B$1];[TXT.B25];&quot;&quot;&quot;,&quot;);&quot;&quot;)">
            <text:p/>
          </table:table-cell>
          <table:table-cell table:formula="of:=IF(ISTEXT([TXT.C25]);CONCATENATE(&quot;&quot;&quot;&quot;;SUBSTITUTE([TXT.C25];&quot; &quot;;&quot;_&quot;); &quot;&quot;&quot; =&gt; &quot;&quot;&quot;; [.C$1];[TXT.C25];&quot;&quot;&quot;,&quot;);&quot;&quot;)">
            <text:p/>
          </table:table-cell>
          <table:table-cell table:formula="of:=IF(ISTEXT([TXT.D25]);CONCATENATE(&quot;&quot;&quot;&quot;;SUBSTITUTE([TXT.D25];&quot; &quot;;&quot;_&quot;); &quot;&quot;&quot; =&gt; &quot;&quot;&quot;; [.D$1];[TXT.D25];&quot;&quot;&quot;,&quot;);&quot;&quot;)" office:value-type="string" office:string-value="&quot;floriculture&quot; =&gt; &quot;&amp;nbsp;&amp;nbsp;&amp;nbsp;&amp;nbsp;&amp;nbsp;&amp;nbsp;floriculture&quot;,">
            <text:p>"floriculture" =&gt; "&amp;nbsp;&amp;nbsp;&amp;nbsp;&amp;nbsp;&amp;nbsp;&amp;nbsp;floriculture",</text:p>
          </table:table-cell>
          <table:table-cell table:formula="of:=IF(ISTEXT([TXT.E25]);CONCATENATE(&quot;&quot;&quot;&quot;;SUBSTITUTE([TXT.E25];&quot; &quot;;&quot;_&quot;); &quot;&quot;&quot; =&gt; &quot;&quot;&quot;; [.E$1];[TXT.E25];&quot;&quot;&quot;,&quot;);&quot;&quot;)">
            <text:p/>
          </table:table-cell>
          <table:table-cell table:formula="of:=IF(ISTEXT([TXT.F25]);CONCATENATE(&quot;&quot;&quot;&quot;;SUBSTITUTE([TXT.F25];&quot; &quot;;&quot;_&quot;); &quot;&quot;&quot; =&gt; &quot;&quot;&quot;; [.F$1];[TXT.F25];&quot;&quot;&quot;,&quot;);&quot;&quot;)">
            <text:p/>
          </table:table-cell>
        </table:table-row>
        <table:table-row table:style-name="ro1">
          <table:table-cell table:formula="of:=IF(ISTEXT([TXT.A26]);CONCATENATE(&quot;&quot;&quot;&quot;;SUBSTITUTE([TXT.A26];&quot; &quot;;&quot;_&quot;); &quot;&quot;&quot; =&gt; &quot;&quot;&quot;; [.A$1];[TXT.A26];&quot;&quot;&quot;,&quot;);&quot;&quot;)">
            <text:p/>
          </table:table-cell>
          <table:table-cell table:formula="of:=IF(ISTEXT([TXT.B26]);CONCATENATE(&quot;&quot;&quot;&quot;;SUBSTITUTE([TXT.B26];&quot; &quot;;&quot;_&quot;); &quot;&quot;&quot; =&gt; &quot;&quot;&quot;; [.B$1];[TXT.B26];&quot;&quot;&quot;,&quot;);&quot;&quot;)">
            <text:p/>
          </table:table-cell>
          <table:table-cell table:formula="of:=IF(ISTEXT([TXT.C26]);CONCATENATE(&quot;&quot;&quot;&quot;;SUBSTITUTE([TXT.C26];&quot; &quot;;&quot;_&quot;); &quot;&quot;&quot; =&gt; &quot;&quot;&quot;; [.C$1];[TXT.C26];&quot;&quot;&quot;,&quot;);&quot;&quot;)">
            <text:p/>
          </table:table-cell>
          <table:table-cell table:formula="of:=IF(ISTEXT([TXT.D26]);CONCATENATE(&quot;&quot;&quot;&quot;;SUBSTITUTE([TXT.D26];&quot; &quot;;&quot;_&quot;); &quot;&quot;&quot; =&gt; &quot;&quot;&quot;; [.D$1];[TXT.D26];&quot;&quot;&quot;,&quot;);&quot;&quot;)" office:value-type="string" office:string-value="&quot;fruit_production&quot; =&gt; &quot;&amp;nbsp;&amp;nbsp;&amp;nbsp;&amp;nbsp;&amp;nbsp;&amp;nbsp;fruit production&quot;,">
            <text:p>"fruit_production" =&gt; "&amp;nbsp;&amp;nbsp;&amp;nbsp;&amp;nbsp;&amp;nbsp;&amp;nbsp;fruit production",</text:p>
          </table:table-cell>
          <table:table-cell table:formula="of:=IF(ISTEXT([TXT.E26]);CONCATENATE(&quot;&quot;&quot;&quot;;SUBSTITUTE([TXT.E26];&quot; &quot;;&quot;_&quot;); &quot;&quot;&quot; =&gt; &quot;&quot;&quot;; [.E$1];[TXT.E26];&quot;&quot;&quot;,&quot;);&quot;&quot;)">
            <text:p/>
          </table:table-cell>
          <table:table-cell table:formula="of:=IF(ISTEXT([TXT.F26]);CONCATENATE(&quot;&quot;&quot;&quot;;SUBSTITUTE([TXT.F26];&quot; &quot;;&quot;_&quot;); &quot;&quot;&quot; =&gt; &quot;&quot;&quot;; [.F$1];[TXT.F26];&quot;&quot;&quot;,&quot;);&quot;&quot;)">
            <text:p/>
          </table:table-cell>
        </table:table-row>
        <table:table-row table:style-name="ro1">
          <table:table-cell table:formula="of:=IF(ISTEXT([TXT.A27]);CONCATENATE(&quot;&quot;&quot;&quot;;SUBSTITUTE([TXT.A27];&quot; &quot;;&quot;_&quot;); &quot;&quot;&quot; =&gt; &quot;&quot;&quot;; [.A$1];[TXT.A27];&quot;&quot;&quot;,&quot;);&quot;&quot;)">
            <text:p/>
          </table:table-cell>
          <table:table-cell table:formula="of:=IF(ISTEXT([TXT.B27]);CONCATENATE(&quot;&quot;&quot;&quot;;SUBSTITUTE([TXT.B27];&quot; &quot;;&quot;_&quot;); &quot;&quot;&quot; =&gt; &quot;&quot;&quot;; [.B$1];[TXT.B27];&quot;&quot;&quot;,&quot;);&quot;&quot;)">
            <text:p/>
          </table:table-cell>
          <table:table-cell table:formula="of:=IF(ISTEXT([TXT.C27]);CONCATENATE(&quot;&quot;&quot;&quot;;SUBSTITUTE([TXT.C27];&quot; &quot;;&quot;_&quot;); &quot;&quot;&quot; =&gt; &quot;&quot;&quot;; [.C$1];[TXT.C27];&quot;&quot;&quot;,&quot;);&quot;&quot;)">
            <text:p/>
          </table:table-cell>
          <table:table-cell table:formula="of:=IF(ISTEXT([TXT.D27]);CONCATENATE(&quot;&quot;&quot;&quot;;SUBSTITUTE([TXT.D27];&quot; &quot;;&quot;_&quot;); &quot;&quot;&quot; =&gt; &quot;&quot;&quot;; [.D$1];[TXT.D27];&quot;&quot;&quot;,&quot;);&quot;&quot;)" office:value-type="string" office:string-value="&quot;gardening&quot; =&gt; &quot;&amp;nbsp;&amp;nbsp;&amp;nbsp;&amp;nbsp;&amp;nbsp;&amp;nbsp;gardening&quot;,">
            <text:p>"gardening" =&gt; "&amp;nbsp;&amp;nbsp;&amp;nbsp;&amp;nbsp;&amp;nbsp;&amp;nbsp;gardening",</text:p>
          </table:table-cell>
          <table:table-cell table:formula="of:=IF(ISTEXT([TXT.E27]);CONCATENATE(&quot;&quot;&quot;&quot;;SUBSTITUTE([TXT.E27];&quot; &quot;;&quot;_&quot;); &quot;&quot;&quot; =&gt; &quot;&quot;&quot;; [.E$1];[TXT.E27];&quot;&quot;&quot;,&quot;);&quot;&quot;)">
            <text:p/>
          </table:table-cell>
          <table:table-cell table:formula="of:=IF(ISTEXT([TXT.F27]);CONCATENATE(&quot;&quot;&quot;&quot;;SUBSTITUTE([TXT.F27];&quot; &quot;;&quot;_&quot;); &quot;&quot;&quot; =&gt; &quot;&quot;&quot;; [.F$1];[TXT.F27];&quot;&quot;&quot;,&quot;);&quot;&quot;)">
            <text:p/>
          </table:table-cell>
        </table:table-row>
        <table:table-row table:style-name="ro1">
          <table:table-cell table:formula="of:=IF(ISTEXT([TXT.A28]);CONCATENATE(&quot;&quot;&quot;&quot;;SUBSTITUTE([TXT.A28];&quot; &quot;;&quot;_&quot;); &quot;&quot;&quot; =&gt; &quot;&quot;&quot;; [.A$1];[TXT.A28];&quot;&quot;&quot;,&quot;);&quot;&quot;)">
            <text:p/>
          </table:table-cell>
          <table:table-cell table:formula="of:=IF(ISTEXT([TXT.B28]);CONCATENATE(&quot;&quot;&quot;&quot;;SUBSTITUTE([TXT.B28];&quot; &quot;;&quot;_&quot;); &quot;&quot;&quot; =&gt; &quot;&quot;&quot;; [.B$1];[TXT.B28];&quot;&quot;&quot;,&quot;);&quot;&quot;)">
            <text:p/>
          </table:table-cell>
          <table:table-cell table:formula="of:=IF(ISTEXT([TXT.C28]);CONCATENATE(&quot;&quot;&quot;&quot;;SUBSTITUTE([TXT.C28];&quot; &quot;;&quot;_&quot;); &quot;&quot;&quot; =&gt; &quot;&quot;&quot;; [.C$1];[TXT.C28];&quot;&quot;&quot;,&quot;);&quot;&quot;)">
            <text:p/>
          </table:table-cell>
          <table:table-cell table:formula="of:=IF(ISTEXT([TXT.D28]);CONCATENATE(&quot;&quot;&quot;&quot;;SUBSTITUTE([TXT.D28];&quot; &quot;;&quot;_&quot;); &quot;&quot;&quot; =&gt; &quot;&quot;&quot;; [.D$1];[TXT.D28];&quot;&quot;&quot;,&quot;);&quot;&quot;)" office:value-type="string" office:string-value="&quot;herb_cultivation&quot; =&gt; &quot;&amp;nbsp;&amp;nbsp;&amp;nbsp;&amp;nbsp;&amp;nbsp;&amp;nbsp;herb cultivation&quot;,">
            <text:p>"herb_cultivation" =&gt; "&amp;nbsp;&amp;nbsp;&amp;nbsp;&amp;nbsp;&amp;nbsp;&amp;nbsp;herb cultivation",</text:p>
          </table:table-cell>
          <table:table-cell table:formula="of:=IF(ISTEXT([TXT.E28]);CONCATENATE(&quot;&quot;&quot;&quot;;SUBSTITUTE([TXT.E28];&quot; &quot;;&quot;_&quot;); &quot;&quot;&quot; =&gt; &quot;&quot;&quot;; [.E$1];[TXT.E28];&quot;&quot;&quot;,&quot;);&quot;&quot;)">
            <text:p/>
          </table:table-cell>
          <table:table-cell table:formula="of:=IF(ISTEXT([TXT.F28]);CONCATENATE(&quot;&quot;&quot;&quot;;SUBSTITUTE([TXT.F28];&quot; &quot;;&quot;_&quot;); &quot;&quot;&quot; =&gt; &quot;&quot;&quot;; [.F$1];[TXT.F28];&quot;&quot;&quot;,&quot;);&quot;&quot;)">
            <text:p/>
          </table:table-cell>
        </table:table-row>
        <table:table-row table:style-name="ro1">
          <table:table-cell table:formula="of:=IF(ISTEXT([TXT.A29]);CONCATENATE(&quot;&quot;&quot;&quot;;SUBSTITUTE([TXT.A29];&quot; &quot;;&quot;_&quot;); &quot;&quot;&quot; =&gt; &quot;&quot;&quot;; [.A$1];[TXT.A29];&quot;&quot;&quot;,&quot;);&quot;&quot;)">
            <text:p/>
          </table:table-cell>
          <table:table-cell table:formula="of:=IF(ISTEXT([TXT.B29]);CONCATENATE(&quot;&quot;&quot;&quot;;SUBSTITUTE([TXT.B29];&quot; &quot;;&quot;_&quot;); &quot;&quot;&quot; =&gt; &quot;&quot;&quot;; [.B$1];[TXT.B29];&quot;&quot;&quot;,&quot;);&quot;&quot;)">
            <text:p/>
          </table:table-cell>
          <table:table-cell table:formula="of:=IF(ISTEXT([TXT.C29]);CONCATENATE(&quot;&quot;&quot;&quot;;SUBSTITUTE([TXT.C29];&quot; &quot;;&quot;_&quot;); &quot;&quot;&quot; =&gt; &quot;&quot;&quot;; [.C$1];[TXT.C29];&quot;&quot;&quot;,&quot;);&quot;&quot;)">
            <text:p/>
          </table:table-cell>
          <table:table-cell table:formula="of:=IF(ISTEXT([TXT.D29]);CONCATENATE(&quot;&quot;&quot;&quot;;SUBSTITUTE([TXT.D29];&quot; &quot;;&quot;_&quot;); &quot;&quot;&quot; =&gt; &quot;&quot;&quot;; [.D$1];[TXT.D29];&quot;&quot;&quot;,&quot;);&quot;&quot;)" office:value-type="string" office:string-value="&quot;horticulture&quot; =&gt; &quot;&amp;nbsp;&amp;nbsp;&amp;nbsp;&amp;nbsp;&amp;nbsp;&amp;nbsp;horticulture&quot;,">
            <text:p>"horticulture" =&gt; "&amp;nbsp;&amp;nbsp;&amp;nbsp;&amp;nbsp;&amp;nbsp;&amp;nbsp;horticulture",</text:p>
          </table:table-cell>
          <table:table-cell table:formula="of:=IF(ISTEXT([TXT.E29]);CONCATENATE(&quot;&quot;&quot;&quot;;SUBSTITUTE([TXT.E29];&quot; &quot;;&quot;_&quot;); &quot;&quot;&quot; =&gt; &quot;&quot;&quot;; [.E$1];[TXT.E29];&quot;&quot;&quot;,&quot;);&quot;&quot;)">
            <text:p/>
          </table:table-cell>
          <table:table-cell table:formula="of:=IF(ISTEXT([TXT.F29]);CONCATENATE(&quot;&quot;&quot;&quot;;SUBSTITUTE([TXT.F29];&quot; &quot;;&quot;_&quot;); &quot;&quot;&quot; =&gt; &quot;&quot;&quot;; [.F$1];[TXT.F29];&quot;&quot;&quot;,&quot;);&quot;&quot;)">
            <text:p/>
          </table:table-cell>
        </table:table-row>
        <table:table-row table:style-name="ro1">
          <table:table-cell table:formula="of:=IF(ISTEXT([TXT.A30]);CONCATENATE(&quot;&quot;&quot;&quot;;SUBSTITUTE([TXT.A30];&quot; &quot;;&quot;_&quot;); &quot;&quot;&quot; =&gt; &quot;&quot;&quot;; [.A$1];[TXT.A30];&quot;&quot;&quot;,&quot;);&quot;&quot;)">
            <text:p/>
          </table:table-cell>
          <table:table-cell table:formula="of:=IF(ISTEXT([TXT.B30]);CONCATENATE(&quot;&quot;&quot;&quot;;SUBSTITUTE([TXT.B30];&quot; &quot;;&quot;_&quot;); &quot;&quot;&quot; =&gt; &quot;&quot;&quot;; [.B$1];[TXT.B30];&quot;&quot;&quot;,&quot;);&quot;&quot;)">
            <text:p/>
          </table:table-cell>
          <table:table-cell table:formula="of:=IF(ISTEXT([TXT.C30]);CONCATENATE(&quot;&quot;&quot;&quot;;SUBSTITUTE([TXT.C30];&quot; &quot;;&quot;_&quot;); &quot;&quot;&quot; =&gt; &quot;&quot;&quot;; [.C$1];[TXT.C30];&quot;&quot;&quot;,&quot;);&quot;&quot;)">
            <text:p/>
          </table:table-cell>
          <table:table-cell table:formula="of:=IF(ISTEXT([TXT.D30]);CONCATENATE(&quot;&quot;&quot;&quot;;SUBSTITUTE([TXT.D30];&quot; &quot;;&quot;_&quot;); &quot;&quot;&quot; =&gt; &quot;&quot;&quot;; [.D$1];[TXT.D30];&quot;&quot;&quot;,&quot;);&quot;&quot;)" office:value-type="string" office:string-value="&quot;multicropping&quot; =&gt; &quot;&amp;nbsp;&amp;nbsp;&amp;nbsp;&amp;nbsp;&amp;nbsp;&amp;nbsp;multicropping&quot;,">
            <text:p>"multicropping" =&gt; "&amp;nbsp;&amp;nbsp;&amp;nbsp;&amp;nbsp;&amp;nbsp;&amp;nbsp;multicropping",</text:p>
          </table:table-cell>
          <table:table-cell table:formula="of:=IF(ISTEXT([TXT.E30]);CONCATENATE(&quot;&quot;&quot;&quot;;SUBSTITUTE([TXT.E30];&quot; &quot;;&quot;_&quot;); &quot;&quot;&quot; =&gt; &quot;&quot;&quot;; [.E$1];[TXT.E30];&quot;&quot;&quot;,&quot;);&quot;&quot;)">
            <text:p/>
          </table:table-cell>
          <table:table-cell table:formula="of:=IF(ISTEXT([TXT.F30]);CONCATENATE(&quot;&quot;&quot;&quot;;SUBSTITUTE([TXT.F30];&quot; &quot;;&quot;_&quot;); &quot;&quot;&quot; =&gt; &quot;&quot;&quot;; [.F$1];[TXT.F30];&quot;&quot;&quot;,&quot;);&quot;&quot;)">
            <text:p/>
          </table:table-cell>
        </table:table-row>
        <table:table-row table:style-name="ro1">
          <table:table-cell table:formula="of:=IF(ISTEXT([TXT.A31]);CONCATENATE(&quot;&quot;&quot;&quot;;SUBSTITUTE([TXT.A31];&quot; &quot;;&quot;_&quot;); &quot;&quot;&quot; =&gt; &quot;&quot;&quot;; [.A$1];[TXT.A31];&quot;&quot;&quot;,&quot;);&quot;&quot;)">
            <text:p/>
          </table:table-cell>
          <table:table-cell table:formula="of:=IF(ISTEXT([TXT.B31]);CONCATENATE(&quot;&quot;&quot;&quot;;SUBSTITUTE([TXT.B31];&quot; &quot;;&quot;_&quot;); &quot;&quot;&quot; =&gt; &quot;&quot;&quot;; [.B$1];[TXT.B31];&quot;&quot;&quot;,&quot;);&quot;&quot;)">
            <text:p/>
          </table:table-cell>
          <table:table-cell table:formula="of:=IF(ISTEXT([TXT.C31]);CONCATENATE(&quot;&quot;&quot;&quot;;SUBSTITUTE([TXT.C31];&quot; &quot;;&quot;_&quot;); &quot;&quot;&quot; =&gt; &quot;&quot;&quot;; [.C$1];[TXT.C31];&quot;&quot;&quot;,&quot;);&quot;&quot;)">
            <text:p/>
          </table:table-cell>
          <table:table-cell table:formula="of:=IF(ISTEXT([TXT.D31]);CONCATENATE(&quot;&quot;&quot;&quot;;SUBSTITUTE([TXT.D31];&quot; &quot;;&quot;_&quot;); &quot;&quot;&quot; =&gt; &quot;&quot;&quot;; [.D$1];[TXT.D31];&quot;&quot;&quot;,&quot;);&quot;&quot;)" office:value-type="string" office:string-value="&quot;pest_control&quot; =&gt; &quot;&amp;nbsp;&amp;nbsp;&amp;nbsp;&amp;nbsp;&amp;nbsp;&amp;nbsp;pest control&quot;,">
            <text:p>"pest_control" =&gt; "&amp;nbsp;&amp;nbsp;&amp;nbsp;&amp;nbsp;&amp;nbsp;&amp;nbsp;pest control",</text:p>
          </table:table-cell>
          <table:table-cell table:formula="of:=IF(ISTEXT([TXT.E31]);CONCATENATE(&quot;&quot;&quot;&quot;;SUBSTITUTE([TXT.E31];&quot; &quot;;&quot;_&quot;); &quot;&quot;&quot; =&gt; &quot;&quot;&quot;; [.E$1];[TXT.E31];&quot;&quot;&quot;,&quot;);&quot;&quot;)">
            <text:p/>
          </table:table-cell>
          <table:table-cell table:formula="of:=IF(ISTEXT([TXT.F31]);CONCATENATE(&quot;&quot;&quot;&quot;;SUBSTITUTE([TXT.F31];&quot; &quot;;&quot;_&quot;); &quot;&quot;&quot; =&gt; &quot;&quot;&quot;; [.F$1];[TXT.F31];&quot;&quot;&quot;,&quot;);&quot;&quot;)">
            <text:p/>
          </table:table-cell>
        </table:table-row>
        <table:table-row table:style-name="ro1">
          <table:table-cell table:formula="of:=IF(ISTEXT([TXT.A32]);CONCATENATE(&quot;&quot;&quot;&quot;;SUBSTITUTE([TXT.A32];&quot; &quot;;&quot;_&quot;); &quot;&quot;&quot; =&gt; &quot;&quot;&quot;; [.A$1];[TXT.A32];&quot;&quot;&quot;,&quot;);&quot;&quot;)">
            <text:p/>
          </table:table-cell>
          <table:table-cell table:formula="of:=IF(ISTEXT([TXT.B32]);CONCATENATE(&quot;&quot;&quot;&quot;;SUBSTITUTE([TXT.B32];&quot; &quot;;&quot;_&quot;); &quot;&quot;&quot; =&gt; &quot;&quot;&quot;; [.B$1];[TXT.B32];&quot;&quot;&quot;,&quot;);&quot;&quot;)">
            <text:p/>
          </table:table-cell>
          <table:table-cell table:formula="of:=IF(ISTEXT([TXT.C32]);CONCATENATE(&quot;&quot;&quot;&quot;;SUBSTITUTE([TXT.C32];&quot; &quot;;&quot;_&quot;); &quot;&quot;&quot; =&gt; &quot;&quot;&quot;; [.C$1];[TXT.C32];&quot;&quot;&quot;,&quot;);&quot;&quot;)">
            <text:p/>
          </table:table-cell>
          <table:table-cell table:formula="of:=IF(ISTEXT([TXT.D32]);CONCATENATE(&quot;&quot;&quot;&quot;;SUBSTITUTE([TXT.D32];&quot; &quot;;&quot;_&quot;); &quot;&quot;&quot; =&gt; &quot;&quot;&quot;; [.D$1];[TXT.D32];&quot;&quot;&quot;,&quot;);&quot;&quot;)" office:value-type="string" office:string-value="&quot;plowing&quot; =&gt; &quot;&amp;nbsp;&amp;nbsp;&amp;nbsp;&amp;nbsp;&amp;nbsp;&amp;nbsp;plowing&quot;,">
            <text:p>"plowing" =&gt; "&amp;nbsp;&amp;nbsp;&amp;nbsp;&amp;nbsp;&amp;nbsp;&amp;nbsp;plowing",</text:p>
          </table:table-cell>
          <table:table-cell table:formula="of:=IF(ISTEXT([TXT.E32]);CONCATENATE(&quot;&quot;&quot;&quot;;SUBSTITUTE([TXT.E32];&quot; &quot;;&quot;_&quot;); &quot;&quot;&quot; =&gt; &quot;&quot;&quot;; [.E$1];[TXT.E32];&quot;&quot;&quot;,&quot;);&quot;&quot;)">
            <text:p/>
          </table:table-cell>
          <table:table-cell table:formula="of:=IF(ISTEXT([TXT.F32]);CONCATENATE(&quot;&quot;&quot;&quot;;SUBSTITUTE([TXT.F32];&quot; &quot;;&quot;_&quot;); &quot;&quot;&quot; =&gt; &quot;&quot;&quot;; [.F$1];[TXT.F32];&quot;&quot;&quot;,&quot;);&quot;&quot;)">
            <text:p/>
          </table:table-cell>
        </table:table-row>
        <table:table-row table:style-name="ro1">
          <table:table-cell table:formula="of:=IF(ISTEXT([TXT.A33]);CONCATENATE(&quot;&quot;&quot;&quot;;SUBSTITUTE([TXT.A33];&quot; &quot;;&quot;_&quot;); &quot;&quot;&quot; =&gt; &quot;&quot;&quot;; [.A$1];[TXT.A33];&quot;&quot;&quot;,&quot;);&quot;&quot;)">
            <text:p/>
          </table:table-cell>
          <table:table-cell table:formula="of:=IF(ISTEXT([TXT.B33]);CONCATENATE(&quot;&quot;&quot;&quot;;SUBSTITUTE([TXT.B33];&quot; &quot;;&quot;_&quot;); &quot;&quot;&quot; =&gt; &quot;&quot;&quot;; [.B$1];[TXT.B33];&quot;&quot;&quot;,&quot;);&quot;&quot;)">
            <text:p/>
          </table:table-cell>
          <table:table-cell table:formula="of:=IF(ISTEXT([TXT.C33]);CONCATENATE(&quot;&quot;&quot;&quot;;SUBSTITUTE([TXT.C33];&quot; &quot;;&quot;_&quot;); &quot;&quot;&quot; =&gt; &quot;&quot;&quot;; [.C$1];[TXT.C33];&quot;&quot;&quot;,&quot;);&quot;&quot;)">
            <text:p/>
          </table:table-cell>
          <table:table-cell table:formula="of:=IF(ISTEXT([TXT.D33]);CONCATENATE(&quot;&quot;&quot;&quot;;SUBSTITUTE([TXT.D33];&quot; &quot;;&quot;_&quot;); &quot;&quot;&quot; =&gt; &quot;&quot;&quot;; [.D$1];[TXT.D33];&quot;&quot;&quot;,&quot;);&quot;&quot;)" office:value-type="string" office:string-value="&quot;post_harvest&quot; =&gt; &quot;&amp;nbsp;&amp;nbsp;&amp;nbsp;&amp;nbsp;&amp;nbsp;&amp;nbsp;post harvest&quot;,">
            <text:p>"post_harvest" =&gt; "&amp;nbsp;&amp;nbsp;&amp;nbsp;&amp;nbsp;&amp;nbsp;&amp;nbsp;post harvest",</text:p>
          </table:table-cell>
          <table:table-cell table:formula="of:=IF(ISTEXT([TXT.E33]);CONCATENATE(&quot;&quot;&quot;&quot;;SUBSTITUTE([TXT.E33];&quot; &quot;;&quot;_&quot;); &quot;&quot;&quot; =&gt; &quot;&quot;&quot;; [.E$1];[TXT.E33];&quot;&quot;&quot;,&quot;);&quot;&quot;)">
            <text:p/>
          </table:table-cell>
          <table:table-cell table:formula="of:=IF(ISTEXT([TXT.F33]);CONCATENATE(&quot;&quot;&quot;&quot;;SUBSTITUTE([TXT.F33];&quot; &quot;;&quot;_&quot;); &quot;&quot;&quot; =&gt; &quot;&quot;&quot;; [.F$1];[TXT.F33];&quot;&quot;&quot;,&quot;);&quot;&quot;)">
            <text:p/>
          </table:table-cell>
        </table:table-row>
        <table:table-row table:style-name="ro1">
          <table:table-cell table:formula="of:=IF(ISTEXT([TXT.A34]);CONCATENATE(&quot;&quot;&quot;&quot;;SUBSTITUTE([TXT.A34];&quot; &quot;;&quot;_&quot;); &quot;&quot;&quot; =&gt; &quot;&quot;&quot;; [.A$1];[TXT.A34];&quot;&quot;&quot;,&quot;);&quot;&quot;)">
            <text:p/>
          </table:table-cell>
          <table:table-cell table:formula="of:=IF(ISTEXT([TXT.B34]);CONCATENATE(&quot;&quot;&quot;&quot;;SUBSTITUTE([TXT.B34];&quot; &quot;;&quot;_&quot;); &quot;&quot;&quot; =&gt; &quot;&quot;&quot;; [.B$1];[TXT.B34];&quot;&quot;&quot;,&quot;);&quot;&quot;)">
            <text:p/>
          </table:table-cell>
          <table:table-cell table:formula="of:=IF(ISTEXT([TXT.C34]);CONCATENATE(&quot;&quot;&quot;&quot;;SUBSTITUTE([TXT.C34];&quot; &quot;;&quot;_&quot;); &quot;&quot;&quot; =&gt; &quot;&quot;&quot;; [.C$1];[TXT.C34];&quot;&quot;&quot;,&quot;);&quot;&quot;)">
            <text:p/>
          </table:table-cell>
          <table:table-cell table:formula="of:=IF(ISTEXT([TXT.D34]);CONCATENATE(&quot;&quot;&quot;&quot;;SUBSTITUTE([TXT.D34];&quot; &quot;;&quot;_&quot;); &quot;&quot;&quot; =&gt; &quot;&quot;&quot;; [.D$1];[TXT.D34];&quot;&quot;&quot;,&quot;);&quot;&quot;)" office:value-type="string" office:string-value="&quot;sowing&quot; =&gt; &quot;&amp;nbsp;&amp;nbsp;&amp;nbsp;&amp;nbsp;&amp;nbsp;&amp;nbsp;sowing&quot;,">
            <text:p>"sowing" =&gt; "&amp;nbsp;&amp;nbsp;&amp;nbsp;&amp;nbsp;&amp;nbsp;&amp;nbsp;sowing",</text:p>
          </table:table-cell>
          <table:table-cell table:formula="of:=IF(ISTEXT([TXT.E34]);CONCATENATE(&quot;&quot;&quot;&quot;;SUBSTITUTE([TXT.E34];&quot; &quot;;&quot;_&quot;); &quot;&quot;&quot; =&gt; &quot;&quot;&quot;; [.E$1];[TXT.E34];&quot;&quot;&quot;,&quot;);&quot;&quot;)">
            <text:p/>
          </table:table-cell>
          <table:table-cell table:formula="of:=IF(ISTEXT([TXT.F34]);CONCATENATE(&quot;&quot;&quot;&quot;;SUBSTITUTE([TXT.F34];&quot; &quot;;&quot;_&quot;); &quot;&quot;&quot; =&gt; &quot;&quot;&quot;; [.F$1];[TXT.F34];&quot;&quot;&quot;,&quot;);&quot;&quot;)">
            <text:p/>
          </table:table-cell>
        </table:table-row>
        <table:table-row table:style-name="ro1">
          <table:table-cell table:formula="of:=IF(ISTEXT([TXT.A35]);CONCATENATE(&quot;&quot;&quot;&quot;;SUBSTITUTE([TXT.A35];&quot; &quot;;&quot;_&quot;); &quot;&quot;&quot; =&gt; &quot;&quot;&quot;; [.A$1];[TXT.A35];&quot;&quot;&quot;,&quot;);&quot;&quot;)">
            <text:p/>
          </table:table-cell>
          <table:table-cell table:formula="of:=IF(ISTEXT([TXT.B35]);CONCATENATE(&quot;&quot;&quot;&quot;;SUBSTITUTE([TXT.B35];&quot; &quot;;&quot;_&quot;); &quot;&quot;&quot; =&gt; &quot;&quot;&quot;; [.B$1];[TXT.B35];&quot;&quot;&quot;,&quot;);&quot;&quot;)">
            <text:p/>
          </table:table-cell>
          <table:table-cell table:formula="of:=IF(ISTEXT([TXT.C35]);CONCATENATE(&quot;&quot;&quot;&quot;;SUBSTITUTE([TXT.C35];&quot; &quot;;&quot;_&quot;); &quot;&quot;&quot; =&gt; &quot;&quot;&quot;; [.C$1];[TXT.C35];&quot;&quot;&quot;,&quot;);&quot;&quot;)">
            <text:p/>
          </table:table-cell>
          <table:table-cell table:formula="of:=IF(ISTEXT([TXT.D35]);CONCATENATE(&quot;&quot;&quot;&quot;;SUBSTITUTE([TXT.D35];&quot; &quot;;&quot;_&quot;); &quot;&quot;&quot; =&gt; &quot;&quot;&quot;; [.D$1];[TXT.D35];&quot;&quot;&quot;,&quot;);&quot;&quot;)" office:value-type="string" office:string-value="&quot;tillage&quot; =&gt; &quot;&amp;nbsp;&amp;nbsp;&amp;nbsp;&amp;nbsp;&amp;nbsp;&amp;nbsp;tillage&quot;,">
            <text:p>"tillage" =&gt; "&amp;nbsp;&amp;nbsp;&amp;nbsp;&amp;nbsp;&amp;nbsp;&amp;nbsp;tillage",</text:p>
          </table:table-cell>
          <table:table-cell table:formula="of:=IF(ISTEXT([TXT.E35]);CONCATENATE(&quot;&quot;&quot;&quot;;SUBSTITUTE([TXT.E35];&quot; &quot;;&quot;_&quot;); &quot;&quot;&quot; =&gt; &quot;&quot;&quot;; [.E$1];[TXT.E35];&quot;&quot;&quot;,&quot;);&quot;&quot;)">
            <text:p/>
          </table:table-cell>
          <table:table-cell table:formula="of:=IF(ISTEXT([TXT.F35]);CONCATENATE(&quot;&quot;&quot;&quot;;SUBSTITUTE([TXT.F35];&quot; &quot;;&quot;_&quot;); &quot;&quot;&quot; =&gt; &quot;&quot;&quot;; [.F$1];[TXT.F35];&quot;&quot;&quot;,&quot;);&quot;&quot;)">
            <text:p/>
          </table:table-cell>
        </table:table-row>
        <table:table-row table:style-name="ro1">
          <table:table-cell table:formula="of:=IF(ISTEXT([TXT.A36]);CONCATENATE(&quot;&quot;&quot;&quot;;SUBSTITUTE([TXT.A36];&quot; &quot;;&quot;_&quot;); &quot;&quot;&quot; =&gt; &quot;&quot;&quot;; [.A$1];[TXT.A36];&quot;&quot;&quot;,&quot;);&quot;&quot;)">
            <text:p/>
          </table:table-cell>
          <table:table-cell table:formula="of:=IF(ISTEXT([TXT.B36]);CONCATENATE(&quot;&quot;&quot;&quot;;SUBSTITUTE([TXT.B36];&quot; &quot;;&quot;_&quot;); &quot;&quot;&quot; =&gt; &quot;&quot;&quot;; [.B$1];[TXT.B36];&quot;&quot;&quot;,&quot;);&quot;&quot;)">
            <text:p/>
          </table:table-cell>
          <table:table-cell table:formula="of:=IF(ISTEXT([TXT.C36]);CONCATENATE(&quot;&quot;&quot;&quot;;SUBSTITUTE([TXT.C36];&quot; &quot;;&quot;_&quot;); &quot;&quot;&quot; =&gt; &quot;&quot;&quot;; [.C$1];[TXT.C36];&quot;&quot;&quot;,&quot;);&quot;&quot;)">
            <text:p/>
          </table:table-cell>
          <table:table-cell table:formula="of:=IF(ISTEXT([TXT.D36]);CONCATENATE(&quot;&quot;&quot;&quot;;SUBSTITUTE([TXT.D36];&quot; &quot;;&quot;_&quot;); &quot;&quot;&quot; =&gt; &quot;&quot;&quot;; [.D$1];[TXT.D36];&quot;&quot;&quot;,&quot;);&quot;&quot;)" office:value-type="string" office:string-value="&quot;viticulture&quot; =&gt; &quot;&amp;nbsp;&amp;nbsp;&amp;nbsp;&amp;nbsp;&amp;nbsp;&amp;nbsp;viticulture&quot;,">
            <text:p>"viticulture" =&gt; "&amp;nbsp;&amp;nbsp;&amp;nbsp;&amp;nbsp;&amp;nbsp;&amp;nbsp;viticulture",</text:p>
          </table:table-cell>
          <table:table-cell table:formula="of:=IF(ISTEXT([TXT.E36]);CONCATENATE(&quot;&quot;&quot;&quot;;SUBSTITUTE([TXT.E36];&quot; &quot;;&quot;_&quot;); &quot;&quot;&quot; =&gt; &quot;&quot;&quot;; [.E$1];[TXT.E36];&quot;&quot;&quot;,&quot;);&quot;&quot;)">
            <text:p/>
          </table:table-cell>
          <table:table-cell table:formula="of:=IF(ISTEXT([TXT.F36]);CONCATENATE(&quot;&quot;&quot;&quot;;SUBSTITUTE([TXT.F36];&quot; &quot;;&quot;_&quot;); &quot;&quot;&quot; =&gt; &quot;&quot;&quot;; [.F$1];[TXT.F36];&quot;&quot;&quot;,&quot;);&quot;&quot;)">
            <text:p/>
          </table:table-cell>
        </table:table-row>
        <table:table-row table:style-name="ro1">
          <table:table-cell table:formula="of:=IF(ISTEXT([TXT.A37]);CONCATENATE(&quot;&quot;&quot;&quot;;SUBSTITUTE([TXT.A37];&quot; &quot;;&quot;_&quot;); &quot;&quot;&quot; =&gt; &quot;&quot;&quot;; [.A$1];[TXT.A37];&quot;&quot;&quot;,&quot;);&quot;&quot;)">
            <text:p/>
          </table:table-cell>
          <table:table-cell table:formula="of:=IF(ISTEXT([TXT.B37]);CONCATENATE(&quot;&quot;&quot;&quot;;SUBSTITUTE([TXT.B37];&quot; &quot;;&quot;_&quot;); &quot;&quot;&quot; =&gt; &quot;&quot;&quot;; [.B$1];[TXT.B37];&quot;&quot;&quot;,&quot;);&quot;&quot;)">
            <text:p/>
          </table:table-cell>
          <table:table-cell table:formula="of:=IF(ISTEXT([TXT.C37]);CONCATENATE(&quot;&quot;&quot;&quot;;SUBSTITUTE([TXT.C37];&quot; &quot;;&quot;_&quot;); &quot;&quot;&quot; =&gt; &quot;&quot;&quot;; [.C$1];[TXT.C37];&quot;&quot;&quot;,&quot;);&quot;&quot;)" office:value-type="string" office:string-value="&quot;processing_activity&quot; =&gt; &quot;&amp;nbsp;&amp;nbsp;&amp;nbsp;&amp;nbsp;processing activity&quot;,">
            <text:p>"processing_activity" =&gt; "&amp;nbsp;&amp;nbsp;&amp;nbsp;&amp;nbsp;processing activity",</text:p>
          </table:table-cell>
          <table:table-cell table:formula="of:=IF(ISTEXT([TXT.D37]);CONCATENATE(&quot;&quot;&quot;&quot;;SUBSTITUTE([TXT.D37];&quot; &quot;;&quot;_&quot;); &quot;&quot;&quot; =&gt; &quot;&quot;&quot;; [.D$1];[TXT.D37];&quot;&quot;&quot;,&quot;);&quot;&quot;)">
            <text:p/>
          </table:table-cell>
          <table:table-cell table:formula="of:=IF(ISTEXT([TXT.E37]);CONCATENATE(&quot;&quot;&quot;&quot;;SUBSTITUTE([TXT.E37];&quot; &quot;;&quot;_&quot;); &quot;&quot;&quot; =&gt; &quot;&quot;&quot;; [.E$1];[TXT.E37];&quot;&quot;&quot;,&quot;);&quot;&quot;)">
            <text:p/>
          </table:table-cell>
          <table:table-cell table:formula="of:=IF(ISTEXT([TXT.F37]);CONCATENATE(&quot;&quot;&quot;&quot;;SUBSTITUTE([TXT.F37];&quot; &quot;;&quot;_&quot;); &quot;&quot;&quot; =&gt; &quot;&quot;&quot;; [.F$1];[TXT.F37];&quot;&quot;&quot;,&quot;);&quot;&quot;)">
            <text:p/>
          </table:table-cell>
        </table:table-row>
        <table:table-row table:style-name="ro1">
          <table:table-cell table:formula="of:=IF(ISTEXT([TXT.A38]);CONCATENATE(&quot;&quot;&quot;&quot;;SUBSTITUTE([TXT.A38];&quot; &quot;;&quot;_&quot;); &quot;&quot;&quot; =&gt; &quot;&quot;&quot;; [.A$1];[TXT.A38];&quot;&quot;&quot;,&quot;);&quot;&quot;)">
            <text:p/>
          </table:table-cell>
          <table:table-cell table:formula="of:=IF(ISTEXT([TXT.B38]);CONCATENATE(&quot;&quot;&quot;&quot;;SUBSTITUTE([TXT.B38];&quot; &quot;;&quot;_&quot;); &quot;&quot;&quot; =&gt; &quot;&quot;&quot;; [.B$1];[TXT.B38];&quot;&quot;&quot;,&quot;);&quot;&quot;)">
            <text:p/>
          </table:table-cell>
          <table:table-cell table:formula="of:=IF(ISTEXT([TXT.C38]);CONCATENATE(&quot;&quot;&quot;&quot;;SUBSTITUTE([TXT.C38];&quot; &quot;;&quot;_&quot;); &quot;&quot;&quot; =&gt; &quot;&quot;&quot;; [.C$1];[TXT.C38];&quot;&quot;&quot;,&quot;);&quot;&quot;)">
            <text:p/>
          </table:table-cell>
          <table:table-cell table:formula="of:=IF(ISTEXT([TXT.D38]);CONCATENATE(&quot;&quot;&quot;&quot;;SUBSTITUTE([TXT.D38];&quot; &quot;;&quot;_&quot;); &quot;&quot;&quot; =&gt; &quot;&quot;&quot;; [.D$1];[TXT.D38];&quot;&quot;&quot;,&quot;);&quot;&quot;)" office:value-type="string" office:string-value="&quot;animal_feed_processing&quot; =&gt; &quot;&amp;nbsp;&amp;nbsp;&amp;nbsp;&amp;nbsp;&amp;nbsp;&amp;nbsp;animal feed processing&quot;,">
            <text:p>"animal_feed_processing" =&gt; "&amp;nbsp;&amp;nbsp;&amp;nbsp;&amp;nbsp;&amp;nbsp;&amp;nbsp;animal feed processing",</text:p>
          </table:table-cell>
          <table:table-cell table:formula="of:=IF(ISTEXT([TXT.E38]);CONCATENATE(&quot;&quot;&quot;&quot;;SUBSTITUTE([TXT.E38];&quot; &quot;;&quot;_&quot;); &quot;&quot;&quot; =&gt; &quot;&quot;&quot;; [.E$1];[TXT.E38];&quot;&quot;&quot;,&quot;);&quot;&quot;)">
            <text:p/>
          </table:table-cell>
          <table:table-cell table:formula="of:=IF(ISTEXT([TXT.F38]);CONCATENATE(&quot;&quot;&quot;&quot;;SUBSTITUTE([TXT.F38];&quot; &quot;;&quot;_&quot;); &quot;&quot;&quot; =&gt; &quot;&quot;&quot;; [.F$1];[TXT.F38];&quot;&quot;&quot;,&quot;);&quot;&quot;)">
            <text:p/>
          </table:table-cell>
        </table:table-row>
        <table:table-row table:style-name="ro1">
          <table:table-cell table:formula="of:=IF(ISTEXT([TXT.A39]);CONCATENATE(&quot;&quot;&quot;&quot;;SUBSTITUTE([TXT.A39];&quot; &quot;;&quot;_&quot;); &quot;&quot;&quot; =&gt; &quot;&quot;&quot;; [.A$1];[TXT.A39];&quot;&quot;&quot;,&quot;);&quot;&quot;)">
            <text:p/>
          </table:table-cell>
          <table:table-cell table:formula="of:=IF(ISTEXT([TXT.B39]);CONCATENATE(&quot;&quot;&quot;&quot;;SUBSTITUTE([TXT.B39];&quot; &quot;;&quot;_&quot;); &quot;&quot;&quot; =&gt; &quot;&quot;&quot;; [.B$1];[TXT.B39];&quot;&quot;&quot;,&quot;);&quot;&quot;)">
            <text:p/>
          </table:table-cell>
          <table:table-cell table:formula="of:=IF(ISTEXT([TXT.C39]);CONCATENATE(&quot;&quot;&quot;&quot;;SUBSTITUTE([TXT.C39];&quot; &quot;;&quot;_&quot;); &quot;&quot;&quot; =&gt; &quot;&quot;&quot;; [.C$1];[TXT.C39];&quot;&quot;&quot;,&quot;);&quot;&quot;)">
            <text:p/>
          </table:table-cell>
          <table:table-cell table:formula="of:=IF(ISTEXT([TXT.D39]);CONCATENATE(&quot;&quot;&quot;&quot;;SUBSTITUTE([TXT.D39];&quot; &quot;;&quot;_&quot;); &quot;&quot;&quot; =&gt; &quot;&quot;&quot;; [.D$1];[TXT.D39];&quot;&quot;&quot;,&quot;);&quot;&quot;)" office:value-type="string" office:string-value="&quot;dairy_processing&quot; =&gt; &quot;&amp;nbsp;&amp;nbsp;&amp;nbsp;&amp;nbsp;&amp;nbsp;&amp;nbsp;dairy processing&quot;,">
            <text:p>"dairy_processing" =&gt; "&amp;nbsp;&amp;nbsp;&amp;nbsp;&amp;nbsp;&amp;nbsp;&amp;nbsp;dairy processing",</text:p>
          </table:table-cell>
          <table:table-cell table:formula="of:=IF(ISTEXT([TXT.E39]);CONCATENATE(&quot;&quot;&quot;&quot;;SUBSTITUTE([TXT.E39];&quot; &quot;;&quot;_&quot;); &quot;&quot;&quot; =&gt; &quot;&quot;&quot;; [.E$1];[TXT.E39];&quot;&quot;&quot;,&quot;);&quot;&quot;)">
            <text:p/>
          </table:table-cell>
          <table:table-cell table:formula="of:=IF(ISTEXT([TXT.F39]);CONCATENATE(&quot;&quot;&quot;&quot;;SUBSTITUTE([TXT.F39];&quot; &quot;;&quot;_&quot;); &quot;&quot;&quot; =&gt; &quot;&quot;&quot;; [.F$1];[TXT.F39];&quot;&quot;&quot;,&quot;);&quot;&quot;)">
            <text:p/>
          </table:table-cell>
        </table:table-row>
        <table:table-row table:style-name="ro1">
          <table:table-cell table:formula="of:=IF(ISTEXT([TXT.A40]);CONCATENATE(&quot;&quot;&quot;&quot;;SUBSTITUTE([TXT.A40];&quot; &quot;;&quot;_&quot;); &quot;&quot;&quot; =&gt; &quot;&quot;&quot;; [.A$1];[TXT.A40];&quot;&quot;&quot;,&quot;);&quot;&quot;)">
            <text:p/>
          </table:table-cell>
          <table:table-cell table:formula="of:=IF(ISTEXT([TXT.B40]);CONCATENATE(&quot;&quot;&quot;&quot;;SUBSTITUTE([TXT.B40];&quot; &quot;;&quot;_&quot;); &quot;&quot;&quot; =&gt; &quot;&quot;&quot;; [.B$1];[TXT.B40];&quot;&quot;&quot;,&quot;);&quot;&quot;)">
            <text:p/>
          </table:table-cell>
          <table:table-cell table:formula="of:=IF(ISTEXT([TXT.C40]);CONCATENATE(&quot;&quot;&quot;&quot;;SUBSTITUTE([TXT.C40];&quot; &quot;;&quot;_&quot;); &quot;&quot;&quot; =&gt; &quot;&quot;&quot;; [.C$1];[TXT.C40];&quot;&quot;&quot;,&quot;);&quot;&quot;)">
            <text:p/>
          </table:table-cell>
          <table:table-cell table:formula="of:=IF(ISTEXT([TXT.D40]);CONCATENATE(&quot;&quot;&quot;&quot;;SUBSTITUTE([TXT.D40];&quot; &quot;;&quot;_&quot;); &quot;&quot;&quot; =&gt; &quot;&quot;&quot;; [.D$1];[TXT.D40];&quot;&quot;&quot;,&quot;);&quot;&quot;)" office:value-type="string" office:string-value="&quot;food_processing&quot; =&gt; &quot;&amp;nbsp;&amp;nbsp;&amp;nbsp;&amp;nbsp;&amp;nbsp;&amp;nbsp;food processing&quot;,">
            <text:p>"food_processing" =&gt; "&amp;nbsp;&amp;nbsp;&amp;nbsp;&amp;nbsp;&amp;nbsp;&amp;nbsp;food processing",</text:p>
          </table:table-cell>
          <table:table-cell table:formula="of:=IF(ISTEXT([TXT.E40]);CONCATENATE(&quot;&quot;&quot;&quot;;SUBSTITUTE([TXT.E40];&quot; &quot;;&quot;_&quot;); &quot;&quot;&quot; =&gt; &quot;&quot;&quot;; [.E$1];[TXT.E40];&quot;&quot;&quot;,&quot;);&quot;&quot;)">
            <text:p/>
          </table:table-cell>
          <table:table-cell table:formula="of:=IF(ISTEXT([TXT.F40]);CONCATENATE(&quot;&quot;&quot;&quot;;SUBSTITUTE([TXT.F40];&quot; &quot;;&quot;_&quot;); &quot;&quot;&quot; =&gt; &quot;&quot;&quot;; [.F$1];[TXT.F40];&quot;&quot;&quot;,&quot;);&quot;&quot;)">
            <text:p/>
          </table:table-cell>
        </table:table-row>
        <table:table-row table:style-name="ro1">
          <table:table-cell table:formula="of:=IF(ISTEXT([TXT.A41]);CONCATENATE(&quot;&quot;&quot;&quot;;SUBSTITUTE([TXT.A41];&quot; &quot;;&quot;_&quot;); &quot;&quot;&quot; =&gt; &quot;&quot;&quot;; [.A$1];[TXT.A41];&quot;&quot;&quot;,&quot;);&quot;&quot;)">
            <text:p/>
          </table:table-cell>
          <table:table-cell table:formula="of:=IF(ISTEXT([TXT.B41]);CONCATENATE(&quot;&quot;&quot;&quot;;SUBSTITUTE([TXT.B41];&quot; &quot;;&quot;_&quot;); &quot;&quot;&quot; =&gt; &quot;&quot;&quot;; [.B$1];[TXT.B41];&quot;&quot;&quot;,&quot;);&quot;&quot;)">
            <text:p/>
          </table:table-cell>
          <table:table-cell table:formula="of:=IF(ISTEXT([TXT.C41]);CONCATENATE(&quot;&quot;&quot;&quot;;SUBSTITUTE([TXT.C41];&quot; &quot;;&quot;_&quot;); &quot;&quot;&quot; =&gt; &quot;&quot;&quot;; [.C$1];[TXT.C41];&quot;&quot;&quot;,&quot;);&quot;&quot;)">
            <text:p/>
          </table:table-cell>
          <table:table-cell table:formula="of:=IF(ISTEXT([TXT.D41]);CONCATENATE(&quot;&quot;&quot;&quot;;SUBSTITUTE([TXT.D41];&quot; &quot;;&quot;_&quot;); &quot;&quot;&quot; =&gt; &quot;&quot;&quot;; [.D$1];[TXT.D41];&quot;&quot;&quot;,&quot;);&quot;&quot;)" office:value-type="string" office:string-value="&quot;meat_processing&quot; =&gt; &quot;&amp;nbsp;&amp;nbsp;&amp;nbsp;&amp;nbsp;&amp;nbsp;&amp;nbsp;meat processing&quot;,">
            <text:p>"meat_processing" =&gt; "&amp;nbsp;&amp;nbsp;&amp;nbsp;&amp;nbsp;&amp;nbsp;&amp;nbsp;meat processing",</text:p>
          </table:table-cell>
          <table:table-cell table:formula="of:=IF(ISTEXT([TXT.E41]);CONCATENATE(&quot;&quot;&quot;&quot;;SUBSTITUTE([TXT.E41];&quot; &quot;;&quot;_&quot;); &quot;&quot;&quot; =&gt; &quot;&quot;&quot;; [.E$1];[TXT.E41];&quot;&quot;&quot;,&quot;);&quot;&quot;)">
            <text:p/>
          </table:table-cell>
          <table:table-cell table:formula="of:=IF(ISTEXT([TXT.F41]);CONCATENATE(&quot;&quot;&quot;&quot;;SUBSTITUTE([TXT.F41];&quot; &quot;;&quot;_&quot;); &quot;&quot;&quot; =&gt; &quot;&quot;&quot;; [.F$1];[TXT.F41];&quot;&quot;&quot;,&quot;);&quot;&quot;)">
            <text:p/>
          </table:table-cell>
        </table:table-row>
        <table:table-row table:style-name="ro1">
          <table:table-cell table:formula="of:=IF(ISTEXT([TXT.A42]);CONCATENATE(&quot;&quot;&quot;&quot;;SUBSTITUTE([TXT.A42];&quot; &quot;;&quot;_&quot;); &quot;&quot;&quot; =&gt; &quot;&quot;&quot;; [.A$1];[TXT.A42];&quot;&quot;&quot;,&quot;);&quot;&quot;)">
            <text:p/>
          </table:table-cell>
          <table:table-cell table:formula="of:=IF(ISTEXT([TXT.B42]);CONCATENATE(&quot;&quot;&quot;&quot;;SUBSTITUTE([TXT.B42];&quot; &quot;;&quot;_&quot;); &quot;&quot;&quot; =&gt; &quot;&quot;&quot;; [.B$1];[TXT.B42];&quot;&quot;&quot;,&quot;);&quot;&quot;)" office:value-type="string" office:string-value="&quot;non_production_activity&quot; =&gt; &quot;&amp;nbsp;&amp;nbsp;non production activity&quot;,">
            <text:p>"non_production_activity" =&gt; "&amp;nbsp;&amp;nbsp;non production activity",</text:p>
          </table:table-cell>
          <table:table-cell table:formula="of:=IF(ISTEXT([TXT.C42]);CONCATENATE(&quot;&quot;&quot;&quot;;SUBSTITUTE([TXT.C42];&quot; &quot;;&quot;_&quot;); &quot;&quot;&quot; =&gt; &quot;&quot;&quot;; [.C$1];[TXT.C42];&quot;&quot;&quot;,&quot;);&quot;&quot;)">
            <text:p/>
          </table:table-cell>
          <table:table-cell table:formula="of:=IF(ISTEXT([TXT.D42]);CONCATENATE(&quot;&quot;&quot;&quot;;SUBSTITUTE([TXT.D42];&quot; &quot;;&quot;_&quot;); &quot;&quot;&quot; =&gt; &quot;&quot;&quot;; [.D$1];[TXT.D42];&quot;&quot;&quot;,&quot;);&quot;&quot;)">
            <text:p/>
          </table:table-cell>
          <table:table-cell table:formula="of:=IF(ISTEXT([TXT.E42]);CONCATENATE(&quot;&quot;&quot;&quot;;SUBSTITUTE([TXT.E42];&quot; &quot;;&quot;_&quot;); &quot;&quot;&quot; =&gt; &quot;&quot;&quot;; [.E$1];[TXT.E42];&quot;&quot;&quot;,&quot;);&quot;&quot;)">
            <text:p/>
          </table:table-cell>
          <table:table-cell table:formula="of:=IF(ISTEXT([TXT.F42]);CONCATENATE(&quot;&quot;&quot;&quot;;SUBSTITUTE([TXT.F42];&quot; &quot;;&quot;_&quot;); &quot;&quot;&quot; =&gt; &quot;&quot;&quot;; [.F$1];[TXT.F42];&quot;&quot;&quot;,&quot;);&quot;&quot;)">
            <text:p/>
          </table:table-cell>
        </table:table-row>
        <table:table-row table:style-name="ro1">
          <table:table-cell table:formula="of:=IF(ISTEXT([TXT.A43]);CONCATENATE(&quot;&quot;&quot;&quot;;SUBSTITUTE([TXT.A43];&quot; &quot;;&quot;_&quot;); &quot;&quot;&quot; =&gt; &quot;&quot;&quot;; [.A$1];[TXT.A43];&quot;&quot;&quot;,&quot;);&quot;&quot;)">
            <text:p/>
          </table:table-cell>
          <table:table-cell table:formula="of:=IF(ISTEXT([TXT.B43]);CONCATENATE(&quot;&quot;&quot;&quot;;SUBSTITUTE([TXT.B43];&quot; &quot;;&quot;_&quot;); &quot;&quot;&quot; =&gt; &quot;&quot;&quot;; [.B$1];[TXT.B43];&quot;&quot;&quot;,&quot;);&quot;&quot;)">
            <text:p/>
          </table:table-cell>
          <table:table-cell table:formula="of:=IF(ISTEXT([TXT.C43]);CONCATENATE(&quot;&quot;&quot;&quot;;SUBSTITUTE([TXT.C43];&quot; &quot;;&quot;_&quot;); &quot;&quot;&quot; =&gt; &quot;&quot;&quot;; [.C$1];[TXT.C43];&quot;&quot;&quot;,&quot;);&quot;&quot;)" office:value-type="string" office:string-value="&quot;educational_activity&quot; =&gt; &quot;&amp;nbsp;&amp;nbsp;&amp;nbsp;&amp;nbsp;educational activity&quot;,">
            <text:p>"educational_activity" =&gt; "&amp;nbsp;&amp;nbsp;&amp;nbsp;&amp;nbsp;educational activity",</text:p>
          </table:table-cell>
          <table:table-cell table:formula="of:=IF(ISTEXT([TXT.D43]);CONCATENATE(&quot;&quot;&quot;&quot;;SUBSTITUTE([TXT.D43];&quot; &quot;;&quot;_&quot;); &quot;&quot;&quot; =&gt; &quot;&quot;&quot;; [.D$1];[TXT.D43];&quot;&quot;&quot;,&quot;);&quot;&quot;)">
            <text:p/>
          </table:table-cell>
          <table:table-cell table:formula="of:=IF(ISTEXT([TXT.E43]);CONCATENATE(&quot;&quot;&quot;&quot;;SUBSTITUTE([TXT.E43];&quot; &quot;;&quot;_&quot;); &quot;&quot;&quot; =&gt; &quot;&quot;&quot;; [.E$1];[TXT.E43];&quot;&quot;&quot;,&quot;);&quot;&quot;)">
            <text:p/>
          </table:table-cell>
          <table:table-cell table:formula="of:=IF(ISTEXT([TXT.F43]);CONCATENATE(&quot;&quot;&quot;&quot;;SUBSTITUTE([TXT.F43];&quot; &quot;;&quot;_&quot;); &quot;&quot;&quot; =&gt; &quot;&quot;&quot;; [.F$1];[TXT.F43];&quot;&quot;&quot;,&quot;);&quot;&quot;)">
            <text:p/>
          </table:table-cell>
        </table:table-row>
        <table:table-row table:style-name="ro1">
          <table:table-cell table:formula="of:=IF(ISTEXT([TXT.A44]);CONCATENATE(&quot;&quot;&quot;&quot;;SUBSTITUTE([TXT.A44];&quot; &quot;;&quot;_&quot;); &quot;&quot;&quot; =&gt; &quot;&quot;&quot;; [.A$1];[TXT.A44];&quot;&quot;&quot;,&quot;);&quot;&quot;)">
            <text:p/>
          </table:table-cell>
          <table:table-cell table:formula="of:=IF(ISTEXT([TXT.B44]);CONCATENATE(&quot;&quot;&quot;&quot;;SUBSTITUTE([TXT.B44];&quot; &quot;;&quot;_&quot;); &quot;&quot;&quot; =&gt; &quot;&quot;&quot;; [.B$1];[TXT.B44];&quot;&quot;&quot;,&quot;);&quot;&quot;)">
            <text:p/>
          </table:table-cell>
          <table:table-cell table:formula="of:=IF(ISTEXT([TXT.C44]);CONCATENATE(&quot;&quot;&quot;&quot;;SUBSTITUTE([TXT.C44];&quot; &quot;;&quot;_&quot;); &quot;&quot;&quot; =&gt; &quot;&quot;&quot;; [.C$1];[TXT.C44];&quot;&quot;&quot;,&quot;);&quot;&quot;)">
            <text:p/>
          </table:table-cell>
          <table:table-cell table:formula="of:=IF(ISTEXT([TXT.D44]);CONCATENATE(&quot;&quot;&quot;&quot;;SUBSTITUTE([TXT.D44];&quot; &quot;;&quot;_&quot;); &quot;&quot;&quot; =&gt; &quot;&quot;&quot;; [.D$1];[TXT.D44];&quot;&quot;&quot;,&quot;);&quot;&quot;)" office:value-type="string" office:string-value="&quot;green_care&quot; =&gt; &quot;&amp;nbsp;&amp;nbsp;&amp;nbsp;&amp;nbsp;&amp;nbsp;&amp;nbsp;green care&quot;,">
            <text:p>"green_care" =&gt; "&amp;nbsp;&amp;nbsp;&amp;nbsp;&amp;nbsp;&amp;nbsp;&amp;nbsp;green care",</text:p>
          </table:table-cell>
          <table:table-cell table:formula="of:=IF(ISTEXT([TXT.E44]);CONCATENATE(&quot;&quot;&quot;&quot;;SUBSTITUTE([TXT.E44];&quot; &quot;;&quot;_&quot;); &quot;&quot;&quot; =&gt; &quot;&quot;&quot;; [.E$1];[TXT.E44];&quot;&quot;&quot;,&quot;);&quot;&quot;)">
            <text:p/>
          </table:table-cell>
          <table:table-cell table:formula="of:=IF(ISTEXT([TXT.F44]);CONCATENATE(&quot;&quot;&quot;&quot;;SUBSTITUTE([TXT.F44];&quot; &quot;;&quot;_&quot;); &quot;&quot;&quot; =&gt; &quot;&quot;&quot;; [.F$1];[TXT.F44];&quot;&quot;&quot;,&quot;);&quot;&quot;)">
            <text:p/>
          </table:table-cell>
        </table:table-row>
        <table:table-row table:style-name="ro1">
          <table:table-cell table:formula="of:=IF(ISTEXT([TXT.A45]);CONCATENATE(&quot;&quot;&quot;&quot;;SUBSTITUTE([TXT.A45];&quot; &quot;;&quot;_&quot;); &quot;&quot;&quot; =&gt; &quot;&quot;&quot;; [.A$1];[TXT.A45];&quot;&quot;&quot;,&quot;);&quot;&quot;)">
            <text:p/>
          </table:table-cell>
          <table:table-cell table:formula="of:=IF(ISTEXT([TXT.B45]);CONCATENATE(&quot;&quot;&quot;&quot;;SUBSTITUTE([TXT.B45];&quot; &quot;;&quot;_&quot;); &quot;&quot;&quot; =&gt; &quot;&quot;&quot;; [.B$1];[TXT.B45];&quot;&quot;&quot;,&quot;);&quot;&quot;)">
            <text:p/>
          </table:table-cell>
          <table:table-cell table:formula="of:=IF(ISTEXT([TXT.C45]);CONCATENATE(&quot;&quot;&quot;&quot;;SUBSTITUTE([TXT.C45];&quot; &quot;;&quot;_&quot;); &quot;&quot;&quot; =&gt; &quot;&quot;&quot;; [.C$1];[TXT.C45];&quot;&quot;&quot;,&quot;);&quot;&quot;)">
            <text:p/>
          </table:table-cell>
          <table:table-cell table:formula="of:=IF(ISTEXT([TXT.D45]);CONCATENATE(&quot;&quot;&quot;&quot;;SUBSTITUTE([TXT.D45];&quot; &quot;;&quot;_&quot;); &quot;&quot;&quot; =&gt; &quot;&quot;&quot;; [.D$1];[TXT.D45];&quot;&quot;&quot;,&quot;);&quot;&quot;)" office:value-type="string" office:string-value="&quot;learning&quot; =&gt; &quot;&amp;nbsp;&amp;nbsp;&amp;nbsp;&amp;nbsp;&amp;nbsp;&amp;nbsp;learning&quot;,">
            <text:p>"learning" =&gt; "&amp;nbsp;&amp;nbsp;&amp;nbsp;&amp;nbsp;&amp;nbsp;&amp;nbsp;learning",</text:p>
          </table:table-cell>
          <table:table-cell table:formula="of:=IF(ISTEXT([TXT.E45]);CONCATENATE(&quot;&quot;&quot;&quot;;SUBSTITUTE([TXT.E45];&quot; &quot;;&quot;_&quot;); &quot;&quot;&quot; =&gt; &quot;&quot;&quot;; [.E$1];[TXT.E45];&quot;&quot;&quot;,&quot;);&quot;&quot;)">
            <text:p/>
          </table:table-cell>
          <table:table-cell table:formula="of:=IF(ISTEXT([TXT.F45]);CONCATENATE(&quot;&quot;&quot;&quot;;SUBSTITUTE([TXT.F45];&quot; &quot;;&quot;_&quot;); &quot;&quot;&quot; =&gt; &quot;&quot;&quot;; [.F$1];[TXT.F45];&quot;&quot;&quot;,&quot;);&quot;&quot;)">
            <text:p/>
          </table:table-cell>
        </table:table-row>
        <table:table-row table:style-name="ro1">
          <table:table-cell table:formula="of:=IF(ISTEXT([TXT.A46]);CONCATENATE(&quot;&quot;&quot;&quot;;SUBSTITUTE([TXT.A46];&quot; &quot;;&quot;_&quot;); &quot;&quot;&quot; =&gt; &quot;&quot;&quot;; [.A$1];[TXT.A46];&quot;&quot;&quot;,&quot;);&quot;&quot;)">
            <text:p/>
          </table:table-cell>
          <table:table-cell table:formula="of:=IF(ISTEXT([TXT.B46]);CONCATENATE(&quot;&quot;&quot;&quot;;SUBSTITUTE([TXT.B46];&quot; &quot;;&quot;_&quot;); &quot;&quot;&quot; =&gt; &quot;&quot;&quot;; [.B$1];[TXT.B46];&quot;&quot;&quot;,&quot;);&quot;&quot;)">
            <text:p/>
          </table:table-cell>
          <table:table-cell table:formula="of:=IF(ISTEXT([TXT.C46]);CONCATENATE(&quot;&quot;&quot;&quot;;SUBSTITUTE([TXT.C46];&quot; &quot;;&quot;_&quot;); &quot;&quot;&quot; =&gt; &quot;&quot;&quot;; [.C$1];[TXT.C46];&quot;&quot;&quot;,&quot;);&quot;&quot;)">
            <text:p/>
          </table:table-cell>
          <table:table-cell table:formula="of:=IF(ISTEXT([TXT.D46]);CONCATENATE(&quot;&quot;&quot;&quot;;SUBSTITUTE([TXT.D46];&quot; &quot;;&quot;_&quot;); &quot;&quot;&quot; =&gt; &quot;&quot;&quot;; [.D$1];[TXT.D46];&quot;&quot;&quot;,&quot;);&quot;&quot;)" office:value-type="string" office:string-value="&quot;research&quot; =&gt; &quot;&amp;nbsp;&amp;nbsp;&amp;nbsp;&amp;nbsp;&amp;nbsp;&amp;nbsp;research&quot;,">
            <text:p>"research" =&gt; "&amp;nbsp;&amp;nbsp;&amp;nbsp;&amp;nbsp;&amp;nbsp;&amp;nbsp;research",</text:p>
          </table:table-cell>
          <table:table-cell table:formula="of:=IF(ISTEXT([TXT.E46]);CONCATENATE(&quot;&quot;&quot;&quot;;SUBSTITUTE([TXT.E46];&quot; &quot;;&quot;_&quot;); &quot;&quot;&quot; =&gt; &quot;&quot;&quot;; [.E$1];[TXT.E46];&quot;&quot;&quot;,&quot;);&quot;&quot;)">
            <text:p/>
          </table:table-cell>
          <table:table-cell table:formula="of:=IF(ISTEXT([TXT.F46]);CONCATENATE(&quot;&quot;&quot;&quot;;SUBSTITUTE([TXT.F46];&quot; &quot;;&quot;_&quot;); &quot;&quot;&quot; =&gt; &quot;&quot;&quot;; [.F$1];[TXT.F46];&quot;&quot;&quot;,&quot;);&quot;&quot;)">
            <text:p/>
          </table:table-cell>
        </table:table-row>
        <table:table-row table:style-name="ro1">
          <table:table-cell table:formula="of:=IF(ISTEXT([TXT.A47]);CONCATENATE(&quot;&quot;&quot;&quot;;SUBSTITUTE([TXT.A47];&quot; &quot;;&quot;_&quot;); &quot;&quot;&quot; =&gt; &quot;&quot;&quot;; [.A$1];[TXT.A47];&quot;&quot;&quot;,&quot;);&quot;&quot;)">
            <text:p/>
          </table:table-cell>
          <table:table-cell table:formula="of:=IF(ISTEXT([TXT.B47]);CONCATENATE(&quot;&quot;&quot;&quot;;SUBSTITUTE([TXT.B47];&quot; &quot;;&quot;_&quot;); &quot;&quot;&quot; =&gt; &quot;&quot;&quot;; [.B$1];[TXT.B47];&quot;&quot;&quot;,&quot;);&quot;&quot;)">
            <text:p/>
          </table:table-cell>
          <table:table-cell table:formula="of:=IF(ISTEXT([TXT.C47]);CONCATENATE(&quot;&quot;&quot;&quot;;SUBSTITUTE([TXT.C47];&quot; &quot;;&quot;_&quot;); &quot;&quot;&quot; =&gt; &quot;&quot;&quot;; [.C$1];[TXT.C47];&quot;&quot;&quot;,&quot;);&quot;&quot;)">
            <text:p/>
          </table:table-cell>
          <table:table-cell table:formula="of:=IF(ISTEXT([TXT.D47]);CONCATENATE(&quot;&quot;&quot;&quot;;SUBSTITUTE([TXT.D47];&quot; &quot;;&quot;_&quot;); &quot;&quot;&quot; =&gt; &quot;&quot;&quot;; [.D$1];[TXT.D47];&quot;&quot;&quot;,&quot;);&quot;&quot;)" office:value-type="string" office:string-value="&quot;teaching&quot; =&gt; &quot;&amp;nbsp;&amp;nbsp;&amp;nbsp;&amp;nbsp;&amp;nbsp;&amp;nbsp;teaching&quot;,">
            <text:p>"teaching" =&gt; "&amp;nbsp;&amp;nbsp;&amp;nbsp;&amp;nbsp;&amp;nbsp;&amp;nbsp;teaching",</text:p>
          </table:table-cell>
          <table:table-cell table:formula="of:=IF(ISTEXT([TXT.E47]);CONCATENATE(&quot;&quot;&quot;&quot;;SUBSTITUTE([TXT.E47];&quot; &quot;;&quot;_&quot;); &quot;&quot;&quot; =&gt; &quot;&quot;&quot;; [.E$1];[TXT.E47];&quot;&quot;&quot;,&quot;);&quot;&quot;)">
            <text:p/>
          </table:table-cell>
          <table:table-cell table:formula="of:=IF(ISTEXT([TXT.F47]);CONCATENATE(&quot;&quot;&quot;&quot;;SUBSTITUTE([TXT.F47];&quot; &quot;;&quot;_&quot;); &quot;&quot;&quot; =&gt; &quot;&quot;&quot;; [.F$1];[TXT.F47];&quot;&quot;&quot;,&quot;);&quot;&quot;)">
            <text:p/>
          </table:table-cell>
        </table:table-row>
        <table:table-row table:style-name="ro1">
          <table:table-cell table:formula="of:=IF(ISTEXT([TXT.A48]);CONCATENATE(&quot;&quot;&quot;&quot;;SUBSTITUTE([TXT.A48];&quot; &quot;;&quot;_&quot;); &quot;&quot;&quot; =&gt; &quot;&quot;&quot;; [.A$1];[TXT.A48];&quot;&quot;&quot;,&quot;);&quot;&quot;)">
            <text:p/>
          </table:table-cell>
          <table:table-cell table:formula="of:=IF(ISTEXT([TXT.B48]);CONCATENATE(&quot;&quot;&quot;&quot;;SUBSTITUTE([TXT.B48];&quot; &quot;;&quot;_&quot;); &quot;&quot;&quot; =&gt; &quot;&quot;&quot;; [.B$1];[TXT.B48];&quot;&quot;&quot;,&quot;);&quot;&quot;)">
            <text:p/>
          </table:table-cell>
          <table:table-cell table:formula="of:=IF(ISTEXT([TXT.C48]);CONCATENATE(&quot;&quot;&quot;&quot;;SUBSTITUTE([TXT.C48];&quot; &quot;;&quot;_&quot;); &quot;&quot;&quot; =&gt; &quot;&quot;&quot;; [.C$1];[TXT.C48];&quot;&quot;&quot;,&quot;);&quot;&quot;)">
            <text:p/>
          </table:table-cell>
          <table:table-cell table:formula="of:=IF(ISTEXT([TXT.D48]);CONCATENATE(&quot;&quot;&quot;&quot;;SUBSTITUTE([TXT.D48];&quot; &quot;;&quot;_&quot;); &quot;&quot;&quot; =&gt; &quot;&quot;&quot;; [.D$1];[TXT.D48];&quot;&quot;&quot;,&quot;);&quot;&quot;)" office:value-type="string" office:string-value="&quot;training&quot; =&gt; &quot;&amp;nbsp;&amp;nbsp;&amp;nbsp;&amp;nbsp;&amp;nbsp;&amp;nbsp;training&quot;,">
            <text:p>"training" =&gt; "&amp;nbsp;&amp;nbsp;&amp;nbsp;&amp;nbsp;&amp;nbsp;&amp;nbsp;training",</text:p>
          </table:table-cell>
          <table:table-cell table:formula="of:=IF(ISTEXT([TXT.E48]);CONCATENATE(&quot;&quot;&quot;&quot;;SUBSTITUTE([TXT.E48];&quot; &quot;;&quot;_&quot;); &quot;&quot;&quot; =&gt; &quot;&quot;&quot;; [.E$1];[TXT.E48];&quot;&quot;&quot;,&quot;);&quot;&quot;)">
            <text:p/>
          </table:table-cell>
          <table:table-cell table:formula="of:=IF(ISTEXT([TXT.F48]);CONCATENATE(&quot;&quot;&quot;&quot;;SUBSTITUTE([TXT.F48];&quot; &quot;;&quot;_&quot;); &quot;&quot;&quot; =&gt; &quot;&quot;&quot;; [.F$1];[TXT.F48];&quot;&quot;&quot;,&quot;);&quot;&quot;)">
            <text:p/>
          </table:table-cell>
        </table:table-row>
        <table:table-row table:style-name="ro1">
          <table:table-cell table:formula="of:=IF(ISTEXT([TXT.A49]);CONCATENATE(&quot;&quot;&quot;&quot;;SUBSTITUTE([TXT.A49];&quot; &quot;;&quot;_&quot;); &quot;&quot;&quot; =&gt; &quot;&quot;&quot;; [.A$1];[TXT.A49];&quot;&quot;&quot;,&quot;);&quot;&quot;)">
            <text:p/>
          </table:table-cell>
          <table:table-cell table:formula="of:=IF(ISTEXT([TXT.B49]);CONCATENATE(&quot;&quot;&quot;&quot;;SUBSTITUTE([TXT.B49];&quot; &quot;;&quot;_&quot;); &quot;&quot;&quot; =&gt; &quot;&quot;&quot;; [.B$1];[TXT.B49];&quot;&quot;&quot;,&quot;);&quot;&quot;)">
            <text:p/>
          </table:table-cell>
          <table:table-cell table:formula="of:=IF(ISTEXT([TXT.C49]);CONCATENATE(&quot;&quot;&quot;&quot;;SUBSTITUTE([TXT.C49];&quot; &quot;;&quot;_&quot;); &quot;&quot;&quot; =&gt; &quot;&quot;&quot;; [.C$1];[TXT.C49];&quot;&quot;&quot;,&quot;);&quot;&quot;)" office:value-type="string" office:string-value="&quot;service_oriented_activity&quot; =&gt; &quot;&amp;nbsp;&amp;nbsp;&amp;nbsp;&amp;nbsp;service oriented activity&quot;,">
            <text:p>"service_oriented_activity" =&gt; "&amp;nbsp;&amp;nbsp;&amp;nbsp;&amp;nbsp;service oriented activity",</text:p>
          </table:table-cell>
          <table:table-cell table:formula="of:=IF(ISTEXT([TXT.D49]);CONCATENATE(&quot;&quot;&quot;&quot;;SUBSTITUTE([TXT.D49];&quot; &quot;;&quot;_&quot;); &quot;&quot;&quot; =&gt; &quot;&quot;&quot;; [.D$1];[TXT.D49];&quot;&quot;&quot;,&quot;);&quot;&quot;)">
            <text:p/>
          </table:table-cell>
          <table:table-cell table:formula="of:=IF(ISTEXT([TXT.E49]);CONCATENATE(&quot;&quot;&quot;&quot;;SUBSTITUTE([TXT.E49];&quot; &quot;;&quot;_&quot;); &quot;&quot;&quot; =&gt; &quot;&quot;&quot;; [.E$1];[TXT.E49];&quot;&quot;&quot;,&quot;);&quot;&quot;)">
            <text:p/>
          </table:table-cell>
          <table:table-cell table:formula="of:=IF(ISTEXT([TXT.F49]);CONCATENATE(&quot;&quot;&quot;&quot;;SUBSTITUTE([TXT.F49];&quot; &quot;;&quot;_&quot;); &quot;&quot;&quot; =&gt; &quot;&quot;&quot;; [.F$1];[TXT.F49];&quot;&quot;&quot;,&quot;);&quot;&quot;)">
            <text:p/>
          </table:table-cell>
        </table:table-row>
        <table:table-row table:style-name="ro1">
          <table:table-cell table:formula="of:=IF(ISTEXT([TXT.A50]);CONCATENATE(&quot;&quot;&quot;&quot;;SUBSTITUTE([TXT.A50];&quot; &quot;;&quot;_&quot;); &quot;&quot;&quot; =&gt; &quot;&quot;&quot;; [.A$1];[TXT.A50];&quot;&quot;&quot;,&quot;);&quot;&quot;)">
            <text:p/>
          </table:table-cell>
          <table:table-cell table:formula="of:=IF(ISTEXT([TXT.B50]);CONCATENATE(&quot;&quot;&quot;&quot;;SUBSTITUTE([TXT.B50];&quot; &quot;;&quot;_&quot;); &quot;&quot;&quot; =&gt; &quot;&quot;&quot;; [.B$1];[TXT.B50];&quot;&quot;&quot;,&quot;);&quot;&quot;)">
            <text:p/>
          </table:table-cell>
          <table:table-cell table:formula="of:=IF(ISTEXT([TXT.C50]);CONCATENATE(&quot;&quot;&quot;&quot;;SUBSTITUTE([TXT.C50];&quot; &quot;;&quot;_&quot;); &quot;&quot;&quot; =&gt; &quot;&quot;&quot;; [.C$1];[TXT.C50];&quot;&quot;&quot;,&quot;);&quot;&quot;)">
            <text:p/>
          </table:table-cell>
          <table:table-cell table:formula="of:=IF(ISTEXT([TXT.D50]);CONCATENATE(&quot;&quot;&quot;&quot;;SUBSTITUTE([TXT.D50];&quot; &quot;;&quot;_&quot;); &quot;&quot;&quot; =&gt; &quot;&quot;&quot;; [.D$1];[TXT.D50];&quot;&quot;&quot;,&quot;);&quot;&quot;)" office:value-type="string" office:string-value="&quot;community_service&quot; =&gt; &quot;&amp;nbsp;&amp;nbsp;&amp;nbsp;&amp;nbsp;&amp;nbsp;&amp;nbsp;community service&quot;,">
            <text:p>"community_service" =&gt; "&amp;nbsp;&amp;nbsp;&amp;nbsp;&amp;nbsp;&amp;nbsp;&amp;nbsp;community service",</text:p>
          </table:table-cell>
          <table:table-cell table:formula="of:=IF(ISTEXT([TXT.E50]);CONCATENATE(&quot;&quot;&quot;&quot;;SUBSTITUTE([TXT.E50];&quot; &quot;;&quot;_&quot;); &quot;&quot;&quot; =&gt; &quot;&quot;&quot;; [.E$1];[TXT.E50];&quot;&quot;&quot;,&quot;);&quot;&quot;)">
            <text:p/>
          </table:table-cell>
          <table:table-cell table:formula="of:=IF(ISTEXT([TXT.F50]);CONCATENATE(&quot;&quot;&quot;&quot;;SUBSTITUTE([TXT.F50];&quot; &quot;;&quot;_&quot;); &quot;&quot;&quot; =&gt; &quot;&quot;&quot;; [.F$1];[TXT.F50];&quot;&quot;&quot;,&quot;);&quot;&quot;)">
            <text:p/>
          </table:table-cell>
        </table:table-row>
        <table:table-row table:style-name="ro1">
          <table:table-cell table:formula="of:=IF(ISTEXT([TXT.A51]);CONCATENATE(&quot;&quot;&quot;&quot;;SUBSTITUTE([TXT.A51];&quot; &quot;;&quot;_&quot;); &quot;&quot;&quot; =&gt; &quot;&quot;&quot;; [.A$1];[TXT.A51];&quot;&quot;&quot;,&quot;);&quot;&quot;)">
            <text:p/>
          </table:table-cell>
          <table:table-cell table:formula="of:=IF(ISTEXT([TXT.B51]);CONCATENATE(&quot;&quot;&quot;&quot;;SUBSTITUTE([TXT.B51];&quot; &quot;;&quot;_&quot;); &quot;&quot;&quot; =&gt; &quot;&quot;&quot;; [.B$1];[TXT.B51];&quot;&quot;&quot;,&quot;);&quot;&quot;)">
            <text:p/>
          </table:table-cell>
          <table:table-cell table:formula="of:=IF(ISTEXT([TXT.C51]);CONCATENATE(&quot;&quot;&quot;&quot;;SUBSTITUTE([TXT.C51];&quot; &quot;;&quot;_&quot;); &quot;&quot;&quot; =&gt; &quot;&quot;&quot;; [.C$1];[TXT.C51];&quot;&quot;&quot;,&quot;);&quot;&quot;)">
            <text:p/>
          </table:table-cell>
          <table:table-cell table:formula="of:=IF(ISTEXT([TXT.D51]);CONCATENATE(&quot;&quot;&quot;&quot;;SUBSTITUTE([TXT.D51];&quot; &quot;;&quot;_&quot;); &quot;&quot;&quot; =&gt; &quot;&quot;&quot;; [.D$1];[TXT.D51];&quot;&quot;&quot;,&quot;);&quot;&quot;)" office:value-type="string" office:string-value="&quot;ecotourism&quot; =&gt; &quot;&amp;nbsp;&amp;nbsp;&amp;nbsp;&amp;nbsp;&amp;nbsp;&amp;nbsp;ecotourism&quot;,">
            <text:p>"ecotourism" =&gt; "&amp;nbsp;&amp;nbsp;&amp;nbsp;&amp;nbsp;&amp;nbsp;&amp;nbsp;ecotourism",</text:p>
          </table:table-cell>
          <table:table-cell table:formula="of:=IF(ISTEXT([TXT.E51]);CONCATENATE(&quot;&quot;&quot;&quot;;SUBSTITUTE([TXT.E51];&quot; &quot;;&quot;_&quot;); &quot;&quot;&quot; =&gt; &quot;&quot;&quot;; [.E$1];[TXT.E51];&quot;&quot;&quot;,&quot;);&quot;&quot;)">
            <text:p/>
          </table:table-cell>
          <table:table-cell table:formula="of:=IF(ISTEXT([TXT.F51]);CONCATENATE(&quot;&quot;&quot;&quot;;SUBSTITUTE([TXT.F51];&quot; &quot;;&quot;_&quot;); &quot;&quot;&quot; =&gt; &quot;&quot;&quot;; [.F$1];[TXT.F51];&quot;&quot;&quot;,&quot;);&quot;&quot;)">
            <text:p/>
          </table:table-cell>
        </table:table-row>
        <table:table-row table:style-name="ro1">
          <table:table-cell table:formula="of:=IF(ISTEXT([TXT.A52]);CONCATENATE(&quot;&quot;&quot;&quot;;SUBSTITUTE([TXT.A52];&quot; &quot;;&quot;_&quot;); &quot;&quot;&quot; =&gt; &quot;&quot;&quot;; [.A$1];[TXT.A52];&quot;&quot;&quot;,&quot;);&quot;&quot;)" office:value-type="string" office:string-value="&quot;Entity&quot; =&gt; &quot;Entity&quot;,">
            <text:p>"Entity" =&gt; "Entity",</text:p>
          </table:table-cell>
          <table:table-cell table:formula="of:=IF(ISTEXT([TXT.B52]);CONCATENATE(&quot;&quot;&quot;&quot;;SUBSTITUTE([TXT.B52];&quot; &quot;;&quot;_&quot;); &quot;&quot;&quot; =&gt; &quot;&quot;&quot;; [.B$1];[TXT.B52];&quot;&quot;&quot;,&quot;);&quot;&quot;)">
            <text:p/>
          </table:table-cell>
          <table:table-cell table:formula="of:=IF(ISTEXT([TXT.C52]);CONCATENATE(&quot;&quot;&quot;&quot;;SUBSTITUTE([TXT.C52];&quot; &quot;;&quot;_&quot;); &quot;&quot;&quot; =&gt; &quot;&quot;&quot;; [.C$1];[TXT.C52];&quot;&quot;&quot;,&quot;);&quot;&quot;)">
            <text:p/>
          </table:table-cell>
          <table:table-cell table:formula="of:=IF(ISTEXT([TXT.D52]);CONCATENATE(&quot;&quot;&quot;&quot;;SUBSTITUTE([TXT.D52];&quot; &quot;;&quot;_&quot;); &quot;&quot;&quot; =&gt; &quot;&quot;&quot;; [.D$1];[TXT.D52];&quot;&quot;&quot;,&quot;);&quot;&quot;)">
            <text:p/>
          </table:table-cell>
          <table:table-cell table:formula="of:=IF(ISTEXT([TXT.E52]);CONCATENATE(&quot;&quot;&quot;&quot;;SUBSTITUTE([TXT.E52];&quot; &quot;;&quot;_&quot;); &quot;&quot;&quot; =&gt; &quot;&quot;&quot;; [.E$1];[TXT.E52];&quot;&quot;&quot;,&quot;);&quot;&quot;)">
            <text:p/>
          </table:table-cell>
          <table:table-cell table:formula="of:=IF(ISTEXT([TXT.F52]);CONCATENATE(&quot;&quot;&quot;&quot;;SUBSTITUTE([TXT.F52];&quot; &quot;;&quot;_&quot;); &quot;&quot;&quot; =&gt; &quot;&quot;&quot;; [.F$1];[TXT.F52];&quot;&quot;&quot;,&quot;);&quot;&quot;)">
            <text:p/>
          </table:table-cell>
        </table:table-row>
        <table:table-row table:style-name="ro1">
          <table:table-cell table:formula="of:=IF(ISTEXT([TXT.A53]);CONCATENATE(&quot;&quot;&quot;&quot;;SUBSTITUTE([TXT.A53];&quot; &quot;;&quot;_&quot;); &quot;&quot;&quot; =&gt; &quot;&quot;&quot;; [.A$1];[TXT.A53];&quot;&quot;&quot;,&quot;);&quot;&quot;)">
            <text:p/>
          </table:table-cell>
          <table:table-cell table:formula="of:=IF(ISTEXT([TXT.B53]);CONCATENATE(&quot;&quot;&quot;&quot;;SUBSTITUTE([TXT.B53];&quot; &quot;;&quot;_&quot;); &quot;&quot;&quot; =&gt; &quot;&quot;&quot;; [.B$1];[TXT.B53];&quot;&quot;&quot;,&quot;);&quot;&quot;)" office:value-type="string" office:string-value="&quot;natural_person&quot; =&gt; &quot;&amp;nbsp;&amp;nbsp;natural person&quot;,">
            <text:p>"natural_person" =&gt; "&amp;nbsp;&amp;nbsp;natural person",</text:p>
          </table:table-cell>
          <table:table-cell table:formula="of:=IF(ISTEXT([TXT.C53]);CONCATENATE(&quot;&quot;&quot;&quot;;SUBSTITUTE([TXT.C53];&quot; &quot;;&quot;_&quot;); &quot;&quot;&quot; =&gt; &quot;&quot;&quot;; [.C$1];[TXT.C53];&quot;&quot;&quot;,&quot;);&quot;&quot;)">
            <text:p/>
          </table:table-cell>
          <table:table-cell table:formula="of:=IF(ISTEXT([TXT.D53]);CONCATENATE(&quot;&quot;&quot;&quot;;SUBSTITUTE([TXT.D53];&quot; &quot;;&quot;_&quot;); &quot;&quot;&quot; =&gt; &quot;&quot;&quot;; [.D$1];[TXT.D53];&quot;&quot;&quot;,&quot;);&quot;&quot;)">
            <text:p/>
          </table:table-cell>
          <table:table-cell table:formula="of:=IF(ISTEXT([TXT.E53]);CONCATENATE(&quot;&quot;&quot;&quot;;SUBSTITUTE([TXT.E53];&quot; &quot;;&quot;_&quot;); &quot;&quot;&quot; =&gt; &quot;&quot;&quot;; [.E$1];[TXT.E53];&quot;&quot;&quot;,&quot;);&quot;&quot;)">
            <text:p/>
          </table:table-cell>
          <table:table-cell table:formula="of:=IF(ISTEXT([TXT.F53]);CONCATENATE(&quot;&quot;&quot;&quot;;SUBSTITUTE([TXT.F53];&quot; &quot;;&quot;_&quot;); &quot;&quot;&quot; =&gt; &quot;&quot;&quot;; [.F$1];[TXT.F53];&quot;&quot;&quot;,&quot;);&quot;&quot;)">
            <text:p/>
          </table:table-cell>
        </table:table-row>
        <table:table-row table:style-name="ro1">
          <table:table-cell table:formula="of:=IF(ISTEXT([TXT.A54]);CONCATENATE(&quot;&quot;&quot;&quot;;SUBSTITUTE([TXT.A54];&quot; &quot;;&quot;_&quot;); &quot;&quot;&quot; =&gt; &quot;&quot;&quot;; [.A$1];[TXT.A54];&quot;&quot;&quot;,&quot;);&quot;&quot;)">
            <text:p/>
          </table:table-cell>
          <table:table-cell table:formula="of:=IF(ISTEXT([TXT.B54]);CONCATENATE(&quot;&quot;&quot;&quot;;SUBSTITUTE([TXT.B54];&quot; &quot;;&quot;_&quot;); &quot;&quot;&quot; =&gt; &quot;&quot;&quot;; [.B$1];[TXT.B54];&quot;&quot;&quot;,&quot;);&quot;&quot;)">
            <text:p/>
          </table:table-cell>
          <table:table-cell table:formula="of:=IF(ISTEXT([TXT.C54]);CONCATENATE(&quot;&quot;&quot;&quot;;SUBSTITUTE([TXT.C54];&quot; &quot;;&quot;_&quot;); &quot;&quot;&quot; =&gt; &quot;&quot;&quot;; [.C$1];[TXT.C54];&quot;&quot;&quot;,&quot;);&quot;&quot;)" office:value-type="string" office:string-value="&quot;consumer&quot; =&gt; &quot;&amp;nbsp;&amp;nbsp;&amp;nbsp;&amp;nbsp;consumer&quot;,">
            <text:p>"consumer" =&gt; "&amp;nbsp;&amp;nbsp;&amp;nbsp;&amp;nbsp;consumer",</text:p>
          </table:table-cell>
          <table:table-cell table:formula="of:=IF(ISTEXT([TXT.D54]);CONCATENATE(&quot;&quot;&quot;&quot;;SUBSTITUTE([TXT.D54];&quot; &quot;;&quot;_&quot;); &quot;&quot;&quot; =&gt; &quot;&quot;&quot;; [.D$1];[TXT.D54];&quot;&quot;&quot;,&quot;);&quot;&quot;)">
            <text:p/>
          </table:table-cell>
          <table:table-cell table:formula="of:=IF(ISTEXT([TXT.E54]);CONCATENATE(&quot;&quot;&quot;&quot;;SUBSTITUTE([TXT.E54];&quot; &quot;;&quot;_&quot;); &quot;&quot;&quot; =&gt; &quot;&quot;&quot;; [.E$1];[TXT.E54];&quot;&quot;&quot;,&quot;);&quot;&quot;)">
            <text:p/>
          </table:table-cell>
          <table:table-cell table:formula="of:=IF(ISTEXT([TXT.F54]);CONCATENATE(&quot;&quot;&quot;&quot;;SUBSTITUTE([TXT.F54];&quot; &quot;;&quot;_&quot;); &quot;&quot;&quot; =&gt; &quot;&quot;&quot;; [.F$1];[TXT.F54];&quot;&quot;&quot;,&quot;);&quot;&quot;)">
            <text:p/>
          </table:table-cell>
        </table:table-row>
        <table:table-row table:style-name="ro1">
          <table:table-cell table:formula="of:=IF(ISTEXT([TXT.A55]);CONCATENATE(&quot;&quot;&quot;&quot;;SUBSTITUTE([TXT.A55];&quot; &quot;;&quot;_&quot;); &quot;&quot;&quot; =&gt; &quot;&quot;&quot;; [.A$1];[TXT.A55];&quot;&quot;&quot;,&quot;);&quot;&quot;)">
            <text:p/>
          </table:table-cell>
          <table:table-cell table:formula="of:=IF(ISTEXT([TXT.B55]);CONCATENATE(&quot;&quot;&quot;&quot;;SUBSTITUTE([TXT.B55];&quot; &quot;;&quot;_&quot;); &quot;&quot;&quot; =&gt; &quot;&quot;&quot;; [.B$1];[TXT.B55];&quot;&quot;&quot;,&quot;);&quot;&quot;)">
            <text:p/>
          </table:table-cell>
          <table:table-cell table:formula="of:=IF(ISTEXT([TXT.C55]);CONCATENATE(&quot;&quot;&quot;&quot;;SUBSTITUTE([TXT.C55];&quot; &quot;;&quot;_&quot;); &quot;&quot;&quot; =&gt; &quot;&quot;&quot;; [.C$1];[TXT.C55];&quot;&quot;&quot;,&quot;);&quot;&quot;)" office:value-type="string" office:string-value="&quot;distributor&quot; =&gt; &quot;&amp;nbsp;&amp;nbsp;&amp;nbsp;&amp;nbsp;distributor&quot;,">
            <text:p>"distributor" =&gt; "&amp;nbsp;&amp;nbsp;&amp;nbsp;&amp;nbsp;distributor",</text:p>
          </table:table-cell>
          <table:table-cell table:formula="of:=IF(ISTEXT([TXT.D55]);CONCATENATE(&quot;&quot;&quot;&quot;;SUBSTITUTE([TXT.D55];&quot; &quot;;&quot;_&quot;); &quot;&quot;&quot; =&gt; &quot;&quot;&quot;; [.D$1];[TXT.D55];&quot;&quot;&quot;,&quot;);&quot;&quot;)">
            <text:p/>
          </table:table-cell>
          <table:table-cell table:formula="of:=IF(ISTEXT([TXT.E55]);CONCATENATE(&quot;&quot;&quot;&quot;;SUBSTITUTE([TXT.E55];&quot; &quot;;&quot;_&quot;); &quot;&quot;&quot; =&gt; &quot;&quot;&quot;; [.E$1];[TXT.E55];&quot;&quot;&quot;,&quot;);&quot;&quot;)">
            <text:p/>
          </table:table-cell>
          <table:table-cell table:formula="of:=IF(ISTEXT([TXT.F55]);CONCATENATE(&quot;&quot;&quot;&quot;;SUBSTITUTE([TXT.F55];&quot; &quot;;&quot;_&quot;); &quot;&quot;&quot; =&gt; &quot;&quot;&quot;; [.F$1];[TXT.F55];&quot;&quot;&quot;,&quot;);&quot;&quot;)">
            <text:p/>
          </table:table-cell>
        </table:table-row>
        <table:table-row table:style-name="ro1">
          <table:table-cell table:formula="of:=IF(ISTEXT([TXT.A56]);CONCATENATE(&quot;&quot;&quot;&quot;;SUBSTITUTE([TXT.A56];&quot; &quot;;&quot;_&quot;); &quot;&quot;&quot; =&gt; &quot;&quot;&quot;; [.A$1];[TXT.A56];&quot;&quot;&quot;,&quot;);&quot;&quot;)">
            <text:p/>
          </table:table-cell>
          <table:table-cell table:formula="of:=IF(ISTEXT([TXT.B56]);CONCATENATE(&quot;&quot;&quot;&quot;;SUBSTITUTE([TXT.B56];&quot; &quot;;&quot;_&quot;); &quot;&quot;&quot; =&gt; &quot;&quot;&quot;; [.B$1];[TXT.B56];&quot;&quot;&quot;,&quot;);&quot;&quot;)">
            <text:p/>
          </table:table-cell>
          <table:table-cell table:formula="of:=IF(ISTEXT([TXT.C56]);CONCATENATE(&quot;&quot;&quot;&quot;;SUBSTITUTE([TXT.C56];&quot; &quot;;&quot;_&quot;); &quot;&quot;&quot; =&gt; &quot;&quot;&quot;; [.C$1];[TXT.C56];&quot;&quot;&quot;,&quot;);&quot;&quot;)" office:value-type="string" office:string-value="&quot;farmer&quot; =&gt; &quot;&amp;nbsp;&amp;nbsp;&amp;nbsp;&amp;nbsp;farmer&quot;,">
            <text:p>"farmer" =&gt; "&amp;nbsp;&amp;nbsp;&amp;nbsp;&amp;nbsp;farmer",</text:p>
          </table:table-cell>
          <table:table-cell table:formula="of:=IF(ISTEXT([TXT.D56]);CONCATENATE(&quot;&quot;&quot;&quot;;SUBSTITUTE([TXT.D56];&quot; &quot;;&quot;_&quot;); &quot;&quot;&quot; =&gt; &quot;&quot;&quot;; [.D$1];[TXT.D56];&quot;&quot;&quot;,&quot;);&quot;&quot;)">
            <text:p/>
          </table:table-cell>
          <table:table-cell table:formula="of:=IF(ISTEXT([TXT.E56]);CONCATENATE(&quot;&quot;&quot;&quot;;SUBSTITUTE([TXT.E56];&quot; &quot;;&quot;_&quot;); &quot;&quot;&quot; =&gt; &quot;&quot;&quot;; [.E$1];[TXT.E56];&quot;&quot;&quot;,&quot;);&quot;&quot;)">
            <text:p/>
          </table:table-cell>
          <table:table-cell table:formula="of:=IF(ISTEXT([TXT.F56]);CONCATENATE(&quot;&quot;&quot;&quot;;SUBSTITUTE([TXT.F56];&quot; &quot;;&quot;_&quot;); &quot;&quot;&quot; =&gt; &quot;&quot;&quot;; [.F$1];[TXT.F56];&quot;&quot;&quot;,&quot;);&quot;&quot;)">
            <text:p/>
          </table:table-cell>
        </table:table-row>
        <table:table-row table:style-name="ro1">
          <table:table-cell table:formula="of:=IF(ISTEXT([TXT.A57]);CONCATENATE(&quot;&quot;&quot;&quot;;SUBSTITUTE([TXT.A57];&quot; &quot;;&quot;_&quot;); &quot;&quot;&quot; =&gt; &quot;&quot;&quot;; [.A$1];[TXT.A57];&quot;&quot;&quot;,&quot;);&quot;&quot;)">
            <text:p/>
          </table:table-cell>
          <table:table-cell table:formula="of:=IF(ISTEXT([TXT.B57]);CONCATENATE(&quot;&quot;&quot;&quot;;SUBSTITUTE([TXT.B57];&quot; &quot;;&quot;_&quot;); &quot;&quot;&quot; =&gt; &quot;&quot;&quot;; [.B$1];[TXT.B57];&quot;&quot;&quot;,&quot;);&quot;&quot;)">
            <text:p/>
          </table:table-cell>
          <table:table-cell table:formula="of:=IF(ISTEXT([TXT.C57]);CONCATENATE(&quot;&quot;&quot;&quot;;SUBSTITUTE([TXT.C57];&quot; &quot;;&quot;_&quot;); &quot;&quot;&quot; =&gt; &quot;&quot;&quot;; [.C$1];[TXT.C57];&quot;&quot;&quot;,&quot;);&quot;&quot;)" office:value-type="string" office:string-value="&quot;land_owner&quot; =&gt; &quot;&amp;nbsp;&amp;nbsp;&amp;nbsp;&amp;nbsp;land owner&quot;,">
            <text:p>"land_owner" =&gt; "&amp;nbsp;&amp;nbsp;&amp;nbsp;&amp;nbsp;land owner",</text:p>
          </table:table-cell>
          <table:table-cell table:formula="of:=IF(ISTEXT([TXT.D57]);CONCATENATE(&quot;&quot;&quot;&quot;;SUBSTITUTE([TXT.D57];&quot; &quot;;&quot;_&quot;); &quot;&quot;&quot; =&gt; &quot;&quot;&quot;; [.D$1];[TXT.D57];&quot;&quot;&quot;,&quot;);&quot;&quot;)">
            <text:p/>
          </table:table-cell>
          <table:table-cell table:formula="of:=IF(ISTEXT([TXT.E57]);CONCATENATE(&quot;&quot;&quot;&quot;;SUBSTITUTE([TXT.E57];&quot; &quot;;&quot;_&quot;); &quot;&quot;&quot; =&gt; &quot;&quot;&quot;; [.E$1];[TXT.E57];&quot;&quot;&quot;,&quot;);&quot;&quot;)">
            <text:p/>
          </table:table-cell>
          <table:table-cell table:formula="of:=IF(ISTEXT([TXT.F57]);CONCATENATE(&quot;&quot;&quot;&quot;;SUBSTITUTE([TXT.F57];&quot; &quot;;&quot;_&quot;); &quot;&quot;&quot; =&gt; &quot;&quot;&quot;; [.F$1];[TXT.F57];&quot;&quot;&quot;,&quot;);&quot;&quot;)">
            <text:p/>
          </table:table-cell>
        </table:table-row>
        <table:table-row table:style-name="ro1">
          <table:table-cell table:formula="of:=IF(ISTEXT([TXT.A58]);CONCATENATE(&quot;&quot;&quot;&quot;;SUBSTITUTE([TXT.A58];&quot; &quot;;&quot;_&quot;); &quot;&quot;&quot; =&gt; &quot;&quot;&quot;; [.A$1];[TXT.A58];&quot;&quot;&quot;,&quot;);&quot;&quot;)">
            <text:p/>
          </table:table-cell>
          <table:table-cell table:formula="of:=IF(ISTEXT([TXT.B58]);CONCATENATE(&quot;&quot;&quot;&quot;;SUBSTITUTE([TXT.B58];&quot; &quot;;&quot;_&quot;); &quot;&quot;&quot; =&gt; &quot;&quot;&quot;; [.B$1];[TXT.B58];&quot;&quot;&quot;,&quot;);&quot;&quot;)">
            <text:p/>
          </table:table-cell>
          <table:table-cell table:formula="of:=IF(ISTEXT([TXT.C58]);CONCATENATE(&quot;&quot;&quot;&quot;;SUBSTITUTE([TXT.C58];&quot; &quot;;&quot;_&quot;); &quot;&quot;&quot; =&gt; &quot;&quot;&quot;; [.C$1];[TXT.C58];&quot;&quot;&quot;,&quot;);&quot;&quot;)" office:value-type="string" office:string-value="&quot;learner&quot; =&gt; &quot;&amp;nbsp;&amp;nbsp;&amp;nbsp;&amp;nbsp;learner&quot;,">
            <text:p>"learner" =&gt; "&amp;nbsp;&amp;nbsp;&amp;nbsp;&amp;nbsp;learner",</text:p>
          </table:table-cell>
          <table:table-cell table:formula="of:=IF(ISTEXT([TXT.D58]);CONCATENATE(&quot;&quot;&quot;&quot;;SUBSTITUTE([TXT.D58];&quot; &quot;;&quot;_&quot;); &quot;&quot;&quot; =&gt; &quot;&quot;&quot;; [.D$1];[TXT.D58];&quot;&quot;&quot;,&quot;);&quot;&quot;)">
            <text:p/>
          </table:table-cell>
          <table:table-cell table:formula="of:=IF(ISTEXT([TXT.E58]);CONCATENATE(&quot;&quot;&quot;&quot;;SUBSTITUTE([TXT.E58];&quot; &quot;;&quot;_&quot;); &quot;&quot;&quot; =&gt; &quot;&quot;&quot;; [.E$1];[TXT.E58];&quot;&quot;&quot;,&quot;);&quot;&quot;)">
            <text:p/>
          </table:table-cell>
          <table:table-cell table:formula="of:=IF(ISTEXT([TXT.F58]);CONCATENATE(&quot;&quot;&quot;&quot;;SUBSTITUTE([TXT.F58];&quot; &quot;;&quot;_&quot;); &quot;&quot;&quot; =&gt; &quot;&quot;&quot;; [.F$1];[TXT.F58];&quot;&quot;&quot;,&quot;);&quot;&quot;)">
            <text:p/>
          </table:table-cell>
        </table:table-row>
        <table:table-row table:style-name="ro1">
          <table:table-cell table:formula="of:=IF(ISTEXT([TXT.A59]);CONCATENATE(&quot;&quot;&quot;&quot;;SUBSTITUTE([TXT.A59];&quot; &quot;;&quot;_&quot;); &quot;&quot;&quot; =&gt; &quot;&quot;&quot;; [.A$1];[TXT.A59];&quot;&quot;&quot;,&quot;);&quot;&quot;)">
            <text:p/>
          </table:table-cell>
          <table:table-cell table:formula="of:=IF(ISTEXT([TXT.B59]);CONCATENATE(&quot;&quot;&quot;&quot;;SUBSTITUTE([TXT.B59];&quot; &quot;;&quot;_&quot;); &quot;&quot;&quot; =&gt; &quot;&quot;&quot;; [.B$1];[TXT.B59];&quot;&quot;&quot;,&quot;);&quot;&quot;)">
            <text:p/>
          </table:table-cell>
          <table:table-cell table:formula="of:=IF(ISTEXT([TXT.C59]);CONCATENATE(&quot;&quot;&quot;&quot;;SUBSTITUTE([TXT.C59];&quot; &quot;;&quot;_&quot;); &quot;&quot;&quot; =&gt; &quot;&quot;&quot;; [.C$1];[TXT.C59];&quot;&quot;&quot;,&quot;);&quot;&quot;)" office:value-type="string" office:string-value="&quot;processor&quot; =&gt; &quot;&amp;nbsp;&amp;nbsp;&amp;nbsp;&amp;nbsp;processor&quot;,">
            <text:p>"processor" =&gt; "&amp;nbsp;&amp;nbsp;&amp;nbsp;&amp;nbsp;processor",</text:p>
          </table:table-cell>
          <table:table-cell table:formula="of:=IF(ISTEXT([TXT.D59]);CONCATENATE(&quot;&quot;&quot;&quot;;SUBSTITUTE([TXT.D59];&quot; &quot;;&quot;_&quot;); &quot;&quot;&quot; =&gt; &quot;&quot;&quot;; [.D$1];[TXT.D59];&quot;&quot;&quot;,&quot;);&quot;&quot;)">
            <text:p/>
          </table:table-cell>
          <table:table-cell table:formula="of:=IF(ISTEXT([TXT.E59]);CONCATENATE(&quot;&quot;&quot;&quot;;SUBSTITUTE([TXT.E59];&quot; &quot;;&quot;_&quot;); &quot;&quot;&quot; =&gt; &quot;&quot;&quot;; [.E$1];[TXT.E59];&quot;&quot;&quot;,&quot;);&quot;&quot;)">
            <text:p/>
          </table:table-cell>
          <table:table-cell table:formula="of:=IF(ISTEXT([TXT.F59]);CONCATENATE(&quot;&quot;&quot;&quot;;SUBSTITUTE([TXT.F59];&quot; &quot;;&quot;_&quot;); &quot;&quot;&quot; =&gt; &quot;&quot;&quot;; [.F$1];[TXT.F59];&quot;&quot;&quot;,&quot;);&quot;&quot;)">
            <text:p/>
          </table:table-cell>
        </table:table-row>
        <table:table-row table:style-name="ro1">
          <table:table-cell table:formula="of:=IF(ISTEXT([TXT.A60]);CONCATENATE(&quot;&quot;&quot;&quot;;SUBSTITUTE([TXT.A60];&quot; &quot;;&quot;_&quot;); &quot;&quot;&quot; =&gt; &quot;&quot;&quot;; [.A$1];[TXT.A60];&quot;&quot;&quot;,&quot;);&quot;&quot;)">
            <text:p/>
          </table:table-cell>
          <table:table-cell table:formula="of:=IF(ISTEXT([TXT.B60]);CONCATENATE(&quot;&quot;&quot;&quot;;SUBSTITUTE([TXT.B60];&quot; &quot;;&quot;_&quot;); &quot;&quot;&quot; =&gt; &quot;&quot;&quot;; [.B$1];[TXT.B60];&quot;&quot;&quot;,&quot;);&quot;&quot;)">
            <text:p/>
          </table:table-cell>
          <table:table-cell table:formula="of:=IF(ISTEXT([TXT.C60]);CONCATENATE(&quot;&quot;&quot;&quot;;SUBSTITUTE([TXT.C60];&quot; &quot;;&quot;_&quot;); &quot;&quot;&quot; =&gt; &quot;&quot;&quot;; [.C$1];[TXT.C60];&quot;&quot;&quot;,&quot;);&quot;&quot;)" office:value-type="string" office:string-value="&quot;teacher&quot; =&gt; &quot;&amp;nbsp;&amp;nbsp;&amp;nbsp;&amp;nbsp;teacher&quot;,">
            <text:p>"teacher" =&gt; "&amp;nbsp;&amp;nbsp;&amp;nbsp;&amp;nbsp;teacher",</text:p>
          </table:table-cell>
          <table:table-cell table:formula="of:=IF(ISTEXT([TXT.D60]);CONCATENATE(&quot;&quot;&quot;&quot;;SUBSTITUTE([TXT.D60];&quot; &quot;;&quot;_&quot;); &quot;&quot;&quot; =&gt; &quot;&quot;&quot;; [.D$1];[TXT.D60];&quot;&quot;&quot;,&quot;);&quot;&quot;)">
            <text:p/>
          </table:table-cell>
          <table:table-cell table:formula="of:=IF(ISTEXT([TXT.E60]);CONCATENATE(&quot;&quot;&quot;&quot;;SUBSTITUTE([TXT.E60];&quot; &quot;;&quot;_&quot;); &quot;&quot;&quot; =&gt; &quot;&quot;&quot;; [.E$1];[TXT.E60];&quot;&quot;&quot;,&quot;);&quot;&quot;)">
            <text:p/>
          </table:table-cell>
          <table:table-cell table:formula="of:=IF(ISTEXT([TXT.F60]);CONCATENATE(&quot;&quot;&quot;&quot;;SUBSTITUTE([TXT.F60];&quot; &quot;;&quot;_&quot;); &quot;&quot;&quot; =&gt; &quot;&quot;&quot;; [.F$1];[TXT.F60];&quot;&quot;&quot;,&quot;);&quot;&quot;)">
            <text:p/>
          </table:table-cell>
        </table:table-row>
        <table:table-row table:style-name="ro1">
          <table:table-cell table:formula="of:=IF(ISTEXT([TXT.A61]);CONCATENATE(&quot;&quot;&quot;&quot;;SUBSTITUTE([TXT.A61];&quot; &quot;;&quot;_&quot;); &quot;&quot;&quot; =&gt; &quot;&quot;&quot;; [.A$1];[TXT.A61];&quot;&quot;&quot;,&quot;);&quot;&quot;)">
            <text:p/>
          </table:table-cell>
          <table:table-cell table:formula="of:=IF(ISTEXT([TXT.B61]);CONCATENATE(&quot;&quot;&quot;&quot;;SUBSTITUTE([TXT.B61];&quot; &quot;;&quot;_&quot;); &quot;&quot;&quot; =&gt; &quot;&quot;&quot;; [.B$1];[TXT.B61];&quot;&quot;&quot;,&quot;);&quot;&quot;)">
            <text:p/>
          </table:table-cell>
          <table:table-cell table:formula="of:=IF(ISTEXT([TXT.C61]);CONCATENATE(&quot;&quot;&quot;&quot;;SUBSTITUTE([TXT.C61];&quot; &quot;;&quot;_&quot;); &quot;&quot;&quot; =&gt; &quot;&quot;&quot;; [.C$1];[TXT.C61];&quot;&quot;&quot;,&quot;);&quot;&quot;)" office:value-type="string" office:string-value="&quot;trader&quot; =&gt; &quot;&amp;nbsp;&amp;nbsp;&amp;nbsp;&amp;nbsp;trader&quot;,">
            <text:p>"trader" =&gt; "&amp;nbsp;&amp;nbsp;&amp;nbsp;&amp;nbsp;trader",</text:p>
          </table:table-cell>
          <table:table-cell table:formula="of:=IF(ISTEXT([TXT.D61]);CONCATENATE(&quot;&quot;&quot;&quot;;SUBSTITUTE([TXT.D61];&quot; &quot;;&quot;_&quot;); &quot;&quot;&quot; =&gt; &quot;&quot;&quot;; [.D$1];[TXT.D61];&quot;&quot;&quot;,&quot;);&quot;&quot;)">
            <text:p/>
          </table:table-cell>
          <table:table-cell table:formula="of:=IF(ISTEXT([TXT.E61]);CONCATENATE(&quot;&quot;&quot;&quot;;SUBSTITUTE([TXT.E61];&quot; &quot;;&quot;_&quot;); &quot;&quot;&quot; =&gt; &quot;&quot;&quot;; [.E$1];[TXT.E61];&quot;&quot;&quot;,&quot;);&quot;&quot;)">
            <text:p/>
          </table:table-cell>
          <table:table-cell table:formula="of:=IF(ISTEXT([TXT.F61]);CONCATENATE(&quot;&quot;&quot;&quot;;SUBSTITUTE([TXT.F61];&quot; &quot;;&quot;_&quot;); &quot;&quot;&quot; =&gt; &quot;&quot;&quot;; [.F$1];[TXT.F61];&quot;&quot;&quot;,&quot;);&quot;&quot;)">
            <text:p/>
          </table:table-cell>
        </table:table-row>
        <table:table-row table:style-name="ro1">
          <table:table-cell table:formula="of:=IF(ISTEXT([TXT.A62]);CONCATENATE(&quot;&quot;&quot;&quot;;SUBSTITUTE([TXT.A62];&quot; &quot;;&quot;_&quot;); &quot;&quot;&quot; =&gt; &quot;&quot;&quot;; [.A$1];[TXT.A62];&quot;&quot;&quot;,&quot;);&quot;&quot;)">
            <text:p/>
          </table:table-cell>
          <table:table-cell table:formula="of:=IF(ISTEXT([TXT.B62]);CONCATENATE(&quot;&quot;&quot;&quot;;SUBSTITUTE([TXT.B62];&quot; &quot;;&quot;_&quot;); &quot;&quot;&quot; =&gt; &quot;&quot;&quot;; [.B$1];[TXT.B62];&quot;&quot;&quot;,&quot;);&quot;&quot;)" office:value-type="string" office:string-value="&quot;juridical_entity&quot; =&gt; &quot;&amp;nbsp;&amp;nbsp;juridical entity&quot;,">
            <text:p>"juridical_entity" =&gt; "&amp;nbsp;&amp;nbsp;juridical entity",</text:p>
          </table:table-cell>
          <table:table-cell table:formula="of:=IF(ISTEXT([TXT.C62]);CONCATENATE(&quot;&quot;&quot;&quot;;SUBSTITUTE([TXT.C62];&quot; &quot;;&quot;_&quot;); &quot;&quot;&quot; =&gt; &quot;&quot;&quot;; [.C$1];[TXT.C62];&quot;&quot;&quot;,&quot;);&quot;&quot;)">
            <text:p/>
          </table:table-cell>
          <table:table-cell table:formula="of:=IF(ISTEXT([TXT.D62]);CONCATENATE(&quot;&quot;&quot;&quot;;SUBSTITUTE([TXT.D62];&quot; &quot;;&quot;_&quot;); &quot;&quot;&quot; =&gt; &quot;&quot;&quot;; [.D$1];[TXT.D62];&quot;&quot;&quot;,&quot;);&quot;&quot;)">
            <text:p/>
          </table:table-cell>
          <table:table-cell table:formula="of:=IF(ISTEXT([TXT.E62]);CONCATENATE(&quot;&quot;&quot;&quot;;SUBSTITUTE([TXT.E62];&quot; &quot;;&quot;_&quot;); &quot;&quot;&quot; =&gt; &quot;&quot;&quot;; [.E$1];[TXT.E62];&quot;&quot;&quot;,&quot;);&quot;&quot;)">
            <text:p/>
          </table:table-cell>
          <table:table-cell table:formula="of:=IF(ISTEXT([TXT.F62]);CONCATENATE(&quot;&quot;&quot;&quot;;SUBSTITUTE([TXT.F62];&quot; &quot;;&quot;_&quot;); &quot;&quot;&quot; =&gt; &quot;&quot;&quot;; [.F$1];[TXT.F62];&quot;&quot;&quot;,&quot;);&quot;&quot;)">
            <text:p/>
          </table:table-cell>
        </table:table-row>
        <table:table-row table:style-name="ro1">
          <table:table-cell table:formula="of:=IF(ISTEXT([TXT.A63]);CONCATENATE(&quot;&quot;&quot;&quot;;SUBSTITUTE([TXT.A63];&quot; &quot;;&quot;_&quot;); &quot;&quot;&quot; =&gt; &quot;&quot;&quot;; [.A$1];[TXT.A63];&quot;&quot;&quot;,&quot;);&quot;&quot;)">
            <text:p/>
          </table:table-cell>
          <table:table-cell table:formula="of:=IF(ISTEXT([TXT.B63]);CONCATENATE(&quot;&quot;&quot;&quot;;SUBSTITUTE([TXT.B63];&quot; &quot;;&quot;_&quot;); &quot;&quot;&quot; =&gt; &quot;&quot;&quot;; [.B$1];[TXT.B63];&quot;&quot;&quot;,&quot;);&quot;&quot;)">
            <text:p/>
          </table:table-cell>
          <table:table-cell table:formula="of:=IF(ISTEXT([TXT.C63]);CONCATENATE(&quot;&quot;&quot;&quot;;SUBSTITUTE([TXT.C63];&quot; &quot;;&quot;_&quot;); &quot;&quot;&quot; =&gt; &quot;&quot;&quot;; [.C$1];[TXT.C63];&quot;&quot;&quot;,&quot;);&quot;&quot;)" office:value-type="string" office:string-value="&quot;certification_agency&quot; =&gt; &quot;&amp;nbsp;&amp;nbsp;&amp;nbsp;&amp;nbsp;certification agency&quot;,">
            <text:p>"certification_agency" =&gt; "&amp;nbsp;&amp;nbsp;&amp;nbsp;&amp;nbsp;certification agency",</text:p>
          </table:table-cell>
          <table:table-cell table:formula="of:=IF(ISTEXT([TXT.D63]);CONCATENATE(&quot;&quot;&quot;&quot;;SUBSTITUTE([TXT.D63];&quot; &quot;;&quot;_&quot;); &quot;&quot;&quot; =&gt; &quot;&quot;&quot;; [.D$1];[TXT.D63];&quot;&quot;&quot;,&quot;);&quot;&quot;)">
            <text:p/>
          </table:table-cell>
          <table:table-cell table:formula="of:=IF(ISTEXT([TXT.E63]);CONCATENATE(&quot;&quot;&quot;&quot;;SUBSTITUTE([TXT.E63];&quot; &quot;;&quot;_&quot;); &quot;&quot;&quot; =&gt; &quot;&quot;&quot;; [.E$1];[TXT.E63];&quot;&quot;&quot;,&quot;);&quot;&quot;)">
            <text:p/>
          </table:table-cell>
          <table:table-cell table:formula="of:=IF(ISTEXT([TXT.F63]);CONCATENATE(&quot;&quot;&quot;&quot;;SUBSTITUTE([TXT.F63];&quot; &quot;;&quot;_&quot;); &quot;&quot;&quot; =&gt; &quot;&quot;&quot;; [.F$1];[TXT.F63];&quot;&quot;&quot;,&quot;);&quot;&quot;)">
            <text:p/>
          </table:table-cell>
        </table:table-row>
        <table:table-row table:style-name="ro1">
          <table:table-cell table:formula="of:=IF(ISTEXT([TXT.A64]);CONCATENATE(&quot;&quot;&quot;&quot;;SUBSTITUTE([TXT.A64];&quot; &quot;;&quot;_&quot;); &quot;&quot;&quot; =&gt; &quot;&quot;&quot;; [.A$1];[TXT.A64];&quot;&quot;&quot;,&quot;);&quot;&quot;)">
            <text:p/>
          </table:table-cell>
          <table:table-cell table:formula="of:=IF(ISTEXT([TXT.B64]);CONCATENATE(&quot;&quot;&quot;&quot;;SUBSTITUTE([TXT.B64];&quot; &quot;;&quot;_&quot;); &quot;&quot;&quot; =&gt; &quot;&quot;&quot;; [.B$1];[TXT.B64];&quot;&quot;&quot;,&quot;);&quot;&quot;)">
            <text:p/>
          </table:table-cell>
          <table:table-cell table:formula="of:=IF(ISTEXT([TXT.C64]);CONCATENATE(&quot;&quot;&quot;&quot;;SUBSTITUTE([TXT.C64];&quot; &quot;;&quot;_&quot;); &quot;&quot;&quot; =&gt; &quot;&quot;&quot;; [.C$1];[TXT.C64];&quot;&quot;&quot;,&quot;);&quot;&quot;)" office:value-type="string" office:string-value="&quot;commercial_enterprise&quot; =&gt; &quot;&amp;nbsp;&amp;nbsp;&amp;nbsp;&amp;nbsp;commercial enterprise&quot;,">
            <text:p>"commercial_enterprise" =&gt; "&amp;nbsp;&amp;nbsp;&amp;nbsp;&amp;nbsp;commercial enterprise",</text:p>
          </table:table-cell>
          <table:table-cell table:formula="of:=IF(ISTEXT([TXT.D64]);CONCATENATE(&quot;&quot;&quot;&quot;;SUBSTITUTE([TXT.D64];&quot; &quot;;&quot;_&quot;); &quot;&quot;&quot; =&gt; &quot;&quot;&quot;; [.D$1];[TXT.D64];&quot;&quot;&quot;,&quot;);&quot;&quot;)">
            <text:p/>
          </table:table-cell>
          <table:table-cell table:formula="of:=IF(ISTEXT([TXT.E64]);CONCATENATE(&quot;&quot;&quot;&quot;;SUBSTITUTE([TXT.E64];&quot; &quot;;&quot;_&quot;); &quot;&quot;&quot; =&gt; &quot;&quot;&quot;; [.E$1];[TXT.E64];&quot;&quot;&quot;,&quot;);&quot;&quot;)">
            <text:p/>
          </table:table-cell>
          <table:table-cell table:formula="of:=IF(ISTEXT([TXT.F64]);CONCATENATE(&quot;&quot;&quot;&quot;;SUBSTITUTE([TXT.F64];&quot; &quot;;&quot;_&quot;); &quot;&quot;&quot; =&gt; &quot;&quot;&quot;; [.F$1];[TXT.F64];&quot;&quot;&quot;,&quot;);&quot;&quot;)">
            <text:p/>
          </table:table-cell>
        </table:table-row>
        <table:table-row table:style-name="ro1">
          <table:table-cell table:formula="of:=IF(ISTEXT([TXT.A65]);CONCATENATE(&quot;&quot;&quot;&quot;;SUBSTITUTE([TXT.A65];&quot; &quot;;&quot;_&quot;); &quot;&quot;&quot; =&gt; &quot;&quot;&quot;; [.A$1];[TXT.A65];&quot;&quot;&quot;,&quot;);&quot;&quot;)">
            <text:p/>
          </table:table-cell>
          <table:table-cell table:formula="of:=IF(ISTEXT([TXT.B65]);CONCATENATE(&quot;&quot;&quot;&quot;;SUBSTITUTE([TXT.B65];&quot; &quot;;&quot;_&quot;); &quot;&quot;&quot; =&gt; &quot;&quot;&quot;; [.B$1];[TXT.B65];&quot;&quot;&quot;,&quot;);&quot;&quot;)">
            <text:p/>
          </table:table-cell>
          <table:table-cell table:formula="of:=IF(ISTEXT([TXT.C65]);CONCATENATE(&quot;&quot;&quot;&quot;;SUBSTITUTE([TXT.C65];&quot; &quot;;&quot;_&quot;); &quot;&quot;&quot; =&gt; &quot;&quot;&quot;; [.C$1];[TXT.C65];&quot;&quot;&quot;,&quot;);&quot;&quot;)" office:value-type="string" office:string-value="&quot;educational_establishment&quot; =&gt; &quot;&amp;nbsp;&amp;nbsp;&amp;nbsp;&amp;nbsp;educational establishment&quot;,">
            <text:p>"educational_establishment" =&gt; "&amp;nbsp;&amp;nbsp;&amp;nbsp;&amp;nbsp;educational establishment",</text:p>
          </table:table-cell>
          <table:table-cell table:formula="of:=IF(ISTEXT([TXT.D65]);CONCATENATE(&quot;&quot;&quot;&quot;;SUBSTITUTE([TXT.D65];&quot; &quot;;&quot;_&quot;); &quot;&quot;&quot; =&gt; &quot;&quot;&quot;; [.D$1];[TXT.D65];&quot;&quot;&quot;,&quot;);&quot;&quot;)">
            <text:p/>
          </table:table-cell>
          <table:table-cell table:formula="of:=IF(ISTEXT([TXT.E65]);CONCATENATE(&quot;&quot;&quot;&quot;;SUBSTITUTE([TXT.E65];&quot; &quot;;&quot;_&quot;); &quot;&quot;&quot; =&gt; &quot;&quot;&quot;; [.E$1];[TXT.E65];&quot;&quot;&quot;,&quot;);&quot;&quot;)">
            <text:p/>
          </table:table-cell>
          <table:table-cell table:formula="of:=IF(ISTEXT([TXT.F65]);CONCATENATE(&quot;&quot;&quot;&quot;;SUBSTITUTE([TXT.F65];&quot; &quot;;&quot;_&quot;); &quot;&quot;&quot; =&gt; &quot;&quot;&quot;; [.F$1];[TXT.F65];&quot;&quot;&quot;,&quot;);&quot;&quot;)">
            <text:p/>
          </table:table-cell>
        </table:table-row>
        <table:table-row table:style-name="ro1">
          <table:table-cell table:formula="of:=IF(ISTEXT([TXT.A66]);CONCATENATE(&quot;&quot;&quot;&quot;;SUBSTITUTE([TXT.A66];&quot; &quot;;&quot;_&quot;); &quot;&quot;&quot; =&gt; &quot;&quot;&quot;; [.A$1];[TXT.A66];&quot;&quot;&quot;,&quot;);&quot;&quot;)">
            <text:p/>
          </table:table-cell>
          <table:table-cell table:formula="of:=IF(ISTEXT([TXT.B66]);CONCATENATE(&quot;&quot;&quot;&quot;;SUBSTITUTE([TXT.B66];&quot; &quot;;&quot;_&quot;); &quot;&quot;&quot; =&gt; &quot;&quot;&quot;; [.B$1];[TXT.B66];&quot;&quot;&quot;,&quot;);&quot;&quot;)">
            <text:p/>
          </table:table-cell>
          <table:table-cell table:formula="of:=IF(ISTEXT([TXT.C66]);CONCATENATE(&quot;&quot;&quot;&quot;;SUBSTITUTE([TXT.C66];&quot; &quot;;&quot;_&quot;); &quot;&quot;&quot; =&gt; &quot;&quot;&quot;; [.C$1];[TXT.C66];&quot;&quot;&quot;,&quot;);&quot;&quot;)" office:value-type="string" office:string-value="&quot;farm&quot; =&gt; &quot;&amp;nbsp;&amp;nbsp;&amp;nbsp;&amp;nbsp;farm&quot;,">
            <text:p>"farm" =&gt; "&amp;nbsp;&amp;nbsp;&amp;nbsp;&amp;nbsp;farm",</text:p>
          </table:table-cell>
          <table:table-cell table:formula="of:=IF(ISTEXT([TXT.D66]);CONCATENATE(&quot;&quot;&quot;&quot;;SUBSTITUTE([TXT.D66];&quot; &quot;;&quot;_&quot;); &quot;&quot;&quot; =&gt; &quot;&quot;&quot;; [.D$1];[TXT.D66];&quot;&quot;&quot;,&quot;);&quot;&quot;)">
            <text:p/>
          </table:table-cell>
          <table:table-cell table:formula="of:=IF(ISTEXT([TXT.E66]);CONCATENATE(&quot;&quot;&quot;&quot;;SUBSTITUTE([TXT.E66];&quot; &quot;;&quot;_&quot;); &quot;&quot;&quot; =&gt; &quot;&quot;&quot;; [.E$1];[TXT.E66];&quot;&quot;&quot;,&quot;);&quot;&quot;)">
            <text:p/>
          </table:table-cell>
          <table:table-cell table:formula="of:=IF(ISTEXT([TXT.F66]);CONCATENATE(&quot;&quot;&quot;&quot;;SUBSTITUTE([TXT.F66];&quot; &quot;;&quot;_&quot;); &quot;&quot;&quot; =&gt; &quot;&quot;&quot;; [.F$1];[TXT.F66];&quot;&quot;&quot;,&quot;);&quot;&quot;)">
            <text:p/>
          </table:table-cell>
        </table:table-row>
        <table:table-row table:style-name="ro1">
          <table:table-cell table:formula="of:=IF(ISTEXT([TXT.A67]);CONCATENATE(&quot;&quot;&quot;&quot;;SUBSTITUTE([TXT.A67];&quot; &quot;;&quot;_&quot;); &quot;&quot;&quot; =&gt; &quot;&quot;&quot;; [.A$1];[TXT.A67];&quot;&quot;&quot;,&quot;);&quot;&quot;)">
            <text:p/>
          </table:table-cell>
          <table:table-cell table:formula="of:=IF(ISTEXT([TXT.B67]);CONCATENATE(&quot;&quot;&quot;&quot;;SUBSTITUTE([TXT.B67];&quot; &quot;;&quot;_&quot;); &quot;&quot;&quot; =&gt; &quot;&quot;&quot;; [.B$1];[TXT.B67];&quot;&quot;&quot;,&quot;);&quot;&quot;)">
            <text:p/>
          </table:table-cell>
          <table:table-cell table:formula="of:=IF(ISTEXT([TXT.C67]);CONCATENATE(&quot;&quot;&quot;&quot;;SUBSTITUTE([TXT.C67];&quot; &quot;;&quot;_&quot;); &quot;&quot;&quot; =&gt; &quot;&quot;&quot;; [.C$1];[TXT.C67];&quot;&quot;&quot;,&quot;);&quot;&quot;)" office:value-type="string" office:string-value="&quot;government_body&quot; =&gt; &quot;&amp;nbsp;&amp;nbsp;&amp;nbsp;&amp;nbsp;government body&quot;,">
            <text:p>"government_body" =&gt; "&amp;nbsp;&amp;nbsp;&amp;nbsp;&amp;nbsp;government body",</text:p>
          </table:table-cell>
          <table:table-cell table:formula="of:=IF(ISTEXT([TXT.D67]);CONCATENATE(&quot;&quot;&quot;&quot;;SUBSTITUTE([TXT.D67];&quot; &quot;;&quot;_&quot;); &quot;&quot;&quot; =&gt; &quot;&quot;&quot;; [.D$1];[TXT.D67];&quot;&quot;&quot;,&quot;);&quot;&quot;)">
            <text:p/>
          </table:table-cell>
          <table:table-cell table:formula="of:=IF(ISTEXT([TXT.E67]);CONCATENATE(&quot;&quot;&quot;&quot;;SUBSTITUTE([TXT.E67];&quot; &quot;;&quot;_&quot;); &quot;&quot;&quot; =&gt; &quot;&quot;&quot;; [.E$1];[TXT.E67];&quot;&quot;&quot;,&quot;);&quot;&quot;)">
            <text:p/>
          </table:table-cell>
          <table:table-cell table:formula="of:=IF(ISTEXT([TXT.F67]);CONCATENATE(&quot;&quot;&quot;&quot;;SUBSTITUTE([TXT.F67];&quot; &quot;;&quot;_&quot;); &quot;&quot;&quot; =&gt; &quot;&quot;&quot;; [.F$1];[TXT.F67];&quot;&quot;&quot;,&quot;);&quot;&quot;)">
            <text:p/>
          </table:table-cell>
        </table:table-row>
        <table:table-row table:style-name="ro1">
          <table:table-cell table:formula="of:=IF(ISTEXT([TXT.A68]);CONCATENATE(&quot;&quot;&quot;&quot;;SUBSTITUTE([TXT.A68];&quot; &quot;;&quot;_&quot;); &quot;&quot;&quot; =&gt; &quot;&quot;&quot;; [.A$1];[TXT.A68];&quot;&quot;&quot;,&quot;);&quot;&quot;)" office:value-type="string" office:string-value="&quot;Issue&quot; =&gt; &quot;Issue&quot;,">
            <text:p>"Issue" =&gt; "Issue",</text:p>
          </table:table-cell>
          <table:table-cell table:formula="of:=IF(ISTEXT([TXT.B68]);CONCATENATE(&quot;&quot;&quot;&quot;;SUBSTITUTE([TXT.B68];&quot; &quot;;&quot;_&quot;); &quot;&quot;&quot; =&gt; &quot;&quot;&quot;; [.B$1];[TXT.B68];&quot;&quot;&quot;,&quot;);&quot;&quot;)">
            <text:p/>
          </table:table-cell>
          <table:table-cell table:formula="of:=IF(ISTEXT([TXT.C68]);CONCATENATE(&quot;&quot;&quot;&quot;;SUBSTITUTE([TXT.C68];&quot; &quot;;&quot;_&quot;); &quot;&quot;&quot; =&gt; &quot;&quot;&quot;; [.C$1];[TXT.C68];&quot;&quot;&quot;,&quot;);&quot;&quot;)">
            <text:p/>
          </table:table-cell>
          <table:table-cell table:formula="of:=IF(ISTEXT([TXT.D68]);CONCATENATE(&quot;&quot;&quot;&quot;;SUBSTITUTE([TXT.D68];&quot; &quot;;&quot;_&quot;); &quot;&quot;&quot; =&gt; &quot;&quot;&quot;; [.D$1];[TXT.D68];&quot;&quot;&quot;,&quot;);&quot;&quot;)">
            <text:p/>
          </table:table-cell>
          <table:table-cell table:formula="of:=IF(ISTEXT([TXT.E68]);CONCATENATE(&quot;&quot;&quot;&quot;;SUBSTITUTE([TXT.E68];&quot; &quot;;&quot;_&quot;); &quot;&quot;&quot; =&gt; &quot;&quot;&quot;; [.E$1];[TXT.E68];&quot;&quot;&quot;,&quot;);&quot;&quot;)">
            <text:p/>
          </table:table-cell>
          <table:table-cell table:formula="of:=IF(ISTEXT([TXT.F68]);CONCATENATE(&quot;&quot;&quot;&quot;;SUBSTITUTE([TXT.F68];&quot; &quot;;&quot;_&quot;); &quot;&quot;&quot; =&gt; &quot;&quot;&quot;; [.F$1];[TXT.F68];&quot;&quot;&quot;,&quot;);&quot;&quot;)">
            <text:p/>
          </table:table-cell>
        </table:table-row>
        <table:table-row table:style-name="ro1">
          <table:table-cell table:formula="of:=IF(ISTEXT([TXT.A69]);CONCATENATE(&quot;&quot;&quot;&quot;;SUBSTITUTE([TXT.A69];&quot; &quot;;&quot;_&quot;); &quot;&quot;&quot; =&gt; &quot;&quot;&quot;; [.A$1];[TXT.A69];&quot;&quot;&quot;,&quot;);&quot;&quot;)">
            <text:p/>
          </table:table-cell>
          <table:table-cell table:formula="of:=IF(ISTEXT([TXT.B69]);CONCATENATE(&quot;&quot;&quot;&quot;;SUBSTITUTE([TXT.B69];&quot; &quot;;&quot;_&quot;); &quot;&quot;&quot; =&gt; &quot;&quot;&quot;; [.B$1];[TXT.B69];&quot;&quot;&quot;,&quot;);&quot;&quot;)" office:value-type="string" office:string-value="&quot;consumption_issue&quot; =&gt; &quot;&amp;nbsp;&amp;nbsp;consumption issue&quot;,">
            <text:p>"consumption_issue" =&gt; "&amp;nbsp;&amp;nbsp;consumption issue",</text:p>
          </table:table-cell>
          <table:table-cell table:formula="of:=IF(ISTEXT([TXT.C69]);CONCATENATE(&quot;&quot;&quot;&quot;;SUBSTITUTE([TXT.C69];&quot; &quot;;&quot;_&quot;); &quot;&quot;&quot; =&gt; &quot;&quot;&quot;; [.C$1];[TXT.C69];&quot;&quot;&quot;,&quot;);&quot;&quot;)">
            <text:p/>
          </table:table-cell>
          <table:table-cell table:formula="of:=IF(ISTEXT([TXT.D69]);CONCATENATE(&quot;&quot;&quot;&quot;;SUBSTITUTE([TXT.D69];&quot; &quot;;&quot;_&quot;); &quot;&quot;&quot; =&gt; &quot;&quot;&quot;; [.D$1];[TXT.D69];&quot;&quot;&quot;,&quot;);&quot;&quot;)">
            <text:p/>
          </table:table-cell>
          <table:table-cell table:formula="of:=IF(ISTEXT([TXT.E69]);CONCATENATE(&quot;&quot;&quot;&quot;;SUBSTITUTE([TXT.E69];&quot; &quot;;&quot;_&quot;); &quot;&quot;&quot; =&gt; &quot;&quot;&quot;; [.E$1];[TXT.E69];&quot;&quot;&quot;,&quot;);&quot;&quot;)">
            <text:p/>
          </table:table-cell>
          <table:table-cell table:formula="of:=IF(ISTEXT([TXT.F69]);CONCATENATE(&quot;&quot;&quot;&quot;;SUBSTITUTE([TXT.F69];&quot; &quot;;&quot;_&quot;); &quot;&quot;&quot; =&gt; &quot;&quot;&quot;; [.F$1];[TXT.F69];&quot;&quot;&quot;,&quot;);&quot;&quot;)">
            <text:p/>
          </table:table-cell>
        </table:table-row>
        <table:table-row table:style-name="ro1">
          <table:table-cell table:formula="of:=IF(ISTEXT([TXT.A70]);CONCATENATE(&quot;&quot;&quot;&quot;;SUBSTITUTE([TXT.A70];&quot; &quot;;&quot;_&quot;); &quot;&quot;&quot; =&gt; &quot;&quot;&quot;; [.A$1];[TXT.A70];&quot;&quot;&quot;,&quot;);&quot;&quot;)">
            <text:p/>
          </table:table-cell>
          <table:table-cell table:formula="of:=IF(ISTEXT([TXT.B70]);CONCATENATE(&quot;&quot;&quot;&quot;;SUBSTITUTE([TXT.B70];&quot; &quot;;&quot;_&quot;); &quot;&quot;&quot; =&gt; &quot;&quot;&quot;; [.B$1];[TXT.B70];&quot;&quot;&quot;,&quot;);&quot;&quot;)">
            <text:p/>
          </table:table-cell>
          <table:table-cell table:formula="of:=IF(ISTEXT([TXT.C70]);CONCATENATE(&quot;&quot;&quot;&quot;;SUBSTITUTE([TXT.C70];&quot; &quot;;&quot;_&quot;); &quot;&quot;&quot; =&gt; &quot;&quot;&quot;; [.C$1];[TXT.C70];&quot;&quot;&quot;,&quot;);&quot;&quot;)" office:value-type="string" office:string-value="&quot;consumer_attitudes&quot; =&gt; &quot;&amp;nbsp;&amp;nbsp;&amp;nbsp;&amp;nbsp;consumer attitudes&quot;,">
            <text:p>"consumer_attitudes" =&gt; "&amp;nbsp;&amp;nbsp;&amp;nbsp;&amp;nbsp;consumer attitudes",</text:p>
          </table:table-cell>
          <table:table-cell table:formula="of:=IF(ISTEXT([TXT.D70]);CONCATENATE(&quot;&quot;&quot;&quot;;SUBSTITUTE([TXT.D70];&quot; &quot;;&quot;_&quot;); &quot;&quot;&quot; =&gt; &quot;&quot;&quot;; [.D$1];[TXT.D70];&quot;&quot;&quot;,&quot;);&quot;&quot;)">
            <text:p/>
          </table:table-cell>
          <table:table-cell table:formula="of:=IF(ISTEXT([TXT.E70]);CONCATENATE(&quot;&quot;&quot;&quot;;SUBSTITUTE([TXT.E70];&quot; &quot;;&quot;_&quot;); &quot;&quot;&quot; =&gt; &quot;&quot;&quot;; [.E$1];[TXT.E70];&quot;&quot;&quot;,&quot;);&quot;&quot;)">
            <text:p/>
          </table:table-cell>
          <table:table-cell table:formula="of:=IF(ISTEXT([TXT.F70]);CONCATENATE(&quot;&quot;&quot;&quot;;SUBSTITUTE([TXT.F70];&quot; &quot;;&quot;_&quot;); &quot;&quot;&quot; =&gt; &quot;&quot;&quot;; [.F$1];[TXT.F70];&quot;&quot;&quot;,&quot;);&quot;&quot;)">
            <text:p/>
          </table:table-cell>
        </table:table-row>
        <table:table-row table:style-name="ro1">
          <table:table-cell table:formula="of:=IF(ISTEXT([TXT.A71]);CONCATENATE(&quot;&quot;&quot;&quot;;SUBSTITUTE([TXT.A71];&quot; &quot;;&quot;_&quot;); &quot;&quot;&quot; =&gt; &quot;&quot;&quot;; [.A$1];[TXT.A71];&quot;&quot;&quot;,&quot;);&quot;&quot;)">
            <text:p/>
          </table:table-cell>
          <table:table-cell table:formula="of:=IF(ISTEXT([TXT.B71]);CONCATENATE(&quot;&quot;&quot;&quot;;SUBSTITUTE([TXT.B71];&quot; &quot;;&quot;_&quot;); &quot;&quot;&quot; =&gt; &quot;&quot;&quot;; [.B$1];[TXT.B71];&quot;&quot;&quot;,&quot;);&quot;&quot;)">
            <text:p/>
          </table:table-cell>
          <table:table-cell table:formula="of:=IF(ISTEXT([TXT.C71]);CONCATENATE(&quot;&quot;&quot;&quot;;SUBSTITUTE([TXT.C71];&quot; &quot;;&quot;_&quot;); &quot;&quot;&quot; =&gt; &quot;&quot;&quot;; [.C$1];[TXT.C71];&quot;&quot;&quot;,&quot;);&quot;&quot;)" office:value-type="string" office:string-value="&quot;consumer_knowledge&quot; =&gt; &quot;&amp;nbsp;&amp;nbsp;&amp;nbsp;&amp;nbsp;consumer knowledge&quot;,">
            <text:p>"consumer_knowledge" =&gt; "&amp;nbsp;&amp;nbsp;&amp;nbsp;&amp;nbsp;consumer knowledge",</text:p>
          </table:table-cell>
          <table:table-cell table:formula="of:=IF(ISTEXT([TXT.D71]);CONCATENATE(&quot;&quot;&quot;&quot;;SUBSTITUTE([TXT.D71];&quot; &quot;;&quot;_&quot;); &quot;&quot;&quot; =&gt; &quot;&quot;&quot;; [.D$1];[TXT.D71];&quot;&quot;&quot;,&quot;);&quot;&quot;)">
            <text:p/>
          </table:table-cell>
          <table:table-cell table:formula="of:=IF(ISTEXT([TXT.E71]);CONCATENATE(&quot;&quot;&quot;&quot;;SUBSTITUTE([TXT.E71];&quot; &quot;;&quot;_&quot;); &quot;&quot;&quot; =&gt; &quot;&quot;&quot;; [.E$1];[TXT.E71];&quot;&quot;&quot;,&quot;);&quot;&quot;)">
            <text:p/>
          </table:table-cell>
          <table:table-cell table:formula="of:=IF(ISTEXT([TXT.F71]);CONCATENATE(&quot;&quot;&quot;&quot;;SUBSTITUTE([TXT.F71];&quot; &quot;;&quot;_&quot;); &quot;&quot;&quot; =&gt; &quot;&quot;&quot;; [.F$1];[TXT.F71];&quot;&quot;&quot;,&quot;);&quot;&quot;)">
            <text:p/>
          </table:table-cell>
        </table:table-row>
        <table:table-row table:style-name="ro1">
          <table:table-cell table:formula="of:=IF(ISTEXT([TXT.A72]);CONCATENATE(&quot;&quot;&quot;&quot;;SUBSTITUTE([TXT.A72];&quot; &quot;;&quot;_&quot;); &quot;&quot;&quot; =&gt; &quot;&quot;&quot;; [.A$1];[TXT.A72];&quot;&quot;&quot;,&quot;);&quot;&quot;)">
            <text:p/>
          </table:table-cell>
          <table:table-cell table:formula="of:=IF(ISTEXT([TXT.B72]);CONCATENATE(&quot;&quot;&quot;&quot;;SUBSTITUTE([TXT.B72];&quot; &quot;;&quot;_&quot;); &quot;&quot;&quot; =&gt; &quot;&quot;&quot;; [.B$1];[TXT.B72];&quot;&quot;&quot;,&quot;);&quot;&quot;)">
            <text:p/>
          </table:table-cell>
          <table:table-cell table:formula="of:=IF(ISTEXT([TXT.C72]);CONCATENATE(&quot;&quot;&quot;&quot;;SUBSTITUTE([TXT.C72];&quot; &quot;;&quot;_&quot;); &quot;&quot;&quot; =&gt; &quot;&quot;&quot;; [.C$1];[TXT.C72];&quot;&quot;&quot;,&quot;);&quot;&quot;)" office:value-type="string" office:string-value="&quot;quality_perception&quot; =&gt; &quot;&amp;nbsp;&amp;nbsp;&amp;nbsp;&amp;nbsp;quality perception&quot;,">
            <text:p>"quality_perception" =&gt; "&amp;nbsp;&amp;nbsp;&amp;nbsp;&amp;nbsp;quality perception",</text:p>
          </table:table-cell>
          <table:table-cell table:formula="of:=IF(ISTEXT([TXT.D72]);CONCATENATE(&quot;&quot;&quot;&quot;;SUBSTITUTE([TXT.D72];&quot; &quot;;&quot;_&quot;); &quot;&quot;&quot; =&gt; &quot;&quot;&quot;; [.D$1];[TXT.D72];&quot;&quot;&quot;,&quot;);&quot;&quot;)">
            <text:p/>
          </table:table-cell>
          <table:table-cell table:formula="of:=IF(ISTEXT([TXT.E72]);CONCATENATE(&quot;&quot;&quot;&quot;;SUBSTITUTE([TXT.E72];&quot; &quot;;&quot;_&quot;); &quot;&quot;&quot; =&gt; &quot;&quot;&quot;; [.E$1];[TXT.E72];&quot;&quot;&quot;,&quot;);&quot;&quot;)">
            <text:p/>
          </table:table-cell>
          <table:table-cell table:formula="of:=IF(ISTEXT([TXT.F72]);CONCATENATE(&quot;&quot;&quot;&quot;;SUBSTITUTE([TXT.F72];&quot; &quot;;&quot;_&quot;); &quot;&quot;&quot; =&gt; &quot;&quot;&quot;; [.F$1];[TXT.F72];&quot;&quot;&quot;,&quot;);&quot;&quot;)">
            <text:p/>
          </table:table-cell>
        </table:table-row>
        <table:table-row table:style-name="ro1">
          <table:table-cell table:formula="of:=IF(ISTEXT([TXT.A73]);CONCATENATE(&quot;&quot;&quot;&quot;;SUBSTITUTE([TXT.A73];&quot; &quot;;&quot;_&quot;); &quot;&quot;&quot; =&gt; &quot;&quot;&quot;; [.A$1];[TXT.A73];&quot;&quot;&quot;,&quot;);&quot;&quot;)">
            <text:p/>
          </table:table-cell>
          <table:table-cell table:formula="of:=IF(ISTEXT([TXT.B73]);CONCATENATE(&quot;&quot;&quot;&quot;;SUBSTITUTE([TXT.B73];&quot; &quot;;&quot;_&quot;); &quot;&quot;&quot; =&gt; &quot;&quot;&quot;; [.B$1];[TXT.B73];&quot;&quot;&quot;,&quot;);&quot;&quot;)">
            <text:p/>
          </table:table-cell>
          <table:table-cell table:formula="of:=IF(ISTEXT([TXT.C73]);CONCATENATE(&quot;&quot;&quot;&quot;;SUBSTITUTE([TXT.C73];&quot; &quot;;&quot;_&quot;); &quot;&quot;&quot; =&gt; &quot;&quot;&quot;; [.C$1];[TXT.C73];&quot;&quot;&quot;,&quot;);&quot;&quot;)" office:value-type="string" office:string-value="&quot;traceability&quot; =&gt; &quot;&amp;nbsp;&amp;nbsp;&amp;nbsp;&amp;nbsp;traceability&quot;,">
            <text:p>"traceability" =&gt; "&amp;nbsp;&amp;nbsp;&amp;nbsp;&amp;nbsp;traceability",</text:p>
          </table:table-cell>
          <table:table-cell table:formula="of:=IF(ISTEXT([TXT.D73]);CONCATENATE(&quot;&quot;&quot;&quot;;SUBSTITUTE([TXT.D73];&quot; &quot;;&quot;_&quot;); &quot;&quot;&quot; =&gt; &quot;&quot;&quot;; [.D$1];[TXT.D73];&quot;&quot;&quot;,&quot;);&quot;&quot;)">
            <text:p/>
          </table:table-cell>
          <table:table-cell table:formula="of:=IF(ISTEXT([TXT.E73]);CONCATENATE(&quot;&quot;&quot;&quot;;SUBSTITUTE([TXT.E73];&quot; &quot;;&quot;_&quot;); &quot;&quot;&quot; =&gt; &quot;&quot;&quot;; [.E$1];[TXT.E73];&quot;&quot;&quot;,&quot;);&quot;&quot;)">
            <text:p/>
          </table:table-cell>
          <table:table-cell table:formula="of:=IF(ISTEXT([TXT.F73]);CONCATENATE(&quot;&quot;&quot;&quot;;SUBSTITUTE([TXT.F73];&quot; &quot;;&quot;_&quot;); &quot;&quot;&quot; =&gt; &quot;&quot;&quot;; [.F$1];[TXT.F73];&quot;&quot;&quot;,&quot;);&quot;&quot;)">
            <text:p/>
          </table:table-cell>
        </table:table-row>
        <table:table-row table:style-name="ro1">
          <table:table-cell table:formula="of:=IF(ISTEXT([TXT.A74]);CONCATENATE(&quot;&quot;&quot;&quot;;SUBSTITUTE([TXT.A74];&quot; &quot;;&quot;_&quot;); &quot;&quot;&quot; =&gt; &quot;&quot;&quot;; [.A$1];[TXT.A74];&quot;&quot;&quot;,&quot;);&quot;&quot;)">
            <text:p/>
          </table:table-cell>
          <table:table-cell table:formula="of:=IF(ISTEXT([TXT.B74]);CONCATENATE(&quot;&quot;&quot;&quot;;SUBSTITUTE([TXT.B74];&quot; &quot;;&quot;_&quot;); &quot;&quot;&quot; =&gt; &quot;&quot;&quot;; [.B$1];[TXT.B74];&quot;&quot;&quot;,&quot;);&quot;&quot;)" office:value-type="string" office:string-value="&quot;distribution_issue&quot; =&gt; &quot;&amp;nbsp;&amp;nbsp;distribution issue&quot;,">
            <text:p>"distribution_issue" =&gt; "&amp;nbsp;&amp;nbsp;distribution issue",</text:p>
          </table:table-cell>
          <table:table-cell table:formula="of:=IF(ISTEXT([TXT.C74]);CONCATENATE(&quot;&quot;&quot;&quot;;SUBSTITUTE([TXT.C74];&quot; &quot;;&quot;_&quot;); &quot;&quot;&quot; =&gt; &quot;&quot;&quot;; [.C$1];[TXT.C74];&quot;&quot;&quot;,&quot;);&quot;&quot;)">
            <text:p/>
          </table:table-cell>
          <table:table-cell table:formula="of:=IF(ISTEXT([TXT.D74]);CONCATENATE(&quot;&quot;&quot;&quot;;SUBSTITUTE([TXT.D74];&quot; &quot;;&quot;_&quot;); &quot;&quot;&quot; =&gt; &quot;&quot;&quot;; [.D$1];[TXT.D74];&quot;&quot;&quot;,&quot;);&quot;&quot;)">
            <text:p/>
          </table:table-cell>
          <table:table-cell table:formula="of:=IF(ISTEXT([TXT.E74]);CONCATENATE(&quot;&quot;&quot;&quot;;SUBSTITUTE([TXT.E74];&quot; &quot;;&quot;_&quot;); &quot;&quot;&quot; =&gt; &quot;&quot;&quot;; [.E$1];[TXT.E74];&quot;&quot;&quot;,&quot;);&quot;&quot;)">
            <text:p/>
          </table:table-cell>
          <table:table-cell table:formula="of:=IF(ISTEXT([TXT.F74]);CONCATENATE(&quot;&quot;&quot;&quot;;SUBSTITUTE([TXT.F74];&quot; &quot;;&quot;_&quot;); &quot;&quot;&quot; =&gt; &quot;&quot;&quot;; [.F$1];[TXT.F74];&quot;&quot;&quot;,&quot;);&quot;&quot;)">
            <text:p/>
          </table:table-cell>
        </table:table-row>
        <table:table-row table:style-name="ro1">
          <table:table-cell table:formula="of:=IF(ISTEXT([TXT.A75]);CONCATENATE(&quot;&quot;&quot;&quot;;SUBSTITUTE([TXT.A75];&quot; &quot;;&quot;_&quot;); &quot;&quot;&quot; =&gt; &quot;&quot;&quot;; [.A$1];[TXT.A75];&quot;&quot;&quot;,&quot;);&quot;&quot;)">
            <text:p/>
          </table:table-cell>
          <table:table-cell table:formula="of:=IF(ISTEXT([TXT.B75]);CONCATENATE(&quot;&quot;&quot;&quot;;SUBSTITUTE([TXT.B75];&quot; &quot;;&quot;_&quot;); &quot;&quot;&quot; =&gt; &quot;&quot;&quot;; [.B$1];[TXT.B75];&quot;&quot;&quot;,&quot;);&quot;&quot;)">
            <text:p/>
          </table:table-cell>
          <table:table-cell table:formula="of:=IF(ISTEXT([TXT.C75]);CONCATENATE(&quot;&quot;&quot;&quot;;SUBSTITUTE([TXT.C75];&quot; &quot;;&quot;_&quot;); &quot;&quot;&quot; =&gt; &quot;&quot;&quot;; [.C$1];[TXT.C75];&quot;&quot;&quot;,&quot;);&quot;&quot;)" office:value-type="string" office:string-value="&quot;alternative_distribution&quot; =&gt; &quot;&amp;nbsp;&amp;nbsp;&amp;nbsp;&amp;nbsp;alternative distribution&quot;,">
            <text:p>"alternative_distribution" =&gt; "&amp;nbsp;&amp;nbsp;&amp;nbsp;&amp;nbsp;alternative distribution",</text:p>
          </table:table-cell>
          <table:table-cell table:formula="of:=IF(ISTEXT([TXT.D75]);CONCATENATE(&quot;&quot;&quot;&quot;;SUBSTITUTE([TXT.D75];&quot; &quot;;&quot;_&quot;); &quot;&quot;&quot; =&gt; &quot;&quot;&quot;; [.D$1];[TXT.D75];&quot;&quot;&quot;,&quot;);&quot;&quot;)">
            <text:p/>
          </table:table-cell>
          <table:table-cell table:formula="of:=IF(ISTEXT([TXT.E75]);CONCATENATE(&quot;&quot;&quot;&quot;;SUBSTITUTE([TXT.E75];&quot; &quot;;&quot;_&quot;); &quot;&quot;&quot; =&gt; &quot;&quot;&quot;; [.E$1];[TXT.E75];&quot;&quot;&quot;,&quot;);&quot;&quot;)">
            <text:p/>
          </table:table-cell>
          <table:table-cell table:formula="of:=IF(ISTEXT([TXT.F75]);CONCATENATE(&quot;&quot;&quot;&quot;;SUBSTITUTE([TXT.F75];&quot; &quot;;&quot;_&quot;); &quot;&quot;&quot; =&gt; &quot;&quot;&quot;; [.F$1];[TXT.F75];&quot;&quot;&quot;,&quot;);&quot;&quot;)">
            <text:p/>
          </table:table-cell>
        </table:table-row>
        <table:table-row table:style-name="ro1">
          <table:table-cell table:formula="of:=IF(ISTEXT([TXT.A76]);CONCATENATE(&quot;&quot;&quot;&quot;;SUBSTITUTE([TXT.A76];&quot; &quot;;&quot;_&quot;); &quot;&quot;&quot; =&gt; &quot;&quot;&quot;; [.A$1];[TXT.A76];&quot;&quot;&quot;,&quot;);&quot;&quot;)">
            <text:p/>
          </table:table-cell>
          <table:table-cell table:formula="of:=IF(ISTEXT([TXT.B76]);CONCATENATE(&quot;&quot;&quot;&quot;;SUBSTITUTE([TXT.B76];&quot; &quot;;&quot;_&quot;); &quot;&quot;&quot; =&gt; &quot;&quot;&quot;; [.B$1];[TXT.B76];&quot;&quot;&quot;,&quot;);&quot;&quot;)">
            <text:p/>
          </table:table-cell>
          <table:table-cell table:formula="of:=IF(ISTEXT([TXT.C76]);CONCATENATE(&quot;&quot;&quot;&quot;;SUBSTITUTE([TXT.C76];&quot; &quot;;&quot;_&quot;); &quot;&quot;&quot; =&gt; &quot;&quot;&quot;; [.C$1];[TXT.C76];&quot;&quot;&quot;,&quot;);&quot;&quot;)" office:value-type="string" office:string-value="&quot;farm_sale&quot; =&gt; &quot;&amp;nbsp;&amp;nbsp;&amp;nbsp;&amp;nbsp;farm sale&quot;,">
            <text:p>"farm_sale" =&gt; "&amp;nbsp;&amp;nbsp;&amp;nbsp;&amp;nbsp;farm sale",</text:p>
          </table:table-cell>
          <table:table-cell table:formula="of:=IF(ISTEXT([TXT.D76]);CONCATENATE(&quot;&quot;&quot;&quot;;SUBSTITUTE([TXT.D76];&quot; &quot;;&quot;_&quot;); &quot;&quot;&quot; =&gt; &quot;&quot;&quot;; [.D$1];[TXT.D76];&quot;&quot;&quot;,&quot;);&quot;&quot;)">
            <text:p/>
          </table:table-cell>
          <table:table-cell table:formula="of:=IF(ISTEXT([TXT.E76]);CONCATENATE(&quot;&quot;&quot;&quot;;SUBSTITUTE([TXT.E76];&quot; &quot;;&quot;_&quot;); &quot;&quot;&quot; =&gt; &quot;&quot;&quot;; [.E$1];[TXT.E76];&quot;&quot;&quot;,&quot;);&quot;&quot;)">
            <text:p/>
          </table:table-cell>
          <table:table-cell table:formula="of:=IF(ISTEXT([TXT.F76]);CONCATENATE(&quot;&quot;&quot;&quot;;SUBSTITUTE([TXT.F76];&quot; &quot;;&quot;_&quot;); &quot;&quot;&quot; =&gt; &quot;&quot;&quot;; [.F$1];[TXT.F76];&quot;&quot;&quot;,&quot;);&quot;&quot;)">
            <text:p/>
          </table:table-cell>
        </table:table-row>
        <table:table-row table:style-name="ro1">
          <table:table-cell table:formula="of:=IF(ISTEXT([TXT.A77]);CONCATENATE(&quot;&quot;&quot;&quot;;SUBSTITUTE([TXT.A77];&quot; &quot;;&quot;_&quot;); &quot;&quot;&quot; =&gt; &quot;&quot;&quot;; [.A$1];[TXT.A77];&quot;&quot;&quot;,&quot;);&quot;&quot;)">
            <text:p/>
          </table:table-cell>
          <table:table-cell table:formula="of:=IF(ISTEXT([TXT.B77]);CONCATENATE(&quot;&quot;&quot;&quot;;SUBSTITUTE([TXT.B77];&quot; &quot;;&quot;_&quot;); &quot;&quot;&quot; =&gt; &quot;&quot;&quot;; [.B$1];[TXT.B77];&quot;&quot;&quot;,&quot;);&quot;&quot;)">
            <text:p/>
          </table:table-cell>
          <table:table-cell table:formula="of:=IF(ISTEXT([TXT.C77]);CONCATENATE(&quot;&quot;&quot;&quot;;SUBSTITUTE([TXT.C77];&quot; &quot;;&quot;_&quot;); &quot;&quot;&quot; =&gt; &quot;&quot;&quot;; [.C$1];[TXT.C77];&quot;&quot;&quot;,&quot;);&quot;&quot;)" office:value-type="string" office:string-value="&quot;food_shed&quot; =&gt; &quot;&amp;nbsp;&amp;nbsp;&amp;nbsp;&amp;nbsp;food shed&quot;,">
            <text:p>"food_shed" =&gt; "&amp;nbsp;&amp;nbsp;&amp;nbsp;&amp;nbsp;food shed",</text:p>
          </table:table-cell>
          <table:table-cell table:formula="of:=IF(ISTEXT([TXT.D77]);CONCATENATE(&quot;&quot;&quot;&quot;;SUBSTITUTE([TXT.D77];&quot; &quot;;&quot;_&quot;); &quot;&quot;&quot; =&gt; &quot;&quot;&quot;; [.D$1];[TXT.D77];&quot;&quot;&quot;,&quot;);&quot;&quot;)">
            <text:p/>
          </table:table-cell>
          <table:table-cell table:formula="of:=IF(ISTEXT([TXT.E77]);CONCATENATE(&quot;&quot;&quot;&quot;;SUBSTITUTE([TXT.E77];&quot; &quot;;&quot;_&quot;); &quot;&quot;&quot; =&gt; &quot;&quot;&quot;; [.E$1];[TXT.E77];&quot;&quot;&quot;,&quot;);&quot;&quot;)">
            <text:p/>
          </table:table-cell>
          <table:table-cell table:formula="of:=IF(ISTEXT([TXT.F77]);CONCATENATE(&quot;&quot;&quot;&quot;;SUBSTITUTE([TXT.F77];&quot; &quot;;&quot;_&quot;); &quot;&quot;&quot; =&gt; &quot;&quot;&quot;; [.F$1];[TXT.F77];&quot;&quot;&quot;,&quot;);&quot;&quot;)">
            <text:p/>
          </table:table-cell>
        </table:table-row>
        <table:table-row table:style-name="ro1">
          <table:table-cell table:formula="of:=IF(ISTEXT([TXT.A78]);CONCATENATE(&quot;&quot;&quot;&quot;;SUBSTITUTE([TXT.A78];&quot; &quot;;&quot;_&quot;); &quot;&quot;&quot; =&gt; &quot;&quot;&quot;; [.A$1];[TXT.A78];&quot;&quot;&quot;,&quot;);&quot;&quot;)">
            <text:p/>
          </table:table-cell>
          <table:table-cell table:formula="of:=IF(ISTEXT([TXT.B78]);CONCATENATE(&quot;&quot;&quot;&quot;;SUBSTITUTE([TXT.B78];&quot; &quot;;&quot;_&quot;); &quot;&quot;&quot; =&gt; &quot;&quot;&quot;; [.B$1];[TXT.B78];&quot;&quot;&quot;,&quot;);&quot;&quot;)">
            <text:p/>
          </table:table-cell>
          <table:table-cell table:formula="of:=IF(ISTEXT([TXT.C78]);CONCATENATE(&quot;&quot;&quot;&quot;;SUBSTITUTE([TXT.C78];&quot; &quot;;&quot;_&quot;); &quot;&quot;&quot; =&gt; &quot;&quot;&quot;; [.C$1];[TXT.C78];&quot;&quot;&quot;,&quot;);&quot;&quot;)" office:value-type="string" office:string-value="&quot;import-export_issue&quot; =&gt; &quot;&amp;nbsp;&amp;nbsp;&amp;nbsp;&amp;nbsp;import-export issue&quot;,">
            <text:p>"import-export_issue" =&gt; "&amp;nbsp;&amp;nbsp;&amp;nbsp;&amp;nbsp;import-export issue",</text:p>
          </table:table-cell>
          <table:table-cell table:formula="of:=IF(ISTEXT([TXT.D78]);CONCATENATE(&quot;&quot;&quot;&quot;;SUBSTITUTE([TXT.D78];&quot; &quot;;&quot;_&quot;); &quot;&quot;&quot; =&gt; &quot;&quot;&quot;; [.D$1];[TXT.D78];&quot;&quot;&quot;,&quot;);&quot;&quot;)">
            <text:p/>
          </table:table-cell>
          <table:table-cell table:formula="of:=IF(ISTEXT([TXT.E78]);CONCATENATE(&quot;&quot;&quot;&quot;;SUBSTITUTE([TXT.E78];&quot; &quot;;&quot;_&quot;); &quot;&quot;&quot; =&gt; &quot;&quot;&quot;; [.E$1];[TXT.E78];&quot;&quot;&quot;,&quot;);&quot;&quot;)">
            <text:p/>
          </table:table-cell>
          <table:table-cell table:formula="of:=IF(ISTEXT([TXT.F78]);CONCATENATE(&quot;&quot;&quot;&quot;;SUBSTITUTE([TXT.F78];&quot; &quot;;&quot;_&quot;); &quot;&quot;&quot; =&gt; &quot;&quot;&quot;; [.F$1];[TXT.F78];&quot;&quot;&quot;,&quot;);&quot;&quot;)">
            <text:p/>
          </table:table-cell>
        </table:table-row>
        <table:table-row table:style-name="ro1">
          <table:table-cell table:formula="of:=IF(ISTEXT([TXT.A79]);CONCATENATE(&quot;&quot;&quot;&quot;;SUBSTITUTE([TXT.A79];&quot; &quot;;&quot;_&quot;); &quot;&quot;&quot; =&gt; &quot;&quot;&quot;; [.A$1];[TXT.A79];&quot;&quot;&quot;,&quot;);&quot;&quot;)">
            <text:p/>
          </table:table-cell>
          <table:table-cell table:formula="of:=IF(ISTEXT([TXT.B79]);CONCATENATE(&quot;&quot;&quot;&quot;;SUBSTITUTE([TXT.B79];&quot; &quot;;&quot;_&quot;); &quot;&quot;&quot; =&gt; &quot;&quot;&quot;; [.B$1];[TXT.B79];&quot;&quot;&quot;,&quot;);&quot;&quot;)">
            <text:p/>
          </table:table-cell>
          <table:table-cell table:formula="of:=IF(ISTEXT([TXT.C79]);CONCATENATE(&quot;&quot;&quot;&quot;;SUBSTITUTE([TXT.C79];&quot; &quot;;&quot;_&quot;); &quot;&quot;&quot; =&gt; &quot;&quot;&quot;; [.C$1];[TXT.C79];&quot;&quot;&quot;,&quot;);&quot;&quot;)" office:value-type="string" office:string-value="&quot;local_market&quot; =&gt; &quot;&amp;nbsp;&amp;nbsp;&amp;nbsp;&amp;nbsp;local market&quot;,">
            <text:p>"local_market" =&gt; "&amp;nbsp;&amp;nbsp;&amp;nbsp;&amp;nbsp;local market",</text:p>
          </table:table-cell>
          <table:table-cell table:formula="of:=IF(ISTEXT([TXT.D79]);CONCATENATE(&quot;&quot;&quot;&quot;;SUBSTITUTE([TXT.D79];&quot; &quot;;&quot;_&quot;); &quot;&quot;&quot; =&gt; &quot;&quot;&quot;; [.D$1];[TXT.D79];&quot;&quot;&quot;,&quot;);&quot;&quot;)">
            <text:p/>
          </table:table-cell>
          <table:table-cell table:formula="of:=IF(ISTEXT([TXT.E79]);CONCATENATE(&quot;&quot;&quot;&quot;;SUBSTITUTE([TXT.E79];&quot; &quot;;&quot;_&quot;); &quot;&quot;&quot; =&gt; &quot;&quot;&quot;; [.E$1];[TXT.E79];&quot;&quot;&quot;,&quot;);&quot;&quot;)">
            <text:p/>
          </table:table-cell>
          <table:table-cell table:formula="of:=IF(ISTEXT([TXT.F79]);CONCATENATE(&quot;&quot;&quot;&quot;;SUBSTITUTE([TXT.F79];&quot; &quot;;&quot;_&quot;); &quot;&quot;&quot; =&gt; &quot;&quot;&quot;; [.F$1];[TXT.F79];&quot;&quot;&quot;,&quot;);&quot;&quot;)">
            <text:p/>
          </table:table-cell>
        </table:table-row>
        <table:table-row table:style-name="ro1">
          <table:table-cell table:formula="of:=IF(ISTEXT([TXT.A80]);CONCATENATE(&quot;&quot;&quot;&quot;;SUBSTITUTE([TXT.A80];&quot; &quot;;&quot;_&quot;); &quot;&quot;&quot; =&gt; &quot;&quot;&quot;; [.A$1];[TXT.A80];&quot;&quot;&quot;,&quot;);&quot;&quot;)">
            <text:p/>
          </table:table-cell>
          <table:table-cell table:formula="of:=IF(ISTEXT([TXT.B80]);CONCATENATE(&quot;&quot;&quot;&quot;;SUBSTITUTE([TXT.B80];&quot; &quot;;&quot;_&quot;); &quot;&quot;&quot; =&gt; &quot;&quot;&quot;; [.B$1];[TXT.B80];&quot;&quot;&quot;,&quot;);&quot;&quot;)">
            <text:p/>
          </table:table-cell>
          <table:table-cell table:formula="of:=IF(ISTEXT([TXT.C80]);CONCATENATE(&quot;&quot;&quot;&quot;;SUBSTITUTE([TXT.C80];&quot; &quot;;&quot;_&quot;); &quot;&quot;&quot; =&gt; &quot;&quot;&quot;; [.C$1];[TXT.C80];&quot;&quot;&quot;,&quot;);&quot;&quot;)" office:value-type="string" office:string-value="&quot;market&quot; =&gt; &quot;&amp;nbsp;&amp;nbsp;&amp;nbsp;&amp;nbsp;market&quot;,">
            <text:p>"market" =&gt; "&amp;nbsp;&amp;nbsp;&amp;nbsp;&amp;nbsp;market",</text:p>
          </table:table-cell>
          <table:table-cell table:formula="of:=IF(ISTEXT([TXT.D80]);CONCATENATE(&quot;&quot;&quot;&quot;;SUBSTITUTE([TXT.D80];&quot; &quot;;&quot;_&quot;); &quot;&quot;&quot; =&gt; &quot;&quot;&quot;; [.D$1];[TXT.D80];&quot;&quot;&quot;,&quot;);&quot;&quot;)">
            <text:p/>
          </table:table-cell>
          <table:table-cell table:formula="of:=IF(ISTEXT([TXT.E80]);CONCATENATE(&quot;&quot;&quot;&quot;;SUBSTITUTE([TXT.E80];&quot; &quot;;&quot;_&quot;); &quot;&quot;&quot; =&gt; &quot;&quot;&quot;; [.E$1];[TXT.E80];&quot;&quot;&quot;,&quot;);&quot;&quot;)">
            <text:p/>
          </table:table-cell>
          <table:table-cell table:formula="of:=IF(ISTEXT([TXT.F80]);CONCATENATE(&quot;&quot;&quot;&quot;;SUBSTITUTE([TXT.F80];&quot; &quot;;&quot;_&quot;); &quot;&quot;&quot; =&gt; &quot;&quot;&quot;; [.F$1];[TXT.F80];&quot;&quot;&quot;,&quot;);&quot;&quot;)">
            <text:p/>
          </table:table-cell>
        </table:table-row>
        <table:table-row table:style-name="ro1">
          <table:table-cell table:formula="of:=IF(ISTEXT([TXT.A81]);CONCATENATE(&quot;&quot;&quot;&quot;;SUBSTITUTE([TXT.A81];&quot; &quot;;&quot;_&quot;); &quot;&quot;&quot; =&gt; &quot;&quot;&quot;; [.A$1];[TXT.A81];&quot;&quot;&quot;,&quot;);&quot;&quot;)">
            <text:p/>
          </table:table-cell>
          <table:table-cell table:formula="of:=IF(ISTEXT([TXT.B81]);CONCATENATE(&quot;&quot;&quot;&quot;;SUBSTITUTE([TXT.B81];&quot; &quot;;&quot;_&quot;); &quot;&quot;&quot; =&gt; &quot;&quot;&quot;; [.B$1];[TXT.B81];&quot;&quot;&quot;,&quot;);&quot;&quot;)">
            <text:p/>
          </table:table-cell>
          <table:table-cell table:formula="of:=IF(ISTEXT([TXT.C81]);CONCATENATE(&quot;&quot;&quot;&quot;;SUBSTITUTE([TXT.C81];&quot; &quot;;&quot;_&quot;); &quot;&quot;&quot; =&gt; &quot;&quot;&quot;; [.C$1];[TXT.C81];&quot;&quot;&quot;,&quot;);&quot;&quot;)" office:value-type="string" office:string-value="&quot;traceability&quot; =&gt; &quot;&amp;nbsp;&amp;nbsp;&amp;nbsp;&amp;nbsp;traceability&quot;,">
            <text:p>"traceability" =&gt; "&amp;nbsp;&amp;nbsp;&amp;nbsp;&amp;nbsp;traceability",</text:p>
          </table:table-cell>
          <table:table-cell table:formula="of:=IF(ISTEXT([TXT.D81]);CONCATENATE(&quot;&quot;&quot;&quot;;SUBSTITUTE([TXT.D81];&quot; &quot;;&quot;_&quot;); &quot;&quot;&quot; =&gt; &quot;&quot;&quot;; [.D$1];[TXT.D81];&quot;&quot;&quot;,&quot;);&quot;&quot;)">
            <text:p/>
          </table:table-cell>
          <table:table-cell table:formula="of:=IF(ISTEXT([TXT.E81]);CONCATENATE(&quot;&quot;&quot;&quot;;SUBSTITUTE([TXT.E81];&quot; &quot;;&quot;_&quot;); &quot;&quot;&quot; =&gt; &quot;&quot;&quot;; [.E$1];[TXT.E81];&quot;&quot;&quot;,&quot;);&quot;&quot;)">
            <text:p/>
          </table:table-cell>
          <table:table-cell table:formula="of:=IF(ISTEXT([TXT.F81]);CONCATENATE(&quot;&quot;&quot;&quot;;SUBSTITUTE([TXT.F81];&quot; &quot;;&quot;_&quot;); &quot;&quot;&quot; =&gt; &quot;&quot;&quot;; [.F$1];[TXT.F81];&quot;&quot;&quot;,&quot;);&quot;&quot;)">
            <text:p/>
          </table:table-cell>
        </table:table-row>
        <table:table-row table:style-name="ro1">
          <table:table-cell table:formula="of:=IF(ISTEXT([TXT.A82]);CONCATENATE(&quot;&quot;&quot;&quot;;SUBSTITUTE([TXT.A82];&quot; &quot;;&quot;_&quot;); &quot;&quot;&quot; =&gt; &quot;&quot;&quot;; [.A$1];[TXT.A82];&quot;&quot;&quot;,&quot;);&quot;&quot;)">
            <text:p/>
          </table:table-cell>
          <table:table-cell table:formula="of:=IF(ISTEXT([TXT.B82]);CONCATENATE(&quot;&quot;&quot;&quot;;SUBSTITUTE([TXT.B82];&quot; &quot;;&quot;_&quot;); &quot;&quot;&quot; =&gt; &quot;&quot;&quot;; [.B$1];[TXT.B82];&quot;&quot;&quot;,&quot;);&quot;&quot;)" office:value-type="string" office:string-value="&quot;environmental_issue&quot; =&gt; &quot;&amp;nbsp;&amp;nbsp;environmental issue&quot;,">
            <text:p>"environmental_issue" =&gt; "&amp;nbsp;&amp;nbsp;environmental issue",</text:p>
          </table:table-cell>
          <table:table-cell table:formula="of:=IF(ISTEXT([TXT.C82]);CONCATENATE(&quot;&quot;&quot;&quot;;SUBSTITUTE([TXT.C82];&quot; &quot;;&quot;_&quot;); &quot;&quot;&quot; =&gt; &quot;&quot;&quot;; [.C$1];[TXT.C82];&quot;&quot;&quot;,&quot;);&quot;&quot;)">
            <text:p/>
          </table:table-cell>
          <table:table-cell table:formula="of:=IF(ISTEXT([TXT.D82]);CONCATENATE(&quot;&quot;&quot;&quot;;SUBSTITUTE([TXT.D82];&quot; &quot;;&quot;_&quot;); &quot;&quot;&quot; =&gt; &quot;&quot;&quot;; [.D$1];[TXT.D82];&quot;&quot;&quot;,&quot;);&quot;&quot;)">
            <text:p/>
          </table:table-cell>
          <table:table-cell table:formula="of:=IF(ISTEXT([TXT.E82]);CONCATENATE(&quot;&quot;&quot;&quot;;SUBSTITUTE([TXT.E82];&quot; &quot;;&quot;_&quot;); &quot;&quot;&quot; =&gt; &quot;&quot;&quot;; [.E$1];[TXT.E82];&quot;&quot;&quot;,&quot;);&quot;&quot;)">
            <text:p/>
          </table:table-cell>
          <table:table-cell table:formula="of:=IF(ISTEXT([TXT.F82]);CONCATENATE(&quot;&quot;&quot;&quot;;SUBSTITUTE([TXT.F82];&quot; &quot;;&quot;_&quot;); &quot;&quot;&quot; =&gt; &quot;&quot;&quot;; [.F$1];[TXT.F82];&quot;&quot;&quot;,&quot;);&quot;&quot;)">
            <text:p/>
          </table:table-cell>
        </table:table-row>
        <table:table-row table:style-name="ro1">
          <table:table-cell table:formula="of:=IF(ISTEXT([TXT.A83]);CONCATENATE(&quot;&quot;&quot;&quot;;SUBSTITUTE([TXT.A83];&quot; &quot;;&quot;_&quot;); &quot;&quot;&quot; =&gt; &quot;&quot;&quot;; [.A$1];[TXT.A83];&quot;&quot;&quot;,&quot;);&quot;&quot;)">
            <text:p/>
          </table:table-cell>
          <table:table-cell table:formula="of:=IF(ISTEXT([TXT.B83]);CONCATENATE(&quot;&quot;&quot;&quot;;SUBSTITUTE([TXT.B83];&quot; &quot;;&quot;_&quot;); &quot;&quot;&quot; =&gt; &quot;&quot;&quot;; [.B$1];[TXT.B83];&quot;&quot;&quot;,&quot;);&quot;&quot;)">
            <text:p/>
          </table:table-cell>
          <table:table-cell table:formula="of:=IF(ISTEXT([TXT.C83]);CONCATENATE(&quot;&quot;&quot;&quot;;SUBSTITUTE([TXT.C83];&quot; &quot;;&quot;_&quot;); &quot;&quot;&quot; =&gt; &quot;&quot;&quot;; [.C$1];[TXT.C83];&quot;&quot;&quot;,&quot;);&quot;&quot;)" office:value-type="string" office:string-value="&quot;biodiversity&quot; =&gt; &quot;&amp;nbsp;&amp;nbsp;&amp;nbsp;&amp;nbsp;biodiversity&quot;,">
            <text:p>"biodiversity" =&gt; "&amp;nbsp;&amp;nbsp;&amp;nbsp;&amp;nbsp;biodiversity",</text:p>
          </table:table-cell>
          <table:table-cell table:formula="of:=IF(ISTEXT([TXT.D83]);CONCATENATE(&quot;&quot;&quot;&quot;;SUBSTITUTE([TXT.D83];&quot; &quot;;&quot;_&quot;); &quot;&quot;&quot; =&gt; &quot;&quot;&quot;; [.D$1];[TXT.D83];&quot;&quot;&quot;,&quot;);&quot;&quot;)">
            <text:p/>
          </table:table-cell>
          <table:table-cell table:formula="of:=IF(ISTEXT([TXT.E83]);CONCATENATE(&quot;&quot;&quot;&quot;;SUBSTITUTE([TXT.E83];&quot; &quot;;&quot;_&quot;); &quot;&quot;&quot; =&gt; &quot;&quot;&quot;; [.E$1];[TXT.E83];&quot;&quot;&quot;,&quot;);&quot;&quot;)">
            <text:p/>
          </table:table-cell>
          <table:table-cell table:formula="of:=IF(ISTEXT([TXT.F83]);CONCATENATE(&quot;&quot;&quot;&quot;;SUBSTITUTE([TXT.F83];&quot; &quot;;&quot;_&quot;); &quot;&quot;&quot; =&gt; &quot;&quot;&quot;; [.F$1];[TXT.F83];&quot;&quot;&quot;,&quot;);&quot;&quot;)">
            <text:p/>
          </table:table-cell>
        </table:table-row>
        <table:table-row table:style-name="ro1">
          <table:table-cell table:formula="of:=IF(ISTEXT([TXT.A84]);CONCATENATE(&quot;&quot;&quot;&quot;;SUBSTITUTE([TXT.A84];&quot; &quot;;&quot;_&quot;); &quot;&quot;&quot; =&gt; &quot;&quot;&quot;; [.A$1];[TXT.A84];&quot;&quot;&quot;,&quot;);&quot;&quot;)">
            <text:p/>
          </table:table-cell>
          <table:table-cell table:formula="of:=IF(ISTEXT([TXT.B84]);CONCATENATE(&quot;&quot;&quot;&quot;;SUBSTITUTE([TXT.B84];&quot; &quot;;&quot;_&quot;); &quot;&quot;&quot; =&gt; &quot;&quot;&quot;; [.B$1];[TXT.B84];&quot;&quot;&quot;,&quot;);&quot;&quot;)">
            <text:p/>
          </table:table-cell>
          <table:table-cell table:formula="of:=IF(ISTEXT([TXT.C84]);CONCATENATE(&quot;&quot;&quot;&quot;;SUBSTITUTE([TXT.C84];&quot; &quot;;&quot;_&quot;); &quot;&quot;&quot; =&gt; &quot;&quot;&quot;; [.C$1];[TXT.C84];&quot;&quot;&quot;,&quot;);&quot;&quot;)" office:value-type="string" office:string-value="&quot;climate_change_mitigation&quot; =&gt; &quot;&amp;nbsp;&amp;nbsp;&amp;nbsp;&amp;nbsp;climate change mitigation&quot;,">
            <text:p>"climate_change_mitigation" =&gt; "&amp;nbsp;&amp;nbsp;&amp;nbsp;&amp;nbsp;climate change mitigation",</text:p>
          </table:table-cell>
          <table:table-cell table:formula="of:=IF(ISTEXT([TXT.D84]);CONCATENATE(&quot;&quot;&quot;&quot;;SUBSTITUTE([TXT.D84];&quot; &quot;;&quot;_&quot;); &quot;&quot;&quot; =&gt; &quot;&quot;&quot;; [.D$1];[TXT.D84];&quot;&quot;&quot;,&quot;);&quot;&quot;)">
            <text:p/>
          </table:table-cell>
          <table:table-cell table:formula="of:=IF(ISTEXT([TXT.E84]);CONCATENATE(&quot;&quot;&quot;&quot;;SUBSTITUTE([TXT.E84];&quot; &quot;;&quot;_&quot;); &quot;&quot;&quot; =&gt; &quot;&quot;&quot;; [.E$1];[TXT.E84];&quot;&quot;&quot;,&quot;);&quot;&quot;)">
            <text:p/>
          </table:table-cell>
          <table:table-cell table:formula="of:=IF(ISTEXT([TXT.F84]);CONCATENATE(&quot;&quot;&quot;&quot;;SUBSTITUTE([TXT.F84];&quot; &quot;;&quot;_&quot;); &quot;&quot;&quot; =&gt; &quot;&quot;&quot;; [.F$1];[TXT.F84];&quot;&quot;&quot;,&quot;);&quot;&quot;)">
            <text:p/>
          </table:table-cell>
        </table:table-row>
        <table:table-row table:style-name="ro1">
          <table:table-cell table:formula="of:=IF(ISTEXT([TXT.A85]);CONCATENATE(&quot;&quot;&quot;&quot;;SUBSTITUTE([TXT.A85];&quot; &quot;;&quot;_&quot;); &quot;&quot;&quot; =&gt; &quot;&quot;&quot;; [.A$1];[TXT.A85];&quot;&quot;&quot;,&quot;);&quot;&quot;)">
            <text:p/>
          </table:table-cell>
          <table:table-cell table:formula="of:=IF(ISTEXT([TXT.B85]);CONCATENATE(&quot;&quot;&quot;&quot;;SUBSTITUTE([TXT.B85];&quot; &quot;;&quot;_&quot;); &quot;&quot;&quot; =&gt; &quot;&quot;&quot;; [.B$1];[TXT.B85];&quot;&quot;&quot;,&quot;);&quot;&quot;)">
            <text:p/>
          </table:table-cell>
          <table:table-cell table:formula="of:=IF(ISTEXT([TXT.C85]);CONCATENATE(&quot;&quot;&quot;&quot;;SUBSTITUTE([TXT.C85];&quot; &quot;;&quot;_&quot;); &quot;&quot;&quot; =&gt; &quot;&quot;&quot;; [.C$1];[TXT.C85];&quot;&quot;&quot;,&quot;);&quot;&quot;)" office:value-type="string" office:string-value="&quot;cultural_landscapes&quot; =&gt; &quot;&amp;nbsp;&amp;nbsp;&amp;nbsp;&amp;nbsp;cultural landscapes&quot;,">
            <text:p>"cultural_landscapes" =&gt; "&amp;nbsp;&amp;nbsp;&amp;nbsp;&amp;nbsp;cultural landscapes",</text:p>
          </table:table-cell>
          <table:table-cell table:formula="of:=IF(ISTEXT([TXT.D85]);CONCATENATE(&quot;&quot;&quot;&quot;;SUBSTITUTE([TXT.D85];&quot; &quot;;&quot;_&quot;); &quot;&quot;&quot; =&gt; &quot;&quot;&quot;; [.D$1];[TXT.D85];&quot;&quot;&quot;,&quot;);&quot;&quot;)">
            <text:p/>
          </table:table-cell>
          <table:table-cell table:formula="of:=IF(ISTEXT([TXT.E85]);CONCATENATE(&quot;&quot;&quot;&quot;;SUBSTITUTE([TXT.E85];&quot; &quot;;&quot;_&quot;); &quot;&quot;&quot; =&gt; &quot;&quot;&quot;; [.E$1];[TXT.E85];&quot;&quot;&quot;,&quot;);&quot;&quot;)">
            <text:p/>
          </table:table-cell>
          <table:table-cell table:formula="of:=IF(ISTEXT([TXT.F85]);CONCATENATE(&quot;&quot;&quot;&quot;;SUBSTITUTE([TXT.F85];&quot; &quot;;&quot;_&quot;); &quot;&quot;&quot; =&gt; &quot;&quot;&quot;; [.F$1];[TXT.F85];&quot;&quot;&quot;,&quot;);&quot;&quot;)">
            <text:p/>
          </table:table-cell>
        </table:table-row>
        <table:table-row table:style-name="ro1">
          <table:table-cell table:formula="of:=IF(ISTEXT([TXT.A86]);CONCATENATE(&quot;&quot;&quot;&quot;;SUBSTITUTE([TXT.A86];&quot; &quot;;&quot;_&quot;); &quot;&quot;&quot; =&gt; &quot;&quot;&quot;; [.A$1];[TXT.A86];&quot;&quot;&quot;,&quot;);&quot;&quot;)">
            <text:p/>
          </table:table-cell>
          <table:table-cell table:formula="of:=IF(ISTEXT([TXT.B86]);CONCATENATE(&quot;&quot;&quot;&quot;;SUBSTITUTE([TXT.B86];&quot; &quot;;&quot;_&quot;); &quot;&quot;&quot; =&gt; &quot;&quot;&quot;; [.B$1];[TXT.B86];&quot;&quot;&quot;,&quot;);&quot;&quot;)">
            <text:p/>
          </table:table-cell>
          <table:table-cell table:formula="of:=IF(ISTEXT([TXT.C86]);CONCATENATE(&quot;&quot;&quot;&quot;;SUBSTITUTE([TXT.C86];&quot; &quot;;&quot;_&quot;); &quot;&quot;&quot; =&gt; &quot;&quot;&quot;; [.C$1];[TXT.C86];&quot;&quot;&quot;,&quot;);&quot;&quot;)" office:value-type="string" office:string-value="&quot;ecological_footprint&quot; =&gt; &quot;&amp;nbsp;&amp;nbsp;&amp;nbsp;&amp;nbsp;ecological footprint&quot;,">
            <text:p>"ecological_footprint" =&gt; "&amp;nbsp;&amp;nbsp;&amp;nbsp;&amp;nbsp;ecological footprint",</text:p>
          </table:table-cell>
          <table:table-cell table:formula="of:=IF(ISTEXT([TXT.D86]);CONCATENATE(&quot;&quot;&quot;&quot;;SUBSTITUTE([TXT.D86];&quot; &quot;;&quot;_&quot;); &quot;&quot;&quot; =&gt; &quot;&quot;&quot;; [.D$1];[TXT.D86];&quot;&quot;&quot;,&quot;);&quot;&quot;)">
            <text:p/>
          </table:table-cell>
          <table:table-cell table:formula="of:=IF(ISTEXT([TXT.E86]);CONCATENATE(&quot;&quot;&quot;&quot;;SUBSTITUTE([TXT.E86];&quot; &quot;;&quot;_&quot;); &quot;&quot;&quot; =&gt; &quot;&quot;&quot;; [.E$1];[TXT.E86];&quot;&quot;&quot;,&quot;);&quot;&quot;)">
            <text:p/>
          </table:table-cell>
          <table:table-cell table:formula="of:=IF(ISTEXT([TXT.F86]);CONCATENATE(&quot;&quot;&quot;&quot;;SUBSTITUTE([TXT.F86];&quot; &quot;;&quot;_&quot;); &quot;&quot;&quot; =&gt; &quot;&quot;&quot;; [.F$1];[TXT.F86];&quot;&quot;&quot;,&quot;);&quot;&quot;)">
            <text:p/>
          </table:table-cell>
        </table:table-row>
        <table:table-row table:style-name="ro1">
          <table:table-cell table:formula="of:=IF(ISTEXT([TXT.A87]);CONCATENATE(&quot;&quot;&quot;&quot;;SUBSTITUTE([TXT.A87];&quot; &quot;;&quot;_&quot;); &quot;&quot;&quot; =&gt; &quot;&quot;&quot;; [.A$1];[TXT.A87];&quot;&quot;&quot;,&quot;);&quot;&quot;)">
            <text:p/>
          </table:table-cell>
          <table:table-cell table:formula="of:=IF(ISTEXT([TXT.B87]);CONCATENATE(&quot;&quot;&quot;&quot;;SUBSTITUTE([TXT.B87];&quot; &quot;;&quot;_&quot;); &quot;&quot;&quot; =&gt; &quot;&quot;&quot;; [.B$1];[TXT.B87];&quot;&quot;&quot;,&quot;);&quot;&quot;)">
            <text:p/>
          </table:table-cell>
          <table:table-cell table:formula="of:=IF(ISTEXT([TXT.C87]);CONCATENATE(&quot;&quot;&quot;&quot;;SUBSTITUTE([TXT.C87];&quot; &quot;;&quot;_&quot;); &quot;&quot;&quot; =&gt; &quot;&quot;&quot;; [.C$1];[TXT.C87];&quot;&quot;&quot;,&quot;);&quot;&quot;)" office:value-type="string" office:string-value="&quot;energy_efficiency&quot; =&gt; &quot;&amp;nbsp;&amp;nbsp;&amp;nbsp;&amp;nbsp;energy efficiency&quot;,">
            <text:p>"energy_efficiency" =&gt; "&amp;nbsp;&amp;nbsp;&amp;nbsp;&amp;nbsp;energy efficiency",</text:p>
          </table:table-cell>
          <table:table-cell table:formula="of:=IF(ISTEXT([TXT.D87]);CONCATENATE(&quot;&quot;&quot;&quot;;SUBSTITUTE([TXT.D87];&quot; &quot;;&quot;_&quot;); &quot;&quot;&quot; =&gt; &quot;&quot;&quot;; [.D$1];[TXT.D87];&quot;&quot;&quot;,&quot;);&quot;&quot;)">
            <text:p/>
          </table:table-cell>
          <table:table-cell table:formula="of:=IF(ISTEXT([TXT.E87]);CONCATENATE(&quot;&quot;&quot;&quot;;SUBSTITUTE([TXT.E87];&quot; &quot;;&quot;_&quot;); &quot;&quot;&quot; =&gt; &quot;&quot;&quot;; [.E$1];[TXT.E87];&quot;&quot;&quot;,&quot;);&quot;&quot;)">
            <text:p/>
          </table:table-cell>
          <table:table-cell table:formula="of:=IF(ISTEXT([TXT.F87]);CONCATENATE(&quot;&quot;&quot;&quot;;SUBSTITUTE([TXT.F87];&quot; &quot;;&quot;_&quot;); &quot;&quot;&quot; =&gt; &quot;&quot;&quot;; [.F$1];[TXT.F87];&quot;&quot;&quot;,&quot;);&quot;&quot;)">
            <text:p/>
          </table:table-cell>
        </table:table-row>
        <table:table-row table:style-name="ro1">
          <table:table-cell table:formula="of:=IF(ISTEXT([TXT.A88]);CONCATENATE(&quot;&quot;&quot;&quot;;SUBSTITUTE([TXT.A88];&quot; &quot;;&quot;_&quot;); &quot;&quot;&quot; =&gt; &quot;&quot;&quot;; [.A$1];[TXT.A88];&quot;&quot;&quot;,&quot;);&quot;&quot;)">
            <text:p/>
          </table:table-cell>
          <table:table-cell table:formula="of:=IF(ISTEXT([TXT.B88]);CONCATENATE(&quot;&quot;&quot;&quot;;SUBSTITUTE([TXT.B88];&quot; &quot;;&quot;_&quot;); &quot;&quot;&quot; =&gt; &quot;&quot;&quot;; [.B$1];[TXT.B88];&quot;&quot;&quot;,&quot;);&quot;&quot;)">
            <text:p/>
          </table:table-cell>
          <table:table-cell table:formula="of:=IF(ISTEXT([TXT.C88]);CONCATENATE(&quot;&quot;&quot;&quot;;SUBSTITUTE([TXT.C88];&quot; &quot;;&quot;_&quot;); &quot;&quot;&quot; =&gt; &quot;&quot;&quot;; [.C$1];[TXT.C88];&quot;&quot;&quot;,&quot;);&quot;&quot;)" office:value-type="string" office:string-value="&quot;environmental_impact&quot; =&gt; &quot;&amp;nbsp;&amp;nbsp;&amp;nbsp;&amp;nbsp;environmental impact&quot;,">
            <text:p>"environmental_impact" =&gt; "&amp;nbsp;&amp;nbsp;&amp;nbsp;&amp;nbsp;environmental impact",</text:p>
          </table:table-cell>
          <table:table-cell table:formula="of:=IF(ISTEXT([TXT.D88]);CONCATENATE(&quot;&quot;&quot;&quot;;SUBSTITUTE([TXT.D88];&quot; &quot;;&quot;_&quot;); &quot;&quot;&quot; =&gt; &quot;&quot;&quot;; [.D$1];[TXT.D88];&quot;&quot;&quot;,&quot;);&quot;&quot;)">
            <text:p/>
          </table:table-cell>
          <table:table-cell table:formula="of:=IF(ISTEXT([TXT.E88]);CONCATENATE(&quot;&quot;&quot;&quot;;SUBSTITUTE([TXT.E88];&quot; &quot;;&quot;_&quot;); &quot;&quot;&quot; =&gt; &quot;&quot;&quot;; [.E$1];[TXT.E88];&quot;&quot;&quot;,&quot;);&quot;&quot;)">
            <text:p/>
          </table:table-cell>
          <table:table-cell table:formula="of:=IF(ISTEXT([TXT.F88]);CONCATENATE(&quot;&quot;&quot;&quot;;SUBSTITUTE([TXT.F88];&quot; &quot;;&quot;_&quot;); &quot;&quot;&quot; =&gt; &quot;&quot;&quot;; [.F$1];[TXT.F88];&quot;&quot;&quot;,&quot;);&quot;&quot;)">
            <text:p/>
          </table:table-cell>
        </table:table-row>
        <table:table-row table:style-name="ro1">
          <table:table-cell table:formula="of:=IF(ISTEXT([TXT.A89]);CONCATENATE(&quot;&quot;&quot;&quot;;SUBSTITUTE([TXT.A89];&quot; &quot;;&quot;_&quot;); &quot;&quot;&quot; =&gt; &quot;&quot;&quot;; [.A$1];[TXT.A89];&quot;&quot;&quot;,&quot;);&quot;&quot;)">
            <text:p/>
          </table:table-cell>
          <table:table-cell table:formula="of:=IF(ISTEXT([TXT.B89]);CONCATENATE(&quot;&quot;&quot;&quot;;SUBSTITUTE([TXT.B89];&quot; &quot;;&quot;_&quot;); &quot;&quot;&quot; =&gt; &quot;&quot;&quot;; [.B$1];[TXT.B89];&quot;&quot;&quot;,&quot;);&quot;&quot;)">
            <text:p/>
          </table:table-cell>
          <table:table-cell table:formula="of:=IF(ISTEXT([TXT.C89]);CONCATENATE(&quot;&quot;&quot;&quot;;SUBSTITUTE([TXT.C89];&quot; &quot;;&quot;_&quot;); &quot;&quot;&quot; =&gt; &quot;&quot;&quot;; [.C$1];[TXT.C89];&quot;&quot;&quot;,&quot;);&quot;&quot;)" office:value-type="string" office:string-value="&quot;pollution&quot; =&gt; &quot;&amp;nbsp;&amp;nbsp;&amp;nbsp;&amp;nbsp;pollution&quot;,">
            <text:p>"pollution" =&gt; "&amp;nbsp;&amp;nbsp;&amp;nbsp;&amp;nbsp;pollution",</text:p>
          </table:table-cell>
          <table:table-cell table:formula="of:=IF(ISTEXT([TXT.D89]);CONCATENATE(&quot;&quot;&quot;&quot;;SUBSTITUTE([TXT.D89];&quot; &quot;;&quot;_&quot;); &quot;&quot;&quot; =&gt; &quot;&quot;&quot;; [.D$1];[TXT.D89];&quot;&quot;&quot;,&quot;);&quot;&quot;)">
            <text:p/>
          </table:table-cell>
          <table:table-cell table:formula="of:=IF(ISTEXT([TXT.E89]);CONCATENATE(&quot;&quot;&quot;&quot;;SUBSTITUTE([TXT.E89];&quot; &quot;;&quot;_&quot;); &quot;&quot;&quot; =&gt; &quot;&quot;&quot;; [.E$1];[TXT.E89];&quot;&quot;&quot;,&quot;);&quot;&quot;)">
            <text:p/>
          </table:table-cell>
          <table:table-cell table:formula="of:=IF(ISTEXT([TXT.F89]);CONCATENATE(&quot;&quot;&quot;&quot;;SUBSTITUTE([TXT.F89];&quot; &quot;;&quot;_&quot;); &quot;&quot;&quot; =&gt; &quot;&quot;&quot;; [.F$1];[TXT.F89];&quot;&quot;&quot;,&quot;);&quot;&quot;)">
            <text:p/>
          </table:table-cell>
        </table:table-row>
        <table:table-row table:style-name="ro1">
          <table:table-cell table:formula="of:=IF(ISTEXT([TXT.A90]);CONCATENATE(&quot;&quot;&quot;&quot;;SUBSTITUTE([TXT.A90];&quot; &quot;;&quot;_&quot;); &quot;&quot;&quot; =&gt; &quot;&quot;&quot;; [.A$1];[TXT.A90];&quot;&quot;&quot;,&quot;);&quot;&quot;)">
            <text:p/>
          </table:table-cell>
          <table:table-cell table:formula="of:=IF(ISTEXT([TXT.B90]);CONCATENATE(&quot;&quot;&quot;&quot;;SUBSTITUTE([TXT.B90];&quot; &quot;;&quot;_&quot;); &quot;&quot;&quot; =&gt; &quot;&quot;&quot;; [.B$1];[TXT.B90];&quot;&quot;&quot;,&quot;);&quot;&quot;)">
            <text:p/>
          </table:table-cell>
          <table:table-cell table:formula="of:=IF(ISTEXT([TXT.C90]);CONCATENATE(&quot;&quot;&quot;&quot;;SUBSTITUTE([TXT.C90];&quot; &quot;;&quot;_&quot;); &quot;&quot;&quot; =&gt; &quot;&quot;&quot;; [.C$1];[TXT.C90];&quot;&quot;&quot;,&quot;);&quot;&quot;)" office:value-type="string" office:string-value="&quot;recycling&quot; =&gt; &quot;&amp;nbsp;&amp;nbsp;&amp;nbsp;&amp;nbsp;recycling&quot;,">
            <text:p>"recycling" =&gt; "&amp;nbsp;&amp;nbsp;&amp;nbsp;&amp;nbsp;recycling",</text:p>
          </table:table-cell>
          <table:table-cell table:formula="of:=IF(ISTEXT([TXT.D90]);CONCATENATE(&quot;&quot;&quot;&quot;;SUBSTITUTE([TXT.D90];&quot; &quot;;&quot;_&quot;); &quot;&quot;&quot; =&gt; &quot;&quot;&quot;; [.D$1];[TXT.D90];&quot;&quot;&quot;,&quot;);&quot;&quot;)">
            <text:p/>
          </table:table-cell>
          <table:table-cell table:formula="of:=IF(ISTEXT([TXT.E90]);CONCATENATE(&quot;&quot;&quot;&quot;;SUBSTITUTE([TXT.E90];&quot; &quot;;&quot;_&quot;); &quot;&quot;&quot; =&gt; &quot;&quot;&quot;; [.E$1];[TXT.E90];&quot;&quot;&quot;,&quot;);&quot;&quot;)">
            <text:p/>
          </table:table-cell>
          <table:table-cell table:formula="of:=IF(ISTEXT([TXT.F90]);CONCATENATE(&quot;&quot;&quot;&quot;;SUBSTITUTE([TXT.F90];&quot; &quot;;&quot;_&quot;); &quot;&quot;&quot; =&gt; &quot;&quot;&quot;; [.F$1];[TXT.F90];&quot;&quot;&quot;,&quot;);&quot;&quot;)">
            <text:p/>
          </table:table-cell>
        </table:table-row>
        <table:table-row table:style-name="ro1">
          <table:table-cell table:formula="of:=IF(ISTEXT([TXT.A91]);CONCATENATE(&quot;&quot;&quot;&quot;;SUBSTITUTE([TXT.A91];&quot; &quot;;&quot;_&quot;); &quot;&quot;&quot; =&gt; &quot;&quot;&quot;; [.A$1];[TXT.A91];&quot;&quot;&quot;,&quot;);&quot;&quot;)">
            <text:p/>
          </table:table-cell>
          <table:table-cell table:formula="of:=IF(ISTEXT([TXT.B91]);CONCATENATE(&quot;&quot;&quot;&quot;;SUBSTITUTE([TXT.B91];&quot; &quot;;&quot;_&quot;); &quot;&quot;&quot; =&gt; &quot;&quot;&quot;; [.B$1];[TXT.B91];&quot;&quot;&quot;,&quot;);&quot;&quot;)">
            <text:p/>
          </table:table-cell>
          <table:table-cell table:formula="of:=IF(ISTEXT([TXT.C91]);CONCATENATE(&quot;&quot;&quot;&quot;;SUBSTITUTE([TXT.C91];&quot; &quot;;&quot;_&quot;); &quot;&quot;&quot; =&gt; &quot;&quot;&quot;; [.C$1];[TXT.C91];&quot;&quot;&quot;,&quot;);&quot;&quot;)" office:value-type="string" office:string-value="&quot;renewable_resources&quot; =&gt; &quot;&amp;nbsp;&amp;nbsp;&amp;nbsp;&amp;nbsp;renewable resources&quot;,">
            <text:p>"renewable_resources" =&gt; "&amp;nbsp;&amp;nbsp;&amp;nbsp;&amp;nbsp;renewable resources",</text:p>
          </table:table-cell>
          <table:table-cell table:formula="of:=IF(ISTEXT([TXT.D91]);CONCATENATE(&quot;&quot;&quot;&quot;;SUBSTITUTE([TXT.D91];&quot; &quot;;&quot;_&quot;); &quot;&quot;&quot; =&gt; &quot;&quot;&quot;; [.D$1];[TXT.D91];&quot;&quot;&quot;,&quot;);&quot;&quot;)">
            <text:p/>
          </table:table-cell>
          <table:table-cell table:formula="of:=IF(ISTEXT([TXT.E91]);CONCATENATE(&quot;&quot;&quot;&quot;;SUBSTITUTE([TXT.E91];&quot; &quot;;&quot;_&quot;); &quot;&quot;&quot; =&gt; &quot;&quot;&quot;; [.E$1];[TXT.E91];&quot;&quot;&quot;,&quot;);&quot;&quot;)">
            <text:p/>
          </table:table-cell>
          <table:table-cell table:formula="of:=IF(ISTEXT([TXT.F91]);CONCATENATE(&quot;&quot;&quot;&quot;;SUBSTITUTE([TXT.F91];&quot; &quot;;&quot;_&quot;); &quot;&quot;&quot; =&gt; &quot;&quot;&quot;; [.F$1];[TXT.F91];&quot;&quot;&quot;,&quot;);&quot;&quot;)">
            <text:p/>
          </table:table-cell>
        </table:table-row>
        <table:table-row table:style-name="ro1">
          <table:table-cell table:formula="of:=IF(ISTEXT([TXT.A92]);CONCATENATE(&quot;&quot;&quot;&quot;;SUBSTITUTE([TXT.A92];&quot; &quot;;&quot;_&quot;); &quot;&quot;&quot; =&gt; &quot;&quot;&quot;; [.A$1];[TXT.A92];&quot;&quot;&quot;,&quot;);&quot;&quot;)">
            <text:p/>
          </table:table-cell>
          <table:table-cell table:formula="of:=IF(ISTEXT([TXT.B92]);CONCATENATE(&quot;&quot;&quot;&quot;;SUBSTITUTE([TXT.B92];&quot; &quot;;&quot;_&quot;); &quot;&quot;&quot; =&gt; &quot;&quot;&quot;; [.B$1];[TXT.B92];&quot;&quot;&quot;,&quot;);&quot;&quot;)">
            <text:p/>
          </table:table-cell>
          <table:table-cell table:formula="of:=IF(ISTEXT([TXT.C92]);CONCATENATE(&quot;&quot;&quot;&quot;;SUBSTITUTE([TXT.C92];&quot; &quot;;&quot;_&quot;); &quot;&quot;&quot; =&gt; &quot;&quot;&quot;; [.C$1];[TXT.C92];&quot;&quot;&quot;,&quot;);&quot;&quot;)" office:value-type="string" office:string-value="&quot;sustainability&quot; =&gt; &quot;&amp;nbsp;&amp;nbsp;&amp;nbsp;&amp;nbsp;sustainability&quot;,">
            <text:p>"sustainability" =&gt; "&amp;nbsp;&amp;nbsp;&amp;nbsp;&amp;nbsp;sustainability",</text:p>
          </table:table-cell>
          <table:table-cell table:formula="of:=IF(ISTEXT([TXT.D92]);CONCATENATE(&quot;&quot;&quot;&quot;;SUBSTITUTE([TXT.D92];&quot; &quot;;&quot;_&quot;); &quot;&quot;&quot; =&gt; &quot;&quot;&quot;; [.D$1];[TXT.D92];&quot;&quot;&quot;,&quot;);&quot;&quot;)">
            <text:p/>
          </table:table-cell>
          <table:table-cell table:formula="of:=IF(ISTEXT([TXT.E92]);CONCATENATE(&quot;&quot;&quot;&quot;;SUBSTITUTE([TXT.E92];&quot; &quot;;&quot;_&quot;); &quot;&quot;&quot; =&gt; &quot;&quot;&quot;; [.E$1];[TXT.E92];&quot;&quot;&quot;,&quot;);&quot;&quot;)">
            <text:p/>
          </table:table-cell>
          <table:table-cell table:formula="of:=IF(ISTEXT([TXT.F92]);CONCATENATE(&quot;&quot;&quot;&quot;;SUBSTITUTE([TXT.F92];&quot; &quot;;&quot;_&quot;); &quot;&quot;&quot; =&gt; &quot;&quot;&quot;; [.F$1];[TXT.F92];&quot;&quot;&quot;,&quot;);&quot;&quot;)">
            <text:p/>
          </table:table-cell>
        </table:table-row>
        <table:table-row table:style-name="ro1">
          <table:table-cell table:formula="of:=IF(ISTEXT([TXT.A93]);CONCATENATE(&quot;&quot;&quot;&quot;;SUBSTITUTE([TXT.A93];&quot; &quot;;&quot;_&quot;); &quot;&quot;&quot; =&gt; &quot;&quot;&quot;; [.A$1];[TXT.A93];&quot;&quot;&quot;,&quot;);&quot;&quot;)">
            <text:p/>
          </table:table-cell>
          <table:table-cell table:formula="of:=IF(ISTEXT([TXT.B93]);CONCATENATE(&quot;&quot;&quot;&quot;;SUBSTITUTE([TXT.B93];&quot; &quot;;&quot;_&quot;); &quot;&quot;&quot; =&gt; &quot;&quot;&quot;; [.B$1];[TXT.B93];&quot;&quot;&quot;,&quot;);&quot;&quot;)">
            <text:p/>
          </table:table-cell>
          <table:table-cell table:formula="of:=IF(ISTEXT([TXT.C93]);CONCATENATE(&quot;&quot;&quot;&quot;;SUBSTITUTE([TXT.C93];&quot; &quot;;&quot;_&quot;); &quot;&quot;&quot; =&gt; &quot;&quot;&quot;; [.C$1];[TXT.C93];&quot;&quot;&quot;,&quot;);&quot;&quot;)" office:value-type="string" office:string-value="&quot;water_quality&quot; =&gt; &quot;&amp;nbsp;&amp;nbsp;&amp;nbsp;&amp;nbsp;water quality&quot;,">
            <text:p>"water_quality" =&gt; "&amp;nbsp;&amp;nbsp;&amp;nbsp;&amp;nbsp;water quality",</text:p>
          </table:table-cell>
          <table:table-cell table:formula="of:=IF(ISTEXT([TXT.D93]);CONCATENATE(&quot;&quot;&quot;&quot;;SUBSTITUTE([TXT.D93];&quot; &quot;;&quot;_&quot;); &quot;&quot;&quot; =&gt; &quot;&quot;&quot;; [.D$1];[TXT.D93];&quot;&quot;&quot;,&quot;);&quot;&quot;)">
            <text:p/>
          </table:table-cell>
          <table:table-cell table:formula="of:=IF(ISTEXT([TXT.E93]);CONCATENATE(&quot;&quot;&quot;&quot;;SUBSTITUTE([TXT.E93];&quot; &quot;;&quot;_&quot;); &quot;&quot;&quot; =&gt; &quot;&quot;&quot;; [.E$1];[TXT.E93];&quot;&quot;&quot;,&quot;);&quot;&quot;)">
            <text:p/>
          </table:table-cell>
          <table:table-cell table:formula="of:=IF(ISTEXT([TXT.F93]);CONCATENATE(&quot;&quot;&quot;&quot;;SUBSTITUTE([TXT.F93];&quot; &quot;;&quot;_&quot;); &quot;&quot;&quot; =&gt; &quot;&quot;&quot;; [.F$1];[TXT.F93];&quot;&quot;&quot;,&quot;);&quot;&quot;)">
            <text:p/>
          </table:table-cell>
        </table:table-row>
        <table:table-row table:style-name="ro1">
          <table:table-cell table:formula="of:=IF(ISTEXT([TXT.A94]);CONCATENATE(&quot;&quot;&quot;&quot;;SUBSTITUTE([TXT.A94];&quot; &quot;;&quot;_&quot;); &quot;&quot;&quot; =&gt; &quot;&quot;&quot;; [.A$1];[TXT.A94];&quot;&quot;&quot;,&quot;);&quot;&quot;)">
            <text:p/>
          </table:table-cell>
          <table:table-cell table:formula="of:=IF(ISTEXT([TXT.B94]);CONCATENATE(&quot;&quot;&quot;&quot;;SUBSTITUTE([TXT.B94];&quot; &quot;;&quot;_&quot;); &quot;&quot;&quot; =&gt; &quot;&quot;&quot;; [.B$1];[TXT.B94];&quot;&quot;&quot;,&quot;);&quot;&quot;)" office:value-type="string" office:string-value="&quot;ethical_issue&quot; =&gt; &quot;&amp;nbsp;&amp;nbsp;ethical issue&quot;,">
            <text:p>"ethical_issue" =&gt; "&amp;nbsp;&amp;nbsp;ethical issue",</text:p>
          </table:table-cell>
          <table:table-cell table:formula="of:=IF(ISTEXT([TXT.C94]);CONCATENATE(&quot;&quot;&quot;&quot;;SUBSTITUTE([TXT.C94];&quot; &quot;;&quot;_&quot;); &quot;&quot;&quot; =&gt; &quot;&quot;&quot;; [.C$1];[TXT.C94];&quot;&quot;&quot;,&quot;);&quot;&quot;)">
            <text:p/>
          </table:table-cell>
          <table:table-cell table:formula="of:=IF(ISTEXT([TXT.D94]);CONCATENATE(&quot;&quot;&quot;&quot;;SUBSTITUTE([TXT.D94];&quot; &quot;;&quot;_&quot;); &quot;&quot;&quot; =&gt; &quot;&quot;&quot;; [.D$1];[TXT.D94];&quot;&quot;&quot;,&quot;);&quot;&quot;)">
            <text:p/>
          </table:table-cell>
          <table:table-cell table:formula="of:=IF(ISTEXT([TXT.E94]);CONCATENATE(&quot;&quot;&quot;&quot;;SUBSTITUTE([TXT.E94];&quot; &quot;;&quot;_&quot;); &quot;&quot;&quot; =&gt; &quot;&quot;&quot;; [.E$1];[TXT.E94];&quot;&quot;&quot;,&quot;);&quot;&quot;)">
            <text:p/>
          </table:table-cell>
          <table:table-cell table:formula="of:=IF(ISTEXT([TXT.F94]);CONCATENATE(&quot;&quot;&quot;&quot;;SUBSTITUTE([TXT.F94];&quot; &quot;;&quot;_&quot;); &quot;&quot;&quot; =&gt; &quot;&quot;&quot;; [.F$1];[TXT.F94];&quot;&quot;&quot;,&quot;);&quot;&quot;)">
            <text:p/>
          </table:table-cell>
        </table:table-row>
        <table:table-row table:style-name="ro1">
          <table:table-cell table:formula="of:=IF(ISTEXT([TXT.A95]);CONCATENATE(&quot;&quot;&quot;&quot;;SUBSTITUTE([TXT.A95];&quot; &quot;;&quot;_&quot;); &quot;&quot;&quot; =&gt; &quot;&quot;&quot;; [.A$1];[TXT.A95];&quot;&quot;&quot;,&quot;);&quot;&quot;)">
            <text:p/>
          </table:table-cell>
          <table:table-cell table:formula="of:=IF(ISTEXT([TXT.B95]);CONCATENATE(&quot;&quot;&quot;&quot;;SUBSTITUTE([TXT.B95];&quot; &quot;;&quot;_&quot;); &quot;&quot;&quot; =&gt; &quot;&quot;&quot;; [.B$1];[TXT.B95];&quot;&quot;&quot;,&quot;);&quot;&quot;)">
            <text:p/>
          </table:table-cell>
          <table:table-cell table:formula="of:=IF(ISTEXT([TXT.C95]);CONCATENATE(&quot;&quot;&quot;&quot;;SUBSTITUTE([TXT.C95];&quot; &quot;;&quot;_&quot;); &quot;&quot;&quot; =&gt; &quot;&quot;&quot;; [.C$1];[TXT.C95];&quot;&quot;&quot;,&quot;);&quot;&quot;)" office:value-type="string" office:string-value="&quot;poverty_alleviation&quot; =&gt; &quot;&amp;nbsp;&amp;nbsp;&amp;nbsp;&amp;nbsp;poverty alleviation&quot;,">
            <text:p>"poverty_alleviation" =&gt; "&amp;nbsp;&amp;nbsp;&amp;nbsp;&amp;nbsp;poverty alleviation",</text:p>
          </table:table-cell>
          <table:table-cell table:formula="of:=IF(ISTEXT([TXT.D95]);CONCATENATE(&quot;&quot;&quot;&quot;;SUBSTITUTE([TXT.D95];&quot; &quot;;&quot;_&quot;); &quot;&quot;&quot; =&gt; &quot;&quot;&quot;; [.D$1];[TXT.D95];&quot;&quot;&quot;,&quot;);&quot;&quot;)">
            <text:p/>
          </table:table-cell>
          <table:table-cell table:formula="of:=IF(ISTEXT([TXT.E95]);CONCATENATE(&quot;&quot;&quot;&quot;;SUBSTITUTE([TXT.E95];&quot; &quot;;&quot;_&quot;); &quot;&quot;&quot; =&gt; &quot;&quot;&quot;; [.E$1];[TXT.E95];&quot;&quot;&quot;,&quot;);&quot;&quot;)">
            <text:p/>
          </table:table-cell>
          <table:table-cell table:formula="of:=IF(ISTEXT([TXT.F95]);CONCATENATE(&quot;&quot;&quot;&quot;;SUBSTITUTE([TXT.F95];&quot; &quot;;&quot;_&quot;); &quot;&quot;&quot; =&gt; &quot;&quot;&quot;; [.F$1];[TXT.F95];&quot;&quot;&quot;,&quot;);&quot;&quot;)">
            <text:p/>
          </table:table-cell>
        </table:table-row>
        <table:table-row table:style-name="ro1">
          <table:table-cell table:formula="of:=IF(ISTEXT([TXT.A96]);CONCATENATE(&quot;&quot;&quot;&quot;;SUBSTITUTE([TXT.A96];&quot; &quot;;&quot;_&quot;); &quot;&quot;&quot; =&gt; &quot;&quot;&quot;; [.A$1];[TXT.A96];&quot;&quot;&quot;,&quot;);&quot;&quot;)">
            <text:p/>
          </table:table-cell>
          <table:table-cell table:formula="of:=IF(ISTEXT([TXT.B96]);CONCATENATE(&quot;&quot;&quot;&quot;;SUBSTITUTE([TXT.B96];&quot; &quot;;&quot;_&quot;); &quot;&quot;&quot; =&gt; &quot;&quot;&quot;; [.B$1];[TXT.B96];&quot;&quot;&quot;,&quot;);&quot;&quot;)">
            <text:p/>
          </table:table-cell>
          <table:table-cell table:formula="of:=IF(ISTEXT([TXT.C96]);CONCATENATE(&quot;&quot;&quot;&quot;;SUBSTITUTE([TXT.C96];&quot; &quot;;&quot;_&quot;); &quot;&quot;&quot; =&gt; &quot;&quot;&quot;; [.C$1];[TXT.C96];&quot;&quot;&quot;,&quot;);&quot;&quot;)" office:value-type="string" office:string-value="&quot;rural_livelihoods&quot; =&gt; &quot;&amp;nbsp;&amp;nbsp;&amp;nbsp;&amp;nbsp;rural livelihoods&quot;,">
            <text:p>"rural_livelihoods" =&gt; "&amp;nbsp;&amp;nbsp;&amp;nbsp;&amp;nbsp;rural livelihoods",</text:p>
          </table:table-cell>
          <table:table-cell table:formula="of:=IF(ISTEXT([TXT.D96]);CONCATENATE(&quot;&quot;&quot;&quot;;SUBSTITUTE([TXT.D96];&quot; &quot;;&quot;_&quot;); &quot;&quot;&quot; =&gt; &quot;&quot;&quot;; [.D$1];[TXT.D96];&quot;&quot;&quot;,&quot;);&quot;&quot;)">
            <text:p/>
          </table:table-cell>
          <table:table-cell table:formula="of:=IF(ISTEXT([TXT.E96]);CONCATENATE(&quot;&quot;&quot;&quot;;SUBSTITUTE([TXT.E96];&quot; &quot;;&quot;_&quot;); &quot;&quot;&quot; =&gt; &quot;&quot;&quot;; [.E$1];[TXT.E96];&quot;&quot;&quot;,&quot;);&quot;&quot;)">
            <text:p/>
          </table:table-cell>
          <table:table-cell table:formula="of:=IF(ISTEXT([TXT.F96]);CONCATENATE(&quot;&quot;&quot;&quot;;SUBSTITUTE([TXT.F96];&quot; &quot;;&quot;_&quot;); &quot;&quot;&quot; =&gt; &quot;&quot;&quot;; [.F$1];[TXT.F96];&quot;&quot;&quot;,&quot;);&quot;&quot;)">
            <text:p/>
          </table:table-cell>
        </table:table-row>
        <table:table-row table:style-name="ro1">
          <table:table-cell table:formula="of:=IF(ISTEXT([TXT.A97]);CONCATENATE(&quot;&quot;&quot;&quot;;SUBSTITUTE([TXT.A97];&quot; &quot;;&quot;_&quot;); &quot;&quot;&quot; =&gt; &quot;&quot;&quot;; [.A$1];[TXT.A97];&quot;&quot;&quot;,&quot;);&quot;&quot;)">
            <text:p/>
          </table:table-cell>
          <table:table-cell table:formula="of:=IF(ISTEXT([TXT.B97]);CONCATENATE(&quot;&quot;&quot;&quot;;SUBSTITUTE([TXT.B97];&quot; &quot;;&quot;_&quot;); &quot;&quot;&quot; =&gt; &quot;&quot;&quot;; [.B$1];[TXT.B97];&quot;&quot;&quot;,&quot;);&quot;&quot;)">
            <text:p/>
          </table:table-cell>
          <table:table-cell table:formula="of:=IF(ISTEXT([TXT.C97]);CONCATENATE(&quot;&quot;&quot;&quot;;SUBSTITUTE([TXT.C97];&quot; &quot;;&quot;_&quot;); &quot;&quot;&quot; =&gt; &quot;&quot;&quot;; [.C$1];[TXT.C97];&quot;&quot;&quot;,&quot;);&quot;&quot;)" office:value-type="string" office:string-value="&quot;sustainability&quot; =&gt; &quot;&amp;nbsp;&amp;nbsp;&amp;nbsp;&amp;nbsp;sustainability&quot;,">
            <text:p>"sustainability" =&gt; "&amp;nbsp;&amp;nbsp;&amp;nbsp;&amp;nbsp;sustainability",</text:p>
          </table:table-cell>
          <table:table-cell table:formula="of:=IF(ISTEXT([TXT.D97]);CONCATENATE(&quot;&quot;&quot;&quot;;SUBSTITUTE([TXT.D97];&quot; &quot;;&quot;_&quot;); &quot;&quot;&quot; =&gt; &quot;&quot;&quot;; [.D$1];[TXT.D97];&quot;&quot;&quot;,&quot;);&quot;&quot;)">
            <text:p/>
          </table:table-cell>
          <table:table-cell table:formula="of:=IF(ISTEXT([TXT.E97]);CONCATENATE(&quot;&quot;&quot;&quot;;SUBSTITUTE([TXT.E97];&quot; &quot;;&quot;_&quot;); &quot;&quot;&quot; =&gt; &quot;&quot;&quot;; [.E$1];[TXT.E97];&quot;&quot;&quot;,&quot;);&quot;&quot;)">
            <text:p/>
          </table:table-cell>
          <table:table-cell table:formula="of:=IF(ISTEXT([TXT.F97]);CONCATENATE(&quot;&quot;&quot;&quot;;SUBSTITUTE([TXT.F97];&quot; &quot;;&quot;_&quot;); &quot;&quot;&quot; =&gt; &quot;&quot;&quot;; [.F$1];[TXT.F97];&quot;&quot;&quot;,&quot;);&quot;&quot;)">
            <text:p/>
          </table:table-cell>
        </table:table-row>
        <table:table-row table:style-name="ro1">
          <table:table-cell table:formula="of:=IF(ISTEXT([TXT.A98]);CONCATENATE(&quot;&quot;&quot;&quot;;SUBSTITUTE([TXT.A98];&quot; &quot;;&quot;_&quot;); &quot;&quot;&quot; =&gt; &quot;&quot;&quot;; [.A$1];[TXT.A98];&quot;&quot;&quot;,&quot;);&quot;&quot;)">
            <text:p/>
          </table:table-cell>
          <table:table-cell table:formula="of:=IF(ISTEXT([TXT.B98]);CONCATENATE(&quot;&quot;&quot;&quot;;SUBSTITUTE([TXT.B98];&quot; &quot;;&quot;_&quot;); &quot;&quot;&quot; =&gt; &quot;&quot;&quot;; [.B$1];[TXT.B98];&quot;&quot;&quot;,&quot;);&quot;&quot;)" office:value-type="string" office:string-value="&quot;food_issue&quot; =&gt; &quot;&amp;nbsp;&amp;nbsp;food issue&quot;,">
            <text:p>"food_issue" =&gt; "&amp;nbsp;&amp;nbsp;food issue",</text:p>
          </table:table-cell>
          <table:table-cell table:formula="of:=IF(ISTEXT([TXT.C98]);CONCATENATE(&quot;&quot;&quot;&quot;;SUBSTITUTE([TXT.C98];&quot; &quot;;&quot;_&quot;); &quot;&quot;&quot; =&gt; &quot;&quot;&quot;; [.C$1];[TXT.C98];&quot;&quot;&quot;,&quot;);&quot;&quot;)">
            <text:p/>
          </table:table-cell>
          <table:table-cell table:formula="of:=IF(ISTEXT([TXT.D98]);CONCATENATE(&quot;&quot;&quot;&quot;;SUBSTITUTE([TXT.D98];&quot; &quot;;&quot;_&quot;); &quot;&quot;&quot; =&gt; &quot;&quot;&quot;; [.D$1];[TXT.D98];&quot;&quot;&quot;,&quot;);&quot;&quot;)">
            <text:p/>
          </table:table-cell>
          <table:table-cell table:formula="of:=IF(ISTEXT([TXT.E98]);CONCATENATE(&quot;&quot;&quot;&quot;;SUBSTITUTE([TXT.E98];&quot; &quot;;&quot;_&quot;); &quot;&quot;&quot; =&gt; &quot;&quot;&quot;; [.E$1];[TXT.E98];&quot;&quot;&quot;,&quot;);&quot;&quot;)">
            <text:p/>
          </table:table-cell>
          <table:table-cell table:formula="of:=IF(ISTEXT([TXT.F98]);CONCATENATE(&quot;&quot;&quot;&quot;;SUBSTITUTE([TXT.F98];&quot; &quot;;&quot;_&quot;); &quot;&quot;&quot; =&gt; &quot;&quot;&quot;; [.F$1];[TXT.F98];&quot;&quot;&quot;,&quot;);&quot;&quot;)">
            <text:p/>
          </table:table-cell>
        </table:table-row>
        <table:table-row table:style-name="ro1">
          <table:table-cell table:formula="of:=IF(ISTEXT([TXT.A99]);CONCATENATE(&quot;&quot;&quot;&quot;;SUBSTITUTE([TXT.A99];&quot; &quot;;&quot;_&quot;); &quot;&quot;&quot; =&gt; &quot;&quot;&quot;; [.A$1];[TXT.A99];&quot;&quot;&quot;,&quot;);&quot;&quot;)">
            <text:p/>
          </table:table-cell>
          <table:table-cell table:formula="of:=IF(ISTEXT([TXT.B99]);CONCATENATE(&quot;&quot;&quot;&quot;;SUBSTITUTE([TXT.B99];&quot; &quot;;&quot;_&quot;); &quot;&quot;&quot; =&gt; &quot;&quot;&quot;; [.B$1];[TXT.B99];&quot;&quot;&quot;,&quot;);&quot;&quot;)">
            <text:p/>
          </table:table-cell>
          <table:table-cell table:formula="of:=IF(ISTEXT([TXT.C99]);CONCATENATE(&quot;&quot;&quot;&quot;;SUBSTITUTE([TXT.C99];&quot; &quot;;&quot;_&quot;); &quot;&quot;&quot; =&gt; &quot;&quot;&quot;; [.C$1];[TXT.C99];&quot;&quot;&quot;,&quot;);&quot;&quot;)" office:value-type="string" office:string-value="&quot;food_availability&quot; =&gt; &quot;&amp;nbsp;&amp;nbsp;&amp;nbsp;&amp;nbsp;food availability&quot;,">
            <text:p>"food_availability" =&gt; "&amp;nbsp;&amp;nbsp;&amp;nbsp;&amp;nbsp;food availability",</text:p>
          </table:table-cell>
          <table:table-cell table:formula="of:=IF(ISTEXT([TXT.D99]);CONCATENATE(&quot;&quot;&quot;&quot;;SUBSTITUTE([TXT.D99];&quot; &quot;;&quot;_&quot;); &quot;&quot;&quot; =&gt; &quot;&quot;&quot;; [.D$1];[TXT.D99];&quot;&quot;&quot;,&quot;);&quot;&quot;)">
            <text:p/>
          </table:table-cell>
          <table:table-cell table:formula="of:=IF(ISTEXT([TXT.E99]);CONCATENATE(&quot;&quot;&quot;&quot;;SUBSTITUTE([TXT.E99];&quot; &quot;;&quot;_&quot;); &quot;&quot;&quot; =&gt; &quot;&quot;&quot;; [.E$1];[TXT.E99];&quot;&quot;&quot;,&quot;);&quot;&quot;)">
            <text:p/>
          </table:table-cell>
          <table:table-cell table:formula="of:=IF(ISTEXT([TXT.F99]);CONCATENATE(&quot;&quot;&quot;&quot;;SUBSTITUTE([TXT.F99];&quot; &quot;;&quot;_&quot;); &quot;&quot;&quot; =&gt; &quot;&quot;&quot;; [.F$1];[TXT.F99];&quot;&quot;&quot;,&quot;);&quot;&quot;)">
            <text:p/>
          </table:table-cell>
        </table:table-row>
        <table:table-row table:style-name="ro1">
          <table:table-cell table:formula="of:=IF(ISTEXT([TXT.A100]);CONCATENATE(&quot;&quot;&quot;&quot;;SUBSTITUTE([TXT.A100];&quot; &quot;;&quot;_&quot;); &quot;&quot;&quot; =&gt; &quot;&quot;&quot;; [.A$1];[TXT.A100];&quot;&quot;&quot;,&quot;);&quot;&quot;)">
            <text:p/>
          </table:table-cell>
          <table:table-cell table:formula="of:=IF(ISTEXT([TXT.B100]);CONCATENATE(&quot;&quot;&quot;&quot;;SUBSTITUTE([TXT.B100];&quot; &quot;;&quot;_&quot;); &quot;&quot;&quot; =&gt; &quot;&quot;&quot;; [.B$1];[TXT.B100];&quot;&quot;&quot;,&quot;);&quot;&quot;)">
            <text:p/>
          </table:table-cell>
          <table:table-cell table:formula="of:=IF(ISTEXT([TXT.C100]);CONCATENATE(&quot;&quot;&quot;&quot;;SUBSTITUTE([TXT.C100];&quot; &quot;;&quot;_&quot;); &quot;&quot;&quot; =&gt; &quot;&quot;&quot;; [.C$1];[TXT.C100];&quot;&quot;&quot;,&quot;);&quot;&quot;)" office:value-type="string" office:string-value="&quot;food_nutrition&quot; =&gt; &quot;&amp;nbsp;&amp;nbsp;&amp;nbsp;&amp;nbsp;food nutrition&quot;,">
            <text:p>"food_nutrition" =&gt; "&amp;nbsp;&amp;nbsp;&amp;nbsp;&amp;nbsp;food nutrition",</text:p>
          </table:table-cell>
          <table:table-cell table:formula="of:=IF(ISTEXT([TXT.D100]);CONCATENATE(&quot;&quot;&quot;&quot;;SUBSTITUTE([TXT.D100];&quot; &quot;;&quot;_&quot;); &quot;&quot;&quot; =&gt; &quot;&quot;&quot;; [.D$1];[TXT.D100];&quot;&quot;&quot;,&quot;);&quot;&quot;)">
            <text:p/>
          </table:table-cell>
          <table:table-cell table:formula="of:=IF(ISTEXT([TXT.E100]);CONCATENATE(&quot;&quot;&quot;&quot;;SUBSTITUTE([TXT.E100];&quot; &quot;;&quot;_&quot;); &quot;&quot;&quot; =&gt; &quot;&quot;&quot;; [.E$1];[TXT.E100];&quot;&quot;&quot;,&quot;);&quot;&quot;)">
            <text:p/>
          </table:table-cell>
          <table:table-cell table:formula="of:=IF(ISTEXT([TXT.F100]);CONCATENATE(&quot;&quot;&quot;&quot;;SUBSTITUTE([TXT.F100];&quot; &quot;;&quot;_&quot;); &quot;&quot;&quot; =&gt; &quot;&quot;&quot;; [.F$1];[TXT.F100];&quot;&quot;&quot;,&quot;);&quot;&quot;)">
            <text:p/>
          </table:table-cell>
        </table:table-row>
        <table:table-row table:style-name="ro1">
          <table:table-cell table:formula="of:=IF(ISTEXT([TXT.A101]);CONCATENATE(&quot;&quot;&quot;&quot;;SUBSTITUTE([TXT.A101];&quot; &quot;;&quot;_&quot;); &quot;&quot;&quot; =&gt; &quot;&quot;&quot;; [.A$1];[TXT.A101];&quot;&quot;&quot;,&quot;);&quot;&quot;)">
            <text:p/>
          </table:table-cell>
          <table:table-cell table:formula="of:=IF(ISTEXT([TXT.B101]);CONCATENATE(&quot;&quot;&quot;&quot;;SUBSTITUTE([TXT.B101];&quot; &quot;;&quot;_&quot;); &quot;&quot;&quot; =&gt; &quot;&quot;&quot;; [.B$1];[TXT.B101];&quot;&quot;&quot;,&quot;);&quot;&quot;)">
            <text:p/>
          </table:table-cell>
          <table:table-cell table:formula="of:=IF(ISTEXT([TXT.C101]);CONCATENATE(&quot;&quot;&quot;&quot;;SUBSTITUTE([TXT.C101];&quot; &quot;;&quot;_&quot;); &quot;&quot;&quot; =&gt; &quot;&quot;&quot;; [.C$1];[TXT.C101];&quot;&quot;&quot;,&quot;);&quot;&quot;)" office:value-type="string" office:string-value="&quot;food_quality&quot; =&gt; &quot;&amp;nbsp;&amp;nbsp;&amp;nbsp;&amp;nbsp;food quality&quot;,">
            <text:p>"food_quality" =&gt; "&amp;nbsp;&amp;nbsp;&amp;nbsp;&amp;nbsp;food quality",</text:p>
          </table:table-cell>
          <table:table-cell table:formula="of:=IF(ISTEXT([TXT.D101]);CONCATENATE(&quot;&quot;&quot;&quot;;SUBSTITUTE([TXT.D101];&quot; &quot;;&quot;_&quot;); &quot;&quot;&quot; =&gt; &quot;&quot;&quot;; [.D$1];[TXT.D101];&quot;&quot;&quot;,&quot;);&quot;&quot;)">
            <text:p/>
          </table:table-cell>
          <table:table-cell table:formula="of:=IF(ISTEXT([TXT.E101]);CONCATENATE(&quot;&quot;&quot;&quot;;SUBSTITUTE([TXT.E101];&quot; &quot;;&quot;_&quot;); &quot;&quot;&quot; =&gt; &quot;&quot;&quot;; [.E$1];[TXT.E101];&quot;&quot;&quot;,&quot;);&quot;&quot;)">
            <text:p/>
          </table:table-cell>
          <table:table-cell table:formula="of:=IF(ISTEXT([TXT.F101]);CONCATENATE(&quot;&quot;&quot;&quot;;SUBSTITUTE([TXT.F101];&quot; &quot;;&quot;_&quot;); &quot;&quot;&quot; =&gt; &quot;&quot;&quot;; [.F$1];[TXT.F101];&quot;&quot;&quot;,&quot;);&quot;&quot;)">
            <text:p/>
          </table:table-cell>
        </table:table-row>
        <table:table-row table:style-name="ro1">
          <table:table-cell table:formula="of:=IF(ISTEXT([TXT.A102]);CONCATENATE(&quot;&quot;&quot;&quot;;SUBSTITUTE([TXT.A102];&quot; &quot;;&quot;_&quot;); &quot;&quot;&quot; =&gt; &quot;&quot;&quot;; [.A$1];[TXT.A102];&quot;&quot;&quot;,&quot;);&quot;&quot;)">
            <text:p/>
          </table:table-cell>
          <table:table-cell table:formula="of:=IF(ISTEXT([TXT.B102]);CONCATENATE(&quot;&quot;&quot;&quot;;SUBSTITUTE([TXT.B102];&quot; &quot;;&quot;_&quot;); &quot;&quot;&quot; =&gt; &quot;&quot;&quot;; [.B$1];[TXT.B102];&quot;&quot;&quot;,&quot;);&quot;&quot;)">
            <text:p/>
          </table:table-cell>
          <table:table-cell table:formula="of:=IF(ISTEXT([TXT.C102]);CONCATENATE(&quot;&quot;&quot;&quot;;SUBSTITUTE([TXT.C102];&quot; &quot;;&quot;_&quot;); &quot;&quot;&quot; =&gt; &quot;&quot;&quot;; [.C$1];[TXT.C102];&quot;&quot;&quot;,&quot;);&quot;&quot;)" office:value-type="string" office:string-value="&quot;food_safety&quot; =&gt; &quot;&amp;nbsp;&amp;nbsp;&amp;nbsp;&amp;nbsp;food safety&quot;,">
            <text:p>"food_safety" =&gt; "&amp;nbsp;&amp;nbsp;&amp;nbsp;&amp;nbsp;food safety",</text:p>
          </table:table-cell>
          <table:table-cell table:formula="of:=IF(ISTEXT([TXT.D102]);CONCATENATE(&quot;&quot;&quot;&quot;;SUBSTITUTE([TXT.D102];&quot; &quot;;&quot;_&quot;); &quot;&quot;&quot; =&gt; &quot;&quot;&quot;; [.D$1];[TXT.D102];&quot;&quot;&quot;,&quot;);&quot;&quot;)">
            <text:p/>
          </table:table-cell>
          <table:table-cell table:formula="of:=IF(ISTEXT([TXT.E102]);CONCATENATE(&quot;&quot;&quot;&quot;;SUBSTITUTE([TXT.E102];&quot; &quot;;&quot;_&quot;); &quot;&quot;&quot; =&gt; &quot;&quot;&quot;; [.E$1];[TXT.E102];&quot;&quot;&quot;,&quot;);&quot;&quot;)">
            <text:p/>
          </table:table-cell>
          <table:table-cell table:formula="of:=IF(ISTEXT([TXT.F102]);CONCATENATE(&quot;&quot;&quot;&quot;;SUBSTITUTE([TXT.F102];&quot; &quot;;&quot;_&quot;); &quot;&quot;&quot; =&gt; &quot;&quot;&quot;; [.F$1];[TXT.F102];&quot;&quot;&quot;,&quot;);&quot;&quot;)">
            <text:p/>
          </table:table-cell>
        </table:table-row>
        <table:table-row table:style-name="ro1">
          <table:table-cell table:formula="of:=IF(ISTEXT([TXT.A103]);CONCATENATE(&quot;&quot;&quot;&quot;;SUBSTITUTE([TXT.A103];&quot; &quot;;&quot;_&quot;); &quot;&quot;&quot; =&gt; &quot;&quot;&quot;; [.A$1];[TXT.A103];&quot;&quot;&quot;,&quot;);&quot;&quot;)">
            <text:p/>
          </table:table-cell>
          <table:table-cell table:formula="of:=IF(ISTEXT([TXT.B103]);CONCATENATE(&quot;&quot;&quot;&quot;;SUBSTITUTE([TXT.B103];&quot; &quot;;&quot;_&quot;); &quot;&quot;&quot; =&gt; &quot;&quot;&quot;; [.B$1];[TXT.B103];&quot;&quot;&quot;,&quot;);&quot;&quot;)">
            <text:p/>
          </table:table-cell>
          <table:table-cell table:formula="of:=IF(ISTEXT([TXT.C103]);CONCATENATE(&quot;&quot;&quot;&quot;;SUBSTITUTE([TXT.C103];&quot; &quot;;&quot;_&quot;); &quot;&quot;&quot; =&gt; &quot;&quot;&quot;; [.C$1];[TXT.C103];&quot;&quot;&quot;,&quot;);&quot;&quot;)" office:value-type="string" office:string-value="&quot;food_security&quot; =&gt; &quot;&amp;nbsp;&amp;nbsp;&amp;nbsp;&amp;nbsp;food security&quot;,">
            <text:p>"food_security" =&gt; "&amp;nbsp;&amp;nbsp;&amp;nbsp;&amp;nbsp;food security",</text:p>
          </table:table-cell>
          <table:table-cell table:formula="of:=IF(ISTEXT([TXT.D103]);CONCATENATE(&quot;&quot;&quot;&quot;;SUBSTITUTE([TXT.D103];&quot; &quot;;&quot;_&quot;); &quot;&quot;&quot; =&gt; &quot;&quot;&quot;; [.D$1];[TXT.D103];&quot;&quot;&quot;,&quot;);&quot;&quot;)">
            <text:p/>
          </table:table-cell>
          <table:table-cell table:formula="of:=IF(ISTEXT([TXT.E103]);CONCATENATE(&quot;&quot;&quot;&quot;;SUBSTITUTE([TXT.E103];&quot; &quot;;&quot;_&quot;); &quot;&quot;&quot; =&gt; &quot;&quot;&quot;; [.E$1];[TXT.E103];&quot;&quot;&quot;,&quot;);&quot;&quot;)">
            <text:p/>
          </table:table-cell>
          <table:table-cell table:formula="of:=IF(ISTEXT([TXT.F103]);CONCATENATE(&quot;&quot;&quot;&quot;;SUBSTITUTE([TXT.F103];&quot; &quot;;&quot;_&quot;); &quot;&quot;&quot; =&gt; &quot;&quot;&quot;; [.F$1];[TXT.F103];&quot;&quot;&quot;,&quot;);&quot;&quot;)">
            <text:p/>
          </table:table-cell>
        </table:table-row>
        <table:table-row table:style-name="ro1">
          <table:table-cell table:formula="of:=IF(ISTEXT([TXT.A104]);CONCATENATE(&quot;&quot;&quot;&quot;;SUBSTITUTE([TXT.A104];&quot; &quot;;&quot;_&quot;); &quot;&quot;&quot; =&gt; &quot;&quot;&quot;; [.A$1];[TXT.A104];&quot;&quot;&quot;,&quot;);&quot;&quot;)">
            <text:p/>
          </table:table-cell>
          <table:table-cell table:formula="of:=IF(ISTEXT([TXT.B104]);CONCATENATE(&quot;&quot;&quot;&quot;;SUBSTITUTE([TXT.B104];&quot; &quot;;&quot;_&quot;); &quot;&quot;&quot; =&gt; &quot;&quot;&quot;; [.B$1];[TXT.B104];&quot;&quot;&quot;,&quot;);&quot;&quot;)">
            <text:p/>
          </table:table-cell>
          <table:table-cell table:formula="of:=IF(ISTEXT([TXT.C104]);CONCATENATE(&quot;&quot;&quot;&quot;;SUBSTITUTE([TXT.C104];&quot; &quot;;&quot;_&quot;); &quot;&quot;&quot; =&gt; &quot;&quot;&quot;; [.C$1];[TXT.C104];&quot;&quot;&quot;,&quot;);&quot;&quot;)" office:value-type="string" office:string-value="&quot;food_sufficiency&quot; =&gt; &quot;&amp;nbsp;&amp;nbsp;&amp;nbsp;&amp;nbsp;food sufficiency&quot;,">
            <text:p>"food_sufficiency" =&gt; "&amp;nbsp;&amp;nbsp;&amp;nbsp;&amp;nbsp;food sufficiency",</text:p>
          </table:table-cell>
          <table:table-cell table:formula="of:=IF(ISTEXT([TXT.D104]);CONCATENATE(&quot;&quot;&quot;&quot;;SUBSTITUTE([TXT.D104];&quot; &quot;;&quot;_&quot;); &quot;&quot;&quot; =&gt; &quot;&quot;&quot;; [.D$1];[TXT.D104];&quot;&quot;&quot;,&quot;);&quot;&quot;)">
            <text:p/>
          </table:table-cell>
          <table:table-cell table:formula="of:=IF(ISTEXT([TXT.E104]);CONCATENATE(&quot;&quot;&quot;&quot;;SUBSTITUTE([TXT.E104];&quot; &quot;;&quot;_&quot;); &quot;&quot;&quot; =&gt; &quot;&quot;&quot;; [.E$1];[TXT.E104];&quot;&quot;&quot;,&quot;);&quot;&quot;)">
            <text:p/>
          </table:table-cell>
          <table:table-cell table:formula="of:=IF(ISTEXT([TXT.F104]);CONCATENATE(&quot;&quot;&quot;&quot;;SUBSTITUTE([TXT.F104];&quot; &quot;;&quot;_&quot;); &quot;&quot;&quot; =&gt; &quot;&quot;&quot;; [.F$1];[TXT.F104];&quot;&quot;&quot;,&quot;);&quot;&quot;)">
            <text:p/>
          </table:table-cell>
        </table:table-row>
        <table:table-row table:style-name="ro1">
          <table:table-cell table:formula="of:=IF(ISTEXT([TXT.A105]);CONCATENATE(&quot;&quot;&quot;&quot;;SUBSTITUTE([TXT.A105];&quot; &quot;;&quot;_&quot;); &quot;&quot;&quot; =&gt; &quot;&quot;&quot;; [.A$1];[TXT.A105];&quot;&quot;&quot;,&quot;);&quot;&quot;)">
            <text:p/>
          </table:table-cell>
          <table:table-cell table:formula="of:=IF(ISTEXT([TXT.B105]);CONCATENATE(&quot;&quot;&quot;&quot;;SUBSTITUTE([TXT.B105];&quot; &quot;;&quot;_&quot;); &quot;&quot;&quot; =&gt; &quot;&quot;&quot;; [.B$1];[TXT.B105];&quot;&quot;&quot;,&quot;);&quot;&quot;)">
            <text:p/>
          </table:table-cell>
          <table:table-cell table:formula="of:=IF(ISTEXT([TXT.C105]);CONCATENATE(&quot;&quot;&quot;&quot;;SUBSTITUTE([TXT.C105];&quot; &quot;;&quot;_&quot;); &quot;&quot;&quot; =&gt; &quot;&quot;&quot;; [.C$1];[TXT.C105];&quot;&quot;&quot;,&quot;);&quot;&quot;)" office:value-type="string" office:string-value="&quot;food_system&quot; =&gt; &quot;&amp;nbsp;&amp;nbsp;&amp;nbsp;&amp;nbsp;food system&quot;,">
            <text:p>"food_system" =&gt; "&amp;nbsp;&amp;nbsp;&amp;nbsp;&amp;nbsp;food system",</text:p>
          </table:table-cell>
          <table:table-cell table:formula="of:=IF(ISTEXT([TXT.D105]);CONCATENATE(&quot;&quot;&quot;&quot;;SUBSTITUTE([TXT.D105];&quot; &quot;;&quot;_&quot;); &quot;&quot;&quot; =&gt; &quot;&quot;&quot;; [.D$1];[TXT.D105];&quot;&quot;&quot;,&quot;);&quot;&quot;)">
            <text:p/>
          </table:table-cell>
          <table:table-cell table:formula="of:=IF(ISTEXT([TXT.E105]);CONCATENATE(&quot;&quot;&quot;&quot;;SUBSTITUTE([TXT.E105];&quot; &quot;;&quot;_&quot;); &quot;&quot;&quot; =&gt; &quot;&quot;&quot;; [.E$1];[TXT.E105];&quot;&quot;&quot;,&quot;);&quot;&quot;)">
            <text:p/>
          </table:table-cell>
          <table:table-cell table:formula="of:=IF(ISTEXT([TXT.F105]);CONCATENATE(&quot;&quot;&quot;&quot;;SUBSTITUTE([TXT.F105];&quot; &quot;;&quot;_&quot;); &quot;&quot;&quot; =&gt; &quot;&quot;&quot;; [.F$1];[TXT.F105];&quot;&quot;&quot;,&quot;);&quot;&quot;)">
            <text:p/>
          </table:table-cell>
        </table:table-row>
        <table:table-row table:style-name="ro1">
          <table:table-cell table:formula="of:=IF(ISTEXT([TXT.A106]);CONCATENATE(&quot;&quot;&quot;&quot;;SUBSTITUTE([TXT.A106];&quot; &quot;;&quot;_&quot;); &quot;&quot;&quot; =&gt; &quot;&quot;&quot;; [.A$1];[TXT.A106];&quot;&quot;&quot;,&quot;);&quot;&quot;)">
            <text:p/>
          </table:table-cell>
          <table:table-cell table:formula="of:=IF(ISTEXT([TXT.B106]);CONCATENATE(&quot;&quot;&quot;&quot;;SUBSTITUTE([TXT.B106];&quot; &quot;;&quot;_&quot;); &quot;&quot;&quot; =&gt; &quot;&quot;&quot;; [.B$1];[TXT.B106];&quot;&quot;&quot;,&quot;);&quot;&quot;)">
            <text:p/>
          </table:table-cell>
          <table:table-cell table:formula="of:=IF(ISTEXT([TXT.C106]);CONCATENATE(&quot;&quot;&quot;&quot;;SUBSTITUTE([TXT.C106];&quot; &quot;;&quot;_&quot;); &quot;&quot;&quot; =&gt; &quot;&quot;&quot;; [.C$1];[TXT.C106];&quot;&quot;&quot;,&quot;);&quot;&quot;)" office:value-type="string" office:string-value="&quot;natural_food&quot; =&gt; &quot;&amp;nbsp;&amp;nbsp;&amp;nbsp;&amp;nbsp;natural food&quot;,">
            <text:p>"natural_food" =&gt; "&amp;nbsp;&amp;nbsp;&amp;nbsp;&amp;nbsp;natural food",</text:p>
          </table:table-cell>
          <table:table-cell table:formula="of:=IF(ISTEXT([TXT.D106]);CONCATENATE(&quot;&quot;&quot;&quot;;SUBSTITUTE([TXT.D106];&quot; &quot;;&quot;_&quot;); &quot;&quot;&quot; =&gt; &quot;&quot;&quot;; [.D$1];[TXT.D106];&quot;&quot;&quot;,&quot;);&quot;&quot;)">
            <text:p/>
          </table:table-cell>
          <table:table-cell table:formula="of:=IF(ISTEXT([TXT.E106]);CONCATENATE(&quot;&quot;&quot;&quot;;SUBSTITUTE([TXT.E106];&quot; &quot;;&quot;_&quot;); &quot;&quot;&quot; =&gt; &quot;&quot;&quot;; [.E$1];[TXT.E106];&quot;&quot;&quot;,&quot;);&quot;&quot;)">
            <text:p/>
          </table:table-cell>
          <table:table-cell table:formula="of:=IF(ISTEXT([TXT.F106]);CONCATENATE(&quot;&quot;&quot;&quot;;SUBSTITUTE([TXT.F106];&quot; &quot;;&quot;_&quot;); &quot;&quot;&quot; =&gt; &quot;&quot;&quot;; [.F$1];[TXT.F106];&quot;&quot;&quot;,&quot;);&quot;&quot;)">
            <text:p/>
          </table:table-cell>
        </table:table-row>
        <table:table-row table:style-name="ro1">
          <table:table-cell table:formula="of:=IF(ISTEXT([TXT.A107]);CONCATENATE(&quot;&quot;&quot;&quot;;SUBSTITUTE([TXT.A107];&quot; &quot;;&quot;_&quot;); &quot;&quot;&quot; =&gt; &quot;&quot;&quot;; [.A$1];[TXT.A107];&quot;&quot;&quot;,&quot;);&quot;&quot;)">
            <text:p/>
          </table:table-cell>
          <table:table-cell table:formula="of:=IF(ISTEXT([TXT.B107]);CONCATENATE(&quot;&quot;&quot;&quot;;SUBSTITUTE([TXT.B107];&quot; &quot;;&quot;_&quot;); &quot;&quot;&quot; =&gt; &quot;&quot;&quot;; [.B$1];[TXT.B107];&quot;&quot;&quot;,&quot;);&quot;&quot;)">
            <text:p/>
          </table:table-cell>
          <table:table-cell table:formula="of:=IF(ISTEXT([TXT.C107]);CONCATENATE(&quot;&quot;&quot;&quot;;SUBSTITUTE([TXT.C107];&quot; &quot;;&quot;_&quot;); &quot;&quot;&quot; =&gt; &quot;&quot;&quot;; [.C$1];[TXT.C107];&quot;&quot;&quot;,&quot;);&quot;&quot;)" office:value-type="string" office:string-value="&quot;poverty_alleviation&quot; =&gt; &quot;&amp;nbsp;&amp;nbsp;&amp;nbsp;&amp;nbsp;poverty alleviation&quot;,">
            <text:p>"poverty_alleviation" =&gt; "&amp;nbsp;&amp;nbsp;&amp;nbsp;&amp;nbsp;poverty alleviation",</text:p>
          </table:table-cell>
          <table:table-cell table:formula="of:=IF(ISTEXT([TXT.D107]);CONCATENATE(&quot;&quot;&quot;&quot;;SUBSTITUTE([TXT.D107];&quot; &quot;;&quot;_&quot;); &quot;&quot;&quot; =&gt; &quot;&quot;&quot;; [.D$1];[TXT.D107];&quot;&quot;&quot;,&quot;);&quot;&quot;)">
            <text:p/>
          </table:table-cell>
          <table:table-cell table:formula="of:=IF(ISTEXT([TXT.E107]);CONCATENATE(&quot;&quot;&quot;&quot;;SUBSTITUTE([TXT.E107];&quot; &quot;;&quot;_&quot;); &quot;&quot;&quot; =&gt; &quot;&quot;&quot;; [.E$1];[TXT.E107];&quot;&quot;&quot;,&quot;);&quot;&quot;)">
            <text:p/>
          </table:table-cell>
          <table:table-cell table:formula="of:=IF(ISTEXT([TXT.F107]);CONCATENATE(&quot;&quot;&quot;&quot;;SUBSTITUTE([TXT.F107];&quot; &quot;;&quot;_&quot;); &quot;&quot;&quot; =&gt; &quot;&quot;&quot;; [.F$1];[TXT.F107];&quot;&quot;&quot;,&quot;);&quot;&quot;)">
            <text:p/>
          </table:table-cell>
        </table:table-row>
        <table:table-row table:style-name="ro1">
          <table:table-cell table:formula="of:=IF(ISTEXT([TXT.A108]);CONCATENATE(&quot;&quot;&quot;&quot;;SUBSTITUTE([TXT.A108];&quot; &quot;;&quot;_&quot;); &quot;&quot;&quot; =&gt; &quot;&quot;&quot;; [.A$1];[TXT.A108];&quot;&quot;&quot;,&quot;);&quot;&quot;)">
            <text:p/>
          </table:table-cell>
          <table:table-cell table:formula="of:=IF(ISTEXT([TXT.B108]);CONCATENATE(&quot;&quot;&quot;&quot;;SUBSTITUTE([TXT.B108];&quot; &quot;;&quot;_&quot;); &quot;&quot;&quot; =&gt; &quot;&quot;&quot;; [.B$1];[TXT.B108];&quot;&quot;&quot;,&quot;);&quot;&quot;)" office:value-type="string" office:string-value="&quot;health_issue&quot; =&gt; &quot;&amp;nbsp;&amp;nbsp;health issue&quot;,">
            <text:p>"health_issue" =&gt; "&amp;nbsp;&amp;nbsp;health issue",</text:p>
          </table:table-cell>
          <table:table-cell table:formula="of:=IF(ISTEXT([TXT.C108]);CONCATENATE(&quot;&quot;&quot;&quot;;SUBSTITUTE([TXT.C108];&quot; &quot;;&quot;_&quot;); &quot;&quot;&quot; =&gt; &quot;&quot;&quot;; [.C$1];[TXT.C108];&quot;&quot;&quot;,&quot;);&quot;&quot;)">
            <text:p/>
          </table:table-cell>
          <table:table-cell table:formula="of:=IF(ISTEXT([TXT.D108]);CONCATENATE(&quot;&quot;&quot;&quot;;SUBSTITUTE([TXT.D108];&quot; &quot;;&quot;_&quot;); &quot;&quot;&quot; =&gt; &quot;&quot;&quot;; [.D$1];[TXT.D108];&quot;&quot;&quot;,&quot;);&quot;&quot;)">
            <text:p/>
          </table:table-cell>
          <table:table-cell table:formula="of:=IF(ISTEXT([TXT.E108]);CONCATENATE(&quot;&quot;&quot;&quot;;SUBSTITUTE([TXT.E108];&quot; &quot;;&quot;_&quot;); &quot;&quot;&quot; =&gt; &quot;&quot;&quot;; [.E$1];[TXT.E108];&quot;&quot;&quot;,&quot;);&quot;&quot;)">
            <text:p/>
          </table:table-cell>
          <table:table-cell table:formula="of:=IF(ISTEXT([TXT.F108]);CONCATENATE(&quot;&quot;&quot;&quot;;SUBSTITUTE([TXT.F108];&quot; &quot;;&quot;_&quot;); &quot;&quot;&quot; =&gt; &quot;&quot;&quot;; [.F$1];[TXT.F108];&quot;&quot;&quot;,&quot;);&quot;&quot;)">
            <text:p/>
          </table:table-cell>
        </table:table-row>
        <table:table-row table:style-name="ro1">
          <table:table-cell table:formula="of:=IF(ISTEXT([TXT.A109]);CONCATENATE(&quot;&quot;&quot;&quot;;SUBSTITUTE([TXT.A109];&quot; &quot;;&quot;_&quot;); &quot;&quot;&quot; =&gt; &quot;&quot;&quot;; [.A$1];[TXT.A109];&quot;&quot;&quot;,&quot;);&quot;&quot;)">
            <text:p/>
          </table:table-cell>
          <table:table-cell table:formula="of:=IF(ISTEXT([TXT.B109]);CONCATENATE(&quot;&quot;&quot;&quot;;SUBSTITUTE([TXT.B109];&quot; &quot;;&quot;_&quot;); &quot;&quot;&quot; =&gt; &quot;&quot;&quot;; [.B$1];[TXT.B109];&quot;&quot;&quot;,&quot;);&quot;&quot;)">
            <text:p/>
          </table:table-cell>
          <table:table-cell table:formula="of:=IF(ISTEXT([TXT.C109]);CONCATENATE(&quot;&quot;&quot;&quot;;SUBSTITUTE([TXT.C109];&quot; &quot;;&quot;_&quot;); &quot;&quot;&quot; =&gt; &quot;&quot;&quot;; [.C$1];[TXT.C109];&quot;&quot;&quot;,&quot;);&quot;&quot;)" office:value-type="string" office:string-value="&quot;animal_health&quot; =&gt; &quot;&amp;nbsp;&amp;nbsp;&amp;nbsp;&amp;nbsp;animal health&quot;,">
            <text:p>"animal_health" =&gt; "&amp;nbsp;&amp;nbsp;&amp;nbsp;&amp;nbsp;animal health",</text:p>
          </table:table-cell>
          <table:table-cell table:formula="of:=IF(ISTEXT([TXT.D109]);CONCATENATE(&quot;&quot;&quot;&quot;;SUBSTITUTE([TXT.D109];&quot; &quot;;&quot;_&quot;); &quot;&quot;&quot; =&gt; &quot;&quot;&quot;; [.D$1];[TXT.D109];&quot;&quot;&quot;,&quot;);&quot;&quot;)">
            <text:p/>
          </table:table-cell>
          <table:table-cell table:formula="of:=IF(ISTEXT([TXT.E109]);CONCATENATE(&quot;&quot;&quot;&quot;;SUBSTITUTE([TXT.E109];&quot; &quot;;&quot;_&quot;); &quot;&quot;&quot; =&gt; &quot;&quot;&quot;; [.E$1];[TXT.E109];&quot;&quot;&quot;,&quot;);&quot;&quot;)">
            <text:p/>
          </table:table-cell>
          <table:table-cell table:formula="of:=IF(ISTEXT([TXT.F109]);CONCATENATE(&quot;&quot;&quot;&quot;;SUBSTITUTE([TXT.F109];&quot; &quot;;&quot;_&quot;); &quot;&quot;&quot; =&gt; &quot;&quot;&quot;; [.F$1];[TXT.F109];&quot;&quot;&quot;,&quot;);&quot;&quot;)">
            <text:p/>
          </table:table-cell>
        </table:table-row>
        <table:table-row table:style-name="ro1">
          <table:table-cell table:formula="of:=IF(ISTEXT([TXT.A110]);CONCATENATE(&quot;&quot;&quot;&quot;;SUBSTITUTE([TXT.A110];&quot; &quot;;&quot;_&quot;); &quot;&quot;&quot; =&gt; &quot;&quot;&quot;; [.A$1];[TXT.A110];&quot;&quot;&quot;,&quot;);&quot;&quot;)">
            <text:p/>
          </table:table-cell>
          <table:table-cell table:formula="of:=IF(ISTEXT([TXT.B110]);CONCATENATE(&quot;&quot;&quot;&quot;;SUBSTITUTE([TXT.B110];&quot; &quot;;&quot;_&quot;); &quot;&quot;&quot; =&gt; &quot;&quot;&quot;; [.B$1];[TXT.B110];&quot;&quot;&quot;,&quot;);&quot;&quot;)">
            <text:p/>
          </table:table-cell>
          <table:table-cell table:formula="of:=IF(ISTEXT([TXT.C110]);CONCATENATE(&quot;&quot;&quot;&quot;;SUBSTITUTE([TXT.C110];&quot; &quot;;&quot;_&quot;); &quot;&quot;&quot; =&gt; &quot;&quot;&quot;; [.C$1];[TXT.C110];&quot;&quot;&quot;,&quot;);&quot;&quot;)" office:value-type="string" office:string-value="&quot;human_health&quot; =&gt; &quot;&amp;nbsp;&amp;nbsp;&amp;nbsp;&amp;nbsp;human health&quot;,">
            <text:p>"human_health" =&gt; "&amp;nbsp;&amp;nbsp;&amp;nbsp;&amp;nbsp;human health",</text:p>
          </table:table-cell>
          <table:table-cell table:formula="of:=IF(ISTEXT([TXT.D110]);CONCATENATE(&quot;&quot;&quot;&quot;;SUBSTITUTE([TXT.D110];&quot; &quot;;&quot;_&quot;); &quot;&quot;&quot; =&gt; &quot;&quot;&quot;; [.D$1];[TXT.D110];&quot;&quot;&quot;,&quot;);&quot;&quot;)">
            <text:p/>
          </table:table-cell>
          <table:table-cell table:formula="of:=IF(ISTEXT([TXT.E110]);CONCATENATE(&quot;&quot;&quot;&quot;;SUBSTITUTE([TXT.E110];&quot; &quot;;&quot;_&quot;); &quot;&quot;&quot; =&gt; &quot;&quot;&quot;; [.E$1];[TXT.E110];&quot;&quot;&quot;,&quot;);&quot;&quot;)">
            <text:p/>
          </table:table-cell>
          <table:table-cell table:formula="of:=IF(ISTEXT([TXT.F110]);CONCATENATE(&quot;&quot;&quot;&quot;;SUBSTITUTE([TXT.F110];&quot; &quot;;&quot;_&quot;); &quot;&quot;&quot; =&gt; &quot;&quot;&quot;; [.F$1];[TXT.F110];&quot;&quot;&quot;,&quot;);&quot;&quot;)">
            <text:p/>
          </table:table-cell>
        </table:table-row>
        <table:table-row table:style-name="ro1">
          <table:table-cell table:formula="of:=IF(ISTEXT([TXT.A111]);CONCATENATE(&quot;&quot;&quot;&quot;;SUBSTITUTE([TXT.A111];&quot; &quot;;&quot;_&quot;); &quot;&quot;&quot; =&gt; &quot;&quot;&quot;; [.A$1];[TXT.A111];&quot;&quot;&quot;,&quot;);&quot;&quot;)">
            <text:p/>
          </table:table-cell>
          <table:table-cell table:formula="of:=IF(ISTEXT([TXT.B111]);CONCATENATE(&quot;&quot;&quot;&quot;;SUBSTITUTE([TXT.B111];&quot; &quot;;&quot;_&quot;); &quot;&quot;&quot; =&gt; &quot;&quot;&quot;; [.B$1];[TXT.B111];&quot;&quot;&quot;,&quot;);&quot;&quot;)">
            <text:p/>
          </table:table-cell>
          <table:table-cell table:formula="of:=IF(ISTEXT([TXT.C111]);CONCATENATE(&quot;&quot;&quot;&quot;;SUBSTITUTE([TXT.C111];&quot; &quot;;&quot;_&quot;); &quot;&quot;&quot; =&gt; &quot;&quot;&quot;; [.C$1];[TXT.C111];&quot;&quot;&quot;,&quot;);&quot;&quot;)" office:value-type="string" office:string-value="&quot;plant_health&quot; =&gt; &quot;&amp;nbsp;&amp;nbsp;&amp;nbsp;&amp;nbsp;plant health&quot;,">
            <text:p>"plant_health" =&gt; "&amp;nbsp;&amp;nbsp;&amp;nbsp;&amp;nbsp;plant health",</text:p>
          </table:table-cell>
          <table:table-cell table:formula="of:=IF(ISTEXT([TXT.D111]);CONCATENATE(&quot;&quot;&quot;&quot;;SUBSTITUTE([TXT.D111];&quot; &quot;;&quot;_&quot;); &quot;&quot;&quot; =&gt; &quot;&quot;&quot;; [.D$1];[TXT.D111];&quot;&quot;&quot;,&quot;);&quot;&quot;)">
            <text:p/>
          </table:table-cell>
          <table:table-cell table:formula="of:=IF(ISTEXT([TXT.E111]);CONCATENATE(&quot;&quot;&quot;&quot;;SUBSTITUTE([TXT.E111];&quot; &quot;;&quot;_&quot;); &quot;&quot;&quot; =&gt; &quot;&quot;&quot;; [.E$1];[TXT.E111];&quot;&quot;&quot;,&quot;);&quot;&quot;)">
            <text:p/>
          </table:table-cell>
          <table:table-cell table:formula="of:=IF(ISTEXT([TXT.F111]);CONCATENATE(&quot;&quot;&quot;&quot;;SUBSTITUTE([TXT.F111];&quot; &quot;;&quot;_&quot;); &quot;&quot;&quot; =&gt; &quot;&quot;&quot;; [.F$1];[TXT.F111];&quot;&quot;&quot;,&quot;);&quot;&quot;)">
            <text:p/>
          </table:table-cell>
        </table:table-row>
        <table:table-row table:style-name="ro1">
          <table:table-cell table:formula="of:=IF(ISTEXT([TXT.A112]);CONCATENATE(&quot;&quot;&quot;&quot;;SUBSTITUTE([TXT.A112];&quot; &quot;;&quot;_&quot;); &quot;&quot;&quot; =&gt; &quot;&quot;&quot;; [.A$1];[TXT.A112];&quot;&quot;&quot;,&quot;);&quot;&quot;)">
            <text:p/>
          </table:table-cell>
          <table:table-cell table:formula="of:=IF(ISTEXT([TXT.B112]);CONCATENATE(&quot;&quot;&quot;&quot;;SUBSTITUTE([TXT.B112];&quot; &quot;;&quot;_&quot;); &quot;&quot;&quot; =&gt; &quot;&quot;&quot;; [.B$1];[TXT.B112];&quot;&quot;&quot;,&quot;);&quot;&quot;)">
            <text:p/>
          </table:table-cell>
          <table:table-cell table:formula="of:=IF(ISTEXT([TXT.C112]);CONCATENATE(&quot;&quot;&quot;&quot;;SUBSTITUTE([TXT.C112];&quot; &quot;;&quot;_&quot;); &quot;&quot;&quot; =&gt; &quot;&quot;&quot;; [.C$1];[TXT.C112];&quot;&quot;&quot;,&quot;);&quot;&quot;)" office:value-type="string" office:string-value="&quot;well_being&quot; =&gt; &quot;&amp;nbsp;&amp;nbsp;&amp;nbsp;&amp;nbsp;well being&quot;,">
            <text:p>"well_being" =&gt; "&amp;nbsp;&amp;nbsp;&amp;nbsp;&amp;nbsp;well being",</text:p>
          </table:table-cell>
          <table:table-cell table:formula="of:=IF(ISTEXT([TXT.D112]);CONCATENATE(&quot;&quot;&quot;&quot;;SUBSTITUTE([TXT.D112];&quot; &quot;;&quot;_&quot;); &quot;&quot;&quot; =&gt; &quot;&quot;&quot;; [.D$1];[TXT.D112];&quot;&quot;&quot;,&quot;);&quot;&quot;)">
            <text:p/>
          </table:table-cell>
          <table:table-cell table:formula="of:=IF(ISTEXT([TXT.E112]);CONCATENATE(&quot;&quot;&quot;&quot;;SUBSTITUTE([TXT.E112];&quot; &quot;;&quot;_&quot;); &quot;&quot;&quot; =&gt; &quot;&quot;&quot;; [.E$1];[TXT.E112];&quot;&quot;&quot;,&quot;);&quot;&quot;)">
            <text:p/>
          </table:table-cell>
          <table:table-cell table:formula="of:=IF(ISTEXT([TXT.F112]);CONCATENATE(&quot;&quot;&quot;&quot;;SUBSTITUTE([TXT.F112];&quot; &quot;;&quot;_&quot;); &quot;&quot;&quot; =&gt; &quot;&quot;&quot;; [.F$1];[TXT.F112];&quot;&quot;&quot;,&quot;);&quot;&quot;)">
            <text:p/>
          </table:table-cell>
        </table:table-row>
        <table:table-row table:style-name="ro1">
          <table:table-cell table:formula="of:=IF(ISTEXT([TXT.A113]);CONCATENATE(&quot;&quot;&quot;&quot;;SUBSTITUTE([TXT.A113];&quot; &quot;;&quot;_&quot;); &quot;&quot;&quot; =&gt; &quot;&quot;&quot;; [.A$1];[TXT.A113];&quot;&quot;&quot;,&quot;);&quot;&quot;)">
            <text:p/>
          </table:table-cell>
          <table:table-cell table:formula="of:=IF(ISTEXT([TXT.B113]);CONCATENATE(&quot;&quot;&quot;&quot;;SUBSTITUTE([TXT.B113];&quot; &quot;;&quot;_&quot;); &quot;&quot;&quot; =&gt; &quot;&quot;&quot;; [.B$1];[TXT.B113];&quot;&quot;&quot;,&quot;);&quot;&quot;)" office:value-type="string" office:string-value="&quot;learning_issue&quot; =&gt; &quot;&amp;nbsp;&amp;nbsp;learning issue&quot;,">
            <text:p>"learning_issue" =&gt; "&amp;nbsp;&amp;nbsp;learning issue",</text:p>
          </table:table-cell>
          <table:table-cell table:formula="of:=IF(ISTEXT([TXT.C113]);CONCATENATE(&quot;&quot;&quot;&quot;;SUBSTITUTE([TXT.C113];&quot; &quot;;&quot;_&quot;); &quot;&quot;&quot; =&gt; &quot;&quot;&quot;; [.C$1];[TXT.C113];&quot;&quot;&quot;,&quot;);&quot;&quot;)">
            <text:p/>
          </table:table-cell>
          <table:table-cell table:formula="of:=IF(ISTEXT([TXT.D113]);CONCATENATE(&quot;&quot;&quot;&quot;;SUBSTITUTE([TXT.D113];&quot; &quot;;&quot;_&quot;); &quot;&quot;&quot; =&gt; &quot;&quot;&quot;; [.D$1];[TXT.D113];&quot;&quot;&quot;,&quot;);&quot;&quot;)">
            <text:p/>
          </table:table-cell>
          <table:table-cell table:formula="of:=IF(ISTEXT([TXT.E113]);CONCATENATE(&quot;&quot;&quot;&quot;;SUBSTITUTE([TXT.E113];&quot; &quot;;&quot;_&quot;); &quot;&quot;&quot; =&gt; &quot;&quot;&quot;; [.E$1];[TXT.E113];&quot;&quot;&quot;,&quot;);&quot;&quot;)">
            <text:p/>
          </table:table-cell>
          <table:table-cell table:formula="of:=IF(ISTEXT([TXT.F113]);CONCATENATE(&quot;&quot;&quot;&quot;;SUBSTITUTE([TXT.F113];&quot; &quot;;&quot;_&quot;); &quot;&quot;&quot; =&gt; &quot;&quot;&quot;; [.F$1];[TXT.F113];&quot;&quot;&quot;,&quot;);&quot;&quot;)">
            <text:p/>
          </table:table-cell>
        </table:table-row>
        <table:table-row table:style-name="ro1">
          <table:table-cell table:formula="of:=IF(ISTEXT([TXT.A114]);CONCATENATE(&quot;&quot;&quot;&quot;;SUBSTITUTE([TXT.A114];&quot; &quot;;&quot;_&quot;); &quot;&quot;&quot; =&gt; &quot;&quot;&quot;; [.A$1];[TXT.A114];&quot;&quot;&quot;,&quot;);&quot;&quot;)">
            <text:p/>
          </table:table-cell>
          <table:table-cell table:formula="of:=IF(ISTEXT([TXT.B114]);CONCATENATE(&quot;&quot;&quot;&quot;;SUBSTITUTE([TXT.B114];&quot; &quot;;&quot;_&quot;); &quot;&quot;&quot; =&gt; &quot;&quot;&quot;; [.B$1];[TXT.B114];&quot;&quot;&quot;,&quot;);&quot;&quot;)">
            <text:p/>
          </table:table-cell>
          <table:table-cell table:formula="of:=IF(ISTEXT([TXT.C114]);CONCATENATE(&quot;&quot;&quot;&quot;;SUBSTITUTE([TXT.C114];&quot; &quot;;&quot;_&quot;); &quot;&quot;&quot; =&gt; &quot;&quot;&quot;; [.C$1];[TXT.C114];&quot;&quot;&quot;,&quot;);&quot;&quot;)" office:value-type="string" office:string-value="&quot;action_learning&quot; =&gt; &quot;&amp;nbsp;&amp;nbsp;&amp;nbsp;&amp;nbsp;action learning&quot;,">
            <text:p>"action_learning" =&gt; "&amp;nbsp;&amp;nbsp;&amp;nbsp;&amp;nbsp;action learning",</text:p>
          </table:table-cell>
          <table:table-cell table:formula="of:=IF(ISTEXT([TXT.D114]);CONCATENATE(&quot;&quot;&quot;&quot;;SUBSTITUTE([TXT.D114];&quot; &quot;;&quot;_&quot;); &quot;&quot;&quot; =&gt; &quot;&quot;&quot;; [.D$1];[TXT.D114];&quot;&quot;&quot;,&quot;);&quot;&quot;)">
            <text:p/>
          </table:table-cell>
          <table:table-cell table:formula="of:=IF(ISTEXT([TXT.E114]);CONCATENATE(&quot;&quot;&quot;&quot;;SUBSTITUTE([TXT.E114];&quot; &quot;;&quot;_&quot;); &quot;&quot;&quot; =&gt; &quot;&quot;&quot;; [.E$1];[TXT.E114];&quot;&quot;&quot;,&quot;);&quot;&quot;)">
            <text:p/>
          </table:table-cell>
          <table:table-cell table:formula="of:=IF(ISTEXT([TXT.F114]);CONCATENATE(&quot;&quot;&quot;&quot;;SUBSTITUTE([TXT.F114];&quot; &quot;;&quot;_&quot;); &quot;&quot;&quot; =&gt; &quot;&quot;&quot;; [.F$1];[TXT.F114];&quot;&quot;&quot;,&quot;);&quot;&quot;)">
            <text:p/>
          </table:table-cell>
        </table:table-row>
        <table:table-row table:style-name="ro1">
          <table:table-cell table:formula="of:=IF(ISTEXT([TXT.A115]);CONCATENATE(&quot;&quot;&quot;&quot;;SUBSTITUTE([TXT.A115];&quot; &quot;;&quot;_&quot;); &quot;&quot;&quot; =&gt; &quot;&quot;&quot;; [.A$1];[TXT.A115];&quot;&quot;&quot;,&quot;);&quot;&quot;)">
            <text:p/>
          </table:table-cell>
          <table:table-cell table:formula="of:=IF(ISTEXT([TXT.B115]);CONCATENATE(&quot;&quot;&quot;&quot;;SUBSTITUTE([TXT.B115];&quot; &quot;;&quot;_&quot;); &quot;&quot;&quot; =&gt; &quot;&quot;&quot;; [.B$1];[TXT.B115];&quot;&quot;&quot;,&quot;);&quot;&quot;)">
            <text:p/>
          </table:table-cell>
          <table:table-cell table:formula="of:=IF(ISTEXT([TXT.C115]);CONCATENATE(&quot;&quot;&quot;&quot;;SUBSTITUTE([TXT.C115];&quot; &quot;;&quot;_&quot;); &quot;&quot;&quot; =&gt; &quot;&quot;&quot;; [.C$1];[TXT.C115];&quot;&quot;&quot;,&quot;);&quot;&quot;)" office:value-type="string" office:string-value="&quot;action_research&quot; =&gt; &quot;&amp;nbsp;&amp;nbsp;&amp;nbsp;&amp;nbsp;action research&quot;,">
            <text:p>"action_research" =&gt; "&amp;nbsp;&amp;nbsp;&amp;nbsp;&amp;nbsp;action research",</text:p>
          </table:table-cell>
          <table:table-cell table:formula="of:=IF(ISTEXT([TXT.D115]);CONCATENATE(&quot;&quot;&quot;&quot;;SUBSTITUTE([TXT.D115];&quot; &quot;;&quot;_&quot;); &quot;&quot;&quot; =&gt; &quot;&quot;&quot;; [.D$1];[TXT.D115];&quot;&quot;&quot;,&quot;);&quot;&quot;)">
            <text:p/>
          </table:table-cell>
          <table:table-cell table:formula="of:=IF(ISTEXT([TXT.E115]);CONCATENATE(&quot;&quot;&quot;&quot;;SUBSTITUTE([TXT.E115];&quot; &quot;;&quot;_&quot;); &quot;&quot;&quot; =&gt; &quot;&quot;&quot;; [.E$1];[TXT.E115];&quot;&quot;&quot;,&quot;);&quot;&quot;)">
            <text:p/>
          </table:table-cell>
          <table:table-cell table:formula="of:=IF(ISTEXT([TXT.F115]);CONCATENATE(&quot;&quot;&quot;&quot;;SUBSTITUTE([TXT.F115];&quot; &quot;;&quot;_&quot;); &quot;&quot;&quot; =&gt; &quot;&quot;&quot;; [.F$1];[TXT.F115];&quot;&quot;&quot;,&quot;);&quot;&quot;)">
            <text:p/>
          </table:table-cell>
        </table:table-row>
        <table:table-row table:style-name="ro1">
          <table:table-cell table:formula="of:=IF(ISTEXT([TXT.A116]);CONCATENATE(&quot;&quot;&quot;&quot;;SUBSTITUTE([TXT.A116];&quot; &quot;;&quot;_&quot;); &quot;&quot;&quot; =&gt; &quot;&quot;&quot;; [.A$1];[TXT.A116];&quot;&quot;&quot;,&quot;);&quot;&quot;)">
            <text:p/>
          </table:table-cell>
          <table:table-cell table:formula="of:=IF(ISTEXT([TXT.B116]);CONCATENATE(&quot;&quot;&quot;&quot;;SUBSTITUTE([TXT.B116];&quot; &quot;;&quot;_&quot;); &quot;&quot;&quot; =&gt; &quot;&quot;&quot;; [.B$1];[TXT.B116];&quot;&quot;&quot;,&quot;);&quot;&quot;)">
            <text:p/>
          </table:table-cell>
          <table:table-cell table:formula="of:=IF(ISTEXT([TXT.C116]);CONCATENATE(&quot;&quot;&quot;&quot;;SUBSTITUTE([TXT.C116];&quot; &quot;;&quot;_&quot;); &quot;&quot;&quot; =&gt; &quot;&quot;&quot;; [.C$1];[TXT.C116];&quot;&quot;&quot;,&quot;);&quot;&quot;)" office:value-type="string" office:string-value="&quot;school_garden&quot; =&gt; &quot;&amp;nbsp;&amp;nbsp;&amp;nbsp;&amp;nbsp;school garden&quot;,">
            <text:p>"school_garden" =&gt; "&amp;nbsp;&amp;nbsp;&amp;nbsp;&amp;nbsp;school garden",</text:p>
          </table:table-cell>
          <table:table-cell table:formula="of:=IF(ISTEXT([TXT.D116]);CONCATENATE(&quot;&quot;&quot;&quot;;SUBSTITUTE([TXT.D116];&quot; &quot;;&quot;_&quot;); &quot;&quot;&quot; =&gt; &quot;&quot;&quot;; [.D$1];[TXT.D116];&quot;&quot;&quot;,&quot;);&quot;&quot;)">
            <text:p/>
          </table:table-cell>
          <table:table-cell table:formula="of:=IF(ISTEXT([TXT.E116]);CONCATENATE(&quot;&quot;&quot;&quot;;SUBSTITUTE([TXT.E116];&quot; &quot;;&quot;_&quot;); &quot;&quot;&quot; =&gt; &quot;&quot;&quot;; [.E$1];[TXT.E116];&quot;&quot;&quot;,&quot;);&quot;&quot;)">
            <text:p/>
          </table:table-cell>
          <table:table-cell table:formula="of:=IF(ISTEXT([TXT.F116]);CONCATENATE(&quot;&quot;&quot;&quot;;SUBSTITUTE([TXT.F116];&quot; &quot;;&quot;_&quot;); &quot;&quot;&quot; =&gt; &quot;&quot;&quot;; [.F$1];[TXT.F116];&quot;&quot;&quot;,&quot;);&quot;&quot;)">
            <text:p/>
          </table:table-cell>
        </table:table-row>
        <table:table-row table:style-name="ro1">
          <table:table-cell table:formula="of:=IF(ISTEXT([TXT.A117]);CONCATENATE(&quot;&quot;&quot;&quot;;SUBSTITUTE([TXT.A117];&quot; &quot;;&quot;_&quot;); &quot;&quot;&quot; =&gt; &quot;&quot;&quot;; [.A$1];[TXT.A117];&quot;&quot;&quot;,&quot;);&quot;&quot;)">
            <text:p/>
          </table:table-cell>
          <table:table-cell table:formula="of:=IF(ISTEXT([TXT.B117]);CONCATENATE(&quot;&quot;&quot;&quot;;SUBSTITUTE([TXT.B117];&quot; &quot;;&quot;_&quot;); &quot;&quot;&quot; =&gt; &quot;&quot;&quot;; [.B$1];[TXT.B117];&quot;&quot;&quot;,&quot;);&quot;&quot;)" office:value-type="string" office:string-value="&quot;marketing_issue&quot; =&gt; &quot;&amp;nbsp;&amp;nbsp;marketing issue&quot;,">
            <text:p>"marketing_issue" =&gt; "&amp;nbsp;&amp;nbsp;marketing issue",</text:p>
          </table:table-cell>
          <table:table-cell table:formula="of:=IF(ISTEXT([TXT.C117]);CONCATENATE(&quot;&quot;&quot;&quot;;SUBSTITUTE([TXT.C117];&quot; &quot;;&quot;_&quot;); &quot;&quot;&quot; =&gt; &quot;&quot;&quot;; [.C$1];[TXT.C117];&quot;&quot;&quot;,&quot;);&quot;&quot;)">
            <text:p/>
          </table:table-cell>
          <table:table-cell table:formula="of:=IF(ISTEXT([TXT.D117]);CONCATENATE(&quot;&quot;&quot;&quot;;SUBSTITUTE([TXT.D117];&quot; &quot;;&quot;_&quot;); &quot;&quot;&quot; =&gt; &quot;&quot;&quot;; [.D$1];[TXT.D117];&quot;&quot;&quot;,&quot;);&quot;&quot;)">
            <text:p/>
          </table:table-cell>
          <table:table-cell table:formula="of:=IF(ISTEXT([TXT.E117]);CONCATENATE(&quot;&quot;&quot;&quot;;SUBSTITUTE([TXT.E117];&quot; &quot;;&quot;_&quot;); &quot;&quot;&quot; =&gt; &quot;&quot;&quot;; [.E$1];[TXT.E117];&quot;&quot;&quot;,&quot;);&quot;&quot;)">
            <text:p/>
          </table:table-cell>
          <table:table-cell table:formula="of:=IF(ISTEXT([TXT.F117]);CONCATENATE(&quot;&quot;&quot;&quot;;SUBSTITUTE([TXT.F117];&quot; &quot;;&quot;_&quot;); &quot;&quot;&quot; =&gt; &quot;&quot;&quot;; [.F$1];[TXT.F117];&quot;&quot;&quot;,&quot;);&quot;&quot;)">
            <text:p/>
          </table:table-cell>
        </table:table-row>
        <table:table-row table:style-name="ro1">
          <table:table-cell table:formula="of:=IF(ISTEXT([TXT.A118]);CONCATENATE(&quot;&quot;&quot;&quot;;SUBSTITUTE([TXT.A118];&quot; &quot;;&quot;_&quot;); &quot;&quot;&quot; =&gt; &quot;&quot;&quot;; [.A$1];[TXT.A118];&quot;&quot;&quot;,&quot;);&quot;&quot;)">
            <text:p/>
          </table:table-cell>
          <table:table-cell table:formula="of:=IF(ISTEXT([TXT.B118]);CONCATENATE(&quot;&quot;&quot;&quot;;SUBSTITUTE([TXT.B118];&quot; &quot;;&quot;_&quot;); &quot;&quot;&quot; =&gt; &quot;&quot;&quot;; [.B$1];[TXT.B118];&quot;&quot;&quot;,&quot;);&quot;&quot;)">
            <text:p/>
          </table:table-cell>
          <table:table-cell table:formula="of:=IF(ISTEXT([TXT.C118]);CONCATENATE(&quot;&quot;&quot;&quot;;SUBSTITUTE([TXT.C118];&quot; &quot;;&quot;_&quot;); &quot;&quot;&quot; =&gt; &quot;&quot;&quot;; [.C$1];[TXT.C118];&quot;&quot;&quot;,&quot;);&quot;&quot;)" office:value-type="string" office:string-value="&quot;direct_marketing&quot; =&gt; &quot;&amp;nbsp;&amp;nbsp;&amp;nbsp;&amp;nbsp;direct marketing&quot;,">
            <text:p>"direct_marketing" =&gt; "&amp;nbsp;&amp;nbsp;&amp;nbsp;&amp;nbsp;direct marketing",</text:p>
          </table:table-cell>
          <table:table-cell table:formula="of:=IF(ISTEXT([TXT.D118]);CONCATENATE(&quot;&quot;&quot;&quot;;SUBSTITUTE([TXT.D118];&quot; &quot;;&quot;_&quot;); &quot;&quot;&quot; =&gt; &quot;&quot;&quot;; [.D$1];[TXT.D118];&quot;&quot;&quot;,&quot;);&quot;&quot;)">
            <text:p/>
          </table:table-cell>
          <table:table-cell table:formula="of:=IF(ISTEXT([TXT.E118]);CONCATENATE(&quot;&quot;&quot;&quot;;SUBSTITUTE([TXT.E118];&quot; &quot;;&quot;_&quot;); &quot;&quot;&quot; =&gt; &quot;&quot;&quot;; [.E$1];[TXT.E118];&quot;&quot;&quot;,&quot;);&quot;&quot;)">
            <text:p/>
          </table:table-cell>
          <table:table-cell table:formula="of:=IF(ISTEXT([TXT.F118]);CONCATENATE(&quot;&quot;&quot;&quot;;SUBSTITUTE([TXT.F118];&quot; &quot;;&quot;_&quot;); &quot;&quot;&quot; =&gt; &quot;&quot;&quot;; [.F$1];[TXT.F118];&quot;&quot;&quot;,&quot;);&quot;&quot;)">
            <text:p/>
          </table:table-cell>
        </table:table-row>
        <table:table-row table:style-name="ro1">
          <table:table-cell table:formula="of:=IF(ISTEXT([TXT.A119]);CONCATENATE(&quot;&quot;&quot;&quot;;SUBSTITUTE([TXT.A119];&quot; &quot;;&quot;_&quot;); &quot;&quot;&quot; =&gt; &quot;&quot;&quot;; [.A$1];[TXT.A119];&quot;&quot;&quot;,&quot;);&quot;&quot;)">
            <text:p/>
          </table:table-cell>
          <table:table-cell table:formula="of:=IF(ISTEXT([TXT.B119]);CONCATENATE(&quot;&quot;&quot;&quot;;SUBSTITUTE([TXT.B119];&quot; &quot;;&quot;_&quot;); &quot;&quot;&quot; =&gt; &quot;&quot;&quot;; [.B$1];[TXT.B119];&quot;&quot;&quot;,&quot;);&quot;&quot;)">
            <text:p/>
          </table:table-cell>
          <table:table-cell table:formula="of:=IF(ISTEXT([TXT.C119]);CONCATENATE(&quot;&quot;&quot;&quot;;SUBSTITUTE([TXT.C119];&quot; &quot;;&quot;_&quot;); &quot;&quot;&quot; =&gt; &quot;&quot;&quot;; [.C$1];[TXT.C119];&quot;&quot;&quot;,&quot;);&quot;&quot;)" office:value-type="string" office:string-value="&quot;market_trend&quot; =&gt; &quot;&amp;nbsp;&amp;nbsp;&amp;nbsp;&amp;nbsp;market trend&quot;,">
            <text:p>"market_trend" =&gt; "&amp;nbsp;&amp;nbsp;&amp;nbsp;&amp;nbsp;market trend",</text:p>
          </table:table-cell>
          <table:table-cell table:formula="of:=IF(ISTEXT([TXT.D119]);CONCATENATE(&quot;&quot;&quot;&quot;;SUBSTITUTE([TXT.D119];&quot; &quot;;&quot;_&quot;); &quot;&quot;&quot; =&gt; &quot;&quot;&quot;; [.D$1];[TXT.D119];&quot;&quot;&quot;,&quot;);&quot;&quot;)">
            <text:p/>
          </table:table-cell>
          <table:table-cell table:formula="of:=IF(ISTEXT([TXT.E119]);CONCATENATE(&quot;&quot;&quot;&quot;;SUBSTITUTE([TXT.E119];&quot; &quot;;&quot;_&quot;); &quot;&quot;&quot; =&gt; &quot;&quot;&quot;; [.E$1];[TXT.E119];&quot;&quot;&quot;,&quot;);&quot;&quot;)">
            <text:p/>
          </table:table-cell>
          <table:table-cell table:formula="of:=IF(ISTEXT([TXT.F119]);CONCATENATE(&quot;&quot;&quot;&quot;;SUBSTITUTE([TXT.F119];&quot; &quot;;&quot;_&quot;); &quot;&quot;&quot; =&gt; &quot;&quot;&quot;; [.F$1];[TXT.F119];&quot;&quot;&quot;,&quot;);&quot;&quot;)">
            <text:p/>
          </table:table-cell>
        </table:table-row>
        <table:table-row table:style-name="ro1">
          <table:table-cell table:formula="of:=IF(ISTEXT([TXT.A120]);CONCATENATE(&quot;&quot;&quot;&quot;;SUBSTITUTE([TXT.A120];&quot; &quot;;&quot;_&quot;); &quot;&quot;&quot; =&gt; &quot;&quot;&quot;; [.A$1];[TXT.A120];&quot;&quot;&quot;,&quot;);&quot;&quot;)">
            <text:p/>
          </table:table-cell>
          <table:table-cell table:formula="of:=IF(ISTEXT([TXT.B120]);CONCATENATE(&quot;&quot;&quot;&quot;;SUBSTITUTE([TXT.B120];&quot; &quot;;&quot;_&quot;); &quot;&quot;&quot; =&gt; &quot;&quot;&quot;; [.B$1];[TXT.B120];&quot;&quot;&quot;,&quot;);&quot;&quot;)" office:value-type="string" office:string-value="&quot;processing_issue&quot; =&gt; &quot;&amp;nbsp;&amp;nbsp;processing issue&quot;,">
            <text:p>"processing_issue" =&gt; "&amp;nbsp;&amp;nbsp;processing issue",</text:p>
          </table:table-cell>
          <table:table-cell table:formula="of:=IF(ISTEXT([TXT.C120]);CONCATENATE(&quot;&quot;&quot;&quot;;SUBSTITUTE([TXT.C120];&quot; &quot;;&quot;_&quot;); &quot;&quot;&quot; =&gt; &quot;&quot;&quot;; [.C$1];[TXT.C120];&quot;&quot;&quot;,&quot;);&quot;&quot;)">
            <text:p/>
          </table:table-cell>
          <table:table-cell table:formula="of:=IF(ISTEXT([TXT.D120]);CONCATENATE(&quot;&quot;&quot;&quot;;SUBSTITUTE([TXT.D120];&quot; &quot;;&quot;_&quot;); &quot;&quot;&quot; =&gt; &quot;&quot;&quot;; [.D$1];[TXT.D120];&quot;&quot;&quot;,&quot;);&quot;&quot;)">
            <text:p/>
          </table:table-cell>
          <table:table-cell table:formula="of:=IF(ISTEXT([TXT.E120]);CONCATENATE(&quot;&quot;&quot;&quot;;SUBSTITUTE([TXT.E120];&quot; &quot;;&quot;_&quot;); &quot;&quot;&quot; =&gt; &quot;&quot;&quot;; [.E$1];[TXT.E120];&quot;&quot;&quot;,&quot;);&quot;&quot;)">
            <text:p/>
          </table:table-cell>
          <table:table-cell table:formula="of:=IF(ISTEXT([TXT.F120]);CONCATENATE(&quot;&quot;&quot;&quot;;SUBSTITUTE([TXT.F120];&quot; &quot;;&quot;_&quot;); &quot;&quot;&quot; =&gt; &quot;&quot;&quot;; [.F$1];[TXT.F120];&quot;&quot;&quot;,&quot;);&quot;&quot;)">
            <text:p/>
          </table:table-cell>
        </table:table-row>
        <table:table-row table:style-name="ro1">
          <table:table-cell table:formula="of:=IF(ISTEXT([TXT.A121]);CONCATENATE(&quot;&quot;&quot;&quot;;SUBSTITUTE([TXT.A121];&quot; &quot;;&quot;_&quot;); &quot;&quot;&quot; =&gt; &quot;&quot;&quot;; [.A$1];[TXT.A121];&quot;&quot;&quot;,&quot;);&quot;&quot;)">
            <text:p/>
          </table:table-cell>
          <table:table-cell table:formula="of:=IF(ISTEXT([TXT.B121]);CONCATENATE(&quot;&quot;&quot;&quot;;SUBSTITUTE([TXT.B121];&quot; &quot;;&quot;_&quot;); &quot;&quot;&quot; =&gt; &quot;&quot;&quot;; [.B$1];[TXT.B121];&quot;&quot;&quot;,&quot;);&quot;&quot;)">
            <text:p/>
          </table:table-cell>
          <table:table-cell table:formula="of:=IF(ISTEXT([TXT.C121]);CONCATENATE(&quot;&quot;&quot;&quot;;SUBSTITUTE([TXT.C121];&quot; &quot;;&quot;_&quot;); &quot;&quot;&quot; =&gt; &quot;&quot;&quot;; [.C$1];[TXT.C121];&quot;&quot;&quot;,&quot;);&quot;&quot;)" office:value-type="string" office:string-value="&quot;post_harvest_handling&quot; =&gt; &quot;&amp;nbsp;&amp;nbsp;&amp;nbsp;&amp;nbsp;post harvest handling&quot;,">
            <text:p>"post_harvest_handling" =&gt; "&amp;nbsp;&amp;nbsp;&amp;nbsp;&amp;nbsp;post harvest handling",</text:p>
          </table:table-cell>
          <table:table-cell table:formula="of:=IF(ISTEXT([TXT.D121]);CONCATENATE(&quot;&quot;&quot;&quot;;SUBSTITUTE([TXT.D121];&quot; &quot;;&quot;_&quot;); &quot;&quot;&quot; =&gt; &quot;&quot;&quot;; [.D$1];[TXT.D121];&quot;&quot;&quot;,&quot;);&quot;&quot;)">
            <text:p/>
          </table:table-cell>
          <table:table-cell table:formula="of:=IF(ISTEXT([TXT.E121]);CONCATENATE(&quot;&quot;&quot;&quot;;SUBSTITUTE([TXT.E121];&quot; &quot;;&quot;_&quot;); &quot;&quot;&quot; =&gt; &quot;&quot;&quot;; [.E$1];[TXT.E121];&quot;&quot;&quot;,&quot;);&quot;&quot;)">
            <text:p/>
          </table:table-cell>
          <table:table-cell table:formula="of:=IF(ISTEXT([TXT.F121]);CONCATENATE(&quot;&quot;&quot;&quot;;SUBSTITUTE([TXT.F121];&quot; &quot;;&quot;_&quot;); &quot;&quot;&quot; =&gt; &quot;&quot;&quot;; [.F$1];[TXT.F121];&quot;&quot;&quot;,&quot;);&quot;&quot;)">
            <text:p/>
          </table:table-cell>
        </table:table-row>
        <table:table-row table:style-name="ro1">
          <table:table-cell table:formula="of:=IF(ISTEXT([TXT.A122]);CONCATENATE(&quot;&quot;&quot;&quot;;SUBSTITUTE([TXT.A122];&quot; &quot;;&quot;_&quot;); &quot;&quot;&quot; =&gt; &quot;&quot;&quot;; [.A$1];[TXT.A122];&quot;&quot;&quot;,&quot;);&quot;&quot;)">
            <text:p/>
          </table:table-cell>
          <table:table-cell table:formula="of:=IF(ISTEXT([TXT.B122]);CONCATENATE(&quot;&quot;&quot;&quot;;SUBSTITUTE([TXT.B122];&quot; &quot;;&quot;_&quot;); &quot;&quot;&quot; =&gt; &quot;&quot;&quot;; [.B$1];[TXT.B122];&quot;&quot;&quot;,&quot;);&quot;&quot;)">
            <text:p/>
          </table:table-cell>
          <table:table-cell table:formula="of:=IF(ISTEXT([TXT.C122]);CONCATENATE(&quot;&quot;&quot;&quot;;SUBSTITUTE([TXT.C122];&quot; &quot;;&quot;_&quot;); &quot;&quot;&quot; =&gt; &quot;&quot;&quot;; [.C$1];[TXT.C122];&quot;&quot;&quot;,&quot;);&quot;&quot;)" office:value-type="string" office:string-value="&quot;pre_cooling&quot; =&gt; &quot;&amp;nbsp;&amp;nbsp;&amp;nbsp;&amp;nbsp;pre cooling&quot;,">
            <text:p>"pre_cooling" =&gt; "&amp;nbsp;&amp;nbsp;&amp;nbsp;&amp;nbsp;pre cooling",</text:p>
          </table:table-cell>
          <table:table-cell table:formula="of:=IF(ISTEXT([TXT.D122]);CONCATENATE(&quot;&quot;&quot;&quot;;SUBSTITUTE([TXT.D122];&quot; &quot;;&quot;_&quot;); &quot;&quot;&quot; =&gt; &quot;&quot;&quot;; [.D$1];[TXT.D122];&quot;&quot;&quot;,&quot;);&quot;&quot;)">
            <text:p/>
          </table:table-cell>
          <table:table-cell table:formula="of:=IF(ISTEXT([TXT.E122]);CONCATENATE(&quot;&quot;&quot;&quot;;SUBSTITUTE([TXT.E122];&quot; &quot;;&quot;_&quot;); &quot;&quot;&quot; =&gt; &quot;&quot;&quot;; [.E$1];[TXT.E122];&quot;&quot;&quot;,&quot;);&quot;&quot;)">
            <text:p/>
          </table:table-cell>
          <table:table-cell table:formula="of:=IF(ISTEXT([TXT.F122]);CONCATENATE(&quot;&quot;&quot;&quot;;SUBSTITUTE([TXT.F122];&quot; &quot;;&quot;_&quot;); &quot;&quot;&quot; =&gt; &quot;&quot;&quot;; [.F$1];[TXT.F122];&quot;&quot;&quot;,&quot;);&quot;&quot;)">
            <text:p/>
          </table:table-cell>
        </table:table-row>
        <table:table-row table:style-name="ro1">
          <table:table-cell table:formula="of:=IF(ISTEXT([TXT.A123]);CONCATENATE(&quot;&quot;&quot;&quot;;SUBSTITUTE([TXT.A123];&quot; &quot;;&quot;_&quot;); &quot;&quot;&quot; =&gt; &quot;&quot;&quot;; [.A$1];[TXT.A123];&quot;&quot;&quot;,&quot;);&quot;&quot;)">
            <text:p/>
          </table:table-cell>
          <table:table-cell table:formula="of:=IF(ISTEXT([TXT.B123]);CONCATENATE(&quot;&quot;&quot;&quot;;SUBSTITUTE([TXT.B123];&quot; &quot;;&quot;_&quot;); &quot;&quot;&quot; =&gt; &quot;&quot;&quot;; [.B$1];[TXT.B123];&quot;&quot;&quot;,&quot;);&quot;&quot;)">
            <text:p/>
          </table:table-cell>
          <table:table-cell table:formula="of:=IF(ISTEXT([TXT.C123]);CONCATENATE(&quot;&quot;&quot;&quot;;SUBSTITUTE([TXT.C123];&quot; &quot;;&quot;_&quot;); &quot;&quot;&quot; =&gt; &quot;&quot;&quot;; [.C$1];[TXT.C123];&quot;&quot;&quot;,&quot;);&quot;&quot;)" office:value-type="string" office:string-value="&quot;pre_storage&quot; =&gt; &quot;&amp;nbsp;&amp;nbsp;&amp;nbsp;&amp;nbsp;pre storage&quot;,">
            <text:p>"pre_storage" =&gt; "&amp;nbsp;&amp;nbsp;&amp;nbsp;&amp;nbsp;pre storage",</text:p>
          </table:table-cell>
          <table:table-cell table:formula="of:=IF(ISTEXT([TXT.D123]);CONCATENATE(&quot;&quot;&quot;&quot;;SUBSTITUTE([TXT.D123];&quot; &quot;;&quot;_&quot;); &quot;&quot;&quot; =&gt; &quot;&quot;&quot;; [.D$1];[TXT.D123];&quot;&quot;&quot;,&quot;);&quot;&quot;)">
            <text:p/>
          </table:table-cell>
          <table:table-cell table:formula="of:=IF(ISTEXT([TXT.E123]);CONCATENATE(&quot;&quot;&quot;&quot;;SUBSTITUTE([TXT.E123];&quot; &quot;;&quot;_&quot;); &quot;&quot;&quot; =&gt; &quot;&quot;&quot;; [.E$1];[TXT.E123];&quot;&quot;&quot;,&quot;);&quot;&quot;)">
            <text:p/>
          </table:table-cell>
          <table:table-cell table:formula="of:=IF(ISTEXT([TXT.F123]);CONCATENATE(&quot;&quot;&quot;&quot;;SUBSTITUTE([TXT.F123];&quot; &quot;;&quot;_&quot;); &quot;&quot;&quot; =&gt; &quot;&quot;&quot;; [.F$1];[TXT.F123];&quot;&quot;&quot;,&quot;);&quot;&quot;)">
            <text:p/>
          </table:table-cell>
        </table:table-row>
        <table:table-row table:style-name="ro1">
          <table:table-cell table:formula="of:=IF(ISTEXT([TXT.A124]);CONCATENATE(&quot;&quot;&quot;&quot;;SUBSTITUTE([TXT.A124];&quot; &quot;;&quot;_&quot;); &quot;&quot;&quot; =&gt; &quot;&quot;&quot;; [.A$1];[TXT.A124];&quot;&quot;&quot;,&quot;);&quot;&quot;)">
            <text:p/>
          </table:table-cell>
          <table:table-cell table:formula="of:=IF(ISTEXT([TXT.B124]);CONCATENATE(&quot;&quot;&quot;&quot;;SUBSTITUTE([TXT.B124];&quot; &quot;;&quot;_&quot;); &quot;&quot;&quot; =&gt; &quot;&quot;&quot;; [.B$1];[TXT.B124];&quot;&quot;&quot;,&quot;);&quot;&quot;)">
            <text:p/>
          </table:table-cell>
          <table:table-cell table:formula="of:=IF(ISTEXT([TXT.C124]);CONCATENATE(&quot;&quot;&quot;&quot;;SUBSTITUTE([TXT.C124];&quot; &quot;;&quot;_&quot;); &quot;&quot;&quot; =&gt; &quot;&quot;&quot;; [.C$1];[TXT.C124];&quot;&quot;&quot;,&quot;);&quot;&quot;)" office:value-type="string" office:string-value="&quot;storage&quot; =&gt; &quot;&amp;nbsp;&amp;nbsp;&amp;nbsp;&amp;nbsp;storage&quot;,">
            <text:p>"storage" =&gt; "&amp;nbsp;&amp;nbsp;&amp;nbsp;&amp;nbsp;storage",</text:p>
          </table:table-cell>
          <table:table-cell table:formula="of:=IF(ISTEXT([TXT.D124]);CONCATENATE(&quot;&quot;&quot;&quot;;SUBSTITUTE([TXT.D124];&quot; &quot;;&quot;_&quot;); &quot;&quot;&quot; =&gt; &quot;&quot;&quot;; [.D$1];[TXT.D124];&quot;&quot;&quot;,&quot;);&quot;&quot;)">
            <text:p/>
          </table:table-cell>
          <table:table-cell table:formula="of:=IF(ISTEXT([TXT.E124]);CONCATENATE(&quot;&quot;&quot;&quot;;SUBSTITUTE([TXT.E124];&quot; &quot;;&quot;_&quot;); &quot;&quot;&quot; =&gt; &quot;&quot;&quot;; [.E$1];[TXT.E124];&quot;&quot;&quot;,&quot;);&quot;&quot;)">
            <text:p/>
          </table:table-cell>
          <table:table-cell table:formula="of:=IF(ISTEXT([TXT.F124]);CONCATENATE(&quot;&quot;&quot;&quot;;SUBSTITUTE([TXT.F124];&quot; &quot;;&quot;_&quot;); &quot;&quot;&quot; =&gt; &quot;&quot;&quot;; [.F$1];[TXT.F124];&quot;&quot;&quot;,&quot;);&quot;&quot;)">
            <text:p/>
          </table:table-cell>
        </table:table-row>
        <table:table-row table:style-name="ro1">
          <table:table-cell table:formula="of:=IF(ISTEXT([TXT.A125]);CONCATENATE(&quot;&quot;&quot;&quot;;SUBSTITUTE([TXT.A125];&quot; &quot;;&quot;_&quot;); &quot;&quot;&quot; =&gt; &quot;&quot;&quot;; [.A$1];[TXT.A125];&quot;&quot;&quot;,&quot;);&quot;&quot;)">
            <text:p/>
          </table:table-cell>
          <table:table-cell table:formula="of:=IF(ISTEXT([TXT.B125]);CONCATENATE(&quot;&quot;&quot;&quot;;SUBSTITUTE([TXT.B125];&quot; &quot;;&quot;_&quot;); &quot;&quot;&quot; =&gt; &quot;&quot;&quot;; [.B$1];[TXT.B125];&quot;&quot;&quot;,&quot;);&quot;&quot;)" office:value-type="string" office:string-value="&quot;benefits_of_organic_agriculture&quot; =&gt; &quot;&amp;nbsp;&amp;nbsp;benefits of organic agriculture&quot;,">
            <text:p>"benefits_of_organic_agriculture" =&gt; "&amp;nbsp;&amp;nbsp;benefits of organic agriculture",</text:p>
          </table:table-cell>
          <table:table-cell table:formula="of:=IF(ISTEXT([TXT.C125]);CONCATENATE(&quot;&quot;&quot;&quot;;SUBSTITUTE([TXT.C125];&quot; &quot;;&quot;_&quot;); &quot;&quot;&quot; =&gt; &quot;&quot;&quot;; [.C$1];[TXT.C125];&quot;&quot;&quot;,&quot;);&quot;&quot;)">
            <text:p/>
          </table:table-cell>
          <table:table-cell table:formula="of:=IF(ISTEXT([TXT.D125]);CONCATENATE(&quot;&quot;&quot;&quot;;SUBSTITUTE([TXT.D125];&quot; &quot;;&quot;_&quot;); &quot;&quot;&quot; =&gt; &quot;&quot;&quot;; [.D$1];[TXT.D125];&quot;&quot;&quot;,&quot;);&quot;&quot;)">
            <text:p/>
          </table:table-cell>
          <table:table-cell table:formula="of:=IF(ISTEXT([TXT.E125]);CONCATENATE(&quot;&quot;&quot;&quot;;SUBSTITUTE([TXT.E125];&quot; &quot;;&quot;_&quot;); &quot;&quot;&quot; =&gt; &quot;&quot;&quot;; [.E$1];[TXT.E125];&quot;&quot;&quot;,&quot;);&quot;&quot;)">
            <text:p/>
          </table:table-cell>
          <table:table-cell table:formula="of:=IF(ISTEXT([TXT.F125]);CONCATENATE(&quot;&quot;&quot;&quot;;SUBSTITUTE([TXT.F125];&quot; &quot;;&quot;_&quot;); &quot;&quot;&quot; =&gt; &quot;&quot;&quot;; [.F$1];[TXT.F125];&quot;&quot;&quot;,&quot;);&quot;&quot;)">
            <text:p/>
          </table:table-cell>
        </table:table-row>
        <table:table-row table:style-name="ro1">
          <table:table-cell table:formula="of:=IF(ISTEXT([TXT.A126]);CONCATENATE(&quot;&quot;&quot;&quot;;SUBSTITUTE([TXT.A126];&quot; &quot;;&quot;_&quot;); &quot;&quot;&quot; =&gt; &quot;&quot;&quot;; [.A$1];[TXT.A126];&quot;&quot;&quot;,&quot;);&quot;&quot;)">
            <text:p/>
          </table:table-cell>
          <table:table-cell table:formula="of:=IF(ISTEXT([TXT.B126]);CONCATENATE(&quot;&quot;&quot;&quot;;SUBSTITUTE([TXT.B126];&quot; &quot;;&quot;_&quot;); &quot;&quot;&quot; =&gt; &quot;&quot;&quot;; [.B$1];[TXT.B126];&quot;&quot;&quot;,&quot;);&quot;&quot;)">
            <text:p/>
          </table:table-cell>
          <table:table-cell table:formula="of:=IF(ISTEXT([TXT.C126]);CONCATENATE(&quot;&quot;&quot;&quot;;SUBSTITUTE([TXT.C126];&quot; &quot;;&quot;_&quot;); &quot;&quot;&quot; =&gt; &quot;&quot;&quot;; [.C$1];[TXT.C126];&quot;&quot;&quot;,&quot;);&quot;&quot;)" office:value-type="string" office:string-value="&quot;benefits_of_organic_agriculture&quot; =&gt; &quot;&amp;nbsp;&amp;nbsp;&amp;nbsp;&amp;nbsp;benefits of organic agriculture&quot;,">
            <text:p>"benefits_of_organic_agriculture" =&gt; "&amp;nbsp;&amp;nbsp;&amp;nbsp;&amp;nbsp;benefits of organic agriculture",</text:p>
          </table:table-cell>
          <table:table-cell table:formula="of:=IF(ISTEXT([TXT.D126]);CONCATENATE(&quot;&quot;&quot;&quot;;SUBSTITUTE([TXT.D126];&quot; &quot;;&quot;_&quot;); &quot;&quot;&quot; =&gt; &quot;&quot;&quot;; [.D$1];[TXT.D126];&quot;&quot;&quot;,&quot;);&quot;&quot;)">
            <text:p/>
          </table:table-cell>
          <table:table-cell table:formula="of:=IF(ISTEXT([TXT.E126]);CONCATENATE(&quot;&quot;&quot;&quot;;SUBSTITUTE([TXT.E126];&quot; &quot;;&quot;_&quot;); &quot;&quot;&quot; =&gt; &quot;&quot;&quot;; [.E$1];[TXT.E126];&quot;&quot;&quot;,&quot;);&quot;&quot;)">
            <text:p/>
          </table:table-cell>
          <table:table-cell table:formula="of:=IF(ISTEXT([TXT.F126]);CONCATENATE(&quot;&quot;&quot;&quot;;SUBSTITUTE([TXT.F126];&quot; &quot;;&quot;_&quot;); &quot;&quot;&quot; =&gt; &quot;&quot;&quot;; [.F$1];[TXT.F126];&quot;&quot;&quot;,&quot;);&quot;&quot;)">
            <text:p/>
          </table:table-cell>
        </table:table-row>
        <table:table-row table:style-name="ro1">
          <table:table-cell table:formula="of:=IF(ISTEXT([TXT.A127]);CONCATENATE(&quot;&quot;&quot;&quot;;SUBSTITUTE([TXT.A127];&quot; &quot;;&quot;_&quot;); &quot;&quot;&quot; =&gt; &quot;&quot;&quot;; [.A$1];[TXT.A127];&quot;&quot;&quot;,&quot;);&quot;&quot;)">
            <text:p/>
          </table:table-cell>
          <table:table-cell table:formula="of:=IF(ISTEXT([TXT.B127]);CONCATENATE(&quot;&quot;&quot;&quot;;SUBSTITUTE([TXT.B127];&quot; &quot;;&quot;_&quot;); &quot;&quot;&quot; =&gt; &quot;&quot;&quot;; [.B$1];[TXT.B127];&quot;&quot;&quot;,&quot;);&quot;&quot;)">
            <text:p/>
          </table:table-cell>
          <table:table-cell table:formula="of:=IF(ISTEXT([TXT.C127]);CONCATENATE(&quot;&quot;&quot;&quot;;SUBSTITUTE([TXT.C127];&quot; &quot;;&quot;_&quot;); &quot;&quot;&quot; =&gt; &quot;&quot;&quot;; [.C$1];[TXT.C127];&quot;&quot;&quot;,&quot;);&quot;&quot;)" office:value-type="string" office:string-value="&quot;organic-conventional_agriculture_comparison&quot; =&gt; &quot;&amp;nbsp;&amp;nbsp;&amp;nbsp;&amp;nbsp;organic-conventional agriculture comparison&quot;,">
            <text:p>"organic-conventional_agriculture_comparison" =&gt; "&amp;nbsp;&amp;nbsp;&amp;nbsp;&amp;nbsp;organic-conventional agriculture comparison",</text:p>
          </table:table-cell>
          <table:table-cell table:formula="of:=IF(ISTEXT([TXT.D127]);CONCATENATE(&quot;&quot;&quot;&quot;;SUBSTITUTE([TXT.D127];&quot; &quot;;&quot;_&quot;); &quot;&quot;&quot; =&gt; &quot;&quot;&quot;; [.D$1];[TXT.D127];&quot;&quot;&quot;,&quot;);&quot;&quot;)">
            <text:p/>
          </table:table-cell>
          <table:table-cell table:formula="of:=IF(ISTEXT([TXT.E127]);CONCATENATE(&quot;&quot;&quot;&quot;;SUBSTITUTE([TXT.E127];&quot; &quot;;&quot;_&quot;); &quot;&quot;&quot; =&gt; &quot;&quot;&quot;; [.E$1];[TXT.E127];&quot;&quot;&quot;,&quot;);&quot;&quot;)">
            <text:p/>
          </table:table-cell>
          <table:table-cell table:formula="of:=IF(ISTEXT([TXT.F127]);CONCATENATE(&quot;&quot;&quot;&quot;;SUBSTITUTE([TXT.F127];&quot; &quot;;&quot;_&quot;); &quot;&quot;&quot; =&gt; &quot;&quot;&quot;; [.F$1];[TXT.F127];&quot;&quot;&quot;,&quot;);&quot;&quot;)">
            <text:p/>
          </table:table-cell>
        </table:table-row>
        <table:table-row table:style-name="ro1">
          <table:table-cell table:formula="of:=IF(ISTEXT([TXT.A128]);CONCATENATE(&quot;&quot;&quot;&quot;;SUBSTITUTE([TXT.A128];&quot; &quot;;&quot;_&quot;); &quot;&quot;&quot; =&gt; &quot;&quot;&quot;; [.A$1];[TXT.A128];&quot;&quot;&quot;,&quot;);&quot;&quot;)">
            <text:p/>
          </table:table-cell>
          <table:table-cell table:formula="of:=IF(ISTEXT([TXT.B128]);CONCATENATE(&quot;&quot;&quot;&quot;;SUBSTITUTE([TXT.B128];&quot; &quot;;&quot;_&quot;); &quot;&quot;&quot; =&gt; &quot;&quot;&quot;; [.B$1];[TXT.B128];&quot;&quot;&quot;,&quot;);&quot;&quot;)">
            <text:p/>
          </table:table-cell>
          <table:table-cell table:formula="of:=IF(ISTEXT([TXT.C128]);CONCATENATE(&quot;&quot;&quot;&quot;;SUBSTITUTE([TXT.C128];&quot; &quot;;&quot;_&quot;); &quot;&quot;&quot; =&gt; &quot;&quot;&quot;; [.C$1];[TXT.C128];&quot;&quot;&quot;,&quot;);&quot;&quot;)" office:value-type="string" office:string-value="&quot;organic_principle&quot; =&gt; &quot;&amp;nbsp;&amp;nbsp;&amp;nbsp;&amp;nbsp;organic principle&quot;,">
            <text:p>"organic_principle" =&gt; "&amp;nbsp;&amp;nbsp;&amp;nbsp;&amp;nbsp;organic principle",</text:p>
          </table:table-cell>
          <table:table-cell table:formula="of:=IF(ISTEXT([TXT.D128]);CONCATENATE(&quot;&quot;&quot;&quot;;SUBSTITUTE([TXT.D128];&quot; &quot;;&quot;_&quot;); &quot;&quot;&quot; =&gt; &quot;&quot;&quot;; [.D$1];[TXT.D128];&quot;&quot;&quot;,&quot;);&quot;&quot;)">
            <text:p/>
          </table:table-cell>
          <table:table-cell table:formula="of:=IF(ISTEXT([TXT.E128]);CONCATENATE(&quot;&quot;&quot;&quot;;SUBSTITUTE([TXT.E128];&quot; &quot;;&quot;_&quot;); &quot;&quot;&quot; =&gt; &quot;&quot;&quot;; [.E$1];[TXT.E128];&quot;&quot;&quot;,&quot;);&quot;&quot;)">
            <text:p/>
          </table:table-cell>
          <table:table-cell table:formula="of:=IF(ISTEXT([TXT.F128]);CONCATENATE(&quot;&quot;&quot;&quot;;SUBSTITUTE([TXT.F128];&quot; &quot;;&quot;_&quot;); &quot;&quot;&quot; =&gt; &quot;&quot;&quot;; [.F$1];[TXT.F128];&quot;&quot;&quot;,&quot;);&quot;&quot;)">
            <text:p/>
          </table:table-cell>
        </table:table-row>
        <table:table-row table:style-name="ro1">
          <table:table-cell table:formula="of:=IF(ISTEXT([TXT.A129]);CONCATENATE(&quot;&quot;&quot;&quot;;SUBSTITUTE([TXT.A129];&quot; &quot;;&quot;_&quot;); &quot;&quot;&quot; =&gt; &quot;&quot;&quot;; [.A$1];[TXT.A129];&quot;&quot;&quot;,&quot;);&quot;&quot;)">
            <text:p/>
          </table:table-cell>
          <table:table-cell table:formula="of:=IF(ISTEXT([TXT.B129]);CONCATENATE(&quot;&quot;&quot;&quot;;SUBSTITUTE([TXT.B129];&quot; &quot;;&quot;_&quot;); &quot;&quot;&quot; =&gt; &quot;&quot;&quot;; [.B$1];[TXT.B129];&quot;&quot;&quot;,&quot;);&quot;&quot;)" office:value-type="string" office:string-value="&quot;production_issue&quot; =&gt; &quot;&amp;nbsp;&amp;nbsp;production issue&quot;,">
            <text:p>"production_issue" =&gt; "&amp;nbsp;&amp;nbsp;production issue",</text:p>
          </table:table-cell>
          <table:table-cell table:formula="of:=IF(ISTEXT([TXT.C129]);CONCATENATE(&quot;&quot;&quot;&quot;;SUBSTITUTE([TXT.C129];&quot; &quot;;&quot;_&quot;); &quot;&quot;&quot; =&gt; &quot;&quot;&quot;; [.C$1];[TXT.C129];&quot;&quot;&quot;,&quot;);&quot;&quot;)">
            <text:p/>
          </table:table-cell>
          <table:table-cell table:formula="of:=IF(ISTEXT([TXT.D129]);CONCATENATE(&quot;&quot;&quot;&quot;;SUBSTITUTE([TXT.D129];&quot; &quot;;&quot;_&quot;); &quot;&quot;&quot; =&gt; &quot;&quot;&quot;; [.D$1];[TXT.D129];&quot;&quot;&quot;,&quot;);&quot;&quot;)">
            <text:p/>
          </table:table-cell>
          <table:table-cell table:formula="of:=IF(ISTEXT([TXT.E129]);CONCATENATE(&quot;&quot;&quot;&quot;;SUBSTITUTE([TXT.E129];&quot; &quot;;&quot;_&quot;); &quot;&quot;&quot; =&gt; &quot;&quot;&quot;; [.E$1];[TXT.E129];&quot;&quot;&quot;,&quot;);&quot;&quot;)">
            <text:p/>
          </table:table-cell>
          <table:table-cell table:formula="of:=IF(ISTEXT([TXT.F129]);CONCATENATE(&quot;&quot;&quot;&quot;;SUBSTITUTE([TXT.F129];&quot; &quot;;&quot;_&quot;); &quot;&quot;&quot; =&gt; &quot;&quot;&quot;; [.F$1];[TXT.F129];&quot;&quot;&quot;,&quot;);&quot;&quot;)">
            <text:p/>
          </table:table-cell>
        </table:table-row>
        <table:table-row table:style-name="ro1">
          <table:table-cell table:formula="of:=IF(ISTEXT([TXT.A130]);CONCATENATE(&quot;&quot;&quot;&quot;;SUBSTITUTE([TXT.A130];&quot; &quot;;&quot;_&quot;); &quot;&quot;&quot; =&gt; &quot;&quot;&quot;; [.A$1];[TXT.A130];&quot;&quot;&quot;,&quot;);&quot;&quot;)">
            <text:p/>
          </table:table-cell>
          <table:table-cell table:formula="of:=IF(ISTEXT([TXT.B130]);CONCATENATE(&quot;&quot;&quot;&quot;;SUBSTITUTE([TXT.B130];&quot; &quot;;&quot;_&quot;); &quot;&quot;&quot; =&gt; &quot;&quot;&quot;; [.B$1];[TXT.B130];&quot;&quot;&quot;,&quot;);&quot;&quot;)">
            <text:p/>
          </table:table-cell>
          <table:table-cell table:formula="of:=IF(ISTEXT([TXT.C130]);CONCATENATE(&quot;&quot;&quot;&quot;;SUBSTITUTE([TXT.C130];&quot; &quot;;&quot;_&quot;); &quot;&quot;&quot; =&gt; &quot;&quot;&quot;; [.C$1];[TXT.C130];&quot;&quot;&quot;,&quot;);&quot;&quot;)" office:value-type="string" office:string-value="&quot;genetically_modified_organism&quot; =&gt; &quot;&amp;nbsp;&amp;nbsp;&amp;nbsp;&amp;nbsp;genetically modified organism&quot;,">
            <text:p>"genetically_modified_organism" =&gt; "&amp;nbsp;&amp;nbsp;&amp;nbsp;&amp;nbsp;genetically modified organism",</text:p>
          </table:table-cell>
          <table:table-cell table:formula="of:=IF(ISTEXT([TXT.D130]);CONCATENATE(&quot;&quot;&quot;&quot;;SUBSTITUTE([TXT.D130];&quot; &quot;;&quot;_&quot;); &quot;&quot;&quot; =&gt; &quot;&quot;&quot;; [.D$1];[TXT.D130];&quot;&quot;&quot;,&quot;);&quot;&quot;)">
            <text:p/>
          </table:table-cell>
          <table:table-cell table:formula="of:=IF(ISTEXT([TXT.E130]);CONCATENATE(&quot;&quot;&quot;&quot;;SUBSTITUTE([TXT.E130];&quot; &quot;;&quot;_&quot;); &quot;&quot;&quot; =&gt; &quot;&quot;&quot;; [.E$1];[TXT.E130];&quot;&quot;&quot;,&quot;);&quot;&quot;)">
            <text:p/>
          </table:table-cell>
          <table:table-cell table:formula="of:=IF(ISTEXT([TXT.F130]);CONCATENATE(&quot;&quot;&quot;&quot;;SUBSTITUTE([TXT.F130];&quot; &quot;;&quot;_&quot;); &quot;&quot;&quot; =&gt; &quot;&quot;&quot;; [.F$1];[TXT.F130];&quot;&quot;&quot;,&quot;);&quot;&quot;)">
            <text:p/>
          </table:table-cell>
        </table:table-row>
        <table:table-row table:style-name="ro1">
          <table:table-cell table:formula="of:=IF(ISTEXT([TXT.A131]);CONCATENATE(&quot;&quot;&quot;&quot;;SUBSTITUTE([TXT.A131];&quot; &quot;;&quot;_&quot;); &quot;&quot;&quot; =&gt; &quot;&quot;&quot;; [.A$1];[TXT.A131];&quot;&quot;&quot;,&quot;);&quot;&quot;)">
            <text:p/>
          </table:table-cell>
          <table:table-cell table:formula="of:=IF(ISTEXT([TXT.B131]);CONCATENATE(&quot;&quot;&quot;&quot;;SUBSTITUTE([TXT.B131];&quot; &quot;;&quot;_&quot;); &quot;&quot;&quot; =&gt; &quot;&quot;&quot;; [.B$1];[TXT.B131];&quot;&quot;&quot;,&quot;);&quot;&quot;)">
            <text:p/>
          </table:table-cell>
          <table:table-cell table:formula="of:=IF(ISTEXT([TXT.C131]);CONCATENATE(&quot;&quot;&quot;&quot;;SUBSTITUTE([TXT.C131];&quot; &quot;;&quot;_&quot;); &quot;&quot;&quot; =&gt; &quot;&quot;&quot;; [.C$1];[TXT.C131];&quot;&quot;&quot;,&quot;);&quot;&quot;)" office:value-type="string" office:string-value="&quot;local_production&quot; =&gt; &quot;&amp;nbsp;&amp;nbsp;&amp;nbsp;&amp;nbsp;local production&quot;,">
            <text:p>"local_production" =&gt; "&amp;nbsp;&amp;nbsp;&amp;nbsp;&amp;nbsp;local production",</text:p>
          </table:table-cell>
          <table:table-cell table:formula="of:=IF(ISTEXT([TXT.D131]);CONCATENATE(&quot;&quot;&quot;&quot;;SUBSTITUTE([TXT.D131];&quot; &quot;;&quot;_&quot;); &quot;&quot;&quot; =&gt; &quot;&quot;&quot;; [.D$1];[TXT.D131];&quot;&quot;&quot;,&quot;);&quot;&quot;)">
            <text:p/>
          </table:table-cell>
          <table:table-cell table:formula="of:=IF(ISTEXT([TXT.E131]);CONCATENATE(&quot;&quot;&quot;&quot;;SUBSTITUTE([TXT.E131];&quot; &quot;;&quot;_&quot;); &quot;&quot;&quot; =&gt; &quot;&quot;&quot;; [.E$1];[TXT.E131];&quot;&quot;&quot;,&quot;);&quot;&quot;)">
            <text:p/>
          </table:table-cell>
          <table:table-cell table:formula="of:=IF(ISTEXT([TXT.F131]);CONCATENATE(&quot;&quot;&quot;&quot;;SUBSTITUTE([TXT.F131];&quot; &quot;;&quot;_&quot;); &quot;&quot;&quot; =&gt; &quot;&quot;&quot;; [.F$1];[TXT.F131];&quot;&quot;&quot;,&quot;);&quot;&quot;)">
            <text:p/>
          </table:table-cell>
        </table:table-row>
        <table:table-row table:style-name="ro1">
          <table:table-cell table:formula="of:=IF(ISTEXT([TXT.A132]);CONCATENATE(&quot;&quot;&quot;&quot;;SUBSTITUTE([TXT.A132];&quot; &quot;;&quot;_&quot;); &quot;&quot;&quot; =&gt; &quot;&quot;&quot;; [.A$1];[TXT.A132];&quot;&quot;&quot;,&quot;);&quot;&quot;)">
            <text:p/>
          </table:table-cell>
          <table:table-cell table:formula="of:=IF(ISTEXT([TXT.B132]);CONCATENATE(&quot;&quot;&quot;&quot;;SUBSTITUTE([TXT.B132];&quot; &quot;;&quot;_&quot;); &quot;&quot;&quot; =&gt; &quot;&quot;&quot;; [.B$1];[TXT.B132];&quot;&quot;&quot;,&quot;);&quot;&quot;)">
            <text:p/>
          </table:table-cell>
          <table:table-cell table:formula="of:=IF(ISTEXT([TXT.C132]);CONCATENATE(&quot;&quot;&quot;&quot;;SUBSTITUTE([TXT.C132];&quot; &quot;;&quot;_&quot;); &quot;&quot;&quot; =&gt; &quot;&quot;&quot;; [.C$1];[TXT.C132];&quot;&quot;&quot;,&quot;);&quot;&quot;)" office:value-type="string" office:string-value="&quot;local_resources&quot; =&gt; &quot;&amp;nbsp;&amp;nbsp;&amp;nbsp;&amp;nbsp;local resources&quot;,">
            <text:p>"local_resources" =&gt; "&amp;nbsp;&amp;nbsp;&amp;nbsp;&amp;nbsp;local resources",</text:p>
          </table:table-cell>
          <table:table-cell table:formula="of:=IF(ISTEXT([TXT.D132]);CONCATENATE(&quot;&quot;&quot;&quot;;SUBSTITUTE([TXT.D132];&quot; &quot;;&quot;_&quot;); &quot;&quot;&quot; =&gt; &quot;&quot;&quot;; [.D$1];[TXT.D132];&quot;&quot;&quot;,&quot;);&quot;&quot;)">
            <text:p/>
          </table:table-cell>
          <table:table-cell table:formula="of:=IF(ISTEXT([TXT.E132]);CONCATENATE(&quot;&quot;&quot;&quot;;SUBSTITUTE([TXT.E132];&quot; &quot;;&quot;_&quot;); &quot;&quot;&quot; =&gt; &quot;&quot;&quot;; [.E$1];[TXT.E132];&quot;&quot;&quot;,&quot;);&quot;&quot;)">
            <text:p/>
          </table:table-cell>
          <table:table-cell table:formula="of:=IF(ISTEXT([TXT.F132]);CONCATENATE(&quot;&quot;&quot;&quot;;SUBSTITUTE([TXT.F132];&quot; &quot;;&quot;_&quot;); &quot;&quot;&quot; =&gt; &quot;&quot;&quot;; [.F$1];[TXT.F132];&quot;&quot;&quot;,&quot;);&quot;&quot;)">
            <text:p/>
          </table:table-cell>
        </table:table-row>
        <table:table-row table:style-name="ro1">
          <table:table-cell table:formula="of:=IF(ISTEXT([TXT.A133]);CONCATENATE(&quot;&quot;&quot;&quot;;SUBSTITUTE([TXT.A133];&quot; &quot;;&quot;_&quot;); &quot;&quot;&quot; =&gt; &quot;&quot;&quot;; [.A$1];[TXT.A133];&quot;&quot;&quot;,&quot;);&quot;&quot;)">
            <text:p/>
          </table:table-cell>
          <table:table-cell table:formula="of:=IF(ISTEXT([TXT.B133]);CONCATENATE(&quot;&quot;&quot;&quot;;SUBSTITUTE([TXT.B133];&quot; &quot;;&quot;_&quot;); &quot;&quot;&quot; =&gt; &quot;&quot;&quot;; [.B$1];[TXT.B133];&quot;&quot;&quot;,&quot;);&quot;&quot;)">
            <text:p/>
          </table:table-cell>
          <table:table-cell table:formula="of:=IF(ISTEXT([TXT.C133]);CONCATENATE(&quot;&quot;&quot;&quot;;SUBSTITUTE([TXT.C133];&quot; &quot;;&quot;_&quot;); &quot;&quot;&quot; =&gt; &quot;&quot;&quot;; [.C$1];[TXT.C133];&quot;&quot;&quot;,&quot;);&quot;&quot;)" office:value-type="string" office:string-value="&quot;product_origin&quot; =&gt; &quot;&amp;nbsp;&amp;nbsp;&amp;nbsp;&amp;nbsp;product origin&quot;,">
            <text:p>"product_origin" =&gt; "&amp;nbsp;&amp;nbsp;&amp;nbsp;&amp;nbsp;product origin",</text:p>
          </table:table-cell>
          <table:table-cell table:formula="of:=IF(ISTEXT([TXT.D133]);CONCATENATE(&quot;&quot;&quot;&quot;;SUBSTITUTE([TXT.D133];&quot; &quot;;&quot;_&quot;); &quot;&quot;&quot; =&gt; &quot;&quot;&quot;; [.D$1];[TXT.D133];&quot;&quot;&quot;,&quot;);&quot;&quot;)">
            <text:p/>
          </table:table-cell>
          <table:table-cell table:formula="of:=IF(ISTEXT([TXT.E133]);CONCATENATE(&quot;&quot;&quot;&quot;;SUBSTITUTE([TXT.E133];&quot; &quot;;&quot;_&quot;); &quot;&quot;&quot; =&gt; &quot;&quot;&quot;; [.E$1];[TXT.E133];&quot;&quot;&quot;,&quot;);&quot;&quot;)">
            <text:p/>
          </table:table-cell>
          <table:table-cell table:formula="of:=IF(ISTEXT([TXT.F133]);CONCATENATE(&quot;&quot;&quot;&quot;;SUBSTITUTE([TXT.F133];&quot; &quot;;&quot;_&quot;); &quot;&quot;&quot; =&gt; &quot;&quot;&quot;; [.F$1];[TXT.F133];&quot;&quot;&quot;,&quot;);&quot;&quot;)">
            <text:p/>
          </table:table-cell>
        </table:table-row>
        <table:table-row table:style-name="ro1">
          <table:table-cell table:formula="of:=IF(ISTEXT([TXT.A134]);CONCATENATE(&quot;&quot;&quot;&quot;;SUBSTITUTE([TXT.A134];&quot; &quot;;&quot;_&quot;); &quot;&quot;&quot; =&gt; &quot;&quot;&quot;; [.A$1];[TXT.A134];&quot;&quot;&quot;,&quot;);&quot;&quot;)">
            <text:p/>
          </table:table-cell>
          <table:table-cell table:formula="of:=IF(ISTEXT([TXT.B134]);CONCATENATE(&quot;&quot;&quot;&quot;;SUBSTITUTE([TXT.B134];&quot; &quot;;&quot;_&quot;); &quot;&quot;&quot; =&gt; &quot;&quot;&quot;; [.B$1];[TXT.B134];&quot;&quot;&quot;,&quot;);&quot;&quot;)">
            <text:p/>
          </table:table-cell>
          <table:table-cell table:formula="of:=IF(ISTEXT([TXT.C134]);CONCATENATE(&quot;&quot;&quot;&quot;;SUBSTITUTE([TXT.C134];&quot; &quot;;&quot;_&quot;); &quot;&quot;&quot; =&gt; &quot;&quot;&quot;; [.C$1];[TXT.C134];&quot;&quot;&quot;,&quot;);&quot;&quot;)" office:value-type="string" office:string-value="&quot;rural_livelihoods&quot; =&gt; &quot;&amp;nbsp;&amp;nbsp;&amp;nbsp;&amp;nbsp;rural livelihoods&quot;,">
            <text:p>"rural_livelihoods" =&gt; "&amp;nbsp;&amp;nbsp;&amp;nbsp;&amp;nbsp;rural livelihoods",</text:p>
          </table:table-cell>
          <table:table-cell table:formula="of:=IF(ISTEXT([TXT.D134]);CONCATENATE(&quot;&quot;&quot;&quot;;SUBSTITUTE([TXT.D134];&quot; &quot;;&quot;_&quot;); &quot;&quot;&quot; =&gt; &quot;&quot;&quot;; [.D$1];[TXT.D134];&quot;&quot;&quot;,&quot;);&quot;&quot;)">
            <text:p/>
          </table:table-cell>
          <table:table-cell table:formula="of:=IF(ISTEXT([TXT.E134]);CONCATENATE(&quot;&quot;&quot;&quot;;SUBSTITUTE([TXT.E134];&quot; &quot;;&quot;_&quot;); &quot;&quot;&quot; =&gt; &quot;&quot;&quot;; [.E$1];[TXT.E134];&quot;&quot;&quot;,&quot;);&quot;&quot;)">
            <text:p/>
          </table:table-cell>
          <table:table-cell table:formula="of:=IF(ISTEXT([TXT.F134]);CONCATENATE(&quot;&quot;&quot;&quot;;SUBSTITUTE([TXT.F134];&quot; &quot;;&quot;_&quot;); &quot;&quot;&quot; =&gt; &quot;&quot;&quot;; [.F$1];[TXT.F134];&quot;&quot;&quot;,&quot;);&quot;&quot;)">
            <text:p/>
          </table:table-cell>
        </table:table-row>
        <table:table-row table:style-name="ro1">
          <table:table-cell table:formula="of:=IF(ISTEXT([TXT.A135]);CONCATENATE(&quot;&quot;&quot;&quot;;SUBSTITUTE([TXT.A135];&quot; &quot;;&quot;_&quot;); &quot;&quot;&quot; =&gt; &quot;&quot;&quot;; [.A$1];[TXT.A135];&quot;&quot;&quot;,&quot;);&quot;&quot;)">
            <text:p/>
          </table:table-cell>
          <table:table-cell table:formula="of:=IF(ISTEXT([TXT.B135]);CONCATENATE(&quot;&quot;&quot;&quot;;SUBSTITUTE([TXT.B135];&quot; &quot;;&quot;_&quot;); &quot;&quot;&quot; =&gt; &quot;&quot;&quot;; [.B$1];[TXT.B135];&quot;&quot;&quot;,&quot;);&quot;&quot;)">
            <text:p/>
          </table:table-cell>
          <table:table-cell table:formula="of:=IF(ISTEXT([TXT.C135]);CONCATENATE(&quot;&quot;&quot;&quot;;SUBSTITUTE([TXT.C135];&quot; &quot;;&quot;_&quot;); &quot;&quot;&quot; =&gt; &quot;&quot;&quot;; [.C$1];[TXT.C135];&quot;&quot;&quot;,&quot;);&quot;&quot;)" office:value-type="string" office:string-value="&quot;animal_production_issue&quot; =&gt; &quot;&amp;nbsp;&amp;nbsp;&amp;nbsp;&amp;nbsp;animal production issue&quot;,">
            <text:p>"animal_production_issue" =&gt; "&amp;nbsp;&amp;nbsp;&amp;nbsp;&amp;nbsp;animal production issue",</text:p>
          </table:table-cell>
          <table:table-cell table:formula="of:=IF(ISTEXT([TXT.D135]);CONCATENATE(&quot;&quot;&quot;&quot;;SUBSTITUTE([TXT.D135];&quot; &quot;;&quot;_&quot;); &quot;&quot;&quot; =&gt; &quot;&quot;&quot;; [.D$1];[TXT.D135];&quot;&quot;&quot;,&quot;);&quot;&quot;)">
            <text:p/>
          </table:table-cell>
          <table:table-cell table:formula="of:=IF(ISTEXT([TXT.E135]);CONCATENATE(&quot;&quot;&quot;&quot;;SUBSTITUTE([TXT.E135];&quot; &quot;;&quot;_&quot;); &quot;&quot;&quot; =&gt; &quot;&quot;&quot;; [.E$1];[TXT.E135];&quot;&quot;&quot;,&quot;);&quot;&quot;)">
            <text:p/>
          </table:table-cell>
          <table:table-cell table:formula="of:=IF(ISTEXT([TXT.F135]);CONCATENATE(&quot;&quot;&quot;&quot;;SUBSTITUTE([TXT.F135];&quot; &quot;;&quot;_&quot;); &quot;&quot;&quot; =&gt; &quot;&quot;&quot;; [.F$1];[TXT.F135];&quot;&quot;&quot;,&quot;);&quot;&quot;)">
            <text:p/>
          </table:table-cell>
        </table:table-row>
        <table:table-row table:style-name="ro1">
          <table:table-cell table:formula="of:=IF(ISTEXT([TXT.A136]);CONCATENATE(&quot;&quot;&quot;&quot;;SUBSTITUTE([TXT.A136];&quot; &quot;;&quot;_&quot;); &quot;&quot;&quot; =&gt; &quot;&quot;&quot;; [.A$1];[TXT.A136];&quot;&quot;&quot;,&quot;);&quot;&quot;)">
            <text:p/>
          </table:table-cell>
          <table:table-cell table:formula="of:=IF(ISTEXT([TXT.B136]);CONCATENATE(&quot;&quot;&quot;&quot;;SUBSTITUTE([TXT.B136];&quot; &quot;;&quot;_&quot;); &quot;&quot;&quot; =&gt; &quot;&quot;&quot;; [.B$1];[TXT.B136];&quot;&quot;&quot;,&quot;);&quot;&quot;)">
            <text:p/>
          </table:table-cell>
          <table:table-cell table:formula="of:=IF(ISTEXT([TXT.C136]);CONCATENATE(&quot;&quot;&quot;&quot;;SUBSTITUTE([TXT.C136];&quot; &quot;;&quot;_&quot;); &quot;&quot;&quot; =&gt; &quot;&quot;&quot;; [.C$1];[TXT.C136];&quot;&quot;&quot;,&quot;);&quot;&quot;)">
            <text:p/>
          </table:table-cell>
          <table:table-cell table:formula="of:=IF(ISTEXT([TXT.D136]);CONCATENATE(&quot;&quot;&quot;&quot;;SUBSTITUTE([TXT.D136];&quot; &quot;;&quot;_&quot;); &quot;&quot;&quot; =&gt; &quot;&quot;&quot;; [.D$1];[TXT.D136];&quot;&quot;&quot;,&quot;);&quot;&quot;)" office:value-type="string" office:string-value="&quot;animal_behavior&quot; =&gt; &quot;&amp;nbsp;&amp;nbsp;&amp;nbsp;&amp;nbsp;&amp;nbsp;&amp;nbsp;animal behavior&quot;,">
            <text:p>"animal_behavior" =&gt; "&amp;nbsp;&amp;nbsp;&amp;nbsp;&amp;nbsp;&amp;nbsp;&amp;nbsp;animal behavior",</text:p>
          </table:table-cell>
          <table:table-cell table:formula="of:=IF(ISTEXT([TXT.E136]);CONCATENATE(&quot;&quot;&quot;&quot;;SUBSTITUTE([TXT.E136];&quot; &quot;;&quot;_&quot;); &quot;&quot;&quot; =&gt; &quot;&quot;&quot;; [.E$1];[TXT.E136];&quot;&quot;&quot;,&quot;);&quot;&quot;)">
            <text:p/>
          </table:table-cell>
          <table:table-cell table:formula="of:=IF(ISTEXT([TXT.F136]);CONCATENATE(&quot;&quot;&quot;&quot;;SUBSTITUTE([TXT.F136];&quot; &quot;;&quot;_&quot;); &quot;&quot;&quot; =&gt; &quot;&quot;&quot;; [.F$1];[TXT.F136];&quot;&quot;&quot;,&quot;);&quot;&quot;)">
            <text:p/>
          </table:table-cell>
        </table:table-row>
        <table:table-row table:style-name="ro1">
          <table:table-cell table:formula="of:=IF(ISTEXT([TXT.A137]);CONCATENATE(&quot;&quot;&quot;&quot;;SUBSTITUTE([TXT.A137];&quot; &quot;;&quot;_&quot;); &quot;&quot;&quot; =&gt; &quot;&quot;&quot;; [.A$1];[TXT.A137];&quot;&quot;&quot;,&quot;);&quot;&quot;)">
            <text:p/>
          </table:table-cell>
          <table:table-cell table:formula="of:=IF(ISTEXT([TXT.B137]);CONCATENATE(&quot;&quot;&quot;&quot;;SUBSTITUTE([TXT.B137];&quot; &quot;;&quot;_&quot;); &quot;&quot;&quot; =&gt; &quot;&quot;&quot;; [.B$1];[TXT.B137];&quot;&quot;&quot;,&quot;);&quot;&quot;)">
            <text:p/>
          </table:table-cell>
          <table:table-cell table:formula="of:=IF(ISTEXT([TXT.C137]);CONCATENATE(&quot;&quot;&quot;&quot;;SUBSTITUTE([TXT.C137];&quot; &quot;;&quot;_&quot;); &quot;&quot;&quot; =&gt; &quot;&quot;&quot;; [.C$1];[TXT.C137];&quot;&quot;&quot;,&quot;);&quot;&quot;)">
            <text:p/>
          </table:table-cell>
          <table:table-cell table:formula="of:=IF(ISTEXT([TXT.D137]);CONCATENATE(&quot;&quot;&quot;&quot;;SUBSTITUTE([TXT.D137];&quot; &quot;;&quot;_&quot;); &quot;&quot;&quot; =&gt; &quot;&quot;&quot;; [.D$1];[TXT.D137];&quot;&quot;&quot;,&quot;);&quot;&quot;)" office:value-type="string" office:string-value="&quot;animal_diet&quot; =&gt; &quot;&amp;nbsp;&amp;nbsp;&amp;nbsp;&amp;nbsp;&amp;nbsp;&amp;nbsp;animal diet&quot;,">
            <text:p>"animal_diet" =&gt; "&amp;nbsp;&amp;nbsp;&amp;nbsp;&amp;nbsp;&amp;nbsp;&amp;nbsp;animal diet",</text:p>
          </table:table-cell>
          <table:table-cell table:formula="of:=IF(ISTEXT([TXT.E137]);CONCATENATE(&quot;&quot;&quot;&quot;;SUBSTITUTE([TXT.E137];&quot; &quot;;&quot;_&quot;); &quot;&quot;&quot; =&gt; &quot;&quot;&quot;; [.E$1];[TXT.E137];&quot;&quot;&quot;,&quot;);&quot;&quot;)">
            <text:p/>
          </table:table-cell>
          <table:table-cell table:formula="of:=IF(ISTEXT([TXT.F137]);CONCATENATE(&quot;&quot;&quot;&quot;;SUBSTITUTE([TXT.F137];&quot; &quot;;&quot;_&quot;); &quot;&quot;&quot; =&gt; &quot;&quot;&quot;; [.F$1];[TXT.F137];&quot;&quot;&quot;,&quot;);&quot;&quot;)">
            <text:p/>
          </table:table-cell>
        </table:table-row>
        <table:table-row table:style-name="ro1">
          <table:table-cell table:formula="of:=IF(ISTEXT([TXT.A138]);CONCATENATE(&quot;&quot;&quot;&quot;;SUBSTITUTE([TXT.A138];&quot; &quot;;&quot;_&quot;); &quot;&quot;&quot; =&gt; &quot;&quot;&quot;; [.A$1];[TXT.A138];&quot;&quot;&quot;,&quot;);&quot;&quot;)">
            <text:p/>
          </table:table-cell>
          <table:table-cell table:formula="of:=IF(ISTEXT([TXT.B138]);CONCATENATE(&quot;&quot;&quot;&quot;;SUBSTITUTE([TXT.B138];&quot; &quot;;&quot;_&quot;); &quot;&quot;&quot; =&gt; &quot;&quot;&quot;; [.B$1];[TXT.B138];&quot;&quot;&quot;,&quot;);&quot;&quot;)">
            <text:p/>
          </table:table-cell>
          <table:table-cell table:formula="of:=IF(ISTEXT([TXT.C138]);CONCATENATE(&quot;&quot;&quot;&quot;;SUBSTITUTE([TXT.C138];&quot; &quot;;&quot;_&quot;); &quot;&quot;&quot; =&gt; &quot;&quot;&quot;; [.C$1];[TXT.C138];&quot;&quot;&quot;,&quot;);&quot;&quot;)">
            <text:p/>
          </table:table-cell>
          <table:table-cell table:formula="of:=IF(ISTEXT([TXT.D138]);CONCATENATE(&quot;&quot;&quot;&quot;;SUBSTITUTE([TXT.D138];&quot; &quot;;&quot;_&quot;); &quot;&quot;&quot; =&gt; &quot;&quot;&quot;; [.D$1];[TXT.D138];&quot;&quot;&quot;,&quot;);&quot;&quot;)" office:value-type="string" office:string-value="&quot;animal_ethics&quot; =&gt; &quot;&amp;nbsp;&amp;nbsp;&amp;nbsp;&amp;nbsp;&amp;nbsp;&amp;nbsp;animal ethics&quot;,">
            <text:p>"animal_ethics" =&gt; "&amp;nbsp;&amp;nbsp;&amp;nbsp;&amp;nbsp;&amp;nbsp;&amp;nbsp;animal ethics",</text:p>
          </table:table-cell>
          <table:table-cell table:formula="of:=IF(ISTEXT([TXT.E138]);CONCATENATE(&quot;&quot;&quot;&quot;;SUBSTITUTE([TXT.E138];&quot; &quot;;&quot;_&quot;); &quot;&quot;&quot; =&gt; &quot;&quot;&quot;; [.E$1];[TXT.E138];&quot;&quot;&quot;,&quot;);&quot;&quot;)">
            <text:p/>
          </table:table-cell>
          <table:table-cell table:formula="of:=IF(ISTEXT([TXT.F138]);CONCATENATE(&quot;&quot;&quot;&quot;;SUBSTITUTE([TXT.F138];&quot; &quot;;&quot;_&quot;); &quot;&quot;&quot; =&gt; &quot;&quot;&quot;; [.F$1];[TXT.F138];&quot;&quot;&quot;,&quot;);&quot;&quot;)">
            <text:p/>
          </table:table-cell>
        </table:table-row>
        <table:table-row table:style-name="ro1">
          <table:table-cell table:formula="of:=IF(ISTEXT([TXT.A139]);CONCATENATE(&quot;&quot;&quot;&quot;;SUBSTITUTE([TXT.A139];&quot; &quot;;&quot;_&quot;); &quot;&quot;&quot; =&gt; &quot;&quot;&quot;; [.A$1];[TXT.A139];&quot;&quot;&quot;,&quot;);&quot;&quot;)">
            <text:p/>
          </table:table-cell>
          <table:table-cell table:formula="of:=IF(ISTEXT([TXT.B139]);CONCATENATE(&quot;&quot;&quot;&quot;;SUBSTITUTE([TXT.B139];&quot; &quot;;&quot;_&quot;); &quot;&quot;&quot; =&gt; &quot;&quot;&quot;; [.B$1];[TXT.B139];&quot;&quot;&quot;,&quot;);&quot;&quot;)">
            <text:p/>
          </table:table-cell>
          <table:table-cell table:formula="of:=IF(ISTEXT([TXT.C139]);CONCATENATE(&quot;&quot;&quot;&quot;;SUBSTITUTE([TXT.C139];&quot; &quot;;&quot;_&quot;); &quot;&quot;&quot; =&gt; &quot;&quot;&quot;; [.C$1];[TXT.C139];&quot;&quot;&quot;,&quot;);&quot;&quot;)">
            <text:p/>
          </table:table-cell>
          <table:table-cell table:formula="of:=IF(ISTEXT([TXT.D139]);CONCATENATE(&quot;&quot;&quot;&quot;;SUBSTITUTE([TXT.D139];&quot; &quot;;&quot;_&quot;); &quot;&quot;&quot; =&gt; &quot;&quot;&quot;; [.D$1];[TXT.D139];&quot;&quot;&quot;,&quot;);&quot;&quot;)" office:value-type="string" office:string-value="&quot;animal_nutrition&quot; =&gt; &quot;&amp;nbsp;&amp;nbsp;&amp;nbsp;&amp;nbsp;&amp;nbsp;&amp;nbsp;animal nutrition&quot;,">
            <text:p>"animal_nutrition" =&gt; "&amp;nbsp;&amp;nbsp;&amp;nbsp;&amp;nbsp;&amp;nbsp;&amp;nbsp;animal nutrition",</text:p>
          </table:table-cell>
          <table:table-cell table:formula="of:=IF(ISTEXT([TXT.E139]);CONCATENATE(&quot;&quot;&quot;&quot;;SUBSTITUTE([TXT.E139];&quot; &quot;;&quot;_&quot;); &quot;&quot;&quot; =&gt; &quot;&quot;&quot;; [.E$1];[TXT.E139];&quot;&quot;&quot;,&quot;);&quot;&quot;)">
            <text:p/>
          </table:table-cell>
          <table:table-cell table:formula="of:=IF(ISTEXT([TXT.F139]);CONCATENATE(&quot;&quot;&quot;&quot;;SUBSTITUTE([TXT.F139];&quot; &quot;;&quot;_&quot;); &quot;&quot;&quot; =&gt; &quot;&quot;&quot;; [.F$1];[TXT.F139];&quot;&quot;&quot;,&quot;);&quot;&quot;)">
            <text:p/>
          </table:table-cell>
        </table:table-row>
        <table:table-row table:style-name="ro1">
          <table:table-cell table:formula="of:=IF(ISTEXT([TXT.A140]);CONCATENATE(&quot;&quot;&quot;&quot;;SUBSTITUTE([TXT.A140];&quot; &quot;;&quot;_&quot;); &quot;&quot;&quot; =&gt; &quot;&quot;&quot;; [.A$1];[TXT.A140];&quot;&quot;&quot;,&quot;);&quot;&quot;)">
            <text:p/>
          </table:table-cell>
          <table:table-cell table:formula="of:=IF(ISTEXT([TXT.B140]);CONCATENATE(&quot;&quot;&quot;&quot;;SUBSTITUTE([TXT.B140];&quot; &quot;;&quot;_&quot;); &quot;&quot;&quot; =&gt; &quot;&quot;&quot;; [.B$1];[TXT.B140];&quot;&quot;&quot;,&quot;);&quot;&quot;)">
            <text:p/>
          </table:table-cell>
          <table:table-cell table:formula="of:=IF(ISTEXT([TXT.C140]);CONCATENATE(&quot;&quot;&quot;&quot;;SUBSTITUTE([TXT.C140];&quot; &quot;;&quot;_&quot;); &quot;&quot;&quot; =&gt; &quot;&quot;&quot;; [.C$1];[TXT.C140];&quot;&quot;&quot;,&quot;);&quot;&quot;)">
            <text:p/>
          </table:table-cell>
          <table:table-cell table:formula="of:=IF(ISTEXT([TXT.D140]);CONCATENATE(&quot;&quot;&quot;&quot;;SUBSTITUTE([TXT.D140];&quot; &quot;;&quot;_&quot;); &quot;&quot;&quot; =&gt; &quot;&quot;&quot;; [.D$1];[TXT.D140];&quot;&quot;&quot;,&quot;);&quot;&quot;)" office:value-type="string" office:string-value="&quot;animal_welfare&quot; =&gt; &quot;&amp;nbsp;&amp;nbsp;&amp;nbsp;&amp;nbsp;&amp;nbsp;&amp;nbsp;animal welfare&quot;,">
            <text:p>"animal_welfare" =&gt; "&amp;nbsp;&amp;nbsp;&amp;nbsp;&amp;nbsp;&amp;nbsp;&amp;nbsp;animal welfare",</text:p>
          </table:table-cell>
          <table:table-cell table:formula="of:=IF(ISTEXT([TXT.E140]);CONCATENATE(&quot;&quot;&quot;&quot;;SUBSTITUTE([TXT.E140];&quot; &quot;;&quot;_&quot;); &quot;&quot;&quot; =&gt; &quot;&quot;&quot;; [.E$1];[TXT.E140];&quot;&quot;&quot;,&quot;);&quot;&quot;)">
            <text:p/>
          </table:table-cell>
          <table:table-cell table:formula="of:=IF(ISTEXT([TXT.F140]);CONCATENATE(&quot;&quot;&quot;&quot;;SUBSTITUTE([TXT.F140];&quot; &quot;;&quot;_&quot;); &quot;&quot;&quot; =&gt; &quot;&quot;&quot;; [.F$1];[TXT.F140];&quot;&quot;&quot;,&quot;);&quot;&quot;)">
            <text:p/>
          </table:table-cell>
        </table:table-row>
        <table:table-row table:style-name="ro1">
          <table:table-cell table:formula="of:=IF(ISTEXT([TXT.A141]);CONCATENATE(&quot;&quot;&quot;&quot;;SUBSTITUTE([TXT.A141];&quot; &quot;;&quot;_&quot;); &quot;&quot;&quot; =&gt; &quot;&quot;&quot;; [.A$1];[TXT.A141];&quot;&quot;&quot;,&quot;);&quot;&quot;)">
            <text:p/>
          </table:table-cell>
          <table:table-cell table:formula="of:=IF(ISTEXT([TXT.B141]);CONCATENATE(&quot;&quot;&quot;&quot;;SUBSTITUTE([TXT.B141];&quot; &quot;;&quot;_&quot;); &quot;&quot;&quot; =&gt; &quot;&quot;&quot;; [.B$1];[TXT.B141];&quot;&quot;&quot;,&quot;);&quot;&quot;)">
            <text:p/>
          </table:table-cell>
          <table:table-cell table:formula="of:=IF(ISTEXT([TXT.C141]);CONCATENATE(&quot;&quot;&quot;&quot;;SUBSTITUTE([TXT.C141];&quot; &quot;;&quot;_&quot;); &quot;&quot;&quot; =&gt; &quot;&quot;&quot;; [.C$1];[TXT.C141];&quot;&quot;&quot;,&quot;);&quot;&quot;)">
            <text:p/>
          </table:table-cell>
          <table:table-cell table:formula="of:=IF(ISTEXT([TXT.D141]);CONCATENATE(&quot;&quot;&quot;&quot;;SUBSTITUTE([TXT.D141];&quot; &quot;;&quot;_&quot;); &quot;&quot;&quot; =&gt; &quot;&quot;&quot;; [.D$1];[TXT.D141];&quot;&quot;&quot;,&quot;);&quot;&quot;)" office:value-type="string" office:string-value="&quot;housing&quot; =&gt; &quot;&amp;nbsp;&amp;nbsp;&amp;nbsp;&amp;nbsp;&amp;nbsp;&amp;nbsp;housing&quot;,">
            <text:p>"housing" =&gt; "&amp;nbsp;&amp;nbsp;&amp;nbsp;&amp;nbsp;&amp;nbsp;&amp;nbsp;housing",</text:p>
          </table:table-cell>
          <table:table-cell table:formula="of:=IF(ISTEXT([TXT.E141]);CONCATENATE(&quot;&quot;&quot;&quot;;SUBSTITUTE([TXT.E141];&quot; &quot;;&quot;_&quot;); &quot;&quot;&quot; =&gt; &quot;&quot;&quot;; [.E$1];[TXT.E141];&quot;&quot;&quot;,&quot;);&quot;&quot;)">
            <text:p/>
          </table:table-cell>
          <table:table-cell table:formula="of:=IF(ISTEXT([TXT.F141]);CONCATENATE(&quot;&quot;&quot;&quot;;SUBSTITUTE([TXT.F141];&quot; &quot;;&quot;_&quot;); &quot;&quot;&quot; =&gt; &quot;&quot;&quot;; [.F$1];[TXT.F141];&quot;&quot;&quot;,&quot;);&quot;&quot;)">
            <text:p/>
          </table:table-cell>
        </table:table-row>
        <table:table-row table:style-name="ro1">
          <table:table-cell table:formula="of:=IF(ISTEXT([TXT.A142]);CONCATENATE(&quot;&quot;&quot;&quot;;SUBSTITUTE([TXT.A142];&quot; &quot;;&quot;_&quot;); &quot;&quot;&quot; =&gt; &quot;&quot;&quot;; [.A$1];[TXT.A142];&quot;&quot;&quot;,&quot;);&quot;&quot;)">
            <text:p/>
          </table:table-cell>
          <table:table-cell table:formula="of:=IF(ISTEXT([TXT.B142]);CONCATENATE(&quot;&quot;&quot;&quot;;SUBSTITUTE([TXT.B142];&quot; &quot;;&quot;_&quot;); &quot;&quot;&quot; =&gt; &quot;&quot;&quot;; [.B$1];[TXT.B142];&quot;&quot;&quot;,&quot;);&quot;&quot;)">
            <text:p/>
          </table:table-cell>
          <table:table-cell table:formula="of:=IF(ISTEXT([TXT.C142]);CONCATENATE(&quot;&quot;&quot;&quot;;SUBSTITUTE([TXT.C142];&quot; &quot;;&quot;_&quot;); &quot;&quot;&quot; =&gt; &quot;&quot;&quot;; [.C$1];[TXT.C142];&quot;&quot;&quot;,&quot;);&quot;&quot;)">
            <text:p/>
          </table:table-cell>
          <table:table-cell table:formula="of:=IF(ISTEXT([TXT.D142]);CONCATENATE(&quot;&quot;&quot;&quot;;SUBSTITUTE([TXT.D142];&quot; &quot;;&quot;_&quot;); &quot;&quot;&quot; =&gt; &quot;&quot;&quot;; [.D$1];[TXT.D142];&quot;&quot;&quot;,&quot;);&quot;&quot;)" office:value-type="string" office:string-value="&quot;local_breeds&quot; =&gt; &quot;&amp;nbsp;&amp;nbsp;&amp;nbsp;&amp;nbsp;&amp;nbsp;&amp;nbsp;local breeds&quot;,">
            <text:p>"local_breeds" =&gt; "&amp;nbsp;&amp;nbsp;&amp;nbsp;&amp;nbsp;&amp;nbsp;&amp;nbsp;local breeds",</text:p>
          </table:table-cell>
          <table:table-cell table:formula="of:=IF(ISTEXT([TXT.E142]);CONCATENATE(&quot;&quot;&quot;&quot;;SUBSTITUTE([TXT.E142];&quot; &quot;;&quot;_&quot;); &quot;&quot;&quot; =&gt; &quot;&quot;&quot;; [.E$1];[TXT.E142];&quot;&quot;&quot;,&quot;);&quot;&quot;)">
            <text:p/>
          </table:table-cell>
          <table:table-cell table:formula="of:=IF(ISTEXT([TXT.F142]);CONCATENATE(&quot;&quot;&quot;&quot;;SUBSTITUTE([TXT.F142];&quot; &quot;;&quot;_&quot;); &quot;&quot;&quot; =&gt; &quot;&quot;&quot;; [.F$1];[TXT.F142];&quot;&quot;&quot;,&quot;);&quot;&quot;)">
            <text:p/>
          </table:table-cell>
        </table:table-row>
        <table:table-row table:style-name="ro1">
          <table:table-cell table:formula="of:=IF(ISTEXT([TXT.A143]);CONCATENATE(&quot;&quot;&quot;&quot;;SUBSTITUTE([TXT.A143];&quot; &quot;;&quot;_&quot;); &quot;&quot;&quot; =&gt; &quot;&quot;&quot;; [.A$1];[TXT.A143];&quot;&quot;&quot;,&quot;);&quot;&quot;)">
            <text:p/>
          </table:table-cell>
          <table:table-cell table:formula="of:=IF(ISTEXT([TXT.B143]);CONCATENATE(&quot;&quot;&quot;&quot;;SUBSTITUTE([TXT.B143];&quot; &quot;;&quot;_&quot;); &quot;&quot;&quot; =&gt; &quot;&quot;&quot;; [.B$1];[TXT.B143];&quot;&quot;&quot;,&quot;);&quot;&quot;)">
            <text:p/>
          </table:table-cell>
          <table:table-cell table:formula="of:=IF(ISTEXT([TXT.C143]);CONCATENATE(&quot;&quot;&quot;&quot;;SUBSTITUTE([TXT.C143];&quot; &quot;;&quot;_&quot;); &quot;&quot;&quot; =&gt; &quot;&quot;&quot;; [.C$1];[TXT.C143];&quot;&quot;&quot;,&quot;);&quot;&quot;)">
            <text:p/>
          </table:table-cell>
          <table:table-cell table:formula="of:=IF(ISTEXT([TXT.D143]);CONCATENATE(&quot;&quot;&quot;&quot;;SUBSTITUTE([TXT.D143];&quot; &quot;;&quot;_&quot;); &quot;&quot;&quot; =&gt; &quot;&quot;&quot;; [.D$1];[TXT.D143];&quot;&quot;&quot;,&quot;);&quot;&quot;)" office:value-type="string" office:string-value="&quot;outdoor_keeping&quot; =&gt; &quot;&amp;nbsp;&amp;nbsp;&amp;nbsp;&amp;nbsp;&amp;nbsp;&amp;nbsp;outdoor keeping&quot;,">
            <text:p>"outdoor_keeping" =&gt; "&amp;nbsp;&amp;nbsp;&amp;nbsp;&amp;nbsp;&amp;nbsp;&amp;nbsp;outdoor keeping",</text:p>
          </table:table-cell>
          <table:table-cell table:formula="of:=IF(ISTEXT([TXT.E143]);CONCATENATE(&quot;&quot;&quot;&quot;;SUBSTITUTE([TXT.E143];&quot; &quot;;&quot;_&quot;); &quot;&quot;&quot; =&gt; &quot;&quot;&quot;; [.E$1];[TXT.E143];&quot;&quot;&quot;,&quot;);&quot;&quot;)">
            <text:p/>
          </table:table-cell>
          <table:table-cell table:formula="of:=IF(ISTEXT([TXT.F143]);CONCATENATE(&quot;&quot;&quot;&quot;;SUBSTITUTE([TXT.F143];&quot; &quot;;&quot;_&quot;); &quot;&quot;&quot; =&gt; &quot;&quot;&quot;; [.F$1];[TXT.F143];&quot;&quot;&quot;,&quot;);&quot;&quot;)">
            <text:p/>
          </table:table-cell>
        </table:table-row>
        <table:table-row table:style-name="ro1">
          <table:table-cell table:formula="of:=IF(ISTEXT([TXT.A144]);CONCATENATE(&quot;&quot;&quot;&quot;;SUBSTITUTE([TXT.A144];&quot; &quot;;&quot;_&quot;); &quot;&quot;&quot; =&gt; &quot;&quot;&quot;; [.A$1];[TXT.A144];&quot;&quot;&quot;,&quot;);&quot;&quot;)">
            <text:p/>
          </table:table-cell>
          <table:table-cell table:formula="of:=IF(ISTEXT([TXT.B144]);CONCATENATE(&quot;&quot;&quot;&quot;;SUBSTITUTE([TXT.B144];&quot; &quot;;&quot;_&quot;); &quot;&quot;&quot; =&gt; &quot;&quot;&quot;; [.B$1];[TXT.B144];&quot;&quot;&quot;,&quot;);&quot;&quot;)">
            <text:p/>
          </table:table-cell>
          <table:table-cell table:formula="of:=IF(ISTEXT([TXT.C144]);CONCATENATE(&quot;&quot;&quot;&quot;;SUBSTITUTE([TXT.C144];&quot; &quot;;&quot;_&quot;); &quot;&quot;&quot; =&gt; &quot;&quot;&quot;; [.C$1];[TXT.C144];&quot;&quot;&quot;,&quot;);&quot;&quot;)" office:value-type="string" office:string-value="&quot;plant_production_issue&quot; =&gt; &quot;&amp;nbsp;&amp;nbsp;&amp;nbsp;&amp;nbsp;plant production issue&quot;,">
            <text:p>"plant_production_issue" =&gt; "&amp;nbsp;&amp;nbsp;&amp;nbsp;&amp;nbsp;plant production issue",</text:p>
          </table:table-cell>
          <table:table-cell table:formula="of:=IF(ISTEXT([TXT.D144]);CONCATENATE(&quot;&quot;&quot;&quot;;SUBSTITUTE([TXT.D144];&quot; &quot;;&quot;_&quot;); &quot;&quot;&quot; =&gt; &quot;&quot;&quot;; [.D$1];[TXT.D144];&quot;&quot;&quot;,&quot;);&quot;&quot;)">
            <text:p/>
          </table:table-cell>
          <table:table-cell table:formula="of:=IF(ISTEXT([TXT.E144]);CONCATENATE(&quot;&quot;&quot;&quot;;SUBSTITUTE([TXT.E144];&quot; &quot;;&quot;_&quot;); &quot;&quot;&quot; =&gt; &quot;&quot;&quot;; [.E$1];[TXT.E144];&quot;&quot;&quot;,&quot;);&quot;&quot;)">
            <text:p/>
          </table:table-cell>
          <table:table-cell table:formula="of:=IF(ISTEXT([TXT.F144]);CONCATENATE(&quot;&quot;&quot;&quot;;SUBSTITUTE([TXT.F144];&quot; &quot;;&quot;_&quot;); &quot;&quot;&quot; =&gt; &quot;&quot;&quot;; [.F$1];[TXT.F144];&quot;&quot;&quot;,&quot;);&quot;&quot;)">
            <text:p/>
          </table:table-cell>
        </table:table-row>
        <table:table-row table:style-name="ro1">
          <table:table-cell table:formula="of:=IF(ISTEXT([TXT.A145]);CONCATENATE(&quot;&quot;&quot;&quot;;SUBSTITUTE([TXT.A145];&quot; &quot;;&quot;_&quot;); &quot;&quot;&quot; =&gt; &quot;&quot;&quot;; [.A$1];[TXT.A145];&quot;&quot;&quot;,&quot;);&quot;&quot;)">
            <text:p/>
          </table:table-cell>
          <table:table-cell table:formula="of:=IF(ISTEXT([TXT.B145]);CONCATENATE(&quot;&quot;&quot;&quot;;SUBSTITUTE([TXT.B145];&quot; &quot;;&quot;_&quot;); &quot;&quot;&quot; =&gt; &quot;&quot;&quot;; [.B$1];[TXT.B145];&quot;&quot;&quot;,&quot;);&quot;&quot;)">
            <text:p/>
          </table:table-cell>
          <table:table-cell table:formula="of:=IF(ISTEXT([TXT.C145]);CONCATENATE(&quot;&quot;&quot;&quot;;SUBSTITUTE([TXT.C145];&quot; &quot;;&quot;_&quot;); &quot;&quot;&quot; =&gt; &quot;&quot;&quot;; [.C$1];[TXT.C145];&quot;&quot;&quot;,&quot;);&quot;&quot;)">
            <text:p/>
          </table:table-cell>
          <table:table-cell table:formula="of:=IF(ISTEXT([TXT.D145]);CONCATENATE(&quot;&quot;&quot;&quot;;SUBSTITUTE([TXT.D145];&quot; &quot;;&quot;_&quot;); &quot;&quot;&quot; =&gt; &quot;&quot;&quot;; [.D$1];[TXT.D145];&quot;&quot;&quot;,&quot;);&quot;&quot;)" office:value-type="string" office:string-value="&quot;alternative_crop&quot; =&gt; &quot;&amp;nbsp;&amp;nbsp;&amp;nbsp;&amp;nbsp;&amp;nbsp;&amp;nbsp;alternative crop&quot;,">
            <text:p>"alternative_crop" =&gt; "&amp;nbsp;&amp;nbsp;&amp;nbsp;&amp;nbsp;&amp;nbsp;&amp;nbsp;alternative crop",</text:p>
          </table:table-cell>
          <table:table-cell table:formula="of:=IF(ISTEXT([TXT.E145]);CONCATENATE(&quot;&quot;&quot;&quot;;SUBSTITUTE([TXT.E145];&quot; &quot;;&quot;_&quot;); &quot;&quot;&quot; =&gt; &quot;&quot;&quot;; [.E$1];[TXT.E145];&quot;&quot;&quot;,&quot;);&quot;&quot;)">
            <text:p/>
          </table:table-cell>
          <table:table-cell table:formula="of:=IF(ISTEXT([TXT.F145]);CONCATENATE(&quot;&quot;&quot;&quot;;SUBSTITUTE([TXT.F145];&quot; &quot;;&quot;_&quot;); &quot;&quot;&quot; =&gt; &quot;&quot;&quot;; [.F$1];[TXT.F145];&quot;&quot;&quot;,&quot;);&quot;&quot;)">
            <text:p/>
          </table:table-cell>
        </table:table-row>
        <table:table-row table:style-name="ro1">
          <table:table-cell table:formula="of:=IF(ISTEXT([TXT.A146]);CONCATENATE(&quot;&quot;&quot;&quot;;SUBSTITUTE([TXT.A146];&quot; &quot;;&quot;_&quot;); &quot;&quot;&quot; =&gt; &quot;&quot;&quot;; [.A$1];[TXT.A146];&quot;&quot;&quot;,&quot;);&quot;&quot;)">
            <text:p/>
          </table:table-cell>
          <table:table-cell table:formula="of:=IF(ISTEXT([TXT.B146]);CONCATENATE(&quot;&quot;&quot;&quot;;SUBSTITUTE([TXT.B146];&quot; &quot;;&quot;_&quot;); &quot;&quot;&quot; =&gt; &quot;&quot;&quot;; [.B$1];[TXT.B146];&quot;&quot;&quot;,&quot;);&quot;&quot;)">
            <text:p/>
          </table:table-cell>
          <table:table-cell table:formula="of:=IF(ISTEXT([TXT.C146]);CONCATENATE(&quot;&quot;&quot;&quot;;SUBSTITUTE([TXT.C146];&quot; &quot;;&quot;_&quot;); &quot;&quot;&quot; =&gt; &quot;&quot;&quot;; [.C$1];[TXT.C146];&quot;&quot;&quot;,&quot;);&quot;&quot;)">
            <text:p/>
          </table:table-cell>
          <table:table-cell table:formula="of:=IF(ISTEXT([TXT.D146]);CONCATENATE(&quot;&quot;&quot;&quot;;SUBSTITUTE([TXT.D146];&quot; &quot;;&quot;_&quot;); &quot;&quot;&quot; =&gt; &quot;&quot;&quot;; [.D$1];[TXT.D146];&quot;&quot;&quot;,&quot;);&quot;&quot;)" office:value-type="string" office:string-value="&quot;crop_ecology&quot; =&gt; &quot;&amp;nbsp;&amp;nbsp;&amp;nbsp;&amp;nbsp;&amp;nbsp;&amp;nbsp;crop ecology&quot;,">
            <text:p>"crop_ecology" =&gt; "&amp;nbsp;&amp;nbsp;&amp;nbsp;&amp;nbsp;&amp;nbsp;&amp;nbsp;crop ecology",</text:p>
          </table:table-cell>
          <table:table-cell table:formula="of:=IF(ISTEXT([TXT.E146]);CONCATENATE(&quot;&quot;&quot;&quot;;SUBSTITUTE([TXT.E146];&quot; &quot;;&quot;_&quot;); &quot;&quot;&quot; =&gt; &quot;&quot;&quot;; [.E$1];[TXT.E146];&quot;&quot;&quot;,&quot;);&quot;&quot;)">
            <text:p/>
          </table:table-cell>
          <table:table-cell table:formula="of:=IF(ISTEXT([TXT.F146]);CONCATENATE(&quot;&quot;&quot;&quot;;SUBSTITUTE([TXT.F146];&quot; &quot;;&quot;_&quot;); &quot;&quot;&quot; =&gt; &quot;&quot;&quot;; [.F$1];[TXT.F146];&quot;&quot;&quot;,&quot;);&quot;&quot;)">
            <text:p/>
          </table:table-cell>
        </table:table-row>
        <table:table-row table:style-name="ro1">
          <table:table-cell table:formula="of:=IF(ISTEXT([TXT.A147]);CONCATENATE(&quot;&quot;&quot;&quot;;SUBSTITUTE([TXT.A147];&quot; &quot;;&quot;_&quot;); &quot;&quot;&quot; =&gt; &quot;&quot;&quot;; [.A$1];[TXT.A147];&quot;&quot;&quot;,&quot;);&quot;&quot;)">
            <text:p/>
          </table:table-cell>
          <table:table-cell table:formula="of:=IF(ISTEXT([TXT.B147]);CONCATENATE(&quot;&quot;&quot;&quot;;SUBSTITUTE([TXT.B147];&quot; &quot;;&quot;_&quot;); &quot;&quot;&quot; =&gt; &quot;&quot;&quot;; [.B$1];[TXT.B147];&quot;&quot;&quot;,&quot;);&quot;&quot;)">
            <text:p/>
          </table:table-cell>
          <table:table-cell table:formula="of:=IF(ISTEXT([TXT.C147]);CONCATENATE(&quot;&quot;&quot;&quot;;SUBSTITUTE([TXT.C147];&quot; &quot;;&quot;_&quot;); &quot;&quot;&quot; =&gt; &quot;&quot;&quot;; [.C$1];[TXT.C147];&quot;&quot;&quot;,&quot;);&quot;&quot;)">
            <text:p/>
          </table:table-cell>
          <table:table-cell table:formula="of:=IF(ISTEXT([TXT.D147]);CONCATENATE(&quot;&quot;&quot;&quot;;SUBSTITUTE([TXT.D147];&quot; &quot;;&quot;_&quot;); &quot;&quot;&quot; =&gt; &quot;&quot;&quot;; [.D$1];[TXT.D147];&quot;&quot;&quot;,&quot;);&quot;&quot;)" office:value-type="string" office:string-value="&quot;diversity&quot; =&gt; &quot;&amp;nbsp;&amp;nbsp;&amp;nbsp;&amp;nbsp;&amp;nbsp;&amp;nbsp;diversity&quot;,">
            <text:p>"diversity" =&gt; "&amp;nbsp;&amp;nbsp;&amp;nbsp;&amp;nbsp;&amp;nbsp;&amp;nbsp;diversity",</text:p>
          </table:table-cell>
          <table:table-cell table:formula="of:=IF(ISTEXT([TXT.E147]);CONCATENATE(&quot;&quot;&quot;&quot;;SUBSTITUTE([TXT.E147];&quot; &quot;;&quot;_&quot;); &quot;&quot;&quot; =&gt; &quot;&quot;&quot;; [.E$1];[TXT.E147];&quot;&quot;&quot;,&quot;);&quot;&quot;)">
            <text:p/>
          </table:table-cell>
          <table:table-cell table:formula="of:=IF(ISTEXT([TXT.F147]);CONCATENATE(&quot;&quot;&quot;&quot;;SUBSTITUTE([TXT.F147];&quot; &quot;;&quot;_&quot;); &quot;&quot;&quot; =&gt; &quot;&quot;&quot;; [.F$1];[TXT.F147];&quot;&quot;&quot;,&quot;);&quot;&quot;)">
            <text:p/>
          </table:table-cell>
        </table:table-row>
        <table:table-row table:style-name="ro1">
          <table:table-cell table:formula="of:=IF(ISTEXT([TXT.A148]);CONCATENATE(&quot;&quot;&quot;&quot;;SUBSTITUTE([TXT.A148];&quot; &quot;;&quot;_&quot;); &quot;&quot;&quot; =&gt; &quot;&quot;&quot;; [.A$1];[TXT.A148];&quot;&quot;&quot;,&quot;);&quot;&quot;)">
            <text:p/>
          </table:table-cell>
          <table:table-cell table:formula="of:=IF(ISTEXT([TXT.B148]);CONCATENATE(&quot;&quot;&quot;&quot;;SUBSTITUTE([TXT.B148];&quot; &quot;;&quot;_&quot;); &quot;&quot;&quot; =&gt; &quot;&quot;&quot;; [.B$1];[TXT.B148];&quot;&quot;&quot;,&quot;);&quot;&quot;)">
            <text:p/>
          </table:table-cell>
          <table:table-cell table:formula="of:=IF(ISTEXT([TXT.C148]);CONCATENATE(&quot;&quot;&quot;&quot;;SUBSTITUTE([TXT.C148];&quot; &quot;;&quot;_&quot;); &quot;&quot;&quot; =&gt; &quot;&quot;&quot;; [.C$1];[TXT.C148];&quot;&quot;&quot;,&quot;);&quot;&quot;)">
            <text:p/>
          </table:table-cell>
          <table:table-cell table:formula="of:=IF(ISTEXT([TXT.D148]);CONCATENATE(&quot;&quot;&quot;&quot;;SUBSTITUTE([TXT.D148];&quot; &quot;;&quot;_&quot;); &quot;&quot;&quot; =&gt; &quot;&quot;&quot;; [.D$1];[TXT.D148];&quot;&quot;&quot;,&quot;);&quot;&quot;)" office:value-type="string" office:string-value="&quot;genetic_resistance&quot; =&gt; &quot;&amp;nbsp;&amp;nbsp;&amp;nbsp;&amp;nbsp;&amp;nbsp;&amp;nbsp;genetic resistance&quot;,">
            <text:p>"genetic_resistance" =&gt; "&amp;nbsp;&amp;nbsp;&amp;nbsp;&amp;nbsp;&amp;nbsp;&amp;nbsp;genetic resistance",</text:p>
          </table:table-cell>
          <table:table-cell table:formula="of:=IF(ISTEXT([TXT.E148]);CONCATENATE(&quot;&quot;&quot;&quot;;SUBSTITUTE([TXT.E148];&quot; &quot;;&quot;_&quot;); &quot;&quot;&quot; =&gt; &quot;&quot;&quot;; [.E$1];[TXT.E148];&quot;&quot;&quot;,&quot;);&quot;&quot;)">
            <text:p/>
          </table:table-cell>
          <table:table-cell table:formula="of:=IF(ISTEXT([TXT.F148]);CONCATENATE(&quot;&quot;&quot;&quot;;SUBSTITUTE([TXT.F148];&quot; &quot;;&quot;_&quot;); &quot;&quot;&quot; =&gt; &quot;&quot;&quot;; [.F$1];[TXT.F148];&quot;&quot;&quot;,&quot;);&quot;&quot;)">
            <text:p/>
          </table:table-cell>
        </table:table-row>
        <table:table-row table:style-name="ro1">
          <table:table-cell table:formula="of:=IF(ISTEXT([TXT.A149]);CONCATENATE(&quot;&quot;&quot;&quot;;SUBSTITUTE([TXT.A149];&quot; &quot;;&quot;_&quot;); &quot;&quot;&quot; =&gt; &quot;&quot;&quot;; [.A$1];[TXT.A149];&quot;&quot;&quot;,&quot;);&quot;&quot;)">
            <text:p/>
          </table:table-cell>
          <table:table-cell table:formula="of:=IF(ISTEXT([TXT.B149]);CONCATENATE(&quot;&quot;&quot;&quot;;SUBSTITUTE([TXT.B149];&quot; &quot;;&quot;_&quot;); &quot;&quot;&quot; =&gt; &quot;&quot;&quot;; [.B$1];[TXT.B149];&quot;&quot;&quot;,&quot;);&quot;&quot;)">
            <text:p/>
          </table:table-cell>
          <table:table-cell table:formula="of:=IF(ISTEXT([TXT.C149]);CONCATENATE(&quot;&quot;&quot;&quot;;SUBSTITUTE([TXT.C149];&quot; &quot;;&quot;_&quot;); &quot;&quot;&quot; =&gt; &quot;&quot;&quot;; [.C$1];[TXT.C149];&quot;&quot;&quot;,&quot;);&quot;&quot;)">
            <text:p/>
          </table:table-cell>
          <table:table-cell table:formula="of:=IF(ISTEXT([TXT.D149]);CONCATENATE(&quot;&quot;&quot;&quot;;SUBSTITUTE([TXT.D149];&quot; &quot;;&quot;_&quot;); &quot;&quot;&quot; =&gt; &quot;&quot;&quot;; [.D$1];[TXT.D149];&quot;&quot;&quot;,&quot;);&quot;&quot;)" office:value-type="string" office:string-value="&quot;plant_nutrition&quot; =&gt; &quot;&amp;nbsp;&amp;nbsp;&amp;nbsp;&amp;nbsp;&amp;nbsp;&amp;nbsp;plant nutrition&quot;,">
            <text:p>"plant_nutrition" =&gt; "&amp;nbsp;&amp;nbsp;&amp;nbsp;&amp;nbsp;&amp;nbsp;&amp;nbsp;plant nutrition",</text:p>
          </table:table-cell>
          <table:table-cell table:formula="of:=IF(ISTEXT([TXT.E149]);CONCATENATE(&quot;&quot;&quot;&quot;;SUBSTITUTE([TXT.E149];&quot; &quot;;&quot;_&quot;); &quot;&quot;&quot; =&gt; &quot;&quot;&quot;; [.E$1];[TXT.E149];&quot;&quot;&quot;,&quot;);&quot;&quot;)">
            <text:p/>
          </table:table-cell>
          <table:table-cell table:formula="of:=IF(ISTEXT([TXT.F149]);CONCATENATE(&quot;&quot;&quot;&quot;;SUBSTITUTE([TXT.F149];&quot; &quot;;&quot;_&quot;); &quot;&quot;&quot; =&gt; &quot;&quot;&quot;; [.F$1];[TXT.F149];&quot;&quot;&quot;,&quot;);&quot;&quot;)">
            <text:p/>
          </table:table-cell>
        </table:table-row>
        <table:table-row table:style-name="ro1">
          <table:table-cell table:formula="of:=IF(ISTEXT([TXT.A150]);CONCATENATE(&quot;&quot;&quot;&quot;;SUBSTITUTE([TXT.A150];&quot; &quot;;&quot;_&quot;); &quot;&quot;&quot; =&gt; &quot;&quot;&quot;; [.A$1];[TXT.A150];&quot;&quot;&quot;,&quot;);&quot;&quot;)">
            <text:p/>
          </table:table-cell>
          <table:table-cell table:formula="of:=IF(ISTEXT([TXT.B150]);CONCATENATE(&quot;&quot;&quot;&quot;;SUBSTITUTE([TXT.B150];&quot; &quot;;&quot;_&quot;); &quot;&quot;&quot; =&gt; &quot;&quot;&quot;; [.B$1];[TXT.B150];&quot;&quot;&quot;,&quot;);&quot;&quot;)">
            <text:p/>
          </table:table-cell>
          <table:table-cell table:formula="of:=IF(ISTEXT([TXT.C150]);CONCATENATE(&quot;&quot;&quot;&quot;;SUBSTITUTE([TXT.C150];&quot; &quot;;&quot;_&quot;); &quot;&quot;&quot; =&gt; &quot;&quot;&quot;; [.C$1];[TXT.C150];&quot;&quot;&quot;,&quot;);&quot;&quot;)">
            <text:p/>
          </table:table-cell>
          <table:table-cell table:formula="of:=IF(ISTEXT([TXT.D150]);CONCATENATE(&quot;&quot;&quot;&quot;;SUBSTITUTE([TXT.D150];&quot; &quot;;&quot;_&quot;); &quot;&quot;&quot; =&gt; &quot;&quot;&quot;; [.D$1];[TXT.D150];&quot;&quot;&quot;,&quot;);&quot;&quot;)" office:value-type="string" office:string-value="&quot;plant_protection&quot; =&gt; &quot;&amp;nbsp;&amp;nbsp;&amp;nbsp;&amp;nbsp;&amp;nbsp;&amp;nbsp;plant protection&quot;,">
            <text:p>"plant_protection" =&gt; "&amp;nbsp;&amp;nbsp;&amp;nbsp;&amp;nbsp;&amp;nbsp;&amp;nbsp;plant protection",</text:p>
          </table:table-cell>
          <table:table-cell table:formula="of:=IF(ISTEXT([TXT.E150]);CONCATENATE(&quot;&quot;&quot;&quot;;SUBSTITUTE([TXT.E150];&quot; &quot;;&quot;_&quot;); &quot;&quot;&quot; =&gt; &quot;&quot;&quot;; [.E$1];[TXT.E150];&quot;&quot;&quot;,&quot;);&quot;&quot;)">
            <text:p/>
          </table:table-cell>
          <table:table-cell table:formula="of:=IF(ISTEXT([TXT.F150]);CONCATENATE(&quot;&quot;&quot;&quot;;SUBSTITUTE([TXT.F150];&quot; &quot;;&quot;_&quot;); &quot;&quot;&quot; =&gt; &quot;&quot;&quot;; [.F$1];[TXT.F150];&quot;&quot;&quot;,&quot;);&quot;&quot;)">
            <text:p/>
          </table:table-cell>
        </table:table-row>
        <table:table-row table:style-name="ro1">
          <table:table-cell table:formula="of:=IF(ISTEXT([TXT.A151]);CONCATENATE(&quot;&quot;&quot;&quot;;SUBSTITUTE([TXT.A151];&quot; &quot;;&quot;_&quot;); &quot;&quot;&quot; =&gt; &quot;&quot;&quot;; [.A$1];[TXT.A151];&quot;&quot;&quot;,&quot;);&quot;&quot;)">
            <text:p/>
          </table:table-cell>
          <table:table-cell table:formula="of:=IF(ISTEXT([TXT.B151]);CONCATENATE(&quot;&quot;&quot;&quot;;SUBSTITUTE([TXT.B151];&quot; &quot;;&quot;_&quot;); &quot;&quot;&quot; =&gt; &quot;&quot;&quot;; [.B$1];[TXT.B151];&quot;&quot;&quot;,&quot;);&quot;&quot;)" office:value-type="string" office:string-value="&quot;soil_issue&quot; =&gt; &quot;&amp;nbsp;&amp;nbsp;soil issue&quot;,">
            <text:p>"soil_issue" =&gt; "&amp;nbsp;&amp;nbsp;soil issue",</text:p>
          </table:table-cell>
          <table:table-cell table:formula="of:=IF(ISTEXT([TXT.C151]);CONCATENATE(&quot;&quot;&quot;&quot;;SUBSTITUTE([TXT.C151];&quot; &quot;;&quot;_&quot;); &quot;&quot;&quot; =&gt; &quot;&quot;&quot;; [.C$1];[TXT.C151];&quot;&quot;&quot;,&quot;);&quot;&quot;)">
            <text:p/>
          </table:table-cell>
          <table:table-cell table:formula="of:=IF(ISTEXT([TXT.D151]);CONCATENATE(&quot;&quot;&quot;&quot;;SUBSTITUTE([TXT.D151];&quot; &quot;;&quot;_&quot;); &quot;&quot;&quot; =&gt; &quot;&quot;&quot;; [.D$1];[TXT.D151];&quot;&quot;&quot;,&quot;);&quot;&quot;)">
            <text:p/>
          </table:table-cell>
          <table:table-cell table:formula="of:=IF(ISTEXT([TXT.E151]);CONCATENATE(&quot;&quot;&quot;&quot;;SUBSTITUTE([TXT.E151];&quot; &quot;;&quot;_&quot;); &quot;&quot;&quot; =&gt; &quot;&quot;&quot;; [.E$1];[TXT.E151];&quot;&quot;&quot;,&quot;);&quot;&quot;)">
            <text:p/>
          </table:table-cell>
          <table:table-cell table:formula="of:=IF(ISTEXT([TXT.F151]);CONCATENATE(&quot;&quot;&quot;&quot;;SUBSTITUTE([TXT.F151];&quot; &quot;;&quot;_&quot;); &quot;&quot;&quot; =&gt; &quot;&quot;&quot;; [.F$1];[TXT.F151];&quot;&quot;&quot;,&quot;);&quot;&quot;)">
            <text:p/>
          </table:table-cell>
        </table:table-row>
        <table:table-row table:style-name="ro1">
          <table:table-cell table:formula="of:=IF(ISTEXT([TXT.A152]);CONCATENATE(&quot;&quot;&quot;&quot;;SUBSTITUTE([TXT.A152];&quot; &quot;;&quot;_&quot;); &quot;&quot;&quot; =&gt; &quot;&quot;&quot;; [.A$1];[TXT.A152];&quot;&quot;&quot;,&quot;);&quot;&quot;)">
            <text:p/>
          </table:table-cell>
          <table:table-cell table:formula="of:=IF(ISTEXT([TXT.B152]);CONCATENATE(&quot;&quot;&quot;&quot;;SUBSTITUTE([TXT.B152];&quot; &quot;;&quot;_&quot;); &quot;&quot;&quot; =&gt; &quot;&quot;&quot;; [.B$1];[TXT.B152];&quot;&quot;&quot;,&quot;);&quot;&quot;)">
            <text:p/>
          </table:table-cell>
          <table:table-cell table:formula="of:=IF(ISTEXT([TXT.C152]);CONCATENATE(&quot;&quot;&quot;&quot;;SUBSTITUTE([TXT.C152];&quot; &quot;;&quot;_&quot;); &quot;&quot;&quot; =&gt; &quot;&quot;&quot;; [.C$1];[TXT.C152];&quot;&quot;&quot;,&quot;);&quot;&quot;)" office:value-type="string" office:string-value="&quot;diminution_of_humus&quot; =&gt; &quot;&amp;nbsp;&amp;nbsp;&amp;nbsp;&amp;nbsp;diminution of humus&quot;,">
            <text:p>"diminution_of_humus" =&gt; "&amp;nbsp;&amp;nbsp;&amp;nbsp;&amp;nbsp;diminution of humus",</text:p>
          </table:table-cell>
          <table:table-cell table:formula="of:=IF(ISTEXT([TXT.D152]);CONCATENATE(&quot;&quot;&quot;&quot;;SUBSTITUTE([TXT.D152];&quot; &quot;;&quot;_&quot;); &quot;&quot;&quot; =&gt; &quot;&quot;&quot;; [.D$1];[TXT.D152];&quot;&quot;&quot;,&quot;);&quot;&quot;)">
            <text:p/>
          </table:table-cell>
          <table:table-cell table:formula="of:=IF(ISTEXT([TXT.E152]);CONCATENATE(&quot;&quot;&quot;&quot;;SUBSTITUTE([TXT.E152];&quot; &quot;;&quot;_&quot;); &quot;&quot;&quot; =&gt; &quot;&quot;&quot;; [.E$1];[TXT.E152];&quot;&quot;&quot;,&quot;);&quot;&quot;)">
            <text:p/>
          </table:table-cell>
          <table:table-cell table:formula="of:=IF(ISTEXT([TXT.F152]);CONCATENATE(&quot;&quot;&quot;&quot;;SUBSTITUTE([TXT.F152];&quot; &quot;;&quot;_&quot;); &quot;&quot;&quot; =&gt; &quot;&quot;&quot;; [.F$1];[TXT.F152];&quot;&quot;&quot;,&quot;);&quot;&quot;)">
            <text:p/>
          </table:table-cell>
        </table:table-row>
        <table:table-row table:style-name="ro1">
          <table:table-cell table:formula="of:=IF(ISTEXT([TXT.A153]);CONCATENATE(&quot;&quot;&quot;&quot;;SUBSTITUTE([TXT.A153];&quot; &quot;;&quot;_&quot;); &quot;&quot;&quot; =&gt; &quot;&quot;&quot;; [.A$1];[TXT.A153];&quot;&quot;&quot;,&quot;);&quot;&quot;)">
            <text:p/>
          </table:table-cell>
          <table:table-cell table:formula="of:=IF(ISTEXT([TXT.B153]);CONCATENATE(&quot;&quot;&quot;&quot;;SUBSTITUTE([TXT.B153];&quot; &quot;;&quot;_&quot;); &quot;&quot;&quot; =&gt; &quot;&quot;&quot;; [.B$1];[TXT.B153];&quot;&quot;&quot;,&quot;);&quot;&quot;)">
            <text:p/>
          </table:table-cell>
          <table:table-cell table:formula="of:=IF(ISTEXT([TXT.C153]);CONCATENATE(&quot;&quot;&quot;&quot;;SUBSTITUTE([TXT.C153];&quot; &quot;;&quot;_&quot;); &quot;&quot;&quot; =&gt; &quot;&quot;&quot;; [.C$1];[TXT.C153];&quot;&quot;&quot;,&quot;);&quot;&quot;)" office:value-type="string" office:string-value="&quot;humus&quot; =&gt; &quot;&amp;nbsp;&amp;nbsp;&amp;nbsp;&amp;nbsp;humus&quot;,">
            <text:p>"humus" =&gt; "&amp;nbsp;&amp;nbsp;&amp;nbsp;&amp;nbsp;humus",</text:p>
          </table:table-cell>
          <table:table-cell table:formula="of:=IF(ISTEXT([TXT.D153]);CONCATENATE(&quot;&quot;&quot;&quot;;SUBSTITUTE([TXT.D153];&quot; &quot;;&quot;_&quot;); &quot;&quot;&quot; =&gt; &quot;&quot;&quot;; [.D$1];[TXT.D153];&quot;&quot;&quot;,&quot;);&quot;&quot;)">
            <text:p/>
          </table:table-cell>
          <table:table-cell table:formula="of:=IF(ISTEXT([TXT.E153]);CONCATENATE(&quot;&quot;&quot;&quot;;SUBSTITUTE([TXT.E153];&quot; &quot;;&quot;_&quot;); &quot;&quot;&quot; =&gt; &quot;&quot;&quot;; [.E$1];[TXT.E153];&quot;&quot;&quot;,&quot;);&quot;&quot;)">
            <text:p/>
          </table:table-cell>
          <table:table-cell table:formula="of:=IF(ISTEXT([TXT.F153]);CONCATENATE(&quot;&quot;&quot;&quot;;SUBSTITUTE([TXT.F153];&quot; &quot;;&quot;_&quot;); &quot;&quot;&quot; =&gt; &quot;&quot;&quot;; [.F$1];[TXT.F153];&quot;&quot;&quot;,&quot;);&quot;&quot;)">
            <text:p/>
          </table:table-cell>
        </table:table-row>
        <table:table-row table:style-name="ro1">
          <table:table-cell table:formula="of:=IF(ISTEXT([TXT.A154]);CONCATENATE(&quot;&quot;&quot;&quot;;SUBSTITUTE([TXT.A154];&quot; &quot;;&quot;_&quot;); &quot;&quot;&quot; =&gt; &quot;&quot;&quot;; [.A$1];[TXT.A154];&quot;&quot;&quot;,&quot;);&quot;&quot;)">
            <text:p/>
          </table:table-cell>
          <table:table-cell table:formula="of:=IF(ISTEXT([TXT.B154]);CONCATENATE(&quot;&quot;&quot;&quot;;SUBSTITUTE([TXT.B154];&quot; &quot;;&quot;_&quot;); &quot;&quot;&quot; =&gt; &quot;&quot;&quot;; [.B$1];[TXT.B154];&quot;&quot;&quot;,&quot;);&quot;&quot;)">
            <text:p/>
          </table:table-cell>
          <table:table-cell table:formula="of:=IF(ISTEXT([TXT.C154]);CONCATENATE(&quot;&quot;&quot;&quot;;SUBSTITUTE([TXT.C154];&quot; &quot;;&quot;_&quot;); &quot;&quot;&quot; =&gt; &quot;&quot;&quot;; [.C$1];[TXT.C154];&quot;&quot;&quot;,&quot;);&quot;&quot;)" office:value-type="string" office:string-value="&quot;nitrogen_fixation&quot; =&gt; &quot;&amp;nbsp;&amp;nbsp;&amp;nbsp;&amp;nbsp;nitrogen fixation&quot;,">
            <text:p>"nitrogen_fixation" =&gt; "&amp;nbsp;&amp;nbsp;&amp;nbsp;&amp;nbsp;nitrogen fixation",</text:p>
          </table:table-cell>
          <table:table-cell table:formula="of:=IF(ISTEXT([TXT.D154]);CONCATENATE(&quot;&quot;&quot;&quot;;SUBSTITUTE([TXT.D154];&quot; &quot;;&quot;_&quot;); &quot;&quot;&quot; =&gt; &quot;&quot;&quot;; [.D$1];[TXT.D154];&quot;&quot;&quot;,&quot;);&quot;&quot;)">
            <text:p/>
          </table:table-cell>
          <table:table-cell table:formula="of:=IF(ISTEXT([TXT.E154]);CONCATENATE(&quot;&quot;&quot;&quot;;SUBSTITUTE([TXT.E154];&quot; &quot;;&quot;_&quot;); &quot;&quot;&quot; =&gt; &quot;&quot;&quot;; [.E$1];[TXT.E154];&quot;&quot;&quot;,&quot;);&quot;&quot;)">
            <text:p/>
          </table:table-cell>
          <table:table-cell table:formula="of:=IF(ISTEXT([TXT.F154]);CONCATENATE(&quot;&quot;&quot;&quot;;SUBSTITUTE([TXT.F154];&quot; &quot;;&quot;_&quot;); &quot;&quot;&quot; =&gt; &quot;&quot;&quot;; [.F$1];[TXT.F154];&quot;&quot;&quot;,&quot;);&quot;&quot;)">
            <text:p/>
          </table:table-cell>
        </table:table-row>
        <table:table-row table:style-name="ro1">
          <table:table-cell table:formula="of:=IF(ISTEXT([TXT.A155]);CONCATENATE(&quot;&quot;&quot;&quot;;SUBSTITUTE([TXT.A155];&quot; &quot;;&quot;_&quot;); &quot;&quot;&quot; =&gt; &quot;&quot;&quot;; [.A$1];[TXT.A155];&quot;&quot;&quot;,&quot;);&quot;&quot;)">
            <text:p/>
          </table:table-cell>
          <table:table-cell table:formula="of:=IF(ISTEXT([TXT.B155]);CONCATENATE(&quot;&quot;&quot;&quot;;SUBSTITUTE([TXT.B155];&quot; &quot;;&quot;_&quot;); &quot;&quot;&quot; =&gt; &quot;&quot;&quot;; [.B$1];[TXT.B155];&quot;&quot;&quot;,&quot;);&quot;&quot;)">
            <text:p/>
          </table:table-cell>
          <table:table-cell table:formula="of:=IF(ISTEXT([TXT.C155]);CONCATENATE(&quot;&quot;&quot;&quot;;SUBSTITUTE([TXT.C155];&quot; &quot;;&quot;_&quot;); &quot;&quot;&quot; =&gt; &quot;&quot;&quot;; [.C$1];[TXT.C155];&quot;&quot;&quot;,&quot;);&quot;&quot;)" office:value-type="string" office:string-value="&quot;nutrient_deficiency&quot; =&gt; &quot;&amp;nbsp;&amp;nbsp;&amp;nbsp;&amp;nbsp;nutrient deficiency&quot;,">
            <text:p>"nutrient_deficiency" =&gt; "&amp;nbsp;&amp;nbsp;&amp;nbsp;&amp;nbsp;nutrient deficiency",</text:p>
          </table:table-cell>
          <table:table-cell table:formula="of:=IF(ISTEXT([TXT.D155]);CONCATENATE(&quot;&quot;&quot;&quot;;SUBSTITUTE([TXT.D155];&quot; &quot;;&quot;_&quot;); &quot;&quot;&quot; =&gt; &quot;&quot;&quot;; [.D$1];[TXT.D155];&quot;&quot;&quot;,&quot;);&quot;&quot;)">
            <text:p/>
          </table:table-cell>
          <table:table-cell table:formula="of:=IF(ISTEXT([TXT.E155]);CONCATENATE(&quot;&quot;&quot;&quot;;SUBSTITUTE([TXT.E155];&quot; &quot;;&quot;_&quot;); &quot;&quot;&quot; =&gt; &quot;&quot;&quot;; [.E$1];[TXT.E155];&quot;&quot;&quot;,&quot;);&quot;&quot;)">
            <text:p/>
          </table:table-cell>
          <table:table-cell table:formula="of:=IF(ISTEXT([TXT.F155]);CONCATENATE(&quot;&quot;&quot;&quot;;SUBSTITUTE([TXT.F155];&quot; &quot;;&quot;_&quot;); &quot;&quot;&quot; =&gt; &quot;&quot;&quot;; [.F$1];[TXT.F155];&quot;&quot;&quot;,&quot;);&quot;&quot;)">
            <text:p/>
          </table:table-cell>
        </table:table-row>
        <table:table-row table:style-name="ro1">
          <table:table-cell table:formula="of:=IF(ISTEXT([TXT.A156]);CONCATENATE(&quot;&quot;&quot;&quot;;SUBSTITUTE([TXT.A156];&quot; &quot;;&quot;_&quot;); &quot;&quot;&quot; =&gt; &quot;&quot;&quot;; [.A$1];[TXT.A156];&quot;&quot;&quot;,&quot;);&quot;&quot;)">
            <text:p/>
          </table:table-cell>
          <table:table-cell table:formula="of:=IF(ISTEXT([TXT.B156]);CONCATENATE(&quot;&quot;&quot;&quot;;SUBSTITUTE([TXT.B156];&quot; &quot;;&quot;_&quot;); &quot;&quot;&quot; =&gt; &quot;&quot;&quot;; [.B$1];[TXT.B156];&quot;&quot;&quot;,&quot;);&quot;&quot;)">
            <text:p/>
          </table:table-cell>
          <table:table-cell table:formula="of:=IF(ISTEXT([TXT.C156]);CONCATENATE(&quot;&quot;&quot;&quot;;SUBSTITUTE([TXT.C156];&quot; &quot;;&quot;_&quot;); &quot;&quot;&quot; =&gt; &quot;&quot;&quot;; [.C$1];[TXT.C156];&quot;&quot;&quot;,&quot;);&quot;&quot;)" office:value-type="string" office:string-value="&quot;nutrient_recycling&quot; =&gt; &quot;&amp;nbsp;&amp;nbsp;&amp;nbsp;&amp;nbsp;nutrient recycling&quot;,">
            <text:p>"nutrient_recycling" =&gt; "&amp;nbsp;&amp;nbsp;&amp;nbsp;&amp;nbsp;nutrient recycling",</text:p>
          </table:table-cell>
          <table:table-cell table:formula="of:=IF(ISTEXT([TXT.D156]);CONCATENATE(&quot;&quot;&quot;&quot;;SUBSTITUTE([TXT.D156];&quot; &quot;;&quot;_&quot;); &quot;&quot;&quot; =&gt; &quot;&quot;&quot;; [.D$1];[TXT.D156];&quot;&quot;&quot;,&quot;);&quot;&quot;)">
            <text:p/>
          </table:table-cell>
          <table:table-cell table:formula="of:=IF(ISTEXT([TXT.E156]);CONCATENATE(&quot;&quot;&quot;&quot;;SUBSTITUTE([TXT.E156];&quot; &quot;;&quot;_&quot;); &quot;&quot;&quot; =&gt; &quot;&quot;&quot;; [.E$1];[TXT.E156];&quot;&quot;&quot;,&quot;);&quot;&quot;)">
            <text:p/>
          </table:table-cell>
          <table:table-cell table:formula="of:=IF(ISTEXT([TXT.F156]);CONCATENATE(&quot;&quot;&quot;&quot;;SUBSTITUTE([TXT.F156];&quot; &quot;;&quot;_&quot;); &quot;&quot;&quot; =&gt; &quot;&quot;&quot;; [.F$1];[TXT.F156];&quot;&quot;&quot;,&quot;);&quot;&quot;)">
            <text:p/>
          </table:table-cell>
        </table:table-row>
        <table:table-row table:style-name="ro1">
          <table:table-cell table:formula="of:=IF(ISTEXT([TXT.A157]);CONCATENATE(&quot;&quot;&quot;&quot;;SUBSTITUTE([TXT.A157];&quot; &quot;;&quot;_&quot;); &quot;&quot;&quot; =&gt; &quot;&quot;&quot;; [.A$1];[TXT.A157];&quot;&quot;&quot;,&quot;);&quot;&quot;)">
            <text:p/>
          </table:table-cell>
          <table:table-cell table:formula="of:=IF(ISTEXT([TXT.B157]);CONCATENATE(&quot;&quot;&quot;&quot;;SUBSTITUTE([TXT.B157];&quot; &quot;;&quot;_&quot;); &quot;&quot;&quot; =&gt; &quot;&quot;&quot;; [.B$1];[TXT.B157];&quot;&quot;&quot;,&quot;);&quot;&quot;)">
            <text:p/>
          </table:table-cell>
          <table:table-cell table:formula="of:=IF(ISTEXT([TXT.C157]);CONCATENATE(&quot;&quot;&quot;&quot;;SUBSTITUTE([TXT.C157];&quot; &quot;;&quot;_&quot;); &quot;&quot;&quot; =&gt; &quot;&quot;&quot;; [.C$1];[TXT.C157];&quot;&quot;&quot;,&quot;);&quot;&quot;)" office:value-type="string" office:string-value="&quot;organic_matter&quot; =&gt; &quot;&amp;nbsp;&amp;nbsp;&amp;nbsp;&amp;nbsp;organic matter&quot;,">
            <text:p>"organic_matter" =&gt; "&amp;nbsp;&amp;nbsp;&amp;nbsp;&amp;nbsp;organic matter",</text:p>
          </table:table-cell>
          <table:table-cell table:formula="of:=IF(ISTEXT([TXT.D157]);CONCATENATE(&quot;&quot;&quot;&quot;;SUBSTITUTE([TXT.D157];&quot; &quot;;&quot;_&quot;); &quot;&quot;&quot; =&gt; &quot;&quot;&quot;; [.D$1];[TXT.D157];&quot;&quot;&quot;,&quot;);&quot;&quot;)">
            <text:p/>
          </table:table-cell>
          <table:table-cell table:formula="of:=IF(ISTEXT([TXT.E157]);CONCATENATE(&quot;&quot;&quot;&quot;;SUBSTITUTE([TXT.E157];&quot; &quot;;&quot;_&quot;); &quot;&quot;&quot; =&gt; &quot;&quot;&quot;; [.E$1];[TXT.E157];&quot;&quot;&quot;,&quot;);&quot;&quot;)">
            <text:p/>
          </table:table-cell>
          <table:table-cell table:formula="of:=IF(ISTEXT([TXT.F157]);CONCATENATE(&quot;&quot;&quot;&quot;;SUBSTITUTE([TXT.F157];&quot; &quot;;&quot;_&quot;); &quot;&quot;&quot; =&gt; &quot;&quot;&quot;; [.F$1];[TXT.F157];&quot;&quot;&quot;,&quot;);&quot;&quot;)">
            <text:p/>
          </table:table-cell>
        </table:table-row>
        <table:table-row table:style-name="ro1">
          <table:table-cell table:formula="of:=IF(ISTEXT([TXT.A158]);CONCATENATE(&quot;&quot;&quot;&quot;;SUBSTITUTE([TXT.A158];&quot; &quot;;&quot;_&quot;); &quot;&quot;&quot; =&gt; &quot;&quot;&quot;; [.A$1];[TXT.A158];&quot;&quot;&quot;,&quot;);&quot;&quot;)">
            <text:p/>
          </table:table-cell>
          <table:table-cell table:formula="of:=IF(ISTEXT([TXT.B158]);CONCATENATE(&quot;&quot;&quot;&quot;;SUBSTITUTE([TXT.B158];&quot; &quot;;&quot;_&quot;); &quot;&quot;&quot; =&gt; &quot;&quot;&quot;; [.B$1];[TXT.B158];&quot;&quot;&quot;,&quot;);&quot;&quot;)">
            <text:p/>
          </table:table-cell>
          <table:table-cell table:formula="of:=IF(ISTEXT([TXT.C158]);CONCATENATE(&quot;&quot;&quot;&quot;;SUBSTITUTE([TXT.C158];&quot; &quot;;&quot;_&quot;); &quot;&quot;&quot; =&gt; &quot;&quot;&quot;; [.C$1];[TXT.C158];&quot;&quot;&quot;,&quot;);&quot;&quot;)" office:value-type="string" office:string-value="&quot;soil_acidification&quot; =&gt; &quot;&amp;nbsp;&amp;nbsp;&amp;nbsp;&amp;nbsp;soil acidification&quot;,">
            <text:p>"soil_acidification" =&gt; "&amp;nbsp;&amp;nbsp;&amp;nbsp;&amp;nbsp;soil acidification",</text:p>
          </table:table-cell>
          <table:table-cell table:formula="of:=IF(ISTEXT([TXT.D158]);CONCATENATE(&quot;&quot;&quot;&quot;;SUBSTITUTE([TXT.D158];&quot; &quot;;&quot;_&quot;); &quot;&quot;&quot; =&gt; &quot;&quot;&quot;; [.D$1];[TXT.D158];&quot;&quot;&quot;,&quot;);&quot;&quot;)">
            <text:p/>
          </table:table-cell>
          <table:table-cell table:formula="of:=IF(ISTEXT([TXT.E158]);CONCATENATE(&quot;&quot;&quot;&quot;;SUBSTITUTE([TXT.E158];&quot; &quot;;&quot;_&quot;); &quot;&quot;&quot; =&gt; &quot;&quot;&quot;; [.E$1];[TXT.E158];&quot;&quot;&quot;,&quot;);&quot;&quot;)">
            <text:p/>
          </table:table-cell>
          <table:table-cell table:formula="of:=IF(ISTEXT([TXT.F158]);CONCATENATE(&quot;&quot;&quot;&quot;;SUBSTITUTE([TXT.F158];&quot; &quot;;&quot;_&quot;); &quot;&quot;&quot; =&gt; &quot;&quot;&quot;; [.F$1];[TXT.F158];&quot;&quot;&quot;,&quot;);&quot;&quot;)">
            <text:p/>
          </table:table-cell>
        </table:table-row>
        <table:table-row table:style-name="ro1">
          <table:table-cell table:formula="of:=IF(ISTEXT([TXT.A159]);CONCATENATE(&quot;&quot;&quot;&quot;;SUBSTITUTE([TXT.A159];&quot; &quot;;&quot;_&quot;); &quot;&quot;&quot; =&gt; &quot;&quot;&quot;; [.A$1];[TXT.A159];&quot;&quot;&quot;,&quot;);&quot;&quot;)">
            <text:p/>
          </table:table-cell>
          <table:table-cell table:formula="of:=IF(ISTEXT([TXT.B159]);CONCATENATE(&quot;&quot;&quot;&quot;;SUBSTITUTE([TXT.B159];&quot; &quot;;&quot;_&quot;); &quot;&quot;&quot; =&gt; &quot;&quot;&quot;; [.B$1];[TXT.B159];&quot;&quot;&quot;,&quot;);&quot;&quot;)">
            <text:p/>
          </table:table-cell>
          <table:table-cell table:formula="of:=IF(ISTEXT([TXT.C159]);CONCATENATE(&quot;&quot;&quot;&quot;;SUBSTITUTE([TXT.C159];&quot; &quot;;&quot;_&quot;); &quot;&quot;&quot; =&gt; &quot;&quot;&quot;; [.C$1];[TXT.C159];&quot;&quot;&quot;,&quot;);&quot;&quot;)" office:value-type="string" office:string-value="&quot;soil_biological_activity&quot; =&gt; &quot;&amp;nbsp;&amp;nbsp;&amp;nbsp;&amp;nbsp;soil biological activity&quot;,">
            <text:p>"soil_biological_activity" =&gt; "&amp;nbsp;&amp;nbsp;&amp;nbsp;&amp;nbsp;soil biological activity",</text:p>
          </table:table-cell>
          <table:table-cell table:formula="of:=IF(ISTEXT([TXT.D159]);CONCATENATE(&quot;&quot;&quot;&quot;;SUBSTITUTE([TXT.D159];&quot; &quot;;&quot;_&quot;); &quot;&quot;&quot; =&gt; &quot;&quot;&quot;; [.D$1];[TXT.D159];&quot;&quot;&quot;,&quot;);&quot;&quot;)">
            <text:p/>
          </table:table-cell>
          <table:table-cell table:formula="of:=IF(ISTEXT([TXT.E159]);CONCATENATE(&quot;&quot;&quot;&quot;;SUBSTITUTE([TXT.E159];&quot; &quot;;&quot;_&quot;); &quot;&quot;&quot; =&gt; &quot;&quot;&quot;; [.E$1];[TXT.E159];&quot;&quot;&quot;,&quot;);&quot;&quot;)">
            <text:p/>
          </table:table-cell>
          <table:table-cell table:formula="of:=IF(ISTEXT([TXT.F159]);CONCATENATE(&quot;&quot;&quot;&quot;;SUBSTITUTE([TXT.F159];&quot; &quot;;&quot;_&quot;); &quot;&quot;&quot; =&gt; &quot;&quot;&quot;; [.F$1];[TXT.F159];&quot;&quot;&quot;,&quot;);&quot;&quot;)">
            <text:p/>
          </table:table-cell>
        </table:table-row>
        <table:table-row table:style-name="ro1">
          <table:table-cell table:formula="of:=IF(ISTEXT([TXT.A160]);CONCATENATE(&quot;&quot;&quot;&quot;;SUBSTITUTE([TXT.A160];&quot; &quot;;&quot;_&quot;); &quot;&quot;&quot; =&gt; &quot;&quot;&quot;; [.A$1];[TXT.A160];&quot;&quot;&quot;,&quot;);&quot;&quot;)">
            <text:p/>
          </table:table-cell>
          <table:table-cell table:formula="of:=IF(ISTEXT([TXT.B160]);CONCATENATE(&quot;&quot;&quot;&quot;;SUBSTITUTE([TXT.B160];&quot; &quot;;&quot;_&quot;); &quot;&quot;&quot; =&gt; &quot;&quot;&quot;; [.B$1];[TXT.B160];&quot;&quot;&quot;,&quot;);&quot;&quot;)">
            <text:p/>
          </table:table-cell>
          <table:table-cell table:formula="of:=IF(ISTEXT([TXT.C160]);CONCATENATE(&quot;&quot;&quot;&quot;;SUBSTITUTE([TXT.C160];&quot; &quot;;&quot;_&quot;); &quot;&quot;&quot; =&gt; &quot;&quot;&quot;; [.C$1];[TXT.C160];&quot;&quot;&quot;,&quot;);&quot;&quot;)" office:value-type="string" office:string-value="&quot;soil_compaction&quot; =&gt; &quot;&amp;nbsp;&amp;nbsp;&amp;nbsp;&amp;nbsp;soil compaction&quot;,">
            <text:p>"soil_compaction" =&gt; "&amp;nbsp;&amp;nbsp;&amp;nbsp;&amp;nbsp;soil compaction",</text:p>
          </table:table-cell>
          <table:table-cell table:formula="of:=IF(ISTEXT([TXT.D160]);CONCATENATE(&quot;&quot;&quot;&quot;;SUBSTITUTE([TXT.D160];&quot; &quot;;&quot;_&quot;); &quot;&quot;&quot; =&gt; &quot;&quot;&quot;; [.D$1];[TXT.D160];&quot;&quot;&quot;,&quot;);&quot;&quot;)">
            <text:p/>
          </table:table-cell>
          <table:table-cell table:formula="of:=IF(ISTEXT([TXT.E160]);CONCATENATE(&quot;&quot;&quot;&quot;;SUBSTITUTE([TXT.E160];&quot; &quot;;&quot;_&quot;); &quot;&quot;&quot; =&gt; &quot;&quot;&quot;; [.E$1];[TXT.E160];&quot;&quot;&quot;,&quot;);&quot;&quot;)">
            <text:p/>
          </table:table-cell>
          <table:table-cell table:formula="of:=IF(ISTEXT([TXT.F160]);CONCATENATE(&quot;&quot;&quot;&quot;;SUBSTITUTE([TXT.F160];&quot; &quot;;&quot;_&quot;); &quot;&quot;&quot; =&gt; &quot;&quot;&quot;; [.F$1];[TXT.F160];&quot;&quot;&quot;,&quot;);&quot;&quot;)">
            <text:p/>
          </table:table-cell>
        </table:table-row>
        <table:table-row table:style-name="ro1">
          <table:table-cell table:formula="of:=IF(ISTEXT([TXT.A161]);CONCATENATE(&quot;&quot;&quot;&quot;;SUBSTITUTE([TXT.A161];&quot; &quot;;&quot;_&quot;); &quot;&quot;&quot; =&gt; &quot;&quot;&quot;; [.A$1];[TXT.A161];&quot;&quot;&quot;,&quot;);&quot;&quot;)">
            <text:p/>
          </table:table-cell>
          <table:table-cell table:formula="of:=IF(ISTEXT([TXT.B161]);CONCATENATE(&quot;&quot;&quot;&quot;;SUBSTITUTE([TXT.B161];&quot; &quot;;&quot;_&quot;); &quot;&quot;&quot; =&gt; &quot;&quot;&quot;; [.B$1];[TXT.B161];&quot;&quot;&quot;,&quot;);&quot;&quot;)">
            <text:p/>
          </table:table-cell>
          <table:table-cell table:formula="of:=IF(ISTEXT([TXT.C161]);CONCATENATE(&quot;&quot;&quot;&quot;;SUBSTITUTE([TXT.C161];&quot; &quot;;&quot;_&quot;); &quot;&quot;&quot; =&gt; &quot;&quot;&quot;; [.C$1];[TXT.C161];&quot;&quot;&quot;,&quot;);&quot;&quot;)" office:value-type="string" office:string-value="&quot;soil_conservation&quot; =&gt; &quot;&amp;nbsp;&amp;nbsp;&amp;nbsp;&amp;nbsp;soil conservation&quot;,">
            <text:p>"soil_conservation" =&gt; "&amp;nbsp;&amp;nbsp;&amp;nbsp;&amp;nbsp;soil conservation",</text:p>
          </table:table-cell>
          <table:table-cell table:formula="of:=IF(ISTEXT([TXT.D161]);CONCATENATE(&quot;&quot;&quot;&quot;;SUBSTITUTE([TXT.D161];&quot; &quot;;&quot;_&quot;); &quot;&quot;&quot; =&gt; &quot;&quot;&quot;; [.D$1];[TXT.D161];&quot;&quot;&quot;,&quot;);&quot;&quot;)">
            <text:p/>
          </table:table-cell>
          <table:table-cell table:formula="of:=IF(ISTEXT([TXT.E161]);CONCATENATE(&quot;&quot;&quot;&quot;;SUBSTITUTE([TXT.E161];&quot; &quot;;&quot;_&quot;); &quot;&quot;&quot; =&gt; &quot;&quot;&quot;; [.E$1];[TXT.E161];&quot;&quot;&quot;,&quot;);&quot;&quot;)">
            <text:p/>
          </table:table-cell>
          <table:table-cell table:formula="of:=IF(ISTEXT([TXT.F161]);CONCATENATE(&quot;&quot;&quot;&quot;;SUBSTITUTE([TXT.F161];&quot; &quot;;&quot;_&quot;); &quot;&quot;&quot; =&gt; &quot;&quot;&quot;; [.F$1];[TXT.F161];&quot;&quot;&quot;,&quot;);&quot;&quot;)">
            <text:p/>
          </table:table-cell>
        </table:table-row>
        <table:table-row table:style-name="ro1">
          <table:table-cell table:formula="of:=IF(ISTEXT([TXT.A162]);CONCATENATE(&quot;&quot;&quot;&quot;;SUBSTITUTE([TXT.A162];&quot; &quot;;&quot;_&quot;); &quot;&quot;&quot; =&gt; &quot;&quot;&quot;; [.A$1];[TXT.A162];&quot;&quot;&quot;,&quot;);&quot;&quot;)">
            <text:p/>
          </table:table-cell>
          <table:table-cell table:formula="of:=IF(ISTEXT([TXT.B162]);CONCATENATE(&quot;&quot;&quot;&quot;;SUBSTITUTE([TXT.B162];&quot; &quot;;&quot;_&quot;); &quot;&quot;&quot; =&gt; &quot;&quot;&quot;; [.B$1];[TXT.B162];&quot;&quot;&quot;,&quot;);&quot;&quot;)">
            <text:p/>
          </table:table-cell>
          <table:table-cell table:formula="of:=IF(ISTEXT([TXT.C162]);CONCATENATE(&quot;&quot;&quot;&quot;;SUBSTITUTE([TXT.C162];&quot; &quot;;&quot;_&quot;); &quot;&quot;&quot; =&gt; &quot;&quot;&quot;; [.C$1];[TXT.C162];&quot;&quot;&quot;,&quot;);&quot;&quot;)" office:value-type="string" office:string-value="&quot;soil_degradation&quot; =&gt; &quot;&amp;nbsp;&amp;nbsp;&amp;nbsp;&amp;nbsp;soil degradation&quot;,">
            <text:p>"soil_degradation" =&gt; "&amp;nbsp;&amp;nbsp;&amp;nbsp;&amp;nbsp;soil degradation",</text:p>
          </table:table-cell>
          <table:table-cell table:formula="of:=IF(ISTEXT([TXT.D162]);CONCATENATE(&quot;&quot;&quot;&quot;;SUBSTITUTE([TXT.D162];&quot; &quot;;&quot;_&quot;); &quot;&quot;&quot; =&gt; &quot;&quot;&quot;; [.D$1];[TXT.D162];&quot;&quot;&quot;,&quot;);&quot;&quot;)">
            <text:p/>
          </table:table-cell>
          <table:table-cell table:formula="of:=IF(ISTEXT([TXT.E162]);CONCATENATE(&quot;&quot;&quot;&quot;;SUBSTITUTE([TXT.E162];&quot; &quot;;&quot;_&quot;); &quot;&quot;&quot; =&gt; &quot;&quot;&quot;; [.E$1];[TXT.E162];&quot;&quot;&quot;,&quot;);&quot;&quot;)">
            <text:p/>
          </table:table-cell>
          <table:table-cell table:formula="of:=IF(ISTEXT([TXT.F162]);CONCATENATE(&quot;&quot;&quot;&quot;;SUBSTITUTE([TXT.F162];&quot; &quot;;&quot;_&quot;); &quot;&quot;&quot; =&gt; &quot;&quot;&quot;; [.F$1];[TXT.F162];&quot;&quot;&quot;,&quot;);&quot;&quot;)">
            <text:p/>
          </table:table-cell>
        </table:table-row>
        <table:table-row table:style-name="ro1">
          <table:table-cell table:formula="of:=IF(ISTEXT([TXT.A163]);CONCATENATE(&quot;&quot;&quot;&quot;;SUBSTITUTE([TXT.A163];&quot; &quot;;&quot;_&quot;); &quot;&quot;&quot; =&gt; &quot;&quot;&quot;; [.A$1];[TXT.A163];&quot;&quot;&quot;,&quot;);&quot;&quot;)">
            <text:p/>
          </table:table-cell>
          <table:table-cell table:formula="of:=IF(ISTEXT([TXT.B163]);CONCATENATE(&quot;&quot;&quot;&quot;;SUBSTITUTE([TXT.B163];&quot; &quot;;&quot;_&quot;); &quot;&quot;&quot; =&gt; &quot;&quot;&quot;; [.B$1];[TXT.B163];&quot;&quot;&quot;,&quot;);&quot;&quot;)">
            <text:p/>
          </table:table-cell>
          <table:table-cell table:formula="of:=IF(ISTEXT([TXT.C163]);CONCATENATE(&quot;&quot;&quot;&quot;;SUBSTITUTE([TXT.C163];&quot; &quot;;&quot;_&quot;); &quot;&quot;&quot; =&gt; &quot;&quot;&quot;; [.C$1];[TXT.C163];&quot;&quot;&quot;,&quot;);&quot;&quot;)" office:value-type="string" office:string-value="&quot;soil_erosion&quot; =&gt; &quot;&amp;nbsp;&amp;nbsp;&amp;nbsp;&amp;nbsp;soil erosion&quot;,">
            <text:p>"soil_erosion" =&gt; "&amp;nbsp;&amp;nbsp;&amp;nbsp;&amp;nbsp;soil erosion",</text:p>
          </table:table-cell>
          <table:table-cell table:formula="of:=IF(ISTEXT([TXT.D163]);CONCATENATE(&quot;&quot;&quot;&quot;;SUBSTITUTE([TXT.D163];&quot; &quot;;&quot;_&quot;); &quot;&quot;&quot; =&gt; &quot;&quot;&quot;; [.D$1];[TXT.D163];&quot;&quot;&quot;,&quot;);&quot;&quot;)">
            <text:p/>
          </table:table-cell>
          <table:table-cell table:formula="of:=IF(ISTEXT([TXT.E163]);CONCATENATE(&quot;&quot;&quot;&quot;;SUBSTITUTE([TXT.E163];&quot; &quot;;&quot;_&quot;); &quot;&quot;&quot; =&gt; &quot;&quot;&quot;; [.E$1];[TXT.E163];&quot;&quot;&quot;,&quot;);&quot;&quot;)">
            <text:p/>
          </table:table-cell>
          <table:table-cell table:formula="of:=IF(ISTEXT([TXT.F163]);CONCATENATE(&quot;&quot;&quot;&quot;;SUBSTITUTE([TXT.F163];&quot; &quot;;&quot;_&quot;); &quot;&quot;&quot; =&gt; &quot;&quot;&quot;; [.F$1];[TXT.F163];&quot;&quot;&quot;,&quot;);&quot;&quot;)">
            <text:p/>
          </table:table-cell>
        </table:table-row>
        <table:table-row table:style-name="ro1">
          <table:table-cell table:formula="of:=IF(ISTEXT([TXT.A164]);CONCATENATE(&quot;&quot;&quot;&quot;;SUBSTITUTE([TXT.A164];&quot; &quot;;&quot;_&quot;); &quot;&quot;&quot; =&gt; &quot;&quot;&quot;; [.A$1];[TXT.A164];&quot;&quot;&quot;,&quot;);&quot;&quot;)">
            <text:p/>
          </table:table-cell>
          <table:table-cell table:formula="of:=IF(ISTEXT([TXT.B164]);CONCATENATE(&quot;&quot;&quot;&quot;;SUBSTITUTE([TXT.B164];&quot; &quot;;&quot;_&quot;); &quot;&quot;&quot; =&gt; &quot;&quot;&quot;; [.B$1];[TXT.B164];&quot;&quot;&quot;,&quot;);&quot;&quot;)">
            <text:p/>
          </table:table-cell>
          <table:table-cell table:formula="of:=IF(ISTEXT([TXT.C164]);CONCATENATE(&quot;&quot;&quot;&quot;;SUBSTITUTE([TXT.C164];&quot; &quot;;&quot;_&quot;); &quot;&quot;&quot; =&gt; &quot;&quot;&quot;; [.C$1];[TXT.C164];&quot;&quot;&quot;,&quot;);&quot;&quot;)" office:value-type="string" office:string-value="&quot;soil_fertility&quot; =&gt; &quot;&amp;nbsp;&amp;nbsp;&amp;nbsp;&amp;nbsp;soil fertility&quot;,">
            <text:p>"soil_fertility" =&gt; "&amp;nbsp;&amp;nbsp;&amp;nbsp;&amp;nbsp;soil fertility",</text:p>
          </table:table-cell>
          <table:table-cell table:formula="of:=IF(ISTEXT([TXT.D164]);CONCATENATE(&quot;&quot;&quot;&quot;;SUBSTITUTE([TXT.D164];&quot; &quot;;&quot;_&quot;); &quot;&quot;&quot; =&gt; &quot;&quot;&quot;; [.D$1];[TXT.D164];&quot;&quot;&quot;,&quot;);&quot;&quot;)">
            <text:p/>
          </table:table-cell>
          <table:table-cell table:formula="of:=IF(ISTEXT([TXT.E164]);CONCATENATE(&quot;&quot;&quot;&quot;;SUBSTITUTE([TXT.E164];&quot; &quot;;&quot;_&quot;); &quot;&quot;&quot; =&gt; &quot;&quot;&quot;; [.E$1];[TXT.E164];&quot;&quot;&quot;,&quot;);&quot;&quot;)">
            <text:p/>
          </table:table-cell>
          <table:table-cell table:formula="of:=IF(ISTEXT([TXT.F164]);CONCATENATE(&quot;&quot;&quot;&quot;;SUBSTITUTE([TXT.F164];&quot; &quot;;&quot;_&quot;); &quot;&quot;&quot; =&gt; &quot;&quot;&quot;; [.F$1];[TXT.F164];&quot;&quot;&quot;,&quot;);&quot;&quot;)">
            <text:p/>
          </table:table-cell>
        </table:table-row>
        <table:table-row table:style-name="ro1">
          <table:table-cell table:formula="of:=IF(ISTEXT([TXT.A165]);CONCATENATE(&quot;&quot;&quot;&quot;;SUBSTITUTE([TXT.A165];&quot; &quot;;&quot;_&quot;); &quot;&quot;&quot; =&gt; &quot;&quot;&quot;; [.A$1];[TXT.A165];&quot;&quot;&quot;,&quot;);&quot;&quot;)">
            <text:p/>
          </table:table-cell>
          <table:table-cell table:formula="of:=IF(ISTEXT([TXT.B165]);CONCATENATE(&quot;&quot;&quot;&quot;;SUBSTITUTE([TXT.B165];&quot; &quot;;&quot;_&quot;); &quot;&quot;&quot; =&gt; &quot;&quot;&quot;; [.B$1];[TXT.B165];&quot;&quot;&quot;,&quot;);&quot;&quot;)">
            <text:p/>
          </table:table-cell>
          <table:table-cell table:formula="of:=IF(ISTEXT([TXT.C165]);CONCATENATE(&quot;&quot;&quot;&quot;;SUBSTITUTE([TXT.C165];&quot; &quot;;&quot;_&quot;); &quot;&quot;&quot; =&gt; &quot;&quot;&quot;; [.C$1];[TXT.C165];&quot;&quot;&quot;,&quot;);&quot;&quot;)" office:value-type="string" office:string-value="&quot;soil_health&quot; =&gt; &quot;&amp;nbsp;&amp;nbsp;&amp;nbsp;&amp;nbsp;soil health&quot;,">
            <text:p>"soil_health" =&gt; "&amp;nbsp;&amp;nbsp;&amp;nbsp;&amp;nbsp;soil health",</text:p>
          </table:table-cell>
          <table:table-cell table:formula="of:=IF(ISTEXT([TXT.D165]);CONCATENATE(&quot;&quot;&quot;&quot;;SUBSTITUTE([TXT.D165];&quot; &quot;;&quot;_&quot;); &quot;&quot;&quot; =&gt; &quot;&quot;&quot;; [.D$1];[TXT.D165];&quot;&quot;&quot;,&quot;);&quot;&quot;)">
            <text:p/>
          </table:table-cell>
          <table:table-cell table:formula="of:=IF(ISTEXT([TXT.E165]);CONCATENATE(&quot;&quot;&quot;&quot;;SUBSTITUTE([TXT.E165];&quot; &quot;;&quot;_&quot;); &quot;&quot;&quot; =&gt; &quot;&quot;&quot;; [.E$1];[TXT.E165];&quot;&quot;&quot;,&quot;);&quot;&quot;)">
            <text:p/>
          </table:table-cell>
          <table:table-cell table:formula="of:=IF(ISTEXT([TXT.F165]);CONCATENATE(&quot;&quot;&quot;&quot;;SUBSTITUTE([TXT.F165];&quot; &quot;;&quot;_&quot;); &quot;&quot;&quot; =&gt; &quot;&quot;&quot;; [.F$1];[TXT.F165];&quot;&quot;&quot;,&quot;);&quot;&quot;)">
            <text:p/>
          </table:table-cell>
        </table:table-row>
        <table:table-row table:style-name="ro1">
          <table:table-cell table:formula="of:=IF(ISTEXT([TXT.A166]);CONCATENATE(&quot;&quot;&quot;&quot;;SUBSTITUTE([TXT.A166];&quot; &quot;;&quot;_&quot;); &quot;&quot;&quot; =&gt; &quot;&quot;&quot;; [.A$1];[TXT.A166];&quot;&quot;&quot;,&quot;);&quot;&quot;)">
            <text:p/>
          </table:table-cell>
          <table:table-cell table:formula="of:=IF(ISTEXT([TXT.B166]);CONCATENATE(&quot;&quot;&quot;&quot;;SUBSTITUTE([TXT.B166];&quot; &quot;;&quot;_&quot;); &quot;&quot;&quot; =&gt; &quot;&quot;&quot;; [.B$1];[TXT.B166];&quot;&quot;&quot;,&quot;);&quot;&quot;)">
            <text:p/>
          </table:table-cell>
          <table:table-cell table:formula="of:=IF(ISTEXT([TXT.C166]);CONCATENATE(&quot;&quot;&quot;&quot;;SUBSTITUTE([TXT.C166];&quot; &quot;;&quot;_&quot;); &quot;&quot;&quot; =&gt; &quot;&quot;&quot;; [.C$1];[TXT.C166];&quot;&quot;&quot;,&quot;);&quot;&quot;)" office:value-type="string" office:string-value="&quot;soil_husbandry&quot; =&gt; &quot;&amp;nbsp;&amp;nbsp;&amp;nbsp;&amp;nbsp;soil husbandry&quot;,">
            <text:p>"soil_husbandry" =&gt; "&amp;nbsp;&amp;nbsp;&amp;nbsp;&amp;nbsp;soil husbandry",</text:p>
          </table:table-cell>
          <table:table-cell table:formula="of:=IF(ISTEXT([TXT.D166]);CONCATENATE(&quot;&quot;&quot;&quot;;SUBSTITUTE([TXT.D166];&quot; &quot;;&quot;_&quot;); &quot;&quot;&quot; =&gt; &quot;&quot;&quot;; [.D$1];[TXT.D166];&quot;&quot;&quot;,&quot;);&quot;&quot;)">
            <text:p/>
          </table:table-cell>
          <table:table-cell table:formula="of:=IF(ISTEXT([TXT.E166]);CONCATENATE(&quot;&quot;&quot;&quot;;SUBSTITUTE([TXT.E166];&quot; &quot;;&quot;_&quot;); &quot;&quot;&quot; =&gt; &quot;&quot;&quot;; [.E$1];[TXT.E166];&quot;&quot;&quot;,&quot;);&quot;&quot;)">
            <text:p/>
          </table:table-cell>
          <table:table-cell table:formula="of:=IF(ISTEXT([TXT.F166]);CONCATENATE(&quot;&quot;&quot;&quot;;SUBSTITUTE([TXT.F166];&quot; &quot;;&quot;_&quot;); &quot;&quot;&quot; =&gt; &quot;&quot;&quot;; [.F$1];[TXT.F166];&quot;&quot;&quot;,&quot;);&quot;&quot;)">
            <text:p/>
          </table:table-cell>
        </table:table-row>
        <table:table-row table:style-name="ro1">
          <table:table-cell table:formula="of:=IF(ISTEXT([TXT.A167]);CONCATENATE(&quot;&quot;&quot;&quot;;SUBSTITUTE([TXT.A167];&quot; &quot;;&quot;_&quot;); &quot;&quot;&quot; =&gt; &quot;&quot;&quot;; [.A$1];[TXT.A167];&quot;&quot;&quot;,&quot;);&quot;&quot;)">
            <text:p/>
          </table:table-cell>
          <table:table-cell table:formula="of:=IF(ISTEXT([TXT.B167]);CONCATENATE(&quot;&quot;&quot;&quot;;SUBSTITUTE([TXT.B167];&quot; &quot;;&quot;_&quot;); &quot;&quot;&quot; =&gt; &quot;&quot;&quot;; [.B$1];[TXT.B167];&quot;&quot;&quot;,&quot;);&quot;&quot;)">
            <text:p/>
          </table:table-cell>
          <table:table-cell table:formula="of:=IF(ISTEXT([TXT.C167]);CONCATENATE(&quot;&quot;&quot;&quot;;SUBSTITUTE([TXT.C167];&quot; &quot;;&quot;_&quot;); &quot;&quot;&quot; =&gt; &quot;&quot;&quot;; [.C$1];[TXT.C167];&quot;&quot;&quot;,&quot;);&quot;&quot;)" office:value-type="string" office:string-value="&quot;soil_structure&quot; =&gt; &quot;&amp;nbsp;&amp;nbsp;&amp;nbsp;&amp;nbsp;soil structure&quot;,">
            <text:p>"soil_structure" =&gt; "&amp;nbsp;&amp;nbsp;&amp;nbsp;&amp;nbsp;soil structure",</text:p>
          </table:table-cell>
          <table:table-cell table:formula="of:=IF(ISTEXT([TXT.D167]);CONCATENATE(&quot;&quot;&quot;&quot;;SUBSTITUTE([TXT.D167];&quot; &quot;;&quot;_&quot;); &quot;&quot;&quot; =&gt; &quot;&quot;&quot;; [.D$1];[TXT.D167];&quot;&quot;&quot;,&quot;);&quot;&quot;)">
            <text:p/>
          </table:table-cell>
          <table:table-cell table:formula="of:=IF(ISTEXT([TXT.E167]);CONCATENATE(&quot;&quot;&quot;&quot;;SUBSTITUTE([TXT.E167];&quot; &quot;;&quot;_&quot;); &quot;&quot;&quot; =&gt; &quot;&quot;&quot;; [.E$1];[TXT.E167];&quot;&quot;&quot;,&quot;);&quot;&quot;)">
            <text:p/>
          </table:table-cell>
          <table:table-cell table:formula="of:=IF(ISTEXT([TXT.F167]);CONCATENATE(&quot;&quot;&quot;&quot;;SUBSTITUTE([TXT.F167];&quot; &quot;;&quot;_&quot;); &quot;&quot;&quot; =&gt; &quot;&quot;&quot;; [.F$1];[TXT.F167];&quot;&quot;&quot;,&quot;);&quot;&quot;)">
            <text:p/>
          </table:table-cell>
        </table:table-row>
        <table:table-row table:style-name="ro1">
          <table:table-cell table:formula="of:=IF(ISTEXT([TXT.A168]);CONCATENATE(&quot;&quot;&quot;&quot;;SUBSTITUTE([TXT.A168];&quot; &quot;;&quot;_&quot;); &quot;&quot;&quot; =&gt; &quot;&quot;&quot;; [.A$1];[TXT.A168];&quot;&quot;&quot;,&quot;);&quot;&quot;)">
            <text:p/>
          </table:table-cell>
          <table:table-cell table:formula="of:=IF(ISTEXT([TXT.B168]);CONCATENATE(&quot;&quot;&quot;&quot;;SUBSTITUTE([TXT.B168];&quot; &quot;;&quot;_&quot;); &quot;&quot;&quot; =&gt; &quot;&quot;&quot;; [.B$1];[TXT.B168];&quot;&quot;&quot;,&quot;);&quot;&quot;)" office:value-type="string" office:string-value="&quot;transport_issue&quot; =&gt; &quot;&amp;nbsp;&amp;nbsp;transport issue&quot;,">
            <text:p>"transport_issue" =&gt; "&amp;nbsp;&amp;nbsp;transport issue",</text:p>
          </table:table-cell>
          <table:table-cell table:formula="of:=IF(ISTEXT([TXT.C168]);CONCATENATE(&quot;&quot;&quot;&quot;;SUBSTITUTE([TXT.C168];&quot; &quot;;&quot;_&quot;); &quot;&quot;&quot; =&gt; &quot;&quot;&quot;; [.C$1];[TXT.C168];&quot;&quot;&quot;,&quot;);&quot;&quot;)">
            <text:p/>
          </table:table-cell>
          <table:table-cell table:formula="of:=IF(ISTEXT([TXT.D168]);CONCATENATE(&quot;&quot;&quot;&quot;;SUBSTITUTE([TXT.D168];&quot; &quot;;&quot;_&quot;); &quot;&quot;&quot; =&gt; &quot;&quot;&quot;; [.D$1];[TXT.D168];&quot;&quot;&quot;,&quot;);&quot;&quot;)">
            <text:p/>
          </table:table-cell>
          <table:table-cell table:formula="of:=IF(ISTEXT([TXT.E168]);CONCATENATE(&quot;&quot;&quot;&quot;;SUBSTITUTE([TXT.E168];&quot; &quot;;&quot;_&quot;); &quot;&quot;&quot; =&gt; &quot;&quot;&quot;; [.E$1];[TXT.E168];&quot;&quot;&quot;,&quot;);&quot;&quot;)">
            <text:p/>
          </table:table-cell>
          <table:table-cell table:formula="of:=IF(ISTEXT([TXT.F168]);CONCATENATE(&quot;&quot;&quot;&quot;;SUBSTITUTE([TXT.F168];&quot; &quot;;&quot;_&quot;); &quot;&quot;&quot; =&gt; &quot;&quot;&quot;; [.F$1];[TXT.F168];&quot;&quot;&quot;,&quot;);&quot;&quot;)">
            <text:p/>
          </table:table-cell>
        </table:table-row>
        <table:table-row table:style-name="ro1">
          <table:table-cell table:formula="of:=IF(ISTEXT([TXT.A169]);CONCATENATE(&quot;&quot;&quot;&quot;;SUBSTITUTE([TXT.A169];&quot; &quot;;&quot;_&quot;); &quot;&quot;&quot; =&gt; &quot;&quot;&quot;; [.A$1];[TXT.A169];&quot;&quot;&quot;,&quot;);&quot;&quot;)">
            <text:p/>
          </table:table-cell>
          <table:table-cell table:formula="of:=IF(ISTEXT([TXT.B169]);CONCATENATE(&quot;&quot;&quot;&quot;;SUBSTITUTE([TXT.B169];&quot; &quot;;&quot;_&quot;); &quot;&quot;&quot; =&gt; &quot;&quot;&quot;; [.B$1];[TXT.B169];&quot;&quot;&quot;,&quot;);&quot;&quot;)">
            <text:p/>
          </table:table-cell>
          <table:table-cell table:formula="of:=IF(ISTEXT([TXT.C169]);CONCATENATE(&quot;&quot;&quot;&quot;;SUBSTITUTE([TXT.C169];&quot; &quot;;&quot;_&quot;); &quot;&quot;&quot; =&gt; &quot;&quot;&quot;; [.C$1];[TXT.C169];&quot;&quot;&quot;,&quot;);&quot;&quot;)" office:value-type="string" office:string-value="&quot;transport_of_animals&quot; =&gt; &quot;&amp;nbsp;&amp;nbsp;&amp;nbsp;&amp;nbsp;transport of animals&quot;,">
            <text:p>"transport_of_animals" =&gt; "&amp;nbsp;&amp;nbsp;&amp;nbsp;&amp;nbsp;transport of animals",</text:p>
          </table:table-cell>
          <table:table-cell table:formula="of:=IF(ISTEXT([TXT.D169]);CONCATENATE(&quot;&quot;&quot;&quot;;SUBSTITUTE([TXT.D169];&quot; &quot;;&quot;_&quot;); &quot;&quot;&quot; =&gt; &quot;&quot;&quot;; [.D$1];[TXT.D169];&quot;&quot;&quot;,&quot;);&quot;&quot;)">
            <text:p/>
          </table:table-cell>
          <table:table-cell table:formula="of:=IF(ISTEXT([TXT.E169]);CONCATENATE(&quot;&quot;&quot;&quot;;SUBSTITUTE([TXT.E169];&quot; &quot;;&quot;_&quot;); &quot;&quot;&quot; =&gt; &quot;&quot;&quot;; [.E$1];[TXT.E169];&quot;&quot;&quot;,&quot;);&quot;&quot;)">
            <text:p/>
          </table:table-cell>
          <table:table-cell table:formula="of:=IF(ISTEXT([TXT.F169]);CONCATENATE(&quot;&quot;&quot;&quot;;SUBSTITUTE([TXT.F169];&quot; &quot;;&quot;_&quot;); &quot;&quot;&quot; =&gt; &quot;&quot;&quot;; [.F$1];[TXT.F169];&quot;&quot;&quot;,&quot;);&quot;&quot;)">
            <text:p/>
          </table:table-cell>
        </table:table-row>
        <table:table-row table:style-name="ro1">
          <table:table-cell table:formula="of:=IF(ISTEXT([TXT.A170]);CONCATENATE(&quot;&quot;&quot;&quot;;SUBSTITUTE([TXT.A170];&quot; &quot;;&quot;_&quot;); &quot;&quot;&quot; =&gt; &quot;&quot;&quot;; [.A$1];[TXT.A170];&quot;&quot;&quot;,&quot;);&quot;&quot;)">
            <text:p/>
          </table:table-cell>
          <table:table-cell table:formula="of:=IF(ISTEXT([TXT.B170]);CONCATENATE(&quot;&quot;&quot;&quot;;SUBSTITUTE([TXT.B170];&quot; &quot;;&quot;_&quot;); &quot;&quot;&quot; =&gt; &quot;&quot;&quot;; [.B$1];[TXT.B170];&quot;&quot;&quot;,&quot;);&quot;&quot;)">
            <text:p/>
          </table:table-cell>
          <table:table-cell table:formula="of:=IF(ISTEXT([TXT.C170]);CONCATENATE(&quot;&quot;&quot;&quot;;SUBSTITUTE([TXT.C170];&quot; &quot;;&quot;_&quot;); &quot;&quot;&quot; =&gt; &quot;&quot;&quot;; [.C$1];[TXT.C170];&quot;&quot;&quot;,&quot;);&quot;&quot;)" office:value-type="string" office:string-value="&quot;transport_of_products&quot; =&gt; &quot;&amp;nbsp;&amp;nbsp;&amp;nbsp;&amp;nbsp;transport of products&quot;,">
            <text:p>"transport_of_products" =&gt; "&amp;nbsp;&amp;nbsp;&amp;nbsp;&amp;nbsp;transport of products",</text:p>
          </table:table-cell>
          <table:table-cell table:formula="of:=IF(ISTEXT([TXT.D170]);CONCATENATE(&quot;&quot;&quot;&quot;;SUBSTITUTE([TXT.D170];&quot; &quot;;&quot;_&quot;); &quot;&quot;&quot; =&gt; &quot;&quot;&quot;; [.D$1];[TXT.D170];&quot;&quot;&quot;,&quot;);&quot;&quot;)">
            <text:p/>
          </table:table-cell>
          <table:table-cell table:formula="of:=IF(ISTEXT([TXT.E170]);CONCATENATE(&quot;&quot;&quot;&quot;;SUBSTITUTE([TXT.E170];&quot; &quot;;&quot;_&quot;); &quot;&quot;&quot; =&gt; &quot;&quot;&quot;; [.E$1];[TXT.E170];&quot;&quot;&quot;,&quot;);&quot;&quot;)">
            <text:p/>
          </table:table-cell>
          <table:table-cell table:formula="of:=IF(ISTEXT([TXT.F170]);CONCATENATE(&quot;&quot;&quot;&quot;;SUBSTITUTE([TXT.F170];&quot; &quot;;&quot;_&quot;); &quot;&quot;&quot; =&gt; &quot;&quot;&quot;; [.F$1];[TXT.F170];&quot;&quot;&quot;,&quot;);&quot;&quot;)">
            <text:p/>
          </table:table-cell>
        </table:table-row>
        <table:table-row table:style-name="ro1">
          <table:table-cell table:formula="of:=IF(ISTEXT([TXT.A171]);CONCATENATE(&quot;&quot;&quot;&quot;;SUBSTITUTE([TXT.A171];&quot; &quot;;&quot;_&quot;); &quot;&quot;&quot; =&gt; &quot;&quot;&quot;; [.A$1];[TXT.A171];&quot;&quot;&quot;,&quot;);&quot;&quot;)">
            <text:p/>
          </table:table-cell>
          <table:table-cell table:formula="of:=IF(ISTEXT([TXT.B171]);CONCATENATE(&quot;&quot;&quot;&quot;;SUBSTITUTE([TXT.B171];&quot; &quot;;&quot;_&quot;); &quot;&quot;&quot; =&gt; &quot;&quot;&quot;; [.B$1];[TXT.B171];&quot;&quot;&quot;,&quot;);&quot;&quot;)" office:value-type="string" office:string-value="&quot;waste_management_issue&quot; =&gt; &quot;&amp;nbsp;&amp;nbsp;waste management issue&quot;,">
            <text:p>"waste_management_issue" =&gt; "&amp;nbsp;&amp;nbsp;waste management issue",</text:p>
          </table:table-cell>
          <table:table-cell table:formula="of:=IF(ISTEXT([TXT.C171]);CONCATENATE(&quot;&quot;&quot;&quot;;SUBSTITUTE([TXT.C171];&quot; &quot;;&quot;_&quot;); &quot;&quot;&quot; =&gt; &quot;&quot;&quot;; [.C$1];[TXT.C171];&quot;&quot;&quot;,&quot;);&quot;&quot;)">
            <text:p/>
          </table:table-cell>
          <table:table-cell table:formula="of:=IF(ISTEXT([TXT.D171]);CONCATENATE(&quot;&quot;&quot;&quot;;SUBSTITUTE([TXT.D171];&quot; &quot;;&quot;_&quot;); &quot;&quot;&quot; =&gt; &quot;&quot;&quot;; [.D$1];[TXT.D171];&quot;&quot;&quot;,&quot;);&quot;&quot;)">
            <text:p/>
          </table:table-cell>
          <table:table-cell table:formula="of:=IF(ISTEXT([TXT.E171]);CONCATENATE(&quot;&quot;&quot;&quot;;SUBSTITUTE([TXT.E171];&quot; &quot;;&quot;_&quot;); &quot;&quot;&quot; =&gt; &quot;&quot;&quot;; [.E$1];[TXT.E171];&quot;&quot;&quot;,&quot;);&quot;&quot;)">
            <text:p/>
          </table:table-cell>
          <table:table-cell table:formula="of:=IF(ISTEXT([TXT.F171]);CONCATENATE(&quot;&quot;&quot;&quot;;SUBSTITUTE([TXT.F171];&quot; &quot;;&quot;_&quot;); &quot;&quot;&quot; =&gt; &quot;&quot;&quot;; [.F$1];[TXT.F171];&quot;&quot;&quot;,&quot;);&quot;&quot;)">
            <text:p/>
          </table:table-cell>
        </table:table-row>
        <table:table-row table:style-name="ro1">
          <table:table-cell table:formula="of:=IF(ISTEXT([TXT.A172]);CONCATENATE(&quot;&quot;&quot;&quot;;SUBSTITUTE([TXT.A172];&quot; &quot;;&quot;_&quot;); &quot;&quot;&quot; =&gt; &quot;&quot;&quot;; [.A$1];[TXT.A172];&quot;&quot;&quot;,&quot;);&quot;&quot;)">
            <text:p/>
          </table:table-cell>
          <table:table-cell table:formula="of:=IF(ISTEXT([TXT.B172]);CONCATENATE(&quot;&quot;&quot;&quot;;SUBSTITUTE([TXT.B172];&quot; &quot;;&quot;_&quot;); &quot;&quot;&quot; =&gt; &quot;&quot;&quot;; [.B$1];[TXT.B172];&quot;&quot;&quot;,&quot;);&quot;&quot;)">
            <text:p/>
          </table:table-cell>
          <table:table-cell table:formula="of:=IF(ISTEXT([TXT.C172]);CONCATENATE(&quot;&quot;&quot;&quot;;SUBSTITUTE([TXT.C172];&quot; &quot;;&quot;_&quot;); &quot;&quot;&quot; =&gt; &quot;&quot;&quot;; [.C$1];[TXT.C172];&quot;&quot;&quot;,&quot;);&quot;&quot;)" office:value-type="string" office:string-value="&quot;biosolids&quot; =&gt; &quot;&amp;nbsp;&amp;nbsp;&amp;nbsp;&amp;nbsp;biosolids&quot;,">
            <text:p>"biosolids" =&gt; "&amp;nbsp;&amp;nbsp;&amp;nbsp;&amp;nbsp;biosolids",</text:p>
          </table:table-cell>
          <table:table-cell table:formula="of:=IF(ISTEXT([TXT.D172]);CONCATENATE(&quot;&quot;&quot;&quot;;SUBSTITUTE([TXT.D172];&quot; &quot;;&quot;_&quot;); &quot;&quot;&quot; =&gt; &quot;&quot;&quot;; [.D$1];[TXT.D172];&quot;&quot;&quot;,&quot;);&quot;&quot;)">
            <text:p/>
          </table:table-cell>
          <table:table-cell table:formula="of:=IF(ISTEXT([TXT.E172]);CONCATENATE(&quot;&quot;&quot;&quot;;SUBSTITUTE([TXT.E172];&quot; &quot;;&quot;_&quot;); &quot;&quot;&quot; =&gt; &quot;&quot;&quot;; [.E$1];[TXT.E172];&quot;&quot;&quot;,&quot;);&quot;&quot;)">
            <text:p/>
          </table:table-cell>
          <table:table-cell table:formula="of:=IF(ISTEXT([TXT.F172]);CONCATENATE(&quot;&quot;&quot;&quot;;SUBSTITUTE([TXT.F172];&quot; &quot;;&quot;_&quot;); &quot;&quot;&quot; =&gt; &quot;&quot;&quot;; [.F$1];[TXT.F172];&quot;&quot;&quot;,&quot;);&quot;&quot;)">
            <text:p/>
          </table:table-cell>
        </table:table-row>
        <table:table-row table:style-name="ro1">
          <table:table-cell table:formula="of:=IF(ISTEXT([TXT.A173]);CONCATENATE(&quot;&quot;&quot;&quot;;SUBSTITUTE([TXT.A173];&quot; &quot;;&quot;_&quot;); &quot;&quot;&quot; =&gt; &quot;&quot;&quot;; [.A$1];[TXT.A173];&quot;&quot;&quot;,&quot;);&quot;&quot;)">
            <text:p/>
          </table:table-cell>
          <table:table-cell table:formula="of:=IF(ISTEXT([TXT.B173]);CONCATENATE(&quot;&quot;&quot;&quot;;SUBSTITUTE([TXT.B173];&quot; &quot;;&quot;_&quot;); &quot;&quot;&quot; =&gt; &quot;&quot;&quot;; [.B$1];[TXT.B173];&quot;&quot;&quot;,&quot;);&quot;&quot;)">
            <text:p/>
          </table:table-cell>
          <table:table-cell table:formula="of:=IF(ISTEXT([TXT.C173]);CONCATENATE(&quot;&quot;&quot;&quot;;SUBSTITUTE([TXT.C173];&quot; &quot;;&quot;_&quot;); &quot;&quot;&quot; =&gt; &quot;&quot;&quot;; [.C$1];[TXT.C173];&quot;&quot;&quot;,&quot;);&quot;&quot;)" office:value-type="string" office:string-value="&quot;recycling&quot; =&gt; &quot;&amp;nbsp;&amp;nbsp;&amp;nbsp;&amp;nbsp;recycling&quot;,">
            <text:p>"recycling" =&gt; "&amp;nbsp;&amp;nbsp;&amp;nbsp;&amp;nbsp;recycling",</text:p>
          </table:table-cell>
          <table:table-cell table:formula="of:=IF(ISTEXT([TXT.D173]);CONCATENATE(&quot;&quot;&quot;&quot;;SUBSTITUTE([TXT.D173];&quot; &quot;;&quot;_&quot;); &quot;&quot;&quot; =&gt; &quot;&quot;&quot;; [.D$1];[TXT.D173];&quot;&quot;&quot;,&quot;);&quot;&quot;)">
            <text:p/>
          </table:table-cell>
          <table:table-cell table:formula="of:=IF(ISTEXT([TXT.E173]);CONCATENATE(&quot;&quot;&quot;&quot;;SUBSTITUTE([TXT.E173];&quot; &quot;;&quot;_&quot;); &quot;&quot;&quot; =&gt; &quot;&quot;&quot;; [.E$1];[TXT.E173];&quot;&quot;&quot;,&quot;);&quot;&quot;)">
            <text:p/>
          </table:table-cell>
          <table:table-cell table:formula="of:=IF(ISTEXT([TXT.F173]);CONCATENATE(&quot;&quot;&quot;&quot;;SUBSTITUTE([TXT.F173];&quot; &quot;;&quot;_&quot;); &quot;&quot;&quot; =&gt; &quot;&quot;&quot;; [.F$1];[TXT.F173];&quot;&quot;&quot;,&quot;);&quot;&quot;)">
            <text:p/>
          </table:table-cell>
        </table:table-row>
        <table:table-row table:style-name="ro1">
          <table:table-cell table:formula="of:=IF(ISTEXT([TXT.A174]);CONCATENATE(&quot;&quot;&quot;&quot;;SUBSTITUTE([TXT.A174];&quot; &quot;;&quot;_&quot;); &quot;&quot;&quot; =&gt; &quot;&quot;&quot;; [.A$1];[TXT.A174];&quot;&quot;&quot;,&quot;);&quot;&quot;)">
            <text:p/>
          </table:table-cell>
          <table:table-cell table:formula="of:=IF(ISTEXT([TXT.B174]);CONCATENATE(&quot;&quot;&quot;&quot;;SUBSTITUTE([TXT.B174];&quot; &quot;;&quot;_&quot;); &quot;&quot;&quot; =&gt; &quot;&quot;&quot;; [.B$1];[TXT.B174];&quot;&quot;&quot;,&quot;);&quot;&quot;)">
            <text:p/>
          </table:table-cell>
          <table:table-cell table:formula="of:=IF(ISTEXT([TXT.C174]);CONCATENATE(&quot;&quot;&quot;&quot;;SUBSTITUTE([TXT.C174];&quot; &quot;;&quot;_&quot;); &quot;&quot;&quot; =&gt; &quot;&quot;&quot;; [.C$1];[TXT.C174];&quot;&quot;&quot;,&quot;);&quot;&quot;)" office:value-type="string" office:string-value="&quot;slaughter_house_waste&quot; =&gt; &quot;&amp;nbsp;&amp;nbsp;&amp;nbsp;&amp;nbsp;slaughter house waste&quot;,">
            <text:p>"slaughter_house_waste" =&gt; "&amp;nbsp;&amp;nbsp;&amp;nbsp;&amp;nbsp;slaughter house waste",</text:p>
          </table:table-cell>
          <table:table-cell table:formula="of:=IF(ISTEXT([TXT.D174]);CONCATENATE(&quot;&quot;&quot;&quot;;SUBSTITUTE([TXT.D174];&quot; &quot;;&quot;_&quot;); &quot;&quot;&quot; =&gt; &quot;&quot;&quot;; [.D$1];[TXT.D174];&quot;&quot;&quot;,&quot;);&quot;&quot;)">
            <text:p/>
          </table:table-cell>
          <table:table-cell table:formula="of:=IF(ISTEXT([TXT.E174]);CONCATENATE(&quot;&quot;&quot;&quot;;SUBSTITUTE([TXT.E174];&quot; &quot;;&quot;_&quot;); &quot;&quot;&quot; =&gt; &quot;&quot;&quot;; [.E$1];[TXT.E174];&quot;&quot;&quot;,&quot;);&quot;&quot;)">
            <text:p/>
          </table:table-cell>
          <table:table-cell table:formula="of:=IF(ISTEXT([TXT.F174]);CONCATENATE(&quot;&quot;&quot;&quot;;SUBSTITUTE([TXT.F174];&quot; &quot;;&quot;_&quot;); &quot;&quot;&quot; =&gt; &quot;&quot;&quot;; [.F$1];[TXT.F174];&quot;&quot;&quot;,&quot;);&quot;&quot;)">
            <text:p/>
          </table:table-cell>
        </table:table-row>
        <table:table-row table:style-name="ro1">
          <table:table-cell table:formula="of:=IF(ISTEXT([TXT.A175]);CONCATENATE(&quot;&quot;&quot;&quot;;SUBSTITUTE([TXT.A175];&quot; &quot;;&quot;_&quot;); &quot;&quot;&quot; =&gt; &quot;&quot;&quot;; [.A$1];[TXT.A175];&quot;&quot;&quot;,&quot;);&quot;&quot;)" office:value-type="string" office:string-value="&quot;Method&quot; =&gt; &quot;Method&quot;,">
            <text:p>"Method" =&gt; "Method",</text:p>
          </table:table-cell>
          <table:table-cell table:formula="of:=IF(ISTEXT([TXT.B175]);CONCATENATE(&quot;&quot;&quot;&quot;;SUBSTITUTE([TXT.B175];&quot; &quot;;&quot;_&quot;); &quot;&quot;&quot; =&gt; &quot;&quot;&quot;; [.B$1];[TXT.B175];&quot;&quot;&quot;,&quot;);&quot;&quot;)">
            <text:p/>
          </table:table-cell>
          <table:table-cell table:formula="of:=IF(ISTEXT([TXT.C175]);CONCATENATE(&quot;&quot;&quot;&quot;;SUBSTITUTE([TXT.C175];&quot; &quot;;&quot;_&quot;); &quot;&quot;&quot; =&gt; &quot;&quot;&quot;; [.C$1];[TXT.C175];&quot;&quot;&quot;,&quot;);&quot;&quot;)">
            <text:p/>
          </table:table-cell>
          <table:table-cell table:formula="of:=IF(ISTEXT([TXT.D175]);CONCATENATE(&quot;&quot;&quot;&quot;;SUBSTITUTE([TXT.D175];&quot; &quot;;&quot;_&quot;); &quot;&quot;&quot; =&gt; &quot;&quot;&quot;; [.D$1];[TXT.D175];&quot;&quot;&quot;,&quot;);&quot;&quot;)">
            <text:p/>
          </table:table-cell>
          <table:table-cell table:formula="of:=IF(ISTEXT([TXT.E175]);CONCATENATE(&quot;&quot;&quot;&quot;;SUBSTITUTE([TXT.E175];&quot; &quot;;&quot;_&quot;); &quot;&quot;&quot; =&gt; &quot;&quot;&quot;; [.E$1];[TXT.E175];&quot;&quot;&quot;,&quot;);&quot;&quot;)">
            <text:p/>
          </table:table-cell>
          <table:table-cell table:formula="of:=IF(ISTEXT([TXT.F175]);CONCATENATE(&quot;&quot;&quot;&quot;;SUBSTITUTE([TXT.F175];&quot; &quot;;&quot;_&quot;); &quot;&quot;&quot; =&gt; &quot;&quot;&quot;; [.F$1];[TXT.F175];&quot;&quot;&quot;,&quot;);&quot;&quot;)">
            <text:p/>
          </table:table-cell>
        </table:table-row>
        <table:table-row table:style-name="ro1">
          <table:table-cell table:formula="of:=IF(ISTEXT([TXT.A176]);CONCATENATE(&quot;&quot;&quot;&quot;;SUBSTITUTE([TXT.A176];&quot; &quot;;&quot;_&quot;); &quot;&quot;&quot; =&gt; &quot;&quot;&quot;; [.A$1];[TXT.A176];&quot;&quot;&quot;,&quot;);&quot;&quot;)">
            <text:p/>
          </table:table-cell>
          <table:table-cell table:formula="of:=IF(ISTEXT([TXT.B176]);CONCATENATE(&quot;&quot;&quot;&quot;;SUBSTITUTE([TXT.B176];&quot; &quot;;&quot;_&quot;); &quot;&quot;&quot; =&gt; &quot;&quot;&quot;; [.B$1];[TXT.B176];&quot;&quot;&quot;,&quot;);&quot;&quot;)" office:value-type="string" office:string-value="&quot;agricultural_method&quot; =&gt; &quot;&amp;nbsp;&amp;nbsp;agricultural method&quot;,">
            <text:p>"agricultural_method" =&gt; "&amp;nbsp;&amp;nbsp;agricultural method",</text:p>
          </table:table-cell>
          <table:table-cell table:formula="of:=IF(ISTEXT([TXT.C176]);CONCATENATE(&quot;&quot;&quot;&quot;;SUBSTITUTE([TXT.C176];&quot; &quot;;&quot;_&quot;); &quot;&quot;&quot; =&gt; &quot;&quot;&quot;; [.C$1];[TXT.C176];&quot;&quot;&quot;,&quot;);&quot;&quot;)">
            <text:p/>
          </table:table-cell>
          <table:table-cell table:formula="of:=IF(ISTEXT([TXT.D176]);CONCATENATE(&quot;&quot;&quot;&quot;;SUBSTITUTE([TXT.D176];&quot; &quot;;&quot;_&quot;); &quot;&quot;&quot; =&gt; &quot;&quot;&quot;; [.D$1];[TXT.D176];&quot;&quot;&quot;,&quot;);&quot;&quot;)">
            <text:p/>
          </table:table-cell>
          <table:table-cell table:formula="of:=IF(ISTEXT([TXT.E176]);CONCATENATE(&quot;&quot;&quot;&quot;;SUBSTITUTE([TXT.E176];&quot; &quot;;&quot;_&quot;); &quot;&quot;&quot; =&gt; &quot;&quot;&quot;; [.E$1];[TXT.E176];&quot;&quot;&quot;,&quot;);&quot;&quot;)">
            <text:p/>
          </table:table-cell>
          <table:table-cell table:formula="of:=IF(ISTEXT([TXT.F176]);CONCATENATE(&quot;&quot;&quot;&quot;;SUBSTITUTE([TXT.F176];&quot; &quot;;&quot;_&quot;); &quot;&quot;&quot; =&gt; &quot;&quot;&quot;; [.F$1];[TXT.F176];&quot;&quot;&quot;,&quot;);&quot;&quot;)">
            <text:p/>
          </table:table-cell>
        </table:table-row>
        <table:table-row table:style-name="ro1">
          <table:table-cell table:formula="of:=IF(ISTEXT([TXT.A177]);CONCATENATE(&quot;&quot;&quot;&quot;;SUBSTITUTE([TXT.A177];&quot; &quot;;&quot;_&quot;); &quot;&quot;&quot; =&gt; &quot;&quot;&quot;; [.A$1];[TXT.A177];&quot;&quot;&quot;,&quot;);&quot;&quot;)">
            <text:p/>
          </table:table-cell>
          <table:table-cell table:formula="of:=IF(ISTEXT([TXT.B177]);CONCATENATE(&quot;&quot;&quot;&quot;;SUBSTITUTE([TXT.B177];&quot; &quot;;&quot;_&quot;); &quot;&quot;&quot; =&gt; &quot;&quot;&quot;; [.B$1];[TXT.B177];&quot;&quot;&quot;,&quot;);&quot;&quot;)">
            <text:p/>
          </table:table-cell>
          <table:table-cell table:formula="of:=IF(ISTEXT([TXT.C177]);CONCATENATE(&quot;&quot;&quot;&quot;;SUBSTITUTE([TXT.C177];&quot; &quot;;&quot;_&quot;); &quot;&quot;&quot; =&gt; &quot;&quot;&quot;; [.C$1];[TXT.C177];&quot;&quot;&quot;,&quot;);&quot;&quot;)" office:value-type="string" office:string-value="&quot;alternative_farming&quot; =&gt; &quot;&amp;nbsp;&amp;nbsp;&amp;nbsp;&amp;nbsp;alternative farming&quot;,">
            <text:p>"alternative_farming" =&gt; "&amp;nbsp;&amp;nbsp;&amp;nbsp;&amp;nbsp;alternative farming",</text:p>
          </table:table-cell>
          <table:table-cell table:formula="of:=IF(ISTEXT([TXT.D177]);CONCATENATE(&quot;&quot;&quot;&quot;;SUBSTITUTE([TXT.D177];&quot; &quot;;&quot;_&quot;); &quot;&quot;&quot; =&gt; &quot;&quot;&quot;; [.D$1];[TXT.D177];&quot;&quot;&quot;,&quot;);&quot;&quot;)">
            <text:p/>
          </table:table-cell>
          <table:table-cell table:formula="of:=IF(ISTEXT([TXT.E177]);CONCATENATE(&quot;&quot;&quot;&quot;;SUBSTITUTE([TXT.E177];&quot; &quot;;&quot;_&quot;); &quot;&quot;&quot; =&gt; &quot;&quot;&quot;; [.E$1];[TXT.E177];&quot;&quot;&quot;,&quot;);&quot;&quot;)">
            <text:p/>
          </table:table-cell>
          <table:table-cell table:formula="of:=IF(ISTEXT([TXT.F177]);CONCATENATE(&quot;&quot;&quot;&quot;;SUBSTITUTE([TXT.F177];&quot; &quot;;&quot;_&quot;); &quot;&quot;&quot; =&gt; &quot;&quot;&quot;; [.F$1];[TXT.F177];&quot;&quot;&quot;,&quot;);&quot;&quot;)">
            <text:p/>
          </table:table-cell>
        </table:table-row>
        <table:table-row table:style-name="ro1">
          <table:table-cell table:formula="of:=IF(ISTEXT([TXT.A178]);CONCATENATE(&quot;&quot;&quot;&quot;;SUBSTITUTE([TXT.A178];&quot; &quot;;&quot;_&quot;); &quot;&quot;&quot; =&gt; &quot;&quot;&quot;; [.A$1];[TXT.A178];&quot;&quot;&quot;,&quot;);&quot;&quot;)">
            <text:p/>
          </table:table-cell>
          <table:table-cell table:formula="of:=IF(ISTEXT([TXT.B178]);CONCATENATE(&quot;&quot;&quot;&quot;;SUBSTITUTE([TXT.B178];&quot; &quot;;&quot;_&quot;); &quot;&quot;&quot; =&gt; &quot;&quot;&quot;; [.B$1];[TXT.B178];&quot;&quot;&quot;,&quot;);&quot;&quot;)">
            <text:p/>
          </table:table-cell>
          <table:table-cell table:formula="of:=IF(ISTEXT([TXT.C178]);CONCATENATE(&quot;&quot;&quot;&quot;;SUBSTITUTE([TXT.C178];&quot; &quot;;&quot;_&quot;); &quot;&quot;&quot; =&gt; &quot;&quot;&quot;; [.C$1];[TXT.C178];&quot;&quot;&quot;,&quot;);&quot;&quot;)" office:value-type="string" office:string-value="&quot;companion_planting&quot; =&gt; &quot;&amp;nbsp;&amp;nbsp;&amp;nbsp;&amp;nbsp;companion planting&quot;,">
            <text:p>"companion_planting" =&gt; "&amp;nbsp;&amp;nbsp;&amp;nbsp;&amp;nbsp;companion planting",</text:p>
          </table:table-cell>
          <table:table-cell table:formula="of:=IF(ISTEXT([TXT.D178]);CONCATENATE(&quot;&quot;&quot;&quot;;SUBSTITUTE([TXT.D178];&quot; &quot;;&quot;_&quot;); &quot;&quot;&quot; =&gt; &quot;&quot;&quot;; [.D$1];[TXT.D178];&quot;&quot;&quot;,&quot;);&quot;&quot;)">
            <text:p/>
          </table:table-cell>
          <table:table-cell table:formula="of:=IF(ISTEXT([TXT.E178]);CONCATENATE(&quot;&quot;&quot;&quot;;SUBSTITUTE([TXT.E178];&quot; &quot;;&quot;_&quot;); &quot;&quot;&quot; =&gt; &quot;&quot;&quot;; [.E$1];[TXT.E178];&quot;&quot;&quot;,&quot;);&quot;&quot;)">
            <text:p/>
          </table:table-cell>
          <table:table-cell table:formula="of:=IF(ISTEXT([TXT.F178]);CONCATENATE(&quot;&quot;&quot;&quot;;SUBSTITUTE([TXT.F178];&quot; &quot;;&quot;_&quot;); &quot;&quot;&quot; =&gt; &quot;&quot;&quot;; [.F$1];[TXT.F178];&quot;&quot;&quot;,&quot;);&quot;&quot;)">
            <text:p/>
          </table:table-cell>
        </table:table-row>
        <table:table-row table:style-name="ro1">
          <table:table-cell table:formula="of:=IF(ISTEXT([TXT.A179]);CONCATENATE(&quot;&quot;&quot;&quot;;SUBSTITUTE([TXT.A179];&quot; &quot;;&quot;_&quot;); &quot;&quot;&quot; =&gt; &quot;&quot;&quot;; [.A$1];[TXT.A179];&quot;&quot;&quot;,&quot;);&quot;&quot;)">
            <text:p/>
          </table:table-cell>
          <table:table-cell table:formula="of:=IF(ISTEXT([TXT.B179]);CONCATENATE(&quot;&quot;&quot;&quot;;SUBSTITUTE([TXT.B179];&quot; &quot;;&quot;_&quot;); &quot;&quot;&quot; =&gt; &quot;&quot;&quot;; [.B$1];[TXT.B179];&quot;&quot;&quot;,&quot;);&quot;&quot;)">
            <text:p/>
          </table:table-cell>
          <table:table-cell table:formula="of:=IF(ISTEXT([TXT.C179]);CONCATENATE(&quot;&quot;&quot;&quot;;SUBSTITUTE([TXT.C179];&quot; &quot;;&quot;_&quot;); &quot;&quot;&quot; =&gt; &quot;&quot;&quot;; [.C$1];[TXT.C179];&quot;&quot;&quot;,&quot;);&quot;&quot;)" office:value-type="string" office:string-value="&quot;extensive_farming&quot; =&gt; &quot;&amp;nbsp;&amp;nbsp;&amp;nbsp;&amp;nbsp;extensive farming&quot;,">
            <text:p>"extensive_farming" =&gt; "&amp;nbsp;&amp;nbsp;&amp;nbsp;&amp;nbsp;extensive farming",</text:p>
          </table:table-cell>
          <table:table-cell table:formula="of:=IF(ISTEXT([TXT.D179]);CONCATENATE(&quot;&quot;&quot;&quot;;SUBSTITUTE([TXT.D179];&quot; &quot;;&quot;_&quot;); &quot;&quot;&quot; =&gt; &quot;&quot;&quot;; [.D$1];[TXT.D179];&quot;&quot;&quot;,&quot;);&quot;&quot;)">
            <text:p/>
          </table:table-cell>
          <table:table-cell table:formula="of:=IF(ISTEXT([TXT.E179]);CONCATENATE(&quot;&quot;&quot;&quot;;SUBSTITUTE([TXT.E179];&quot; &quot;;&quot;_&quot;); &quot;&quot;&quot; =&gt; &quot;&quot;&quot;; [.E$1];[TXT.E179];&quot;&quot;&quot;,&quot;);&quot;&quot;)">
            <text:p/>
          </table:table-cell>
          <table:table-cell table:formula="of:=IF(ISTEXT([TXT.F179]);CONCATENATE(&quot;&quot;&quot;&quot;;SUBSTITUTE([TXT.F179];&quot; &quot;;&quot;_&quot;); &quot;&quot;&quot; =&gt; &quot;&quot;&quot;; [.F$1];[TXT.F179];&quot;&quot;&quot;,&quot;);&quot;&quot;)">
            <text:p/>
          </table:table-cell>
        </table:table-row>
        <table:table-row table:style-name="ro1">
          <table:table-cell table:formula="of:=IF(ISTEXT([TXT.A180]);CONCATENATE(&quot;&quot;&quot;&quot;;SUBSTITUTE([TXT.A180];&quot; &quot;;&quot;_&quot;); &quot;&quot;&quot; =&gt; &quot;&quot;&quot;; [.A$1];[TXT.A180];&quot;&quot;&quot;,&quot;);&quot;&quot;)">
            <text:p/>
          </table:table-cell>
          <table:table-cell table:formula="of:=IF(ISTEXT([TXT.B180]);CONCATENATE(&quot;&quot;&quot;&quot;;SUBSTITUTE([TXT.B180];&quot; &quot;;&quot;_&quot;); &quot;&quot;&quot; =&gt; &quot;&quot;&quot;; [.B$1];[TXT.B180];&quot;&quot;&quot;,&quot;);&quot;&quot;)">
            <text:p/>
          </table:table-cell>
          <table:table-cell table:formula="of:=IF(ISTEXT([TXT.C180]);CONCATENATE(&quot;&quot;&quot;&quot;;SUBSTITUTE([TXT.C180];&quot; &quot;;&quot;_&quot;); &quot;&quot;&quot; =&gt; &quot;&quot;&quot;; [.C$1];[TXT.C180];&quot;&quot;&quot;,&quot;);&quot;&quot;)" office:value-type="string" office:string-value="&quot;intensive_farming&quot; =&gt; &quot;&amp;nbsp;&amp;nbsp;&amp;nbsp;&amp;nbsp;intensive farming&quot;,">
            <text:p>"intensive_farming" =&gt; "&amp;nbsp;&amp;nbsp;&amp;nbsp;&amp;nbsp;intensive farming",</text:p>
          </table:table-cell>
          <table:table-cell table:formula="of:=IF(ISTEXT([TXT.D180]);CONCATENATE(&quot;&quot;&quot;&quot;;SUBSTITUTE([TXT.D180];&quot; &quot;;&quot;_&quot;); &quot;&quot;&quot; =&gt; &quot;&quot;&quot;; [.D$1];[TXT.D180];&quot;&quot;&quot;,&quot;);&quot;&quot;)">
            <text:p/>
          </table:table-cell>
          <table:table-cell table:formula="of:=IF(ISTEXT([TXT.E180]);CONCATENATE(&quot;&quot;&quot;&quot;;SUBSTITUTE([TXT.E180];&quot; &quot;;&quot;_&quot;); &quot;&quot;&quot; =&gt; &quot;&quot;&quot;; [.E$1];[TXT.E180];&quot;&quot;&quot;,&quot;);&quot;&quot;)">
            <text:p/>
          </table:table-cell>
          <table:table-cell table:formula="of:=IF(ISTEXT([TXT.F180]);CONCATENATE(&quot;&quot;&quot;&quot;;SUBSTITUTE([TXT.F180];&quot; &quot;;&quot;_&quot;); &quot;&quot;&quot; =&gt; &quot;&quot;&quot;; [.F$1];[TXT.F180];&quot;&quot;&quot;,&quot;);&quot;&quot;)">
            <text:p/>
          </table:table-cell>
        </table:table-row>
        <table:table-row table:style-name="ro1">
          <table:table-cell table:formula="of:=IF(ISTEXT([TXT.A181]);CONCATENATE(&quot;&quot;&quot;&quot;;SUBSTITUTE([TXT.A181];&quot; &quot;;&quot;_&quot;); &quot;&quot;&quot; =&gt; &quot;&quot;&quot;; [.A$1];[TXT.A181];&quot;&quot;&quot;,&quot;);&quot;&quot;)">
            <text:p/>
          </table:table-cell>
          <table:table-cell table:formula="of:=IF(ISTEXT([TXT.B181]);CONCATENATE(&quot;&quot;&quot;&quot;;SUBSTITUTE([TXT.B181];&quot; &quot;;&quot;_&quot;); &quot;&quot;&quot; =&gt; &quot;&quot;&quot;; [.B$1];[TXT.B181];&quot;&quot;&quot;,&quot;);&quot;&quot;)">
            <text:p/>
          </table:table-cell>
          <table:table-cell table:formula="of:=IF(ISTEXT([TXT.C181]);CONCATENATE(&quot;&quot;&quot;&quot;;SUBSTITUTE([TXT.C181];&quot; &quot;;&quot;_&quot;); &quot;&quot;&quot; =&gt; &quot;&quot;&quot;; [.C$1];[TXT.C181];&quot;&quot;&quot;,&quot;);&quot;&quot;)" office:value-type="string" office:string-value="&quot;intercropping&quot; =&gt; &quot;&amp;nbsp;&amp;nbsp;&amp;nbsp;&amp;nbsp;intercropping&quot;,">
            <text:p>"intercropping" =&gt; "&amp;nbsp;&amp;nbsp;&amp;nbsp;&amp;nbsp;intercropping",</text:p>
          </table:table-cell>
          <table:table-cell table:formula="of:=IF(ISTEXT([TXT.D181]);CONCATENATE(&quot;&quot;&quot;&quot;;SUBSTITUTE([TXT.D181];&quot; &quot;;&quot;_&quot;); &quot;&quot;&quot; =&gt; &quot;&quot;&quot;; [.D$1];[TXT.D181];&quot;&quot;&quot;,&quot;);&quot;&quot;)">
            <text:p/>
          </table:table-cell>
          <table:table-cell table:formula="of:=IF(ISTEXT([TXT.E181]);CONCATENATE(&quot;&quot;&quot;&quot;;SUBSTITUTE([TXT.E181];&quot; &quot;;&quot;_&quot;); &quot;&quot;&quot; =&gt; &quot;&quot;&quot;; [.E$1];[TXT.E181];&quot;&quot;&quot;,&quot;);&quot;&quot;)">
            <text:p/>
          </table:table-cell>
          <table:table-cell table:formula="of:=IF(ISTEXT([TXT.F181]);CONCATENATE(&quot;&quot;&quot;&quot;;SUBSTITUTE([TXT.F181];&quot; &quot;;&quot;_&quot;); &quot;&quot;&quot; =&gt; &quot;&quot;&quot;; [.F$1];[TXT.F181];&quot;&quot;&quot;,&quot;);&quot;&quot;)">
            <text:p/>
          </table:table-cell>
        </table:table-row>
        <table:table-row table:style-name="ro1">
          <table:table-cell table:formula="of:=IF(ISTEXT([TXT.A182]);CONCATENATE(&quot;&quot;&quot;&quot;;SUBSTITUTE([TXT.A182];&quot; &quot;;&quot;_&quot;); &quot;&quot;&quot; =&gt; &quot;&quot;&quot;; [.A$1];[TXT.A182];&quot;&quot;&quot;,&quot;);&quot;&quot;)">
            <text:p/>
          </table:table-cell>
          <table:table-cell table:formula="of:=IF(ISTEXT([TXT.B182]);CONCATENATE(&quot;&quot;&quot;&quot;;SUBSTITUTE([TXT.B182];&quot; &quot;;&quot;_&quot;); &quot;&quot;&quot; =&gt; &quot;&quot;&quot;; [.B$1];[TXT.B182];&quot;&quot;&quot;,&quot;);&quot;&quot;)">
            <text:p/>
          </table:table-cell>
          <table:table-cell table:formula="of:=IF(ISTEXT([TXT.C182]);CONCATENATE(&quot;&quot;&quot;&quot;;SUBSTITUTE([TXT.C182];&quot; &quot;;&quot;_&quot;); &quot;&quot;&quot; =&gt; &quot;&quot;&quot;; [.C$1];[TXT.C182];&quot;&quot;&quot;,&quot;);&quot;&quot;)" office:value-type="string" office:string-value="&quot;monoculture&quot; =&gt; &quot;&amp;nbsp;&amp;nbsp;&amp;nbsp;&amp;nbsp;monoculture&quot;,">
            <text:p>"monoculture" =&gt; "&amp;nbsp;&amp;nbsp;&amp;nbsp;&amp;nbsp;monoculture",</text:p>
          </table:table-cell>
          <table:table-cell table:formula="of:=IF(ISTEXT([TXT.D182]);CONCATENATE(&quot;&quot;&quot;&quot;;SUBSTITUTE([TXT.D182];&quot; &quot;;&quot;_&quot;); &quot;&quot;&quot; =&gt; &quot;&quot;&quot;; [.D$1];[TXT.D182];&quot;&quot;&quot;,&quot;);&quot;&quot;)">
            <text:p/>
          </table:table-cell>
          <table:table-cell table:formula="of:=IF(ISTEXT([TXT.E182]);CONCATENATE(&quot;&quot;&quot;&quot;;SUBSTITUTE([TXT.E182];&quot; &quot;;&quot;_&quot;); &quot;&quot;&quot; =&gt; &quot;&quot;&quot;; [.E$1];[TXT.E182];&quot;&quot;&quot;,&quot;);&quot;&quot;)">
            <text:p/>
          </table:table-cell>
          <table:table-cell table:formula="of:=IF(ISTEXT([TXT.F182]);CONCATENATE(&quot;&quot;&quot;&quot;;SUBSTITUTE([TXT.F182];&quot; &quot;;&quot;_&quot;); &quot;&quot;&quot; =&gt; &quot;&quot;&quot;; [.F$1];[TXT.F182];&quot;&quot;&quot;,&quot;);&quot;&quot;)">
            <text:p/>
          </table:table-cell>
        </table:table-row>
        <table:table-row table:style-name="ro1">
          <table:table-cell table:formula="of:=IF(ISTEXT([TXT.A183]);CONCATENATE(&quot;&quot;&quot;&quot;;SUBSTITUTE([TXT.A183];&quot; &quot;;&quot;_&quot;); &quot;&quot;&quot; =&gt; &quot;&quot;&quot;; [.A$1];[TXT.A183];&quot;&quot;&quot;,&quot;);&quot;&quot;)">
            <text:p/>
          </table:table-cell>
          <table:table-cell table:formula="of:=IF(ISTEXT([TXT.B183]);CONCATENATE(&quot;&quot;&quot;&quot;;SUBSTITUTE([TXT.B183];&quot; &quot;;&quot;_&quot;); &quot;&quot;&quot; =&gt; &quot;&quot;&quot;; [.B$1];[TXT.B183];&quot;&quot;&quot;,&quot;);&quot;&quot;)">
            <text:p/>
          </table:table-cell>
          <table:table-cell table:formula="of:=IF(ISTEXT([TXT.C183]);CONCATENATE(&quot;&quot;&quot;&quot;;SUBSTITUTE([TXT.C183];&quot; &quot;;&quot;_&quot;); &quot;&quot;&quot; =&gt; &quot;&quot;&quot;; [.C$1];[TXT.C183];&quot;&quot;&quot;,&quot;);&quot;&quot;)" office:value-type="string" office:string-value="&quot;pasture_management&quot; =&gt; &quot;&amp;nbsp;&amp;nbsp;&amp;nbsp;&amp;nbsp;pasture management&quot;,">
            <text:p>"pasture_management" =&gt; "&amp;nbsp;&amp;nbsp;&amp;nbsp;&amp;nbsp;pasture management",</text:p>
          </table:table-cell>
          <table:table-cell table:formula="of:=IF(ISTEXT([TXT.D183]);CONCATENATE(&quot;&quot;&quot;&quot;;SUBSTITUTE([TXT.D183];&quot; &quot;;&quot;_&quot;); &quot;&quot;&quot; =&gt; &quot;&quot;&quot;; [.D$1];[TXT.D183];&quot;&quot;&quot;,&quot;);&quot;&quot;)">
            <text:p/>
          </table:table-cell>
          <table:table-cell table:formula="of:=IF(ISTEXT([TXT.E183]);CONCATENATE(&quot;&quot;&quot;&quot;;SUBSTITUTE([TXT.E183];&quot; &quot;;&quot;_&quot;); &quot;&quot;&quot; =&gt; &quot;&quot;&quot;; [.E$1];[TXT.E183];&quot;&quot;&quot;,&quot;);&quot;&quot;)">
            <text:p/>
          </table:table-cell>
          <table:table-cell table:formula="of:=IF(ISTEXT([TXT.F183]);CONCATENATE(&quot;&quot;&quot;&quot;;SUBSTITUTE([TXT.F183];&quot; &quot;;&quot;_&quot;); &quot;&quot;&quot; =&gt; &quot;&quot;&quot;; [.F$1];[TXT.F183];&quot;&quot;&quot;,&quot;);&quot;&quot;)">
            <text:p/>
          </table:table-cell>
        </table:table-row>
        <table:table-row table:style-name="ro1">
          <table:table-cell table:formula="of:=IF(ISTEXT([TXT.A184]);CONCATENATE(&quot;&quot;&quot;&quot;;SUBSTITUTE([TXT.A184];&quot; &quot;;&quot;_&quot;); &quot;&quot;&quot; =&gt; &quot;&quot;&quot;; [.A$1];[TXT.A184];&quot;&quot;&quot;,&quot;);&quot;&quot;)">
            <text:p/>
          </table:table-cell>
          <table:table-cell table:formula="of:=IF(ISTEXT([TXT.B184]);CONCATENATE(&quot;&quot;&quot;&quot;;SUBSTITUTE([TXT.B184];&quot; &quot;;&quot;_&quot;); &quot;&quot;&quot; =&gt; &quot;&quot;&quot;; [.B$1];[TXT.B184];&quot;&quot;&quot;,&quot;);&quot;&quot;)">
            <text:p/>
          </table:table-cell>
          <table:table-cell table:formula="of:=IF(ISTEXT([TXT.C184]);CONCATENATE(&quot;&quot;&quot;&quot;;SUBSTITUTE([TXT.C184];&quot; &quot;;&quot;_&quot;); &quot;&quot;&quot; =&gt; &quot;&quot;&quot;; [.C$1];[TXT.C184];&quot;&quot;&quot;,&quot;);&quot;&quot;)" office:value-type="string" office:string-value="&quot;permaculture&quot; =&gt; &quot;&amp;nbsp;&amp;nbsp;&amp;nbsp;&amp;nbsp;permaculture&quot;,">
            <text:p>"permaculture" =&gt; "&amp;nbsp;&amp;nbsp;&amp;nbsp;&amp;nbsp;permaculture",</text:p>
          </table:table-cell>
          <table:table-cell table:formula="of:=IF(ISTEXT([TXT.D184]);CONCATENATE(&quot;&quot;&quot;&quot;;SUBSTITUTE([TXT.D184];&quot; &quot;;&quot;_&quot;); &quot;&quot;&quot; =&gt; &quot;&quot;&quot;; [.D$1];[TXT.D184];&quot;&quot;&quot;,&quot;);&quot;&quot;)">
            <text:p/>
          </table:table-cell>
          <table:table-cell table:formula="of:=IF(ISTEXT([TXT.E184]);CONCATENATE(&quot;&quot;&quot;&quot;;SUBSTITUTE([TXT.E184];&quot; &quot;;&quot;_&quot;); &quot;&quot;&quot; =&gt; &quot;&quot;&quot;; [.E$1];[TXT.E184];&quot;&quot;&quot;,&quot;);&quot;&quot;)">
            <text:p/>
          </table:table-cell>
          <table:table-cell table:formula="of:=IF(ISTEXT([TXT.F184]);CONCATENATE(&quot;&quot;&quot;&quot;;SUBSTITUTE([TXT.F184];&quot; &quot;;&quot;_&quot;); &quot;&quot;&quot; =&gt; &quot;&quot;&quot;; [.F$1];[TXT.F184];&quot;&quot;&quot;,&quot;);&quot;&quot;)">
            <text:p/>
          </table:table-cell>
        </table:table-row>
        <table:table-row table:style-name="ro1">
          <table:table-cell table:formula="of:=IF(ISTEXT([TXT.A185]);CONCATENATE(&quot;&quot;&quot;&quot;;SUBSTITUTE([TXT.A185];&quot; &quot;;&quot;_&quot;); &quot;&quot;&quot; =&gt; &quot;&quot;&quot;; [.A$1];[TXT.A185];&quot;&quot;&quot;,&quot;);&quot;&quot;)">
            <text:p/>
          </table:table-cell>
          <table:table-cell table:formula="of:=IF(ISTEXT([TXT.B185]);CONCATENATE(&quot;&quot;&quot;&quot;;SUBSTITUTE([TXT.B185];&quot; &quot;;&quot;_&quot;); &quot;&quot;&quot; =&gt; &quot;&quot;&quot;; [.B$1];[TXT.B185];&quot;&quot;&quot;,&quot;);&quot;&quot;)">
            <text:p/>
          </table:table-cell>
          <table:table-cell table:formula="of:=IF(ISTEXT([TXT.C185]);CONCATENATE(&quot;&quot;&quot;&quot;;SUBSTITUTE([TXT.C185];&quot; &quot;;&quot;_&quot;); &quot;&quot;&quot; =&gt; &quot;&quot;&quot;; [.C$1];[TXT.C185];&quot;&quot;&quot;,&quot;);&quot;&quot;)" office:value-type="string" office:string-value="&quot;polyculture&quot; =&gt; &quot;&amp;nbsp;&amp;nbsp;&amp;nbsp;&amp;nbsp;polyculture&quot;,">
            <text:p>"polyculture" =&gt; "&amp;nbsp;&amp;nbsp;&amp;nbsp;&amp;nbsp;polyculture",</text:p>
          </table:table-cell>
          <table:table-cell table:formula="of:=IF(ISTEXT([TXT.D185]);CONCATENATE(&quot;&quot;&quot;&quot;;SUBSTITUTE([TXT.D185];&quot; &quot;;&quot;_&quot;); &quot;&quot;&quot; =&gt; &quot;&quot;&quot;; [.D$1];[TXT.D185];&quot;&quot;&quot;,&quot;);&quot;&quot;)">
            <text:p/>
          </table:table-cell>
          <table:table-cell table:formula="of:=IF(ISTEXT([TXT.E185]);CONCATENATE(&quot;&quot;&quot;&quot;;SUBSTITUTE([TXT.E185];&quot; &quot;;&quot;_&quot;); &quot;&quot;&quot; =&gt; &quot;&quot;&quot;; [.E$1];[TXT.E185];&quot;&quot;&quot;,&quot;);&quot;&quot;)">
            <text:p/>
          </table:table-cell>
          <table:table-cell table:formula="of:=IF(ISTEXT([TXT.F185]);CONCATENATE(&quot;&quot;&quot;&quot;;SUBSTITUTE([TXT.F185];&quot; &quot;;&quot;_&quot;); &quot;&quot;&quot; =&gt; &quot;&quot;&quot;; [.F$1];[TXT.F185];&quot;&quot;&quot;,&quot;);&quot;&quot;)">
            <text:p/>
          </table:table-cell>
        </table:table-row>
        <table:table-row table:style-name="ro1">
          <table:table-cell table:formula="of:=IF(ISTEXT([TXT.A186]);CONCATENATE(&quot;&quot;&quot;&quot;;SUBSTITUTE([TXT.A186];&quot; &quot;;&quot;_&quot;); &quot;&quot;&quot; =&gt; &quot;&quot;&quot;; [.A$1];[TXT.A186];&quot;&quot;&quot;,&quot;);&quot;&quot;)">
            <text:p/>
          </table:table-cell>
          <table:table-cell table:formula="of:=IF(ISTEXT([TXT.B186]);CONCATENATE(&quot;&quot;&quot;&quot;;SUBSTITUTE([TXT.B186];&quot; &quot;;&quot;_&quot;); &quot;&quot;&quot; =&gt; &quot;&quot;&quot;; [.B$1];[TXT.B186];&quot;&quot;&quot;,&quot;);&quot;&quot;)">
            <text:p/>
          </table:table-cell>
          <table:table-cell table:formula="of:=IF(ISTEXT([TXT.C186]);CONCATENATE(&quot;&quot;&quot;&quot;;SUBSTITUTE([TXT.C186];&quot; &quot;;&quot;_&quot;); &quot;&quot;&quot; =&gt; &quot;&quot;&quot;; [.C$1];[TXT.C186];&quot;&quot;&quot;,&quot;);&quot;&quot;)" office:value-type="string" office:string-value="&quot;soiless_culture&quot; =&gt; &quot;&amp;nbsp;&amp;nbsp;&amp;nbsp;&amp;nbsp;soiless culture&quot;,">
            <text:p>"soiless_culture" =&gt; "&amp;nbsp;&amp;nbsp;&amp;nbsp;&amp;nbsp;soiless culture",</text:p>
          </table:table-cell>
          <table:table-cell table:formula="of:=IF(ISTEXT([TXT.D186]);CONCATENATE(&quot;&quot;&quot;&quot;;SUBSTITUTE([TXT.D186];&quot; &quot;;&quot;_&quot;); &quot;&quot;&quot; =&gt; &quot;&quot;&quot;; [.D$1];[TXT.D186];&quot;&quot;&quot;,&quot;);&quot;&quot;)">
            <text:p/>
          </table:table-cell>
          <table:table-cell table:formula="of:=IF(ISTEXT([TXT.E186]);CONCATENATE(&quot;&quot;&quot;&quot;;SUBSTITUTE([TXT.E186];&quot; &quot;;&quot;_&quot;); &quot;&quot;&quot; =&gt; &quot;&quot;&quot;; [.E$1];[TXT.E186];&quot;&quot;&quot;,&quot;);&quot;&quot;)">
            <text:p/>
          </table:table-cell>
          <table:table-cell table:formula="of:=IF(ISTEXT([TXT.F186]);CONCATENATE(&quot;&quot;&quot;&quot;;SUBSTITUTE([TXT.F186];&quot; &quot;;&quot;_&quot;); &quot;&quot;&quot; =&gt; &quot;&quot;&quot;; [.F$1];[TXT.F186];&quot;&quot;&quot;,&quot;);&quot;&quot;)">
            <text:p/>
          </table:table-cell>
        </table:table-row>
        <table:table-row table:style-name="ro1">
          <table:table-cell table:formula="of:=IF(ISTEXT([TXT.A187]);CONCATENATE(&quot;&quot;&quot;&quot;;SUBSTITUTE([TXT.A187];&quot; &quot;;&quot;_&quot;); &quot;&quot;&quot; =&gt; &quot;&quot;&quot;; [.A$1];[TXT.A187];&quot;&quot;&quot;,&quot;);&quot;&quot;)">
            <text:p/>
          </table:table-cell>
          <table:table-cell table:formula="of:=IF(ISTEXT([TXT.B187]);CONCATENATE(&quot;&quot;&quot;&quot;;SUBSTITUTE([TXT.B187];&quot; &quot;;&quot;_&quot;); &quot;&quot;&quot; =&gt; &quot;&quot;&quot;; [.B$1];[TXT.B187];&quot;&quot;&quot;,&quot;);&quot;&quot;)">
            <text:p/>
          </table:table-cell>
          <table:table-cell table:formula="of:=IF(ISTEXT([TXT.C187]);CONCATENATE(&quot;&quot;&quot;&quot;;SUBSTITUTE([TXT.C187];&quot; &quot;;&quot;_&quot;); &quot;&quot;&quot; =&gt; &quot;&quot;&quot;; [.C$1];[TXT.C187];&quot;&quot;&quot;,&quot;);&quot;&quot;)" office:value-type="string" office:string-value="&quot;subsistence_farming&quot; =&gt; &quot;&amp;nbsp;&amp;nbsp;&amp;nbsp;&amp;nbsp;subsistence farming&quot;,">
            <text:p>"subsistence_farming" =&gt; "&amp;nbsp;&amp;nbsp;&amp;nbsp;&amp;nbsp;subsistence farming",</text:p>
          </table:table-cell>
          <table:table-cell table:formula="of:=IF(ISTEXT([TXT.D187]);CONCATENATE(&quot;&quot;&quot;&quot;;SUBSTITUTE([TXT.D187];&quot; &quot;;&quot;_&quot;); &quot;&quot;&quot; =&gt; &quot;&quot;&quot;; [.D$1];[TXT.D187];&quot;&quot;&quot;,&quot;);&quot;&quot;)">
            <text:p/>
          </table:table-cell>
          <table:table-cell table:formula="of:=IF(ISTEXT([TXT.E187]);CONCATENATE(&quot;&quot;&quot;&quot;;SUBSTITUTE([TXT.E187];&quot; &quot;;&quot;_&quot;); &quot;&quot;&quot; =&gt; &quot;&quot;&quot;; [.E$1];[TXT.E187];&quot;&quot;&quot;,&quot;);&quot;&quot;)">
            <text:p/>
          </table:table-cell>
          <table:table-cell table:formula="of:=IF(ISTEXT([TXT.F187]);CONCATENATE(&quot;&quot;&quot;&quot;;SUBSTITUTE([TXT.F187];&quot; &quot;;&quot;_&quot;); &quot;&quot;&quot; =&gt; &quot;&quot;&quot;; [.F$1];[TXT.F187];&quot;&quot;&quot;,&quot;);&quot;&quot;)">
            <text:p/>
          </table:table-cell>
        </table:table-row>
        <table:table-row table:style-name="ro1">
          <table:table-cell table:formula="of:=IF(ISTEXT([TXT.A188]);CONCATENATE(&quot;&quot;&quot;&quot;;SUBSTITUTE([TXT.A188];&quot; &quot;;&quot;_&quot;); &quot;&quot;&quot; =&gt; &quot;&quot;&quot;; [.A$1];[TXT.A188];&quot;&quot;&quot;,&quot;);&quot;&quot;)">
            <text:p/>
          </table:table-cell>
          <table:table-cell table:formula="of:=IF(ISTEXT([TXT.B188]);CONCATENATE(&quot;&quot;&quot;&quot;;SUBSTITUTE([TXT.B188];&quot; &quot;;&quot;_&quot;); &quot;&quot;&quot; =&gt; &quot;&quot;&quot;; [.B$1];[TXT.B188];&quot;&quot;&quot;,&quot;);&quot;&quot;)">
            <text:p/>
          </table:table-cell>
          <table:table-cell table:formula="of:=IF(ISTEXT([TXT.C188]);CONCATENATE(&quot;&quot;&quot;&quot;;SUBSTITUTE([TXT.C188];&quot; &quot;;&quot;_&quot;); &quot;&quot;&quot; =&gt; &quot;&quot;&quot;; [.C$1];[TXT.C188];&quot;&quot;&quot;,&quot;);&quot;&quot;)" office:value-type="string" office:string-value="&quot;sustainable_farming&quot; =&gt; &quot;&amp;nbsp;&amp;nbsp;&amp;nbsp;&amp;nbsp;sustainable farming&quot;,">
            <text:p>"sustainable_farming" =&gt; "&amp;nbsp;&amp;nbsp;&amp;nbsp;&amp;nbsp;sustainable farming",</text:p>
          </table:table-cell>
          <table:table-cell table:formula="of:=IF(ISTEXT([TXT.D188]);CONCATENATE(&quot;&quot;&quot;&quot;;SUBSTITUTE([TXT.D188];&quot; &quot;;&quot;_&quot;); &quot;&quot;&quot; =&gt; &quot;&quot;&quot;; [.D$1];[TXT.D188];&quot;&quot;&quot;,&quot;);&quot;&quot;)">
            <text:p/>
          </table:table-cell>
          <table:table-cell table:formula="of:=IF(ISTEXT([TXT.E188]);CONCATENATE(&quot;&quot;&quot;&quot;;SUBSTITUTE([TXT.E188];&quot; &quot;;&quot;_&quot;); &quot;&quot;&quot; =&gt; &quot;&quot;&quot;; [.E$1];[TXT.E188];&quot;&quot;&quot;,&quot;);&quot;&quot;)">
            <text:p/>
          </table:table-cell>
          <table:table-cell table:formula="of:=IF(ISTEXT([TXT.F188]);CONCATENATE(&quot;&quot;&quot;&quot;;SUBSTITUTE([TXT.F188];&quot; &quot;;&quot;_&quot;); &quot;&quot;&quot; =&gt; &quot;&quot;&quot;; [.F$1];[TXT.F188];&quot;&quot;&quot;,&quot;);&quot;&quot;)">
            <text:p/>
          </table:table-cell>
        </table:table-row>
        <table:table-row table:style-name="ro1">
          <table:table-cell table:formula="of:=IF(ISTEXT([TXT.A189]);CONCATENATE(&quot;&quot;&quot;&quot;;SUBSTITUTE([TXT.A189];&quot; &quot;;&quot;_&quot;); &quot;&quot;&quot; =&gt; &quot;&quot;&quot;; [.A$1];[TXT.A189];&quot;&quot;&quot;,&quot;);&quot;&quot;)">
            <text:p/>
          </table:table-cell>
          <table:table-cell table:formula="of:=IF(ISTEXT([TXT.B189]);CONCATENATE(&quot;&quot;&quot;&quot;;SUBSTITUTE([TXT.B189];&quot; &quot;;&quot;_&quot;); &quot;&quot;&quot; =&gt; &quot;&quot;&quot;; [.B$1];[TXT.B189];&quot;&quot;&quot;,&quot;);&quot;&quot;)" office:value-type="string" office:string-value="&quot;pest_control_technique&quot; =&gt; &quot;&amp;nbsp;&amp;nbsp;pest control technique&quot;,">
            <text:p>"pest_control_technique" =&gt; "&amp;nbsp;&amp;nbsp;pest control technique",</text:p>
          </table:table-cell>
          <table:table-cell table:formula="of:=IF(ISTEXT([TXT.C189]);CONCATENATE(&quot;&quot;&quot;&quot;;SUBSTITUTE([TXT.C189];&quot; &quot;;&quot;_&quot;); &quot;&quot;&quot; =&gt; &quot;&quot;&quot;; [.C$1];[TXT.C189];&quot;&quot;&quot;,&quot;);&quot;&quot;)">
            <text:p/>
          </table:table-cell>
          <table:table-cell table:formula="of:=IF(ISTEXT([TXT.D189]);CONCATENATE(&quot;&quot;&quot;&quot;;SUBSTITUTE([TXT.D189];&quot; &quot;;&quot;_&quot;); &quot;&quot;&quot; =&gt; &quot;&quot;&quot;; [.D$1];[TXT.D189];&quot;&quot;&quot;,&quot;);&quot;&quot;)">
            <text:p/>
          </table:table-cell>
          <table:table-cell table:formula="of:=IF(ISTEXT([TXT.E189]);CONCATENATE(&quot;&quot;&quot;&quot;;SUBSTITUTE([TXT.E189];&quot; &quot;;&quot;_&quot;); &quot;&quot;&quot; =&gt; &quot;&quot;&quot;; [.E$1];[TXT.E189];&quot;&quot;&quot;,&quot;);&quot;&quot;)">
            <text:p/>
          </table:table-cell>
          <table:table-cell table:formula="of:=IF(ISTEXT([TXT.F189]);CONCATENATE(&quot;&quot;&quot;&quot;;SUBSTITUTE([TXT.F189];&quot; &quot;;&quot;_&quot;); &quot;&quot;&quot; =&gt; &quot;&quot;&quot;; [.F$1];[TXT.F189];&quot;&quot;&quot;,&quot;);&quot;&quot;)">
            <text:p/>
          </table:table-cell>
        </table:table-row>
        <table:table-row table:style-name="ro1">
          <table:table-cell table:formula="of:=IF(ISTEXT([TXT.A190]);CONCATENATE(&quot;&quot;&quot;&quot;;SUBSTITUTE([TXT.A190];&quot; &quot;;&quot;_&quot;); &quot;&quot;&quot; =&gt; &quot;&quot;&quot;; [.A$1];[TXT.A190];&quot;&quot;&quot;,&quot;);&quot;&quot;)">
            <text:p/>
          </table:table-cell>
          <table:table-cell table:formula="of:=IF(ISTEXT([TXT.B190]);CONCATENATE(&quot;&quot;&quot;&quot;;SUBSTITUTE([TXT.B190];&quot; &quot;;&quot;_&quot;); &quot;&quot;&quot; =&gt; &quot;&quot;&quot;; [.B$1];[TXT.B190];&quot;&quot;&quot;,&quot;);&quot;&quot;)">
            <text:p/>
          </table:table-cell>
          <table:table-cell table:formula="of:=IF(ISTEXT([TXT.C190]);CONCATENATE(&quot;&quot;&quot;&quot;;SUBSTITUTE([TXT.C190];&quot; &quot;;&quot;_&quot;); &quot;&quot;&quot; =&gt; &quot;&quot;&quot;; [.C$1];[TXT.C190];&quot;&quot;&quot;,&quot;);&quot;&quot;)" office:value-type="string" office:string-value="&quot;biological_pest_control&quot; =&gt; &quot;&amp;nbsp;&amp;nbsp;&amp;nbsp;&amp;nbsp;biological pest control&quot;,">
            <text:p>"biological_pest_control" =&gt; "&amp;nbsp;&amp;nbsp;&amp;nbsp;&amp;nbsp;biological pest control",</text:p>
          </table:table-cell>
          <table:table-cell table:formula="of:=IF(ISTEXT([TXT.D190]);CONCATENATE(&quot;&quot;&quot;&quot;;SUBSTITUTE([TXT.D190];&quot; &quot;;&quot;_&quot;); &quot;&quot;&quot; =&gt; &quot;&quot;&quot;; [.D$1];[TXT.D190];&quot;&quot;&quot;,&quot;);&quot;&quot;)">
            <text:p/>
          </table:table-cell>
          <table:table-cell table:formula="of:=IF(ISTEXT([TXT.E190]);CONCATENATE(&quot;&quot;&quot;&quot;;SUBSTITUTE([TXT.E190];&quot; &quot;;&quot;_&quot;); &quot;&quot;&quot; =&gt; &quot;&quot;&quot;; [.E$1];[TXT.E190];&quot;&quot;&quot;,&quot;);&quot;&quot;)">
            <text:p/>
          </table:table-cell>
          <table:table-cell table:formula="of:=IF(ISTEXT([TXT.F190]);CONCATENATE(&quot;&quot;&quot;&quot;;SUBSTITUTE([TXT.F190];&quot; &quot;;&quot;_&quot;); &quot;&quot;&quot; =&gt; &quot;&quot;&quot;; [.F$1];[TXT.F190];&quot;&quot;&quot;,&quot;);&quot;&quot;)">
            <text:p/>
          </table:table-cell>
        </table:table-row>
        <table:table-row table:style-name="ro1">
          <table:table-cell table:formula="of:=IF(ISTEXT([TXT.A191]);CONCATENATE(&quot;&quot;&quot;&quot;;SUBSTITUTE([TXT.A191];&quot; &quot;;&quot;_&quot;); &quot;&quot;&quot; =&gt; &quot;&quot;&quot;; [.A$1];[TXT.A191];&quot;&quot;&quot;,&quot;);&quot;&quot;)">
            <text:p/>
          </table:table-cell>
          <table:table-cell table:formula="of:=IF(ISTEXT([TXT.B191]);CONCATENATE(&quot;&quot;&quot;&quot;;SUBSTITUTE([TXT.B191];&quot; &quot;;&quot;_&quot;); &quot;&quot;&quot; =&gt; &quot;&quot;&quot;; [.B$1];[TXT.B191];&quot;&quot;&quot;,&quot;);&quot;&quot;)">
            <text:p/>
          </table:table-cell>
          <table:table-cell table:formula="of:=IF(ISTEXT([TXT.C191]);CONCATENATE(&quot;&quot;&quot;&quot;;SUBSTITUTE([TXT.C191];&quot; &quot;;&quot;_&quot;); &quot;&quot;&quot; =&gt; &quot;&quot;&quot;; [.C$1];[TXT.C191];&quot;&quot;&quot;,&quot;);&quot;&quot;)" office:value-type="string" office:string-value="&quot;chemical_pest_control&quot; =&gt; &quot;&amp;nbsp;&amp;nbsp;&amp;nbsp;&amp;nbsp;chemical pest control&quot;,">
            <text:p>"chemical_pest_control" =&gt; "&amp;nbsp;&amp;nbsp;&amp;nbsp;&amp;nbsp;chemical pest control",</text:p>
          </table:table-cell>
          <table:table-cell table:formula="of:=IF(ISTEXT([TXT.D191]);CONCATENATE(&quot;&quot;&quot;&quot;;SUBSTITUTE([TXT.D191];&quot; &quot;;&quot;_&quot;); &quot;&quot;&quot; =&gt; &quot;&quot;&quot;; [.D$1];[TXT.D191];&quot;&quot;&quot;,&quot;);&quot;&quot;)">
            <text:p/>
          </table:table-cell>
          <table:table-cell table:formula="of:=IF(ISTEXT([TXT.E191]);CONCATENATE(&quot;&quot;&quot;&quot;;SUBSTITUTE([TXT.E191];&quot; &quot;;&quot;_&quot;); &quot;&quot;&quot; =&gt; &quot;&quot;&quot;; [.E$1];[TXT.E191];&quot;&quot;&quot;,&quot;);&quot;&quot;)">
            <text:p/>
          </table:table-cell>
          <table:table-cell table:formula="of:=IF(ISTEXT([TXT.F191]);CONCATENATE(&quot;&quot;&quot;&quot;;SUBSTITUTE([TXT.F191];&quot; &quot;;&quot;_&quot;); &quot;&quot;&quot; =&gt; &quot;&quot;&quot;; [.F$1];[TXT.F191];&quot;&quot;&quot;,&quot;);&quot;&quot;)">
            <text:p/>
          </table:table-cell>
        </table:table-row>
        <table:table-row table:style-name="ro1">
          <table:table-cell table:formula="of:=IF(ISTEXT([TXT.A192]);CONCATENATE(&quot;&quot;&quot;&quot;;SUBSTITUTE([TXT.A192];&quot; &quot;;&quot;_&quot;); &quot;&quot;&quot; =&gt; &quot;&quot;&quot;; [.A$1];[TXT.A192];&quot;&quot;&quot;,&quot;);&quot;&quot;)">
            <text:p/>
          </table:table-cell>
          <table:table-cell table:formula="of:=IF(ISTEXT([TXT.B192]);CONCATENATE(&quot;&quot;&quot;&quot;;SUBSTITUTE([TXT.B192];&quot; &quot;;&quot;_&quot;); &quot;&quot;&quot; =&gt; &quot;&quot;&quot;; [.B$1];[TXT.B192];&quot;&quot;&quot;,&quot;);&quot;&quot;)">
            <text:p/>
          </table:table-cell>
          <table:table-cell table:formula="of:=IF(ISTEXT([TXT.C192]);CONCATENATE(&quot;&quot;&quot;&quot;;SUBSTITUTE([TXT.C192];&quot; &quot;;&quot;_&quot;); &quot;&quot;&quot; =&gt; &quot;&quot;&quot;; [.C$1];[TXT.C192];&quot;&quot;&quot;,&quot;);&quot;&quot;)" office:value-type="string" office:string-value="&quot;direct_pest_control&quot; =&gt; &quot;&amp;nbsp;&amp;nbsp;&amp;nbsp;&amp;nbsp;direct pest control&quot;,">
            <text:p>"direct_pest_control" =&gt; "&amp;nbsp;&amp;nbsp;&amp;nbsp;&amp;nbsp;direct pest control",</text:p>
          </table:table-cell>
          <table:table-cell table:formula="of:=IF(ISTEXT([TXT.D192]);CONCATENATE(&quot;&quot;&quot;&quot;;SUBSTITUTE([TXT.D192];&quot; &quot;;&quot;_&quot;); &quot;&quot;&quot; =&gt; &quot;&quot;&quot;; [.D$1];[TXT.D192];&quot;&quot;&quot;,&quot;);&quot;&quot;)">
            <text:p/>
          </table:table-cell>
          <table:table-cell table:formula="of:=IF(ISTEXT([TXT.E192]);CONCATENATE(&quot;&quot;&quot;&quot;;SUBSTITUTE([TXT.E192];&quot; &quot;;&quot;_&quot;); &quot;&quot;&quot; =&gt; &quot;&quot;&quot;; [.E$1];[TXT.E192];&quot;&quot;&quot;,&quot;);&quot;&quot;)">
            <text:p/>
          </table:table-cell>
          <table:table-cell table:formula="of:=IF(ISTEXT([TXT.F192]);CONCATENATE(&quot;&quot;&quot;&quot;;SUBSTITUTE([TXT.F192];&quot; &quot;;&quot;_&quot;); &quot;&quot;&quot; =&gt; &quot;&quot;&quot;; [.F$1];[TXT.F192];&quot;&quot;&quot;,&quot;);&quot;&quot;)">
            <text:p/>
          </table:table-cell>
        </table:table-row>
        <table:table-row table:style-name="ro1">
          <table:table-cell table:formula="of:=IF(ISTEXT([TXT.A193]);CONCATENATE(&quot;&quot;&quot;&quot;;SUBSTITUTE([TXT.A193];&quot; &quot;;&quot;_&quot;); &quot;&quot;&quot; =&gt; &quot;&quot;&quot;; [.A$1];[TXT.A193];&quot;&quot;&quot;,&quot;);&quot;&quot;)">
            <text:p/>
          </table:table-cell>
          <table:table-cell table:formula="of:=IF(ISTEXT([TXT.B193]);CONCATENATE(&quot;&quot;&quot;&quot;;SUBSTITUTE([TXT.B193];&quot; &quot;;&quot;_&quot;); &quot;&quot;&quot; =&gt; &quot;&quot;&quot;; [.B$1];[TXT.B193];&quot;&quot;&quot;,&quot;);&quot;&quot;)">
            <text:p/>
          </table:table-cell>
          <table:table-cell table:formula="of:=IF(ISTEXT([TXT.C193]);CONCATENATE(&quot;&quot;&quot;&quot;;SUBSTITUTE([TXT.C193];&quot; &quot;;&quot;_&quot;); &quot;&quot;&quot; =&gt; &quot;&quot;&quot;; [.C$1];[TXT.C193];&quot;&quot;&quot;,&quot;);&quot;&quot;)" office:value-type="string" office:string-value="&quot;preventive_pest_control&quot; =&gt; &quot;&amp;nbsp;&amp;nbsp;&amp;nbsp;&amp;nbsp;preventive pest control&quot;,">
            <text:p>"preventive_pest_control" =&gt; "&amp;nbsp;&amp;nbsp;&amp;nbsp;&amp;nbsp;preventive pest control",</text:p>
          </table:table-cell>
          <table:table-cell table:formula="of:=IF(ISTEXT([TXT.D193]);CONCATENATE(&quot;&quot;&quot;&quot;;SUBSTITUTE([TXT.D193];&quot; &quot;;&quot;_&quot;); &quot;&quot;&quot; =&gt; &quot;&quot;&quot;; [.D$1];[TXT.D193];&quot;&quot;&quot;,&quot;);&quot;&quot;)">
            <text:p/>
          </table:table-cell>
          <table:table-cell table:formula="of:=IF(ISTEXT([TXT.E193]);CONCATENATE(&quot;&quot;&quot;&quot;;SUBSTITUTE([TXT.E193];&quot; &quot;;&quot;_&quot;); &quot;&quot;&quot; =&gt; &quot;&quot;&quot;; [.E$1];[TXT.E193];&quot;&quot;&quot;,&quot;);&quot;&quot;)">
            <text:p/>
          </table:table-cell>
          <table:table-cell table:formula="of:=IF(ISTEXT([TXT.F193]);CONCATENATE(&quot;&quot;&quot;&quot;;SUBSTITUTE([TXT.F193];&quot; &quot;;&quot;_&quot;); &quot;&quot;&quot; =&gt; &quot;&quot;&quot;; [.F$1];[TXT.F193];&quot;&quot;&quot;,&quot;);&quot;&quot;)">
            <text:p/>
          </table:table-cell>
        </table:table-row>
        <table:table-row table:style-name="ro1">
          <table:table-cell table:formula="of:=IF(ISTEXT([TXT.A194]);CONCATENATE(&quot;&quot;&quot;&quot;;SUBSTITUTE([TXT.A194];&quot; &quot;;&quot;_&quot;); &quot;&quot;&quot; =&gt; &quot;&quot;&quot;; [.A$1];[TXT.A194];&quot;&quot;&quot;,&quot;);&quot;&quot;)">
            <text:p/>
          </table:table-cell>
          <table:table-cell table:formula="of:=IF(ISTEXT([TXT.B194]);CONCATENATE(&quot;&quot;&quot;&quot;;SUBSTITUTE([TXT.B194];&quot; &quot;;&quot;_&quot;); &quot;&quot;&quot; =&gt; &quot;&quot;&quot;; [.B$1];[TXT.B194];&quot;&quot;&quot;,&quot;);&quot;&quot;)">
            <text:p/>
          </table:table-cell>
          <table:table-cell table:formula="of:=IF(ISTEXT([TXT.C194]);CONCATENATE(&quot;&quot;&quot;&quot;;SUBSTITUTE([TXT.C194];&quot; &quot;;&quot;_&quot;); &quot;&quot;&quot; =&gt; &quot;&quot;&quot;; [.C$1];[TXT.C194];&quot;&quot;&quot;,&quot;);&quot;&quot;)" office:value-type="string" office:string-value="&quot;weed_control&quot; =&gt; &quot;&amp;nbsp;&amp;nbsp;&amp;nbsp;&amp;nbsp;weed control&quot;,">
            <text:p>"weed_control" =&gt; "&amp;nbsp;&amp;nbsp;&amp;nbsp;&amp;nbsp;weed control",</text:p>
          </table:table-cell>
          <table:table-cell table:formula="of:=IF(ISTEXT([TXT.D194]);CONCATENATE(&quot;&quot;&quot;&quot;;SUBSTITUTE([TXT.D194];&quot; &quot;;&quot;_&quot;); &quot;&quot;&quot; =&gt; &quot;&quot;&quot;; [.D$1];[TXT.D194];&quot;&quot;&quot;,&quot;);&quot;&quot;)">
            <text:p/>
          </table:table-cell>
          <table:table-cell table:formula="of:=IF(ISTEXT([TXT.E194]);CONCATENATE(&quot;&quot;&quot;&quot;;SUBSTITUTE([TXT.E194];&quot; &quot;;&quot;_&quot;); &quot;&quot;&quot; =&gt; &quot;&quot;&quot;; [.E$1];[TXT.E194];&quot;&quot;&quot;,&quot;);&quot;&quot;)">
            <text:p/>
          </table:table-cell>
          <table:table-cell table:formula="of:=IF(ISTEXT([TXT.F194]);CONCATENATE(&quot;&quot;&quot;&quot;;SUBSTITUTE([TXT.F194];&quot; &quot;;&quot;_&quot;); &quot;&quot;&quot; =&gt; &quot;&quot;&quot;; [.F$1];[TXT.F194];&quot;&quot;&quot;,&quot;);&quot;&quot;)">
            <text:p/>
          </table:table-cell>
        </table:table-row>
        <table:table-row table:style-name="ro1">
          <table:table-cell table:formula="of:=IF(ISTEXT([TXT.A195]);CONCATENATE(&quot;&quot;&quot;&quot;;SUBSTITUTE([TXT.A195];&quot; &quot;;&quot;_&quot;); &quot;&quot;&quot; =&gt; &quot;&quot;&quot;; [.A$1];[TXT.A195];&quot;&quot;&quot;,&quot;);&quot;&quot;)">
            <text:p/>
          </table:table-cell>
          <table:table-cell table:formula="of:=IF(ISTEXT([TXT.B195]);CONCATENATE(&quot;&quot;&quot;&quot;;SUBSTITUTE([TXT.B195];&quot; &quot;;&quot;_&quot;); &quot;&quot;&quot; =&gt; &quot;&quot;&quot;; [.B$1];[TXT.B195];&quot;&quot;&quot;,&quot;);&quot;&quot;)">
            <text:p/>
          </table:table-cell>
          <table:table-cell table:formula="of:=IF(ISTEXT([TXT.C195]);CONCATENATE(&quot;&quot;&quot;&quot;;SUBSTITUTE([TXT.C195];&quot; &quot;;&quot;_&quot;); &quot;&quot;&quot; =&gt; &quot;&quot;&quot;; [.C$1];[TXT.C195];&quot;&quot;&quot;,&quot;);&quot;&quot;)" office:value-type="string" office:string-value="&quot;weed_control_technique&quot; =&gt; &quot;&amp;nbsp;&amp;nbsp;&amp;nbsp;&amp;nbsp;weed control technique&quot;,">
            <text:p>"weed_control_technique" =&gt; "&amp;nbsp;&amp;nbsp;&amp;nbsp;&amp;nbsp;weed control technique",</text:p>
          </table:table-cell>
          <table:table-cell table:formula="of:=IF(ISTEXT([TXT.D195]);CONCATENATE(&quot;&quot;&quot;&quot;;SUBSTITUTE([TXT.D195];&quot; &quot;;&quot;_&quot;); &quot;&quot;&quot; =&gt; &quot;&quot;&quot;; [.D$1];[TXT.D195];&quot;&quot;&quot;,&quot;);&quot;&quot;)">
            <text:p/>
          </table:table-cell>
          <table:table-cell table:formula="of:=IF(ISTEXT([TXT.E195]);CONCATENATE(&quot;&quot;&quot;&quot;;SUBSTITUTE([TXT.E195];&quot; &quot;;&quot;_&quot;); &quot;&quot;&quot; =&gt; &quot;&quot;&quot;; [.E$1];[TXT.E195];&quot;&quot;&quot;,&quot;);&quot;&quot;)">
            <text:p/>
          </table:table-cell>
          <table:table-cell table:formula="of:=IF(ISTEXT([TXT.F195]);CONCATENATE(&quot;&quot;&quot;&quot;;SUBSTITUTE([TXT.F195];&quot; &quot;;&quot;_&quot;); &quot;&quot;&quot; =&gt; &quot;&quot;&quot;; [.F$1];[TXT.F195];&quot;&quot;&quot;,&quot;);&quot;&quot;)">
            <text:p/>
          </table:table-cell>
        </table:table-row>
        <table:table-row table:style-name="ro1">
          <table:table-cell table:formula="of:=IF(ISTEXT([TXT.A196]);CONCATENATE(&quot;&quot;&quot;&quot;;SUBSTITUTE([TXT.A196];&quot; &quot;;&quot;_&quot;); &quot;&quot;&quot; =&gt; &quot;&quot;&quot;; [.A$1];[TXT.A196];&quot;&quot;&quot;,&quot;);&quot;&quot;)" office:value-type="string" office:string-value="&quot;Policy&quot; =&gt; &quot;Policy&quot;,">
            <text:p>"Policy" =&gt; "Policy",</text:p>
          </table:table-cell>
          <table:table-cell table:formula="of:=IF(ISTEXT([TXT.B196]);CONCATENATE(&quot;&quot;&quot;&quot;;SUBSTITUTE([TXT.B196];&quot; &quot;;&quot;_&quot;); &quot;&quot;&quot; =&gt; &quot;&quot;&quot;; [.B$1];[TXT.B196];&quot;&quot;&quot;,&quot;);&quot;&quot;)">
            <text:p/>
          </table:table-cell>
          <table:table-cell table:formula="of:=IF(ISTEXT([TXT.C196]);CONCATENATE(&quot;&quot;&quot;&quot;;SUBSTITUTE([TXT.C196];&quot; &quot;;&quot;_&quot;); &quot;&quot;&quot; =&gt; &quot;&quot;&quot;; [.C$1];[TXT.C196];&quot;&quot;&quot;,&quot;);&quot;&quot;)">
            <text:p/>
          </table:table-cell>
          <table:table-cell table:formula="of:=IF(ISTEXT([TXT.D196]);CONCATENATE(&quot;&quot;&quot;&quot;;SUBSTITUTE([TXT.D196];&quot; &quot;;&quot;_&quot;); &quot;&quot;&quot; =&gt; &quot;&quot;&quot;; [.D$1];[TXT.D196];&quot;&quot;&quot;,&quot;);&quot;&quot;)">
            <text:p/>
          </table:table-cell>
          <table:table-cell table:formula="of:=IF(ISTEXT([TXT.E196]);CONCATENATE(&quot;&quot;&quot;&quot;;SUBSTITUTE([TXT.E196];&quot; &quot;;&quot;_&quot;); &quot;&quot;&quot; =&gt; &quot;&quot;&quot;; [.E$1];[TXT.E196];&quot;&quot;&quot;,&quot;);&quot;&quot;)">
            <text:p/>
          </table:table-cell>
          <table:table-cell table:formula="of:=IF(ISTEXT([TXT.F196]);CONCATENATE(&quot;&quot;&quot;&quot;;SUBSTITUTE([TXT.F196];&quot; &quot;;&quot;_&quot;); &quot;&quot;&quot; =&gt; &quot;&quot;&quot;; [.F$1];[TXT.F196];&quot;&quot;&quot;,&quot;);&quot;&quot;)">
            <text:p/>
          </table:table-cell>
        </table:table-row>
        <table:table-row table:style-name="ro1">
          <table:table-cell table:formula="of:=IF(ISTEXT([TXT.A197]);CONCATENATE(&quot;&quot;&quot;&quot;;SUBSTITUTE([TXT.A197];&quot; &quot;;&quot;_&quot;); &quot;&quot;&quot; =&gt; &quot;&quot;&quot;; [.A$1];[TXT.A197];&quot;&quot;&quot;,&quot;);&quot;&quot;)">
            <text:p/>
          </table:table-cell>
          <table:table-cell table:formula="of:=IF(ISTEXT([TXT.B197]);CONCATENATE(&quot;&quot;&quot;&quot;;SUBSTITUTE([TXT.B197];&quot; &quot;;&quot;_&quot;); &quot;&quot;&quot; =&gt; &quot;&quot;&quot;; [.B$1];[TXT.B197];&quot;&quot;&quot;,&quot;);&quot;&quot;)" office:value-type="string" office:string-value="&quot;regulation&quot; =&gt; &quot;&amp;nbsp;&amp;nbsp;regulation&quot;,">
            <text:p>"regulation" =&gt; "&amp;nbsp;&amp;nbsp;regulation",</text:p>
          </table:table-cell>
          <table:table-cell table:formula="of:=IF(ISTEXT([TXT.C197]);CONCATENATE(&quot;&quot;&quot;&quot;;SUBSTITUTE([TXT.C197];&quot; &quot;;&quot;_&quot;); &quot;&quot;&quot; =&gt; &quot;&quot;&quot;; [.C$1];[TXT.C197];&quot;&quot;&quot;,&quot;);&quot;&quot;)">
            <text:p/>
          </table:table-cell>
          <table:table-cell table:formula="of:=IF(ISTEXT([TXT.D197]);CONCATENATE(&quot;&quot;&quot;&quot;;SUBSTITUTE([TXT.D197];&quot; &quot;;&quot;_&quot;); &quot;&quot;&quot; =&gt; &quot;&quot;&quot;; [.D$1];[TXT.D197];&quot;&quot;&quot;,&quot;);&quot;&quot;)">
            <text:p/>
          </table:table-cell>
          <table:table-cell table:formula="of:=IF(ISTEXT([TXT.E197]);CONCATENATE(&quot;&quot;&quot;&quot;;SUBSTITUTE([TXT.E197];&quot; &quot;;&quot;_&quot;); &quot;&quot;&quot; =&gt; &quot;&quot;&quot;; [.E$1];[TXT.E197];&quot;&quot;&quot;,&quot;);&quot;&quot;)">
            <text:p/>
          </table:table-cell>
          <table:table-cell table:formula="of:=IF(ISTEXT([TXT.F197]);CONCATENATE(&quot;&quot;&quot;&quot;;SUBSTITUTE([TXT.F197];&quot; &quot;;&quot;_&quot;); &quot;&quot;&quot; =&gt; &quot;&quot;&quot;; [.F$1];[TXT.F197];&quot;&quot;&quot;,&quot;);&quot;&quot;)">
            <text:p/>
          </table:table-cell>
        </table:table-row>
        <table:table-row table:style-name="ro1">
          <table:table-cell table:formula="of:=IF(ISTEXT([TXT.A198]);CONCATENATE(&quot;&quot;&quot;&quot;;SUBSTITUTE([TXT.A198];&quot; &quot;;&quot;_&quot;); &quot;&quot;&quot; =&gt; &quot;&quot;&quot;; [.A$1];[TXT.A198];&quot;&quot;&quot;,&quot;);&quot;&quot;)">
            <text:p/>
          </table:table-cell>
          <table:table-cell table:formula="of:=IF(ISTEXT([TXT.B198]);CONCATENATE(&quot;&quot;&quot;&quot;;SUBSTITUTE([TXT.B198];&quot; &quot;;&quot;_&quot;); &quot;&quot;&quot; =&gt; &quot;&quot;&quot;; [.B$1];[TXT.B198];&quot;&quot;&quot;,&quot;);&quot;&quot;)">
            <text:p/>
          </table:table-cell>
          <table:table-cell table:formula="of:=IF(ISTEXT([TXT.C198]);CONCATENATE(&quot;&quot;&quot;&quot;;SUBSTITUTE([TXT.C198];&quot; &quot;;&quot;_&quot;); &quot;&quot;&quot; =&gt; &quot;&quot;&quot;; [.C$1];[TXT.C198];&quot;&quot;&quot;,&quot;);&quot;&quot;)" office:value-type="string" office:string-value="&quot;certification&quot; =&gt; &quot;&amp;nbsp;&amp;nbsp;&amp;nbsp;&amp;nbsp;certification&quot;,">
            <text:p>"certification" =&gt; "&amp;nbsp;&amp;nbsp;&amp;nbsp;&amp;nbsp;certification",</text:p>
          </table:table-cell>
          <table:table-cell table:formula="of:=IF(ISTEXT([TXT.D198]);CONCATENATE(&quot;&quot;&quot;&quot;;SUBSTITUTE([TXT.D198];&quot; &quot;;&quot;_&quot;); &quot;&quot;&quot; =&gt; &quot;&quot;&quot;; [.D$1];[TXT.D198];&quot;&quot;&quot;,&quot;);&quot;&quot;)">
            <text:p/>
          </table:table-cell>
          <table:table-cell table:formula="of:=IF(ISTEXT([TXT.E198]);CONCATENATE(&quot;&quot;&quot;&quot;;SUBSTITUTE([TXT.E198];&quot; &quot;;&quot;_&quot;); &quot;&quot;&quot; =&gt; &quot;&quot;&quot;; [.E$1];[TXT.E198];&quot;&quot;&quot;,&quot;);&quot;&quot;)">
            <text:p/>
          </table:table-cell>
          <table:table-cell table:formula="of:=IF(ISTEXT([TXT.F198]);CONCATENATE(&quot;&quot;&quot;&quot;;SUBSTITUTE([TXT.F198];&quot; &quot;;&quot;_&quot;); &quot;&quot;&quot; =&gt; &quot;&quot;&quot;; [.F$1];[TXT.F198];&quot;&quot;&quot;,&quot;);&quot;&quot;)">
            <text:p/>
          </table:table-cell>
        </table:table-row>
        <table:table-row table:style-name="ro1">
          <table:table-cell table:formula="of:=IF(ISTEXT([TXT.A199]);CONCATENATE(&quot;&quot;&quot;&quot;;SUBSTITUTE([TXT.A199];&quot; &quot;;&quot;_&quot;); &quot;&quot;&quot; =&gt; &quot;&quot;&quot;; [.A$1];[TXT.A199];&quot;&quot;&quot;,&quot;);&quot;&quot;)">
            <text:p/>
          </table:table-cell>
          <table:table-cell table:formula="of:=IF(ISTEXT([TXT.B199]);CONCATENATE(&quot;&quot;&quot;&quot;;SUBSTITUTE([TXT.B199];&quot; &quot;;&quot;_&quot;); &quot;&quot;&quot; =&gt; &quot;&quot;&quot;; [.B$1];[TXT.B199];&quot;&quot;&quot;,&quot;);&quot;&quot;)">
            <text:p/>
          </table:table-cell>
          <table:table-cell table:formula="of:=IF(ISTEXT([TXT.C199]);CONCATENATE(&quot;&quot;&quot;&quot;;SUBSTITUTE([TXT.C199];&quot; &quot;;&quot;_&quot;); &quot;&quot;&quot; =&gt; &quot;&quot;&quot;; [.C$1];[TXT.C199];&quot;&quot;&quot;,&quot;);&quot;&quot;)" office:value-type="string" office:string-value="&quot;certification_of_organic_agriculture&quot; =&gt; &quot;&amp;nbsp;&amp;nbsp;&amp;nbsp;&amp;nbsp;certification of organic agriculture&quot;,">
            <text:p>"certification_of_organic_agriculture" =&gt; "&amp;nbsp;&amp;nbsp;&amp;nbsp;&amp;nbsp;certification of organic agriculture",</text:p>
          </table:table-cell>
          <table:table-cell table:formula="of:=IF(ISTEXT([TXT.D199]);CONCATENATE(&quot;&quot;&quot;&quot;;SUBSTITUTE([TXT.D199];&quot; &quot;;&quot;_&quot;); &quot;&quot;&quot; =&gt; &quot;&quot;&quot;; [.D$1];[TXT.D199];&quot;&quot;&quot;,&quot;);&quot;&quot;)">
            <text:p/>
          </table:table-cell>
          <table:table-cell table:formula="of:=IF(ISTEXT([TXT.E199]);CONCATENATE(&quot;&quot;&quot;&quot;;SUBSTITUTE([TXT.E199];&quot; &quot;;&quot;_&quot;); &quot;&quot;&quot; =&gt; &quot;&quot;&quot;; [.E$1];[TXT.E199];&quot;&quot;&quot;,&quot;);&quot;&quot;)">
            <text:p/>
          </table:table-cell>
          <table:table-cell table:formula="of:=IF(ISTEXT([TXT.F199]);CONCATENATE(&quot;&quot;&quot;&quot;;SUBSTITUTE([TXT.F199];&quot; &quot;;&quot;_&quot;); &quot;&quot;&quot; =&gt; &quot;&quot;&quot;; [.F$1];[TXT.F199];&quot;&quot;&quot;,&quot;);&quot;&quot;)">
            <text:p/>
          </table:table-cell>
        </table:table-row>
        <table:table-row table:style-name="ro1">
          <table:table-cell table:formula="of:=IF(ISTEXT([TXT.A200]);CONCATENATE(&quot;&quot;&quot;&quot;;SUBSTITUTE([TXT.A200];&quot; &quot;;&quot;_&quot;); &quot;&quot;&quot; =&gt; &quot;&quot;&quot;; [.A$1];[TXT.A200];&quot;&quot;&quot;,&quot;);&quot;&quot;)">
            <text:p/>
          </table:table-cell>
          <table:table-cell table:formula="of:=IF(ISTEXT([TXT.B200]);CONCATENATE(&quot;&quot;&quot;&quot;;SUBSTITUTE([TXT.B200];&quot; &quot;;&quot;_&quot;); &quot;&quot;&quot; =&gt; &quot;&quot;&quot;; [.B$1];[TXT.B200];&quot;&quot;&quot;,&quot;);&quot;&quot;)">
            <text:p/>
          </table:table-cell>
          <table:table-cell table:formula="of:=IF(ISTEXT([TXT.C200]);CONCATENATE(&quot;&quot;&quot;&quot;;SUBSTITUTE([TXT.C200];&quot; &quot;;&quot;_&quot;); &quot;&quot;&quot; =&gt; &quot;&quot;&quot;; [.C$1];[TXT.C200];&quot;&quot;&quot;,&quot;);&quot;&quot;)" office:value-type="string" office:string-value="&quot;labeling&quot; =&gt; &quot;&amp;nbsp;&amp;nbsp;&amp;nbsp;&amp;nbsp;labeling&quot;,">
            <text:p>"labeling" =&gt; "&amp;nbsp;&amp;nbsp;&amp;nbsp;&amp;nbsp;labeling",</text:p>
          </table:table-cell>
          <table:table-cell table:formula="of:=IF(ISTEXT([TXT.D200]);CONCATENATE(&quot;&quot;&quot;&quot;;SUBSTITUTE([TXT.D200];&quot; &quot;;&quot;_&quot;); &quot;&quot;&quot; =&gt; &quot;&quot;&quot;; [.D$1];[TXT.D200];&quot;&quot;&quot;,&quot;);&quot;&quot;)">
            <text:p/>
          </table:table-cell>
          <table:table-cell table:formula="of:=IF(ISTEXT([TXT.E200]);CONCATENATE(&quot;&quot;&quot;&quot;;SUBSTITUTE([TXT.E200];&quot; &quot;;&quot;_&quot;); &quot;&quot;&quot; =&gt; &quot;&quot;&quot;; [.E$1];[TXT.E200];&quot;&quot;&quot;,&quot;);&quot;&quot;)">
            <text:p/>
          </table:table-cell>
          <table:table-cell table:formula="of:=IF(ISTEXT([TXT.F200]);CONCATENATE(&quot;&quot;&quot;&quot;;SUBSTITUTE([TXT.F200];&quot; &quot;;&quot;_&quot;); &quot;&quot;&quot; =&gt; &quot;&quot;&quot;; [.F$1];[TXT.F200];&quot;&quot;&quot;,&quot;);&quot;&quot;)">
            <text:p/>
          </table:table-cell>
        </table:table-row>
        <table:table-row table:style-name="ro1">
          <table:table-cell table:formula="of:=IF(ISTEXT([TXT.A201]);CONCATENATE(&quot;&quot;&quot;&quot;;SUBSTITUTE([TXT.A201];&quot; &quot;;&quot;_&quot;); &quot;&quot;&quot; =&gt; &quot;&quot;&quot;; [.A$1];[TXT.A201];&quot;&quot;&quot;,&quot;);&quot;&quot;)">
            <text:p/>
          </table:table-cell>
          <table:table-cell table:formula="of:=IF(ISTEXT([TXT.B201]);CONCATENATE(&quot;&quot;&quot;&quot;;SUBSTITUTE([TXT.B201];&quot; &quot;;&quot;_&quot;); &quot;&quot;&quot; =&gt; &quot;&quot;&quot;; [.B$1];[TXT.B201];&quot;&quot;&quot;,&quot;);&quot;&quot;)">
            <text:p/>
          </table:table-cell>
          <table:table-cell table:formula="of:=IF(ISTEXT([TXT.C201]);CONCATENATE(&quot;&quot;&quot;&quot;;SUBSTITUTE([TXT.C201];&quot; &quot;;&quot;_&quot;); &quot;&quot;&quot; =&gt; &quot;&quot;&quot;; [.C$1];[TXT.C201];&quot;&quot;&quot;,&quot;);&quot;&quot;)" office:value-type="string" office:string-value="&quot;legislation&quot; =&gt; &quot;&amp;nbsp;&amp;nbsp;&amp;nbsp;&amp;nbsp;legislation&quot;,">
            <text:p>"legislation" =&gt; "&amp;nbsp;&amp;nbsp;&amp;nbsp;&amp;nbsp;legislation",</text:p>
          </table:table-cell>
          <table:table-cell table:formula="of:=IF(ISTEXT([TXT.D201]);CONCATENATE(&quot;&quot;&quot;&quot;;SUBSTITUTE([TXT.D201];&quot; &quot;;&quot;_&quot;); &quot;&quot;&quot; =&gt; &quot;&quot;&quot;; [.D$1];[TXT.D201];&quot;&quot;&quot;,&quot;);&quot;&quot;)">
            <text:p/>
          </table:table-cell>
          <table:table-cell table:formula="of:=IF(ISTEXT([TXT.E201]);CONCATENATE(&quot;&quot;&quot;&quot;;SUBSTITUTE([TXT.E201];&quot; &quot;;&quot;_&quot;); &quot;&quot;&quot; =&gt; &quot;&quot;&quot;; [.E$1];[TXT.E201];&quot;&quot;&quot;,&quot;);&quot;&quot;)">
            <text:p/>
          </table:table-cell>
          <table:table-cell table:formula="of:=IF(ISTEXT([TXT.F201]);CONCATENATE(&quot;&quot;&quot;&quot;;SUBSTITUTE([TXT.F201];&quot; &quot;;&quot;_&quot;); &quot;&quot;&quot; =&gt; &quot;&quot;&quot;; [.F$1];[TXT.F201];&quot;&quot;&quot;,&quot;);&quot;&quot;)">
            <text:p/>
          </table:table-cell>
        </table:table-row>
        <table:table-row table:style-name="ro1">
          <table:table-cell table:formula="of:=IF(ISTEXT([TXT.A202]);CONCATENATE(&quot;&quot;&quot;&quot;;SUBSTITUTE([TXT.A202];&quot; &quot;;&quot;_&quot;); &quot;&quot;&quot; =&gt; &quot;&quot;&quot;; [.A$1];[TXT.A202];&quot;&quot;&quot;,&quot;);&quot;&quot;)">
            <text:p/>
          </table:table-cell>
          <table:table-cell table:formula="of:=IF(ISTEXT([TXT.B202]);CONCATENATE(&quot;&quot;&quot;&quot;;SUBSTITUTE([TXT.B202];&quot; &quot;;&quot;_&quot;); &quot;&quot;&quot; =&gt; &quot;&quot;&quot;; [.B$1];[TXT.B202];&quot;&quot;&quot;,&quot;);&quot;&quot;)">
            <text:p/>
          </table:table-cell>
          <table:table-cell table:formula="of:=IF(ISTEXT([TXT.C202]);CONCATENATE(&quot;&quot;&quot;&quot;;SUBSTITUTE([TXT.C202];&quot; &quot;;&quot;_&quot;); &quot;&quot;&quot; =&gt; &quot;&quot;&quot;; [.C$1];[TXT.C202];&quot;&quot;&quot;,&quot;);&quot;&quot;)" office:value-type="string" office:string-value="&quot;legislation_on_organic_agriculture&quot; =&gt; &quot;&amp;nbsp;&amp;nbsp;&amp;nbsp;&amp;nbsp;legislation on organic agriculture&quot;,">
            <text:p>"legislation_on_organic_agriculture" =&gt; "&amp;nbsp;&amp;nbsp;&amp;nbsp;&amp;nbsp;legislation on organic agriculture",</text:p>
          </table:table-cell>
          <table:table-cell table:formula="of:=IF(ISTEXT([TXT.D202]);CONCATENATE(&quot;&quot;&quot;&quot;;SUBSTITUTE([TXT.D202];&quot; &quot;;&quot;_&quot;); &quot;&quot;&quot; =&gt; &quot;&quot;&quot;; [.D$1];[TXT.D202];&quot;&quot;&quot;,&quot;);&quot;&quot;)">
            <text:p/>
          </table:table-cell>
          <table:table-cell table:formula="of:=IF(ISTEXT([TXT.E202]);CONCATENATE(&quot;&quot;&quot;&quot;;SUBSTITUTE([TXT.E202];&quot; &quot;;&quot;_&quot;); &quot;&quot;&quot; =&gt; &quot;&quot;&quot;; [.E$1];[TXT.E202];&quot;&quot;&quot;,&quot;);&quot;&quot;)">
            <text:p/>
          </table:table-cell>
          <table:table-cell table:formula="of:=IF(ISTEXT([TXT.F202]);CONCATENATE(&quot;&quot;&quot;&quot;;SUBSTITUTE([TXT.F202];&quot; &quot;;&quot;_&quot;); &quot;&quot;&quot; =&gt; &quot;&quot;&quot;; [.F$1];[TXT.F202];&quot;&quot;&quot;,&quot;);&quot;&quot;)">
            <text:p/>
          </table:table-cell>
        </table:table-row>
        <table:table-row table:style-name="ro1">
          <table:table-cell table:formula="of:=IF(ISTEXT([TXT.A203]);CONCATENATE(&quot;&quot;&quot;&quot;;SUBSTITUTE([TXT.A203];&quot; &quot;;&quot;_&quot;); &quot;&quot;&quot; =&gt; &quot;&quot;&quot;; [.A$1];[TXT.A203];&quot;&quot;&quot;,&quot;);&quot;&quot;)">
            <text:p/>
          </table:table-cell>
          <table:table-cell table:formula="of:=IF(ISTEXT([TXT.B203]);CONCATENATE(&quot;&quot;&quot;&quot;;SUBSTITUTE([TXT.B203];&quot; &quot;;&quot;_&quot;); &quot;&quot;&quot; =&gt; &quot;&quot;&quot;; [.B$1];[TXT.B203];&quot;&quot;&quot;,&quot;);&quot;&quot;)" office:value-type="string" office:string-value="&quot;standard&quot; =&gt; &quot;&amp;nbsp;&amp;nbsp;standard&quot;,">
            <text:p>"standard" =&gt; "&amp;nbsp;&amp;nbsp;standard",</text:p>
          </table:table-cell>
          <table:table-cell table:formula="of:=IF(ISTEXT([TXT.C203]);CONCATENATE(&quot;&quot;&quot;&quot;;SUBSTITUTE([TXT.C203];&quot; &quot;;&quot;_&quot;); &quot;&quot;&quot; =&gt; &quot;&quot;&quot;; [.C$1];[TXT.C203];&quot;&quot;&quot;,&quot;);&quot;&quot;)">
            <text:p/>
          </table:table-cell>
          <table:table-cell table:formula="of:=IF(ISTEXT([TXT.D203]);CONCATENATE(&quot;&quot;&quot;&quot;;SUBSTITUTE([TXT.D203];&quot; &quot;;&quot;_&quot;); &quot;&quot;&quot; =&gt; &quot;&quot;&quot;; [.D$1];[TXT.D203];&quot;&quot;&quot;,&quot;);&quot;&quot;)">
            <text:p/>
          </table:table-cell>
          <table:table-cell table:formula="of:=IF(ISTEXT([TXT.E203]);CONCATENATE(&quot;&quot;&quot;&quot;;SUBSTITUTE([TXT.E203];&quot; &quot;;&quot;_&quot;); &quot;&quot;&quot; =&gt; &quot;&quot;&quot;; [.E$1];[TXT.E203];&quot;&quot;&quot;,&quot;);&quot;&quot;)">
            <text:p/>
          </table:table-cell>
          <table:table-cell table:formula="of:=IF(ISTEXT([TXT.F203]);CONCATENATE(&quot;&quot;&quot;&quot;;SUBSTITUTE([TXT.F203];&quot; &quot;;&quot;_&quot;); &quot;&quot;&quot; =&gt; &quot;&quot;&quot;; [.F$1];[TXT.F203];&quot;&quot;&quot;,&quot;);&quot;&quot;)">
            <text:p/>
          </table:table-cell>
        </table:table-row>
        <table:table-row table:style-name="ro1">
          <table:table-cell table:formula="of:=IF(ISTEXT([TXT.A204]);CONCATENATE(&quot;&quot;&quot;&quot;;SUBSTITUTE([TXT.A204];&quot; &quot;;&quot;_&quot;); &quot;&quot;&quot; =&gt; &quot;&quot;&quot;; [.A$1];[TXT.A204];&quot;&quot;&quot;,&quot;);&quot;&quot;)">
            <text:p/>
          </table:table-cell>
          <table:table-cell table:formula="of:=IF(ISTEXT([TXT.B204]);CONCATENATE(&quot;&quot;&quot;&quot;;SUBSTITUTE([TXT.B204];&quot; &quot;;&quot;_&quot;); &quot;&quot;&quot; =&gt; &quot;&quot;&quot;; [.B$1];[TXT.B204];&quot;&quot;&quot;,&quot;);&quot;&quot;)">
            <text:p/>
          </table:table-cell>
          <table:table-cell table:formula="of:=IF(ISTEXT([TXT.C204]);CONCATENATE(&quot;&quot;&quot;&quot;;SUBSTITUTE([TXT.C204];&quot; &quot;;&quot;_&quot;); &quot;&quot;&quot; =&gt; &quot;&quot;&quot;; [.C$1];[TXT.C204];&quot;&quot;&quot;,&quot;);&quot;&quot;)" office:value-type="string" office:string-value="&quot;organic_standard&quot; =&gt; &quot;&amp;nbsp;&amp;nbsp;&amp;nbsp;&amp;nbsp;organic standard&quot;,">
            <text:p>"organic_standard" =&gt; "&amp;nbsp;&amp;nbsp;&amp;nbsp;&amp;nbsp;organic standard",</text:p>
          </table:table-cell>
          <table:table-cell table:formula="of:=IF(ISTEXT([TXT.D204]);CONCATENATE(&quot;&quot;&quot;&quot;;SUBSTITUTE([TXT.D204];&quot; &quot;;&quot;_&quot;); &quot;&quot;&quot; =&gt; &quot;&quot;&quot;; [.D$1];[TXT.D204];&quot;&quot;&quot;,&quot;);&quot;&quot;)">
            <text:p/>
          </table:table-cell>
          <table:table-cell table:formula="of:=IF(ISTEXT([TXT.E204]);CONCATENATE(&quot;&quot;&quot;&quot;;SUBSTITUTE([TXT.E204];&quot; &quot;;&quot;_&quot;); &quot;&quot;&quot; =&gt; &quot;&quot;&quot;; [.E$1];[TXT.E204];&quot;&quot;&quot;,&quot;);&quot;&quot;)">
            <text:p/>
          </table:table-cell>
          <table:table-cell table:formula="of:=IF(ISTEXT([TXT.F204]);CONCATENATE(&quot;&quot;&quot;&quot;;SUBSTITUTE([TXT.F204];&quot; &quot;;&quot;_&quot;); &quot;&quot;&quot; =&gt; &quot;&quot;&quot;; [.F$1];[TXT.F204];&quot;&quot;&quot;,&quot;);&quot;&quot;)">
            <text:p/>
          </table:table-cell>
        </table:table-row>
        <table:table-row table:style-name="ro1">
          <table:table-cell table:formula="of:=IF(ISTEXT([TXT.A205]);CONCATENATE(&quot;&quot;&quot;&quot;;SUBSTITUTE([TXT.A205];&quot; &quot;;&quot;_&quot;); &quot;&quot;&quot; =&gt; &quot;&quot;&quot;; [.A$1];[TXT.A205];&quot;&quot;&quot;,&quot;);&quot;&quot;)" office:value-type="string" office:string-value="&quot;Process&quot; =&gt; &quot;Process&quot;,">
            <text:p>"Process" =&gt; "Process",</text:p>
          </table:table-cell>
          <table:table-cell table:formula="of:=IF(ISTEXT([TXT.B205]);CONCATENATE(&quot;&quot;&quot;&quot;;SUBSTITUTE([TXT.B205];&quot; &quot;;&quot;_&quot;); &quot;&quot;&quot; =&gt; &quot;&quot;&quot;; [.B$1];[TXT.B205];&quot;&quot;&quot;,&quot;);&quot;&quot;)">
            <text:p/>
          </table:table-cell>
          <table:table-cell table:formula="of:=IF(ISTEXT([TXT.C205]);CONCATENATE(&quot;&quot;&quot;&quot;;SUBSTITUTE([TXT.C205];&quot; &quot;;&quot;_&quot;); &quot;&quot;&quot; =&gt; &quot;&quot;&quot;; [.C$1];[TXT.C205];&quot;&quot;&quot;,&quot;);&quot;&quot;)">
            <text:p/>
          </table:table-cell>
          <table:table-cell table:formula="of:=IF(ISTEXT([TXT.D205]);CONCATENATE(&quot;&quot;&quot;&quot;;SUBSTITUTE([TXT.D205];&quot; &quot;;&quot;_&quot;); &quot;&quot;&quot; =&gt; &quot;&quot;&quot;; [.D$1];[TXT.D205];&quot;&quot;&quot;,&quot;);&quot;&quot;)">
            <text:p/>
          </table:table-cell>
          <table:table-cell table:formula="of:=IF(ISTEXT([TXT.E205]);CONCATENATE(&quot;&quot;&quot;&quot;;SUBSTITUTE([TXT.E205];&quot; &quot;;&quot;_&quot;); &quot;&quot;&quot; =&gt; &quot;&quot;&quot;; [.E$1];[TXT.E205];&quot;&quot;&quot;,&quot;);&quot;&quot;)">
            <text:p/>
          </table:table-cell>
          <table:table-cell table:formula="of:=IF(ISTEXT([TXT.F205]);CONCATENATE(&quot;&quot;&quot;&quot;;SUBSTITUTE([TXT.F205];&quot; &quot;;&quot;_&quot;); &quot;&quot;&quot; =&gt; &quot;&quot;&quot;; [.F$1];[TXT.F205];&quot;&quot;&quot;,&quot;);&quot;&quot;)">
            <text:p/>
          </table:table-cell>
        </table:table-row>
        <table:table-row table:style-name="ro1">
          <table:table-cell table:formula="of:=IF(ISTEXT([TXT.A206]);CONCATENATE(&quot;&quot;&quot;&quot;;SUBSTITUTE([TXT.A206];&quot; &quot;;&quot;_&quot;); &quot;&quot;&quot; =&gt; &quot;&quot;&quot;; [.A$1];[TXT.A206];&quot;&quot;&quot;,&quot;);&quot;&quot;)">
            <text:p/>
          </table:table-cell>
          <table:table-cell table:formula="of:=IF(ISTEXT([TXT.B206]);CONCATENATE(&quot;&quot;&quot;&quot;;SUBSTITUTE([TXT.B206];&quot; &quot;;&quot;_&quot;); &quot;&quot;&quot; =&gt; &quot;&quot;&quot;; [.B$1];[TXT.B206];&quot;&quot;&quot;,&quot;);&quot;&quot;)" office:value-type="string" office:string-value="&quot;accreditation&quot; =&gt; &quot;&amp;nbsp;&amp;nbsp;accreditation&quot;,">
            <text:p>"accreditation" =&gt; "&amp;nbsp;&amp;nbsp;accreditation",</text:p>
          </table:table-cell>
          <table:table-cell table:formula="of:=IF(ISTEXT([TXT.C206]);CONCATENATE(&quot;&quot;&quot;&quot;;SUBSTITUTE([TXT.C206];&quot; &quot;;&quot;_&quot;); &quot;&quot;&quot; =&gt; &quot;&quot;&quot;; [.C$1];[TXT.C206];&quot;&quot;&quot;,&quot;);&quot;&quot;)">
            <text:p/>
          </table:table-cell>
          <table:table-cell table:formula="of:=IF(ISTEXT([TXT.D206]);CONCATENATE(&quot;&quot;&quot;&quot;;SUBSTITUTE([TXT.D206];&quot; &quot;;&quot;_&quot;); &quot;&quot;&quot; =&gt; &quot;&quot;&quot;; [.D$1];[TXT.D206];&quot;&quot;&quot;,&quot;);&quot;&quot;)">
            <text:p/>
          </table:table-cell>
          <table:table-cell table:formula="of:=IF(ISTEXT([TXT.E206]);CONCATENATE(&quot;&quot;&quot;&quot;;SUBSTITUTE([TXT.E206];&quot; &quot;;&quot;_&quot;); &quot;&quot;&quot; =&gt; &quot;&quot;&quot;; [.E$1];[TXT.E206];&quot;&quot;&quot;,&quot;);&quot;&quot;)">
            <text:p/>
          </table:table-cell>
          <table:table-cell table:formula="of:=IF(ISTEXT([TXT.F206]);CONCATENATE(&quot;&quot;&quot;&quot;;SUBSTITUTE([TXT.F206];&quot; &quot;;&quot;_&quot;); &quot;&quot;&quot; =&gt; &quot;&quot;&quot;; [.F$1];[TXT.F206];&quot;&quot;&quot;,&quot;);&quot;&quot;)">
            <text:p/>
          </table:table-cell>
        </table:table-row>
        <table:table-row table:style-name="ro1">
          <table:table-cell table:formula="of:=IF(ISTEXT([TXT.A207]);CONCATENATE(&quot;&quot;&quot;&quot;;SUBSTITUTE([TXT.A207];&quot; &quot;;&quot;_&quot;); &quot;&quot;&quot; =&gt; &quot;&quot;&quot;; [.A$1];[TXT.A207];&quot;&quot;&quot;,&quot;);&quot;&quot;)">
            <text:p/>
          </table:table-cell>
          <table:table-cell table:formula="of:=IF(ISTEXT([TXT.B207]);CONCATENATE(&quot;&quot;&quot;&quot;;SUBSTITUTE([TXT.B207];&quot; &quot;;&quot;_&quot;); &quot;&quot;&quot; =&gt; &quot;&quot;&quot;; [.B$1];[TXT.B207];&quot;&quot;&quot;,&quot;);&quot;&quot;)" office:value-type="string" office:string-value="&quot;certification_process&quot; =&gt; &quot;&amp;nbsp;&amp;nbsp;certification process&quot;,">
            <text:p>"certification_process" =&gt; "&amp;nbsp;&amp;nbsp;certification process",</text:p>
          </table:table-cell>
          <table:table-cell table:formula="of:=IF(ISTEXT([TXT.C207]);CONCATENATE(&quot;&quot;&quot;&quot;;SUBSTITUTE([TXT.C207];&quot; &quot;;&quot;_&quot;); &quot;&quot;&quot; =&gt; &quot;&quot;&quot;; [.C$1];[TXT.C207];&quot;&quot;&quot;,&quot;);&quot;&quot;)">
            <text:p/>
          </table:table-cell>
          <table:table-cell table:formula="of:=IF(ISTEXT([TXT.D207]);CONCATENATE(&quot;&quot;&quot;&quot;;SUBSTITUTE([TXT.D207];&quot; &quot;;&quot;_&quot;); &quot;&quot;&quot; =&gt; &quot;&quot;&quot;; [.D$1];[TXT.D207];&quot;&quot;&quot;,&quot;);&quot;&quot;)">
            <text:p/>
          </table:table-cell>
          <table:table-cell table:formula="of:=IF(ISTEXT([TXT.E207]);CONCATENATE(&quot;&quot;&quot;&quot;;SUBSTITUTE([TXT.E207];&quot; &quot;;&quot;_&quot;); &quot;&quot;&quot; =&gt; &quot;&quot;&quot;; [.E$1];[TXT.E207];&quot;&quot;&quot;,&quot;);&quot;&quot;)">
            <text:p/>
          </table:table-cell>
          <table:table-cell table:formula="of:=IF(ISTEXT([TXT.F207]);CONCATENATE(&quot;&quot;&quot;&quot;;SUBSTITUTE([TXT.F207];&quot; &quot;;&quot;_&quot;); &quot;&quot;&quot; =&gt; &quot;&quot;&quot;; [.F$1];[TXT.F207];&quot;&quot;&quot;,&quot;);&quot;&quot;)">
            <text:p/>
          </table:table-cell>
        </table:table-row>
        <table:table-row table:style-name="ro1">
          <table:table-cell table:formula="of:=IF(ISTEXT([TXT.A208]);CONCATENATE(&quot;&quot;&quot;&quot;;SUBSTITUTE([TXT.A208];&quot; &quot;;&quot;_&quot;); &quot;&quot;&quot; =&gt; &quot;&quot;&quot;; [.A$1];[TXT.A208];&quot;&quot;&quot;,&quot;);&quot;&quot;)">
            <text:p/>
          </table:table-cell>
          <table:table-cell table:formula="of:=IF(ISTEXT([TXT.B208]);CONCATENATE(&quot;&quot;&quot;&quot;;SUBSTITUTE([TXT.B208];&quot; &quot;;&quot;_&quot;); &quot;&quot;&quot; =&gt; &quot;&quot;&quot;; [.B$1];[TXT.B208];&quot;&quot;&quot;,&quot;);&quot;&quot;)" office:value-type="string" office:string-value="&quot;organic_conversion&quot; =&gt; &quot;&amp;nbsp;&amp;nbsp;organic conversion&quot;,">
            <text:p>"organic_conversion" =&gt; "&amp;nbsp;&amp;nbsp;organic conversion",</text:p>
          </table:table-cell>
          <table:table-cell table:formula="of:=IF(ISTEXT([TXT.C208]);CONCATENATE(&quot;&quot;&quot;&quot;;SUBSTITUTE([TXT.C208];&quot; &quot;;&quot;_&quot;); &quot;&quot;&quot; =&gt; &quot;&quot;&quot;; [.C$1];[TXT.C208];&quot;&quot;&quot;,&quot;);&quot;&quot;)">
            <text:p/>
          </table:table-cell>
          <table:table-cell table:formula="of:=IF(ISTEXT([TXT.D208]);CONCATENATE(&quot;&quot;&quot;&quot;;SUBSTITUTE([TXT.D208];&quot; &quot;;&quot;_&quot;); &quot;&quot;&quot; =&gt; &quot;&quot;&quot;; [.D$1];[TXT.D208];&quot;&quot;&quot;,&quot;);&quot;&quot;)">
            <text:p/>
          </table:table-cell>
          <table:table-cell table:formula="of:=IF(ISTEXT([TXT.E208]);CONCATENATE(&quot;&quot;&quot;&quot;;SUBSTITUTE([TXT.E208];&quot; &quot;;&quot;_&quot;); &quot;&quot;&quot; =&gt; &quot;&quot;&quot;; [.E$1];[TXT.E208];&quot;&quot;&quot;,&quot;);&quot;&quot;)">
            <text:p/>
          </table:table-cell>
          <table:table-cell table:formula="of:=IF(ISTEXT([TXT.F208]);CONCATENATE(&quot;&quot;&quot;&quot;;SUBSTITUTE([TXT.F208];&quot; &quot;;&quot;_&quot;); &quot;&quot;&quot; =&gt; &quot;&quot;&quot;; [.F$1];[TXT.F208];&quot;&quot;&quot;,&quot;);&quot;&quot;)">
            <text:p/>
          </table:table-cell>
        </table:table-row>
        <table:table-row table:style-name="ro1">
          <table:table-cell table:formula="of:=IF(ISTEXT([TXT.A209]);CONCATENATE(&quot;&quot;&quot;&quot;;SUBSTITUTE([TXT.A209];&quot; &quot;;&quot;_&quot;); &quot;&quot;&quot; =&gt; &quot;&quot;&quot;; [.A$1];[TXT.A209];&quot;&quot;&quot;,&quot;);&quot;&quot;)">
            <text:p/>
          </table:table-cell>
          <table:table-cell table:formula="of:=IF(ISTEXT([TXT.B209]);CONCATENATE(&quot;&quot;&quot;&quot;;SUBSTITUTE([TXT.B209];&quot; &quot;;&quot;_&quot;); &quot;&quot;&quot; =&gt; &quot;&quot;&quot;; [.B$1];[TXT.B209];&quot;&quot;&quot;,&quot;);&quot;&quot;)" office:value-type="string" office:string-value="&quot;recycling&quot; =&gt; &quot;&amp;nbsp;&amp;nbsp;recycling&quot;,">
            <text:p>"recycling" =&gt; "&amp;nbsp;&amp;nbsp;recycling",</text:p>
          </table:table-cell>
          <table:table-cell table:formula="of:=IF(ISTEXT([TXT.C209]);CONCATENATE(&quot;&quot;&quot;&quot;;SUBSTITUTE([TXT.C209];&quot; &quot;;&quot;_&quot;); &quot;&quot;&quot; =&gt; &quot;&quot;&quot;; [.C$1];[TXT.C209];&quot;&quot;&quot;,&quot;);&quot;&quot;)">
            <text:p/>
          </table:table-cell>
          <table:table-cell table:formula="of:=IF(ISTEXT([TXT.D209]);CONCATENATE(&quot;&quot;&quot;&quot;;SUBSTITUTE([TXT.D209];&quot; &quot;;&quot;_&quot;); &quot;&quot;&quot; =&gt; &quot;&quot;&quot;; [.D$1];[TXT.D209];&quot;&quot;&quot;,&quot;);&quot;&quot;)">
            <text:p/>
          </table:table-cell>
          <table:table-cell table:formula="of:=IF(ISTEXT([TXT.E209]);CONCATENATE(&quot;&quot;&quot;&quot;;SUBSTITUTE([TXT.E209];&quot; &quot;;&quot;_&quot;); &quot;&quot;&quot; =&gt; &quot;&quot;&quot;; [.E$1];[TXT.E209];&quot;&quot;&quot;,&quot;);&quot;&quot;)">
            <text:p/>
          </table:table-cell>
          <table:table-cell table:formula="of:=IF(ISTEXT([TXT.F209]);CONCATENATE(&quot;&quot;&quot;&quot;;SUBSTITUTE([TXT.F209];&quot; &quot;;&quot;_&quot;); &quot;&quot;&quot; =&gt; &quot;&quot;&quot;; [.F$1];[TXT.F209];&quot;&quot;&quot;,&quot;);&quot;&quot;)">
            <text:p/>
          </table:table-cell>
        </table:table-row>
        <table:table-row table:style-name="ro1">
          <table:table-cell table:formula="of:=IF(ISTEXT([TXT.A210]);CONCATENATE(&quot;&quot;&quot;&quot;;SUBSTITUTE([TXT.A210];&quot; &quot;;&quot;_&quot;); &quot;&quot;&quot; =&gt; &quot;&quot;&quot;; [.A$1];[TXT.A210];&quot;&quot;&quot;,&quot;);&quot;&quot;)" office:value-type="string" office:string-value="&quot;Product&quot; =&gt; &quot;Product&quot;,">
            <text:p>"Product" =&gt; "Product",</text:p>
          </table:table-cell>
          <table:table-cell table:formula="of:=IF(ISTEXT([TXT.B210]);CONCATENATE(&quot;&quot;&quot;&quot;;SUBSTITUTE([TXT.B210];&quot; &quot;;&quot;_&quot;); &quot;&quot;&quot; =&gt; &quot;&quot;&quot;; [.B$1];[TXT.B210];&quot;&quot;&quot;,&quot;);&quot;&quot;)">
            <text:p/>
          </table:table-cell>
          <table:table-cell table:formula="of:=IF(ISTEXT([TXT.C210]);CONCATENATE(&quot;&quot;&quot;&quot;;SUBSTITUTE([TXT.C210];&quot; &quot;;&quot;_&quot;); &quot;&quot;&quot; =&gt; &quot;&quot;&quot;; [.C$1];[TXT.C210];&quot;&quot;&quot;,&quot;);&quot;&quot;)">
            <text:p/>
          </table:table-cell>
          <table:table-cell table:formula="of:=IF(ISTEXT([TXT.D210]);CONCATENATE(&quot;&quot;&quot;&quot;;SUBSTITUTE([TXT.D210];&quot; &quot;;&quot;_&quot;); &quot;&quot;&quot; =&gt; &quot;&quot;&quot;; [.D$1];[TXT.D210];&quot;&quot;&quot;,&quot;);&quot;&quot;)">
            <text:p/>
          </table:table-cell>
          <table:table-cell table:formula="of:=IF(ISTEXT([TXT.E210]);CONCATENATE(&quot;&quot;&quot;&quot;;SUBSTITUTE([TXT.E210];&quot; &quot;;&quot;_&quot;); &quot;&quot;&quot; =&gt; &quot;&quot;&quot;; [.E$1];[TXT.E210];&quot;&quot;&quot;,&quot;);&quot;&quot;)">
            <text:p/>
          </table:table-cell>
          <table:table-cell table:formula="of:=IF(ISTEXT([TXT.F210]);CONCATENATE(&quot;&quot;&quot;&quot;;SUBSTITUTE([TXT.F210];&quot; &quot;;&quot;_&quot;); &quot;&quot;&quot; =&gt; &quot;&quot;&quot;; [.F$1];[TXT.F210];&quot;&quot;&quot;,&quot;);&quot;&quot;)">
            <text:p/>
          </table:table-cell>
        </table:table-row>
        <table:table-row table:style-name="ro1">
          <table:table-cell table:formula="of:=IF(ISTEXT([TXT.A211]);CONCATENATE(&quot;&quot;&quot;&quot;;SUBSTITUTE([TXT.A211];&quot; &quot;;&quot;_&quot;); &quot;&quot;&quot; =&gt; &quot;&quot;&quot;; [.A$1];[TXT.A211];&quot;&quot;&quot;,&quot;);&quot;&quot;)">
            <text:p/>
          </table:table-cell>
          <table:table-cell table:formula="of:=IF(ISTEXT([TXT.B211]);CONCATENATE(&quot;&quot;&quot;&quot;;SUBSTITUTE([TXT.B211];&quot; &quot;;&quot;_&quot;); &quot;&quot;&quot; =&gt; &quot;&quot;&quot;; [.B$1];[TXT.B211];&quot;&quot;&quot;,&quot;);&quot;&quot;)" office:value-type="string" office:string-value="&quot;animal_origin_product&quot; =&gt; &quot;&amp;nbsp;&amp;nbsp;animal origin product&quot;,">
            <text:p>"animal_origin_product" =&gt; "&amp;nbsp;&amp;nbsp;animal origin product",</text:p>
          </table:table-cell>
          <table:table-cell table:formula="of:=IF(ISTEXT([TXT.C211]);CONCATENATE(&quot;&quot;&quot;&quot;;SUBSTITUTE([TXT.C211];&quot; &quot;;&quot;_&quot;); &quot;&quot;&quot; =&gt; &quot;&quot;&quot;; [.C$1];[TXT.C211];&quot;&quot;&quot;,&quot;);&quot;&quot;)">
            <text:p/>
          </table:table-cell>
          <table:table-cell table:formula="of:=IF(ISTEXT([TXT.D211]);CONCATENATE(&quot;&quot;&quot;&quot;;SUBSTITUTE([TXT.D211];&quot; &quot;;&quot;_&quot;); &quot;&quot;&quot; =&gt; &quot;&quot;&quot;; [.D$1];[TXT.D211];&quot;&quot;&quot;,&quot;);&quot;&quot;)">
            <text:p/>
          </table:table-cell>
          <table:table-cell table:formula="of:=IF(ISTEXT([TXT.E211]);CONCATENATE(&quot;&quot;&quot;&quot;;SUBSTITUTE([TXT.E211];&quot; &quot;;&quot;_&quot;); &quot;&quot;&quot; =&gt; &quot;&quot;&quot;; [.E$1];[TXT.E211];&quot;&quot;&quot;,&quot;);&quot;&quot;)">
            <text:p/>
          </table:table-cell>
          <table:table-cell table:formula="of:=IF(ISTEXT([TXT.F211]);CONCATENATE(&quot;&quot;&quot;&quot;;SUBSTITUTE([TXT.F211];&quot; &quot;;&quot;_&quot;); &quot;&quot;&quot; =&gt; &quot;&quot;&quot;; [.F$1];[TXT.F211];&quot;&quot;&quot;,&quot;);&quot;&quot;)">
            <text:p/>
          </table:table-cell>
        </table:table-row>
        <table:table-row table:style-name="ro1">
          <table:table-cell table:formula="of:=IF(ISTEXT([TXT.A212]);CONCATENATE(&quot;&quot;&quot;&quot;;SUBSTITUTE([TXT.A212];&quot; &quot;;&quot;_&quot;); &quot;&quot;&quot; =&gt; &quot;&quot;&quot;; [.A$1];[TXT.A212];&quot;&quot;&quot;,&quot;);&quot;&quot;)">
            <text:p/>
          </table:table-cell>
          <table:table-cell table:formula="of:=IF(ISTEXT([TXT.B212]);CONCATENATE(&quot;&quot;&quot;&quot;;SUBSTITUTE([TXT.B212];&quot; &quot;;&quot;_&quot;); &quot;&quot;&quot; =&gt; &quot;&quot;&quot;; [.B$1];[TXT.B212];&quot;&quot;&quot;,&quot;);&quot;&quot;)">
            <text:p/>
          </table:table-cell>
          <table:table-cell table:formula="of:=IF(ISTEXT([TXT.C212]);CONCATENATE(&quot;&quot;&quot;&quot;;SUBSTITUTE([TXT.C212];&quot; &quot;;&quot;_&quot;); &quot;&quot;&quot; =&gt; &quot;&quot;&quot;; [.C$1];[TXT.C212];&quot;&quot;&quot;,&quot;);&quot;&quot;)" office:value-type="string" office:string-value="&quot;animal_origin_processed_product&quot; =&gt; &quot;&amp;nbsp;&amp;nbsp;&amp;nbsp;&amp;nbsp;animal origin processed product&quot;,">
            <text:p>"animal_origin_processed_product" =&gt; "&amp;nbsp;&amp;nbsp;&amp;nbsp;&amp;nbsp;animal origin processed product",</text:p>
          </table:table-cell>
          <table:table-cell table:formula="of:=IF(ISTEXT([TXT.D212]);CONCATENATE(&quot;&quot;&quot;&quot;;SUBSTITUTE([TXT.D212];&quot; &quot;;&quot;_&quot;); &quot;&quot;&quot; =&gt; &quot;&quot;&quot;; [.D$1];[TXT.D212];&quot;&quot;&quot;,&quot;);&quot;&quot;)">
            <text:p/>
          </table:table-cell>
          <table:table-cell table:formula="of:=IF(ISTEXT([TXT.E212]);CONCATENATE(&quot;&quot;&quot;&quot;;SUBSTITUTE([TXT.E212];&quot; &quot;;&quot;_&quot;); &quot;&quot;&quot; =&gt; &quot;&quot;&quot;; [.E$1];[TXT.E212];&quot;&quot;&quot;,&quot;);&quot;&quot;)">
            <text:p/>
          </table:table-cell>
          <table:table-cell table:formula="of:=IF(ISTEXT([TXT.F212]);CONCATENATE(&quot;&quot;&quot;&quot;;SUBSTITUTE([TXT.F212];&quot; &quot;;&quot;_&quot;); &quot;&quot;&quot; =&gt; &quot;&quot;&quot;; [.F$1];[TXT.F212];&quot;&quot;&quot;,&quot;);&quot;&quot;)">
            <text:p/>
          </table:table-cell>
        </table:table-row>
        <table:table-row table:style-name="ro1">
          <table:table-cell table:formula="of:=IF(ISTEXT([TXT.A213]);CONCATENATE(&quot;&quot;&quot;&quot;;SUBSTITUTE([TXT.A213];&quot; &quot;;&quot;_&quot;); &quot;&quot;&quot; =&gt; &quot;&quot;&quot;; [.A$1];[TXT.A213];&quot;&quot;&quot;,&quot;);&quot;&quot;)">
            <text:p/>
          </table:table-cell>
          <table:table-cell table:formula="of:=IF(ISTEXT([TXT.B213]);CONCATENATE(&quot;&quot;&quot;&quot;;SUBSTITUTE([TXT.B213];&quot; &quot;;&quot;_&quot;); &quot;&quot;&quot; =&gt; &quot;&quot;&quot;; [.B$1];[TXT.B213];&quot;&quot;&quot;,&quot;);&quot;&quot;)">
            <text:p/>
          </table:table-cell>
          <table:table-cell table:formula="of:=IF(ISTEXT([TXT.C213]);CONCATENATE(&quot;&quot;&quot;&quot;;SUBSTITUTE([TXT.C213];&quot; &quot;;&quot;_&quot;); &quot;&quot;&quot; =&gt; &quot;&quot;&quot;; [.C$1];[TXT.C213];&quot;&quot;&quot;,&quot;);&quot;&quot;)">
            <text:p/>
          </table:table-cell>
          <table:table-cell table:formula="of:=IF(ISTEXT([TXT.D213]);CONCATENATE(&quot;&quot;&quot;&quot;;SUBSTITUTE([TXT.D213];&quot; &quot;;&quot;_&quot;); &quot;&quot;&quot; =&gt; &quot;&quot;&quot;; [.D$1];[TXT.D213];&quot;&quot;&quot;,&quot;);&quot;&quot;)" office:value-type="string" office:string-value="&quot;dairy_product&quot; =&gt; &quot;&amp;nbsp;&amp;nbsp;&amp;nbsp;&amp;nbsp;&amp;nbsp;&amp;nbsp;dairy product&quot;,">
            <text:p>"dairy_product" =&gt; "&amp;nbsp;&amp;nbsp;&amp;nbsp;&amp;nbsp;&amp;nbsp;&amp;nbsp;dairy product",</text:p>
          </table:table-cell>
          <table:table-cell table:formula="of:=IF(ISTEXT([TXT.E213]);CONCATENATE(&quot;&quot;&quot;&quot;;SUBSTITUTE([TXT.E213];&quot; &quot;;&quot;_&quot;); &quot;&quot;&quot; =&gt; &quot;&quot;&quot;; [.E$1];[TXT.E213];&quot;&quot;&quot;,&quot;);&quot;&quot;)">
            <text:p/>
          </table:table-cell>
          <table:table-cell table:formula="of:=IF(ISTEXT([TXT.F213]);CONCATENATE(&quot;&quot;&quot;&quot;;SUBSTITUTE([TXT.F213];&quot; &quot;;&quot;_&quot;); &quot;&quot;&quot; =&gt; &quot;&quot;&quot;; [.F$1];[TXT.F213];&quot;&quot;&quot;,&quot;);&quot;&quot;)">
            <text:p/>
          </table:table-cell>
        </table:table-row>
        <table:table-row table:style-name="ro1">
          <table:table-cell table:formula="of:=IF(ISTEXT([TXT.A214]);CONCATENATE(&quot;&quot;&quot;&quot;;SUBSTITUTE([TXT.A214];&quot; &quot;;&quot;_&quot;); &quot;&quot;&quot; =&gt; &quot;&quot;&quot;; [.A$1];[TXT.A214];&quot;&quot;&quot;,&quot;);&quot;&quot;)">
            <text:p/>
          </table:table-cell>
          <table:table-cell table:formula="of:=IF(ISTEXT([TXT.B214]);CONCATENATE(&quot;&quot;&quot;&quot;;SUBSTITUTE([TXT.B214];&quot; &quot;;&quot;_&quot;); &quot;&quot;&quot; =&gt; &quot;&quot;&quot;; [.B$1];[TXT.B214];&quot;&quot;&quot;,&quot;);&quot;&quot;)">
            <text:p/>
          </table:table-cell>
          <table:table-cell table:formula="of:=IF(ISTEXT([TXT.C214]);CONCATENATE(&quot;&quot;&quot;&quot;;SUBSTITUTE([TXT.C214];&quot; &quot;;&quot;_&quot;); &quot;&quot;&quot; =&gt; &quot;&quot;&quot;; [.C$1];[TXT.C214];&quot;&quot;&quot;,&quot;);&quot;&quot;)">
            <text:p/>
          </table:table-cell>
          <table:table-cell table:formula="of:=IF(ISTEXT([TXT.D214]);CONCATENATE(&quot;&quot;&quot;&quot;;SUBSTITUTE([TXT.D214];&quot; &quot;;&quot;_&quot;); &quot;&quot;&quot; =&gt; &quot;&quot;&quot;; [.D$1];[TXT.D214];&quot;&quot;&quot;,&quot;);&quot;&quot;)" office:value-type="string" office:string-value="&quot;leather&quot; =&gt; &quot;&amp;nbsp;&amp;nbsp;&amp;nbsp;&amp;nbsp;&amp;nbsp;&amp;nbsp;leather&quot;,">
            <text:p>"leather" =&gt; "&amp;nbsp;&amp;nbsp;&amp;nbsp;&amp;nbsp;&amp;nbsp;&amp;nbsp;leather",</text:p>
          </table:table-cell>
          <table:table-cell table:formula="of:=IF(ISTEXT([TXT.E214]);CONCATENATE(&quot;&quot;&quot;&quot;;SUBSTITUTE([TXT.E214];&quot; &quot;;&quot;_&quot;); &quot;&quot;&quot; =&gt; &quot;&quot;&quot;; [.E$1];[TXT.E214];&quot;&quot;&quot;,&quot;);&quot;&quot;)">
            <text:p/>
          </table:table-cell>
          <table:table-cell table:formula="of:=IF(ISTEXT([TXT.F214]);CONCATENATE(&quot;&quot;&quot;&quot;;SUBSTITUTE([TXT.F214];&quot; &quot;;&quot;_&quot;); &quot;&quot;&quot; =&gt; &quot;&quot;&quot;; [.F$1];[TXT.F214];&quot;&quot;&quot;,&quot;);&quot;&quot;)">
            <text:p/>
          </table:table-cell>
        </table:table-row>
        <table:table-row table:style-name="ro1">
          <table:table-cell table:formula="of:=IF(ISTEXT([TXT.A215]);CONCATENATE(&quot;&quot;&quot;&quot;;SUBSTITUTE([TXT.A215];&quot; &quot;;&quot;_&quot;); &quot;&quot;&quot; =&gt; &quot;&quot;&quot;; [.A$1];[TXT.A215];&quot;&quot;&quot;,&quot;);&quot;&quot;)">
            <text:p/>
          </table:table-cell>
          <table:table-cell table:formula="of:=IF(ISTEXT([TXT.B215]);CONCATENATE(&quot;&quot;&quot;&quot;;SUBSTITUTE([TXT.B215];&quot; &quot;;&quot;_&quot;); &quot;&quot;&quot; =&gt; &quot;&quot;&quot;; [.B$1];[TXT.B215];&quot;&quot;&quot;,&quot;);&quot;&quot;)">
            <text:p/>
          </table:table-cell>
          <table:table-cell table:formula="of:=IF(ISTEXT([TXT.C215]);CONCATENATE(&quot;&quot;&quot;&quot;;SUBSTITUTE([TXT.C215];&quot; &quot;;&quot;_&quot;); &quot;&quot;&quot; =&gt; &quot;&quot;&quot;; [.C$1];[TXT.C215];&quot;&quot;&quot;,&quot;);&quot;&quot;)">
            <text:p/>
          </table:table-cell>
          <table:table-cell table:formula="of:=IF(ISTEXT([TXT.D215]);CONCATENATE(&quot;&quot;&quot;&quot;;SUBSTITUTE([TXT.D215];&quot; &quot;;&quot;_&quot;); &quot;&quot;&quot; =&gt; &quot;&quot;&quot;; [.D$1];[TXT.D215];&quot;&quot;&quot;,&quot;);&quot;&quot;)" office:value-type="string" office:string-value="&quot;meat_product&quot; =&gt; &quot;&amp;nbsp;&amp;nbsp;&amp;nbsp;&amp;nbsp;&amp;nbsp;&amp;nbsp;meat product&quot;,">
            <text:p>"meat_product" =&gt; "&amp;nbsp;&amp;nbsp;&amp;nbsp;&amp;nbsp;&amp;nbsp;&amp;nbsp;meat product",</text:p>
          </table:table-cell>
          <table:table-cell table:formula="of:=IF(ISTEXT([TXT.E215]);CONCATENATE(&quot;&quot;&quot;&quot;;SUBSTITUTE([TXT.E215];&quot; &quot;;&quot;_&quot;); &quot;&quot;&quot; =&gt; &quot;&quot;&quot;; [.E$1];[TXT.E215];&quot;&quot;&quot;,&quot;);&quot;&quot;)">
            <text:p/>
          </table:table-cell>
          <table:table-cell table:formula="of:=IF(ISTEXT([TXT.F215]);CONCATENATE(&quot;&quot;&quot;&quot;;SUBSTITUTE([TXT.F215];&quot; &quot;;&quot;_&quot;); &quot;&quot;&quot; =&gt; &quot;&quot;&quot;; [.F$1];[TXT.F215];&quot;&quot;&quot;,&quot;);&quot;&quot;)">
            <text:p/>
          </table:table-cell>
        </table:table-row>
        <table:table-row table:style-name="ro1">
          <table:table-cell table:formula="of:=IF(ISTEXT([TXT.A216]);CONCATENATE(&quot;&quot;&quot;&quot;;SUBSTITUTE([TXT.A216];&quot; &quot;;&quot;_&quot;); &quot;&quot;&quot; =&gt; &quot;&quot;&quot;; [.A$1];[TXT.A216];&quot;&quot;&quot;,&quot;);&quot;&quot;)">
            <text:p/>
          </table:table-cell>
          <table:table-cell table:formula="of:=IF(ISTEXT([TXT.B216]);CONCATENATE(&quot;&quot;&quot;&quot;;SUBSTITUTE([TXT.B216];&quot; &quot;;&quot;_&quot;); &quot;&quot;&quot; =&gt; &quot;&quot;&quot;; [.B$1];[TXT.B216];&quot;&quot;&quot;,&quot;);&quot;&quot;)">
            <text:p/>
          </table:table-cell>
          <table:table-cell table:formula="of:=IF(ISTEXT([TXT.C216]);CONCATENATE(&quot;&quot;&quot;&quot;;SUBSTITUTE([TXT.C216];&quot; &quot;;&quot;_&quot;); &quot;&quot;&quot; =&gt; &quot;&quot;&quot;; [.C$1];[TXT.C216];&quot;&quot;&quot;,&quot;);&quot;&quot;)" office:value-type="string" office:string-value="&quot;animal_origin_unprocessed_product&quot; =&gt; &quot;&amp;nbsp;&amp;nbsp;&amp;nbsp;&amp;nbsp;animal origin unprocessed product&quot;,">
            <text:p>"animal_origin_unprocessed_product" =&gt; "&amp;nbsp;&amp;nbsp;&amp;nbsp;&amp;nbsp;animal origin unprocessed product",</text:p>
          </table:table-cell>
          <table:table-cell table:formula="of:=IF(ISTEXT([TXT.D216]);CONCATENATE(&quot;&quot;&quot;&quot;;SUBSTITUTE([TXT.D216];&quot; &quot;;&quot;_&quot;); &quot;&quot;&quot; =&gt; &quot;&quot;&quot;; [.D$1];[TXT.D216];&quot;&quot;&quot;,&quot;);&quot;&quot;)">
            <text:p/>
          </table:table-cell>
          <table:table-cell table:formula="of:=IF(ISTEXT([TXT.E216]);CONCATENATE(&quot;&quot;&quot;&quot;;SUBSTITUTE([TXT.E216];&quot; &quot;;&quot;_&quot;); &quot;&quot;&quot; =&gt; &quot;&quot;&quot;; [.E$1];[TXT.E216];&quot;&quot;&quot;,&quot;);&quot;&quot;)">
            <text:p/>
          </table:table-cell>
          <table:table-cell table:formula="of:=IF(ISTEXT([TXT.F216]);CONCATENATE(&quot;&quot;&quot;&quot;;SUBSTITUTE([TXT.F216];&quot; &quot;;&quot;_&quot;); &quot;&quot;&quot; =&gt; &quot;&quot;&quot;; [.F$1];[TXT.F216];&quot;&quot;&quot;,&quot;);&quot;&quot;)">
            <text:p/>
          </table:table-cell>
        </table:table-row>
        <table:table-row table:style-name="ro1">
          <table:table-cell table:formula="of:=IF(ISTEXT([TXT.A217]);CONCATENATE(&quot;&quot;&quot;&quot;;SUBSTITUTE([TXT.A217];&quot; &quot;;&quot;_&quot;); &quot;&quot;&quot; =&gt; &quot;&quot;&quot;; [.A$1];[TXT.A217];&quot;&quot;&quot;,&quot;);&quot;&quot;)">
            <text:p/>
          </table:table-cell>
          <table:table-cell table:formula="of:=IF(ISTEXT([TXT.B217]);CONCATENATE(&quot;&quot;&quot;&quot;;SUBSTITUTE([TXT.B217];&quot; &quot;;&quot;_&quot;); &quot;&quot;&quot; =&gt; &quot;&quot;&quot;; [.B$1];[TXT.B217];&quot;&quot;&quot;,&quot;);&quot;&quot;)">
            <text:p/>
          </table:table-cell>
          <table:table-cell table:formula="of:=IF(ISTEXT([TXT.C217]);CONCATENATE(&quot;&quot;&quot;&quot;;SUBSTITUTE([TXT.C217];&quot; &quot;;&quot;_&quot;); &quot;&quot;&quot; =&gt; &quot;&quot;&quot;; [.C$1];[TXT.C217];&quot;&quot;&quot;,&quot;);&quot;&quot;)">
            <text:p/>
          </table:table-cell>
          <table:table-cell table:formula="of:=IF(ISTEXT([TXT.D217]);CONCATENATE(&quot;&quot;&quot;&quot;;SUBSTITUTE([TXT.D217];&quot; &quot;;&quot;_&quot;); &quot;&quot;&quot; =&gt; &quot;&quot;&quot;; [.D$1];[TXT.D217];&quot;&quot;&quot;,&quot;);&quot;&quot;)" office:value-type="string" office:string-value="&quot;egg&quot; =&gt; &quot;&amp;nbsp;&amp;nbsp;&amp;nbsp;&amp;nbsp;&amp;nbsp;&amp;nbsp;egg&quot;,">
            <text:p>"egg" =&gt; "&amp;nbsp;&amp;nbsp;&amp;nbsp;&amp;nbsp;&amp;nbsp;&amp;nbsp;egg",</text:p>
          </table:table-cell>
          <table:table-cell table:formula="of:=IF(ISTEXT([TXT.E217]);CONCATENATE(&quot;&quot;&quot;&quot;;SUBSTITUTE([TXT.E217];&quot; &quot;;&quot;_&quot;); &quot;&quot;&quot; =&gt; &quot;&quot;&quot;; [.E$1];[TXT.E217];&quot;&quot;&quot;,&quot;);&quot;&quot;)">
            <text:p/>
          </table:table-cell>
          <table:table-cell table:formula="of:=IF(ISTEXT([TXT.F217]);CONCATENATE(&quot;&quot;&quot;&quot;;SUBSTITUTE([TXT.F217];&quot; &quot;;&quot;_&quot;); &quot;&quot;&quot; =&gt; &quot;&quot;&quot;; [.F$1];[TXT.F217];&quot;&quot;&quot;,&quot;);&quot;&quot;)">
            <text:p/>
          </table:table-cell>
        </table:table-row>
        <table:table-row table:style-name="ro1">
          <table:table-cell table:formula="of:=IF(ISTEXT([TXT.A218]);CONCATENATE(&quot;&quot;&quot;&quot;;SUBSTITUTE([TXT.A218];&quot; &quot;;&quot;_&quot;); &quot;&quot;&quot; =&gt; &quot;&quot;&quot;; [.A$1];[TXT.A218];&quot;&quot;&quot;,&quot;);&quot;&quot;)">
            <text:p/>
          </table:table-cell>
          <table:table-cell table:formula="of:=IF(ISTEXT([TXT.B218]);CONCATENATE(&quot;&quot;&quot;&quot;;SUBSTITUTE([TXT.B218];&quot; &quot;;&quot;_&quot;); &quot;&quot;&quot; =&gt; &quot;&quot;&quot;; [.B$1];[TXT.B218];&quot;&quot;&quot;,&quot;);&quot;&quot;)">
            <text:p/>
          </table:table-cell>
          <table:table-cell table:formula="of:=IF(ISTEXT([TXT.C218]);CONCATENATE(&quot;&quot;&quot;&quot;;SUBSTITUTE([TXT.C218];&quot; &quot;;&quot;_&quot;); &quot;&quot;&quot; =&gt; &quot;&quot;&quot;; [.C$1];[TXT.C218];&quot;&quot;&quot;,&quot;);&quot;&quot;)">
            <text:p/>
          </table:table-cell>
          <table:table-cell table:formula="of:=IF(ISTEXT([TXT.D218]);CONCATENATE(&quot;&quot;&quot;&quot;;SUBSTITUTE([TXT.D218];&quot; &quot;;&quot;_&quot;); &quot;&quot;&quot; =&gt; &quot;&quot;&quot;; [.D$1];[TXT.D218];&quot;&quot;&quot;,&quot;);&quot;&quot;)" office:value-type="string" office:string-value="&quot;feather&quot; =&gt; &quot;&amp;nbsp;&amp;nbsp;&amp;nbsp;&amp;nbsp;&amp;nbsp;&amp;nbsp;feather&quot;,">
            <text:p>"feather" =&gt; "&amp;nbsp;&amp;nbsp;&amp;nbsp;&amp;nbsp;&amp;nbsp;&amp;nbsp;feather",</text:p>
          </table:table-cell>
          <table:table-cell table:formula="of:=IF(ISTEXT([TXT.E218]);CONCATENATE(&quot;&quot;&quot;&quot;;SUBSTITUTE([TXT.E218];&quot; &quot;;&quot;_&quot;); &quot;&quot;&quot; =&gt; &quot;&quot;&quot;; [.E$1];[TXT.E218];&quot;&quot;&quot;,&quot;);&quot;&quot;)">
            <text:p/>
          </table:table-cell>
          <table:table-cell table:formula="of:=IF(ISTEXT([TXT.F218]);CONCATENATE(&quot;&quot;&quot;&quot;;SUBSTITUTE([TXT.F218];&quot; &quot;;&quot;_&quot;); &quot;&quot;&quot; =&gt; &quot;&quot;&quot;; [.F$1];[TXT.F218];&quot;&quot;&quot;,&quot;);&quot;&quot;)">
            <text:p/>
          </table:table-cell>
        </table:table-row>
        <table:table-row table:style-name="ro1">
          <table:table-cell table:formula="of:=IF(ISTEXT([TXT.A219]);CONCATENATE(&quot;&quot;&quot;&quot;;SUBSTITUTE([TXT.A219];&quot; &quot;;&quot;_&quot;); &quot;&quot;&quot; =&gt; &quot;&quot;&quot;; [.A$1];[TXT.A219];&quot;&quot;&quot;,&quot;);&quot;&quot;)">
            <text:p/>
          </table:table-cell>
          <table:table-cell table:formula="of:=IF(ISTEXT([TXT.B219]);CONCATENATE(&quot;&quot;&quot;&quot;;SUBSTITUTE([TXT.B219];&quot; &quot;;&quot;_&quot;); &quot;&quot;&quot; =&gt; &quot;&quot;&quot;; [.B$1];[TXT.B219];&quot;&quot;&quot;,&quot;);&quot;&quot;)">
            <text:p/>
          </table:table-cell>
          <table:table-cell table:formula="of:=IF(ISTEXT([TXT.C219]);CONCATENATE(&quot;&quot;&quot;&quot;;SUBSTITUTE([TXT.C219];&quot; &quot;;&quot;_&quot;); &quot;&quot;&quot; =&gt; &quot;&quot;&quot;; [.C$1];[TXT.C219];&quot;&quot;&quot;,&quot;);&quot;&quot;)">
            <text:p/>
          </table:table-cell>
          <table:table-cell table:formula="of:=IF(ISTEXT([TXT.D219]);CONCATENATE(&quot;&quot;&quot;&quot;;SUBSTITUTE([TXT.D219];&quot; &quot;;&quot;_&quot;); &quot;&quot;&quot; =&gt; &quot;&quot;&quot;; [.D$1];[TXT.D219];&quot;&quot;&quot;,&quot;);&quot;&quot;)" office:value-type="string" office:string-value="&quot;fish&quot; =&gt; &quot;&amp;nbsp;&amp;nbsp;&amp;nbsp;&amp;nbsp;&amp;nbsp;&amp;nbsp;fish&quot;,">
            <text:p>"fish" =&gt; "&amp;nbsp;&amp;nbsp;&amp;nbsp;&amp;nbsp;&amp;nbsp;&amp;nbsp;fish",</text:p>
          </table:table-cell>
          <table:table-cell table:formula="of:=IF(ISTEXT([TXT.E219]);CONCATENATE(&quot;&quot;&quot;&quot;;SUBSTITUTE([TXT.E219];&quot; &quot;;&quot;_&quot;); &quot;&quot;&quot; =&gt; &quot;&quot;&quot;; [.E$1];[TXT.E219];&quot;&quot;&quot;,&quot;);&quot;&quot;)">
            <text:p/>
          </table:table-cell>
          <table:table-cell table:formula="of:=IF(ISTEXT([TXT.F219]);CONCATENATE(&quot;&quot;&quot;&quot;;SUBSTITUTE([TXT.F219];&quot; &quot;;&quot;_&quot;); &quot;&quot;&quot; =&gt; &quot;&quot;&quot;; [.F$1];[TXT.F219];&quot;&quot;&quot;,&quot;);&quot;&quot;)">
            <text:p/>
          </table:table-cell>
        </table:table-row>
        <table:table-row table:style-name="ro1">
          <table:table-cell table:formula="of:=IF(ISTEXT([TXT.A220]);CONCATENATE(&quot;&quot;&quot;&quot;;SUBSTITUTE([TXT.A220];&quot; &quot;;&quot;_&quot;); &quot;&quot;&quot; =&gt; &quot;&quot;&quot;; [.A$1];[TXT.A220];&quot;&quot;&quot;,&quot;);&quot;&quot;)">
            <text:p/>
          </table:table-cell>
          <table:table-cell table:formula="of:=IF(ISTEXT([TXT.B220]);CONCATENATE(&quot;&quot;&quot;&quot;;SUBSTITUTE([TXT.B220];&quot; &quot;;&quot;_&quot;); &quot;&quot;&quot; =&gt; &quot;&quot;&quot;; [.B$1];[TXT.B220];&quot;&quot;&quot;,&quot;);&quot;&quot;)">
            <text:p/>
          </table:table-cell>
          <table:table-cell table:formula="of:=IF(ISTEXT([TXT.C220]);CONCATENATE(&quot;&quot;&quot;&quot;;SUBSTITUTE([TXT.C220];&quot; &quot;;&quot;_&quot;); &quot;&quot;&quot; =&gt; &quot;&quot;&quot;; [.C$1];[TXT.C220];&quot;&quot;&quot;,&quot;);&quot;&quot;)">
            <text:p/>
          </table:table-cell>
          <table:table-cell table:formula="of:=IF(ISTEXT([TXT.D220]);CONCATENATE(&quot;&quot;&quot;&quot;;SUBSTITUTE([TXT.D220];&quot; &quot;;&quot;_&quot;); &quot;&quot;&quot; =&gt; &quot;&quot;&quot;; [.D$1];[TXT.D220];&quot;&quot;&quot;,&quot;);&quot;&quot;)" office:value-type="string" office:string-value="&quot;honey&quot; =&gt; &quot;&amp;nbsp;&amp;nbsp;&amp;nbsp;&amp;nbsp;&amp;nbsp;&amp;nbsp;honey&quot;,">
            <text:p>"honey" =&gt; "&amp;nbsp;&amp;nbsp;&amp;nbsp;&amp;nbsp;&amp;nbsp;&amp;nbsp;honey",</text:p>
          </table:table-cell>
          <table:table-cell table:formula="of:=IF(ISTEXT([TXT.E220]);CONCATENATE(&quot;&quot;&quot;&quot;;SUBSTITUTE([TXT.E220];&quot; &quot;;&quot;_&quot;); &quot;&quot;&quot; =&gt; &quot;&quot;&quot;; [.E$1];[TXT.E220];&quot;&quot;&quot;,&quot;);&quot;&quot;)">
            <text:p/>
          </table:table-cell>
          <table:table-cell table:formula="of:=IF(ISTEXT([TXT.F220]);CONCATENATE(&quot;&quot;&quot;&quot;;SUBSTITUTE([TXT.F220];&quot; &quot;;&quot;_&quot;); &quot;&quot;&quot; =&gt; &quot;&quot;&quot;; [.F$1];[TXT.F220];&quot;&quot;&quot;,&quot;);&quot;&quot;)">
            <text:p/>
          </table:table-cell>
        </table:table-row>
        <table:table-row table:style-name="ro1">
          <table:table-cell table:formula="of:=IF(ISTEXT([TXT.A221]);CONCATENATE(&quot;&quot;&quot;&quot;;SUBSTITUTE([TXT.A221];&quot; &quot;;&quot;_&quot;); &quot;&quot;&quot; =&gt; &quot;&quot;&quot;; [.A$1];[TXT.A221];&quot;&quot;&quot;,&quot;);&quot;&quot;)">
            <text:p/>
          </table:table-cell>
          <table:table-cell table:formula="of:=IF(ISTEXT([TXT.B221]);CONCATENATE(&quot;&quot;&quot;&quot;;SUBSTITUTE([TXT.B221];&quot; &quot;;&quot;_&quot;); &quot;&quot;&quot; =&gt; &quot;&quot;&quot;; [.B$1];[TXT.B221];&quot;&quot;&quot;,&quot;);&quot;&quot;)">
            <text:p/>
          </table:table-cell>
          <table:table-cell table:formula="of:=IF(ISTEXT([TXT.C221]);CONCATENATE(&quot;&quot;&quot;&quot;;SUBSTITUTE([TXT.C221];&quot; &quot;;&quot;_&quot;); &quot;&quot;&quot; =&gt; &quot;&quot;&quot;; [.C$1];[TXT.C221];&quot;&quot;&quot;,&quot;);&quot;&quot;)">
            <text:p/>
          </table:table-cell>
          <table:table-cell table:formula="of:=IF(ISTEXT([TXT.D221]);CONCATENATE(&quot;&quot;&quot;&quot;;SUBSTITUTE([TXT.D221];&quot; &quot;;&quot;_&quot;); &quot;&quot;&quot; =&gt; &quot;&quot;&quot;; [.D$1];[TXT.D221];&quot;&quot;&quot;,&quot;);&quot;&quot;)" office:value-type="string" office:string-value="&quot;meat&quot; =&gt; &quot;&amp;nbsp;&amp;nbsp;&amp;nbsp;&amp;nbsp;&amp;nbsp;&amp;nbsp;meat&quot;,">
            <text:p>"meat" =&gt; "&amp;nbsp;&amp;nbsp;&amp;nbsp;&amp;nbsp;&amp;nbsp;&amp;nbsp;meat",</text:p>
          </table:table-cell>
          <table:table-cell table:formula="of:=IF(ISTEXT([TXT.E221]);CONCATENATE(&quot;&quot;&quot;&quot;;SUBSTITUTE([TXT.E221];&quot; &quot;;&quot;_&quot;); &quot;&quot;&quot; =&gt; &quot;&quot;&quot;; [.E$1];[TXT.E221];&quot;&quot;&quot;,&quot;);&quot;&quot;)">
            <text:p/>
          </table:table-cell>
          <table:table-cell table:formula="of:=IF(ISTEXT([TXT.F221]);CONCATENATE(&quot;&quot;&quot;&quot;;SUBSTITUTE([TXT.F221];&quot; &quot;;&quot;_&quot;); &quot;&quot;&quot; =&gt; &quot;&quot;&quot;; [.F$1];[TXT.F221];&quot;&quot;&quot;,&quot;);&quot;&quot;)">
            <text:p/>
          </table:table-cell>
        </table:table-row>
        <table:table-row table:style-name="ro1">
          <table:table-cell table:formula="of:=IF(ISTEXT([TXT.A222]);CONCATENATE(&quot;&quot;&quot;&quot;;SUBSTITUTE([TXT.A222];&quot; &quot;;&quot;_&quot;); &quot;&quot;&quot; =&gt; &quot;&quot;&quot;; [.A$1];[TXT.A222];&quot;&quot;&quot;,&quot;);&quot;&quot;)">
            <text:p/>
          </table:table-cell>
          <table:table-cell table:formula="of:=IF(ISTEXT([TXT.B222]);CONCATENATE(&quot;&quot;&quot;&quot;;SUBSTITUTE([TXT.B222];&quot; &quot;;&quot;_&quot;); &quot;&quot;&quot; =&gt; &quot;&quot;&quot;; [.B$1];[TXT.B222];&quot;&quot;&quot;,&quot;);&quot;&quot;)">
            <text:p/>
          </table:table-cell>
          <table:table-cell table:formula="of:=IF(ISTEXT([TXT.C222]);CONCATENATE(&quot;&quot;&quot;&quot;;SUBSTITUTE([TXT.C222];&quot; &quot;;&quot;_&quot;); &quot;&quot;&quot; =&gt; &quot;&quot;&quot;; [.C$1];[TXT.C222];&quot;&quot;&quot;,&quot;);&quot;&quot;)">
            <text:p/>
          </table:table-cell>
          <table:table-cell table:formula="of:=IF(ISTEXT([TXT.D222]);CONCATENATE(&quot;&quot;&quot;&quot;;SUBSTITUTE([TXT.D222];&quot; &quot;;&quot;_&quot;); &quot;&quot;&quot; =&gt; &quot;&quot;&quot;; [.D$1];[TXT.D222];&quot;&quot;&quot;,&quot;);&quot;&quot;)" office:value-type="string" office:string-value="&quot;milk&quot; =&gt; &quot;&amp;nbsp;&amp;nbsp;&amp;nbsp;&amp;nbsp;&amp;nbsp;&amp;nbsp;milk&quot;,">
            <text:p>"milk" =&gt; "&amp;nbsp;&amp;nbsp;&amp;nbsp;&amp;nbsp;&amp;nbsp;&amp;nbsp;milk",</text:p>
          </table:table-cell>
          <table:table-cell table:formula="of:=IF(ISTEXT([TXT.E222]);CONCATENATE(&quot;&quot;&quot;&quot;;SUBSTITUTE([TXT.E222];&quot; &quot;;&quot;_&quot;); &quot;&quot;&quot; =&gt; &quot;&quot;&quot;; [.E$1];[TXT.E222];&quot;&quot;&quot;,&quot;);&quot;&quot;)">
            <text:p/>
          </table:table-cell>
          <table:table-cell table:formula="of:=IF(ISTEXT([TXT.F222]);CONCATENATE(&quot;&quot;&quot;&quot;;SUBSTITUTE([TXT.F222];&quot; &quot;;&quot;_&quot;); &quot;&quot;&quot; =&gt; &quot;&quot;&quot;; [.F$1];[TXT.F222];&quot;&quot;&quot;,&quot;);&quot;&quot;)">
            <text:p/>
          </table:table-cell>
        </table:table-row>
        <table:table-row table:style-name="ro1">
          <table:table-cell table:formula="of:=IF(ISTEXT([TXT.A223]);CONCATENATE(&quot;&quot;&quot;&quot;;SUBSTITUTE([TXT.A223];&quot; &quot;;&quot;_&quot;); &quot;&quot;&quot; =&gt; &quot;&quot;&quot;; [.A$1];[TXT.A223];&quot;&quot;&quot;,&quot;);&quot;&quot;)">
            <text:p/>
          </table:table-cell>
          <table:table-cell table:formula="of:=IF(ISTEXT([TXT.B223]);CONCATENATE(&quot;&quot;&quot;&quot;;SUBSTITUTE([TXT.B223];&quot; &quot;;&quot;_&quot;); &quot;&quot;&quot; =&gt; &quot;&quot;&quot;; [.B$1];[TXT.B223];&quot;&quot;&quot;,&quot;);&quot;&quot;)">
            <text:p/>
          </table:table-cell>
          <table:table-cell table:formula="of:=IF(ISTEXT([TXT.C223]);CONCATENATE(&quot;&quot;&quot;&quot;;SUBSTITUTE([TXT.C223];&quot; &quot;;&quot;_&quot;); &quot;&quot;&quot; =&gt; &quot;&quot;&quot;; [.C$1];[TXT.C223];&quot;&quot;&quot;,&quot;);&quot;&quot;)">
            <text:p/>
          </table:table-cell>
          <table:table-cell table:formula="of:=IF(ISTEXT([TXT.D223]);CONCATENATE(&quot;&quot;&quot;&quot;;SUBSTITUTE([TXT.D223];&quot; &quot;;&quot;_&quot;); &quot;&quot;&quot; =&gt; &quot;&quot;&quot;; [.D$1];[TXT.D223];&quot;&quot;&quot;,&quot;);&quot;&quot;)" office:value-type="string" office:string-value="&quot;shellfish&quot; =&gt; &quot;&amp;nbsp;&amp;nbsp;&amp;nbsp;&amp;nbsp;&amp;nbsp;&amp;nbsp;shellfish&quot;,">
            <text:p>"shellfish" =&gt; "&amp;nbsp;&amp;nbsp;&amp;nbsp;&amp;nbsp;&amp;nbsp;&amp;nbsp;shellfish",</text:p>
          </table:table-cell>
          <table:table-cell table:formula="of:=IF(ISTEXT([TXT.E223]);CONCATENATE(&quot;&quot;&quot;&quot;;SUBSTITUTE([TXT.E223];&quot; &quot;;&quot;_&quot;); &quot;&quot;&quot; =&gt; &quot;&quot;&quot;; [.E$1];[TXT.E223];&quot;&quot;&quot;,&quot;);&quot;&quot;)">
            <text:p/>
          </table:table-cell>
          <table:table-cell table:formula="of:=IF(ISTEXT([TXT.F223]);CONCATENATE(&quot;&quot;&quot;&quot;;SUBSTITUTE([TXT.F223];&quot; &quot;;&quot;_&quot;); &quot;&quot;&quot; =&gt; &quot;&quot;&quot;; [.F$1];[TXT.F223];&quot;&quot;&quot;,&quot;);&quot;&quot;)">
            <text:p/>
          </table:table-cell>
        </table:table-row>
        <table:table-row table:style-name="ro1">
          <table:table-cell table:formula="of:=IF(ISTEXT([TXT.A224]);CONCATENATE(&quot;&quot;&quot;&quot;;SUBSTITUTE([TXT.A224];&quot; &quot;;&quot;_&quot;); &quot;&quot;&quot; =&gt; &quot;&quot;&quot;; [.A$1];[TXT.A224];&quot;&quot;&quot;,&quot;);&quot;&quot;)">
            <text:p/>
          </table:table-cell>
          <table:table-cell table:formula="of:=IF(ISTEXT([TXT.B224]);CONCATENATE(&quot;&quot;&quot;&quot;;SUBSTITUTE([TXT.B224];&quot; &quot;;&quot;_&quot;); &quot;&quot;&quot; =&gt; &quot;&quot;&quot;; [.B$1];[TXT.B224];&quot;&quot;&quot;,&quot;);&quot;&quot;)">
            <text:p/>
          </table:table-cell>
          <table:table-cell table:formula="of:=IF(ISTEXT([TXT.C224]);CONCATENATE(&quot;&quot;&quot;&quot;;SUBSTITUTE([TXT.C224];&quot; &quot;;&quot;_&quot;); &quot;&quot;&quot; =&gt; &quot;&quot;&quot;; [.C$1];[TXT.C224];&quot;&quot;&quot;,&quot;);&quot;&quot;)">
            <text:p/>
          </table:table-cell>
          <table:table-cell table:formula="of:=IF(ISTEXT([TXT.D224]);CONCATENATE(&quot;&quot;&quot;&quot;;SUBSTITUTE([TXT.D224];&quot; &quot;;&quot;_&quot;); &quot;&quot;&quot; =&gt; &quot;&quot;&quot;; [.D$1];[TXT.D224];&quot;&quot;&quot;,&quot;);&quot;&quot;)" office:value-type="string" office:string-value="&quot;wool&quot; =&gt; &quot;&amp;nbsp;&amp;nbsp;&amp;nbsp;&amp;nbsp;&amp;nbsp;&amp;nbsp;wool&quot;,">
            <text:p>"wool" =&gt; "&amp;nbsp;&amp;nbsp;&amp;nbsp;&amp;nbsp;&amp;nbsp;&amp;nbsp;wool",</text:p>
          </table:table-cell>
          <table:table-cell table:formula="of:=IF(ISTEXT([TXT.E224]);CONCATENATE(&quot;&quot;&quot;&quot;;SUBSTITUTE([TXT.E224];&quot; &quot;;&quot;_&quot;); &quot;&quot;&quot; =&gt; &quot;&quot;&quot;; [.E$1];[TXT.E224];&quot;&quot;&quot;,&quot;);&quot;&quot;)">
            <text:p/>
          </table:table-cell>
          <table:table-cell table:formula="of:=IF(ISTEXT([TXT.F224]);CONCATENATE(&quot;&quot;&quot;&quot;;SUBSTITUTE([TXT.F224];&quot; &quot;;&quot;_&quot;); &quot;&quot;&quot; =&gt; &quot;&quot;&quot;; [.F$1];[TXT.F224];&quot;&quot;&quot;,&quot;);&quot;&quot;)">
            <text:p/>
          </table:table-cell>
        </table:table-row>
        <table:table-row table:style-name="ro1">
          <table:table-cell table:formula="of:=IF(ISTEXT([TXT.A225]);CONCATENATE(&quot;&quot;&quot;&quot;;SUBSTITUTE([TXT.A225];&quot; &quot;;&quot;_&quot;); &quot;&quot;&quot; =&gt; &quot;&quot;&quot;; [.A$1];[TXT.A225];&quot;&quot;&quot;,&quot;);&quot;&quot;)">
            <text:p/>
          </table:table-cell>
          <table:table-cell table:formula="of:=IF(ISTEXT([TXT.B225]);CONCATENATE(&quot;&quot;&quot;&quot;;SUBSTITUTE([TXT.B225];&quot; &quot;;&quot;_&quot;); &quot;&quot;&quot; =&gt; &quot;&quot;&quot;; [.B$1];[TXT.B225];&quot;&quot;&quot;,&quot;);&quot;&quot;)" office:value-type="string" office:string-value="&quot;fertilizer&quot; =&gt; &quot;&amp;nbsp;&amp;nbsp;fertilizer&quot;,">
            <text:p>"fertilizer" =&gt; "&amp;nbsp;&amp;nbsp;fertilizer",</text:p>
          </table:table-cell>
          <table:table-cell table:formula="of:=IF(ISTEXT([TXT.C225]);CONCATENATE(&quot;&quot;&quot;&quot;;SUBSTITUTE([TXT.C225];&quot; &quot;;&quot;_&quot;); &quot;&quot;&quot; =&gt; &quot;&quot;&quot;; [.C$1];[TXT.C225];&quot;&quot;&quot;,&quot;);&quot;&quot;)">
            <text:p/>
          </table:table-cell>
          <table:table-cell table:formula="of:=IF(ISTEXT([TXT.D225]);CONCATENATE(&quot;&quot;&quot;&quot;;SUBSTITUTE([TXT.D225];&quot; &quot;;&quot;_&quot;); &quot;&quot;&quot; =&gt; &quot;&quot;&quot;; [.D$1];[TXT.D225];&quot;&quot;&quot;,&quot;);&quot;&quot;)">
            <text:p/>
          </table:table-cell>
          <table:table-cell table:formula="of:=IF(ISTEXT([TXT.E225]);CONCATENATE(&quot;&quot;&quot;&quot;;SUBSTITUTE([TXT.E225];&quot; &quot;;&quot;_&quot;); &quot;&quot;&quot; =&gt; &quot;&quot;&quot;; [.E$1];[TXT.E225];&quot;&quot;&quot;,&quot;);&quot;&quot;)">
            <text:p/>
          </table:table-cell>
          <table:table-cell table:formula="of:=IF(ISTEXT([TXT.F225]);CONCATENATE(&quot;&quot;&quot;&quot;;SUBSTITUTE([TXT.F225];&quot; &quot;;&quot;_&quot;); &quot;&quot;&quot; =&gt; &quot;&quot;&quot;; [.F$1];[TXT.F225];&quot;&quot;&quot;,&quot;);&quot;&quot;)">
            <text:p/>
          </table:table-cell>
        </table:table-row>
        <table:table-row table:style-name="ro1">
          <table:table-cell table:formula="of:=IF(ISTEXT([TXT.A226]);CONCATENATE(&quot;&quot;&quot;&quot;;SUBSTITUTE([TXT.A226];&quot; &quot;;&quot;_&quot;); &quot;&quot;&quot; =&gt; &quot;&quot;&quot;; [.A$1];[TXT.A226];&quot;&quot;&quot;,&quot;);&quot;&quot;)">
            <text:p/>
          </table:table-cell>
          <table:table-cell table:formula="of:=IF(ISTEXT([TXT.B226]);CONCATENATE(&quot;&quot;&quot;&quot;;SUBSTITUTE([TXT.B226];&quot; &quot;;&quot;_&quot;); &quot;&quot;&quot; =&gt; &quot;&quot;&quot;; [.B$1];[TXT.B226];&quot;&quot;&quot;,&quot;);&quot;&quot;)">
            <text:p/>
          </table:table-cell>
          <table:table-cell table:formula="of:=IF(ISTEXT([TXT.C226]);CONCATENATE(&quot;&quot;&quot;&quot;;SUBSTITUTE([TXT.C226];&quot; &quot;;&quot;_&quot;); &quot;&quot;&quot; =&gt; &quot;&quot;&quot;; [.C$1];[TXT.C226];&quot;&quot;&quot;,&quot;);&quot;&quot;)" office:value-type="string" office:string-value="&quot;biological_fertilizer&quot; =&gt; &quot;&amp;nbsp;&amp;nbsp;&amp;nbsp;&amp;nbsp;biological fertilizer&quot;,">
            <text:p>"biological_fertilizer" =&gt; "&amp;nbsp;&amp;nbsp;&amp;nbsp;&amp;nbsp;biological fertilizer",</text:p>
          </table:table-cell>
          <table:table-cell table:formula="of:=IF(ISTEXT([TXT.D226]);CONCATENATE(&quot;&quot;&quot;&quot;;SUBSTITUTE([TXT.D226];&quot; &quot;;&quot;_&quot;); &quot;&quot;&quot; =&gt; &quot;&quot;&quot;; [.D$1];[TXT.D226];&quot;&quot;&quot;,&quot;);&quot;&quot;)">
            <text:p/>
          </table:table-cell>
          <table:table-cell table:formula="of:=IF(ISTEXT([TXT.E226]);CONCATENATE(&quot;&quot;&quot;&quot;;SUBSTITUTE([TXT.E226];&quot; &quot;;&quot;_&quot;); &quot;&quot;&quot; =&gt; &quot;&quot;&quot;; [.E$1];[TXT.E226];&quot;&quot;&quot;,&quot;);&quot;&quot;)">
            <text:p/>
          </table:table-cell>
          <table:table-cell table:formula="of:=IF(ISTEXT([TXT.F226]);CONCATENATE(&quot;&quot;&quot;&quot;;SUBSTITUTE([TXT.F226];&quot; &quot;;&quot;_&quot;); &quot;&quot;&quot; =&gt; &quot;&quot;&quot;; [.F$1];[TXT.F226];&quot;&quot;&quot;,&quot;);&quot;&quot;)">
            <text:p/>
          </table:table-cell>
        </table:table-row>
        <table:table-row table:style-name="ro1">
          <table:table-cell table:formula="of:=IF(ISTEXT([TXT.A227]);CONCATENATE(&quot;&quot;&quot;&quot;;SUBSTITUTE([TXT.A227];&quot; &quot;;&quot;_&quot;); &quot;&quot;&quot; =&gt; &quot;&quot;&quot;; [.A$1];[TXT.A227];&quot;&quot;&quot;,&quot;);&quot;&quot;)">
            <text:p/>
          </table:table-cell>
          <table:table-cell table:formula="of:=IF(ISTEXT([TXT.B227]);CONCATENATE(&quot;&quot;&quot;&quot;;SUBSTITUTE([TXT.B227];&quot; &quot;;&quot;_&quot;); &quot;&quot;&quot; =&gt; &quot;&quot;&quot;; [.B$1];[TXT.B227];&quot;&quot;&quot;,&quot;);&quot;&quot;)">
            <text:p/>
          </table:table-cell>
          <table:table-cell table:formula="of:=IF(ISTEXT([TXT.C227]);CONCATENATE(&quot;&quot;&quot;&quot;;SUBSTITUTE([TXT.C227];&quot; &quot;;&quot;_&quot;); &quot;&quot;&quot; =&gt; &quot;&quot;&quot;; [.C$1];[TXT.C227];&quot;&quot;&quot;,&quot;);&quot;&quot;)">
            <text:p/>
          </table:table-cell>
          <table:table-cell table:formula="of:=IF(ISTEXT([TXT.D227]);CONCATENATE(&quot;&quot;&quot;&quot;;SUBSTITUTE([TXT.D227];&quot; &quot;;&quot;_&quot;); &quot;&quot;&quot; =&gt; &quot;&quot;&quot;; [.D$1];[TXT.D227];&quot;&quot;&quot;,&quot;);&quot;&quot;)" office:value-type="string" office:string-value="&quot;manure-animal&quot; =&gt; &quot;&amp;nbsp;&amp;nbsp;&amp;nbsp;&amp;nbsp;&amp;nbsp;&amp;nbsp;manure-animal&quot;,">
            <text:p>"manure-animal" =&gt; "&amp;nbsp;&amp;nbsp;&amp;nbsp;&amp;nbsp;&amp;nbsp;&amp;nbsp;manure-animal",</text:p>
          </table:table-cell>
          <table:table-cell table:formula="of:=IF(ISTEXT([TXT.E227]);CONCATENATE(&quot;&quot;&quot;&quot;;SUBSTITUTE([TXT.E227];&quot; &quot;;&quot;_&quot;); &quot;&quot;&quot; =&gt; &quot;&quot;&quot;; [.E$1];[TXT.E227];&quot;&quot;&quot;,&quot;);&quot;&quot;)">
            <text:p/>
          </table:table-cell>
          <table:table-cell table:formula="of:=IF(ISTEXT([TXT.F227]);CONCATENATE(&quot;&quot;&quot;&quot;;SUBSTITUTE([TXT.F227];&quot; &quot;;&quot;_&quot;); &quot;&quot;&quot; =&gt; &quot;&quot;&quot;; [.F$1];[TXT.F227];&quot;&quot;&quot;,&quot;);&quot;&quot;)">
            <text:p/>
          </table:table-cell>
        </table:table-row>
        <table:table-row table:style-name="ro1">
          <table:table-cell table:formula="of:=IF(ISTEXT([TXT.A228]);CONCATENATE(&quot;&quot;&quot;&quot;;SUBSTITUTE([TXT.A228];&quot; &quot;;&quot;_&quot;); &quot;&quot;&quot; =&gt; &quot;&quot;&quot;; [.A$1];[TXT.A228];&quot;&quot;&quot;,&quot;);&quot;&quot;)">
            <text:p/>
          </table:table-cell>
          <table:table-cell table:formula="of:=IF(ISTEXT([TXT.B228]);CONCATENATE(&quot;&quot;&quot;&quot;;SUBSTITUTE([TXT.B228];&quot; &quot;;&quot;_&quot;); &quot;&quot;&quot; =&gt; &quot;&quot;&quot;; [.B$1];[TXT.B228];&quot;&quot;&quot;,&quot;);&quot;&quot;)">
            <text:p/>
          </table:table-cell>
          <table:table-cell table:formula="of:=IF(ISTEXT([TXT.C228]);CONCATENATE(&quot;&quot;&quot;&quot;;SUBSTITUTE([TXT.C228];&quot; &quot;;&quot;_&quot;); &quot;&quot;&quot; =&gt; &quot;&quot;&quot;; [.C$1];[TXT.C228];&quot;&quot;&quot;,&quot;);&quot;&quot;)">
            <text:p/>
          </table:table-cell>
          <table:table-cell table:formula="of:=IF(ISTEXT([TXT.D228]);CONCATENATE(&quot;&quot;&quot;&quot;;SUBSTITUTE([TXT.D228];&quot; &quot;;&quot;_&quot;); &quot;&quot;&quot; =&gt; &quot;&quot;&quot;; [.D$1];[TXT.D228];&quot;&quot;&quot;,&quot;);&quot;&quot;)" office:value-type="string" office:string-value="&quot;compost&quot; =&gt; &quot;&amp;nbsp;&amp;nbsp;&amp;nbsp;&amp;nbsp;&amp;nbsp;&amp;nbsp;compost&quot;,">
            <text:p>"compost" =&gt; "&amp;nbsp;&amp;nbsp;&amp;nbsp;&amp;nbsp;&amp;nbsp;&amp;nbsp;compost",</text:p>
          </table:table-cell>
          <table:table-cell table:formula="of:=IF(ISTEXT([TXT.E228]);CONCATENATE(&quot;&quot;&quot;&quot;;SUBSTITUTE([TXT.E228];&quot; &quot;;&quot;_&quot;); &quot;&quot;&quot; =&gt; &quot;&quot;&quot;; [.E$1];[TXT.E228];&quot;&quot;&quot;,&quot;);&quot;&quot;)">
            <text:p/>
          </table:table-cell>
          <table:table-cell table:formula="of:=IF(ISTEXT([TXT.F228]);CONCATENATE(&quot;&quot;&quot;&quot;;SUBSTITUTE([TXT.F228];&quot; &quot;;&quot;_&quot;); &quot;&quot;&quot; =&gt; &quot;&quot;&quot;; [.F$1];[TXT.F228];&quot;&quot;&quot;,&quot;);&quot;&quot;)">
            <text:p/>
          </table:table-cell>
        </table:table-row>
        <table:table-row table:style-name="ro1">
          <table:table-cell table:formula="of:=IF(ISTEXT([TXT.A229]);CONCATENATE(&quot;&quot;&quot;&quot;;SUBSTITUTE([TXT.A229];&quot; &quot;;&quot;_&quot;); &quot;&quot;&quot; =&gt; &quot;&quot;&quot;; [.A$1];[TXT.A229];&quot;&quot;&quot;,&quot;);&quot;&quot;)">
            <text:p/>
          </table:table-cell>
          <table:table-cell table:formula="of:=IF(ISTEXT([TXT.B229]);CONCATENATE(&quot;&quot;&quot;&quot;;SUBSTITUTE([TXT.B229];&quot; &quot;;&quot;_&quot;); &quot;&quot;&quot; =&gt; &quot;&quot;&quot;; [.B$1];[TXT.B229];&quot;&quot;&quot;,&quot;);&quot;&quot;)">
            <text:p/>
          </table:table-cell>
          <table:table-cell table:formula="of:=IF(ISTEXT([TXT.C229]);CONCATENATE(&quot;&quot;&quot;&quot;;SUBSTITUTE([TXT.C229];&quot; &quot;;&quot;_&quot;); &quot;&quot;&quot; =&gt; &quot;&quot;&quot;; [.C$1];[TXT.C229];&quot;&quot;&quot;,&quot;);&quot;&quot;)">
            <text:p/>
          </table:table-cell>
          <table:table-cell table:formula="of:=IF(ISTEXT([TXT.D229]);CONCATENATE(&quot;&quot;&quot;&quot;;SUBSTITUTE([TXT.D229];&quot; &quot;;&quot;_&quot;); &quot;&quot;&quot; =&gt; &quot;&quot;&quot;; [.D$1];[TXT.D229];&quot;&quot;&quot;,&quot;);&quot;&quot;)" office:value-type="string" office:string-value="&quot;green_manure&quot; =&gt; &quot;&amp;nbsp;&amp;nbsp;&amp;nbsp;&amp;nbsp;&amp;nbsp;&amp;nbsp;green manure&quot;,">
            <text:p>"green_manure" =&gt; "&amp;nbsp;&amp;nbsp;&amp;nbsp;&amp;nbsp;&amp;nbsp;&amp;nbsp;green manure",</text:p>
          </table:table-cell>
          <table:table-cell table:formula="of:=IF(ISTEXT([TXT.E229]);CONCATENATE(&quot;&quot;&quot;&quot;;SUBSTITUTE([TXT.E229];&quot; &quot;;&quot;_&quot;); &quot;&quot;&quot; =&gt; &quot;&quot;&quot;; [.E$1];[TXT.E229];&quot;&quot;&quot;,&quot;);&quot;&quot;)">
            <text:p/>
          </table:table-cell>
          <table:table-cell table:formula="of:=IF(ISTEXT([TXT.F229]);CONCATENATE(&quot;&quot;&quot;&quot;;SUBSTITUTE([TXT.F229];&quot; &quot;;&quot;_&quot;); &quot;&quot;&quot; =&gt; &quot;&quot;&quot;; [.F$1];[TXT.F229];&quot;&quot;&quot;,&quot;);&quot;&quot;)">
            <text:p/>
          </table:table-cell>
        </table:table-row>
        <table:table-row table:style-name="ro1">
          <table:table-cell table:formula="of:=IF(ISTEXT([TXT.A230]);CONCATENATE(&quot;&quot;&quot;&quot;;SUBSTITUTE([TXT.A230];&quot; &quot;;&quot;_&quot;); &quot;&quot;&quot; =&gt; &quot;&quot;&quot;; [.A$1];[TXT.A230];&quot;&quot;&quot;,&quot;);&quot;&quot;)">
            <text:p/>
          </table:table-cell>
          <table:table-cell table:formula="of:=IF(ISTEXT([TXT.B230]);CONCATENATE(&quot;&quot;&quot;&quot;;SUBSTITUTE([TXT.B230];&quot; &quot;;&quot;_&quot;); &quot;&quot;&quot; =&gt; &quot;&quot;&quot;; [.B$1];[TXT.B230];&quot;&quot;&quot;,&quot;);&quot;&quot;)">
            <text:p/>
          </table:table-cell>
          <table:table-cell table:formula="of:=IF(ISTEXT([TXT.C230]);CONCATENATE(&quot;&quot;&quot;&quot;;SUBSTITUTE([TXT.C230];&quot; &quot;;&quot;_&quot;); &quot;&quot;&quot; =&gt; &quot;&quot;&quot;; [.C$1];[TXT.C230];&quot;&quot;&quot;,&quot;);&quot;&quot;)">
            <text:p/>
          </table:table-cell>
          <table:table-cell table:formula="of:=IF(ISTEXT([TXT.D230]);CONCATENATE(&quot;&quot;&quot;&quot;;SUBSTITUTE([TXT.D230];&quot; &quot;;&quot;_&quot;); &quot;&quot;&quot; =&gt; &quot;&quot;&quot;; [.D$1];[TXT.D230];&quot;&quot;&quot;,&quot;);&quot;&quot;)" office:value-type="string" office:string-value="&quot;manure&quot; =&gt; &quot;&amp;nbsp;&amp;nbsp;&amp;nbsp;&amp;nbsp;&amp;nbsp;&amp;nbsp;manure&quot;,">
            <text:p>"manure" =&gt; "&amp;nbsp;&amp;nbsp;&amp;nbsp;&amp;nbsp;&amp;nbsp;&amp;nbsp;manure",</text:p>
          </table:table-cell>
          <table:table-cell table:formula="of:=IF(ISTEXT([TXT.E230]);CONCATENATE(&quot;&quot;&quot;&quot;;SUBSTITUTE([TXT.E230];&quot; &quot;;&quot;_&quot;); &quot;&quot;&quot; =&gt; &quot;&quot;&quot;; [.E$1];[TXT.E230];&quot;&quot;&quot;,&quot;);&quot;&quot;)">
            <text:p/>
          </table:table-cell>
          <table:table-cell table:formula="of:=IF(ISTEXT([TXT.F230]);CONCATENATE(&quot;&quot;&quot;&quot;;SUBSTITUTE([TXT.F230];&quot; &quot;;&quot;_&quot;); &quot;&quot;&quot; =&gt; &quot;&quot;&quot;; [.F$1];[TXT.F230];&quot;&quot;&quot;,&quot;);&quot;&quot;)">
            <text:p/>
          </table:table-cell>
        </table:table-row>
        <table:table-row table:style-name="ro1">
          <table:table-cell table:formula="of:=IF(ISTEXT([TXT.A231]);CONCATENATE(&quot;&quot;&quot;&quot;;SUBSTITUTE([TXT.A231];&quot; &quot;;&quot;_&quot;); &quot;&quot;&quot; =&gt; &quot;&quot;&quot;; [.A$1];[TXT.A231];&quot;&quot;&quot;,&quot;);&quot;&quot;)">
            <text:p/>
          </table:table-cell>
          <table:table-cell table:formula="of:=IF(ISTEXT([TXT.B231]);CONCATENATE(&quot;&quot;&quot;&quot;;SUBSTITUTE([TXT.B231];&quot; &quot;;&quot;_&quot;); &quot;&quot;&quot; =&gt; &quot;&quot;&quot;; [.B$1];[TXT.B231];&quot;&quot;&quot;,&quot;);&quot;&quot;)">
            <text:p/>
          </table:table-cell>
          <table:table-cell table:formula="of:=IF(ISTEXT([TXT.C231]);CONCATENATE(&quot;&quot;&quot;&quot;;SUBSTITUTE([TXT.C231];&quot; &quot;;&quot;_&quot;); &quot;&quot;&quot; =&gt; &quot;&quot;&quot;; [.C$1];[TXT.C231];&quot;&quot;&quot;,&quot;);&quot;&quot;)">
            <text:p/>
          </table:table-cell>
          <table:table-cell table:formula="of:=IF(ISTEXT([TXT.D231]);CONCATENATE(&quot;&quot;&quot;&quot;;SUBSTITUTE([TXT.D231];&quot; &quot;;&quot;_&quot;); &quot;&quot;&quot; =&gt; &quot;&quot;&quot;; [.D$1];[TXT.D231];&quot;&quot;&quot;,&quot;);&quot;&quot;)" office:value-type="string" office:string-value="&quot;peat&quot; =&gt; &quot;&amp;nbsp;&amp;nbsp;&amp;nbsp;&amp;nbsp;&amp;nbsp;&amp;nbsp;peat&quot;,">
            <text:p>"peat" =&gt; "&amp;nbsp;&amp;nbsp;&amp;nbsp;&amp;nbsp;&amp;nbsp;&amp;nbsp;peat",</text:p>
          </table:table-cell>
          <table:table-cell table:formula="of:=IF(ISTEXT([TXT.E231]);CONCATENATE(&quot;&quot;&quot;&quot;;SUBSTITUTE([TXT.E231];&quot; &quot;;&quot;_&quot;); &quot;&quot;&quot; =&gt; &quot;&quot;&quot;; [.E$1];[TXT.E231];&quot;&quot;&quot;,&quot;);&quot;&quot;)">
            <text:p/>
          </table:table-cell>
          <table:table-cell table:formula="of:=IF(ISTEXT([TXT.F231]);CONCATENATE(&quot;&quot;&quot;&quot;;SUBSTITUTE([TXT.F231];&quot; &quot;;&quot;_&quot;); &quot;&quot;&quot; =&gt; &quot;&quot;&quot;; [.F$1];[TXT.F231];&quot;&quot;&quot;,&quot;);&quot;&quot;)">
            <text:p/>
          </table:table-cell>
        </table:table-row>
        <table:table-row table:style-name="ro1">
          <table:table-cell table:formula="of:=IF(ISTEXT([TXT.A232]);CONCATENATE(&quot;&quot;&quot;&quot;;SUBSTITUTE([TXT.A232];&quot; &quot;;&quot;_&quot;); &quot;&quot;&quot; =&gt; &quot;&quot;&quot;; [.A$1];[TXT.A232];&quot;&quot;&quot;,&quot;);&quot;&quot;)">
            <text:p/>
          </table:table-cell>
          <table:table-cell table:formula="of:=IF(ISTEXT([TXT.B232]);CONCATENATE(&quot;&quot;&quot;&quot;;SUBSTITUTE([TXT.B232];&quot; &quot;;&quot;_&quot;); &quot;&quot;&quot; =&gt; &quot;&quot;&quot;; [.B$1];[TXT.B232];&quot;&quot;&quot;,&quot;);&quot;&quot;)">
            <text:p/>
          </table:table-cell>
          <table:table-cell table:formula="of:=IF(ISTEXT([TXT.C232]);CONCATENATE(&quot;&quot;&quot;&quot;;SUBSTITUTE([TXT.C232];&quot; &quot;;&quot;_&quot;); &quot;&quot;&quot; =&gt; &quot;&quot;&quot;; [.C$1];[TXT.C232];&quot;&quot;&quot;,&quot;);&quot;&quot;)">
            <text:p/>
          </table:table-cell>
          <table:table-cell table:formula="of:=IF(ISTEXT([TXT.D232]);CONCATENATE(&quot;&quot;&quot;&quot;;SUBSTITUTE([TXT.D232];&quot; &quot;;&quot;_&quot;); &quot;&quot;&quot; =&gt; &quot;&quot;&quot;; [.D$1];[TXT.D232];&quot;&quot;&quot;,&quot;);&quot;&quot;)" office:value-type="string" office:string-value="&quot;commercial_biological_fertilizer&quot; =&gt; &quot;&amp;nbsp;&amp;nbsp;&amp;nbsp;&amp;nbsp;&amp;nbsp;&amp;nbsp;commercial biological fertilizer&quot;,">
            <text:p>"commercial_biological_fertilizer" =&gt; "&amp;nbsp;&amp;nbsp;&amp;nbsp;&amp;nbsp;&amp;nbsp;&amp;nbsp;commercial biological fertilizer",</text:p>
          </table:table-cell>
          <table:table-cell table:formula="of:=IF(ISTEXT([TXT.E232]);CONCATENATE(&quot;&quot;&quot;&quot;;SUBSTITUTE([TXT.E232];&quot; &quot;;&quot;_&quot;); &quot;&quot;&quot; =&gt; &quot;&quot;&quot;; [.E$1];[TXT.E232];&quot;&quot;&quot;,&quot;);&quot;&quot;)">
            <text:p/>
          </table:table-cell>
          <table:table-cell table:formula="of:=IF(ISTEXT([TXT.F232]);CONCATENATE(&quot;&quot;&quot;&quot;;SUBSTITUTE([TXT.F232];&quot; &quot;;&quot;_&quot;); &quot;&quot;&quot; =&gt; &quot;&quot;&quot;; [.F$1];[TXT.F232];&quot;&quot;&quot;,&quot;);&quot;&quot;)">
            <text:p/>
          </table:table-cell>
        </table:table-row>
        <table:table-row table:style-name="ro1">
          <table:table-cell table:formula="of:=IF(ISTEXT([TXT.A233]);CONCATENATE(&quot;&quot;&quot;&quot;;SUBSTITUTE([TXT.A233];&quot; &quot;;&quot;_&quot;); &quot;&quot;&quot; =&gt; &quot;&quot;&quot;; [.A$1];[TXT.A233];&quot;&quot;&quot;,&quot;);&quot;&quot;)">
            <text:p/>
          </table:table-cell>
          <table:table-cell table:formula="of:=IF(ISTEXT([TXT.B233]);CONCATENATE(&quot;&quot;&quot;&quot;;SUBSTITUTE([TXT.B233];&quot; &quot;;&quot;_&quot;); &quot;&quot;&quot; =&gt; &quot;&quot;&quot;; [.B$1];[TXT.B233];&quot;&quot;&quot;,&quot;);&quot;&quot;)">
            <text:p/>
          </table:table-cell>
          <table:table-cell table:formula="of:=IF(ISTEXT([TXT.C233]);CONCATENATE(&quot;&quot;&quot;&quot;;SUBSTITUTE([TXT.C233];&quot; &quot;;&quot;_&quot;); &quot;&quot;&quot; =&gt; &quot;&quot;&quot;; [.C$1];[TXT.C233];&quot;&quot;&quot;,&quot;);&quot;&quot;)">
            <text:p/>
          </table:table-cell>
          <table:table-cell table:formula="of:=IF(ISTEXT([TXT.D233]);CONCATENATE(&quot;&quot;&quot;&quot;;SUBSTITUTE([TXT.D233];&quot; &quot;;&quot;_&quot;); &quot;&quot;&quot; =&gt; &quot;&quot;&quot;; [.D$1];[TXT.D233];&quot;&quot;&quot;,&quot;);&quot;&quot;)">
            <text:p/>
          </table:table-cell>
          <table:table-cell table:formula="of:=IF(ISTEXT([TXT.E233]);CONCATENATE(&quot;&quot;&quot;&quot;;SUBSTITUTE([TXT.E233];&quot; &quot;;&quot;_&quot;); &quot;&quot;&quot; =&gt; &quot;&quot;&quot;; [.E$1];[TXT.E233];&quot;&quot;&quot;,&quot;);&quot;&quot;)" office:value-type="string" office:string-value="&quot;bone_meal&quot; =&gt; &quot;&amp;nbsp;&amp;nbsp;&amp;nbsp;&amp;nbsp;&amp;nbsp;&amp;nbsp;&amp;nbsp;&amp;nbsp;bone meal&quot;,">
            <text:p>"bone_meal" =&gt; "&amp;nbsp;&amp;nbsp;&amp;nbsp;&amp;nbsp;&amp;nbsp;&amp;nbsp;&amp;nbsp;&amp;nbsp;bone meal",</text:p>
          </table:table-cell>
          <table:table-cell table:formula="of:=IF(ISTEXT([TXT.F233]);CONCATENATE(&quot;&quot;&quot;&quot;;SUBSTITUTE([TXT.F233];&quot; &quot;;&quot;_&quot;); &quot;&quot;&quot; =&gt; &quot;&quot;&quot;; [.F$1];[TXT.F233];&quot;&quot;&quot;,&quot;);&quot;&quot;)">
            <text:p/>
          </table:table-cell>
        </table:table-row>
        <table:table-row table:style-name="ro1">
          <table:table-cell table:formula="of:=IF(ISTEXT([TXT.A234]);CONCATENATE(&quot;&quot;&quot;&quot;;SUBSTITUTE([TXT.A234];&quot; &quot;;&quot;_&quot;); &quot;&quot;&quot; =&gt; &quot;&quot;&quot;; [.A$1];[TXT.A234];&quot;&quot;&quot;,&quot;);&quot;&quot;)">
            <text:p/>
          </table:table-cell>
          <table:table-cell table:formula="of:=IF(ISTEXT([TXT.B234]);CONCATENATE(&quot;&quot;&quot;&quot;;SUBSTITUTE([TXT.B234];&quot; &quot;;&quot;_&quot;); &quot;&quot;&quot; =&gt; &quot;&quot;&quot;; [.B$1];[TXT.B234];&quot;&quot;&quot;,&quot;);&quot;&quot;)">
            <text:p/>
          </table:table-cell>
          <table:table-cell table:formula="of:=IF(ISTEXT([TXT.C234]);CONCATENATE(&quot;&quot;&quot;&quot;;SUBSTITUTE([TXT.C234];&quot; &quot;;&quot;_&quot;); &quot;&quot;&quot; =&gt; &quot;&quot;&quot;; [.C$1];[TXT.C234];&quot;&quot;&quot;,&quot;);&quot;&quot;)">
            <text:p/>
          </table:table-cell>
          <table:table-cell table:formula="of:=IF(ISTEXT([TXT.D234]);CONCATENATE(&quot;&quot;&quot;&quot;;SUBSTITUTE([TXT.D234];&quot; &quot;;&quot;_&quot;); &quot;&quot;&quot; =&gt; &quot;&quot;&quot;; [.D$1];[TXT.D234];&quot;&quot;&quot;,&quot;);&quot;&quot;)">
            <text:p/>
          </table:table-cell>
          <table:table-cell table:formula="of:=IF(ISTEXT([TXT.E234]);CONCATENATE(&quot;&quot;&quot;&quot;;SUBSTITUTE([TXT.E234];&quot; &quot;;&quot;_&quot;); &quot;&quot;&quot; =&gt; &quot;&quot;&quot;; [.E$1];[TXT.E234];&quot;&quot;&quot;,&quot;);&quot;&quot;)" office:value-type="string" office:string-value="&quot;meal_fertilizer&quot; =&gt; &quot;&amp;nbsp;&amp;nbsp;&amp;nbsp;&amp;nbsp;&amp;nbsp;&amp;nbsp;&amp;nbsp;&amp;nbsp;meal fertilizer&quot;,">
            <text:p>"meal_fertilizer" =&gt; "&amp;nbsp;&amp;nbsp;&amp;nbsp;&amp;nbsp;&amp;nbsp;&amp;nbsp;&amp;nbsp;&amp;nbsp;meal fertilizer",</text:p>
          </table:table-cell>
          <table:table-cell table:formula="of:=IF(ISTEXT([TXT.F234]);CONCATENATE(&quot;&quot;&quot;&quot;;SUBSTITUTE([TXT.F234];&quot; &quot;;&quot;_&quot;); &quot;&quot;&quot; =&gt; &quot;&quot;&quot;; [.F$1];[TXT.F234];&quot;&quot;&quot;,&quot;);&quot;&quot;)">
            <text:p/>
          </table:table-cell>
        </table:table-row>
        <table:table-row table:style-name="ro1">
          <table:table-cell table:formula="of:=IF(ISTEXT([TXT.A235]);CONCATENATE(&quot;&quot;&quot;&quot;;SUBSTITUTE([TXT.A235];&quot; &quot;;&quot;_&quot;); &quot;&quot;&quot; =&gt; &quot;&quot;&quot;; [.A$1];[TXT.A235];&quot;&quot;&quot;,&quot;);&quot;&quot;)">
            <text:p/>
          </table:table-cell>
          <table:table-cell table:formula="of:=IF(ISTEXT([TXT.B235]);CONCATENATE(&quot;&quot;&quot;&quot;;SUBSTITUTE([TXT.B235];&quot; &quot;;&quot;_&quot;); &quot;&quot;&quot; =&gt; &quot;&quot;&quot;; [.B$1];[TXT.B235];&quot;&quot;&quot;,&quot;);&quot;&quot;)">
            <text:p/>
          </table:table-cell>
          <table:table-cell table:formula="of:=IF(ISTEXT([TXT.C235]);CONCATENATE(&quot;&quot;&quot;&quot;;SUBSTITUTE([TXT.C235];&quot; &quot;;&quot;_&quot;); &quot;&quot;&quot; =&gt; &quot;&quot;&quot;; [.C$1];[TXT.C235];&quot;&quot;&quot;,&quot;);&quot;&quot;)">
            <text:p/>
          </table:table-cell>
          <table:table-cell table:formula="of:=IF(ISTEXT([TXT.D235]);CONCATENATE(&quot;&quot;&quot;&quot;;SUBSTITUTE([TXT.D235];&quot; &quot;;&quot;_&quot;); &quot;&quot;&quot; =&gt; &quot;&quot;&quot;; [.D$1];[TXT.D235];&quot;&quot;&quot;,&quot;);&quot;&quot;)">
            <text:p/>
          </table:table-cell>
          <table:table-cell table:formula="of:=IF(ISTEXT([TXT.E235]);CONCATENATE(&quot;&quot;&quot;&quot;;SUBSTITUTE([TXT.E235];&quot; &quot;;&quot;_&quot;); &quot;&quot;&quot; =&gt; &quot;&quot;&quot;; [.E$1];[TXT.E235];&quot;&quot;&quot;,&quot;);&quot;&quot;)" office:value-type="string" office:string-value="&quot;pellets&quot; =&gt; &quot;&amp;nbsp;&amp;nbsp;&amp;nbsp;&amp;nbsp;&amp;nbsp;&amp;nbsp;&amp;nbsp;&amp;nbsp;pellets&quot;,">
            <text:p>"pellets" =&gt; "&amp;nbsp;&amp;nbsp;&amp;nbsp;&amp;nbsp;&amp;nbsp;&amp;nbsp;&amp;nbsp;&amp;nbsp;pellets",</text:p>
          </table:table-cell>
          <table:table-cell table:formula="of:=IF(ISTEXT([TXT.F235]);CONCATENATE(&quot;&quot;&quot;&quot;;SUBSTITUTE([TXT.F235];&quot; &quot;;&quot;_&quot;); &quot;&quot;&quot; =&gt; &quot;&quot;&quot;; [.F$1];[TXT.F235];&quot;&quot;&quot;,&quot;);&quot;&quot;)">
            <text:p/>
          </table:table-cell>
        </table:table-row>
        <table:table-row table:style-name="ro1">
          <table:table-cell table:formula="of:=IF(ISTEXT([TXT.A236]);CONCATENATE(&quot;&quot;&quot;&quot;;SUBSTITUTE([TXT.A236];&quot; &quot;;&quot;_&quot;); &quot;&quot;&quot; =&gt; &quot;&quot;&quot;; [.A$1];[TXT.A236];&quot;&quot;&quot;,&quot;);&quot;&quot;)">
            <text:p/>
          </table:table-cell>
          <table:table-cell table:formula="of:=IF(ISTEXT([TXT.B236]);CONCATENATE(&quot;&quot;&quot;&quot;;SUBSTITUTE([TXT.B236];&quot; &quot;;&quot;_&quot;); &quot;&quot;&quot; =&gt; &quot;&quot;&quot;; [.B$1];[TXT.B236];&quot;&quot;&quot;,&quot;);&quot;&quot;)">
            <text:p/>
          </table:table-cell>
          <table:table-cell table:formula="of:=IF(ISTEXT([TXT.C236]);CONCATENATE(&quot;&quot;&quot;&quot;;SUBSTITUTE([TXT.C236];&quot; &quot;;&quot;_&quot;); &quot;&quot;&quot; =&gt; &quot;&quot;&quot;; [.C$1];[TXT.C236];&quot;&quot;&quot;,&quot;);&quot;&quot;)" office:value-type="string" office:string-value="&quot;chemical_compound&quot; =&gt; &quot;&amp;nbsp;&amp;nbsp;&amp;nbsp;&amp;nbsp;chemical compound&quot;,">
            <text:p>"chemical_compound" =&gt; "&amp;nbsp;&amp;nbsp;&amp;nbsp;&amp;nbsp;chemical compound",</text:p>
          </table:table-cell>
          <table:table-cell table:formula="of:=IF(ISTEXT([TXT.D236]);CONCATENATE(&quot;&quot;&quot;&quot;;SUBSTITUTE([TXT.D236];&quot; &quot;;&quot;_&quot;); &quot;&quot;&quot; =&gt; &quot;&quot;&quot;; [.D$1];[TXT.D236];&quot;&quot;&quot;,&quot;);&quot;&quot;)">
            <text:p/>
          </table:table-cell>
          <table:table-cell table:formula="of:=IF(ISTEXT([TXT.E236]);CONCATENATE(&quot;&quot;&quot;&quot;;SUBSTITUTE([TXT.E236];&quot; &quot;;&quot;_&quot;); &quot;&quot;&quot; =&gt; &quot;&quot;&quot;; [.E$1];[TXT.E236];&quot;&quot;&quot;,&quot;);&quot;&quot;)">
            <text:p/>
          </table:table-cell>
          <table:table-cell table:formula="of:=IF(ISTEXT([TXT.F236]);CONCATENATE(&quot;&quot;&quot;&quot;;SUBSTITUTE([TXT.F236];&quot; &quot;;&quot;_&quot;); &quot;&quot;&quot; =&gt; &quot;&quot;&quot;; [.F$1];[TXT.F236];&quot;&quot;&quot;,&quot;);&quot;&quot;)">
            <text:p/>
          </table:table-cell>
        </table:table-row>
        <table:table-row table:style-name="ro1">
          <table:table-cell table:formula="of:=IF(ISTEXT([TXT.A237]);CONCATENATE(&quot;&quot;&quot;&quot;;SUBSTITUTE([TXT.A237];&quot; &quot;;&quot;_&quot;); &quot;&quot;&quot; =&gt; &quot;&quot;&quot;; [.A$1];[TXT.A237];&quot;&quot;&quot;,&quot;);&quot;&quot;)">
            <text:p/>
          </table:table-cell>
          <table:table-cell table:formula="of:=IF(ISTEXT([TXT.B237]);CONCATENATE(&quot;&quot;&quot;&quot;;SUBSTITUTE([TXT.B237];&quot; &quot;;&quot;_&quot;); &quot;&quot;&quot; =&gt; &quot;&quot;&quot;; [.B$1];[TXT.B237];&quot;&quot;&quot;,&quot;);&quot;&quot;)">
            <text:p/>
          </table:table-cell>
          <table:table-cell table:formula="of:=IF(ISTEXT([TXT.C237]);CONCATENATE(&quot;&quot;&quot;&quot;;SUBSTITUTE([TXT.C237];&quot; &quot;;&quot;_&quot;); &quot;&quot;&quot; =&gt; &quot;&quot;&quot;; [.C$1];[TXT.C237];&quot;&quot;&quot;,&quot;);&quot;&quot;)">
            <text:p/>
          </table:table-cell>
          <table:table-cell table:formula="of:=IF(ISTEXT([TXT.D237]);CONCATENATE(&quot;&quot;&quot;&quot;;SUBSTITUTE([TXT.D237];&quot; &quot;;&quot;_&quot;); &quot;&quot;&quot; =&gt; &quot;&quot;&quot;; [.D$1];[TXT.D237];&quot;&quot;&quot;,&quot;);&quot;&quot;)" office:value-type="string" office:string-value="&quot;nitrogen&quot; =&gt; &quot;&amp;nbsp;&amp;nbsp;&amp;nbsp;&amp;nbsp;&amp;nbsp;&amp;nbsp;nitrogen&quot;,">
            <text:p>"nitrogen" =&gt; "&amp;nbsp;&amp;nbsp;&amp;nbsp;&amp;nbsp;&amp;nbsp;&amp;nbsp;nitrogen",</text:p>
          </table:table-cell>
          <table:table-cell table:formula="of:=IF(ISTEXT([TXT.E237]);CONCATENATE(&quot;&quot;&quot;&quot;;SUBSTITUTE([TXT.E237];&quot; &quot;;&quot;_&quot;); &quot;&quot;&quot; =&gt; &quot;&quot;&quot;; [.E$1];[TXT.E237];&quot;&quot;&quot;,&quot;);&quot;&quot;)">
            <text:p/>
          </table:table-cell>
          <table:table-cell table:formula="of:=IF(ISTEXT([TXT.F237]);CONCATENATE(&quot;&quot;&quot;&quot;;SUBSTITUTE([TXT.F237];&quot; &quot;;&quot;_&quot;); &quot;&quot;&quot; =&gt; &quot;&quot;&quot;; [.F$1];[TXT.F237];&quot;&quot;&quot;,&quot;);&quot;&quot;)">
            <text:p/>
          </table:table-cell>
        </table:table-row>
        <table:table-row table:style-name="ro1">
          <table:table-cell table:formula="of:=IF(ISTEXT([TXT.A238]);CONCATENATE(&quot;&quot;&quot;&quot;;SUBSTITUTE([TXT.A238];&quot; &quot;;&quot;_&quot;); &quot;&quot;&quot; =&gt; &quot;&quot;&quot;; [.A$1];[TXT.A238];&quot;&quot;&quot;,&quot;);&quot;&quot;)">
            <text:p/>
          </table:table-cell>
          <table:table-cell table:formula="of:=IF(ISTEXT([TXT.B238]);CONCATENATE(&quot;&quot;&quot;&quot;;SUBSTITUTE([TXT.B238];&quot; &quot;;&quot;_&quot;); &quot;&quot;&quot; =&gt; &quot;&quot;&quot;; [.B$1];[TXT.B238];&quot;&quot;&quot;,&quot;);&quot;&quot;)">
            <text:p/>
          </table:table-cell>
          <table:table-cell table:formula="of:=IF(ISTEXT([TXT.C238]);CONCATENATE(&quot;&quot;&quot;&quot;;SUBSTITUTE([TXT.C238];&quot; &quot;;&quot;_&quot;); &quot;&quot;&quot; =&gt; &quot;&quot;&quot;; [.C$1];[TXT.C238];&quot;&quot;&quot;,&quot;);&quot;&quot;)">
            <text:p/>
          </table:table-cell>
          <table:table-cell table:formula="of:=IF(ISTEXT([TXT.D238]);CONCATENATE(&quot;&quot;&quot;&quot;;SUBSTITUTE([TXT.D238];&quot; &quot;;&quot;_&quot;); &quot;&quot;&quot; =&gt; &quot;&quot;&quot;; [.D$1];[TXT.D238];&quot;&quot;&quot;,&quot;);&quot;&quot;)" office:value-type="string" office:string-value="&quot;phosphorus&quot; =&gt; &quot;&amp;nbsp;&amp;nbsp;&amp;nbsp;&amp;nbsp;&amp;nbsp;&amp;nbsp;phosphorus&quot;,">
            <text:p>"phosphorus" =&gt; "&amp;nbsp;&amp;nbsp;&amp;nbsp;&amp;nbsp;&amp;nbsp;&amp;nbsp;phosphorus",</text:p>
          </table:table-cell>
          <table:table-cell table:formula="of:=IF(ISTEXT([TXT.E238]);CONCATENATE(&quot;&quot;&quot;&quot;;SUBSTITUTE([TXT.E238];&quot; &quot;;&quot;_&quot;); &quot;&quot;&quot; =&gt; &quot;&quot;&quot;; [.E$1];[TXT.E238];&quot;&quot;&quot;,&quot;);&quot;&quot;)">
            <text:p/>
          </table:table-cell>
          <table:table-cell table:formula="of:=IF(ISTEXT([TXT.F238]);CONCATENATE(&quot;&quot;&quot;&quot;;SUBSTITUTE([TXT.F238];&quot; &quot;;&quot;_&quot;); &quot;&quot;&quot; =&gt; &quot;&quot;&quot;; [.F$1];[TXT.F238];&quot;&quot;&quot;,&quot;);&quot;&quot;)">
            <text:p/>
          </table:table-cell>
        </table:table-row>
        <table:table-row table:style-name="ro1">
          <table:table-cell table:formula="of:=IF(ISTEXT([TXT.A239]);CONCATENATE(&quot;&quot;&quot;&quot;;SUBSTITUTE([TXT.A239];&quot; &quot;;&quot;_&quot;); &quot;&quot;&quot; =&gt; &quot;&quot;&quot;; [.A$1];[TXT.A239];&quot;&quot;&quot;,&quot;);&quot;&quot;)">
            <text:p/>
          </table:table-cell>
          <table:table-cell table:formula="of:=IF(ISTEXT([TXT.B239]);CONCATENATE(&quot;&quot;&quot;&quot;;SUBSTITUTE([TXT.B239];&quot; &quot;;&quot;_&quot;); &quot;&quot;&quot; =&gt; &quot;&quot;&quot;; [.B$1];[TXT.B239];&quot;&quot;&quot;,&quot;);&quot;&quot;)">
            <text:p/>
          </table:table-cell>
          <table:table-cell table:formula="of:=IF(ISTEXT([TXT.C239]);CONCATENATE(&quot;&quot;&quot;&quot;;SUBSTITUTE([TXT.C239];&quot; &quot;;&quot;_&quot;); &quot;&quot;&quot; =&gt; &quot;&quot;&quot;; [.C$1];[TXT.C239];&quot;&quot;&quot;,&quot;);&quot;&quot;)">
            <text:p/>
          </table:table-cell>
          <table:table-cell table:formula="of:=IF(ISTEXT([TXT.D239]);CONCATENATE(&quot;&quot;&quot;&quot;;SUBSTITUTE([TXT.D239];&quot; &quot;;&quot;_&quot;); &quot;&quot;&quot; =&gt; &quot;&quot;&quot;; [.D$1];[TXT.D239];&quot;&quot;&quot;,&quot;);&quot;&quot;)" office:value-type="string" office:string-value="&quot;potassium&quot; =&gt; &quot;&amp;nbsp;&amp;nbsp;&amp;nbsp;&amp;nbsp;&amp;nbsp;&amp;nbsp;potassium&quot;,">
            <text:p>"potassium" =&gt; "&amp;nbsp;&amp;nbsp;&amp;nbsp;&amp;nbsp;&amp;nbsp;&amp;nbsp;potassium",</text:p>
          </table:table-cell>
          <table:table-cell table:formula="of:=IF(ISTEXT([TXT.E239]);CONCATENATE(&quot;&quot;&quot;&quot;;SUBSTITUTE([TXT.E239];&quot; &quot;;&quot;_&quot;); &quot;&quot;&quot; =&gt; &quot;&quot;&quot;; [.E$1];[TXT.E239];&quot;&quot;&quot;,&quot;);&quot;&quot;)">
            <text:p/>
          </table:table-cell>
          <table:table-cell table:formula="of:=IF(ISTEXT([TXT.F239]);CONCATENATE(&quot;&quot;&quot;&quot;;SUBSTITUTE([TXT.F239];&quot; &quot;;&quot;_&quot;); &quot;&quot;&quot; =&gt; &quot;&quot;&quot;; [.F$1];[TXT.F239];&quot;&quot;&quot;,&quot;);&quot;&quot;)">
            <text:p/>
          </table:table-cell>
        </table:table-row>
        <table:table-row table:style-name="ro1">
          <table:table-cell table:formula="of:=IF(ISTEXT([TXT.A240]);CONCATENATE(&quot;&quot;&quot;&quot;;SUBSTITUTE([TXT.A240];&quot; &quot;;&quot;_&quot;); &quot;&quot;&quot; =&gt; &quot;&quot;&quot;; [.A$1];[TXT.A240];&quot;&quot;&quot;,&quot;);&quot;&quot;)">
            <text:p/>
          </table:table-cell>
          <table:table-cell table:formula="of:=IF(ISTEXT([TXT.B240]);CONCATENATE(&quot;&quot;&quot;&quot;;SUBSTITUTE([TXT.B240];&quot; &quot;;&quot;_&quot;); &quot;&quot;&quot; =&gt; &quot;&quot;&quot;; [.B$1];[TXT.B240];&quot;&quot;&quot;,&quot;);&quot;&quot;)">
            <text:p/>
          </table:table-cell>
          <table:table-cell table:formula="of:=IF(ISTEXT([TXT.C240]);CONCATENATE(&quot;&quot;&quot;&quot;;SUBSTITUTE([TXT.C240];&quot; &quot;;&quot;_&quot;); &quot;&quot;&quot; =&gt; &quot;&quot;&quot;; [.C$1];[TXT.C240];&quot;&quot;&quot;,&quot;);&quot;&quot;)">
            <text:p/>
          </table:table-cell>
          <table:table-cell table:formula="of:=IF(ISTEXT([TXT.D240]);CONCATENATE(&quot;&quot;&quot;&quot;;SUBSTITUTE([TXT.D240];&quot; &quot;;&quot;_&quot;); &quot;&quot;&quot; =&gt; &quot;&quot;&quot;; [.D$1];[TXT.D240];&quot;&quot;&quot;,&quot;);&quot;&quot;)" office:value-type="string" office:string-value="&quot;salt&quot; =&gt; &quot;&amp;nbsp;&amp;nbsp;&amp;nbsp;&amp;nbsp;&amp;nbsp;&amp;nbsp;salt&quot;,">
            <text:p>"salt" =&gt; "&amp;nbsp;&amp;nbsp;&amp;nbsp;&amp;nbsp;&amp;nbsp;&amp;nbsp;salt",</text:p>
          </table:table-cell>
          <table:table-cell table:formula="of:=IF(ISTEXT([TXT.E240]);CONCATENATE(&quot;&quot;&quot;&quot;;SUBSTITUTE([TXT.E240];&quot; &quot;;&quot;_&quot;); &quot;&quot;&quot; =&gt; &quot;&quot;&quot;; [.E$1];[TXT.E240];&quot;&quot;&quot;,&quot;);&quot;&quot;)">
            <text:p/>
          </table:table-cell>
          <table:table-cell table:formula="of:=IF(ISTEXT([TXT.F240]);CONCATENATE(&quot;&quot;&quot;&quot;;SUBSTITUTE([TXT.F240];&quot; &quot;;&quot;_&quot;); &quot;&quot;&quot; =&gt; &quot;&quot;&quot;; [.F$1];[TXT.F240];&quot;&quot;&quot;,&quot;);&quot;&quot;)">
            <text:p/>
          </table:table-cell>
        </table:table-row>
        <table:table-row table:style-name="ro1">
          <table:table-cell table:formula="of:=IF(ISTEXT([TXT.A241]);CONCATENATE(&quot;&quot;&quot;&quot;;SUBSTITUTE([TXT.A241];&quot; &quot;;&quot;_&quot;); &quot;&quot;&quot; =&gt; &quot;&quot;&quot;; [.A$1];[TXT.A241];&quot;&quot;&quot;,&quot;);&quot;&quot;)">
            <text:p/>
          </table:table-cell>
          <table:table-cell table:formula="of:=IF(ISTEXT([TXT.B241]);CONCATENATE(&quot;&quot;&quot;&quot;;SUBSTITUTE([TXT.B241];&quot; &quot;;&quot;_&quot;); &quot;&quot;&quot; =&gt; &quot;&quot;&quot;; [.B$1];[TXT.B241];&quot;&quot;&quot;,&quot;);&quot;&quot;)">
            <text:p/>
          </table:table-cell>
          <table:table-cell table:formula="of:=IF(ISTEXT([TXT.C241]);CONCATENATE(&quot;&quot;&quot;&quot;;SUBSTITUTE([TXT.C241];&quot; &quot;;&quot;_&quot;); &quot;&quot;&quot; =&gt; &quot;&quot;&quot;; [.C$1];[TXT.C241];&quot;&quot;&quot;,&quot;);&quot;&quot;)">
            <text:p/>
          </table:table-cell>
          <table:table-cell table:formula="of:=IF(ISTEXT([TXT.D241]);CONCATENATE(&quot;&quot;&quot;&quot;;SUBSTITUTE([TXT.D241];&quot; &quot;;&quot;_&quot;); &quot;&quot;&quot; =&gt; &quot;&quot;&quot;; [.D$1];[TXT.D241];&quot;&quot;&quot;,&quot;);&quot;&quot;)" office:value-type="string" office:string-value="&quot;urea&quot; =&gt; &quot;&amp;nbsp;&amp;nbsp;&amp;nbsp;&amp;nbsp;&amp;nbsp;&amp;nbsp;urea&quot;,">
            <text:p>"urea" =&gt; "&amp;nbsp;&amp;nbsp;&amp;nbsp;&amp;nbsp;&amp;nbsp;&amp;nbsp;urea",</text:p>
          </table:table-cell>
          <table:table-cell table:formula="of:=IF(ISTEXT([TXT.E241]);CONCATENATE(&quot;&quot;&quot;&quot;;SUBSTITUTE([TXT.E241];&quot; &quot;;&quot;_&quot;); &quot;&quot;&quot; =&gt; &quot;&quot;&quot;; [.E$1];[TXT.E241];&quot;&quot;&quot;,&quot;);&quot;&quot;)">
            <text:p/>
          </table:table-cell>
          <table:table-cell table:formula="of:=IF(ISTEXT([TXT.F241]);CONCATENATE(&quot;&quot;&quot;&quot;;SUBSTITUTE([TXT.F241];&quot; &quot;;&quot;_&quot;); &quot;&quot;&quot; =&gt; &quot;&quot;&quot;; [.F$1];[TXT.F241];&quot;&quot;&quot;,&quot;);&quot;&quot;)">
            <text:p/>
          </table:table-cell>
        </table:table-row>
        <table:table-row table:style-name="ro1">
          <table:table-cell table:formula="of:=IF(ISTEXT([TXT.A242]);CONCATENATE(&quot;&quot;&quot;&quot;;SUBSTITUTE([TXT.A242];&quot; &quot;;&quot;_&quot;); &quot;&quot;&quot; =&gt; &quot;&quot;&quot;; [.A$1];[TXT.A242];&quot;&quot;&quot;,&quot;);&quot;&quot;)">
            <text:p/>
          </table:table-cell>
          <table:table-cell table:formula="of:=IF(ISTEXT([TXT.B242]);CONCATENATE(&quot;&quot;&quot;&quot;;SUBSTITUTE([TXT.B242];&quot; &quot;;&quot;_&quot;); &quot;&quot;&quot; =&gt; &quot;&quot;&quot;; [.B$1];[TXT.B242];&quot;&quot;&quot;,&quot;);&quot;&quot;)">
            <text:p/>
          </table:table-cell>
          <table:table-cell table:formula="of:=IF(ISTEXT([TXT.C242]);CONCATENATE(&quot;&quot;&quot;&quot;;SUBSTITUTE([TXT.C242];&quot; &quot;;&quot;_&quot;); &quot;&quot;&quot; =&gt; &quot;&quot;&quot;; [.C$1];[TXT.C242];&quot;&quot;&quot;,&quot;);&quot;&quot;)" office:value-type="string" office:string-value="&quot;mineral_fertilizer&quot; =&gt; &quot;&amp;nbsp;&amp;nbsp;&amp;nbsp;&amp;nbsp;mineral fertilizer&quot;,">
            <text:p>"mineral_fertilizer" =&gt; "&amp;nbsp;&amp;nbsp;&amp;nbsp;&amp;nbsp;mineral fertilizer",</text:p>
          </table:table-cell>
          <table:table-cell table:formula="of:=IF(ISTEXT([TXT.D242]);CONCATENATE(&quot;&quot;&quot;&quot;;SUBSTITUTE([TXT.D242];&quot; &quot;;&quot;_&quot;); &quot;&quot;&quot; =&gt; &quot;&quot;&quot;; [.D$1];[TXT.D242];&quot;&quot;&quot;,&quot;);&quot;&quot;)">
            <text:p/>
          </table:table-cell>
          <table:table-cell table:formula="of:=IF(ISTEXT([TXT.E242]);CONCATENATE(&quot;&quot;&quot;&quot;;SUBSTITUTE([TXT.E242];&quot; &quot;;&quot;_&quot;); &quot;&quot;&quot; =&gt; &quot;&quot;&quot;; [.E$1];[TXT.E242];&quot;&quot;&quot;,&quot;);&quot;&quot;)">
            <text:p/>
          </table:table-cell>
          <table:table-cell table:formula="of:=IF(ISTEXT([TXT.F242]);CONCATENATE(&quot;&quot;&quot;&quot;;SUBSTITUTE([TXT.F242];&quot; &quot;;&quot;_&quot;); &quot;&quot;&quot; =&gt; &quot;&quot;&quot;; [.F$1];[TXT.F242];&quot;&quot;&quot;,&quot;);&quot;&quot;)">
            <text:p/>
          </table:table-cell>
        </table:table-row>
        <table:table-row table:style-name="ro1">
          <table:table-cell table:formula="of:=IF(ISTEXT([TXT.A243]);CONCATENATE(&quot;&quot;&quot;&quot;;SUBSTITUTE([TXT.A243];&quot; &quot;;&quot;_&quot;); &quot;&quot;&quot; =&gt; &quot;&quot;&quot;; [.A$1];[TXT.A243];&quot;&quot;&quot;,&quot;);&quot;&quot;)">
            <text:p/>
          </table:table-cell>
          <table:table-cell table:formula="of:=IF(ISTEXT([TXT.B243]);CONCATENATE(&quot;&quot;&quot;&quot;;SUBSTITUTE([TXT.B243];&quot; &quot;;&quot;_&quot;); &quot;&quot;&quot; =&gt; &quot;&quot;&quot;; [.B$1];[TXT.B243];&quot;&quot;&quot;,&quot;);&quot;&quot;)" office:value-type="string" office:string-value="&quot;plant_origin_unprocessed_product&quot; =&gt; &quot;&amp;nbsp;&amp;nbsp;plant origin unprocessed product&quot;,">
            <text:p>"plant_origin_unprocessed_product" =&gt; "&amp;nbsp;&amp;nbsp;plant origin unprocessed product",</text:p>
          </table:table-cell>
          <table:table-cell table:formula="of:=IF(ISTEXT([TXT.C243]);CONCATENATE(&quot;&quot;&quot;&quot;;SUBSTITUTE([TXT.C243];&quot; &quot;;&quot;_&quot;); &quot;&quot;&quot; =&gt; &quot;&quot;&quot;; [.C$1];[TXT.C243];&quot;&quot;&quot;,&quot;);&quot;&quot;)">
            <text:p/>
          </table:table-cell>
          <table:table-cell table:formula="of:=IF(ISTEXT([TXT.D243]);CONCATENATE(&quot;&quot;&quot;&quot;;SUBSTITUTE([TXT.D243];&quot; &quot;;&quot;_&quot;); &quot;&quot;&quot; =&gt; &quot;&quot;&quot;; [.D$1];[TXT.D243];&quot;&quot;&quot;,&quot;);&quot;&quot;)">
            <text:p/>
          </table:table-cell>
          <table:table-cell table:formula="of:=IF(ISTEXT([TXT.E243]);CONCATENATE(&quot;&quot;&quot;&quot;;SUBSTITUTE([TXT.E243];&quot; &quot;;&quot;_&quot;); &quot;&quot;&quot; =&gt; &quot;&quot;&quot;; [.E$1];[TXT.E243];&quot;&quot;&quot;,&quot;);&quot;&quot;)">
            <text:p/>
          </table:table-cell>
          <table:table-cell table:formula="of:=IF(ISTEXT([TXT.F243]);CONCATENATE(&quot;&quot;&quot;&quot;;SUBSTITUTE([TXT.F243];&quot; &quot;;&quot;_&quot;); &quot;&quot;&quot; =&gt; &quot;&quot;&quot;; [.F$1];[TXT.F243];&quot;&quot;&quot;,&quot;);&quot;&quot;)">
            <text:p/>
          </table:table-cell>
        </table:table-row>
        <table:table-row table:style-name="ro1">
          <table:table-cell table:formula="of:=IF(ISTEXT([TXT.A244]);CONCATENATE(&quot;&quot;&quot;&quot;;SUBSTITUTE([TXT.A244];&quot; &quot;;&quot;_&quot;); &quot;&quot;&quot; =&gt; &quot;&quot;&quot;; [.A$1];[TXT.A244];&quot;&quot;&quot;,&quot;);&quot;&quot;)">
            <text:p/>
          </table:table-cell>
          <table:table-cell table:formula="of:=IF(ISTEXT([TXT.B244]);CONCATENATE(&quot;&quot;&quot;&quot;;SUBSTITUTE([TXT.B244];&quot; &quot;;&quot;_&quot;); &quot;&quot;&quot; =&gt; &quot;&quot;&quot;; [.B$1];[TXT.B244];&quot;&quot;&quot;,&quot;);&quot;&quot;)">
            <text:p/>
          </table:table-cell>
          <table:table-cell table:formula="of:=IF(ISTEXT([TXT.C244]);CONCATENATE(&quot;&quot;&quot;&quot;;SUBSTITUTE([TXT.C244];&quot; &quot;;&quot;_&quot;); &quot;&quot;&quot; =&gt; &quot;&quot;&quot;; [.C$1];[TXT.C244];&quot;&quot;&quot;,&quot;);&quot;&quot;)" office:value-type="string" office:string-value="&quot;crop_residue&quot; =&gt; &quot;&amp;nbsp;&amp;nbsp;&amp;nbsp;&amp;nbsp;crop residue&quot;,">
            <text:p>"crop_residue" =&gt; "&amp;nbsp;&amp;nbsp;&amp;nbsp;&amp;nbsp;crop residue",</text:p>
          </table:table-cell>
          <table:table-cell table:formula="of:=IF(ISTEXT([TXT.D244]);CONCATENATE(&quot;&quot;&quot;&quot;;SUBSTITUTE([TXT.D244];&quot; &quot;;&quot;_&quot;); &quot;&quot;&quot; =&gt; &quot;&quot;&quot;; [.D$1];[TXT.D244];&quot;&quot;&quot;,&quot;);&quot;&quot;)">
            <text:p/>
          </table:table-cell>
          <table:table-cell table:formula="of:=IF(ISTEXT([TXT.E244]);CONCATENATE(&quot;&quot;&quot;&quot;;SUBSTITUTE([TXT.E244];&quot; &quot;;&quot;_&quot;); &quot;&quot;&quot; =&gt; &quot;&quot;&quot;; [.E$1];[TXT.E244];&quot;&quot;&quot;,&quot;);&quot;&quot;)">
            <text:p/>
          </table:table-cell>
          <table:table-cell table:formula="of:=IF(ISTEXT([TXT.F244]);CONCATENATE(&quot;&quot;&quot;&quot;;SUBSTITUTE([TXT.F244];&quot; &quot;;&quot;_&quot;); &quot;&quot;&quot; =&gt; &quot;&quot;&quot;; [.F$1];[TXT.F244];&quot;&quot;&quot;,&quot;);&quot;&quot;)">
            <text:p/>
          </table:table-cell>
        </table:table-row>
        <table:table-row table:style-name="ro1">
          <table:table-cell table:formula="of:=IF(ISTEXT([TXT.A245]);CONCATENATE(&quot;&quot;&quot;&quot;;SUBSTITUTE([TXT.A245];&quot; &quot;;&quot;_&quot;); &quot;&quot;&quot; =&gt; &quot;&quot;&quot;; [.A$1];[TXT.A245];&quot;&quot;&quot;,&quot;);&quot;&quot;)">
            <text:p/>
          </table:table-cell>
          <table:table-cell table:formula="of:=IF(ISTEXT([TXT.B245]);CONCATENATE(&quot;&quot;&quot;&quot;;SUBSTITUTE([TXT.B245];&quot; &quot;;&quot;_&quot;); &quot;&quot;&quot; =&gt; &quot;&quot;&quot;; [.B$1];[TXT.B245];&quot;&quot;&quot;,&quot;);&quot;&quot;)">
            <text:p/>
          </table:table-cell>
          <table:table-cell table:formula="of:=IF(ISTEXT([TXT.C245]);CONCATENATE(&quot;&quot;&quot;&quot;;SUBSTITUTE([TXT.C245];&quot; &quot;;&quot;_&quot;); &quot;&quot;&quot; =&gt; &quot;&quot;&quot;; [.C$1];[TXT.C245];&quot;&quot;&quot;,&quot;);&quot;&quot;)" office:value-type="string" office:string-value="&quot;plant_origin_processed_product&quot; =&gt; &quot;&amp;nbsp;&amp;nbsp;&amp;nbsp;&amp;nbsp;plant origin processed product&quot;,">
            <text:p>"plant_origin_processed_product" =&gt; "&amp;nbsp;&amp;nbsp;&amp;nbsp;&amp;nbsp;plant origin processed product",</text:p>
          </table:table-cell>
          <table:table-cell table:formula="of:=IF(ISTEXT([TXT.D245]);CONCATENATE(&quot;&quot;&quot;&quot;;SUBSTITUTE([TXT.D245];&quot; &quot;;&quot;_&quot;); &quot;&quot;&quot; =&gt; &quot;&quot;&quot;; [.D$1];[TXT.D245];&quot;&quot;&quot;,&quot;);&quot;&quot;)">
            <text:p/>
          </table:table-cell>
          <table:table-cell table:formula="of:=IF(ISTEXT([TXT.E245]);CONCATENATE(&quot;&quot;&quot;&quot;;SUBSTITUTE([TXT.E245];&quot; &quot;;&quot;_&quot;); &quot;&quot;&quot; =&gt; &quot;&quot;&quot;; [.E$1];[TXT.E245];&quot;&quot;&quot;,&quot;);&quot;&quot;)">
            <text:p/>
          </table:table-cell>
          <table:table-cell table:formula="of:=IF(ISTEXT([TXT.F245]);CONCATENATE(&quot;&quot;&quot;&quot;;SUBSTITUTE([TXT.F245];&quot; &quot;;&quot;_&quot;); &quot;&quot;&quot; =&gt; &quot;&quot;&quot;; [.F$1];[TXT.F245];&quot;&quot;&quot;,&quot;);&quot;&quot;)">
            <text:p/>
          </table:table-cell>
        </table:table-row>
        <table:table-row table:style-name="ro1">
          <table:table-cell table:formula="of:=IF(ISTEXT([TXT.A246]);CONCATENATE(&quot;&quot;&quot;&quot;;SUBSTITUTE([TXT.A246];&quot; &quot;;&quot;_&quot;); &quot;&quot;&quot; =&gt; &quot;&quot;&quot;; [.A$1];[TXT.A246];&quot;&quot;&quot;,&quot;);&quot;&quot;)">
            <text:p/>
          </table:table-cell>
          <table:table-cell table:formula="of:=IF(ISTEXT([TXT.B246]);CONCATENATE(&quot;&quot;&quot;&quot;;SUBSTITUTE([TXT.B246];&quot; &quot;;&quot;_&quot;); &quot;&quot;&quot; =&gt; &quot;&quot;&quot;; [.B$1];[TXT.B246];&quot;&quot;&quot;,&quot;);&quot;&quot;)">
            <text:p/>
          </table:table-cell>
          <table:table-cell table:formula="of:=IF(ISTEXT([TXT.C246]);CONCATENATE(&quot;&quot;&quot;&quot;;SUBSTITUTE([TXT.C246];&quot; &quot;;&quot;_&quot;); &quot;&quot;&quot; =&gt; &quot;&quot;&quot;; [.C$1];[TXT.C246];&quot;&quot;&quot;,&quot;);&quot;&quot;)">
            <text:p/>
          </table:table-cell>
          <table:table-cell table:formula="of:=IF(ISTEXT([TXT.D246]);CONCATENATE(&quot;&quot;&quot;&quot;;SUBSTITUTE([TXT.D246];&quot; &quot;;&quot;_&quot;); &quot;&quot;&quot; =&gt; &quot;&quot;&quot;; [.D$1];[TXT.D246];&quot;&quot;&quot;,&quot;);&quot;&quot;)" office:value-type="string" office:string-value="&quot;beer&quot; =&gt; &quot;&amp;nbsp;&amp;nbsp;&amp;nbsp;&amp;nbsp;&amp;nbsp;&amp;nbsp;beer&quot;,">
            <text:p>"beer" =&gt; "&amp;nbsp;&amp;nbsp;&amp;nbsp;&amp;nbsp;&amp;nbsp;&amp;nbsp;beer",</text:p>
          </table:table-cell>
          <table:table-cell table:formula="of:=IF(ISTEXT([TXT.E246]);CONCATENATE(&quot;&quot;&quot;&quot;;SUBSTITUTE([TXT.E246];&quot; &quot;;&quot;_&quot;); &quot;&quot;&quot; =&gt; &quot;&quot;&quot;; [.E$1];[TXT.E246];&quot;&quot;&quot;,&quot;);&quot;&quot;)">
            <text:p/>
          </table:table-cell>
          <table:table-cell table:formula="of:=IF(ISTEXT([TXT.F246]);CONCATENATE(&quot;&quot;&quot;&quot;;SUBSTITUTE([TXT.F246];&quot; &quot;;&quot;_&quot;); &quot;&quot;&quot; =&gt; &quot;&quot;&quot;; [.F$1];[TXT.F246];&quot;&quot;&quot;,&quot;);&quot;&quot;)">
            <text:p/>
          </table:table-cell>
        </table:table-row>
        <table:table-row table:style-name="ro1">
          <table:table-cell table:formula="of:=IF(ISTEXT([TXT.A247]);CONCATENATE(&quot;&quot;&quot;&quot;;SUBSTITUTE([TXT.A247];&quot; &quot;;&quot;_&quot;); &quot;&quot;&quot; =&gt; &quot;&quot;&quot;; [.A$1];[TXT.A247];&quot;&quot;&quot;,&quot;);&quot;&quot;)">
            <text:p/>
          </table:table-cell>
          <table:table-cell table:formula="of:=IF(ISTEXT([TXT.B247]);CONCATENATE(&quot;&quot;&quot;&quot;;SUBSTITUTE([TXT.B247];&quot; &quot;;&quot;_&quot;); &quot;&quot;&quot; =&gt; &quot;&quot;&quot;; [.B$1];[TXT.B247];&quot;&quot;&quot;,&quot;);&quot;&quot;)">
            <text:p/>
          </table:table-cell>
          <table:table-cell table:formula="of:=IF(ISTEXT([TXT.C247]);CONCATENATE(&quot;&quot;&quot;&quot;;SUBSTITUTE([TXT.C247];&quot; &quot;;&quot;_&quot;); &quot;&quot;&quot; =&gt; &quot;&quot;&quot;; [.C$1];[TXT.C247];&quot;&quot;&quot;,&quot;);&quot;&quot;)">
            <text:p/>
          </table:table-cell>
          <table:table-cell table:formula="of:=IF(ISTEXT([TXT.D247]);CONCATENATE(&quot;&quot;&quot;&quot;;SUBSTITUTE([TXT.D247];&quot; &quot;;&quot;_&quot;); &quot;&quot;&quot; =&gt; &quot;&quot;&quot;; [.D$1];[TXT.D247];&quot;&quot;&quot;,&quot;);&quot;&quot;)" office:value-type="string" office:string-value="&quot;fodder&quot; =&gt; &quot;&amp;nbsp;&amp;nbsp;&amp;nbsp;&amp;nbsp;&amp;nbsp;&amp;nbsp;fodder&quot;,">
            <text:p>"fodder" =&gt; "&amp;nbsp;&amp;nbsp;&amp;nbsp;&amp;nbsp;&amp;nbsp;&amp;nbsp;fodder",</text:p>
          </table:table-cell>
          <table:table-cell table:formula="of:=IF(ISTEXT([TXT.E247]);CONCATENATE(&quot;&quot;&quot;&quot;;SUBSTITUTE([TXT.E247];&quot; &quot;;&quot;_&quot;); &quot;&quot;&quot; =&gt; &quot;&quot;&quot;; [.E$1];[TXT.E247];&quot;&quot;&quot;,&quot;);&quot;&quot;)">
            <text:p/>
          </table:table-cell>
          <table:table-cell table:formula="of:=IF(ISTEXT([TXT.F247]);CONCATENATE(&quot;&quot;&quot;&quot;;SUBSTITUTE([TXT.F247];&quot; &quot;;&quot;_&quot;); &quot;&quot;&quot; =&gt; &quot;&quot;&quot;; [.F$1];[TXT.F247];&quot;&quot;&quot;,&quot;);&quot;&quot;)">
            <text:p/>
          </table:table-cell>
        </table:table-row>
        <table:table-row table:style-name="ro1">
          <table:table-cell table:formula="of:=IF(ISTEXT([TXT.A248]);CONCATENATE(&quot;&quot;&quot;&quot;;SUBSTITUTE([TXT.A248];&quot; &quot;;&quot;_&quot;); &quot;&quot;&quot; =&gt; &quot;&quot;&quot;; [.A$1];[TXT.A248];&quot;&quot;&quot;,&quot;);&quot;&quot;)">
            <text:p/>
          </table:table-cell>
          <table:table-cell table:formula="of:=IF(ISTEXT([TXT.B248]);CONCATENATE(&quot;&quot;&quot;&quot;;SUBSTITUTE([TXT.B248];&quot; &quot;;&quot;_&quot;); &quot;&quot;&quot; =&gt; &quot;&quot;&quot;; [.B$1];[TXT.B248];&quot;&quot;&quot;,&quot;);&quot;&quot;)">
            <text:p/>
          </table:table-cell>
          <table:table-cell table:formula="of:=IF(ISTEXT([TXT.C248]);CONCATENATE(&quot;&quot;&quot;&quot;;SUBSTITUTE([TXT.C248];&quot; &quot;;&quot;_&quot;); &quot;&quot;&quot; =&gt; &quot;&quot;&quot;; [.C$1];[TXT.C248];&quot;&quot;&quot;,&quot;);&quot;&quot;)">
            <text:p/>
          </table:table-cell>
          <table:table-cell table:formula="of:=IF(ISTEXT([TXT.D248]);CONCATENATE(&quot;&quot;&quot;&quot;;SUBSTITUTE([TXT.D248];&quot; &quot;;&quot;_&quot;); &quot;&quot;&quot; =&gt; &quot;&quot;&quot;; [.D$1];[TXT.D248];&quot;&quot;&quot;,&quot;);&quot;&quot;)" office:value-type="string" office:string-value="&quot;olive_oil&quot; =&gt; &quot;&amp;nbsp;&amp;nbsp;&amp;nbsp;&amp;nbsp;&amp;nbsp;&amp;nbsp;olive oil&quot;,">
            <text:p>"olive_oil" =&gt; "&amp;nbsp;&amp;nbsp;&amp;nbsp;&amp;nbsp;&amp;nbsp;&amp;nbsp;olive oil",</text:p>
          </table:table-cell>
          <table:table-cell table:formula="of:=IF(ISTEXT([TXT.E248]);CONCATENATE(&quot;&quot;&quot;&quot;;SUBSTITUTE([TXT.E248];&quot; &quot;;&quot;_&quot;); &quot;&quot;&quot; =&gt; &quot;&quot;&quot;; [.E$1];[TXT.E248];&quot;&quot;&quot;,&quot;);&quot;&quot;)">
            <text:p/>
          </table:table-cell>
          <table:table-cell table:formula="of:=IF(ISTEXT([TXT.F248]);CONCATENATE(&quot;&quot;&quot;&quot;;SUBSTITUTE([TXT.F248];&quot; &quot;;&quot;_&quot;); &quot;&quot;&quot; =&gt; &quot;&quot;&quot;; [.F$1];[TXT.F248];&quot;&quot;&quot;,&quot;);&quot;&quot;)">
            <text:p/>
          </table:table-cell>
        </table:table-row>
        <table:table-row table:style-name="ro1">
          <table:table-cell table:formula="of:=IF(ISTEXT([TXT.A249]);CONCATENATE(&quot;&quot;&quot;&quot;;SUBSTITUTE([TXT.A249];&quot; &quot;;&quot;_&quot;); &quot;&quot;&quot; =&gt; &quot;&quot;&quot;; [.A$1];[TXT.A249];&quot;&quot;&quot;,&quot;);&quot;&quot;)">
            <text:p/>
          </table:table-cell>
          <table:table-cell table:formula="of:=IF(ISTEXT([TXT.B249]);CONCATENATE(&quot;&quot;&quot;&quot;;SUBSTITUTE([TXT.B249];&quot; &quot;;&quot;_&quot;); &quot;&quot;&quot; =&gt; &quot;&quot;&quot;; [.B$1];[TXT.B249];&quot;&quot;&quot;,&quot;);&quot;&quot;)">
            <text:p/>
          </table:table-cell>
          <table:table-cell table:formula="of:=IF(ISTEXT([TXT.C249]);CONCATENATE(&quot;&quot;&quot;&quot;;SUBSTITUTE([TXT.C249];&quot; &quot;;&quot;_&quot;); &quot;&quot;&quot; =&gt; &quot;&quot;&quot;; [.C$1];[TXT.C249];&quot;&quot;&quot;,&quot;);&quot;&quot;)">
            <text:p/>
          </table:table-cell>
          <table:table-cell table:formula="of:=IF(ISTEXT([TXT.D249]);CONCATENATE(&quot;&quot;&quot;&quot;;SUBSTITUTE([TXT.D249];&quot; &quot;;&quot;_&quot;); &quot;&quot;&quot; =&gt; &quot;&quot;&quot;; [.D$1];[TXT.D249];&quot;&quot;&quot;,&quot;);&quot;&quot;)" office:value-type="string" office:string-value="&quot;wine&quot; =&gt; &quot;&amp;nbsp;&amp;nbsp;&amp;nbsp;&amp;nbsp;&amp;nbsp;&amp;nbsp;wine&quot;,">
            <text:p>"wine" =&gt; "&amp;nbsp;&amp;nbsp;&amp;nbsp;&amp;nbsp;&amp;nbsp;&amp;nbsp;wine",</text:p>
          </table:table-cell>
          <table:table-cell table:formula="of:=IF(ISTEXT([TXT.E249]);CONCATENATE(&quot;&quot;&quot;&quot;;SUBSTITUTE([TXT.E249];&quot; &quot;;&quot;_&quot;); &quot;&quot;&quot; =&gt; &quot;&quot;&quot;; [.E$1];[TXT.E249];&quot;&quot;&quot;,&quot;);&quot;&quot;)">
            <text:p/>
          </table:table-cell>
          <table:table-cell table:formula="of:=IF(ISTEXT([TXT.F249]);CONCATENATE(&quot;&quot;&quot;&quot;;SUBSTITUTE([TXT.F249];&quot; &quot;;&quot;_&quot;); &quot;&quot;&quot; =&gt; &quot;&quot;&quot;; [.F$1];[TXT.F249];&quot;&quot;&quot;,&quot;);&quot;&quot;)">
            <text:p/>
          </table:table-cell>
        </table:table-row>
        <table:table-row table:style-name="ro1">
          <table:table-cell table:formula="of:=IF(ISTEXT([TXT.A250]);CONCATENATE(&quot;&quot;&quot;&quot;;SUBSTITUTE([TXT.A250];&quot; &quot;;&quot;_&quot;); &quot;&quot;&quot; =&gt; &quot;&quot;&quot;; [.A$1];[TXT.A250];&quot;&quot;&quot;,&quot;);&quot;&quot;)">
            <text:p/>
          </table:table-cell>
          <table:table-cell table:formula="of:=IF(ISTEXT([TXT.B250]);CONCATENATE(&quot;&quot;&quot;&quot;;SUBSTITUTE([TXT.B250];&quot; &quot;;&quot;_&quot;); &quot;&quot;&quot; =&gt; &quot;&quot;&quot;; [.B$1];[TXT.B250];&quot;&quot;&quot;,&quot;);&quot;&quot;)">
            <text:p/>
          </table:table-cell>
          <table:table-cell table:formula="of:=IF(ISTEXT([TXT.C250]);CONCATENATE(&quot;&quot;&quot;&quot;;SUBSTITUTE([TXT.C250];&quot; &quot;;&quot;_&quot;); &quot;&quot;&quot; =&gt; &quot;&quot;&quot;; [.C$1];[TXT.C250];&quot;&quot;&quot;,&quot;);&quot;&quot;)" office:value-type="string" office:string-value="&quot;plant_origin_unprocessed_product&quot; =&gt; &quot;&amp;nbsp;&amp;nbsp;&amp;nbsp;&amp;nbsp;plant origin unprocessed product&quot;,">
            <text:p>"plant_origin_unprocessed_product" =&gt; "&amp;nbsp;&amp;nbsp;&amp;nbsp;&amp;nbsp;plant origin unprocessed product",</text:p>
          </table:table-cell>
          <table:table-cell table:formula="of:=IF(ISTEXT([TXT.D250]);CONCATENATE(&quot;&quot;&quot;&quot;;SUBSTITUTE([TXT.D250];&quot; &quot;;&quot;_&quot;); &quot;&quot;&quot; =&gt; &quot;&quot;&quot;; [.D$1];[TXT.D250];&quot;&quot;&quot;,&quot;);&quot;&quot;)">
            <text:p/>
          </table:table-cell>
          <table:table-cell table:formula="of:=IF(ISTEXT([TXT.E250]);CONCATENATE(&quot;&quot;&quot;&quot;;SUBSTITUTE([TXT.E250];&quot; &quot;;&quot;_&quot;); &quot;&quot;&quot; =&gt; &quot;&quot;&quot;; [.E$1];[TXT.E250];&quot;&quot;&quot;,&quot;);&quot;&quot;)">
            <text:p/>
          </table:table-cell>
          <table:table-cell table:formula="of:=IF(ISTEXT([TXT.F250]);CONCATENATE(&quot;&quot;&quot;&quot;;SUBSTITUTE([TXT.F250];&quot; &quot;;&quot;_&quot;); &quot;&quot;&quot; =&gt; &quot;&quot;&quot;; [.F$1];[TXT.F250];&quot;&quot;&quot;,&quot;);&quot;&quot;)">
            <text:p/>
          </table:table-cell>
        </table:table-row>
        <table:table-row table:style-name="ro1">
          <table:table-cell table:formula="of:=IF(ISTEXT([TXT.A251]);CONCATENATE(&quot;&quot;&quot;&quot;;SUBSTITUTE([TXT.A251];&quot; &quot;;&quot;_&quot;); &quot;&quot;&quot; =&gt; &quot;&quot;&quot;; [.A$1];[TXT.A251];&quot;&quot;&quot;,&quot;);&quot;&quot;)">
            <text:p/>
          </table:table-cell>
          <table:table-cell table:formula="of:=IF(ISTEXT([TXT.B251]);CONCATENATE(&quot;&quot;&quot;&quot;;SUBSTITUTE([TXT.B251];&quot; &quot;;&quot;_&quot;); &quot;&quot;&quot; =&gt; &quot;&quot;&quot;; [.B$1];[TXT.B251];&quot;&quot;&quot;,&quot;);&quot;&quot;)">
            <text:p/>
          </table:table-cell>
          <table:table-cell table:formula="of:=IF(ISTEXT([TXT.C251]);CONCATENATE(&quot;&quot;&quot;&quot;;SUBSTITUTE([TXT.C251];&quot; &quot;;&quot;_&quot;); &quot;&quot;&quot; =&gt; &quot;&quot;&quot;; [.C$1];[TXT.C251];&quot;&quot;&quot;,&quot;);&quot;&quot;)">
            <text:p/>
          </table:table-cell>
          <table:table-cell table:formula="of:=IF(ISTEXT([TXT.D251]);CONCATENATE(&quot;&quot;&quot;&quot;;SUBSTITUTE([TXT.D251];&quot; &quot;;&quot;_&quot;); &quot;&quot;&quot; =&gt; &quot;&quot;&quot;; [.D$1];[TXT.D251];&quot;&quot;&quot;,&quot;);&quot;&quot;)" office:value-type="string" office:string-value="&quot;energy_crop&quot; =&gt; &quot;&amp;nbsp;&amp;nbsp;&amp;nbsp;&amp;nbsp;&amp;nbsp;&amp;nbsp;energy crop&quot;,">
            <text:p>"energy_crop" =&gt; "&amp;nbsp;&amp;nbsp;&amp;nbsp;&amp;nbsp;&amp;nbsp;&amp;nbsp;energy crop",</text:p>
          </table:table-cell>
          <table:table-cell table:formula="of:=IF(ISTEXT([TXT.E251]);CONCATENATE(&quot;&quot;&quot;&quot;;SUBSTITUTE([TXT.E251];&quot; &quot;;&quot;_&quot;); &quot;&quot;&quot; =&gt; &quot;&quot;&quot;; [.E$1];[TXT.E251];&quot;&quot;&quot;,&quot;);&quot;&quot;)">
            <text:p/>
          </table:table-cell>
          <table:table-cell table:formula="of:=IF(ISTEXT([TXT.F251]);CONCATENATE(&quot;&quot;&quot;&quot;;SUBSTITUTE([TXT.F251];&quot; &quot;;&quot;_&quot;); &quot;&quot;&quot; =&gt; &quot;&quot;&quot;; [.F$1];[TXT.F251];&quot;&quot;&quot;,&quot;);&quot;&quot;)">
            <text:p/>
          </table:table-cell>
        </table:table-row>
        <table:table-row table:style-name="ro1">
          <table:table-cell table:formula="of:=IF(ISTEXT([TXT.A252]);CONCATENATE(&quot;&quot;&quot;&quot;;SUBSTITUTE([TXT.A252];&quot; &quot;;&quot;_&quot;); &quot;&quot;&quot; =&gt; &quot;&quot;&quot;; [.A$1];[TXT.A252];&quot;&quot;&quot;,&quot;);&quot;&quot;)">
            <text:p/>
          </table:table-cell>
          <table:table-cell table:formula="of:=IF(ISTEXT([TXT.B252]);CONCATENATE(&quot;&quot;&quot;&quot;;SUBSTITUTE([TXT.B252];&quot; &quot;;&quot;_&quot;); &quot;&quot;&quot; =&gt; &quot;&quot;&quot;; [.B$1];[TXT.B252];&quot;&quot;&quot;,&quot;);&quot;&quot;)">
            <text:p/>
          </table:table-cell>
          <table:table-cell table:formula="of:=IF(ISTEXT([TXT.C252]);CONCATENATE(&quot;&quot;&quot;&quot;;SUBSTITUTE([TXT.C252];&quot; &quot;;&quot;_&quot;); &quot;&quot;&quot; =&gt; &quot;&quot;&quot;; [.C$1];[TXT.C252];&quot;&quot;&quot;,&quot;);&quot;&quot;)">
            <text:p/>
          </table:table-cell>
          <table:table-cell table:formula="of:=IF(ISTEXT([TXT.D252]);CONCATENATE(&quot;&quot;&quot;&quot;;SUBSTITUTE([TXT.D252];&quot; &quot;;&quot;_&quot;); &quot;&quot;&quot; =&gt; &quot;&quot;&quot;; [.D$1];[TXT.D252];&quot;&quot;&quot;,&quot;);&quot;&quot;)">
            <text:p/>
          </table:table-cell>
          <table:table-cell table:formula="of:=IF(ISTEXT([TXT.E252]);CONCATENATE(&quot;&quot;&quot;&quot;;SUBSTITUTE([TXT.E252];&quot; &quot;;&quot;_&quot;); &quot;&quot;&quot; =&gt; &quot;&quot;&quot;; [.E$1];[TXT.E252];&quot;&quot;&quot;,&quot;);&quot;&quot;)" office:value-type="string" office:string-value="&quot;rape&quot; =&gt; &quot;&amp;nbsp;&amp;nbsp;&amp;nbsp;&amp;nbsp;&amp;nbsp;&amp;nbsp;&amp;nbsp;&amp;nbsp;rape&quot;,">
            <text:p>"rape" =&gt; "&amp;nbsp;&amp;nbsp;&amp;nbsp;&amp;nbsp;&amp;nbsp;&amp;nbsp;&amp;nbsp;&amp;nbsp;rape",</text:p>
          </table:table-cell>
          <table:table-cell table:formula="of:=IF(ISTEXT([TXT.F252]);CONCATENATE(&quot;&quot;&quot;&quot;;SUBSTITUTE([TXT.F252];&quot; &quot;;&quot;_&quot;); &quot;&quot;&quot; =&gt; &quot;&quot;&quot;; [.F$1];[TXT.F252];&quot;&quot;&quot;,&quot;);&quot;&quot;)">
            <text:p/>
          </table:table-cell>
        </table:table-row>
        <table:table-row table:style-name="ro1">
          <table:table-cell table:formula="of:=IF(ISTEXT([TXT.A253]);CONCATENATE(&quot;&quot;&quot;&quot;;SUBSTITUTE([TXT.A253];&quot; &quot;;&quot;_&quot;); &quot;&quot;&quot; =&gt; &quot;&quot;&quot;; [.A$1];[TXT.A253];&quot;&quot;&quot;,&quot;);&quot;&quot;)">
            <text:p/>
          </table:table-cell>
          <table:table-cell table:formula="of:=IF(ISTEXT([TXT.B253]);CONCATENATE(&quot;&quot;&quot;&quot;;SUBSTITUTE([TXT.B253];&quot; &quot;;&quot;_&quot;); &quot;&quot;&quot; =&gt; &quot;&quot;&quot;; [.B$1];[TXT.B253];&quot;&quot;&quot;,&quot;);&quot;&quot;)">
            <text:p/>
          </table:table-cell>
          <table:table-cell table:formula="of:=IF(ISTEXT([TXT.C253]);CONCATENATE(&quot;&quot;&quot;&quot;;SUBSTITUTE([TXT.C253];&quot; &quot;;&quot;_&quot;); &quot;&quot;&quot; =&gt; &quot;&quot;&quot;; [.C$1];[TXT.C253];&quot;&quot;&quot;,&quot;);&quot;&quot;)">
            <text:p/>
          </table:table-cell>
          <table:table-cell table:formula="of:=IF(ISTEXT([TXT.D253]);CONCATENATE(&quot;&quot;&quot;&quot;;SUBSTITUTE([TXT.D253];&quot; &quot;;&quot;_&quot;); &quot;&quot;&quot; =&gt; &quot;&quot;&quot;; [.D$1];[TXT.D253];&quot;&quot;&quot;,&quot;);&quot;&quot;)">
            <text:p/>
          </table:table-cell>
          <table:table-cell table:formula="of:=IF(ISTEXT([TXT.E253]);CONCATENATE(&quot;&quot;&quot;&quot;;SUBSTITUTE([TXT.E253];&quot; &quot;;&quot;_&quot;); &quot;&quot;&quot; =&gt; &quot;&quot;&quot;; [.E$1];[TXT.E253];&quot;&quot;&quot;,&quot;);&quot;&quot;)" office:value-type="string" office:string-value="&quot;sugar_beet&quot; =&gt; &quot;&amp;nbsp;&amp;nbsp;&amp;nbsp;&amp;nbsp;&amp;nbsp;&amp;nbsp;&amp;nbsp;&amp;nbsp;sugar beet&quot;,">
            <text:p>"sugar_beet" =&gt; "&amp;nbsp;&amp;nbsp;&amp;nbsp;&amp;nbsp;&amp;nbsp;&amp;nbsp;&amp;nbsp;&amp;nbsp;sugar beet",</text:p>
          </table:table-cell>
          <table:table-cell table:formula="of:=IF(ISTEXT([TXT.F253]);CONCATENATE(&quot;&quot;&quot;&quot;;SUBSTITUTE([TXT.F253];&quot; &quot;;&quot;_&quot;); &quot;&quot;&quot; =&gt; &quot;&quot;&quot;; [.F$1];[TXT.F253];&quot;&quot;&quot;,&quot;);&quot;&quot;)">
            <text:p/>
          </table:table-cell>
        </table:table-row>
        <table:table-row table:style-name="ro1">
          <table:table-cell table:formula="of:=IF(ISTEXT([TXT.A254]);CONCATENATE(&quot;&quot;&quot;&quot;;SUBSTITUTE([TXT.A254];&quot; &quot;;&quot;_&quot;); &quot;&quot;&quot; =&gt; &quot;&quot;&quot;; [.A$1];[TXT.A254];&quot;&quot;&quot;,&quot;);&quot;&quot;)">
            <text:p/>
          </table:table-cell>
          <table:table-cell table:formula="of:=IF(ISTEXT([TXT.B254]);CONCATENATE(&quot;&quot;&quot;&quot;;SUBSTITUTE([TXT.B254];&quot; &quot;;&quot;_&quot;); &quot;&quot;&quot; =&gt; &quot;&quot;&quot;; [.B$1];[TXT.B254];&quot;&quot;&quot;,&quot;);&quot;&quot;)">
            <text:p/>
          </table:table-cell>
          <table:table-cell table:formula="of:=IF(ISTEXT([TXT.C254]);CONCATENATE(&quot;&quot;&quot;&quot;;SUBSTITUTE([TXT.C254];&quot; &quot;;&quot;_&quot;); &quot;&quot;&quot; =&gt; &quot;&quot;&quot;; [.C$1];[TXT.C254];&quot;&quot;&quot;,&quot;);&quot;&quot;)">
            <text:p/>
          </table:table-cell>
          <table:table-cell table:formula="of:=IF(ISTEXT([TXT.D254]);CONCATENATE(&quot;&quot;&quot;&quot;;SUBSTITUTE([TXT.D254];&quot; &quot;;&quot;_&quot;); &quot;&quot;&quot; =&gt; &quot;&quot;&quot;; [.D$1];[TXT.D254];&quot;&quot;&quot;,&quot;);&quot;&quot;)" office:value-type="string" office:string-value="&quot;feed_crop&quot; =&gt; &quot;&amp;nbsp;&amp;nbsp;&amp;nbsp;&amp;nbsp;&amp;nbsp;&amp;nbsp;feed crop&quot;,">
            <text:p>"feed_crop" =&gt; "&amp;nbsp;&amp;nbsp;&amp;nbsp;&amp;nbsp;&amp;nbsp;&amp;nbsp;feed crop",</text:p>
          </table:table-cell>
          <table:table-cell table:formula="of:=IF(ISTEXT([TXT.E254]);CONCATENATE(&quot;&quot;&quot;&quot;;SUBSTITUTE([TXT.E254];&quot; &quot;;&quot;_&quot;); &quot;&quot;&quot; =&gt; &quot;&quot;&quot;; [.E$1];[TXT.E254];&quot;&quot;&quot;,&quot;);&quot;&quot;)">
            <text:p/>
          </table:table-cell>
          <table:table-cell table:formula="of:=IF(ISTEXT([TXT.F254]);CONCATENATE(&quot;&quot;&quot;&quot;;SUBSTITUTE([TXT.F254];&quot; &quot;;&quot;_&quot;); &quot;&quot;&quot; =&gt; &quot;&quot;&quot;; [.F$1];[TXT.F254];&quot;&quot;&quot;,&quot;);&quot;&quot;)">
            <text:p/>
          </table:table-cell>
        </table:table-row>
        <table:table-row table:style-name="ro1">
          <table:table-cell table:formula="of:=IF(ISTEXT([TXT.A255]);CONCATENATE(&quot;&quot;&quot;&quot;;SUBSTITUTE([TXT.A255];&quot; &quot;;&quot;_&quot;); &quot;&quot;&quot; =&gt; &quot;&quot;&quot;; [.A$1];[TXT.A255];&quot;&quot;&quot;,&quot;);&quot;&quot;)">
            <text:p/>
          </table:table-cell>
          <table:table-cell table:formula="of:=IF(ISTEXT([TXT.B255]);CONCATENATE(&quot;&quot;&quot;&quot;;SUBSTITUTE([TXT.B255];&quot; &quot;;&quot;_&quot;); &quot;&quot;&quot; =&gt; &quot;&quot;&quot;; [.B$1];[TXT.B255];&quot;&quot;&quot;,&quot;);&quot;&quot;)">
            <text:p/>
          </table:table-cell>
          <table:table-cell table:formula="of:=IF(ISTEXT([TXT.C255]);CONCATENATE(&quot;&quot;&quot;&quot;;SUBSTITUTE([TXT.C255];&quot; &quot;;&quot;_&quot;); &quot;&quot;&quot; =&gt; &quot;&quot;&quot;; [.C$1];[TXT.C255];&quot;&quot;&quot;,&quot;);&quot;&quot;)">
            <text:p/>
          </table:table-cell>
          <table:table-cell table:formula="of:=IF(ISTEXT([TXT.D255]);CONCATENATE(&quot;&quot;&quot;&quot;;SUBSTITUTE([TXT.D255];&quot; &quot;;&quot;_&quot;); &quot;&quot;&quot; =&gt; &quot;&quot;&quot;; [.D$1];[TXT.D255];&quot;&quot;&quot;,&quot;);&quot;&quot;)">
            <text:p/>
          </table:table-cell>
          <table:table-cell table:formula="of:=IF(ISTEXT([TXT.E255]);CONCATENATE(&quot;&quot;&quot;&quot;;SUBSTITUTE([TXT.E255];&quot; &quot;;&quot;_&quot;); &quot;&quot;&quot; =&gt; &quot;&quot;&quot;; [.E$1];[TXT.E255];&quot;&quot;&quot;,&quot;);&quot;&quot;)" office:value-type="string" office:string-value="&quot;alfalfa&quot; =&gt; &quot;&amp;nbsp;&amp;nbsp;&amp;nbsp;&amp;nbsp;&amp;nbsp;&amp;nbsp;&amp;nbsp;&amp;nbsp;alfalfa&quot;,">
            <text:p>"alfalfa" =&gt; "&amp;nbsp;&amp;nbsp;&amp;nbsp;&amp;nbsp;&amp;nbsp;&amp;nbsp;&amp;nbsp;&amp;nbsp;alfalfa",</text:p>
          </table:table-cell>
          <table:table-cell table:formula="of:=IF(ISTEXT([TXT.F255]);CONCATENATE(&quot;&quot;&quot;&quot;;SUBSTITUTE([TXT.F255];&quot; &quot;;&quot;_&quot;); &quot;&quot;&quot; =&gt; &quot;&quot;&quot;; [.F$1];[TXT.F255];&quot;&quot;&quot;,&quot;);&quot;&quot;)">
            <text:p/>
          </table:table-cell>
        </table:table-row>
        <table:table-row table:style-name="ro1">
          <table:table-cell table:formula="of:=IF(ISTEXT([TXT.A256]);CONCATENATE(&quot;&quot;&quot;&quot;;SUBSTITUTE([TXT.A256];&quot; &quot;;&quot;_&quot;); &quot;&quot;&quot; =&gt; &quot;&quot;&quot;; [.A$1];[TXT.A256];&quot;&quot;&quot;,&quot;);&quot;&quot;)">
            <text:p/>
          </table:table-cell>
          <table:table-cell table:formula="of:=IF(ISTEXT([TXT.B256]);CONCATENATE(&quot;&quot;&quot;&quot;;SUBSTITUTE([TXT.B256];&quot; &quot;;&quot;_&quot;); &quot;&quot;&quot; =&gt; &quot;&quot;&quot;; [.B$1];[TXT.B256];&quot;&quot;&quot;,&quot;);&quot;&quot;)">
            <text:p/>
          </table:table-cell>
          <table:table-cell table:formula="of:=IF(ISTEXT([TXT.C256]);CONCATENATE(&quot;&quot;&quot;&quot;;SUBSTITUTE([TXT.C256];&quot; &quot;;&quot;_&quot;); &quot;&quot;&quot; =&gt; &quot;&quot;&quot;; [.C$1];[TXT.C256];&quot;&quot;&quot;,&quot;);&quot;&quot;)">
            <text:p/>
          </table:table-cell>
          <table:table-cell table:formula="of:=IF(ISTEXT([TXT.D256]);CONCATENATE(&quot;&quot;&quot;&quot;;SUBSTITUTE([TXT.D256];&quot; &quot;;&quot;_&quot;); &quot;&quot;&quot; =&gt; &quot;&quot;&quot;; [.D$1];[TXT.D256];&quot;&quot;&quot;,&quot;);&quot;&quot;)">
            <text:p/>
          </table:table-cell>
          <table:table-cell table:formula="of:=IF(ISTEXT([TXT.E256]);CONCATENATE(&quot;&quot;&quot;&quot;;SUBSTITUTE([TXT.E256];&quot; &quot;;&quot;_&quot;); &quot;&quot;&quot; =&gt; &quot;&quot;&quot;; [.E$1];[TXT.E256];&quot;&quot;&quot;,&quot;);&quot;&quot;)" office:value-type="string" office:string-value="&quot;clover&quot; =&gt; &quot;&amp;nbsp;&amp;nbsp;&amp;nbsp;&amp;nbsp;&amp;nbsp;&amp;nbsp;&amp;nbsp;&amp;nbsp;clover&quot;,">
            <text:p>"clover" =&gt; "&amp;nbsp;&amp;nbsp;&amp;nbsp;&amp;nbsp;&amp;nbsp;&amp;nbsp;&amp;nbsp;&amp;nbsp;clover",</text:p>
          </table:table-cell>
          <table:table-cell table:formula="of:=IF(ISTEXT([TXT.F256]);CONCATENATE(&quot;&quot;&quot;&quot;;SUBSTITUTE([TXT.F256];&quot; &quot;;&quot;_&quot;); &quot;&quot;&quot; =&gt; &quot;&quot;&quot;; [.F$1];[TXT.F256];&quot;&quot;&quot;,&quot;);&quot;&quot;)">
            <text:p/>
          </table:table-cell>
        </table:table-row>
        <table:table-row table:style-name="ro1">
          <table:table-cell table:formula="of:=IF(ISTEXT([TXT.A257]);CONCATENATE(&quot;&quot;&quot;&quot;;SUBSTITUTE([TXT.A257];&quot; &quot;;&quot;_&quot;); &quot;&quot;&quot; =&gt; &quot;&quot;&quot;; [.A$1];[TXT.A257];&quot;&quot;&quot;,&quot;);&quot;&quot;)">
            <text:p/>
          </table:table-cell>
          <table:table-cell table:formula="of:=IF(ISTEXT([TXT.B257]);CONCATENATE(&quot;&quot;&quot;&quot;;SUBSTITUTE([TXT.B257];&quot; &quot;;&quot;_&quot;); &quot;&quot;&quot; =&gt; &quot;&quot;&quot;; [.B$1];[TXT.B257];&quot;&quot;&quot;,&quot;);&quot;&quot;)">
            <text:p/>
          </table:table-cell>
          <table:table-cell table:formula="of:=IF(ISTEXT([TXT.C257]);CONCATENATE(&quot;&quot;&quot;&quot;;SUBSTITUTE([TXT.C257];&quot; &quot;;&quot;_&quot;); &quot;&quot;&quot; =&gt; &quot;&quot;&quot;; [.C$1];[TXT.C257];&quot;&quot;&quot;,&quot;);&quot;&quot;)">
            <text:p/>
          </table:table-cell>
          <table:table-cell table:formula="of:=IF(ISTEXT([TXT.D257]);CONCATENATE(&quot;&quot;&quot;&quot;;SUBSTITUTE([TXT.D257];&quot; &quot;;&quot;_&quot;); &quot;&quot;&quot; =&gt; &quot;&quot;&quot;; [.D$1];[TXT.D257];&quot;&quot;&quot;,&quot;);&quot;&quot;)">
            <text:p/>
          </table:table-cell>
          <table:table-cell table:formula="of:=IF(ISTEXT([TXT.E257]);CONCATENATE(&quot;&quot;&quot;&quot;;SUBSTITUTE([TXT.E257];&quot; &quot;;&quot;_&quot;); &quot;&quot;&quot; =&gt; &quot;&quot;&quot;; [.E$1];[TXT.E257];&quot;&quot;&quot;,&quot;);&quot;&quot;)" office:value-type="string" office:string-value="&quot;festuca&quot; =&gt; &quot;&amp;nbsp;&amp;nbsp;&amp;nbsp;&amp;nbsp;&amp;nbsp;&amp;nbsp;&amp;nbsp;&amp;nbsp;festuca&quot;,">
            <text:p>"festuca" =&gt; "&amp;nbsp;&amp;nbsp;&amp;nbsp;&amp;nbsp;&amp;nbsp;&amp;nbsp;&amp;nbsp;&amp;nbsp;festuca",</text:p>
          </table:table-cell>
          <table:table-cell table:formula="of:=IF(ISTEXT([TXT.F257]);CONCATENATE(&quot;&quot;&quot;&quot;;SUBSTITUTE([TXT.F257];&quot; &quot;;&quot;_&quot;); &quot;&quot;&quot; =&gt; &quot;&quot;&quot;; [.F$1];[TXT.F257];&quot;&quot;&quot;,&quot;);&quot;&quot;)">
            <text:p/>
          </table:table-cell>
        </table:table-row>
        <table:table-row table:style-name="ro1">
          <table:table-cell table:formula="of:=IF(ISTEXT([TXT.A258]);CONCATENATE(&quot;&quot;&quot;&quot;;SUBSTITUTE([TXT.A258];&quot; &quot;;&quot;_&quot;); &quot;&quot;&quot; =&gt; &quot;&quot;&quot;; [.A$1];[TXT.A258];&quot;&quot;&quot;,&quot;);&quot;&quot;)">
            <text:p/>
          </table:table-cell>
          <table:table-cell table:formula="of:=IF(ISTEXT([TXT.B258]);CONCATENATE(&quot;&quot;&quot;&quot;;SUBSTITUTE([TXT.B258];&quot; &quot;;&quot;_&quot;); &quot;&quot;&quot; =&gt; &quot;&quot;&quot;; [.B$1];[TXT.B258];&quot;&quot;&quot;,&quot;);&quot;&quot;)">
            <text:p/>
          </table:table-cell>
          <table:table-cell table:formula="of:=IF(ISTEXT([TXT.C258]);CONCATENATE(&quot;&quot;&quot;&quot;;SUBSTITUTE([TXT.C258];&quot; &quot;;&quot;_&quot;); &quot;&quot;&quot; =&gt; &quot;&quot;&quot;; [.C$1];[TXT.C258];&quot;&quot;&quot;,&quot;);&quot;&quot;)">
            <text:p/>
          </table:table-cell>
          <table:table-cell table:formula="of:=IF(ISTEXT([TXT.D258]);CONCATENATE(&quot;&quot;&quot;&quot;;SUBSTITUTE([TXT.D258];&quot; &quot;;&quot;_&quot;); &quot;&quot;&quot; =&gt; &quot;&quot;&quot;; [.D$1];[TXT.D258];&quot;&quot;&quot;,&quot;);&quot;&quot;)">
            <text:p/>
          </table:table-cell>
          <table:table-cell table:formula="of:=IF(ISTEXT([TXT.E258]);CONCATENATE(&quot;&quot;&quot;&quot;;SUBSTITUTE([TXT.E258];&quot; &quot;;&quot;_&quot;); &quot;&quot;&quot; =&gt; &quot;&quot;&quot;; [.E$1];[TXT.E258];&quot;&quot;&quot;,&quot;);&quot;&quot;)" office:value-type="string" office:string-value="&quot;ryegrass&quot; =&gt; &quot;&amp;nbsp;&amp;nbsp;&amp;nbsp;&amp;nbsp;&amp;nbsp;&amp;nbsp;&amp;nbsp;&amp;nbsp;ryegrass&quot;,">
            <text:p>"ryegrass" =&gt; "&amp;nbsp;&amp;nbsp;&amp;nbsp;&amp;nbsp;&amp;nbsp;&amp;nbsp;&amp;nbsp;&amp;nbsp;ryegrass",</text:p>
          </table:table-cell>
          <table:table-cell table:formula="of:=IF(ISTEXT([TXT.F258]);CONCATENATE(&quot;&quot;&quot;&quot;;SUBSTITUTE([TXT.F258];&quot; &quot;;&quot;_&quot;); &quot;&quot;&quot; =&gt; &quot;&quot;&quot;; [.F$1];[TXT.F258];&quot;&quot;&quot;,&quot;);&quot;&quot;)">
            <text:p/>
          </table:table-cell>
        </table:table-row>
        <table:table-row table:style-name="ro1">
          <table:table-cell table:formula="of:=IF(ISTEXT([TXT.A259]);CONCATENATE(&quot;&quot;&quot;&quot;;SUBSTITUTE([TXT.A259];&quot; &quot;;&quot;_&quot;); &quot;&quot;&quot; =&gt; &quot;&quot;&quot;; [.A$1];[TXT.A259];&quot;&quot;&quot;,&quot;);&quot;&quot;)">
            <text:p/>
          </table:table-cell>
          <table:table-cell table:formula="of:=IF(ISTEXT([TXT.B259]);CONCATENATE(&quot;&quot;&quot;&quot;;SUBSTITUTE([TXT.B259];&quot; &quot;;&quot;_&quot;); &quot;&quot;&quot; =&gt; &quot;&quot;&quot;; [.B$1];[TXT.B259];&quot;&quot;&quot;,&quot;);&quot;&quot;)">
            <text:p/>
          </table:table-cell>
          <table:table-cell table:formula="of:=IF(ISTEXT([TXT.C259]);CONCATENATE(&quot;&quot;&quot;&quot;;SUBSTITUTE([TXT.C259];&quot; &quot;;&quot;_&quot;); &quot;&quot;&quot; =&gt; &quot;&quot;&quot;; [.C$1];[TXT.C259];&quot;&quot;&quot;,&quot;);&quot;&quot;)">
            <text:p/>
          </table:table-cell>
          <table:table-cell table:formula="of:=IF(ISTEXT([TXT.D259]);CONCATENATE(&quot;&quot;&quot;&quot;;SUBSTITUTE([TXT.D259];&quot; &quot;;&quot;_&quot;); &quot;&quot;&quot; =&gt; &quot;&quot;&quot;; [.D$1];[TXT.D259];&quot;&quot;&quot;,&quot;);&quot;&quot;)">
            <text:p/>
          </table:table-cell>
          <table:table-cell table:formula="of:=IF(ISTEXT([TXT.E259]);CONCATENATE(&quot;&quot;&quot;&quot;;SUBSTITUTE([TXT.E259];&quot; &quot;;&quot;_&quot;); &quot;&quot;&quot; =&gt; &quot;&quot;&quot;; [.E$1];[TXT.E259];&quot;&quot;&quot;,&quot;);&quot;&quot;)" office:value-type="string" office:string-value="&quot;vetch&quot; =&gt; &quot;&amp;nbsp;&amp;nbsp;&amp;nbsp;&amp;nbsp;&amp;nbsp;&amp;nbsp;&amp;nbsp;&amp;nbsp;vetch&quot;,">
            <text:p>"vetch" =&gt; "&amp;nbsp;&amp;nbsp;&amp;nbsp;&amp;nbsp;&amp;nbsp;&amp;nbsp;&amp;nbsp;&amp;nbsp;vetch",</text:p>
          </table:table-cell>
          <table:table-cell table:formula="of:=IF(ISTEXT([TXT.F259]);CONCATENATE(&quot;&quot;&quot;&quot;;SUBSTITUTE([TXT.F259];&quot; &quot;;&quot;_&quot;); &quot;&quot;&quot; =&gt; &quot;&quot;&quot;; [.F$1];[TXT.F259];&quot;&quot;&quot;,&quot;);&quot;&quot;)">
            <text:p/>
          </table:table-cell>
        </table:table-row>
        <table:table-row table:style-name="ro1">
          <table:table-cell table:formula="of:=IF(ISTEXT([TXT.A260]);CONCATENATE(&quot;&quot;&quot;&quot;;SUBSTITUTE([TXT.A260];&quot; &quot;;&quot;_&quot;); &quot;&quot;&quot; =&gt; &quot;&quot;&quot;; [.A$1];[TXT.A260];&quot;&quot;&quot;,&quot;);&quot;&quot;)">
            <text:p/>
          </table:table-cell>
          <table:table-cell table:formula="of:=IF(ISTEXT([TXT.B260]);CONCATENATE(&quot;&quot;&quot;&quot;;SUBSTITUTE([TXT.B260];&quot; &quot;;&quot;_&quot;); &quot;&quot;&quot; =&gt; &quot;&quot;&quot;; [.B$1];[TXT.B260];&quot;&quot;&quot;,&quot;);&quot;&quot;)">
            <text:p/>
          </table:table-cell>
          <table:table-cell table:formula="of:=IF(ISTEXT([TXT.C260]);CONCATENATE(&quot;&quot;&quot;&quot;;SUBSTITUTE([TXT.C260];&quot; &quot;;&quot;_&quot;); &quot;&quot;&quot; =&gt; &quot;&quot;&quot;; [.C$1];[TXT.C260];&quot;&quot;&quot;,&quot;);&quot;&quot;)">
            <text:p/>
          </table:table-cell>
          <table:table-cell table:formula="of:=IF(ISTEXT([TXT.D260]);CONCATENATE(&quot;&quot;&quot;&quot;;SUBSTITUTE([TXT.D260];&quot; &quot;;&quot;_&quot;); &quot;&quot;&quot; =&gt; &quot;&quot;&quot;; [.D$1];[TXT.D260];&quot;&quot;&quot;,&quot;);&quot;&quot;)">
            <text:p/>
          </table:table-cell>
          <table:table-cell table:formula="of:=IF(ISTEXT([TXT.E260]);CONCATENATE(&quot;&quot;&quot;&quot;;SUBSTITUTE([TXT.E260];&quot; &quot;;&quot;_&quot;); &quot;&quot;&quot; =&gt; &quot;&quot;&quot;; [.E$1];[TXT.E260];&quot;&quot;&quot;,&quot;);&quot;&quot;)" office:value-type="string" office:string-value="&quot;grass&quot; =&gt; &quot;&amp;nbsp;&amp;nbsp;&amp;nbsp;&amp;nbsp;&amp;nbsp;&amp;nbsp;&amp;nbsp;&amp;nbsp;grass&quot;,">
            <text:p>"grass" =&gt; "&amp;nbsp;&amp;nbsp;&amp;nbsp;&amp;nbsp;&amp;nbsp;&amp;nbsp;&amp;nbsp;&amp;nbsp;grass",</text:p>
          </table:table-cell>
          <table:table-cell table:formula="of:=IF(ISTEXT([TXT.F260]);CONCATENATE(&quot;&quot;&quot;&quot;;SUBSTITUTE([TXT.F260];&quot; &quot;;&quot;_&quot;); &quot;&quot;&quot; =&gt; &quot;&quot;&quot;; [.F$1];[TXT.F260];&quot;&quot;&quot;,&quot;);&quot;&quot;)">
            <text:p/>
          </table:table-cell>
        </table:table-row>
        <table:table-row table:style-name="ro1">
          <table:table-cell table:formula="of:=IF(ISTEXT([TXT.A261]);CONCATENATE(&quot;&quot;&quot;&quot;;SUBSTITUTE([TXT.A261];&quot; &quot;;&quot;_&quot;); &quot;&quot;&quot; =&gt; &quot;&quot;&quot;; [.A$1];[TXT.A261];&quot;&quot;&quot;,&quot;);&quot;&quot;)">
            <text:p/>
          </table:table-cell>
          <table:table-cell table:formula="of:=IF(ISTEXT([TXT.B261]);CONCATENATE(&quot;&quot;&quot;&quot;;SUBSTITUTE([TXT.B261];&quot; &quot;;&quot;_&quot;); &quot;&quot;&quot; =&gt; &quot;&quot;&quot;; [.B$1];[TXT.B261];&quot;&quot;&quot;,&quot;);&quot;&quot;)">
            <text:p/>
          </table:table-cell>
          <table:table-cell table:formula="of:=IF(ISTEXT([TXT.C261]);CONCATENATE(&quot;&quot;&quot;&quot;;SUBSTITUTE([TXT.C261];&quot; &quot;;&quot;_&quot;); &quot;&quot;&quot; =&gt; &quot;&quot;&quot;; [.C$1];[TXT.C261];&quot;&quot;&quot;,&quot;);&quot;&quot;)">
            <text:p/>
          </table:table-cell>
          <table:table-cell table:formula="of:=IF(ISTEXT([TXT.D261]);CONCATENATE(&quot;&quot;&quot;&quot;;SUBSTITUTE([TXT.D261];&quot; &quot;;&quot;_&quot;); &quot;&quot;&quot; =&gt; &quot;&quot;&quot;; [.D$1];[TXT.D261];&quot;&quot;&quot;,&quot;);&quot;&quot;)">
            <text:p/>
          </table:table-cell>
          <table:table-cell table:formula="of:=IF(ISTEXT([TXT.E261]);CONCATENATE(&quot;&quot;&quot;&quot;;SUBSTITUTE([TXT.E261];&quot; &quot;;&quot;_&quot;); &quot;&quot;&quot; =&gt; &quot;&quot;&quot;; [.E$1];[TXT.E261];&quot;&quot;&quot;,&quot;);&quot;&quot;)" office:value-type="string" office:string-value="&quot;pulse&quot; =&gt; &quot;&amp;nbsp;&amp;nbsp;&amp;nbsp;&amp;nbsp;&amp;nbsp;&amp;nbsp;&amp;nbsp;&amp;nbsp;pulse&quot;,">
            <text:p>"pulse" =&gt; "&amp;nbsp;&amp;nbsp;&amp;nbsp;&amp;nbsp;&amp;nbsp;&amp;nbsp;&amp;nbsp;&amp;nbsp;pulse",</text:p>
          </table:table-cell>
          <table:table-cell table:formula="of:=IF(ISTEXT([TXT.F261]);CONCATENATE(&quot;&quot;&quot;&quot;;SUBSTITUTE([TXT.F261];&quot; &quot;;&quot;_&quot;); &quot;&quot;&quot; =&gt; &quot;&quot;&quot;; [.F$1];[TXT.F261];&quot;&quot;&quot;,&quot;);&quot;&quot;)">
            <text:p/>
          </table:table-cell>
        </table:table-row>
        <table:table-row table:style-name="ro1">
          <table:table-cell table:formula="of:=IF(ISTEXT([TXT.A262]);CONCATENATE(&quot;&quot;&quot;&quot;;SUBSTITUTE([TXT.A262];&quot; &quot;;&quot;_&quot;); &quot;&quot;&quot; =&gt; &quot;&quot;&quot;; [.A$1];[TXT.A262];&quot;&quot;&quot;,&quot;);&quot;&quot;)">
            <text:p/>
          </table:table-cell>
          <table:table-cell table:formula="of:=IF(ISTEXT([TXT.B262]);CONCATENATE(&quot;&quot;&quot;&quot;;SUBSTITUTE([TXT.B262];&quot; &quot;;&quot;_&quot;); &quot;&quot;&quot; =&gt; &quot;&quot;&quot;; [.B$1];[TXT.B262];&quot;&quot;&quot;,&quot;);&quot;&quot;)">
            <text:p/>
          </table:table-cell>
          <table:table-cell table:formula="of:=IF(ISTEXT([TXT.C262]);CONCATENATE(&quot;&quot;&quot;&quot;;SUBSTITUTE([TXT.C262];&quot; &quot;;&quot;_&quot;); &quot;&quot;&quot; =&gt; &quot;&quot;&quot;; [.C$1];[TXT.C262];&quot;&quot;&quot;,&quot;);&quot;&quot;)">
            <text:p/>
          </table:table-cell>
          <table:table-cell table:formula="of:=IF(ISTEXT([TXT.D262]);CONCATENATE(&quot;&quot;&quot;&quot;;SUBSTITUTE([TXT.D262];&quot; &quot;;&quot;_&quot;); &quot;&quot;&quot; =&gt; &quot;&quot;&quot;; [.D$1];[TXT.D262];&quot;&quot;&quot;,&quot;);&quot;&quot;)" office:value-type="string" office:string-value="&quot;fibre_crop&quot; =&gt; &quot;&amp;nbsp;&amp;nbsp;&amp;nbsp;&amp;nbsp;&amp;nbsp;&amp;nbsp;fibre crop&quot;,">
            <text:p>"fibre_crop" =&gt; "&amp;nbsp;&amp;nbsp;&amp;nbsp;&amp;nbsp;&amp;nbsp;&amp;nbsp;fibre crop",</text:p>
          </table:table-cell>
          <table:table-cell table:formula="of:=IF(ISTEXT([TXT.E262]);CONCATENATE(&quot;&quot;&quot;&quot;;SUBSTITUTE([TXT.E262];&quot; &quot;;&quot;_&quot;); &quot;&quot;&quot; =&gt; &quot;&quot;&quot;; [.E$1];[TXT.E262];&quot;&quot;&quot;,&quot;);&quot;&quot;)">
            <text:p/>
          </table:table-cell>
          <table:table-cell table:formula="of:=IF(ISTEXT([TXT.F262]);CONCATENATE(&quot;&quot;&quot;&quot;;SUBSTITUTE([TXT.F262];&quot; &quot;;&quot;_&quot;); &quot;&quot;&quot; =&gt; &quot;&quot;&quot;; [.F$1];[TXT.F262];&quot;&quot;&quot;,&quot;);&quot;&quot;)">
            <text:p/>
          </table:table-cell>
        </table:table-row>
        <table:table-row table:style-name="ro1">
          <table:table-cell table:formula="of:=IF(ISTEXT([TXT.A263]);CONCATENATE(&quot;&quot;&quot;&quot;;SUBSTITUTE([TXT.A263];&quot; &quot;;&quot;_&quot;); &quot;&quot;&quot; =&gt; &quot;&quot;&quot;; [.A$1];[TXT.A263];&quot;&quot;&quot;,&quot;);&quot;&quot;)">
            <text:p/>
          </table:table-cell>
          <table:table-cell table:formula="of:=IF(ISTEXT([TXT.B263]);CONCATENATE(&quot;&quot;&quot;&quot;;SUBSTITUTE([TXT.B263];&quot; &quot;;&quot;_&quot;); &quot;&quot;&quot; =&gt; &quot;&quot;&quot;; [.B$1];[TXT.B263];&quot;&quot;&quot;,&quot;);&quot;&quot;)">
            <text:p/>
          </table:table-cell>
          <table:table-cell table:formula="of:=IF(ISTEXT([TXT.C263]);CONCATENATE(&quot;&quot;&quot;&quot;;SUBSTITUTE([TXT.C263];&quot; &quot;;&quot;_&quot;); &quot;&quot;&quot; =&gt; &quot;&quot;&quot;; [.C$1];[TXT.C263];&quot;&quot;&quot;,&quot;);&quot;&quot;)">
            <text:p/>
          </table:table-cell>
          <table:table-cell table:formula="of:=IF(ISTEXT([TXT.D263]);CONCATENATE(&quot;&quot;&quot;&quot;;SUBSTITUTE([TXT.D263];&quot; &quot;;&quot;_&quot;); &quot;&quot;&quot; =&gt; &quot;&quot;&quot;; [.D$1];[TXT.D263];&quot;&quot;&quot;,&quot;);&quot;&quot;)">
            <text:p/>
          </table:table-cell>
          <table:table-cell table:formula="of:=IF(ISTEXT([TXT.E263]);CONCATENATE(&quot;&quot;&quot;&quot;;SUBSTITUTE([TXT.E263];&quot; &quot;;&quot;_&quot;); &quot;&quot;&quot; =&gt; &quot;&quot;&quot;; [.E$1];[TXT.E263];&quot;&quot;&quot;,&quot;);&quot;&quot;)" office:value-type="string" office:string-value="&quot;cotton&quot; =&gt; &quot;&amp;nbsp;&amp;nbsp;&amp;nbsp;&amp;nbsp;&amp;nbsp;&amp;nbsp;&amp;nbsp;&amp;nbsp;cotton&quot;,">
            <text:p>"cotton" =&gt; "&amp;nbsp;&amp;nbsp;&amp;nbsp;&amp;nbsp;&amp;nbsp;&amp;nbsp;&amp;nbsp;&amp;nbsp;cotton",</text:p>
          </table:table-cell>
          <table:table-cell table:formula="of:=IF(ISTEXT([TXT.F263]);CONCATENATE(&quot;&quot;&quot;&quot;;SUBSTITUTE([TXT.F263];&quot; &quot;;&quot;_&quot;); &quot;&quot;&quot; =&gt; &quot;&quot;&quot;; [.F$1];[TXT.F263];&quot;&quot;&quot;,&quot;);&quot;&quot;)">
            <text:p/>
          </table:table-cell>
        </table:table-row>
        <table:table-row table:style-name="ro1">
          <table:table-cell table:formula="of:=IF(ISTEXT([TXT.A264]);CONCATENATE(&quot;&quot;&quot;&quot;;SUBSTITUTE([TXT.A264];&quot; &quot;;&quot;_&quot;); &quot;&quot;&quot; =&gt; &quot;&quot;&quot;; [.A$1];[TXT.A264];&quot;&quot;&quot;,&quot;);&quot;&quot;)">
            <text:p/>
          </table:table-cell>
          <table:table-cell table:formula="of:=IF(ISTEXT([TXT.B264]);CONCATENATE(&quot;&quot;&quot;&quot;;SUBSTITUTE([TXT.B264];&quot; &quot;;&quot;_&quot;); &quot;&quot;&quot; =&gt; &quot;&quot;&quot;; [.B$1];[TXT.B264];&quot;&quot;&quot;,&quot;);&quot;&quot;)">
            <text:p/>
          </table:table-cell>
          <table:table-cell table:formula="of:=IF(ISTEXT([TXT.C264]);CONCATENATE(&quot;&quot;&quot;&quot;;SUBSTITUTE([TXT.C264];&quot; &quot;;&quot;_&quot;); &quot;&quot;&quot; =&gt; &quot;&quot;&quot;; [.C$1];[TXT.C264];&quot;&quot;&quot;,&quot;);&quot;&quot;)">
            <text:p/>
          </table:table-cell>
          <table:table-cell table:formula="of:=IF(ISTEXT([TXT.D264]);CONCATENATE(&quot;&quot;&quot;&quot;;SUBSTITUTE([TXT.D264];&quot; &quot;;&quot;_&quot;); &quot;&quot;&quot; =&gt; &quot;&quot;&quot;; [.D$1];[TXT.D264];&quot;&quot;&quot;,&quot;);&quot;&quot;)">
            <text:p/>
          </table:table-cell>
          <table:table-cell table:formula="of:=IF(ISTEXT([TXT.E264]);CONCATENATE(&quot;&quot;&quot;&quot;;SUBSTITUTE([TXT.E264];&quot; &quot;;&quot;_&quot;); &quot;&quot;&quot; =&gt; &quot;&quot;&quot;; [.E$1];[TXT.E264];&quot;&quot;&quot;,&quot;);&quot;&quot;)" office:value-type="string" office:string-value="&quot;fiber_flax&quot; =&gt; &quot;&amp;nbsp;&amp;nbsp;&amp;nbsp;&amp;nbsp;&amp;nbsp;&amp;nbsp;&amp;nbsp;&amp;nbsp;fiber flax&quot;,">
            <text:p>"fiber_flax" =&gt; "&amp;nbsp;&amp;nbsp;&amp;nbsp;&amp;nbsp;&amp;nbsp;&amp;nbsp;&amp;nbsp;&amp;nbsp;fiber flax",</text:p>
          </table:table-cell>
          <table:table-cell table:formula="of:=IF(ISTEXT([TXT.F264]);CONCATENATE(&quot;&quot;&quot;&quot;;SUBSTITUTE([TXT.F264];&quot; &quot;;&quot;_&quot;); &quot;&quot;&quot; =&gt; &quot;&quot;&quot;; [.F$1];[TXT.F264];&quot;&quot;&quot;,&quot;);&quot;&quot;)">
            <text:p/>
          </table:table-cell>
        </table:table-row>
        <table:table-row table:style-name="ro1">
          <table:table-cell table:formula="of:=IF(ISTEXT([TXT.A265]);CONCATENATE(&quot;&quot;&quot;&quot;;SUBSTITUTE([TXT.A265];&quot; &quot;;&quot;_&quot;); &quot;&quot;&quot; =&gt; &quot;&quot;&quot;; [.A$1];[TXT.A265];&quot;&quot;&quot;,&quot;);&quot;&quot;)">
            <text:p/>
          </table:table-cell>
          <table:table-cell table:formula="of:=IF(ISTEXT([TXT.B265]);CONCATENATE(&quot;&quot;&quot;&quot;;SUBSTITUTE([TXT.B265];&quot; &quot;;&quot;_&quot;); &quot;&quot;&quot; =&gt; &quot;&quot;&quot;; [.B$1];[TXT.B265];&quot;&quot;&quot;,&quot;);&quot;&quot;)">
            <text:p/>
          </table:table-cell>
          <table:table-cell table:formula="of:=IF(ISTEXT([TXT.C265]);CONCATENATE(&quot;&quot;&quot;&quot;;SUBSTITUTE([TXT.C265];&quot; &quot;;&quot;_&quot;); &quot;&quot;&quot; =&gt; &quot;&quot;&quot;; [.C$1];[TXT.C265];&quot;&quot;&quot;,&quot;);&quot;&quot;)">
            <text:p/>
          </table:table-cell>
          <table:table-cell table:formula="of:=IF(ISTEXT([TXT.D265]);CONCATENATE(&quot;&quot;&quot;&quot;;SUBSTITUTE([TXT.D265];&quot; &quot;;&quot;_&quot;); &quot;&quot;&quot; =&gt; &quot;&quot;&quot;; [.D$1];[TXT.D265];&quot;&quot;&quot;,&quot;);&quot;&quot;)">
            <text:p/>
          </table:table-cell>
          <table:table-cell table:formula="of:=IF(ISTEXT([TXT.E265]);CONCATENATE(&quot;&quot;&quot;&quot;;SUBSTITUTE([TXT.E265];&quot; &quot;;&quot;_&quot;); &quot;&quot;&quot; =&gt; &quot;&quot;&quot;; [.E$1];[TXT.E265];&quot;&quot;&quot;,&quot;);&quot;&quot;)" office:value-type="string" office:string-value="&quot;hemp&quot; =&gt; &quot;&amp;nbsp;&amp;nbsp;&amp;nbsp;&amp;nbsp;&amp;nbsp;&amp;nbsp;&amp;nbsp;&amp;nbsp;hemp&quot;,">
            <text:p>"hemp" =&gt; "&amp;nbsp;&amp;nbsp;&amp;nbsp;&amp;nbsp;&amp;nbsp;&amp;nbsp;&amp;nbsp;&amp;nbsp;hemp",</text:p>
          </table:table-cell>
          <table:table-cell table:formula="of:=IF(ISTEXT([TXT.F265]);CONCATENATE(&quot;&quot;&quot;&quot;;SUBSTITUTE([TXT.F265];&quot; &quot;;&quot;_&quot;); &quot;&quot;&quot; =&gt; &quot;&quot;&quot;; [.F$1];[TXT.F265];&quot;&quot;&quot;,&quot;);&quot;&quot;)">
            <text:p/>
          </table:table-cell>
        </table:table-row>
        <table:table-row table:style-name="ro1">
          <table:table-cell table:formula="of:=IF(ISTEXT([TXT.A266]);CONCATENATE(&quot;&quot;&quot;&quot;;SUBSTITUTE([TXT.A266];&quot; &quot;;&quot;_&quot;); &quot;&quot;&quot; =&gt; &quot;&quot;&quot;; [.A$1];[TXT.A266];&quot;&quot;&quot;,&quot;);&quot;&quot;)">
            <text:p/>
          </table:table-cell>
          <table:table-cell table:formula="of:=IF(ISTEXT([TXT.B266]);CONCATENATE(&quot;&quot;&quot;&quot;;SUBSTITUTE([TXT.B266];&quot; &quot;;&quot;_&quot;); &quot;&quot;&quot; =&gt; &quot;&quot;&quot;; [.B$1];[TXT.B266];&quot;&quot;&quot;,&quot;);&quot;&quot;)">
            <text:p/>
          </table:table-cell>
          <table:table-cell table:formula="of:=IF(ISTEXT([TXT.C266]);CONCATENATE(&quot;&quot;&quot;&quot;;SUBSTITUTE([TXT.C266];&quot; &quot;;&quot;_&quot;); &quot;&quot;&quot; =&gt; &quot;&quot;&quot;; [.C$1];[TXT.C266];&quot;&quot;&quot;,&quot;);&quot;&quot;)">
            <text:p/>
          </table:table-cell>
          <table:table-cell table:formula="of:=IF(ISTEXT([TXT.D266]);CONCATENATE(&quot;&quot;&quot;&quot;;SUBSTITUTE([TXT.D266];&quot; &quot;;&quot;_&quot;); &quot;&quot;&quot; =&gt; &quot;&quot;&quot;; [.D$1];[TXT.D266];&quot;&quot;&quot;,&quot;);&quot;&quot;)" office:value-type="string" office:string-value="&quot;food_crop&quot; =&gt; &quot;&amp;nbsp;&amp;nbsp;&amp;nbsp;&amp;nbsp;&amp;nbsp;&amp;nbsp;food crop&quot;,">
            <text:p>"food_crop" =&gt; "&amp;nbsp;&amp;nbsp;&amp;nbsp;&amp;nbsp;&amp;nbsp;&amp;nbsp;food crop",</text:p>
          </table:table-cell>
          <table:table-cell table:formula="of:=IF(ISTEXT([TXT.E266]);CONCATENATE(&quot;&quot;&quot;&quot;;SUBSTITUTE([TXT.E266];&quot; &quot;;&quot;_&quot;); &quot;&quot;&quot; =&gt; &quot;&quot;&quot;; [.E$1];[TXT.E266];&quot;&quot;&quot;,&quot;);&quot;&quot;)">
            <text:p/>
          </table:table-cell>
          <table:table-cell table:formula="of:=IF(ISTEXT([TXT.F266]);CONCATENATE(&quot;&quot;&quot;&quot;;SUBSTITUTE([TXT.F266];&quot; &quot;;&quot;_&quot;); &quot;&quot;&quot; =&gt; &quot;&quot;&quot;; [.F$1];[TXT.F266];&quot;&quot;&quot;,&quot;);&quot;&quot;)">
            <text:p/>
          </table:table-cell>
        </table:table-row>
        <table:table-row table:style-name="ro1">
          <table:table-cell table:formula="of:=IF(ISTEXT([TXT.A267]);CONCATENATE(&quot;&quot;&quot;&quot;;SUBSTITUTE([TXT.A267];&quot; &quot;;&quot;_&quot;); &quot;&quot;&quot; =&gt; &quot;&quot;&quot;; [.A$1];[TXT.A267];&quot;&quot;&quot;,&quot;);&quot;&quot;)">
            <text:p/>
          </table:table-cell>
          <table:table-cell table:formula="of:=IF(ISTEXT([TXT.B267]);CONCATENATE(&quot;&quot;&quot;&quot;;SUBSTITUTE([TXT.B267];&quot; &quot;;&quot;_&quot;); &quot;&quot;&quot; =&gt; &quot;&quot;&quot;; [.B$1];[TXT.B267];&quot;&quot;&quot;,&quot;);&quot;&quot;)">
            <text:p/>
          </table:table-cell>
          <table:table-cell table:formula="of:=IF(ISTEXT([TXT.C267]);CONCATENATE(&quot;&quot;&quot;&quot;;SUBSTITUTE([TXT.C267];&quot; &quot;;&quot;_&quot;); &quot;&quot;&quot; =&gt; &quot;&quot;&quot;; [.C$1];[TXT.C267];&quot;&quot;&quot;,&quot;);&quot;&quot;)">
            <text:p/>
          </table:table-cell>
          <table:table-cell table:formula="of:=IF(ISTEXT([TXT.D267]);CONCATENATE(&quot;&quot;&quot;&quot;;SUBSTITUTE([TXT.D267];&quot; &quot;;&quot;_&quot;); &quot;&quot;&quot; =&gt; &quot;&quot;&quot;; [.D$1];[TXT.D267];&quot;&quot;&quot;,&quot;);&quot;&quot;)">
            <text:p/>
          </table:table-cell>
          <table:table-cell table:formula="of:=IF(ISTEXT([TXT.E267]);CONCATENATE(&quot;&quot;&quot;&quot;;SUBSTITUTE([TXT.E267];&quot; &quot;;&quot;_&quot;); &quot;&quot;&quot; =&gt; &quot;&quot;&quot;; [.E$1];[TXT.E267];&quot;&quot;&quot;,&quot;);&quot;&quot;)" office:value-type="string" office:string-value="&quot;berry&quot; =&gt; &quot;&amp;nbsp;&amp;nbsp;&amp;nbsp;&amp;nbsp;&amp;nbsp;&amp;nbsp;&amp;nbsp;&amp;nbsp;berry&quot;,">
            <text:p>"berry" =&gt; "&amp;nbsp;&amp;nbsp;&amp;nbsp;&amp;nbsp;&amp;nbsp;&amp;nbsp;&amp;nbsp;&amp;nbsp;berry",</text:p>
          </table:table-cell>
          <table:table-cell table:formula="of:=IF(ISTEXT([TXT.F267]);CONCATENATE(&quot;&quot;&quot;&quot;;SUBSTITUTE([TXT.F267];&quot; &quot;;&quot;_&quot;); &quot;&quot;&quot; =&gt; &quot;&quot;&quot;; [.F$1];[TXT.F267];&quot;&quot;&quot;,&quot;);&quot;&quot;)">
            <text:p/>
          </table:table-cell>
        </table:table-row>
        <table:table-row table:style-name="ro1">
          <table:table-cell table:formula="of:=IF(ISTEXT([TXT.A268]);CONCATENATE(&quot;&quot;&quot;&quot;;SUBSTITUTE([TXT.A268];&quot; &quot;;&quot;_&quot;); &quot;&quot;&quot; =&gt; &quot;&quot;&quot;; [.A$1];[TXT.A268];&quot;&quot;&quot;,&quot;);&quot;&quot;)">
            <text:p/>
          </table:table-cell>
          <table:table-cell table:formula="of:=IF(ISTEXT([TXT.B268]);CONCATENATE(&quot;&quot;&quot;&quot;;SUBSTITUTE([TXT.B268];&quot; &quot;;&quot;_&quot;); &quot;&quot;&quot; =&gt; &quot;&quot;&quot;; [.B$1];[TXT.B268];&quot;&quot;&quot;,&quot;);&quot;&quot;)">
            <text:p/>
          </table:table-cell>
          <table:table-cell table:formula="of:=IF(ISTEXT([TXT.C268]);CONCATENATE(&quot;&quot;&quot;&quot;;SUBSTITUTE([TXT.C268];&quot; &quot;;&quot;_&quot;); &quot;&quot;&quot; =&gt; &quot;&quot;&quot;; [.C$1];[TXT.C268];&quot;&quot;&quot;,&quot;);&quot;&quot;)">
            <text:p/>
          </table:table-cell>
          <table:table-cell table:formula="of:=IF(ISTEXT([TXT.D268]);CONCATENATE(&quot;&quot;&quot;&quot;;SUBSTITUTE([TXT.D268];&quot; &quot;;&quot;_&quot;); &quot;&quot;&quot; =&gt; &quot;&quot;&quot;; [.D$1];[TXT.D268];&quot;&quot;&quot;,&quot;);&quot;&quot;)">
            <text:p/>
          </table:table-cell>
          <table:table-cell table:formula="of:=IF(ISTEXT([TXT.E268]);CONCATENATE(&quot;&quot;&quot;&quot;;SUBSTITUTE([TXT.E268];&quot; &quot;;&quot;_&quot;); &quot;&quot;&quot; =&gt; &quot;&quot;&quot;; [.E$1];[TXT.E268];&quot;&quot;&quot;,&quot;);&quot;&quot;)" office:value-type="string" office:string-value="&quot;cereal&quot; =&gt; &quot;&amp;nbsp;&amp;nbsp;&amp;nbsp;&amp;nbsp;&amp;nbsp;&amp;nbsp;&amp;nbsp;&amp;nbsp;cereal&quot;,">
            <text:p>"cereal" =&gt; "&amp;nbsp;&amp;nbsp;&amp;nbsp;&amp;nbsp;&amp;nbsp;&amp;nbsp;&amp;nbsp;&amp;nbsp;cereal",</text:p>
          </table:table-cell>
          <table:table-cell table:formula="of:=IF(ISTEXT([TXT.F268]);CONCATENATE(&quot;&quot;&quot;&quot;;SUBSTITUTE([TXT.F268];&quot; &quot;;&quot;_&quot;); &quot;&quot;&quot; =&gt; &quot;&quot;&quot;; [.F$1];[TXT.F268];&quot;&quot;&quot;,&quot;);&quot;&quot;)">
            <text:p/>
          </table:table-cell>
        </table:table-row>
        <table:table-row table:style-name="ro1">
          <table:table-cell table:formula="of:=IF(ISTEXT([TXT.A269]);CONCATENATE(&quot;&quot;&quot;&quot;;SUBSTITUTE([TXT.A269];&quot; &quot;;&quot;_&quot;); &quot;&quot;&quot; =&gt; &quot;&quot;&quot;; [.A$1];[TXT.A269];&quot;&quot;&quot;,&quot;);&quot;&quot;)">
            <text:p/>
          </table:table-cell>
          <table:table-cell table:formula="of:=IF(ISTEXT([TXT.B269]);CONCATENATE(&quot;&quot;&quot;&quot;;SUBSTITUTE([TXT.B269];&quot; &quot;;&quot;_&quot;); &quot;&quot;&quot; =&gt; &quot;&quot;&quot;; [.B$1];[TXT.B269];&quot;&quot;&quot;,&quot;);&quot;&quot;)">
            <text:p/>
          </table:table-cell>
          <table:table-cell table:formula="of:=IF(ISTEXT([TXT.C269]);CONCATENATE(&quot;&quot;&quot;&quot;;SUBSTITUTE([TXT.C269];&quot; &quot;;&quot;_&quot;); &quot;&quot;&quot; =&gt; &quot;&quot;&quot;; [.C$1];[TXT.C269];&quot;&quot;&quot;,&quot;);&quot;&quot;)">
            <text:p/>
          </table:table-cell>
          <table:table-cell table:formula="of:=IF(ISTEXT([TXT.D269]);CONCATENATE(&quot;&quot;&quot;&quot;;SUBSTITUTE([TXT.D269];&quot; &quot;;&quot;_&quot;); &quot;&quot;&quot; =&gt; &quot;&quot;&quot;; [.D$1];[TXT.D269];&quot;&quot;&quot;,&quot;);&quot;&quot;)">
            <text:p/>
          </table:table-cell>
          <table:table-cell table:formula="of:=IF(ISTEXT([TXT.E269]);CONCATENATE(&quot;&quot;&quot;&quot;;SUBSTITUTE([TXT.E269];&quot; &quot;;&quot;_&quot;); &quot;&quot;&quot; =&gt; &quot;&quot;&quot;; [.E$1];[TXT.E269];&quot;&quot;&quot;,&quot;);&quot;&quot;)">
            <text:p/>
          </table:table-cell>
          <table:table-cell table:formula="of:=IF(ISTEXT([TXT.F269]);CONCATENATE(&quot;&quot;&quot;&quot;;SUBSTITUTE([TXT.F269];&quot; &quot;;&quot;_&quot;); &quot;&quot;&quot; =&gt; &quot;&quot;&quot;; [.F$1];[TXT.F269];&quot;&quot;&quot;,&quot;);&quot;&quot;)" office:value-type="string" office:string-value="&quot;barley&quot; =&gt; &quot;&amp;nbsp;&amp;nbsp;&amp;nbsp;&amp;nbsp;&amp;nbsp;&amp;nbsp;&amp;nbsp;&amp;nbsp;&amp;nbsp;&amp;nbsp;barley&quot;,">
            <text:p>"barley" =&gt; "&amp;nbsp;&amp;nbsp;&amp;nbsp;&amp;nbsp;&amp;nbsp;&amp;nbsp;&amp;nbsp;&amp;nbsp;&amp;nbsp;&amp;nbsp;barley",</text:p>
          </table:table-cell>
        </table:table-row>
        <table:table-row table:style-name="ro1">
          <table:table-cell table:formula="of:=IF(ISTEXT([TXT.A270]);CONCATENATE(&quot;&quot;&quot;&quot;;SUBSTITUTE([TXT.A270];&quot; &quot;;&quot;_&quot;); &quot;&quot;&quot; =&gt; &quot;&quot;&quot;; [.A$1];[TXT.A270];&quot;&quot;&quot;,&quot;);&quot;&quot;)">
            <text:p/>
          </table:table-cell>
          <table:table-cell table:formula="of:=IF(ISTEXT([TXT.B270]);CONCATENATE(&quot;&quot;&quot;&quot;;SUBSTITUTE([TXT.B270];&quot; &quot;;&quot;_&quot;); &quot;&quot;&quot; =&gt; &quot;&quot;&quot;; [.B$1];[TXT.B270];&quot;&quot;&quot;,&quot;);&quot;&quot;)">
            <text:p/>
          </table:table-cell>
          <table:table-cell table:formula="of:=IF(ISTEXT([TXT.C270]);CONCATENATE(&quot;&quot;&quot;&quot;;SUBSTITUTE([TXT.C270];&quot; &quot;;&quot;_&quot;); &quot;&quot;&quot; =&gt; &quot;&quot;&quot;; [.C$1];[TXT.C270];&quot;&quot;&quot;,&quot;);&quot;&quot;)">
            <text:p/>
          </table:table-cell>
          <table:table-cell table:formula="of:=IF(ISTEXT([TXT.D270]);CONCATENATE(&quot;&quot;&quot;&quot;;SUBSTITUTE([TXT.D270];&quot; &quot;;&quot;_&quot;); &quot;&quot;&quot; =&gt; &quot;&quot;&quot;; [.D$1];[TXT.D270];&quot;&quot;&quot;,&quot;);&quot;&quot;)">
            <text:p/>
          </table:table-cell>
          <table:table-cell table:formula="of:=IF(ISTEXT([TXT.E270]);CONCATENATE(&quot;&quot;&quot;&quot;;SUBSTITUTE([TXT.E270];&quot; &quot;;&quot;_&quot;); &quot;&quot;&quot; =&gt; &quot;&quot;&quot;; [.E$1];[TXT.E270];&quot;&quot;&quot;,&quot;);&quot;&quot;)">
            <text:p/>
          </table:table-cell>
          <table:table-cell table:formula="of:=IF(ISTEXT([TXT.F270]);CONCATENATE(&quot;&quot;&quot;&quot;;SUBSTITUTE([TXT.F270];&quot; &quot;;&quot;_&quot;); &quot;&quot;&quot; =&gt; &quot;&quot;&quot;; [.F$1];[TXT.F270];&quot;&quot;&quot;,&quot;);&quot;&quot;)" office:value-type="string" office:string-value="&quot;bread_cereal&quot; =&gt; &quot;&amp;nbsp;&amp;nbsp;&amp;nbsp;&amp;nbsp;&amp;nbsp;&amp;nbsp;&amp;nbsp;&amp;nbsp;&amp;nbsp;&amp;nbsp;bread cereal&quot;,">
            <text:p>"bread_cereal" =&gt; "&amp;nbsp;&amp;nbsp;&amp;nbsp;&amp;nbsp;&amp;nbsp;&amp;nbsp;&amp;nbsp;&amp;nbsp;&amp;nbsp;&amp;nbsp;bread cereal",</text:p>
          </table:table-cell>
        </table:table-row>
        <table:table-row table:style-name="ro1">
          <table:table-cell table:formula="of:=IF(ISTEXT([TXT.A271]);CONCATENATE(&quot;&quot;&quot;&quot;;SUBSTITUTE([TXT.A271];&quot; &quot;;&quot;_&quot;); &quot;&quot;&quot; =&gt; &quot;&quot;&quot;; [.A$1];[TXT.A271];&quot;&quot;&quot;,&quot;);&quot;&quot;)">
            <text:p/>
          </table:table-cell>
          <table:table-cell table:formula="of:=IF(ISTEXT([TXT.B271]);CONCATENATE(&quot;&quot;&quot;&quot;;SUBSTITUTE([TXT.B271];&quot; &quot;;&quot;_&quot;); &quot;&quot;&quot; =&gt; &quot;&quot;&quot;; [.B$1];[TXT.B271];&quot;&quot;&quot;,&quot;);&quot;&quot;)">
            <text:p/>
          </table:table-cell>
          <table:table-cell table:formula="of:=IF(ISTEXT([TXT.C271]);CONCATENATE(&quot;&quot;&quot;&quot;;SUBSTITUTE([TXT.C271];&quot; &quot;;&quot;_&quot;); &quot;&quot;&quot; =&gt; &quot;&quot;&quot;; [.C$1];[TXT.C271];&quot;&quot;&quot;,&quot;);&quot;&quot;)">
            <text:p/>
          </table:table-cell>
          <table:table-cell table:formula="of:=IF(ISTEXT([TXT.D271]);CONCATENATE(&quot;&quot;&quot;&quot;;SUBSTITUTE([TXT.D271];&quot; &quot;;&quot;_&quot;); &quot;&quot;&quot; =&gt; &quot;&quot;&quot;; [.D$1];[TXT.D271];&quot;&quot;&quot;,&quot;);&quot;&quot;)">
            <text:p/>
          </table:table-cell>
          <table:table-cell table:formula="of:=IF(ISTEXT([TXT.E271]);CONCATENATE(&quot;&quot;&quot;&quot;;SUBSTITUTE([TXT.E271];&quot; &quot;;&quot;_&quot;); &quot;&quot;&quot; =&gt; &quot;&quot;&quot;; [.E$1];[TXT.E271];&quot;&quot;&quot;,&quot;);&quot;&quot;)">
            <text:p/>
          </table:table-cell>
          <table:table-cell table:formula="of:=IF(ISTEXT([TXT.F271]);CONCATENATE(&quot;&quot;&quot;&quot;;SUBSTITUTE([TXT.F271];&quot; &quot;;&quot;_&quot;); &quot;&quot;&quot; =&gt; &quot;&quot;&quot;; [.F$1];[TXT.F271];&quot;&quot;&quot;,&quot;);&quot;&quot;)" office:value-type="string" office:string-value="&quot;fodder_cereal&quot; =&gt; &quot;&amp;nbsp;&amp;nbsp;&amp;nbsp;&amp;nbsp;&amp;nbsp;&amp;nbsp;&amp;nbsp;&amp;nbsp;&amp;nbsp;&amp;nbsp;fodder cereal&quot;,">
            <text:p>"fodder_cereal" =&gt; "&amp;nbsp;&amp;nbsp;&amp;nbsp;&amp;nbsp;&amp;nbsp;&amp;nbsp;&amp;nbsp;&amp;nbsp;&amp;nbsp;&amp;nbsp;fodder cereal",</text:p>
          </table:table-cell>
        </table:table-row>
        <table:table-row table:style-name="ro1">
          <table:table-cell table:formula="of:=IF(ISTEXT([TXT.A272]);CONCATENATE(&quot;&quot;&quot;&quot;;SUBSTITUTE([TXT.A272];&quot; &quot;;&quot;_&quot;); &quot;&quot;&quot; =&gt; &quot;&quot;&quot;; [.A$1];[TXT.A272];&quot;&quot;&quot;,&quot;);&quot;&quot;)">
            <text:p/>
          </table:table-cell>
          <table:table-cell table:formula="of:=IF(ISTEXT([TXT.B272]);CONCATENATE(&quot;&quot;&quot;&quot;;SUBSTITUTE([TXT.B272];&quot; &quot;;&quot;_&quot;); &quot;&quot;&quot; =&gt; &quot;&quot;&quot;; [.B$1];[TXT.B272];&quot;&quot;&quot;,&quot;);&quot;&quot;)">
            <text:p/>
          </table:table-cell>
          <table:table-cell table:formula="of:=IF(ISTEXT([TXT.C272]);CONCATENATE(&quot;&quot;&quot;&quot;;SUBSTITUTE([TXT.C272];&quot; &quot;;&quot;_&quot;); &quot;&quot;&quot; =&gt; &quot;&quot;&quot;; [.C$1];[TXT.C272];&quot;&quot;&quot;,&quot;);&quot;&quot;)">
            <text:p/>
          </table:table-cell>
          <table:table-cell table:formula="of:=IF(ISTEXT([TXT.D272]);CONCATENATE(&quot;&quot;&quot;&quot;;SUBSTITUTE([TXT.D272];&quot; &quot;;&quot;_&quot;); &quot;&quot;&quot; =&gt; &quot;&quot;&quot;; [.D$1];[TXT.D272];&quot;&quot;&quot;,&quot;);&quot;&quot;)">
            <text:p/>
          </table:table-cell>
          <table:table-cell table:formula="of:=IF(ISTEXT([TXT.E272]);CONCATENATE(&quot;&quot;&quot;&quot;;SUBSTITUTE([TXT.E272];&quot; &quot;;&quot;_&quot;); &quot;&quot;&quot; =&gt; &quot;&quot;&quot;; [.E$1];[TXT.E272];&quot;&quot;&quot;,&quot;);&quot;&quot;)">
            <text:p/>
          </table:table-cell>
          <table:table-cell table:formula="of:=IF(ISTEXT([TXT.F272]);CONCATENATE(&quot;&quot;&quot;&quot;;SUBSTITUTE([TXT.F272];&quot; &quot;;&quot;_&quot;); &quot;&quot;&quot; =&gt; &quot;&quot;&quot;; [.F$1];[TXT.F272];&quot;&quot;&quot;,&quot;);&quot;&quot;)" office:value-type="string" office:string-value="&quot;maize&quot; =&gt; &quot;&amp;nbsp;&amp;nbsp;&amp;nbsp;&amp;nbsp;&amp;nbsp;&amp;nbsp;&amp;nbsp;&amp;nbsp;&amp;nbsp;&amp;nbsp;maize&quot;,">
            <text:p>"maize" =&gt; "&amp;nbsp;&amp;nbsp;&amp;nbsp;&amp;nbsp;&amp;nbsp;&amp;nbsp;&amp;nbsp;&amp;nbsp;&amp;nbsp;&amp;nbsp;maize",</text:p>
          </table:table-cell>
        </table:table-row>
        <table:table-row table:style-name="ro1">
          <table:table-cell table:formula="of:=IF(ISTEXT([TXT.A273]);CONCATENATE(&quot;&quot;&quot;&quot;;SUBSTITUTE([TXT.A273];&quot; &quot;;&quot;_&quot;); &quot;&quot;&quot; =&gt; &quot;&quot;&quot;; [.A$1];[TXT.A273];&quot;&quot;&quot;,&quot;);&quot;&quot;)">
            <text:p/>
          </table:table-cell>
          <table:table-cell table:formula="of:=IF(ISTEXT([TXT.B273]);CONCATENATE(&quot;&quot;&quot;&quot;;SUBSTITUTE([TXT.B273];&quot; &quot;;&quot;_&quot;); &quot;&quot;&quot; =&gt; &quot;&quot;&quot;; [.B$1];[TXT.B273];&quot;&quot;&quot;,&quot;);&quot;&quot;)">
            <text:p/>
          </table:table-cell>
          <table:table-cell table:formula="of:=IF(ISTEXT([TXT.C273]);CONCATENATE(&quot;&quot;&quot;&quot;;SUBSTITUTE([TXT.C273];&quot; &quot;;&quot;_&quot;); &quot;&quot;&quot; =&gt; &quot;&quot;&quot;; [.C$1];[TXT.C273];&quot;&quot;&quot;,&quot;);&quot;&quot;)">
            <text:p/>
          </table:table-cell>
          <table:table-cell table:formula="of:=IF(ISTEXT([TXT.D273]);CONCATENATE(&quot;&quot;&quot;&quot;;SUBSTITUTE([TXT.D273];&quot; &quot;;&quot;_&quot;); &quot;&quot;&quot; =&gt; &quot;&quot;&quot;; [.D$1];[TXT.D273];&quot;&quot;&quot;,&quot;);&quot;&quot;)">
            <text:p/>
          </table:table-cell>
          <table:table-cell table:formula="of:=IF(ISTEXT([TXT.E273]);CONCATENATE(&quot;&quot;&quot;&quot;;SUBSTITUTE([TXT.E273];&quot; &quot;;&quot;_&quot;); &quot;&quot;&quot; =&gt; &quot;&quot;&quot;; [.E$1];[TXT.E273];&quot;&quot;&quot;,&quot;);&quot;&quot;)">
            <text:p/>
          </table:table-cell>
          <table:table-cell table:formula="of:=IF(ISTEXT([TXT.F273]);CONCATENATE(&quot;&quot;&quot;&quot;;SUBSTITUTE([TXT.F273];&quot; &quot;;&quot;_&quot;); &quot;&quot;&quot; =&gt; &quot;&quot;&quot;; [.F$1];[TXT.F273];&quot;&quot;&quot;,&quot;);&quot;&quot;)" office:value-type="string" office:string-value="&quot;pseudocereal&quot; =&gt; &quot;&amp;nbsp;&amp;nbsp;&amp;nbsp;&amp;nbsp;&amp;nbsp;&amp;nbsp;&amp;nbsp;&amp;nbsp;&amp;nbsp;&amp;nbsp;pseudocereal&quot;,">
            <text:p>"pseudocereal" =&gt; "&amp;nbsp;&amp;nbsp;&amp;nbsp;&amp;nbsp;&amp;nbsp;&amp;nbsp;&amp;nbsp;&amp;nbsp;&amp;nbsp;&amp;nbsp;pseudocereal",</text:p>
          </table:table-cell>
        </table:table-row>
        <table:table-row table:style-name="ro1">
          <table:table-cell table:formula="of:=IF(ISTEXT([TXT.A274]);CONCATENATE(&quot;&quot;&quot;&quot;;SUBSTITUTE([TXT.A274];&quot; &quot;;&quot;_&quot;); &quot;&quot;&quot; =&gt; &quot;&quot;&quot;; [.A$1];[TXT.A274];&quot;&quot;&quot;,&quot;);&quot;&quot;)">
            <text:p/>
          </table:table-cell>
          <table:table-cell table:formula="of:=IF(ISTEXT([TXT.B274]);CONCATENATE(&quot;&quot;&quot;&quot;;SUBSTITUTE([TXT.B274];&quot; &quot;;&quot;_&quot;); &quot;&quot;&quot; =&gt; &quot;&quot;&quot;; [.B$1];[TXT.B274];&quot;&quot;&quot;,&quot;);&quot;&quot;)">
            <text:p/>
          </table:table-cell>
          <table:table-cell table:formula="of:=IF(ISTEXT([TXT.C274]);CONCATENATE(&quot;&quot;&quot;&quot;;SUBSTITUTE([TXT.C274];&quot; &quot;;&quot;_&quot;); &quot;&quot;&quot; =&gt; &quot;&quot;&quot;; [.C$1];[TXT.C274];&quot;&quot;&quot;,&quot;);&quot;&quot;)">
            <text:p/>
          </table:table-cell>
          <table:table-cell table:formula="of:=IF(ISTEXT([TXT.D274]);CONCATENATE(&quot;&quot;&quot;&quot;;SUBSTITUTE([TXT.D274];&quot; &quot;;&quot;_&quot;); &quot;&quot;&quot; =&gt; &quot;&quot;&quot;; [.D$1];[TXT.D274];&quot;&quot;&quot;,&quot;);&quot;&quot;)">
            <text:p/>
          </table:table-cell>
          <table:table-cell table:formula="of:=IF(ISTEXT([TXT.E274]);CONCATENATE(&quot;&quot;&quot;&quot;;SUBSTITUTE([TXT.E274];&quot; &quot;;&quot;_&quot;); &quot;&quot;&quot; =&gt; &quot;&quot;&quot;; [.E$1];[TXT.E274];&quot;&quot;&quot;,&quot;);&quot;&quot;)">
            <text:p/>
          </table:table-cell>
          <table:table-cell table:formula="of:=IF(ISTEXT([TXT.F274]);CONCATENATE(&quot;&quot;&quot;&quot;;SUBSTITUTE([TXT.F274];&quot; &quot;;&quot;_&quot;); &quot;&quot;&quot; =&gt; &quot;&quot;&quot;; [.F$1];[TXT.F274];&quot;&quot;&quot;,&quot;);&quot;&quot;)" office:value-type="string" office:string-value="&quot;rice&quot; =&gt; &quot;&amp;nbsp;&amp;nbsp;&amp;nbsp;&amp;nbsp;&amp;nbsp;&amp;nbsp;&amp;nbsp;&amp;nbsp;&amp;nbsp;&amp;nbsp;rice&quot;,">
            <text:p>"rice" =&gt; "&amp;nbsp;&amp;nbsp;&amp;nbsp;&amp;nbsp;&amp;nbsp;&amp;nbsp;&amp;nbsp;&amp;nbsp;&amp;nbsp;&amp;nbsp;rice",</text:p>
          </table:table-cell>
        </table:table-row>
        <table:table-row table:style-name="ro1">
          <table:table-cell table:formula="of:=IF(ISTEXT([TXT.A275]);CONCATENATE(&quot;&quot;&quot;&quot;;SUBSTITUTE([TXT.A275];&quot; &quot;;&quot;_&quot;); &quot;&quot;&quot; =&gt; &quot;&quot;&quot;; [.A$1];[TXT.A275];&quot;&quot;&quot;,&quot;);&quot;&quot;)">
            <text:p/>
          </table:table-cell>
          <table:table-cell table:formula="of:=IF(ISTEXT([TXT.B275]);CONCATENATE(&quot;&quot;&quot;&quot;;SUBSTITUTE([TXT.B275];&quot; &quot;;&quot;_&quot;); &quot;&quot;&quot; =&gt; &quot;&quot;&quot;; [.B$1];[TXT.B275];&quot;&quot;&quot;,&quot;);&quot;&quot;)">
            <text:p/>
          </table:table-cell>
          <table:table-cell table:formula="of:=IF(ISTEXT([TXT.C275]);CONCATENATE(&quot;&quot;&quot;&quot;;SUBSTITUTE([TXT.C275];&quot; &quot;;&quot;_&quot;); &quot;&quot;&quot; =&gt; &quot;&quot;&quot;; [.C$1];[TXT.C275];&quot;&quot;&quot;,&quot;);&quot;&quot;)">
            <text:p/>
          </table:table-cell>
          <table:table-cell table:formula="of:=IF(ISTEXT([TXT.D275]);CONCATENATE(&quot;&quot;&quot;&quot;;SUBSTITUTE([TXT.D275];&quot; &quot;;&quot;_&quot;); &quot;&quot;&quot; =&gt; &quot;&quot;&quot;; [.D$1];[TXT.D275];&quot;&quot;&quot;,&quot;);&quot;&quot;)">
            <text:p/>
          </table:table-cell>
          <table:table-cell table:formula="of:=IF(ISTEXT([TXT.E275]);CONCATENATE(&quot;&quot;&quot;&quot;;SUBSTITUTE([TXT.E275];&quot; &quot;;&quot;_&quot;); &quot;&quot;&quot; =&gt; &quot;&quot;&quot;; [.E$1];[TXT.E275];&quot;&quot;&quot;,&quot;);&quot;&quot;)">
            <text:p/>
          </table:table-cell>
          <table:table-cell table:formula="of:=IF(ISTEXT([TXT.F275]);CONCATENATE(&quot;&quot;&quot;&quot;;SUBSTITUTE([TXT.F275];&quot; &quot;;&quot;_&quot;); &quot;&quot;&quot; =&gt; &quot;&quot;&quot;; [.F$1];[TXT.F275];&quot;&quot;&quot;,&quot;);&quot;&quot;)" office:value-type="string" office:string-value="&quot;rye&quot; =&gt; &quot;&amp;nbsp;&amp;nbsp;&amp;nbsp;&amp;nbsp;&amp;nbsp;&amp;nbsp;&amp;nbsp;&amp;nbsp;&amp;nbsp;&amp;nbsp;rye&quot;,">
            <text:p>"rye" =&gt; "&amp;nbsp;&amp;nbsp;&amp;nbsp;&amp;nbsp;&amp;nbsp;&amp;nbsp;&amp;nbsp;&amp;nbsp;&amp;nbsp;&amp;nbsp;rye",</text:p>
          </table:table-cell>
        </table:table-row>
        <table:table-row table:style-name="ro1">
          <table:table-cell table:formula="of:=IF(ISTEXT([TXT.A276]);CONCATENATE(&quot;&quot;&quot;&quot;;SUBSTITUTE([TXT.A276];&quot; &quot;;&quot;_&quot;); &quot;&quot;&quot; =&gt; &quot;&quot;&quot;; [.A$1];[TXT.A276];&quot;&quot;&quot;,&quot;);&quot;&quot;)">
            <text:p/>
          </table:table-cell>
          <table:table-cell table:formula="of:=IF(ISTEXT([TXT.B276]);CONCATENATE(&quot;&quot;&quot;&quot;;SUBSTITUTE([TXT.B276];&quot; &quot;;&quot;_&quot;); &quot;&quot;&quot; =&gt; &quot;&quot;&quot;; [.B$1];[TXT.B276];&quot;&quot;&quot;,&quot;);&quot;&quot;)">
            <text:p/>
          </table:table-cell>
          <table:table-cell table:formula="of:=IF(ISTEXT([TXT.C276]);CONCATENATE(&quot;&quot;&quot;&quot;;SUBSTITUTE([TXT.C276];&quot; &quot;;&quot;_&quot;); &quot;&quot;&quot; =&gt; &quot;&quot;&quot;; [.C$1];[TXT.C276];&quot;&quot;&quot;,&quot;);&quot;&quot;)">
            <text:p/>
          </table:table-cell>
          <table:table-cell table:formula="of:=IF(ISTEXT([TXT.D276]);CONCATENATE(&quot;&quot;&quot;&quot;;SUBSTITUTE([TXT.D276];&quot; &quot;;&quot;_&quot;); &quot;&quot;&quot; =&gt; &quot;&quot;&quot;; [.D$1];[TXT.D276];&quot;&quot;&quot;,&quot;);&quot;&quot;)">
            <text:p/>
          </table:table-cell>
          <table:table-cell table:formula="of:=IF(ISTEXT([TXT.E276]);CONCATENATE(&quot;&quot;&quot;&quot;;SUBSTITUTE([TXT.E276];&quot; &quot;;&quot;_&quot;); &quot;&quot;&quot; =&gt; &quot;&quot;&quot;; [.E$1];[TXT.E276];&quot;&quot;&quot;,&quot;);&quot;&quot;)">
            <text:p/>
          </table:table-cell>
          <table:table-cell table:formula="of:=IF(ISTEXT([TXT.F276]);CONCATENATE(&quot;&quot;&quot;&quot;;SUBSTITUTE([TXT.F276];&quot; &quot;;&quot;_&quot;); &quot;&quot;&quot; =&gt; &quot;&quot;&quot;; [.F$1];[TXT.F276];&quot;&quot;&quot;,&quot;);&quot;&quot;)" office:value-type="string" office:string-value="&quot;spelt&quot; =&gt; &quot;&amp;nbsp;&amp;nbsp;&amp;nbsp;&amp;nbsp;&amp;nbsp;&amp;nbsp;&amp;nbsp;&amp;nbsp;&amp;nbsp;&amp;nbsp;spelt&quot;,">
            <text:p>"spelt" =&gt; "&amp;nbsp;&amp;nbsp;&amp;nbsp;&amp;nbsp;&amp;nbsp;&amp;nbsp;&amp;nbsp;&amp;nbsp;&amp;nbsp;&amp;nbsp;spelt",</text:p>
          </table:table-cell>
        </table:table-row>
        <table:table-row table:style-name="ro1">
          <table:table-cell table:formula="of:=IF(ISTEXT([TXT.A277]);CONCATENATE(&quot;&quot;&quot;&quot;;SUBSTITUTE([TXT.A277];&quot; &quot;;&quot;_&quot;); &quot;&quot;&quot; =&gt; &quot;&quot;&quot;; [.A$1];[TXT.A277];&quot;&quot;&quot;,&quot;);&quot;&quot;)">
            <text:p/>
          </table:table-cell>
          <table:table-cell table:formula="of:=IF(ISTEXT([TXT.B277]);CONCATENATE(&quot;&quot;&quot;&quot;;SUBSTITUTE([TXT.B277];&quot; &quot;;&quot;_&quot;); &quot;&quot;&quot; =&gt; &quot;&quot;&quot;; [.B$1];[TXT.B277];&quot;&quot;&quot;,&quot;);&quot;&quot;)">
            <text:p/>
          </table:table-cell>
          <table:table-cell table:formula="of:=IF(ISTEXT([TXT.C277]);CONCATENATE(&quot;&quot;&quot;&quot;;SUBSTITUTE([TXT.C277];&quot; &quot;;&quot;_&quot;); &quot;&quot;&quot; =&gt; &quot;&quot;&quot;; [.C$1];[TXT.C277];&quot;&quot;&quot;,&quot;);&quot;&quot;)">
            <text:p/>
          </table:table-cell>
          <table:table-cell table:formula="of:=IF(ISTEXT([TXT.D277]);CONCATENATE(&quot;&quot;&quot;&quot;;SUBSTITUTE([TXT.D277];&quot; &quot;;&quot;_&quot;); &quot;&quot;&quot; =&gt; &quot;&quot;&quot;; [.D$1];[TXT.D277];&quot;&quot;&quot;,&quot;);&quot;&quot;)">
            <text:p/>
          </table:table-cell>
          <table:table-cell table:formula="of:=IF(ISTEXT([TXT.E277]);CONCATENATE(&quot;&quot;&quot;&quot;;SUBSTITUTE([TXT.E277];&quot; &quot;;&quot;_&quot;); &quot;&quot;&quot; =&gt; &quot;&quot;&quot;; [.E$1];[TXT.E277];&quot;&quot;&quot;,&quot;);&quot;&quot;)">
            <text:p/>
          </table:table-cell>
          <table:table-cell table:formula="of:=IF(ISTEXT([TXT.F277]);CONCATENATE(&quot;&quot;&quot;&quot;;SUBSTITUTE([TXT.F277];&quot; &quot;;&quot;_&quot;); &quot;&quot;&quot; =&gt; &quot;&quot;&quot;; [.F$1];[TXT.F277];&quot;&quot;&quot;,&quot;);&quot;&quot;)" office:value-type="string" office:string-value="&quot;wheat&quot; =&gt; &quot;&amp;nbsp;&amp;nbsp;&amp;nbsp;&amp;nbsp;&amp;nbsp;&amp;nbsp;&amp;nbsp;&amp;nbsp;&amp;nbsp;&amp;nbsp;wheat&quot;,">
            <text:p>"wheat" =&gt; "&amp;nbsp;&amp;nbsp;&amp;nbsp;&amp;nbsp;&amp;nbsp;&amp;nbsp;&amp;nbsp;&amp;nbsp;&amp;nbsp;&amp;nbsp;wheat",</text:p>
          </table:table-cell>
        </table:table-row>
        <table:table-row table:style-name="ro1">
          <table:table-cell table:formula="of:=IF(ISTEXT([TXT.A278]);CONCATENATE(&quot;&quot;&quot;&quot;;SUBSTITUTE([TXT.A278];&quot; &quot;;&quot;_&quot;); &quot;&quot;&quot; =&gt; &quot;&quot;&quot;; [.A$1];[TXT.A278];&quot;&quot;&quot;,&quot;);&quot;&quot;)">
            <text:p/>
          </table:table-cell>
          <table:table-cell table:formula="of:=IF(ISTEXT([TXT.B278]);CONCATENATE(&quot;&quot;&quot;&quot;;SUBSTITUTE([TXT.B278];&quot; &quot;;&quot;_&quot;); &quot;&quot;&quot; =&gt; &quot;&quot;&quot;; [.B$1];[TXT.B278];&quot;&quot;&quot;,&quot;);&quot;&quot;)">
            <text:p/>
          </table:table-cell>
          <table:table-cell table:formula="of:=IF(ISTEXT([TXT.C278]);CONCATENATE(&quot;&quot;&quot;&quot;;SUBSTITUTE([TXT.C278];&quot; &quot;;&quot;_&quot;); &quot;&quot;&quot; =&gt; &quot;&quot;&quot;; [.C$1];[TXT.C278];&quot;&quot;&quot;,&quot;);&quot;&quot;)">
            <text:p/>
          </table:table-cell>
          <table:table-cell table:formula="of:=IF(ISTEXT([TXT.D278]);CONCATENATE(&quot;&quot;&quot;&quot;;SUBSTITUTE([TXT.D278];&quot; &quot;;&quot;_&quot;); &quot;&quot;&quot; =&gt; &quot;&quot;&quot;; [.D$1];[TXT.D278];&quot;&quot;&quot;,&quot;);&quot;&quot;)">
            <text:p/>
          </table:table-cell>
          <table:table-cell table:formula="of:=IF(ISTEXT([TXT.E278]);CONCATENATE(&quot;&quot;&quot;&quot;;SUBSTITUTE([TXT.E278];&quot; &quot;;&quot;_&quot;); &quot;&quot;&quot; =&gt; &quot;&quot;&quot;; [.E$1];[TXT.E278];&quot;&quot;&quot;,&quot;);&quot;&quot;)" office:value-type="string" office:string-value="&quot;fruit&quot; =&gt; &quot;&amp;nbsp;&amp;nbsp;&amp;nbsp;&amp;nbsp;&amp;nbsp;&amp;nbsp;&amp;nbsp;&amp;nbsp;fruit&quot;,">
            <text:p>"fruit" =&gt; "&amp;nbsp;&amp;nbsp;&amp;nbsp;&amp;nbsp;&amp;nbsp;&amp;nbsp;&amp;nbsp;&amp;nbsp;fruit",</text:p>
          </table:table-cell>
          <table:table-cell table:formula="of:=IF(ISTEXT([TXT.F278]);CONCATENATE(&quot;&quot;&quot;&quot;;SUBSTITUTE([TXT.F278];&quot; &quot;;&quot;_&quot;); &quot;&quot;&quot; =&gt; &quot;&quot;&quot;; [.F$1];[TXT.F278];&quot;&quot;&quot;,&quot;);&quot;&quot;)">
            <text:p/>
          </table:table-cell>
        </table:table-row>
        <table:table-row table:style-name="ro1">
          <table:table-cell table:formula="of:=IF(ISTEXT([TXT.A279]);CONCATENATE(&quot;&quot;&quot;&quot;;SUBSTITUTE([TXT.A279];&quot; &quot;;&quot;_&quot;); &quot;&quot;&quot; =&gt; &quot;&quot;&quot;; [.A$1];[TXT.A279];&quot;&quot;&quot;,&quot;);&quot;&quot;)">
            <text:p/>
          </table:table-cell>
          <table:table-cell table:formula="of:=IF(ISTEXT([TXT.B279]);CONCATENATE(&quot;&quot;&quot;&quot;;SUBSTITUTE([TXT.B279];&quot; &quot;;&quot;_&quot;); &quot;&quot;&quot; =&gt; &quot;&quot;&quot;; [.B$1];[TXT.B279];&quot;&quot;&quot;,&quot;);&quot;&quot;)">
            <text:p/>
          </table:table-cell>
          <table:table-cell table:formula="of:=IF(ISTEXT([TXT.C279]);CONCATENATE(&quot;&quot;&quot;&quot;;SUBSTITUTE([TXT.C279];&quot; &quot;;&quot;_&quot;); &quot;&quot;&quot; =&gt; &quot;&quot;&quot;; [.C$1];[TXT.C279];&quot;&quot;&quot;,&quot;);&quot;&quot;)">
            <text:p/>
          </table:table-cell>
          <table:table-cell table:formula="of:=IF(ISTEXT([TXT.D279]);CONCATENATE(&quot;&quot;&quot;&quot;;SUBSTITUTE([TXT.D279];&quot; &quot;;&quot;_&quot;); &quot;&quot;&quot; =&gt; &quot;&quot;&quot;; [.D$1];[TXT.D279];&quot;&quot;&quot;,&quot;);&quot;&quot;)">
            <text:p/>
          </table:table-cell>
          <table:table-cell table:formula="of:=IF(ISTEXT([TXT.E279]);CONCATENATE(&quot;&quot;&quot;&quot;;SUBSTITUTE([TXT.E279];&quot; &quot;;&quot;_&quot;); &quot;&quot;&quot; =&gt; &quot;&quot;&quot;; [.E$1];[TXT.E279];&quot;&quot;&quot;,&quot;);&quot;&quot;)">
            <text:p/>
          </table:table-cell>
          <table:table-cell table:formula="of:=IF(ISTEXT([TXT.F279]);CONCATENATE(&quot;&quot;&quot;&quot;;SUBSTITUTE([TXT.F279];&quot; &quot;;&quot;_&quot;); &quot;&quot;&quot; =&gt; &quot;&quot;&quot;; [.F$1];[TXT.F279];&quot;&quot;&quot;,&quot;);&quot;&quot;)" office:value-type="string" office:string-value="&quot;apple&quot; =&gt; &quot;&amp;nbsp;&amp;nbsp;&amp;nbsp;&amp;nbsp;&amp;nbsp;&amp;nbsp;&amp;nbsp;&amp;nbsp;&amp;nbsp;&amp;nbsp;apple&quot;,">
            <text:p>"apple" =&gt; "&amp;nbsp;&amp;nbsp;&amp;nbsp;&amp;nbsp;&amp;nbsp;&amp;nbsp;&amp;nbsp;&amp;nbsp;&amp;nbsp;&amp;nbsp;apple",</text:p>
          </table:table-cell>
        </table:table-row>
        <table:table-row table:style-name="ro1">
          <table:table-cell table:formula="of:=IF(ISTEXT([TXT.A280]);CONCATENATE(&quot;&quot;&quot;&quot;;SUBSTITUTE([TXT.A280];&quot; &quot;;&quot;_&quot;); &quot;&quot;&quot; =&gt; &quot;&quot;&quot;; [.A$1];[TXT.A280];&quot;&quot;&quot;,&quot;);&quot;&quot;)">
            <text:p/>
          </table:table-cell>
          <table:table-cell table:formula="of:=IF(ISTEXT([TXT.B280]);CONCATENATE(&quot;&quot;&quot;&quot;;SUBSTITUTE([TXT.B280];&quot; &quot;;&quot;_&quot;); &quot;&quot;&quot; =&gt; &quot;&quot;&quot;; [.B$1];[TXT.B280];&quot;&quot;&quot;,&quot;);&quot;&quot;)">
            <text:p/>
          </table:table-cell>
          <table:table-cell table:formula="of:=IF(ISTEXT([TXT.C280]);CONCATENATE(&quot;&quot;&quot;&quot;;SUBSTITUTE([TXT.C280];&quot; &quot;;&quot;_&quot;); &quot;&quot;&quot; =&gt; &quot;&quot;&quot;; [.C$1];[TXT.C280];&quot;&quot;&quot;,&quot;);&quot;&quot;)">
            <text:p/>
          </table:table-cell>
          <table:table-cell table:formula="of:=IF(ISTEXT([TXT.D280]);CONCATENATE(&quot;&quot;&quot;&quot;;SUBSTITUTE([TXT.D280];&quot; &quot;;&quot;_&quot;); &quot;&quot;&quot; =&gt; &quot;&quot;&quot;; [.D$1];[TXT.D280];&quot;&quot;&quot;,&quot;);&quot;&quot;)">
            <text:p/>
          </table:table-cell>
          <table:table-cell table:formula="of:=IF(ISTEXT([TXT.E280]);CONCATENATE(&quot;&quot;&quot;&quot;;SUBSTITUTE([TXT.E280];&quot; &quot;;&quot;_&quot;); &quot;&quot;&quot; =&gt; &quot;&quot;&quot;; [.E$1];[TXT.E280];&quot;&quot;&quot;,&quot;);&quot;&quot;)">
            <text:p/>
          </table:table-cell>
          <table:table-cell table:formula="of:=IF(ISTEXT([TXT.F280]);CONCATENATE(&quot;&quot;&quot;&quot;;SUBSTITUTE([TXT.F280];&quot; &quot;;&quot;_&quot;); &quot;&quot;&quot; =&gt; &quot;&quot;&quot;; [.F$1];[TXT.F280];&quot;&quot;&quot;,&quot;);&quot;&quot;)" office:value-type="string" office:string-value="&quot;citrus_species&quot; =&gt; &quot;&amp;nbsp;&amp;nbsp;&amp;nbsp;&amp;nbsp;&amp;nbsp;&amp;nbsp;&amp;nbsp;&amp;nbsp;&amp;nbsp;&amp;nbsp;citrus species&quot;,">
            <text:p>"citrus_species" =&gt; "&amp;nbsp;&amp;nbsp;&amp;nbsp;&amp;nbsp;&amp;nbsp;&amp;nbsp;&amp;nbsp;&amp;nbsp;&amp;nbsp;&amp;nbsp;citrus species",</text:p>
          </table:table-cell>
        </table:table-row>
        <table:table-row table:style-name="ro1">
          <table:table-cell table:formula="of:=IF(ISTEXT([TXT.A281]);CONCATENATE(&quot;&quot;&quot;&quot;;SUBSTITUTE([TXT.A281];&quot; &quot;;&quot;_&quot;); &quot;&quot;&quot; =&gt; &quot;&quot;&quot;; [.A$1];[TXT.A281];&quot;&quot;&quot;,&quot;);&quot;&quot;)">
            <text:p/>
          </table:table-cell>
          <table:table-cell table:formula="of:=IF(ISTEXT([TXT.B281]);CONCATENATE(&quot;&quot;&quot;&quot;;SUBSTITUTE([TXT.B281];&quot; &quot;;&quot;_&quot;); &quot;&quot;&quot; =&gt; &quot;&quot;&quot;; [.B$1];[TXT.B281];&quot;&quot;&quot;,&quot;);&quot;&quot;)">
            <text:p/>
          </table:table-cell>
          <table:table-cell table:formula="of:=IF(ISTEXT([TXT.C281]);CONCATENATE(&quot;&quot;&quot;&quot;;SUBSTITUTE([TXT.C281];&quot; &quot;;&quot;_&quot;); &quot;&quot;&quot; =&gt; &quot;&quot;&quot;; [.C$1];[TXT.C281];&quot;&quot;&quot;,&quot;);&quot;&quot;)">
            <text:p/>
          </table:table-cell>
          <table:table-cell table:formula="of:=IF(ISTEXT([TXT.D281]);CONCATENATE(&quot;&quot;&quot;&quot;;SUBSTITUTE([TXT.D281];&quot; &quot;;&quot;_&quot;); &quot;&quot;&quot; =&gt; &quot;&quot;&quot;; [.D$1];[TXT.D281];&quot;&quot;&quot;,&quot;);&quot;&quot;)">
            <text:p/>
          </table:table-cell>
          <table:table-cell table:formula="of:=IF(ISTEXT([TXT.E281]);CONCATENATE(&quot;&quot;&quot;&quot;;SUBSTITUTE([TXT.E281];&quot; &quot;;&quot;_&quot;); &quot;&quot;&quot; =&gt; &quot;&quot;&quot;; [.E$1];[TXT.E281];&quot;&quot;&quot;,&quot;);&quot;&quot;)" office:value-type="string" office:string-value="&quot;herb&quot; =&gt; &quot;&amp;nbsp;&amp;nbsp;&amp;nbsp;&amp;nbsp;&amp;nbsp;&amp;nbsp;&amp;nbsp;&amp;nbsp;herb&quot;,">
            <text:p>"herb" =&gt; "&amp;nbsp;&amp;nbsp;&amp;nbsp;&amp;nbsp;&amp;nbsp;&amp;nbsp;&amp;nbsp;&amp;nbsp;herb",</text:p>
          </table:table-cell>
          <table:table-cell table:formula="of:=IF(ISTEXT([TXT.F281]);CONCATENATE(&quot;&quot;&quot;&quot;;SUBSTITUTE([TXT.F281];&quot; &quot;;&quot;_&quot;); &quot;&quot;&quot; =&gt; &quot;&quot;&quot;; [.F$1];[TXT.F281];&quot;&quot;&quot;,&quot;);&quot;&quot;)">
            <text:p/>
          </table:table-cell>
        </table:table-row>
        <table:table-row table:style-name="ro1">
          <table:table-cell table:formula="of:=IF(ISTEXT([TXT.A282]);CONCATENATE(&quot;&quot;&quot;&quot;;SUBSTITUTE([TXT.A282];&quot; &quot;;&quot;_&quot;); &quot;&quot;&quot; =&gt; &quot;&quot;&quot;; [.A$1];[TXT.A282];&quot;&quot;&quot;,&quot;);&quot;&quot;)">
            <text:p/>
          </table:table-cell>
          <table:table-cell table:formula="of:=IF(ISTEXT([TXT.B282]);CONCATENATE(&quot;&quot;&quot;&quot;;SUBSTITUTE([TXT.B282];&quot; &quot;;&quot;_&quot;); &quot;&quot;&quot; =&gt; &quot;&quot;&quot;; [.B$1];[TXT.B282];&quot;&quot;&quot;,&quot;);&quot;&quot;)">
            <text:p/>
          </table:table-cell>
          <table:table-cell table:formula="of:=IF(ISTEXT([TXT.C282]);CONCATENATE(&quot;&quot;&quot;&quot;;SUBSTITUTE([TXT.C282];&quot; &quot;;&quot;_&quot;); &quot;&quot;&quot; =&gt; &quot;&quot;&quot;; [.C$1];[TXT.C282];&quot;&quot;&quot;,&quot;);&quot;&quot;)">
            <text:p/>
          </table:table-cell>
          <table:table-cell table:formula="of:=IF(ISTEXT([TXT.D282]);CONCATENATE(&quot;&quot;&quot;&quot;;SUBSTITUTE([TXT.D282];&quot; &quot;;&quot;_&quot;); &quot;&quot;&quot; =&gt; &quot;&quot;&quot;; [.D$1];[TXT.D282];&quot;&quot;&quot;,&quot;);&quot;&quot;)">
            <text:p/>
          </table:table-cell>
          <table:table-cell table:formula="of:=IF(ISTEXT([TXT.E282]);CONCATENATE(&quot;&quot;&quot;&quot;;SUBSTITUTE([TXT.E282];&quot; &quot;;&quot;_&quot;); &quot;&quot;&quot; =&gt; &quot;&quot;&quot;; [.E$1];[TXT.E282];&quot;&quot;&quot;,&quot;);&quot;&quot;)" office:value-type="string" office:string-value="&quot;oil_crop&quot; =&gt; &quot;&amp;nbsp;&amp;nbsp;&amp;nbsp;&amp;nbsp;&amp;nbsp;&amp;nbsp;&amp;nbsp;&amp;nbsp;oil crop&quot;,">
            <text:p>"oil_crop" =&gt; "&amp;nbsp;&amp;nbsp;&amp;nbsp;&amp;nbsp;&amp;nbsp;&amp;nbsp;&amp;nbsp;&amp;nbsp;oil crop",</text:p>
          </table:table-cell>
          <table:table-cell table:formula="of:=IF(ISTEXT([TXT.F282]);CONCATENATE(&quot;&quot;&quot;&quot;;SUBSTITUTE([TXT.F282];&quot; &quot;;&quot;_&quot;); &quot;&quot;&quot; =&gt; &quot;&quot;&quot;; [.F$1];[TXT.F282];&quot;&quot;&quot;,&quot;);&quot;&quot;)">
            <text:p/>
          </table:table-cell>
        </table:table-row>
        <table:table-row table:style-name="ro1">
          <table:table-cell table:formula="of:=IF(ISTEXT([TXT.A283]);CONCATENATE(&quot;&quot;&quot;&quot;;SUBSTITUTE([TXT.A283];&quot; &quot;;&quot;_&quot;); &quot;&quot;&quot; =&gt; &quot;&quot;&quot;; [.A$1];[TXT.A283];&quot;&quot;&quot;,&quot;);&quot;&quot;)">
            <text:p/>
          </table:table-cell>
          <table:table-cell table:formula="of:=IF(ISTEXT([TXT.B283]);CONCATENATE(&quot;&quot;&quot;&quot;;SUBSTITUTE([TXT.B283];&quot; &quot;;&quot;_&quot;); &quot;&quot;&quot; =&gt; &quot;&quot;&quot;; [.B$1];[TXT.B283];&quot;&quot;&quot;,&quot;);&quot;&quot;)">
            <text:p/>
          </table:table-cell>
          <table:table-cell table:formula="of:=IF(ISTEXT([TXT.C283]);CONCATENATE(&quot;&quot;&quot;&quot;;SUBSTITUTE([TXT.C283];&quot; &quot;;&quot;_&quot;); &quot;&quot;&quot; =&gt; &quot;&quot;&quot;; [.C$1];[TXT.C283];&quot;&quot;&quot;,&quot;);&quot;&quot;)">
            <text:p/>
          </table:table-cell>
          <table:table-cell table:formula="of:=IF(ISTEXT([TXT.D283]);CONCATENATE(&quot;&quot;&quot;&quot;;SUBSTITUTE([TXT.D283];&quot; &quot;;&quot;_&quot;); &quot;&quot;&quot; =&gt; &quot;&quot;&quot;; [.D$1];[TXT.D283];&quot;&quot;&quot;,&quot;);&quot;&quot;)">
            <text:p/>
          </table:table-cell>
          <table:table-cell table:formula="of:=IF(ISTEXT([TXT.E283]);CONCATENATE(&quot;&quot;&quot;&quot;;SUBSTITUTE([TXT.E283];&quot; &quot;;&quot;_&quot;); &quot;&quot;&quot; =&gt; &quot;&quot;&quot;; [.E$1];[TXT.E283];&quot;&quot;&quot;,&quot;);&quot;&quot;)">
            <text:p/>
          </table:table-cell>
          <table:table-cell table:formula="of:=IF(ISTEXT([TXT.F283]);CONCATENATE(&quot;&quot;&quot;&quot;;SUBSTITUTE([TXT.F283];&quot; &quot;;&quot;_&quot;); &quot;&quot;&quot; =&gt; &quot;&quot;&quot;; [.F$1];[TXT.F283];&quot;&quot;&quot;,&quot;);&quot;&quot;)" office:value-type="string" office:string-value="&quot;olive&quot; =&gt; &quot;&amp;nbsp;&amp;nbsp;&amp;nbsp;&amp;nbsp;&amp;nbsp;&amp;nbsp;&amp;nbsp;&amp;nbsp;&amp;nbsp;&amp;nbsp;olive&quot;,">
            <text:p>"olive" =&gt; "&amp;nbsp;&amp;nbsp;&amp;nbsp;&amp;nbsp;&amp;nbsp;&amp;nbsp;&amp;nbsp;&amp;nbsp;&amp;nbsp;&amp;nbsp;olive",</text:p>
          </table:table-cell>
        </table:table-row>
        <table:table-row table:style-name="ro1">
          <table:table-cell table:formula="of:=IF(ISTEXT([TXT.A284]);CONCATENATE(&quot;&quot;&quot;&quot;;SUBSTITUTE([TXT.A284];&quot; &quot;;&quot;_&quot;); &quot;&quot;&quot; =&gt; &quot;&quot;&quot;; [.A$1];[TXT.A284];&quot;&quot;&quot;,&quot;);&quot;&quot;)">
            <text:p/>
          </table:table-cell>
          <table:table-cell table:formula="of:=IF(ISTEXT([TXT.B284]);CONCATENATE(&quot;&quot;&quot;&quot;;SUBSTITUTE([TXT.B284];&quot; &quot;;&quot;_&quot;); &quot;&quot;&quot; =&gt; &quot;&quot;&quot;; [.B$1];[TXT.B284];&quot;&quot;&quot;,&quot;);&quot;&quot;)">
            <text:p/>
          </table:table-cell>
          <table:table-cell table:formula="of:=IF(ISTEXT([TXT.C284]);CONCATENATE(&quot;&quot;&quot;&quot;;SUBSTITUTE([TXT.C284];&quot; &quot;;&quot;_&quot;); &quot;&quot;&quot; =&gt; &quot;&quot;&quot;; [.C$1];[TXT.C284];&quot;&quot;&quot;,&quot;);&quot;&quot;)">
            <text:p/>
          </table:table-cell>
          <table:table-cell table:formula="of:=IF(ISTEXT([TXT.D284]);CONCATENATE(&quot;&quot;&quot;&quot;;SUBSTITUTE([TXT.D284];&quot; &quot;;&quot;_&quot;); &quot;&quot;&quot; =&gt; &quot;&quot;&quot;; [.D$1];[TXT.D284];&quot;&quot;&quot;,&quot;);&quot;&quot;)">
            <text:p/>
          </table:table-cell>
          <table:table-cell table:formula="of:=IF(ISTEXT([TXT.E284]);CONCATENATE(&quot;&quot;&quot;&quot;;SUBSTITUTE([TXT.E284];&quot; &quot;;&quot;_&quot;); &quot;&quot;&quot; =&gt; &quot;&quot;&quot;; [.E$1];[TXT.E284];&quot;&quot;&quot;,&quot;);&quot;&quot;)">
            <text:p/>
          </table:table-cell>
          <table:table-cell table:formula="of:=IF(ISTEXT([TXT.F284]);CONCATENATE(&quot;&quot;&quot;&quot;;SUBSTITUTE([TXT.F284];&quot; &quot;;&quot;_&quot;); &quot;&quot;&quot; =&gt; &quot;&quot;&quot;; [.F$1];[TXT.F284];&quot;&quot;&quot;,&quot;);&quot;&quot;)" office:value-type="string" office:string-value="&quot;rape&quot; =&gt; &quot;&amp;nbsp;&amp;nbsp;&amp;nbsp;&amp;nbsp;&amp;nbsp;&amp;nbsp;&amp;nbsp;&amp;nbsp;&amp;nbsp;&amp;nbsp;rape&quot;,">
            <text:p>"rape" =&gt; "&amp;nbsp;&amp;nbsp;&amp;nbsp;&amp;nbsp;&amp;nbsp;&amp;nbsp;&amp;nbsp;&amp;nbsp;&amp;nbsp;&amp;nbsp;rape",</text:p>
          </table:table-cell>
        </table:table-row>
        <table:table-row table:style-name="ro1">
          <table:table-cell table:formula="of:=IF(ISTEXT([TXT.A285]);CONCATENATE(&quot;&quot;&quot;&quot;;SUBSTITUTE([TXT.A285];&quot; &quot;;&quot;_&quot;); &quot;&quot;&quot; =&gt; &quot;&quot;&quot;; [.A$1];[TXT.A285];&quot;&quot;&quot;,&quot;);&quot;&quot;)">
            <text:p/>
          </table:table-cell>
          <table:table-cell table:formula="of:=IF(ISTEXT([TXT.B285]);CONCATENATE(&quot;&quot;&quot;&quot;;SUBSTITUTE([TXT.B285];&quot; &quot;;&quot;_&quot;); &quot;&quot;&quot; =&gt; &quot;&quot;&quot;; [.B$1];[TXT.B285];&quot;&quot;&quot;,&quot;);&quot;&quot;)">
            <text:p/>
          </table:table-cell>
          <table:table-cell table:formula="of:=IF(ISTEXT([TXT.C285]);CONCATENATE(&quot;&quot;&quot;&quot;;SUBSTITUTE([TXT.C285];&quot; &quot;;&quot;_&quot;); &quot;&quot;&quot; =&gt; &quot;&quot;&quot;; [.C$1];[TXT.C285];&quot;&quot;&quot;,&quot;);&quot;&quot;)">
            <text:p/>
          </table:table-cell>
          <table:table-cell table:formula="of:=IF(ISTEXT([TXT.D285]);CONCATENATE(&quot;&quot;&quot;&quot;;SUBSTITUTE([TXT.D285];&quot; &quot;;&quot;_&quot;); &quot;&quot;&quot; =&gt; &quot;&quot;&quot;; [.D$1];[TXT.D285];&quot;&quot;&quot;,&quot;);&quot;&quot;)">
            <text:p/>
          </table:table-cell>
          <table:table-cell table:formula="of:=IF(ISTEXT([TXT.E285]);CONCATENATE(&quot;&quot;&quot;&quot;;SUBSTITUTE([TXT.E285];&quot; &quot;;&quot;_&quot;); &quot;&quot;&quot; =&gt; &quot;&quot;&quot;; [.E$1];[TXT.E285];&quot;&quot;&quot;,&quot;);&quot;&quot;)">
            <text:p/>
          </table:table-cell>
          <table:table-cell table:formula="of:=IF(ISTEXT([TXT.F285]);CONCATENATE(&quot;&quot;&quot;&quot;;SUBSTITUTE([TXT.F285];&quot; &quot;;&quot;_&quot;); &quot;&quot;&quot; =&gt; &quot;&quot;&quot;; [.F$1];[TXT.F285];&quot;&quot;&quot;,&quot;);&quot;&quot;)" office:value-type="string" office:string-value="&quot;soybean&quot; =&gt; &quot;&amp;nbsp;&amp;nbsp;&amp;nbsp;&amp;nbsp;&amp;nbsp;&amp;nbsp;&amp;nbsp;&amp;nbsp;&amp;nbsp;&amp;nbsp;soybean&quot;,">
            <text:p>"soybean" =&gt; "&amp;nbsp;&amp;nbsp;&amp;nbsp;&amp;nbsp;&amp;nbsp;&amp;nbsp;&amp;nbsp;&amp;nbsp;&amp;nbsp;&amp;nbsp;soybean",</text:p>
          </table:table-cell>
        </table:table-row>
        <table:table-row table:style-name="ro1">
          <table:table-cell table:formula="of:=IF(ISTEXT([TXT.A286]);CONCATENATE(&quot;&quot;&quot;&quot;;SUBSTITUTE([TXT.A286];&quot; &quot;;&quot;_&quot;); &quot;&quot;&quot; =&gt; &quot;&quot;&quot;; [.A$1];[TXT.A286];&quot;&quot;&quot;,&quot;);&quot;&quot;)">
            <text:p/>
          </table:table-cell>
          <table:table-cell table:formula="of:=IF(ISTEXT([TXT.B286]);CONCATENATE(&quot;&quot;&quot;&quot;;SUBSTITUTE([TXT.B286];&quot; &quot;;&quot;_&quot;); &quot;&quot;&quot; =&gt; &quot;&quot;&quot;; [.B$1];[TXT.B286];&quot;&quot;&quot;,&quot;);&quot;&quot;)">
            <text:p/>
          </table:table-cell>
          <table:table-cell table:formula="of:=IF(ISTEXT([TXT.C286]);CONCATENATE(&quot;&quot;&quot;&quot;;SUBSTITUTE([TXT.C286];&quot; &quot;;&quot;_&quot;); &quot;&quot;&quot; =&gt; &quot;&quot;&quot;; [.C$1];[TXT.C286];&quot;&quot;&quot;,&quot;);&quot;&quot;)">
            <text:p/>
          </table:table-cell>
          <table:table-cell table:formula="of:=IF(ISTEXT([TXT.D286]);CONCATENATE(&quot;&quot;&quot;&quot;;SUBSTITUTE([TXT.D286];&quot; &quot;;&quot;_&quot;); &quot;&quot;&quot; =&gt; &quot;&quot;&quot;; [.D$1];[TXT.D286];&quot;&quot;&quot;,&quot;);&quot;&quot;)">
            <text:p/>
          </table:table-cell>
          <table:table-cell table:formula="of:=IF(ISTEXT([TXT.E286]);CONCATENATE(&quot;&quot;&quot;&quot;;SUBSTITUTE([TXT.E286];&quot; &quot;;&quot;_&quot;); &quot;&quot;&quot; =&gt; &quot;&quot;&quot;; [.E$1];[TXT.E286];&quot;&quot;&quot;,&quot;);&quot;&quot;)">
            <text:p/>
          </table:table-cell>
          <table:table-cell table:formula="of:=IF(ISTEXT([TXT.F286]);CONCATENATE(&quot;&quot;&quot;&quot;;SUBSTITUTE([TXT.F286];&quot; &quot;;&quot;_&quot;); &quot;&quot;&quot; =&gt; &quot;&quot;&quot;; [.F$1];[TXT.F286];&quot;&quot;&quot;,&quot;);&quot;&quot;)" office:value-type="string" office:string-value="&quot;sunflower&quot; =&gt; &quot;&amp;nbsp;&amp;nbsp;&amp;nbsp;&amp;nbsp;&amp;nbsp;&amp;nbsp;&amp;nbsp;&amp;nbsp;&amp;nbsp;&amp;nbsp;sunflower&quot;,">
            <text:p>"sunflower" =&gt; "&amp;nbsp;&amp;nbsp;&amp;nbsp;&amp;nbsp;&amp;nbsp;&amp;nbsp;&amp;nbsp;&amp;nbsp;&amp;nbsp;&amp;nbsp;sunflower",</text:p>
          </table:table-cell>
        </table:table-row>
        <table:table-row table:style-name="ro1">
          <table:table-cell table:formula="of:=IF(ISTEXT([TXT.A287]);CONCATENATE(&quot;&quot;&quot;&quot;;SUBSTITUTE([TXT.A287];&quot; &quot;;&quot;_&quot;); &quot;&quot;&quot; =&gt; &quot;&quot;&quot;; [.A$1];[TXT.A287];&quot;&quot;&quot;,&quot;);&quot;&quot;)">
            <text:p/>
          </table:table-cell>
          <table:table-cell table:formula="of:=IF(ISTEXT([TXT.B287]);CONCATENATE(&quot;&quot;&quot;&quot;;SUBSTITUTE([TXT.B287];&quot; &quot;;&quot;_&quot;); &quot;&quot;&quot; =&gt; &quot;&quot;&quot;; [.B$1];[TXT.B287];&quot;&quot;&quot;,&quot;);&quot;&quot;)">
            <text:p/>
          </table:table-cell>
          <table:table-cell table:formula="of:=IF(ISTEXT([TXT.C287]);CONCATENATE(&quot;&quot;&quot;&quot;;SUBSTITUTE([TXT.C287];&quot; &quot;;&quot;_&quot;); &quot;&quot;&quot; =&gt; &quot;&quot;&quot;; [.C$1];[TXT.C287];&quot;&quot;&quot;,&quot;);&quot;&quot;)">
            <text:p/>
          </table:table-cell>
          <table:table-cell table:formula="of:=IF(ISTEXT([TXT.D287]);CONCATENATE(&quot;&quot;&quot;&quot;;SUBSTITUTE([TXT.D287];&quot; &quot;;&quot;_&quot;); &quot;&quot;&quot; =&gt; &quot;&quot;&quot;; [.D$1];[TXT.D287];&quot;&quot;&quot;,&quot;);&quot;&quot;)">
            <text:p/>
          </table:table-cell>
          <table:table-cell table:formula="of:=IF(ISTEXT([TXT.E287]);CONCATENATE(&quot;&quot;&quot;&quot;;SUBSTITUTE([TXT.E287];&quot; &quot;;&quot;_&quot;); &quot;&quot;&quot; =&gt; &quot;&quot;&quot;; [.E$1];[TXT.E287];&quot;&quot;&quot;,&quot;);&quot;&quot;)" office:value-type="string" office:string-value="&quot;pulse&quot; =&gt; &quot;&amp;nbsp;&amp;nbsp;&amp;nbsp;&amp;nbsp;&amp;nbsp;&amp;nbsp;&amp;nbsp;&amp;nbsp;pulse&quot;,">
            <text:p>"pulse" =&gt; "&amp;nbsp;&amp;nbsp;&amp;nbsp;&amp;nbsp;&amp;nbsp;&amp;nbsp;&amp;nbsp;&amp;nbsp;pulse",</text:p>
          </table:table-cell>
          <table:table-cell table:formula="of:=IF(ISTEXT([TXT.F287]);CONCATENATE(&quot;&quot;&quot;&quot;;SUBSTITUTE([TXT.F287];&quot; &quot;;&quot;_&quot;); &quot;&quot;&quot; =&gt; &quot;&quot;&quot;; [.F$1];[TXT.F287];&quot;&quot;&quot;,&quot;);&quot;&quot;)">
            <text:p/>
          </table:table-cell>
        </table:table-row>
        <table:table-row table:style-name="ro1">
          <table:table-cell table:formula="of:=IF(ISTEXT([TXT.A288]);CONCATENATE(&quot;&quot;&quot;&quot;;SUBSTITUTE([TXT.A288];&quot; &quot;;&quot;_&quot;); &quot;&quot;&quot; =&gt; &quot;&quot;&quot;; [.A$1];[TXT.A288];&quot;&quot;&quot;,&quot;);&quot;&quot;)">
            <text:p/>
          </table:table-cell>
          <table:table-cell table:formula="of:=IF(ISTEXT([TXT.B288]);CONCATENATE(&quot;&quot;&quot;&quot;;SUBSTITUTE([TXT.B288];&quot; &quot;;&quot;_&quot;); &quot;&quot;&quot; =&gt; &quot;&quot;&quot;; [.B$1];[TXT.B288];&quot;&quot;&quot;,&quot;);&quot;&quot;)">
            <text:p/>
          </table:table-cell>
          <table:table-cell table:formula="of:=IF(ISTEXT([TXT.C288]);CONCATENATE(&quot;&quot;&quot;&quot;;SUBSTITUTE([TXT.C288];&quot; &quot;;&quot;_&quot;); &quot;&quot;&quot; =&gt; &quot;&quot;&quot;; [.C$1];[TXT.C288];&quot;&quot;&quot;,&quot;);&quot;&quot;)">
            <text:p/>
          </table:table-cell>
          <table:table-cell table:formula="of:=IF(ISTEXT([TXT.D288]);CONCATENATE(&quot;&quot;&quot;&quot;;SUBSTITUTE([TXT.D288];&quot; &quot;;&quot;_&quot;); &quot;&quot;&quot; =&gt; &quot;&quot;&quot;; [.D$1];[TXT.D288];&quot;&quot;&quot;,&quot;);&quot;&quot;)">
            <text:p/>
          </table:table-cell>
          <table:table-cell table:formula="of:=IF(ISTEXT([TXT.E288]);CONCATENATE(&quot;&quot;&quot;&quot;;SUBSTITUTE([TXT.E288];&quot; &quot;;&quot;_&quot;); &quot;&quot;&quot; =&gt; &quot;&quot;&quot;; [.E$1];[TXT.E288];&quot;&quot;&quot;,&quot;);&quot;&quot;)">
            <text:p/>
          </table:table-cell>
          <table:table-cell table:formula="of:=IF(ISTEXT([TXT.F288]);CONCATENATE(&quot;&quot;&quot;&quot;;SUBSTITUTE([TXT.F288];&quot; &quot;;&quot;_&quot;); &quot;&quot;&quot; =&gt; &quot;&quot;&quot;; [.F$1];[TXT.F288];&quot;&quot;&quot;,&quot;);&quot;&quot;)" office:value-type="string" office:string-value="&quot;beans&quot; =&gt; &quot;&amp;nbsp;&amp;nbsp;&amp;nbsp;&amp;nbsp;&amp;nbsp;&amp;nbsp;&amp;nbsp;&amp;nbsp;&amp;nbsp;&amp;nbsp;beans&quot;,">
            <text:p>"beans" =&gt; "&amp;nbsp;&amp;nbsp;&amp;nbsp;&amp;nbsp;&amp;nbsp;&amp;nbsp;&amp;nbsp;&amp;nbsp;&amp;nbsp;&amp;nbsp;beans",</text:p>
          </table:table-cell>
        </table:table-row>
        <table:table-row table:style-name="ro1">
          <table:table-cell table:formula="of:=IF(ISTEXT([TXT.A289]);CONCATENATE(&quot;&quot;&quot;&quot;;SUBSTITUTE([TXT.A289];&quot; &quot;;&quot;_&quot;); &quot;&quot;&quot; =&gt; &quot;&quot;&quot;; [.A$1];[TXT.A289];&quot;&quot;&quot;,&quot;);&quot;&quot;)">
            <text:p/>
          </table:table-cell>
          <table:table-cell table:formula="of:=IF(ISTEXT([TXT.B289]);CONCATENATE(&quot;&quot;&quot;&quot;;SUBSTITUTE([TXT.B289];&quot; &quot;;&quot;_&quot;); &quot;&quot;&quot; =&gt; &quot;&quot;&quot;; [.B$1];[TXT.B289];&quot;&quot;&quot;,&quot;);&quot;&quot;)">
            <text:p/>
          </table:table-cell>
          <table:table-cell table:formula="of:=IF(ISTEXT([TXT.C289]);CONCATENATE(&quot;&quot;&quot;&quot;;SUBSTITUTE([TXT.C289];&quot; &quot;;&quot;_&quot;); &quot;&quot;&quot; =&gt; &quot;&quot;&quot;; [.C$1];[TXT.C289];&quot;&quot;&quot;,&quot;);&quot;&quot;)">
            <text:p/>
          </table:table-cell>
          <table:table-cell table:formula="of:=IF(ISTEXT([TXT.D289]);CONCATENATE(&quot;&quot;&quot;&quot;;SUBSTITUTE([TXT.D289];&quot; &quot;;&quot;_&quot;); &quot;&quot;&quot; =&gt; &quot;&quot;&quot;; [.D$1];[TXT.D289];&quot;&quot;&quot;,&quot;);&quot;&quot;)">
            <text:p/>
          </table:table-cell>
          <table:table-cell table:formula="of:=IF(ISTEXT([TXT.E289]);CONCATENATE(&quot;&quot;&quot;&quot;;SUBSTITUTE([TXT.E289];&quot; &quot;;&quot;_&quot;); &quot;&quot;&quot; =&gt; &quot;&quot;&quot;; [.E$1];[TXT.E289];&quot;&quot;&quot;,&quot;);&quot;&quot;)">
            <text:p/>
          </table:table-cell>
          <table:table-cell table:formula="of:=IF(ISTEXT([TXT.F289]);CONCATENATE(&quot;&quot;&quot;&quot;;SUBSTITUTE([TXT.F289];&quot; &quot;;&quot;_&quot;); &quot;&quot;&quot; =&gt; &quot;&quot;&quot;; [.F$1];[TXT.F289];&quot;&quot;&quot;,&quot;);&quot;&quot;)" office:value-type="string" office:string-value="&quot;lentil&quot; =&gt; &quot;&amp;nbsp;&amp;nbsp;&amp;nbsp;&amp;nbsp;&amp;nbsp;&amp;nbsp;&amp;nbsp;&amp;nbsp;&amp;nbsp;&amp;nbsp;lentil&quot;,">
            <text:p>"lentil" =&gt; "&amp;nbsp;&amp;nbsp;&amp;nbsp;&amp;nbsp;&amp;nbsp;&amp;nbsp;&amp;nbsp;&amp;nbsp;&amp;nbsp;&amp;nbsp;lentil",</text:p>
          </table:table-cell>
        </table:table-row>
        <table:table-row table:style-name="ro1">
          <table:table-cell table:formula="of:=IF(ISTEXT([TXT.A290]);CONCATENATE(&quot;&quot;&quot;&quot;;SUBSTITUTE([TXT.A290];&quot; &quot;;&quot;_&quot;); &quot;&quot;&quot; =&gt; &quot;&quot;&quot;; [.A$1];[TXT.A290];&quot;&quot;&quot;,&quot;);&quot;&quot;)">
            <text:p/>
          </table:table-cell>
          <table:table-cell table:formula="of:=IF(ISTEXT([TXT.B290]);CONCATENATE(&quot;&quot;&quot;&quot;;SUBSTITUTE([TXT.B290];&quot; &quot;;&quot;_&quot;); &quot;&quot;&quot; =&gt; &quot;&quot;&quot;; [.B$1];[TXT.B290];&quot;&quot;&quot;,&quot;);&quot;&quot;)">
            <text:p/>
          </table:table-cell>
          <table:table-cell table:formula="of:=IF(ISTEXT([TXT.C290]);CONCATENATE(&quot;&quot;&quot;&quot;;SUBSTITUTE([TXT.C290];&quot; &quot;;&quot;_&quot;); &quot;&quot;&quot; =&gt; &quot;&quot;&quot;; [.C$1];[TXT.C290];&quot;&quot;&quot;,&quot;);&quot;&quot;)">
            <text:p/>
          </table:table-cell>
          <table:table-cell table:formula="of:=IF(ISTEXT([TXT.D290]);CONCATENATE(&quot;&quot;&quot;&quot;;SUBSTITUTE([TXT.D290];&quot; &quot;;&quot;_&quot;); &quot;&quot;&quot; =&gt; &quot;&quot;&quot;; [.D$1];[TXT.D290];&quot;&quot;&quot;,&quot;);&quot;&quot;)">
            <text:p/>
          </table:table-cell>
          <table:table-cell table:formula="of:=IF(ISTEXT([TXT.E290]);CONCATENATE(&quot;&quot;&quot;&quot;;SUBSTITUTE([TXT.E290];&quot; &quot;;&quot;_&quot;); &quot;&quot;&quot; =&gt; &quot;&quot;&quot;; [.E$1];[TXT.E290];&quot;&quot;&quot;,&quot;);&quot;&quot;)">
            <text:p/>
          </table:table-cell>
          <table:table-cell table:formula="of:=IF(ISTEXT([TXT.F290]);CONCATENATE(&quot;&quot;&quot;&quot;;SUBSTITUTE([TXT.F290];&quot; &quot;;&quot;_&quot;); &quot;&quot;&quot; =&gt; &quot;&quot;&quot;; [.F$1];[TXT.F290];&quot;&quot;&quot;,&quot;);&quot;&quot;)" office:value-type="string" office:string-value="&quot;pea&quot; =&gt; &quot;&amp;nbsp;&amp;nbsp;&amp;nbsp;&amp;nbsp;&amp;nbsp;&amp;nbsp;&amp;nbsp;&amp;nbsp;&amp;nbsp;&amp;nbsp;pea&quot;,">
            <text:p>"pea" =&gt; "&amp;nbsp;&amp;nbsp;&amp;nbsp;&amp;nbsp;&amp;nbsp;&amp;nbsp;&amp;nbsp;&amp;nbsp;&amp;nbsp;&amp;nbsp;pea",</text:p>
          </table:table-cell>
        </table:table-row>
        <table:table-row table:style-name="ro1">
          <table:table-cell table:formula="of:=IF(ISTEXT([TXT.A291]);CONCATENATE(&quot;&quot;&quot;&quot;;SUBSTITUTE([TXT.A291];&quot; &quot;;&quot;_&quot;); &quot;&quot;&quot; =&gt; &quot;&quot;&quot;; [.A$1];[TXT.A291];&quot;&quot;&quot;,&quot;);&quot;&quot;)">
            <text:p/>
          </table:table-cell>
          <table:table-cell table:formula="of:=IF(ISTEXT([TXT.B291]);CONCATENATE(&quot;&quot;&quot;&quot;;SUBSTITUTE([TXT.B291];&quot; &quot;;&quot;_&quot;); &quot;&quot;&quot; =&gt; &quot;&quot;&quot;; [.B$1];[TXT.B291];&quot;&quot;&quot;,&quot;);&quot;&quot;)">
            <text:p/>
          </table:table-cell>
          <table:table-cell table:formula="of:=IF(ISTEXT([TXT.C291]);CONCATENATE(&quot;&quot;&quot;&quot;;SUBSTITUTE([TXT.C291];&quot; &quot;;&quot;_&quot;); &quot;&quot;&quot; =&gt; &quot;&quot;&quot;; [.C$1];[TXT.C291];&quot;&quot;&quot;,&quot;);&quot;&quot;)">
            <text:p/>
          </table:table-cell>
          <table:table-cell table:formula="of:=IF(ISTEXT([TXT.D291]);CONCATENATE(&quot;&quot;&quot;&quot;;SUBSTITUTE([TXT.D291];&quot; &quot;;&quot;_&quot;); &quot;&quot;&quot; =&gt; &quot;&quot;&quot;; [.D$1];[TXT.D291];&quot;&quot;&quot;,&quot;);&quot;&quot;)">
            <text:p/>
          </table:table-cell>
          <table:table-cell table:formula="of:=IF(ISTEXT([TXT.E291]);CONCATENATE(&quot;&quot;&quot;&quot;;SUBSTITUTE([TXT.E291];&quot; &quot;;&quot;_&quot;); &quot;&quot;&quot; =&gt; &quot;&quot;&quot;; [.E$1];[TXT.E291];&quot;&quot;&quot;,&quot;);&quot;&quot;)">
            <text:p/>
          </table:table-cell>
          <table:table-cell table:formula="of:=IF(ISTEXT([TXT.F291]);CONCATENATE(&quot;&quot;&quot;&quot;;SUBSTITUTE([TXT.F291];&quot; &quot;;&quot;_&quot;); &quot;&quot;&quot; =&gt; &quot;&quot;&quot;; [.F$1];[TXT.F291];&quot;&quot;&quot;,&quot;);&quot;&quot;)" office:value-type="string" office:string-value="&quot;vetch&quot; =&gt; &quot;&amp;nbsp;&amp;nbsp;&amp;nbsp;&amp;nbsp;&amp;nbsp;&amp;nbsp;&amp;nbsp;&amp;nbsp;&amp;nbsp;&amp;nbsp;vetch&quot;,">
            <text:p>"vetch" =&gt; "&amp;nbsp;&amp;nbsp;&amp;nbsp;&amp;nbsp;&amp;nbsp;&amp;nbsp;&amp;nbsp;&amp;nbsp;&amp;nbsp;&amp;nbsp;vetch",</text:p>
          </table:table-cell>
        </table:table-row>
        <table:table-row table:style-name="ro1">
          <table:table-cell table:formula="of:=IF(ISTEXT([TXT.A292]);CONCATENATE(&quot;&quot;&quot;&quot;;SUBSTITUTE([TXT.A292];&quot; &quot;;&quot;_&quot;); &quot;&quot;&quot; =&gt; &quot;&quot;&quot;; [.A$1];[TXT.A292];&quot;&quot;&quot;,&quot;);&quot;&quot;)">
            <text:p/>
          </table:table-cell>
          <table:table-cell table:formula="of:=IF(ISTEXT([TXT.B292]);CONCATENATE(&quot;&quot;&quot;&quot;;SUBSTITUTE([TXT.B292];&quot; &quot;;&quot;_&quot;); &quot;&quot;&quot; =&gt; &quot;&quot;&quot;; [.B$1];[TXT.B292];&quot;&quot;&quot;,&quot;);&quot;&quot;)">
            <text:p/>
          </table:table-cell>
          <table:table-cell table:formula="of:=IF(ISTEXT([TXT.C292]);CONCATENATE(&quot;&quot;&quot;&quot;;SUBSTITUTE([TXT.C292];&quot; &quot;;&quot;_&quot;); &quot;&quot;&quot; =&gt; &quot;&quot;&quot;; [.C$1];[TXT.C292];&quot;&quot;&quot;,&quot;);&quot;&quot;)">
            <text:p/>
          </table:table-cell>
          <table:table-cell table:formula="of:=IF(ISTEXT([TXT.D292]);CONCATENATE(&quot;&quot;&quot;&quot;;SUBSTITUTE([TXT.D292];&quot; &quot;;&quot;_&quot;); &quot;&quot;&quot; =&gt; &quot;&quot;&quot;; [.D$1];[TXT.D292];&quot;&quot;&quot;,&quot;);&quot;&quot;)">
            <text:p/>
          </table:table-cell>
          <table:table-cell table:formula="of:=IF(ISTEXT([TXT.E292]);CONCATENATE(&quot;&quot;&quot;&quot;;SUBSTITUTE([TXT.E292];&quot; &quot;;&quot;_&quot;); &quot;&quot;&quot; =&gt; &quot;&quot;&quot;; [.E$1];[TXT.E292];&quot;&quot;&quot;,&quot;);&quot;&quot;)" office:value-type="string" office:string-value="&quot;vegetable&quot; =&gt; &quot;&amp;nbsp;&amp;nbsp;&amp;nbsp;&amp;nbsp;&amp;nbsp;&amp;nbsp;&amp;nbsp;&amp;nbsp;vegetable&quot;,">
            <text:p>"vegetable" =&gt; "&amp;nbsp;&amp;nbsp;&amp;nbsp;&amp;nbsp;&amp;nbsp;&amp;nbsp;&amp;nbsp;&amp;nbsp;vegetable",</text:p>
          </table:table-cell>
          <table:table-cell table:formula="of:=IF(ISTEXT([TXT.F292]);CONCATENATE(&quot;&quot;&quot;&quot;;SUBSTITUTE([TXT.F292];&quot; &quot;;&quot;_&quot;); &quot;&quot;&quot; =&gt; &quot;&quot;&quot;; [.F$1];[TXT.F292];&quot;&quot;&quot;,&quot;);&quot;&quot;)">
            <text:p/>
          </table:table-cell>
        </table:table-row>
        <table:table-row table:style-name="ro1">
          <table:table-cell table:formula="of:=IF(ISTEXT([TXT.A293]);CONCATENATE(&quot;&quot;&quot;&quot;;SUBSTITUTE([TXT.A293];&quot; &quot;;&quot;_&quot;); &quot;&quot;&quot; =&gt; &quot;&quot;&quot;; [.A$1];[TXT.A293];&quot;&quot;&quot;,&quot;);&quot;&quot;)">
            <text:p/>
          </table:table-cell>
          <table:table-cell table:formula="of:=IF(ISTEXT([TXT.B293]);CONCATENATE(&quot;&quot;&quot;&quot;;SUBSTITUTE([TXT.B293];&quot; &quot;;&quot;_&quot;); &quot;&quot;&quot; =&gt; &quot;&quot;&quot;; [.B$1];[TXT.B293];&quot;&quot;&quot;,&quot;);&quot;&quot;)">
            <text:p/>
          </table:table-cell>
          <table:table-cell table:formula="of:=IF(ISTEXT([TXT.C293]);CONCATENATE(&quot;&quot;&quot;&quot;;SUBSTITUTE([TXT.C293];&quot; &quot;;&quot;_&quot;); &quot;&quot;&quot; =&gt; &quot;&quot;&quot;; [.C$1];[TXT.C293];&quot;&quot;&quot;,&quot;);&quot;&quot;)">
            <text:p/>
          </table:table-cell>
          <table:table-cell table:formula="of:=IF(ISTEXT([TXT.D293]);CONCATENATE(&quot;&quot;&quot;&quot;;SUBSTITUTE([TXT.D293];&quot; &quot;;&quot;_&quot;); &quot;&quot;&quot; =&gt; &quot;&quot;&quot;; [.D$1];[TXT.D293];&quot;&quot;&quot;,&quot;);&quot;&quot;)">
            <text:p/>
          </table:table-cell>
          <table:table-cell table:formula="of:=IF(ISTEXT([TXT.E293]);CONCATENATE(&quot;&quot;&quot;&quot;;SUBSTITUTE([TXT.E293];&quot; &quot;;&quot;_&quot;); &quot;&quot;&quot; =&gt; &quot;&quot;&quot;; [.E$1];[TXT.E293];&quot;&quot;&quot;,&quot;);&quot;&quot;)">
            <text:p/>
          </table:table-cell>
          <table:table-cell table:formula="of:=IF(ISTEXT([TXT.F293]);CONCATENATE(&quot;&quot;&quot;&quot;;SUBSTITUTE([TXT.F293];&quot; &quot;;&quot;_&quot;); &quot;&quot;&quot; =&gt; &quot;&quot;&quot;; [.F$1];[TXT.F293];&quot;&quot;&quot;,&quot;);&quot;&quot;)" office:value-type="string" office:string-value="&quot;potato&quot; =&gt; &quot;&amp;nbsp;&amp;nbsp;&amp;nbsp;&amp;nbsp;&amp;nbsp;&amp;nbsp;&amp;nbsp;&amp;nbsp;&amp;nbsp;&amp;nbsp;potato&quot;,">
            <text:p>"potato" =&gt; "&amp;nbsp;&amp;nbsp;&amp;nbsp;&amp;nbsp;&amp;nbsp;&amp;nbsp;&amp;nbsp;&amp;nbsp;&amp;nbsp;&amp;nbsp;potato",</text:p>
          </table:table-cell>
        </table:table-row>
        <table:table-row table:style-name="ro1">
          <table:table-cell table:formula="of:=IF(ISTEXT([TXT.A294]);CONCATENATE(&quot;&quot;&quot;&quot;;SUBSTITUTE([TXT.A294];&quot; &quot;;&quot;_&quot;); &quot;&quot;&quot; =&gt; &quot;&quot;&quot;; [.A$1];[TXT.A294];&quot;&quot;&quot;,&quot;);&quot;&quot;)">
            <text:p/>
          </table:table-cell>
          <table:table-cell table:formula="of:=IF(ISTEXT([TXT.B294]);CONCATENATE(&quot;&quot;&quot;&quot;;SUBSTITUTE([TXT.B294];&quot; &quot;;&quot;_&quot;); &quot;&quot;&quot; =&gt; &quot;&quot;&quot;; [.B$1];[TXT.B294];&quot;&quot;&quot;,&quot;);&quot;&quot;)">
            <text:p/>
          </table:table-cell>
          <table:table-cell table:formula="of:=IF(ISTEXT([TXT.C294]);CONCATENATE(&quot;&quot;&quot;&quot;;SUBSTITUTE([TXT.C294];&quot; &quot;;&quot;_&quot;); &quot;&quot;&quot; =&gt; &quot;&quot;&quot;; [.C$1];[TXT.C294];&quot;&quot;&quot;,&quot;);&quot;&quot;)">
            <text:p/>
          </table:table-cell>
          <table:table-cell table:formula="of:=IF(ISTEXT([TXT.D294]);CONCATENATE(&quot;&quot;&quot;&quot;;SUBSTITUTE([TXT.D294];&quot; &quot;;&quot;_&quot;); &quot;&quot;&quot; =&gt; &quot;&quot;&quot;; [.D$1];[TXT.D294];&quot;&quot;&quot;,&quot;);&quot;&quot;)">
            <text:p/>
          </table:table-cell>
          <table:table-cell table:formula="of:=IF(ISTEXT([TXT.E294]);CONCATENATE(&quot;&quot;&quot;&quot;;SUBSTITUTE([TXT.E294];&quot; &quot;;&quot;_&quot;); &quot;&quot;&quot; =&gt; &quot;&quot;&quot;; [.E$1];[TXT.E294];&quot;&quot;&quot;,&quot;);&quot;&quot;)">
            <text:p/>
          </table:table-cell>
          <table:table-cell table:formula="of:=IF(ISTEXT([TXT.F294]);CONCATENATE(&quot;&quot;&quot;&quot;;SUBSTITUTE([TXT.F294];&quot; &quot;;&quot;_&quot;); &quot;&quot;&quot; =&gt; &quot;&quot;&quot;; [.F$1];[TXT.F294];&quot;&quot;&quot;,&quot;);&quot;&quot;)">
            <text:p/>
          </table:table-cell>
        </table:table-row>
        <table:table-row table:style-name="ro1">
          <table:table-cell table:number-columns-repeated="6" table:style-name="ce3" office:value-type="string">
            <text:p>~</text:p>
          </table:table-cell>
        </table:table-row>
      </table:table>
      <table:table table:name="TXT" table:style-name="ta1"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Activit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ood activ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nimal production activ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nimal husbandr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picultu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quacultu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reed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iry produ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sease contro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sease preven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sease treatm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gg produ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eather produ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eed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dder managem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vestock hous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eat produ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ilk produ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lant production activ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op rot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ultivation of cereal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nergy crops cultiv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ertiliz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ield crops cultiv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loricultu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ruit produc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arden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erb cultiv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orticultu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ulticropp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est contro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ow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ost harve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ow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ll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ticult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cessing activ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nimal feed process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iry process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od process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eat process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n production activ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ducational activ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reen ca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earn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esear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each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rain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rvice oriented activit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mmunity servi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cotourism</text:p>
          </table:table-cell>
          <table:table-cell table:number-columns-repeated="2"/>
        </table:table-row>
        <table:table-row table:style-name="ro1">
          <table:table-cell office:value-type="string">
            <text:p>Entit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tural pers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su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istribu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r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and own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earn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rocess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ach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rad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uridical ent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ertification agen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mercial enterpris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ducational establish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r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overnment body</text:p>
          </table:table-cell>
          <table:table-cell table:number-columns-repeated="3"/>
        </table:table-row>
        <table:table-row table:style-name="ro1">
          <table:table-cell office:value-type="string">
            <text:p>Issu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nsumption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nsumer attitud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nsumer knowled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quality percep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raceabili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stribution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ternative distribu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arm sa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ood sh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mport-export iss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ocal mark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rk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raceabili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vironmental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iodivers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limate change mitig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ultural landscap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cological footpri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nergy efficien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nvironmental impa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ollu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cycl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newable resourc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stain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ater quali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thical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overty allevi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ral livelihoo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stainabilit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od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ood avail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ood nutri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ood qua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ood safe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ood secu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ood sufficien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ood syst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tural 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overty allevi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ealth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nimal heal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uman heal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lant heal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ell be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arning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tion learn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tion resear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hool gard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keting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irect market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rket tren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cessing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ost harvest handl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re cool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re stor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orag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enefits of organic agricultu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enefits of organic agricultu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ganic-conventional agriculture comparis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ganic princip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duction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enetically modified organis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ocal produc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ocal resourc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roduct orig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ral livelihoo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imal production iss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nimal behavio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nimal di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nimal ethic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nimal nutri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nimal welfa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ous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ocal breed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utdoor keep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lant production iss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lternative cro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rop ecolog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versit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netic resistan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nt nutri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nt prote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il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iminution of hum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um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itrogen fix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utrient deficien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utrient recycl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ganic mat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il acidifi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il biological activ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il compac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il conserv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il degrad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il eros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il fert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il heal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il husband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il structu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port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ransport of anima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ransport of produc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ste management iss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iosoli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cycl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laughter house waste</text:p>
          </table:table-cell>
          <table:table-cell table:number-columns-repeated="3"/>
        </table:table-row>
        <table:table-row table:style-name="ro1">
          <table:table-cell office:value-type="string">
            <text:p>Metho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gricultural metho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ternative far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anion plant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xtensive far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tensive far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tercropp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onocultu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sture manage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macultu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olycultu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iless cultu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sistence far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stainable far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est control techniq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iological pest contr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hemical pest contr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irect pest contr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reventive pest contr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eed contr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eed control technique</text:p>
          </table:table-cell>
          <table:table-cell table:number-columns-repeated="3"/>
        </table:table-row>
        <table:table-row table:style-name="ro1">
          <table:table-cell office:value-type="string">
            <text:p>Polic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gul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ertifi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ertification of organic agricultu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abel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egisl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egislation on organic agricultu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rganic standard</text:p>
          </table:table-cell>
          <table:table-cell table:number-columns-repeated="3"/>
        </table:table-row>
        <table:table-row table:style-name="ro1">
          <table:table-cell office:value-type="string">
            <text:p>Proce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redit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ertification proces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rganic convers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cycling</text:p>
          </table:table-cell>
          <table:table-cell table:number-columns-repeated="4"/>
        </table:table-row>
        <table:table-row table:style-name="ro1">
          <table:table-cell office:value-type="string">
            <text:p>Produc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nimal origin produc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nimal origin processed produc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airy produ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eath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eat produ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nimal origin unprocessed produc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g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eath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is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on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e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il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hellfis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oo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rtiliz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iological fertiliz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anure-anima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mpo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reen manu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anur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e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mmercial biological fertiliz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one meal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eal fertilizer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pelle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emical compoun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itrog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hosphoru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otassiu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al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ur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ineral fertiliz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lant origin unprocessed produc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op residu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lant origin processed produc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be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dd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live oi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lant origin unprocessed produc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nergy cro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ap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sugar bee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eed cro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lfalfa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lover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estuca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yegras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etch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gras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puls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bre cro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otton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iber flax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he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ood cro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erry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ereal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barley</text:p>
          </table:table-cell>
        </table:table-row>
        <table:table-row table:style-name="ro1">
          <table:table-cell table:number-columns-repeated="5"/>
          <table:table-cell office:value-type="string">
            <text:p>bread cereal</text:p>
          </table:table-cell>
        </table:table-row>
        <table:table-row table:style-name="ro1">
          <table:table-cell table:number-columns-repeated="5"/>
          <table:table-cell office:value-type="string">
            <text:p>fodder cereal</text:p>
          </table:table-cell>
        </table:table-row>
        <table:table-row table:style-name="ro1">
          <table:table-cell table:number-columns-repeated="5"/>
          <table:table-cell office:value-type="string">
            <text:p>maize</text:p>
          </table:table-cell>
        </table:table-row>
        <table:table-row table:style-name="ro1">
          <table:table-cell table:number-columns-repeated="5"/>
          <table:table-cell office:value-type="string">
            <text:p>pseudocereal</text:p>
          </table:table-cell>
        </table:table-row>
        <table:table-row table:style-name="ro1">
          <table:table-cell table:number-columns-repeated="5"/>
          <table:table-cell office:value-type="string">
            <text:p>rice</text:p>
          </table:table-cell>
        </table:table-row>
        <table:table-row table:style-name="ro1">
          <table:table-cell table:number-columns-repeated="5"/>
          <table:table-cell office:value-type="string">
            <text:p>rye</text:p>
          </table:table-cell>
        </table:table-row>
        <table:table-row table:style-name="ro1">
          <table:table-cell table:number-columns-repeated="5"/>
          <table:table-cell office:value-type="string">
            <text:p>spelt</text:p>
          </table:table-cell>
        </table:table-row>
        <table:table-row table:style-name="ro1">
          <table:table-cell table:number-columns-repeated="5"/>
          <table:table-cell office:value-type="string">
            <text:p>wheat</text:p>
          </table:table-cell>
        </table:table-row>
        <table:table-row table:style-name="ro1">
          <table:table-cell table:number-columns-repeated="4"/>
          <table:table-cell office:value-type="string">
            <text:p>fruit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pple</text:p>
          </table:table-cell>
        </table:table-row>
        <table:table-row table:style-name="ro1">
          <table:table-cell table:number-columns-repeated="5"/>
          <table:table-cell office:value-type="string">
            <text:p>citrus species</text:p>
          </table:table-cell>
        </table:table-row>
        <table:table-row table:style-name="ro1">
          <table:table-cell table:number-columns-repeated="4"/>
          <table:table-cell office:value-type="string">
            <text:p>herb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oil crop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olive</text:p>
          </table:table-cell>
        </table:table-row>
        <table:table-row table:style-name="ro1">
          <table:table-cell table:number-columns-repeated="5"/>
          <table:table-cell office:value-type="string">
            <text:p>rape</text:p>
          </table:table-cell>
        </table:table-row>
        <table:table-row table:style-name="ro1">
          <table:table-cell table:number-columns-repeated="5"/>
          <table:table-cell office:value-type="string">
            <text:p>soybean</text:p>
          </table:table-cell>
        </table:table-row>
        <table:table-row table:style-name="ro1">
          <table:table-cell table:number-columns-repeated="5"/>
          <table:table-cell office:value-type="string">
            <text:p>sunflower</text:p>
          </table:table-cell>
        </table:table-row>
        <table:table-row table:style-name="ro1">
          <table:table-cell table:number-columns-repeated="4"/>
          <table:table-cell office:value-type="string">
            <text:p>pulse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beans</text:p>
          </table:table-cell>
        </table:table-row>
        <table:table-row table:style-name="ro1">
          <table:table-cell table:number-columns-repeated="5"/>
          <table:table-cell office:value-type="string">
            <text:p>lentil</text:p>
          </table:table-cell>
        </table:table-row>
        <table:table-row table:style-name="ro1">
          <table:table-cell table:number-columns-repeated="5"/>
          <table:table-cell office:value-type="string">
            <text:p>pea</text:p>
          </table:table-cell>
        </table:table-row>
        <table:table-row table:style-name="ro1">
          <table:table-cell table:number-columns-repeated="5"/>
          <table:table-cell office:value-type="string">
            <text:p>vetch</text:p>
          </table:table-cell>
        </table:table-row>
        <table:table-row table:style-name="ro1">
          <table:table-cell table:number-columns-repeated="4"/>
          <table:table-cell office:value-type="string">
            <text:p>vegetable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otat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able-cell-properties style:vertical-justify="auto"/>
      <style:paragraph-properties css3t:text-justify="auto"/>
      <style:text-properties fo:font-size="8pt"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25/07/2012</text:date>, <text:time>20:1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5T20:16:47</dc:date>
    <dc:creator>tkout </dc:creator>
    <meta:generator>LibreOffice/3.4$Unix LibreOffice_project/340m1$Build-502</meta:generator>
    <meta:editing-duration>PT12H51M38S</meta:editing-duration>
    <meta:editing-cycles>1</meta:editing-cycles>
    <meta:document-statistic meta:table-count="2" meta:cell-count="3540" meta:object-count="0"/>
  </office:meta>
</office:document-meta>
</file>